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30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17" table:default-cell-style-name="Default"/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&gt;&gt; 30, 40, dst</text:p>
          </table:table-cell>
          <table:table-cell office:value-type="float" office:value="0.0113736258624052" calcext:value-type="float">
            <text:p>0.011373625862405</text:p>
          </table:table-cell>
          <table:table-cell office:value-type="float" office:value="0.0160243289295712" calcext:value-type="float">
            <text:p>0.016024328929571</text:p>
          </table:table-cell>
          <table:table-cell office:value-type="float" office:value="0.0224814961843808" calcext:value-type="float">
            <text:p>0.022481496184381</text:p>
          </table:table-cell>
          <table:table-cell office:value-type="float" office:value="0.0239061605863797" calcext:value-type="float">
            <text:p>0.02390616058638</text:p>
          </table:table-cell>
          <table:table-cell office:value-type="float" office:value="0.0236147593747487" calcext:value-type="float">
            <text:p>0.023614759374749</text:p>
          </table:table-cell>
          <table:table-cell office:value-type="float" office:value="0.0316974675604393" calcext:value-type="float">
            <text:p>0.031697467560439</text:p>
          </table:table-cell>
          <table:table-cell office:value-type="float" office:value="0.0432837487088339" calcext:value-type="float">
            <text:p>0.043283748708834</text:p>
          </table:table-cell>
          <table:table-cell office:value-type="float" office:value="0.0396501510642562" calcext:value-type="float">
            <text:p>0.039650151064256</text:p>
          </table:table-cell>
          <table:table-cell office:value-type="float" office:value="0.0356778026780915" calcext:value-type="float">
            <text:p>0.035677802678092</text:p>
          </table:table-cell>
          <table:table-cell office:value-type="float" office:value="0.0483131282713268" calcext:value-type="float">
            <text:p>0.048313128271327</text:p>
          </table:table-cell>
          <table:table-cell office:value-type="float" office:value="0.0560825821625004" calcext:value-type="float">
            <text:p>0.0560825821625</text:p>
          </table:table-cell>
          <table:table-cell office:value-type="float" office:value="0.0564765492144549" calcext:value-type="float">
            <text:p>0.056476549214455</text:p>
          </table:table-cell>
          <table:table-cell office:value-type="float" office:value="0.0575496744707244" calcext:value-type="float">
            <text:p>0.057549674470724</text:p>
          </table:table-cell>
          <table:table-cell office:value-type="float" office:value="0.0564892424109738" calcext:value-type="float">
            <text:p>0.056489242410974</text:p>
          </table:table-cell>
          <table:table-cell office:value-type="float" office:value="0.063451998426674" calcext:value-type="float">
            <text:p>0.063451998426674</text:p>
          </table:table-cell>
          <table:table-cell office:value-type="float" office:value="0.0717757555245407" calcext:value-type="float">
            <text:p>0.071775755524541</text:p>
          </table:table-cell>
          <table:table-cell office:value-type="float" office:value="0.0730045709926824" calcext:value-type="float">
            <text:p>0.073004570992682</text:p>
          </table:table-cell>
          <table:table-cell office:value-type="float" office:value="0.0639016894459923" calcext:value-type="float">
            <text:p>0.063901689445992</text:p>
          </table:table-cell>
        </table:table-row>
        <table:table-row table:style-name="ro1">
          <table:table-cell/>
          <table:table-cell office:value-type="float" office:value="0.0158790944196242" calcext:value-type="float">
            <text:p>0.015879094419624</text:p>
          </table:table-cell>
          <table:table-cell office:value-type="float" office:value="0.00779869882358629" calcext:value-type="float">
            <text:p>0.007798698823586</text:p>
          </table:table-cell>
          <table:table-cell office:value-type="float" office:value="0.0179352044700539" calcext:value-type="float">
            <text:p>0.017935204470054</text:p>
          </table:table-cell>
          <table:table-cell office:value-type="float" office:value="0.0250013738384457" calcext:value-type="float">
            <text:p>0.025001373838446</text:p>
          </table:table-cell>
          <table:table-cell office:value-type="float" office:value="0.025459147364658" calcext:value-type="float">
            <text:p>0.025459147364658</text:p>
          </table:table-cell>
          <table:table-cell office:value-type="float" office:value="0.032868176919372" calcext:value-type="float">
            <text:p>0.032868176919372</text:p>
          </table:table-cell>
          <table:table-cell office:value-type="float" office:value="0.0357955900755101" calcext:value-type="float">
            <text:p>0.03579559007551</text:p>
          </table:table-cell>
          <table:table-cell office:value-type="float" office:value="0.0406318106189142" calcext:value-type="float">
            <text:p>0.040631810618914</text:p>
          </table:table-cell>
          <table:table-cell office:value-type="float" office:value="0.0481376310519176" calcext:value-type="float">
            <text:p>0.048137631051918</text:p>
          </table:table-cell>
          <table:table-cell office:value-type="float" office:value="0.0335838514538736" calcext:value-type="float">
            <text:p>0.033583851453874</text:p>
          </table:table-cell>
          <table:table-cell office:value-type="float" office:value="0.0461423523172476" calcext:value-type="float">
            <text:p>0.046142352317248</text:p>
          </table:table-cell>
          <table:table-cell office:value-type="float" office:value="0.0481841990977716" calcext:value-type="float">
            <text:p>0.048184199097772</text:p>
          </table:table-cell>
          <table:table-cell office:value-type="float" office:value="0.0478800004566175" calcext:value-type="float">
            <text:p>0.047880000456618</text:p>
          </table:table-cell>
          <table:table-cell office:value-type="float" office:value="0.0607412805885288" calcext:value-type="float">
            <text:p>0.060741280588529</text:p>
          </table:table-cell>
          <table:table-cell office:value-type="float" office:value="0.0554200998916528" calcext:value-type="float">
            <text:p>0.055420099891653</text:p>
          </table:table-cell>
          <table:table-cell office:value-type="float" office:value="0.064292536984888" calcext:value-type="float">
            <text:p>0.064292536984888</text:p>
          </table:table-cell>
          <table:table-cell office:value-type="float" office:value="0.0635986027213954" calcext:value-type="float">
            <text:p>0.063598602721395</text:p>
          </table:table-cell>
          <table:table-cell office:value-type="float" office:value="0.0636029425981072" calcext:value-type="float">
            <text:p>0.063602942598107</text:p>
          </table:table-cell>
        </table:table-row>
        <table:table-row table:style-name="ro1">
          <table:table-cell/>
          <table:table-cell office:value-type="float" office:value="0.00798478546013894" calcext:value-type="float">
            <text:p>0.007984785460139</text:p>
          </table:table-cell>
          <table:table-cell office:value-type="float" office:value="0.0161717146597129" calcext:value-type="float">
            <text:p>0.016171714659713</text:p>
          </table:table-cell>
          <table:table-cell office:value-type="float" office:value="0.0176215757111087" calcext:value-type="float">
            <text:p>0.017621575711109</text:p>
          </table:table-cell>
          <table:table-cell office:value-type="float" office:value="0.0253917413553476" calcext:value-type="float">
            <text:p>0.025391741355348</text:p>
          </table:table-cell>
          <table:table-cell office:value-type="float" office:value="0.031622785754945" calcext:value-type="float">
            <text:p>0.031622785754945</text:p>
          </table:table-cell>
          <table:table-cell office:value-type="float" office:value="0.0236130753885976" calcext:value-type="float">
            <text:p>0.023613075388598</text:p>
          </table:table-cell>
          <table:table-cell office:value-type="float" office:value="0.0401749209474715" calcext:value-type="float">
            <text:p>0.040174920947472</text:p>
          </table:table-cell>
          <table:table-cell office:value-type="float" office:value="0.0405444603641386" calcext:value-type="float">
            <text:p>0.040544460364139</text:p>
          </table:table-cell>
          <table:table-cell office:value-type="float" office:value="0.0333106047871398" calcext:value-type="float">
            <text:p>0.03331060478714</text:p>
          </table:table-cell>
          <table:table-cell office:value-type="float" office:value="0.0524305816714387" calcext:value-type="float">
            <text:p>0.052430581671439</text:p>
          </table:table-cell>
          <table:table-cell office:value-type="float" office:value="0.0486888458241967" calcext:value-type="float">
            <text:p>0.048688845824197</text:p>
          </table:table-cell>
          <table:table-cell office:value-type="float" office:value="0.0565826803945747" calcext:value-type="float">
            <text:p>0.056582680394575</text:p>
          </table:table-cell>
          <table:table-cell office:value-type="float" office:value="0.0643660857782517" calcext:value-type="float">
            <text:p>0.064366085778252</text:p>
          </table:table-cell>
          <table:table-cell office:value-type="float" office:value="0.063529966847607" calcext:value-type="float">
            <text:p>0.063529966847607</text:p>
          </table:table-cell>
          <table:table-cell office:value-type="float" office:value="0.0641650976500128" calcext:value-type="float">
            <text:p>0.064165097650013</text:p>
          </table:table-cell>
          <table:table-cell office:value-type="float" office:value="0.0655435161388095" calcext:value-type="float">
            <text:p>0.06554351613881</text:p>
          </table:table-cell>
          <table:table-cell office:value-type="float" office:value="0.0724392124337802" calcext:value-type="float">
            <text:p>0.07243921243378</text:p>
          </table:table-cell>
          <table:table-cell office:value-type="float" office:value="0.0643554285331043" calcext:value-type="float">
            <text:p>0.064355428533104</text:p>
          </table:table-cell>
        </table:table-row>
        <table:table-row table:style-name="ro1">
          <table:table-cell/>
          <table:table-cell office:value-type="float" office:value="0.0177814389763125" calcext:value-type="float">
            <text:p>0.017781438976313</text:p>
          </table:table-cell>
          <table:table-cell office:value-type="float" office:value="0.0160025944147574" calcext:value-type="float">
            <text:p>0.016002594414757</text:p>
          </table:table-cell>
          <table:table-cell office:value-type="float" office:value="0.00807247378176146" calcext:value-type="float">
            <text:p>0.008072473781761</text:p>
          </table:table-cell>
          <table:table-cell office:value-type="float" office:value="0.0252248016202599" calcext:value-type="float">
            <text:p>0.02522480162026</text:p>
          </table:table-cell>
          <table:table-cell office:value-type="float" office:value="0.0240688615652972" calcext:value-type="float">
            <text:p>0.024068861565297</text:p>
          </table:table-cell>
          <table:table-cell office:value-type="float" office:value="0.0331712994334815" calcext:value-type="float">
            <text:p>0.033171299433482</text:p>
          </table:table-cell>
          <table:table-cell office:value-type="float" office:value="0.0322110384311889" calcext:value-type="float">
            <text:p>0.032211038431189</text:p>
          </table:table-cell>
          <table:table-cell office:value-type="float" office:value="0.0399362437514878" calcext:value-type="float">
            <text:p>0.039936243751488</text:p>
          </table:table-cell>
          <table:table-cell office:value-type="float" office:value="0.0434070234709891" calcext:value-type="float">
            <text:p>0.043407023470989</text:p>
          </table:table-cell>
          <table:table-cell office:value-type="float" office:value="0.0563303444555685" calcext:value-type="float">
            <text:p>0.056330344455569</text:p>
          </table:table-cell>
          <table:table-cell office:value-type="float" office:value="0.0483084627757029" calcext:value-type="float">
            <text:p>0.048308462775703</text:p>
          </table:table-cell>
          <table:table-cell office:value-type="float" office:value="0.0487218539504417" calcext:value-type="float">
            <text:p>0.048721853950442</text:p>
          </table:table-cell>
          <table:table-cell office:value-type="float" office:value="0.0477869907429403" calcext:value-type="float">
            <text:p>0.04778699074294</text:p>
          </table:table-cell>
          <table:table-cell office:value-type="float" office:value="0.0565735061433026" calcext:value-type="float">
            <text:p>0.056573506143303</text:p>
          </table:table-cell>
          <table:table-cell office:value-type="float" office:value="0.0561983090365712" calcext:value-type="float">
            <text:p>0.056198309036571</text:p>
          </table:table-cell>
          <table:table-cell office:value-type="float" office:value="0.0723265117721223" calcext:value-type="float">
            <text:p>0.072326511772122</text:p>
          </table:table-cell>
          <table:table-cell office:value-type="float" office:value="0.0658239274142711" calcext:value-type="float">
            <text:p>0.065823927414271</text:p>
          </table:table-cell>
          <table:table-cell office:value-type="float" office:value="0.0715856050276595" calcext:value-type="float">
            <text:p>0.07158560502766</text:p>
          </table:table-cell>
        </table:table-row>
        <table:table-row table:style-name="ro1">
          <table:table-cell/>
          <table:table-cell office:value-type="float" office:value="0.0112623896648523" calcext:value-type="float">
            <text:p>0.011262389664852</text:p>
          </table:table-cell>
          <table:table-cell office:value-type="float" office:value="0.00794922266633981" calcext:value-type="float">
            <text:p>0.00794922266634</text:p>
          </table:table-cell>
          <table:table-cell office:value-type="float" office:value="0.0236731379591227" calcext:value-type="float">
            <text:p>0.023673137959123</text:p>
          </table:table-cell>
          <table:table-cell office:value-type="float" office:value="0.0251144690246108" calcext:value-type="float">
            <text:p>0.025114469024611</text:p>
          </table:table-cell>
          <table:table-cell office:value-type="float" office:value="0.0237359244398929" calcext:value-type="float">
            <text:p>0.023735924439893</text:p>
          </table:table-cell>
          <table:table-cell office:value-type="float" office:value="0.0356347628235741" calcext:value-type="float">
            <text:p>0.035634762823574</text:p>
          </table:table-cell>
          <table:table-cell office:value-type="float" office:value="0.0355111710870946" calcext:value-type="float">
            <text:p>0.035511171087095</text:p>
          </table:table-cell>
          <table:table-cell office:value-type="float" office:value="0.039868521359575" calcext:value-type="float">
            <text:p>0.039868521359575</text:p>
          </table:table-cell>
          <table:table-cell office:value-type="float" office:value="0.0318642259962547" calcext:value-type="float">
            <text:p>0.031864225996255</text:p>
          </table:table-cell>
          <table:table-cell office:value-type="float" office:value="0.0504304213924167" calcext:value-type="float">
            <text:p>0.050430421392417</text:p>
          </table:table-cell>
          <table:table-cell office:value-type="float" office:value="0.0478032390786502" calcext:value-type="float">
            <text:p>0.04780323907865</text:p>
          </table:table-cell>
          <table:table-cell office:value-type="float" office:value="0.0604754061011781" calcext:value-type="float">
            <text:p>0.060475406101178</text:p>
          </table:table-cell>
          <table:table-cell office:value-type="float" office:value="0.0559872992284369" calcext:value-type="float">
            <text:p>0.055987299228437</text:p>
          </table:table-cell>
          <table:table-cell office:value-type="float" office:value="0.0636121065053983" calcext:value-type="float">
            <text:p>0.063612106505398</text:p>
          </table:table-cell>
          <table:table-cell office:value-type="float" office:value="0.0645724519418574" calcext:value-type="float">
            <text:p>0.064572451941857</text:p>
          </table:table-cell>
          <table:table-cell office:value-type="float" office:value="0.0656299536546376" calcext:value-type="float">
            <text:p>0.065629953654638</text:p>
          </table:table-cell>
          <table:table-cell office:value-type="float" office:value="0.072134476614729" calcext:value-type="float">
            <text:p>0.072134476614729</text:p>
          </table:table-cell>
          <table:table-cell office:value-type="float" office:value="0.0639753144750755" calcext:value-type="float">
            <text:p>0.063975314475076</text:p>
          </table:table-cell>
        </table:table-row>
        <table:table-row table:style-name="ro1">
          <table:table-cell/>
          <table:table-cell office:value-type="float" office:value="0.0112048207092321" calcext:value-type="float">
            <text:p>0.011204820709232</text:p>
          </table:table-cell>
          <table:table-cell office:value-type="float" office:value="0.0251816520113445" calcext:value-type="float">
            <text:p>0.025181652011345</text:p>
          </table:table-cell>
          <table:table-cell office:value-type="float" office:value="0.0179495868217531" calcext:value-type="float">
            <text:p>0.017949586821753</text:p>
          </table:table-cell>
          <table:table-cell office:value-type="float" office:value="0.0240529884369758" calcext:value-type="float">
            <text:p>0.024052988436976</text:p>
          </table:table-cell>
          <table:table-cell office:value-type="float" office:value="0.0239844004048584" calcext:value-type="float">
            <text:p>0.023984400404858</text:p>
          </table:table-cell>
          <table:table-cell office:value-type="float" office:value="0.0316148603194046" calcext:value-type="float">
            <text:p>0.031614860319405</text:p>
          </table:table-cell>
          <table:table-cell office:value-type="float" office:value="0.0406388365236208" calcext:value-type="float">
            <text:p>0.040638836523621</text:p>
          </table:table-cell>
          <table:table-cell office:value-type="float" office:value="0.0357974345399694" calcext:value-type="float">
            <text:p>0.035797434539969</text:p>
          </table:table-cell>
          <table:table-cell office:value-type="float" office:value="0.0502089732599244" calcext:value-type="float">
            <text:p>0.050208973259924</text:p>
          </table:table-cell>
          <table:table-cell office:value-type="float" office:value="0.0430514289304588" calcext:value-type="float">
            <text:p>0.043051428930459</text:p>
          </table:table-cell>
          <table:table-cell office:value-type="float" office:value="0.048644935414942" calcext:value-type="float">
            <text:p>0.048644935414942</text:p>
          </table:table-cell>
          <table:table-cell office:value-type="float" office:value="0.0481509155576424" calcext:value-type="float">
            <text:p>0.048150915557642</text:p>
          </table:table-cell>
          <table:table-cell office:value-type="float" office:value="0.0567304167002886" calcext:value-type="float">
            <text:p>0.056730416700289</text:p>
          </table:table-cell>
          <table:table-cell office:value-type="float" office:value="0.0560941521719204" calcext:value-type="float">
            <text:p>0.05609415217192</text:p>
          </table:table-cell>
          <table:table-cell office:value-type="float" office:value="0.0554877609954501" calcext:value-type="float">
            <text:p>0.05548776099545</text:p>
          </table:table-cell>
          <table:table-cell office:value-type="float" office:value="0.072043834654343" calcext:value-type="float">
            <text:p>0.072043834654343</text:p>
          </table:table-cell>
          <table:table-cell office:value-type="float" office:value="0.0719510907101345" calcext:value-type="float">
            <text:p>0.071951090710135</text:p>
          </table:table-cell>
          <table:table-cell office:value-type="float" office:value="0.0724582834579664" calcext:value-type="float">
            <text:p>0.072458283457966</text:p>
          </table:table-cell>
        </table:table-row>
        <table:table-row table:style-name="ro1">
          <table:table-cell/>
          <table:table-cell office:value-type="float" office:value="0.00804688881939466" calcext:value-type="float">
            <text:p>0.008046888819395</text:p>
          </table:table-cell>
          <table:table-cell office:value-type="float" office:value="0.00890762459734488" calcext:value-type="float">
            <text:p>0.008907624597345</text:p>
          </table:table-cell>
          <table:table-cell office:value-type="float" office:value="0.0286802458175357" calcext:value-type="float">
            <text:p>0.028680245817536</text:p>
          </table:table-cell>
          <table:table-cell office:value-type="float" office:value="0.0251085736986327" calcext:value-type="float">
            <text:p>0.025108573698633</text:p>
          </table:table-cell>
          <table:table-cell office:value-type="float" office:value="0.0326771381131856" calcext:value-type="float">
            <text:p>0.032677138113186</text:p>
          </table:table-cell>
          <table:table-cell office:value-type="float" office:value="0.0321770607380472" calcext:value-type="float">
            <text:p>0.032177060738047</text:p>
          </table:table-cell>
          <table:table-cell office:value-type="float" office:value="0.0287378535263612" calcext:value-type="float">
            <text:p>0.028737853526361</text:p>
          </table:table-cell>
          <table:table-cell office:value-type="float" office:value="0.035346821423104" calcext:value-type="float">
            <text:p>0.035346821423104</text:p>
          </table:table-cell>
          <table:table-cell office:value-type="float" office:value="0.0407700714905517" calcext:value-type="float">
            <text:p>0.040770071490552</text:p>
          </table:table-cell>
          <table:table-cell office:value-type="float" office:value="0.049807278848485" calcext:value-type="float">
            <text:p>0.049807278848485</text:p>
          </table:table-cell>
          <table:table-cell office:value-type="float" office:value="0.0406219321385032" calcext:value-type="float">
            <text:p>0.040621932138503</text:p>
          </table:table-cell>
          <table:table-cell office:value-type="float" office:value="0.058315513111777" calcext:value-type="float">
            <text:p>0.058315513111777</text:p>
          </table:table-cell>
          <table:table-cell office:value-type="float" office:value="0.053333093081693" calcext:value-type="float">
            <text:p>0.053333093081693</text:p>
          </table:table-cell>
          <table:table-cell office:value-type="float" office:value="0.0636276670355617" calcext:value-type="float">
            <text:p>0.063627667035562</text:p>
          </table:table-cell>
          <table:table-cell office:value-type="float" office:value="0.0561159163234288" calcext:value-type="float">
            <text:p>0.056115916323429</text:p>
          </table:table-cell>
          <table:table-cell office:value-type="float" office:value="0.0638884090655606" calcext:value-type="float">
            <text:p>0.063888409065561</text:p>
          </table:table-cell>
          <table:table-cell office:value-type="float" office:value="0.0801565270714465" calcext:value-type="float">
            <text:p>0.080156527071447</text:p>
          </table:table-cell>
          <table:table-cell office:value-type="float" office:value="0.0722978752970562" calcext:value-type="float">
            <text:p>0.072297875297056</text:p>
          </table:table-cell>
        </table:table-row>
        <table:table-row table:style-name="ro1">
          <table:table-cell/>
          <table:table-cell office:value-type="float" office:value="0.0111484868219544" calcext:value-type="float">
            <text:p>0.011148486821954</text:p>
          </table:table-cell>
          <table:table-cell office:value-type="float" office:value="0.0177986151329288" calcext:value-type="float">
            <text:p>0.017798615132929</text:p>
          </table:table-cell>
          <table:table-cell office:value-type="float" office:value="0.0158215620113899" calcext:value-type="float">
            <text:p>0.01582156201139</text:p>
          </table:table-cell>
          <table:table-cell office:value-type="float" office:value="0.0324135910729159" calcext:value-type="float">
            <text:p>0.032413591072916</text:p>
          </table:table-cell>
          <table:table-cell office:value-type="float" office:value="0.0251770631956344" calcext:value-type="float">
            <text:p>0.025177063195634</text:p>
          </table:table-cell>
          <table:table-cell office:value-type="float" office:value="0.0326292323763885" calcext:value-type="float">
            <text:p>0.032629232376389</text:p>
          </table:table-cell>
          <table:table-cell office:value-type="float" office:value="0.0329850966612574" calcext:value-type="float">
            <text:p>0.032985096661257</text:p>
          </table:table-cell>
          <table:table-cell office:value-type="float" office:value="0.0409479697065472" calcext:value-type="float">
            <text:p>0.040947969706547</text:p>
          </table:table-cell>
          <table:table-cell office:value-type="float" office:value="0.0395701748924014" calcext:value-type="float">
            <text:p>0.039570174892401</text:p>
          </table:table-cell>
          <table:table-cell office:value-type="float" office:value="0.0402960594578401" calcext:value-type="float">
            <text:p>0.04029605945784</text:p>
          </table:table-cell>
          <table:table-cell office:value-type="float" office:value="0.0475374894453778" calcext:value-type="float">
            <text:p>0.047537489445378</text:p>
          </table:table-cell>
          <table:table-cell office:value-type="float" office:value="0.0554568426381183" calcext:value-type="float">
            <text:p>0.055456842638118</text:p>
          </table:table-cell>
          <table:table-cell office:value-type="float" office:value="0.063459918676123" calcext:value-type="float">
            <text:p>0.063459918676123</text:p>
          </table:table-cell>
          <table:table-cell office:value-type="float" office:value="0.0568468741100668" calcext:value-type="float">
            <text:p>0.056846874110067</text:p>
          </table:table-cell>
          <table:table-cell office:value-type="float" office:value="0.0555709397050371" calcext:value-type="float">
            <text:p>0.055570939705037</text:p>
          </table:table-cell>
          <table:table-cell office:value-type="float" office:value="0.0723186620202782" calcext:value-type="float">
            <text:p>0.072318662020278</text:p>
          </table:table-cell>
          <table:table-cell office:value-type="float" office:value="0.0640696179242652" calcext:value-type="float">
            <text:p>0.064069617924265</text:p>
          </table:table-cell>
          <table:table-cell office:value-type="float" office:value="0.0714342896071448" calcext:value-type="float">
            <text:p>0.071434289607145</text:p>
          </table:table-cell>
        </table:table-row>
        <table:table-row table:style-name="ro1">
          <table:table-cell/>
          <table:table-cell office:value-type="float" office:value="0.0178938339358524" calcext:value-type="float">
            <text:p>0.017893833935852</text:p>
          </table:table-cell>
          <table:table-cell office:value-type="float" office:value="0.0358601910719891" calcext:value-type="float">
            <text:p>0.035860191071989</text:p>
          </table:table-cell>
          <table:table-cell office:value-type="float" office:value="0.0239847661454659" calcext:value-type="float">
            <text:p>0.023984766145466</text:p>
          </table:table-cell>
          <table:table-cell office:value-type="float" office:value="0.0291180472482226" calcext:value-type="float">
            <text:p>0.029118047248223</text:p>
          </table:table-cell>
          <table:table-cell office:value-type="float" office:value="0.0356987841088741" calcext:value-type="float">
            <text:p>0.035698784108874</text:p>
          </table:table-cell>
          <table:table-cell office:value-type="float" office:value="0.0319948128526831" calcext:value-type="float">
            <text:p>0.031994812852683</text:p>
          </table:table-cell>
          <table:table-cell office:value-type="float" office:value="0.0325376974258375" calcext:value-type="float">
            <text:p>0.032537697425838</text:p>
          </table:table-cell>
          <table:table-cell office:value-type="float" office:value="0.0403098568155968" calcext:value-type="float">
            <text:p>0.040309856815597</text:p>
          </table:table-cell>
          <table:table-cell office:value-type="float" office:value="0.0481318308048914" calcext:value-type="float">
            <text:p>0.048131830804891</text:p>
          </table:table-cell>
          <table:table-cell office:value-type="float" office:value="0.0476006105692026" calcext:value-type="float">
            <text:p>0.047600610569203</text:p>
          </table:table-cell>
          <table:table-cell office:value-type="float" office:value="0.0408584756941937" calcext:value-type="float">
            <text:p>0.040858475694194</text:p>
          </table:table-cell>
          <table:table-cell office:value-type="float" office:value="0.0479274170510494" calcext:value-type="float">
            <text:p>0.047927417051049</text:p>
          </table:table-cell>
          <table:table-cell office:value-type="float" office:value="0.0506420339934421" calcext:value-type="float">
            <text:p>0.050642033993442</text:p>
          </table:table-cell>
          <table:table-cell office:value-type="float" office:value="0.0481843811014455" calcext:value-type="float">
            <text:p>0.048184381101446</text:p>
          </table:table-cell>
          <table:table-cell office:value-type="float" office:value="0.0555281729969579" calcext:value-type="float">
            <text:p>0.055528172996958</text:p>
          </table:table-cell>
          <table:table-cell office:value-type="float" office:value="0.0656668365955589" calcext:value-type="float">
            <text:p>0.065666836595559</text:p>
          </table:table-cell>
          <table:table-cell office:value-type="float" office:value="0.063819237579716" calcext:value-type="float">
            <text:p>0.063819237579716</text:p>
          </table:table-cell>
          <table:table-cell office:value-type="float" office:value="0.0800915046907612" calcext:value-type="float">
            <text:p>0.080091504690761</text:p>
          </table:table-cell>
        </table:table-row>
        <table:table-row table:style-name="ro1">
          <table:table-cell/>
          <table:table-cell office:value-type="float" office:value="0.0159497736429492" calcext:value-type="float">
            <text:p>0.015949773642949</text:p>
          </table:table-cell>
          <table:table-cell office:value-type="float" office:value="0.0111855717800228" calcext:value-type="float">
            <text:p>0.011185571780023</text:p>
          </table:table-cell>
          <table:table-cell office:value-type="float" office:value="0.0287956382943671" calcext:value-type="float">
            <text:p>0.028795638294367</text:p>
          </table:table-cell>
          <table:table-cell office:value-type="float" office:value="0.0176457451943708" calcext:value-type="float">
            <text:p>0.017645745194371</text:p>
          </table:table-cell>
          <table:table-cell office:value-type="float" office:value="0.0252563592204875" calcext:value-type="float">
            <text:p>0.025256359220488</text:p>
          </table:table-cell>
          <table:table-cell office:value-type="float" office:value="0.028779855778672" calcext:value-type="float">
            <text:p>0.028779855778672</text:p>
          </table:table-cell>
          <table:table-cell office:value-type="float" office:value="0.0321668197304671" calcext:value-type="float">
            <text:p>0.032166819730467</text:p>
          </table:table-cell>
          <table:table-cell office:value-type="float" office:value="0.0506035849449059" calcext:value-type="float">
            <text:p>0.050603584944906</text:p>
          </table:table-cell>
          <table:table-cell office:value-type="float" office:value="0.0353493527050735" calcext:value-type="float">
            <text:p>0.035349352705074</text:p>
          </table:table-cell>
          <table:table-cell office:value-type="float" office:value="0.0430773746056404" calcext:value-type="float">
            <text:p>0.04307737460564</text:p>
          </table:table-cell>
          <table:table-cell office:value-type="float" office:value="0.0554414487225459" calcext:value-type="float">
            <text:p>0.055441448722546</text:p>
          </table:table-cell>
          <table:table-cell office:value-type="float" office:value="0.0535236267511121" calcext:value-type="float">
            <text:p>0.053523626751112</text:p>
          </table:table-cell>
          <table:table-cell office:value-type="float" office:value="0.0500419879348698" calcext:value-type="float">
            <text:p>0.05004198793487</text:p>
          </table:table-cell>
          <table:table-cell office:value-type="float" office:value="0.0635540327331065" calcext:value-type="float">
            <text:p>0.063554032733107</text:p>
          </table:table-cell>
          <table:table-cell office:value-type="float" office:value="0.0667269558394356" calcext:value-type="float">
            <text:p>0.066726955839436</text:p>
          </table:table-cell>
          <table:table-cell office:value-type="float" office:value="0.0636928870801191" calcext:value-type="float">
            <text:p>0.063692887080119</text:p>
          </table:table-cell>
          <table:table-cell office:value-type="float" office:value="0.0716090979797014" calcext:value-type="float">
            <text:p>0.071609097979701</text:p>
          </table:table-cell>
          <table:table-cell office:value-type="float" office:value="0.0732564177185155" calcext:value-type="float">
            <text:p>0.073256417718516</text:p>
          </table:table-cell>
        </table:table-row>
        <table:table-row table:style-name="ro1">
          <table:table-cell/>
          <table:table-cell office:value-type="float" office:value="0.0113098471429408" calcext:value-type="float">
            <text:p>0.011309847142941</text:p>
          </table:table-cell>
          <table:table-cell office:value-type="float" office:value="0.016003785074902" calcext:value-type="float">
            <text:p>0.016003785074902</text:p>
          </table:table-cell>
          <table:table-cell office:value-type="float" office:value="0.017648634047402" calcext:value-type="float">
            <text:p>0.017648634047402</text:p>
          </table:table-cell>
          <table:table-cell office:value-type="float" office:value="0.0253327205689269" calcext:value-type="float">
            <text:p>0.025332720568927</text:p>
          </table:table-cell>
          <table:table-cell office:value-type="float" office:value="0.0240158032457738" calcext:value-type="float">
            <text:p>0.024015803245774</text:p>
          </table:table-cell>
          <table:table-cell office:value-type="float" office:value="0.0328265003178536" calcext:value-type="float">
            <text:p>0.032826500317854</text:p>
          </table:table-cell>
          <table:table-cell office:value-type="float" office:value="0.0353905702954989" calcext:value-type="float">
            <text:p>0.035390570295499</text:p>
          </table:table-cell>
          <table:table-cell office:value-type="float" office:value="0.0395182030602273" calcext:value-type="float">
            <text:p>0.039518203060227</text:p>
          </table:table-cell>
          <table:table-cell office:value-type="float" office:value="0.0401810988168808" calcext:value-type="float">
            <text:p>0.040181098816881</text:p>
          </table:table-cell>
          <table:table-cell office:value-type="float" office:value="0.0397434016900628" calcext:value-type="float">
            <text:p>0.039743401690063</text:p>
          </table:table-cell>
          <table:table-cell office:value-type="float" office:value="0.0563987936234309" calcext:value-type="float">
            <text:p>0.056398793623431</text:p>
          </table:table-cell>
          <table:table-cell office:value-type="float" office:value="0.0478001519525908" calcext:value-type="float">
            <text:p>0.047800151952591</text:p>
          </table:table-cell>
          <table:table-cell office:value-type="float" office:value="0.0639557191351966" calcext:value-type="float">
            <text:p>0.063955719135197</text:p>
          </table:table-cell>
          <table:table-cell office:value-type="float" office:value="0.0605246787421279" calcext:value-type="float">
            <text:p>0.060524678742128</text:p>
          </table:table-cell>
          <table:table-cell office:value-type="float" office:value="0.0558312086466027" calcext:value-type="float">
            <text:p>0.055831208646603</text:p>
          </table:table-cell>
          <table:table-cell office:value-type="float" office:value="0.0722115525942229" calcext:value-type="float">
            <text:p>0.072211552594223</text:p>
          </table:table-cell>
          <table:table-cell office:value-type="float" office:value="0.0641987954457288" calcext:value-type="float">
            <text:p>0.064198795445729</text:p>
          </table:table-cell>
          <table:table-cell office:value-type="float" office:value="0.0715301251392744" calcext:value-type="float">
            <text:p>0.071530125139274</text:p>
          </table:table-cell>
        </table:table-row>
        <table:table-row table:style-name="ro1">
          <table:table-cell/>
          <table:table-cell office:value-type="float" office:value="0.0176278355135468" calcext:value-type="float">
            <text:p>0.017627835513547</text:p>
          </table:table-cell>
          <table:table-cell office:value-type="float" office:value="0.0178100054354319" calcext:value-type="float">
            <text:p>0.017810005435432</text:p>
          </table:table-cell>
          <table:table-cell office:value-type="float" office:value="0.0160513422028987" calcext:value-type="float">
            <text:p>0.016051342202899</text:p>
          </table:table-cell>
          <table:table-cell office:value-type="float" office:value="0.017805001371241" calcext:value-type="float">
            <text:p>0.017805001371241</text:p>
          </table:table-cell>
          <table:table-cell office:value-type="float" office:value="0.0235406702861278" calcext:value-type="float">
            <text:p>0.023540670286128</text:p>
          </table:table-cell>
          <table:table-cell office:value-type="float" office:value="0.0238259931038018" calcext:value-type="float">
            <text:p>0.023825993103802</text:p>
          </table:table-cell>
          <table:table-cell office:value-type="float" office:value="0.0330431429389366" calcext:value-type="float">
            <text:p>0.033043142938937</text:p>
          </table:table-cell>
          <table:table-cell office:value-type="float" office:value="0.0331305646898757" calcext:value-type="float">
            <text:p>0.033130564689876</text:p>
          </table:table-cell>
          <table:table-cell office:value-type="float" office:value="0.0426018236727338" calcext:value-type="float">
            <text:p>0.042601823672734</text:p>
          </table:table-cell>
          <table:table-cell office:value-type="float" office:value="0.047530755632111" calcext:value-type="float">
            <text:p>0.047530755632111</text:p>
          </table:table-cell>
          <table:table-cell office:value-type="float" office:value="0.0478698909861483" calcext:value-type="float">
            <text:p>0.047869890986148</text:p>
          </table:table-cell>
          <table:table-cell office:value-type="float" office:value="0.047754799043607" calcext:value-type="float">
            <text:p>0.047754799043607</text:p>
          </table:table-cell>
          <table:table-cell office:value-type="float" office:value="0.0560046377655313" calcext:value-type="float">
            <text:p>0.056004637765531</text:p>
          </table:table-cell>
          <table:table-cell office:value-type="float" office:value="0.0565173383176371" calcext:value-type="float">
            <text:p>0.056517338317637</text:p>
          </table:table-cell>
          <table:table-cell office:value-type="float" office:value="0.0556265308597057" calcext:value-type="float">
            <text:p>0.055626530859706</text:p>
          </table:table-cell>
          <table:table-cell office:value-type="float" office:value="0.0556892629412658" calcext:value-type="float">
            <text:p>0.055689262941266</text:p>
          </table:table-cell>
          <table:table-cell office:value-type="float" office:value="0.0798842010635219" calcext:value-type="float">
            <text:p>0.079884201063522</text:p>
          </table:table-cell>
          <table:table-cell office:value-type="float" office:value="0.0735632879470555" calcext:value-type="float">
            <text:p>0.073563287947056</text:p>
          </table:table-cell>
        </table:table-row>
        <table:table-row table:style-name="ro1">
          <table:table-cell/>
          <table:table-cell office:value-type="float" office:value="0.0161164109194813" calcext:value-type="float">
            <text:p>0.016116410919481</text:p>
          </table:table-cell>
          <table:table-cell office:value-type="float" office:value="0.011268808480453" calcext:value-type="float">
            <text:p>0.011268808480453</text:p>
          </table:table-cell>
          <table:table-cell office:value-type="float" office:value="0.0159941732652803" calcext:value-type="float">
            <text:p>0.01599417326528</text:p>
          </table:table-cell>
          <table:table-cell office:value-type="float" office:value="0.0176535173628002" calcext:value-type="float">
            <text:p>0.0176535173628</text:p>
          </table:table-cell>
          <table:table-cell office:value-type="float" office:value="0.0333295271186601" calcext:value-type="float">
            <text:p>0.03332952711866</text:p>
          </table:table-cell>
          <table:table-cell office:value-type="float" office:value="0.0319105291788238" calcext:value-type="float">
            <text:p>0.031910529178824</text:p>
          </table:table-cell>
          <table:table-cell office:value-type="float" office:value="0.0249294772023226" calcext:value-type="float">
            <text:p>0.024929477202323</text:p>
          </table:table-cell>
          <table:table-cell office:value-type="float" office:value="0.032809809457584" calcext:value-type="float">
            <text:p>0.032809809457584</text:p>
          </table:table-cell>
          <table:table-cell office:value-type="float" office:value="0.0407468462573485" calcext:value-type="float">
            <text:p>0.040746846257349</text:p>
          </table:table-cell>
          <table:table-cell office:value-type="float" office:value="0.0397743816167286" calcext:value-type="float">
            <text:p>0.039774381616729</text:p>
          </table:table-cell>
          <table:table-cell office:value-type="float" office:value="0.0561855333545079" calcext:value-type="float">
            <text:p>0.056185533354508</text:p>
          </table:table-cell>
          <table:table-cell office:value-type="float" office:value="0.0577020356417604" calcext:value-type="float">
            <text:p>0.05770203564176</text:p>
          </table:table-cell>
          <table:table-cell office:value-type="float" office:value="0.0570394030455752" calcext:value-type="float">
            <text:p>0.057039403045575</text:p>
          </table:table-cell>
          <table:table-cell office:value-type="float" office:value="0.0564351746105892" calcext:value-type="float">
            <text:p>0.056435174610589</text:p>
          </table:table-cell>
          <table:table-cell office:value-type="float" office:value="0.0561260000267621" calcext:value-type="float">
            <text:p>0.056126000026762</text:p>
          </table:table-cell>
          <table:table-cell office:value-type="float" office:value="0.0646058846889925" calcext:value-type="float">
            <text:p>0.064605884688993</text:p>
          </table:table-cell>
          <table:table-cell office:value-type="float" office:value="0.0641140779835724" calcext:value-type="float">
            <text:p>0.064114077983572</text:p>
          </table:table-cell>
          <table:table-cell office:value-type="float" office:value="0.0733389449760311" calcext:value-type="float">
            <text:p>0.073338944976031</text:p>
          </table:table-cell>
        </table:table-row>
        <table:table-row table:style-name="ro1">
          <table:table-cell/>
          <table:table-cell office:value-type="float" office:value="0.0177890612311719" calcext:value-type="float">
            <text:p>0.017789061231172</text:p>
          </table:table-cell>
          <table:table-cell office:value-type="float" office:value="0.0158528071117042" calcext:value-type="float">
            <text:p>0.015852807111704</text:p>
          </table:table-cell>
          <table:table-cell office:value-type="float" office:value="0.015839576433444" calcext:value-type="float">
            <text:p>0.015839576433444</text:p>
          </table:table-cell>
          <table:table-cell office:value-type="float" office:value="0.0227758128734714" calcext:value-type="float">
            <text:p>0.022775812873471</text:p>
          </table:table-cell>
          <table:table-cell office:value-type="float" office:value="0.0251275056155259" calcext:value-type="float">
            <text:p>0.025127505615526</text:p>
          </table:table-cell>
          <table:table-cell office:value-type="float" office:value="0.042919639593175" calcext:value-type="float">
            <text:p>0.042919639593175</text:p>
          </table:table-cell>
          <table:table-cell office:value-type="float" office:value="0.0357444308132916" calcext:value-type="float">
            <text:p>0.035744430813292</text:p>
          </table:table-cell>
          <table:table-cell office:value-type="float" office:value="0.0330393552021036" calcext:value-type="float">
            <text:p>0.033039355202104</text:p>
          </table:table-cell>
          <table:table-cell office:value-type="float" office:value="0.0477993348389046" calcext:value-type="float">
            <text:p>0.047799334838905</text:p>
          </table:table-cell>
          <table:table-cell office:value-type="float" office:value="0.0399479590301188" calcext:value-type="float">
            <text:p>0.039947959030119</text:p>
          </table:table-cell>
          <table:table-cell office:value-type="float" office:value="0.0479664236498271" calcext:value-type="float">
            <text:p>0.047966423649827</text:p>
          </table:table-cell>
          <table:table-cell office:value-type="float" office:value="0.0404420310270463" calcext:value-type="float">
            <text:p>0.040442031027046</text:p>
          </table:table-cell>
          <table:table-cell office:value-type="float" office:value="0.056142883388727" calcext:value-type="float">
            <text:p>0.056142883388727</text:p>
          </table:table-cell>
          <table:table-cell office:value-type="float" office:value="0.0474643279486237" calcext:value-type="float">
            <text:p>0.047464327948624</text:p>
          </table:table-cell>
          <table:table-cell office:value-type="float" office:value="0.0580524231050957" calcext:value-type="float">
            <text:p>0.058052423105096</text:p>
          </table:table-cell>
          <table:table-cell office:value-type="float" office:value="0.0638485039921452" calcext:value-type="float">
            <text:p>0.063848503992145</text:p>
          </table:table-cell>
          <table:table-cell office:value-type="float" office:value="0.0637179235447932" calcext:value-type="float">
            <text:p>0.063717923544793</text:p>
          </table:table-cell>
          <table:table-cell office:value-type="float" office:value="0.0716126300453016" calcext:value-type="float">
            <text:p>0.071612630045302</text:p>
          </table:table-cell>
        </table:table-row>
        <table:table-row table:style-name="ro1">
          <table:table-cell/>
          <table:table-cell office:value-type="float" office:value="0.00800059513704278" calcext:value-type="float">
            <text:p>0.008000595137043</text:p>
          </table:table-cell>
          <table:table-cell office:value-type="float" office:value="0.0160005493352644" calcext:value-type="float">
            <text:p>0.016000549335264</text:p>
          </table:table-cell>
          <table:table-cell office:value-type="float" office:value="0.0160570877295089" calcext:value-type="float">
            <text:p>0.016057087729509</text:p>
          </table:table-cell>
          <table:table-cell office:value-type="float" office:value="0.0239310761927593" calcext:value-type="float">
            <text:p>0.023931076192759</text:p>
          </table:table-cell>
          <table:table-cell office:value-type="float" office:value="0.0250182566214665" calcext:value-type="float">
            <text:p>0.025018256621467</text:p>
          </table:table-cell>
          <table:table-cell office:value-type="float" office:value="0.023942277833593" calcext:value-type="float">
            <text:p>0.023942277833593</text:p>
          </table:table-cell>
          <table:table-cell office:value-type="float" office:value="0.0320436997324156" calcext:value-type="float">
            <text:p>0.032043699732416</text:p>
          </table:table-cell>
          <table:table-cell office:value-type="float" office:value="0.0394251896858997" calcext:value-type="float">
            <text:p>0.0394251896859</text:p>
          </table:table-cell>
          <table:table-cell office:value-type="float" office:value="0.0319144140888045" calcext:value-type="float">
            <text:p>0.031914414088805</text:p>
          </table:table-cell>
          <table:table-cell office:value-type="float" office:value="0.0537120402166672" calcext:value-type="float">
            <text:p>0.053712040216667</text:p>
          </table:table-cell>
          <table:table-cell office:value-type="float" office:value="0.0560288662585703" calcext:value-type="float">
            <text:p>0.05602886625857</text:p>
          </table:table-cell>
          <table:table-cell office:value-type="float" office:value="0.0571915221993631" calcext:value-type="float">
            <text:p>0.057191522199363</text:p>
          </table:table-cell>
          <table:table-cell office:value-type="float" office:value="0.0562741243068779" calcext:value-type="float">
            <text:p>0.056274124306878</text:p>
          </table:table-cell>
          <table:table-cell office:value-type="float" office:value="0.0584649086581088" calcext:value-type="float">
            <text:p>0.058464908658109</text:p>
          </table:table-cell>
          <table:table-cell office:value-type="float" office:value="0.0656304517965938" calcext:value-type="float">
            <text:p>0.065630451796594</text:p>
          </table:table-cell>
          <table:table-cell office:value-type="float" office:value="0.0559304956683855" calcext:value-type="float">
            <text:p>0.055930495668386</text:p>
          </table:table-cell>
          <table:table-cell office:value-type="float" office:value="0.064502367984007" calcext:value-type="float">
            <text:p>0.064502367984007</text:p>
          </table:table-cell>
          <table:table-cell office:value-type="float" office:value="0.079602056522094" calcext:value-type="float">
            <text:p>0.079602056522094</text:p>
          </table:table-cell>
        </table:table-row>
        <table:table-row table:style-name="ro1">
          <table:table-cell/>
          <table:table-cell office:value-type="float" office:value="0.0112010967645092" calcext:value-type="float">
            <text:p>0.011201096764509</text:p>
          </table:table-cell>
          <table:table-cell office:value-type="float" office:value="0.0177685365190244" calcext:value-type="float">
            <text:p>0.017768536519024</text:p>
          </table:table-cell>
          <table:table-cell office:value-type="float" office:value="0.0176719121605729" calcext:value-type="float">
            <text:p>0.017671912160573</text:p>
          </table:table-cell>
          <table:table-cell office:value-type="float" office:value="0.0176698479065599" calcext:value-type="float">
            <text:p>0.01766984790656</text:p>
          </table:table-cell>
          <table:table-cell office:value-type="float" office:value="0.0252966772946966" calcext:value-type="float">
            <text:p>0.025296677294697</text:p>
          </table:table-cell>
          <table:table-cell office:value-type="float" office:value="0.0317564455650008" calcext:value-type="float">
            <text:p>0.031756445565001</text:p>
          </table:table-cell>
          <table:table-cell office:value-type="float" office:value="0.0328232604650315" calcext:value-type="float">
            <text:p>0.032823260465032</text:p>
          </table:table-cell>
          <table:table-cell office:value-type="float" office:value="0.0402834427265489" calcext:value-type="float">
            <text:p>0.040283442726549</text:p>
          </table:table-cell>
          <table:table-cell office:value-type="float" office:value="0.0396997650746887" calcext:value-type="float">
            <text:p>0.039699765074689</text:p>
          </table:table-cell>
          <table:table-cell office:value-type="float" office:value="0.0324884292811947" calcext:value-type="float">
            <text:p>0.032488429281195</text:p>
          </table:table-cell>
          <table:table-cell office:value-type="float" office:value="0.0482592972571821" calcext:value-type="float">
            <text:p>0.048259297257182</text:p>
          </table:table-cell>
          <table:table-cell office:value-type="float" office:value="0.0476980195965113" calcext:value-type="float">
            <text:p>0.047698019596511</text:p>
          </table:table-cell>
          <table:table-cell office:value-type="float" office:value="0.0557914291360737" calcext:value-type="float">
            <text:p>0.055791429136074</text:p>
          </table:table-cell>
          <table:table-cell office:value-type="float" office:value="0.0576940768455577" calcext:value-type="float">
            <text:p>0.057694076845558</text:p>
          </table:table-cell>
          <table:table-cell office:value-type="float" office:value="0.0562072554714951" calcext:value-type="float">
            <text:p>0.056207255471495</text:p>
          </table:table-cell>
          <table:table-cell office:value-type="float" office:value="0.0643996730510821" calcext:value-type="float">
            <text:p>0.064399673051082</text:p>
          </table:table-cell>
          <table:table-cell office:value-type="float" office:value="0.0551164141447334" calcext:value-type="float">
            <text:p>0.055116414144733</text:p>
          </table:table-cell>
          <table:table-cell office:value-type="float" office:value="0.0721717956561649" calcext:value-type="float">
            <text:p>0.072171795656165</text:p>
          </table:table-cell>
        </table:table-row>
        <table:table-row table:style-name="ro1">
          <table:table-cell/>
          <table:table-cell office:value-type="float" office:value="0.0113274278988479" calcext:value-type="float">
            <text:p>0.011327427898848</text:p>
          </table:table-cell>
          <table:table-cell office:value-type="float" office:value="0.0179175926514668" calcext:value-type="float">
            <text:p>0.017917592651467</text:p>
          </table:table-cell>
          <table:table-cell office:value-type="float" office:value="0.0160531852393373" calcext:value-type="float">
            <text:p>0.016053185239337</text:p>
          </table:table-cell>
          <table:table-cell office:value-type="float" office:value="0.0240160782689495" calcext:value-type="float">
            <text:p>0.02401607826895</text:p>
          </table:table-cell>
          <table:table-cell office:value-type="float" office:value="0.0179055857650698" calcext:value-type="float">
            <text:p>0.01790558576507</text:p>
          </table:table-cell>
          <table:table-cell office:value-type="float" office:value="0.0177933811598325" calcext:value-type="float">
            <text:p>0.017793381159833</text:p>
          </table:table-cell>
          <table:table-cell office:value-type="float" office:value="0.0485581835364364" calcext:value-type="float">
            <text:p>0.048558183536436</text:p>
          </table:table-cell>
          <table:table-cell office:value-type="float" office:value="0.0395081525578601" calcext:value-type="float">
            <text:p>0.03950815255786</text:p>
          </table:table-cell>
          <table:table-cell office:value-type="float" office:value="0.0358507327342097" calcext:value-type="float">
            <text:p>0.03585073273421</text:p>
          </table:table-cell>
          <table:table-cell office:value-type="float" office:value="0.0433443002900039" calcext:value-type="float">
            <text:p>0.043344300290004</text:p>
          </table:table-cell>
          <table:table-cell office:value-type="float" office:value="0.0575059964237392" calcext:value-type="float">
            <text:p>0.057505996423739</text:p>
          </table:table-cell>
          <table:table-cell office:value-type="float" office:value="0.0283428449177885" calcext:value-type="float">
            <text:p>0.028342844917789</text:p>
          </table:table-cell>
          <table:table-cell office:value-type="float" office:value="0.0638227578441219" calcext:value-type="float">
            <text:p>0.063822757844122</text:p>
          </table:table-cell>
          <table:table-cell office:value-type="float" office:value="0.0643377967075721" calcext:value-type="float">
            <text:p>0.064337796707572</text:p>
          </table:table-cell>
          <table:table-cell office:value-type="float" office:value="0.0635398316558888" calcext:value-type="float">
            <text:p>0.063539831655889</text:p>
          </table:table-cell>
          <table:table-cell office:value-type="float" office:value="0.0662820813348384" calcext:value-type="float">
            <text:p>0.066282081334838</text:p>
          </table:table-cell>
          <table:table-cell office:value-type="float" office:value="0.0646778020483094" calcext:value-type="float">
            <text:p>0.064677802048309</text:p>
          </table:table-cell>
          <table:table-cell office:value-type="float" office:value="0.0637253906523563" calcext:value-type="float">
            <text:p>0.063725390652356</text:p>
          </table:table-cell>
        </table:table-row>
        <table:table-row table:style-name="ro1">
          <table:table-cell/>
          <table:table-cell office:value-type="float" office:value="0.00793754884910011" calcext:value-type="float">
            <text:p>0.0079375488491</text:p>
          </table:table-cell>
          <table:table-cell office:value-type="float" office:value="0.0158265171167959" calcext:value-type="float">
            <text:p>0.015826517116796</text:p>
          </table:table-cell>
          <table:table-cell office:value-type="float" office:value="0.0238114298690494" calcext:value-type="float">
            <text:p>0.023811429869049</text:p>
          </table:table-cell>
          <table:table-cell office:value-type="float" office:value="0.0238636332602553" calcext:value-type="float">
            <text:p>0.023863633260255</text:p>
          </table:table-cell>
          <table:table-cell office:value-type="float" office:value="0.0285849966484626" calcext:value-type="float">
            <text:p>0.028584996648463</text:p>
          </table:table-cell>
          <table:table-cell office:value-type="float" office:value="0.0251844252315175" calcext:value-type="float">
            <text:p>0.025184425231518</text:p>
          </table:table-cell>
          <table:table-cell office:value-type="float" office:value="0.0319405403758872" calcext:value-type="float">
            <text:p>0.031940540375887</text:p>
          </table:table-cell>
          <table:table-cell office:value-type="float" office:value="0.0406102076799386" calcext:value-type="float">
            <text:p>0.040610207679939</text:p>
          </table:table-cell>
          <table:table-cell office:value-type="float" office:value="0.0395010086436342" calcext:value-type="float">
            <text:p>0.039501008643634</text:p>
          </table:table-cell>
          <table:table-cell office:value-type="float" office:value="0.023923636996244" calcext:value-type="float">
            <text:p>0.023923636996244</text:p>
          </table:table-cell>
          <table:table-cell office:value-type="float" office:value="0.0481606616922374" calcext:value-type="float">
            <text:p>0.048160661692237</text:p>
          </table:table-cell>
          <table:table-cell office:value-type="float" office:value="0.0581840587443775" calcext:value-type="float">
            <text:p>0.058184058744378</text:p>
          </table:table-cell>
          <table:table-cell office:value-type="float" office:value="0.04834883540726" calcext:value-type="float">
            <text:p>0.04834883540726</text:p>
          </table:table-cell>
          <table:table-cell office:value-type="float" office:value="0.0559335546310693" calcext:value-type="float">
            <text:p>0.055933554631069</text:p>
          </table:table-cell>
          <table:table-cell office:value-type="float" office:value="0.065921030801737" calcext:value-type="float">
            <text:p>0.065921030801737</text:p>
          </table:table-cell>
          <table:table-cell office:value-type="float" office:value="0.0557839529768503" calcext:value-type="float">
            <text:p>0.05578395297685</text:p>
          </table:table-cell>
          <table:table-cell office:value-type="float" office:value="0.0638103779433523" calcext:value-type="float">
            <text:p>0.063810377943352</text:p>
          </table:table-cell>
          <table:table-cell office:value-type="float" office:value="0.0721995413502045" calcext:value-type="float">
            <text:p>0.072199541350205</text:p>
          </table:table-cell>
        </table:table-row>
        <table:table-row table:style-name="ro1">
          <table:table-cell/>
          <table:table-cell office:value-type="float" office:value="0.0112881303837195" calcext:value-type="float">
            <text:p>0.01128813038372</text:p>
          </table:table-cell>
          <table:table-cell office:value-type="float" office:value="0.0251623042934348" calcext:value-type="float">
            <text:p>0.025162304293435</text:p>
          </table:table-cell>
          <table:table-cell office:value-type="float" office:value="0.0160051591337064" calcext:value-type="float">
            <text:p>0.016005159133706</text:p>
          </table:table-cell>
          <table:table-cell office:value-type="float" office:value="0.0179393554786413" calcext:value-type="float">
            <text:p>0.017939355478641</text:p>
          </table:table-cell>
          <table:table-cell office:value-type="float" office:value="0.0253724093297153" calcext:value-type="float">
            <text:p>0.025372409329715</text:p>
          </table:table-cell>
          <table:table-cell office:value-type="float" office:value="0.0331012037974345" calcext:value-type="float">
            <text:p>0.033101203797435</text:p>
          </table:table-cell>
          <table:table-cell office:value-type="float" office:value="0.0329503415688122" calcext:value-type="float">
            <text:p>0.032950341568812</text:p>
          </table:table-cell>
          <table:table-cell office:value-type="float" office:value="0.0320089136150128" calcext:value-type="float">
            <text:p>0.032008913615013</text:p>
          </table:table-cell>
          <table:table-cell office:value-type="float" office:value="0.033133040232268" calcext:value-type="float">
            <text:p>0.033133040232268</text:p>
          </table:table-cell>
          <table:table-cell office:value-type="float" office:value="0.0281555732203806" calcext:value-type="float">
            <text:p>0.028155573220381</text:p>
          </table:table-cell>
          <table:table-cell office:value-type="float" office:value="0.0402224465444595" calcext:value-type="float">
            <text:p>0.04022244654446</text:p>
          </table:table-cell>
          <table:table-cell office:value-type="float" office:value="0.0654786203398231" calcext:value-type="float">
            <text:p>0.065478620339823</text:p>
          </table:table-cell>
          <table:table-cell office:value-type="float" office:value="0.0477299821338482" calcext:value-type="float">
            <text:p>0.047729982133848</text:p>
          </table:table-cell>
          <table:table-cell office:value-type="float" office:value="0.0564894575990703" calcext:value-type="float">
            <text:p>0.05648945759907</text:p>
          </table:table-cell>
          <table:table-cell office:value-type="float" office:value="0.0643952581246744" calcext:value-type="float">
            <text:p>0.064395258124674</text:p>
          </table:table-cell>
          <table:table-cell office:value-type="float" office:value="0.0644600707718435" calcext:value-type="float">
            <text:p>0.064460070771844</text:p>
          </table:table-cell>
          <table:table-cell office:value-type="float" office:value="0.064044014588346" calcext:value-type="float">
            <text:p>0.064044014588346</text:p>
          </table:table-cell>
          <table:table-cell office:value-type="float" office:value="0.0715102755206021" calcext:value-type="float">
            <text:p>0.071510275520602</text:p>
          </table:table-cell>
        </table:table-row>
        <table:table-row table:style-name="ro1">
          <table:table-cell/>
          <table:table-cell office:value-type="float" office:value="0.017755753617034" calcext:value-type="float">
            <text:p>0.017755753617034</text:p>
          </table:table-cell>
          <table:table-cell office:value-type="float" office:value="0.0113319723475439" calcext:value-type="float">
            <text:p>0.011331972347544</text:p>
          </table:table-cell>
          <table:table-cell office:value-type="float" office:value="0.0237743134346697" calcext:value-type="float">
            <text:p>0.02377431343467</text:p>
          </table:table-cell>
          <table:table-cell office:value-type="float" office:value="0.0316884871241798" calcext:value-type="float">
            <text:p>0.03168848712418</text:p>
          </table:table-cell>
          <table:table-cell office:value-type="float" office:value="0.025008350549443" calcext:value-type="float">
            <text:p>0.025008350549443</text:p>
          </table:table-cell>
          <table:table-cell office:value-type="float" office:value="0.0401460374412734" calcext:value-type="float">
            <text:p>0.040146037441273</text:p>
          </table:table-cell>
          <table:table-cell office:value-type="float" office:value="0.0315990213601888" calcext:value-type="float">
            <text:p>0.031599021360189</text:p>
          </table:table-cell>
          <table:table-cell office:value-type="float" office:value="0.0318192035534179" calcext:value-type="float">
            <text:p>0.031819203553418</text:p>
          </table:table-cell>
          <table:table-cell office:value-type="float" office:value="0.0324404662999041" calcext:value-type="float">
            <text:p>0.032440466299904</text:p>
          </table:table-cell>
          <table:table-cell office:value-type="float" office:value="0.0635174597886313" calcext:value-type="float">
            <text:p>0.063517459788631</text:p>
          </table:table-cell>
          <table:table-cell office:value-type="float" office:value="0.039662149127949" calcext:value-type="float">
            <text:p>0.039662149127949</text:p>
          </table:table-cell>
          <table:table-cell office:value-type="float" office:value="0.0718989242080164" calcext:value-type="float">
            <text:p>0.071898924208016</text:p>
          </table:table-cell>
          <table:table-cell office:value-type="float" office:value="0.0578200392897013" calcext:value-type="float">
            <text:p>0.057820039289701</text:p>
          </table:table-cell>
          <table:table-cell office:value-type="float" office:value="0.0564836480958531" calcext:value-type="float">
            <text:p>0.056483648095853</text:p>
          </table:table-cell>
          <table:table-cell office:value-type="float" office:value="0.0632573754390199" calcext:value-type="float">
            <text:p>0.06325737543902</text:p>
          </table:table-cell>
          <table:table-cell office:value-type="float" office:value="0.0638381144379916" calcext:value-type="float">
            <text:p>0.063838114437992</text:p>
          </table:table-cell>
          <table:table-cell office:value-type="float" office:value="0.0643582456225501" calcext:value-type="float">
            <text:p>0.06435824562255</text:p>
          </table:table-cell>
          <table:table-cell office:value-type="float" office:value="0.0726815229911321" calcext:value-type="float">
            <text:p>0.072681522991132</text:p>
          </table:table-cell>
        </table:table-row>
        <table:table-row table:style-name="ro1">
          <table:table-cell/>
          <table:table-cell office:value-type="float" office:value="0.0178891579954968" calcext:value-type="float">
            <text:p>0.017889157995497</text:p>
          </table:table-cell>
          <table:table-cell office:value-type="float" office:value="0.0177628155778687" calcext:value-type="float">
            <text:p>0.017762815577869</text:p>
          </table:table-cell>
          <table:table-cell office:value-type="float" office:value="0.00800551221830434" calcext:value-type="float">
            <text:p>0.008005512218304</text:p>
          </table:table-cell>
          <table:table-cell office:value-type="float" office:value="0.0176599994017742" calcext:value-type="float">
            <text:p>0.017659999401774</text:p>
          </table:table-cell>
          <table:table-cell office:value-type="float" office:value="0.0252857300473653" calcext:value-type="float">
            <text:p>0.025285730047365</text:p>
          </table:table-cell>
          <table:table-cell office:value-type="float" office:value="0.0330343062369283" calcext:value-type="float">
            <text:p>0.033034306236928</text:p>
          </table:table-cell>
          <table:table-cell office:value-type="float" office:value="0.029009296110714" calcext:value-type="float">
            <text:p>0.029009296110714</text:p>
          </table:table-cell>
          <table:table-cell office:value-type="float" office:value="0.0356588116666988" calcext:value-type="float">
            <text:p>0.035658811666699</text:p>
          </table:table-cell>
          <table:table-cell office:value-type="float" office:value="0.0402190889703731" calcext:value-type="float">
            <text:p>0.040219088970373</text:p>
          </table:table-cell>
          <table:table-cell office:value-type="float" office:value="0.0636877045548143" calcext:value-type="float">
            <text:p>0.063687704554814</text:p>
          </table:table-cell>
          <table:table-cell office:value-type="float" office:value="0.043429975621442" calcext:value-type="float">
            <text:p>0.043429975621442</text:p>
          </table:table-cell>
          <table:table-cell office:value-type="float" office:value="0.0483391251686368" calcext:value-type="float">
            <text:p>0.048339125168637</text:p>
          </table:table-cell>
          <table:table-cell office:value-type="float" office:value="0.0490001463724309" calcext:value-type="float">
            <text:p>0.049000146372431</text:p>
          </table:table-cell>
          <table:table-cell office:value-type="float" office:value="0.0482445175008036" calcext:value-type="float">
            <text:p>0.048244517500804</text:p>
          </table:table-cell>
          <table:table-cell office:value-type="float" office:value="0.0642000864816878" calcext:value-type="float">
            <text:p>0.064200086481688</text:p>
          </table:table-cell>
          <table:table-cell office:value-type="float" office:value="0.0636061978943538" calcext:value-type="float">
            <text:p>0.063606197894354</text:p>
          </table:table-cell>
          <table:table-cell office:value-type="float" office:value="0.0723183692848331" calcext:value-type="float">
            <text:p>0.072318369284833</text:p>
          </table:table-cell>
          <table:table-cell office:value-type="float" office:value="0.0793501102950915" calcext:value-type="float">
            <text:p>0.079350110295092</text:p>
          </table:table-cell>
        </table:table-row>
        <table:table-row table:style-name="ro1">
          <table:table-cell/>
          <table:table-cell office:value-type="float" office:value="0.0176790408732471" calcext:value-type="float">
            <text:p>0.017679040873247</text:p>
          </table:table-cell>
          <table:table-cell office:value-type="float" office:value="0.0249959083260721" calcext:value-type="float">
            <text:p>0.024995908326072</text:p>
          </table:table-cell>
          <table:table-cell office:value-type="float" office:value="0.0176448820425267" calcext:value-type="float">
            <text:p>0.017644882042527</text:p>
          </table:table-cell>
          <table:table-cell office:value-type="float" office:value="0.0242218500594828" calcext:value-type="float">
            <text:p>0.024221850059483</text:p>
          </table:table-cell>
          <table:table-cell office:value-type="float" office:value="0.0328872411170436" calcext:value-type="float">
            <text:p>0.032887241117044</text:p>
          </table:table-cell>
          <table:table-cell office:value-type="float" office:value="0.0330498367302314" calcext:value-type="float">
            <text:p>0.033049836730231</text:p>
          </table:table-cell>
          <table:table-cell office:value-type="float" office:value="0.0250767203279792" calcext:value-type="float">
            <text:p>0.025076720327979</text:p>
          </table:table-cell>
          <table:table-cell office:value-type="float" office:value="0.0427808744648823" calcext:value-type="float">
            <text:p>0.042780874464882</text:p>
          </table:table-cell>
          <table:table-cell office:value-type="float" office:value="0.0404184904456155" calcext:value-type="float">
            <text:p>0.040418490445616</text:p>
          </table:table-cell>
          <table:table-cell office:value-type="float" office:value="0.0560587009941967" calcext:value-type="float">
            <text:p>0.056058700994197</text:p>
          </table:table-cell>
          <table:table-cell office:value-type="float" office:value="0.04790634504699" calcext:value-type="float">
            <text:p>0.04790634504699</text:p>
          </table:table-cell>
          <table:table-cell office:value-type="float" office:value="0.0565021565992622" calcext:value-type="float">
            <text:p>0.056502156599262</text:p>
          </table:table-cell>
          <table:table-cell office:value-type="float" office:value="0.0560196590783947" calcext:value-type="float">
            <text:p>0.056019659078395</text:p>
          </table:table-cell>
          <table:table-cell office:value-type="float" office:value="0.0564320492663491" calcext:value-type="float">
            <text:p>0.056432049266349</text:p>
          </table:table-cell>
          <table:table-cell office:value-type="float" office:value="0.063352204950826" calcext:value-type="float">
            <text:p>0.063352204950826</text:p>
          </table:table-cell>
          <table:table-cell office:value-type="float" office:value="0.0643281277956441" calcext:value-type="float">
            <text:p>0.064328127795644</text:p>
          </table:table-cell>
          <table:table-cell office:value-type="float" office:value="0.0648340949447679" calcext:value-type="float">
            <text:p>0.064834094944768</text:p>
          </table:table-cell>
          <table:table-cell office:value-type="float" office:value="0.0789397173131576" calcext:value-type="float">
            <text:p>0.078939717313158</text:p>
          </table:table-cell>
        </table:table-row>
        <table:table-row table:style-name="ro1">
          <table:table-cell/>
          <table:table-cell office:value-type="float" office:value="0.0179562881474605" calcext:value-type="float">
            <text:p>0.017956288147461</text:p>
          </table:table-cell>
          <table:table-cell office:value-type="float" office:value="0.0113523372098882" calcext:value-type="float">
            <text:p>0.011352337209888</text:p>
          </table:table-cell>
          <table:table-cell office:value-type="float" office:value="0.0159847557489864" calcext:value-type="float">
            <text:p>0.015984755748986</text:p>
          </table:table-cell>
          <table:table-cell office:value-type="float" office:value="0.0249280247468497" calcext:value-type="float">
            <text:p>0.02492802474685</text:p>
          </table:table-cell>
          <table:table-cell office:value-type="float" office:value="0.025213005815218" calcext:value-type="float">
            <text:p>0.025213005815218</text:p>
          </table:table-cell>
          <table:table-cell office:value-type="float" office:value="0.0249369295544805" calcext:value-type="float">
            <text:p>0.024936929554481</text:p>
          </table:table-cell>
          <table:table-cell office:value-type="float" office:value="0.0253089378802581" calcext:value-type="float">
            <text:p>0.025308937880258</text:p>
          </table:table-cell>
          <table:table-cell office:value-type="float" office:value="0.0318561186049338" calcext:value-type="float">
            <text:p>0.031856118604934</text:p>
          </table:table-cell>
          <table:table-cell office:value-type="float" office:value="0.0409778620570898" calcext:value-type="float">
            <text:p>0.04097786205709</text:p>
          </table:table-cell>
          <table:table-cell office:value-type="float" office:value="0.0481580049150584" calcext:value-type="float">
            <text:p>0.048158004915058</text:p>
          </table:table-cell>
          <table:table-cell office:value-type="float" office:value="0.0409364480934458" calcext:value-type="float">
            <text:p>0.040936448093446</text:p>
          </table:table-cell>
          <table:table-cell office:value-type="float" office:value="0.0405102084944602" calcext:value-type="float">
            <text:p>0.04051020849446</text:p>
          </table:table-cell>
          <table:table-cell office:value-type="float" office:value="0.0566108693473097" calcext:value-type="float">
            <text:p>0.05661086934731</text:p>
          </table:table-cell>
          <table:table-cell office:value-type="float" office:value="0.0629878227112911" calcext:value-type="float">
            <text:p>0.062987822711291</text:p>
          </table:table-cell>
          <table:table-cell office:value-type="float" office:value="0.0720239031966338" calcext:value-type="float">
            <text:p>0.072023903196634</text:p>
          </table:table-cell>
          <table:table-cell office:value-type="float" office:value="0.0577236335726263" calcext:value-type="float">
            <text:p>0.057723633572626</text:p>
          </table:table-cell>
          <table:table-cell office:value-type="float" office:value="0.071785319200498" calcext:value-type="float">
            <text:p>0.071785319200498</text:p>
          </table:table-cell>
          <table:table-cell office:value-type="float" office:value="0.0805166421223365" calcext:value-type="float">
            <text:p>0.080516642122337</text:p>
          </table:table-cell>
        </table:table-row>
        <table:table-row table:style-name="ro1">
          <table:table-cell/>
          <table:table-cell office:value-type="float" office:value="0.0223891716280327" calcext:value-type="float">
            <text:p>0.022389171628033</text:p>
          </table:table-cell>
          <table:table-cell office:value-type="float" office:value="0.0287881284812752" calcext:value-type="float">
            <text:p>0.028788128481275</text:p>
          </table:table-cell>
          <table:table-cell office:value-type="float" office:value="0.0250540782043633" calcext:value-type="float">
            <text:p>0.025054078204363</text:p>
          </table:table-cell>
          <table:table-cell office:value-type="float" office:value="0.0180114283399015" calcext:value-type="float">
            <text:p>0.018011428339902</text:p>
          </table:table-cell>
          <table:table-cell office:value-type="float" office:value="0.0250206163668619" calcext:value-type="float">
            <text:p>0.025020616366862</text:p>
          </table:table-cell>
          <table:table-cell office:value-type="float" office:value="0.032232945692499" calcext:value-type="float">
            <text:p>0.032232945692499</text:p>
          </table:table-cell>
          <table:table-cell office:value-type="float" office:value="0.032652581964814" calcext:value-type="float">
            <text:p>0.032652581964814</text:p>
          </table:table-cell>
          <table:table-cell office:value-type="float" office:value="0.0406458648585353" calcext:value-type="float">
            <text:p>0.040645864858535</text:p>
          </table:table-cell>
          <table:table-cell office:value-type="float" office:value="0.0404386664081425" calcext:value-type="float">
            <text:p>0.040438666408143</text:p>
          </table:table-cell>
          <table:table-cell office:value-type="float" office:value="0.0431701639138928" calcext:value-type="float">
            <text:p>0.043170163913893</text:p>
          </table:table-cell>
          <table:table-cell office:value-type="float" office:value="0.0483672589346406" calcext:value-type="float">
            <text:p>0.048367258934641</text:p>
          </table:table-cell>
          <table:table-cell office:value-type="float" office:value="0.0477307063495978" calcext:value-type="float">
            <text:p>0.047730706349598</text:p>
          </table:table-cell>
          <table:table-cell office:value-type="float" office:value="0.0479933994839661" calcext:value-type="float">
            <text:p>0.047993399483966</text:p>
          </table:table-cell>
          <table:table-cell office:value-type="float" office:value="0.0586474946443186" calcext:value-type="float">
            <text:p>0.058647494644319</text:p>
          </table:table-cell>
          <table:table-cell office:value-type="float" office:value="0.0641039901020446" calcext:value-type="float">
            <text:p>0.064103990102045</text:p>
          </table:table-cell>
          <table:table-cell office:value-type="float" office:value="0.0643139356713808" calcext:value-type="float">
            <text:p>0.064313935671381</text:p>
          </table:table-cell>
          <table:table-cell office:value-type="float" office:value="0.0638525795953074" calcext:value-type="float">
            <text:p>0.063852579595307</text:p>
          </table:table-cell>
          <table:table-cell office:value-type="float" office:value="0.080118889801532" calcext:value-type="float">
            <text:p>0.080118889801532</text:p>
          </table:table-cell>
        </table:table-row>
        <table:table-row table:style-name="ro1">
          <table:table-cell/>
          <table:table-cell office:value-type="float" office:value="0.0179467703220706" calcext:value-type="float">
            <text:p>0.017946770322071</text:p>
          </table:table-cell>
          <table:table-cell office:value-type="float" office:value="0.0237560004002478" calcext:value-type="float">
            <text:p>0.023756000400248</text:p>
          </table:table-cell>
          <table:table-cell office:value-type="float" office:value="0.0327370790259849" calcext:value-type="float">
            <text:p>0.032737079025985</text:p>
          </table:table-cell>
          <table:table-cell office:value-type="float" office:value="0.0236768351886567" calcext:value-type="float">
            <text:p>0.023676835188657</text:p>
          </table:table-cell>
          <table:table-cell office:value-type="float" office:value="0.0331953678436869" calcext:value-type="float">
            <text:p>0.033195367843687</text:p>
          </table:table-cell>
          <table:table-cell office:value-type="float" office:value="0.0236442236323638" calcext:value-type="float">
            <text:p>0.023644223632364</text:p>
          </table:table-cell>
          <table:table-cell office:value-type="float" office:value="0.0239550404361922" calcext:value-type="float">
            <text:p>0.023955040436192</text:p>
          </table:table-cell>
          <table:table-cell office:value-type="float" office:value="0.0317186216179938" calcext:value-type="float">
            <text:p>0.031718621617994</text:p>
          </table:table-cell>
          <table:table-cell office:value-type="float" office:value="0.0395925865092887" calcext:value-type="float">
            <text:p>0.039592586509289</text:p>
          </table:table-cell>
          <table:table-cell office:value-type="float" office:value="0.0406247099755909" calcext:value-type="float">
            <text:p>0.040624709975591</text:p>
          </table:table-cell>
          <table:table-cell office:value-type="float" office:value="0.0485741773939764" calcext:value-type="float">
            <text:p>0.048574177393976</text:p>
          </table:table-cell>
          <table:table-cell office:value-type="float" office:value="0.0505687607650189" calcext:value-type="float">
            <text:p>0.050568760765019</text:p>
          </table:table-cell>
          <table:table-cell office:value-type="float" office:value="0.0482584796497645" calcext:value-type="float">
            <text:p>0.048258479649765</text:p>
          </table:table-cell>
          <table:table-cell office:value-type="float" office:value="0.0577937745655263" calcext:value-type="float">
            <text:p>0.057793774565526</text:p>
          </table:table-cell>
          <table:table-cell office:value-type="float" office:value="0.0635516146009736" calcext:value-type="float">
            <text:p>0.063551614600974</text:p>
          </table:table-cell>
          <table:table-cell office:value-type="float" office:value="0.0581462769599944" calcext:value-type="float">
            <text:p>0.058146276959994</text:p>
          </table:table-cell>
          <table:table-cell office:value-type="float" office:value="0.0728813802688954" calcext:value-type="float">
            <text:p>0.072881380268895</text:p>
          </table:table-cell>
          <table:table-cell office:value-type="float" office:value="0.0800638074110083" calcext:value-type="float">
            <text:p>0.080063807411008</text:p>
          </table:table-cell>
        </table:table-row>
        <table:table-row table:style-name="ro1">
          <table:table-cell/>
          <table:table-cell office:value-type="float" office:value="0.0175855607829027" calcext:value-type="float">
            <text:p>0.017585560782903</text:p>
          </table:table-cell>
          <table:table-cell office:value-type="float" office:value="0.0160501751653596" calcext:value-type="float">
            <text:p>0.01605017516536</text:p>
          </table:table-cell>
          <table:table-cell office:value-type="float" office:value="0.025433468531458" calcext:value-type="float">
            <text:p>0.025433468531458</text:p>
          </table:table-cell>
          <table:table-cell office:value-type="float" office:value="0.0240385597777817" calcext:value-type="float">
            <text:p>0.024038559777782</text:p>
          </table:table-cell>
          <table:table-cell office:value-type="float" office:value="0.0235178352151355" calcext:value-type="float">
            <text:p>0.023517835215136</text:p>
          </table:table-cell>
          <table:table-cell office:value-type="float" office:value="0.0240632000474242" calcext:value-type="float">
            <text:p>0.024063200047424</text:p>
          </table:table-cell>
          <table:table-cell office:value-type="float" office:value="0.0319047642592132" calcext:value-type="float">
            <text:p>0.031904764259213</text:p>
          </table:table-cell>
          <table:table-cell office:value-type="float" office:value="0.0355442111194672" calcext:value-type="float">
            <text:p>0.035544211119467</text:p>
          </table:table-cell>
          <table:table-cell office:value-type="float" office:value="0.0486413184290921" calcext:value-type="float">
            <text:p>0.048641318429092</text:p>
          </table:table-cell>
          <table:table-cell office:value-type="float" office:value="0.0482298340259401" calcext:value-type="float">
            <text:p>0.04822983402594</text:p>
          </table:table-cell>
          <table:table-cell office:value-type="float" office:value="0.0562069359069158" calcext:value-type="float">
            <text:p>0.056206935906916</text:p>
          </table:table-cell>
          <table:table-cell office:value-type="float" office:value="0.0502961743404847" calcext:value-type="float">
            <text:p>0.050296174340485</text:p>
          </table:table-cell>
          <table:table-cell office:value-type="float" office:value="0.0509632933567777" calcext:value-type="float">
            <text:p>0.050963293356778</text:p>
          </table:table-cell>
          <table:table-cell office:value-type="float" office:value="0.0559607209295243" calcext:value-type="float">
            <text:p>0.055960720929524</text:p>
          </table:table-cell>
          <table:table-cell office:value-type="float" office:value="0.0724891223605651" calcext:value-type="float">
            <text:p>0.072489122360565</text:p>
          </table:table-cell>
          <table:table-cell office:value-type="float" office:value="0.0656713251863622" calcext:value-type="float">
            <text:p>0.065671325186362</text:p>
          </table:table-cell>
          <table:table-cell office:value-type="float" office:value="0.0732016412254567" calcext:value-type="float">
            <text:p>0.073201641225457</text:p>
          </table:table-cell>
          <table:table-cell office:value-type="float" office:value="0.0788739556164003" calcext:value-type="float">
            <text:p>0.0788739556164</text:p>
          </table:table-cell>
        </table:table-row>
        <table:table-row table:style-name="ro1">
          <table:table-cell/>
          <table:table-cell office:value-type="float" office:value="0.0179772491566991" calcext:value-type="float">
            <text:p>0.017977249156699</text:p>
          </table:table-cell>
          <table:table-cell office:value-type="float" office:value="0.0223442610410199" calcext:value-type="float">
            <text:p>0.02234426104102</text:p>
          </table:table-cell>
          <table:table-cell office:value-type="float" office:value="0.0250738285741494" calcext:value-type="float">
            <text:p>0.025073828574149</text:p>
          </table:table-cell>
          <table:table-cell office:value-type="float" office:value="0.0237688345199233" calcext:value-type="float">
            <text:p>0.023768834519923</text:p>
          </table:table-cell>
          <table:table-cell office:value-type="float" office:value="0.0291843547657734" calcext:value-type="float">
            <text:p>0.029184354765773</text:p>
          </table:table-cell>
          <table:table-cell office:value-type="float" office:value="0.0237584225641461" calcext:value-type="float">
            <text:p>0.023758422564146</text:p>
          </table:table-cell>
          <table:table-cell office:value-type="float" office:value="0.0357023173906396" calcext:value-type="float">
            <text:p>0.03570231739064</text:p>
          </table:table-cell>
          <table:table-cell office:value-type="float" office:value="0.0402706792328195" calcext:value-type="float">
            <text:p>0.04027067923282</text:p>
          </table:table-cell>
          <table:table-cell office:value-type="float" office:value="0.0358165051423372" calcext:value-type="float">
            <text:p>0.035816505142337</text:p>
          </table:table-cell>
          <table:table-cell office:value-type="float" office:value="0.0405459208108501" calcext:value-type="float">
            <text:p>0.04054592081085</text:p>
          </table:table-cell>
          <table:table-cell office:value-type="float" office:value="0.057911165618282" calcext:value-type="float">
            <text:p>0.057911165618282</text:p>
          </table:table-cell>
          <table:table-cell office:value-type="float" office:value="0.0479407470624991" calcext:value-type="float">
            <text:p>0.047940747062499</text:p>
          </table:table-cell>
          <table:table-cell office:value-type="float" office:value="0.0472132151400029" calcext:value-type="float">
            <text:p>0.047213215140003</text:p>
          </table:table-cell>
          <table:table-cell office:value-type="float" office:value="0.0553606401894615" calcext:value-type="float">
            <text:p>0.055360640189462</text:p>
          </table:table-cell>
          <table:table-cell office:value-type="float" office:value="0.0563683512450425" calcext:value-type="float">
            <text:p>0.056368351245043</text:p>
          </table:table-cell>
          <table:table-cell office:value-type="float" office:value="0.0655962221390083" calcext:value-type="float">
            <text:p>0.065596222139008</text:p>
          </table:table-cell>
          <table:table-cell office:value-type="float" office:value="0.0800593975392201" calcext:value-type="float">
            <text:p>0.08005939753922</text:p>
          </table:table-cell>
          <table:table-cell office:value-type="float" office:value="0.0731552553746454" calcext:value-type="float">
            <text:p>0.073155255374645</text:p>
          </table:table-cell>
        </table:table-row>
        <table:table-row table:style-name="ro1">
          <table:table-cell/>
          <table:table-cell office:value-type="float" office:value="0.0178326602963129" calcext:value-type="float">
            <text:p>0.017832660296313</text:p>
          </table:table-cell>
          <table:table-cell office:value-type="float" office:value="0.0180109786802608" calcext:value-type="float">
            <text:p>0.018010978680261</text:p>
          </table:table-cell>
          <table:table-cell office:value-type="float" office:value="0.016072778273817" calcext:value-type="float">
            <text:p>0.016072778273817</text:p>
          </table:table-cell>
          <table:table-cell office:value-type="float" office:value="0.0227489965272934" calcext:value-type="float">
            <text:p>0.022748996527293</text:p>
          </table:table-cell>
          <table:table-cell office:value-type="float" office:value="0.0251087162948165" calcext:value-type="float">
            <text:p>0.025108716294817</text:p>
          </table:table-cell>
          <table:table-cell office:value-type="float" office:value="0.0330324132728036" calcext:value-type="float">
            <text:p>0.033032413272804</text:p>
          </table:table-cell>
          <table:table-cell office:value-type="float" office:value="0.0326595501840393" calcext:value-type="float">
            <text:p>0.032659550184039</text:p>
          </table:table-cell>
          <table:table-cell office:value-type="float" office:value="0.0323016461632657" calcext:value-type="float">
            <text:p>0.032301646163266</text:p>
          </table:table-cell>
          <table:table-cell office:value-type="float" office:value="0.0473896064522326" calcext:value-type="float">
            <text:p>0.047389606452233</text:p>
          </table:table-cell>
          <table:table-cell office:value-type="float" office:value="0.0478718943257524" calcext:value-type="float">
            <text:p>0.047871894325752</text:p>
          </table:table-cell>
          <table:table-cell office:value-type="float" office:value="0.0531673096225975" calcext:value-type="float">
            <text:p>0.053167309622598</text:p>
          </table:table-cell>
          <table:table-cell office:value-type="float" office:value="0.0503999522702587" calcext:value-type="float">
            <text:p>0.050399952270259</text:p>
          </table:table-cell>
          <table:table-cell office:value-type="float" office:value="0.0483267638739263" calcext:value-type="float">
            <text:p>0.048326763873926</text:p>
          </table:table-cell>
          <table:table-cell office:value-type="float" office:value="0.0559532877043977" calcext:value-type="float">
            <text:p>0.055953287704398</text:p>
          </table:table-cell>
          <table:table-cell office:value-type="float" office:value="0.0646869576547396" calcext:value-type="float">
            <text:p>0.06468695765474</text:p>
          </table:table-cell>
          <table:table-cell office:value-type="float" office:value="0.0661164787620169" calcext:value-type="float">
            <text:p>0.066116478762017</text:p>
          </table:table-cell>
          <table:table-cell office:value-type="float" office:value="0.0637386206922753" calcext:value-type="float">
            <text:p>0.063738620692275</text:p>
          </table:table-cell>
          <table:table-cell office:value-type="float" office:value="0.0792198711495493" calcext:value-type="float">
            <text:p>0.079219871149549</text:p>
          </table:table-cell>
        </table:table-row>
        <table:table-row table:style-name="ro1">
          <table:table-cell/>
          <table:table-cell office:value-type="float" office:value="0.0113196458895398" calcext:value-type="float">
            <text:p>0.01131964588954</text:p>
          </table:table-cell>
          <table:table-cell office:value-type="float" office:value="0.0176645895680233" calcext:value-type="float">
            <text:p>0.017664589568023</text:p>
          </table:table-cell>
          <table:table-cell office:value-type="float" office:value="0.0176676842870366" calcext:value-type="float">
            <text:p>0.017667684287037</text:p>
          </table:table-cell>
          <table:table-cell office:value-type="float" office:value="0.0249207181841597" calcext:value-type="float">
            <text:p>0.02492071818416</text:p>
          </table:table-cell>
          <table:table-cell office:value-type="float" office:value="0.0236904313183564" calcext:value-type="float">
            <text:p>0.023690431318356</text:p>
          </table:table-cell>
          <table:table-cell office:value-type="float" office:value="0.0327180027734592" calcext:value-type="float">
            <text:p>0.032718002773459</text:p>
          </table:table-cell>
          <table:table-cell office:value-type="float" office:value="0.0331430731392253" calcext:value-type="float">
            <text:p>0.033143073139225</text:p>
          </table:table-cell>
          <table:table-cell office:value-type="float" office:value="0.0362233434678216" calcext:value-type="float">
            <text:p>0.036223343467822</text:p>
          </table:table-cell>
          <table:table-cell office:value-type="float" office:value="0.0331277087544335" calcext:value-type="float">
            <text:p>0.033127708754434</text:p>
          </table:table-cell>
          <table:table-cell office:value-type="float" office:value="0.0406817394765199" calcext:value-type="float">
            <text:p>0.04068173947652</text:p>
          </table:table-cell>
          <table:table-cell office:value-type="float" office:value="0.0609464116604744" calcext:value-type="float">
            <text:p>0.060946411660474</text:p>
          </table:table-cell>
          <table:table-cell office:value-type="float" office:value="0.0482322958482304" calcext:value-type="float">
            <text:p>0.04823229584823</text:p>
          </table:table-cell>
          <table:table-cell office:value-type="float" office:value="0.0482668790816922" calcext:value-type="float">
            <text:p>0.048266879081692</text:p>
          </table:table-cell>
          <table:table-cell office:value-type="float" office:value="0.068681362208543" calcext:value-type="float">
            <text:p>0.068681362208543</text:p>
          </table:table-cell>
          <table:table-cell office:value-type="float" office:value="0.0639938380768285" calcext:value-type="float">
            <text:p>0.063993838076829</text:p>
          </table:table-cell>
          <table:table-cell office:value-type="float" office:value="0.0708731038630755" calcext:value-type="float">
            <text:p>0.070873103863076</text:p>
          </table:table-cell>
          <table:table-cell office:value-type="float" office:value="0.0730124279126973" calcext:value-type="float">
            <text:p>0.073012427912697</text:p>
          </table:table-cell>
          <table:table-cell office:value-type="float" office:value="0.0721993356368135" calcext:value-type="float">
            <text:p>0.072199335636814</text:p>
          </table:table-cell>
        </table:table-row>
        <table:table-row table:style-name="ro1">
          <table:table-cell/>
          <table:table-cell office:value-type="float" office:value="0.00794147139459765" calcext:value-type="float">
            <text:p>0.007941471394598</text:p>
          </table:table-cell>
          <table:table-cell office:value-type="float" office:value="0.0252338717510684" calcext:value-type="float">
            <text:p>0.025233871751068</text:p>
          </table:table-cell>
          <table:table-cell office:value-type="float" office:value="0.0226268991093498" calcext:value-type="float">
            <text:p>0.02262689910935</text:p>
          </table:table-cell>
          <table:table-cell office:value-type="float" office:value="0.0287471403311445" calcext:value-type="float">
            <text:p>0.028747140331145</text:p>
          </table:table-cell>
          <table:table-cell office:value-type="float" office:value="0.0241178549660176" calcext:value-type="float">
            <text:p>0.024117854966018</text:p>
          </table:table-cell>
          <table:table-cell office:value-type="float" office:value="0.0239419589427647" calcext:value-type="float">
            <text:p>0.023941958942765</text:p>
          </table:table-cell>
          <table:table-cell office:value-type="float" office:value="0.0325238677157496" calcext:value-type="float">
            <text:p>0.03252386771575</text:p>
          </table:table-cell>
          <table:table-cell office:value-type="float" office:value="0.0405006191355196" calcext:value-type="float">
            <text:p>0.04050061913552</text:p>
          </table:table-cell>
          <table:table-cell office:value-type="float" office:value="0.0397400126582767" calcext:value-type="float">
            <text:p>0.039740012658277</text:p>
          </table:table-cell>
          <table:table-cell office:value-type="float" office:value="0.0403858236733681" calcext:value-type="float">
            <text:p>0.040385823673368</text:p>
          </table:table-cell>
          <table:table-cell office:value-type="float" office:value="0.0252222113518116" calcext:value-type="float">
            <text:p>0.025222211351812</text:p>
          </table:table-cell>
          <table:table-cell office:value-type="float" office:value="0.0562336853824883" calcext:value-type="float">
            <text:p>0.056233685382488</text:p>
          </table:table-cell>
          <table:table-cell office:value-type="float" office:value="0.0559143615106724" calcext:value-type="float">
            <text:p>0.055914361510672</text:p>
          </table:table-cell>
          <table:table-cell office:value-type="float" office:value="0.0633620146270444" calcext:value-type="float">
            <text:p>0.063362014627044</text:p>
          </table:table-cell>
          <table:table-cell office:value-type="float" office:value="0.0721793032862365" calcext:value-type="float">
            <text:p>0.072179303286237</text:p>
          </table:table-cell>
          <table:table-cell office:value-type="float" office:value="0.064886124905246" calcext:value-type="float">
            <text:p>0.064886124905246</text:p>
          </table:table-cell>
          <table:table-cell office:value-type="float" office:value="0.0641702515026861" calcext:value-type="float">
            <text:p>0.064170251502686</text:p>
          </table:table-cell>
          <table:table-cell office:value-type="float" office:value="0.0801333651134542" calcext:value-type="float">
            <text:p>0.080133365113454</text:p>
          </table:table-cell>
        </table:table-row>
        <table:table-row table:style-name="ro1">
          <table:table-cell/>
          <table:table-cell office:value-type="float" office:value="0.0226328562601488" calcext:value-type="float">
            <text:p>0.022632856260149</text:p>
          </table:table-cell>
          <table:table-cell office:value-type="float" office:value="0.0226007334690351" calcext:value-type="float">
            <text:p>0.022600733469035</text:p>
          </table:table-cell>
          <table:table-cell office:value-type="float" office:value="0.01590975264669" calcext:value-type="float">
            <text:p>0.01590975264669</text:p>
          </table:table-cell>
          <table:table-cell office:value-type="float" office:value="0.0240677106345873" calcext:value-type="float">
            <text:p>0.024067710634587</text:p>
          </table:table-cell>
          <table:table-cell office:value-type="float" office:value="0.0252177036347751" calcext:value-type="float">
            <text:p>0.025217703634775</text:p>
          </table:table-cell>
          <table:table-cell office:value-type="float" office:value="0.0407092294404934" calcext:value-type="float">
            <text:p>0.040709229440493</text:p>
          </table:table-cell>
          <table:table-cell office:value-type="float" office:value="0.0321726180545568" calcext:value-type="float">
            <text:p>0.032172618054557</text:p>
          </table:table-cell>
          <table:table-cell office:value-type="float" office:value="0.0317681712660524" calcext:value-type="float">
            <text:p>0.031768171266052</text:p>
          </table:table-cell>
          <table:table-cell office:value-type="float" office:value="0.0400877776503413" calcext:value-type="float">
            <text:p>0.040087777650341</text:p>
          </table:table-cell>
          <table:table-cell office:value-type="float" office:value="0.048169419114776" calcext:value-type="float">
            <text:p>0.048169419114776</text:p>
          </table:table-cell>
          <table:table-cell office:value-type="float" office:value="0.040356407771202" calcext:value-type="float">
            <text:p>0.040356407771202</text:p>
          </table:table-cell>
          <table:table-cell office:value-type="float" office:value="0.0402161688425109" calcext:value-type="float">
            <text:p>0.040216168842511</text:p>
          </table:table-cell>
          <table:table-cell office:value-type="float" office:value="0.0554314001653864" calcext:value-type="float">
            <text:p>0.055431400165386</text:p>
          </table:table-cell>
          <table:table-cell office:value-type="float" office:value="0.0637937575929261" calcext:value-type="float">
            <text:p>0.063793757592926</text:p>
          </table:table-cell>
          <table:table-cell office:value-type="float" office:value="0.0643070865420792" calcext:value-type="float">
            <text:p>0.064307086542079</text:p>
          </table:table-cell>
          <table:table-cell office:value-type="float" office:value="0.0719051856391034" calcext:value-type="float">
            <text:p>0.071905185639103</text:p>
          </table:table-cell>
          <table:table-cell office:value-type="float" office:value="0.0719124905224728" calcext:value-type="float">
            <text:p>0.071912490522473</text:p>
          </table:table-cell>
          <table:table-cell office:value-type="float" office:value="0.0725030462029713" calcext:value-type="float">
            <text:p>0.072503046202971</text:p>
          </table:table-cell>
        </table:table-row>
        <table:table-row table:style-name="ro1">
          <table:table-cell/>
          <table:table-cell office:value-type="float" office:value="0.0237582879865263" calcext:value-type="float">
            <text:p>0.023758287986526</text:p>
          </table:table-cell>
          <table:table-cell office:value-type="float" office:value="0.00797980270730744" calcext:value-type="float">
            <text:p>0.007979802707307</text:p>
          </table:table-cell>
          <table:table-cell office:value-type="float" office:value="0.0112455430331346" calcext:value-type="float">
            <text:p>0.011245543033135</text:p>
          </table:table-cell>
          <table:table-cell office:value-type="float" office:value="0.017719289135569" calcext:value-type="float">
            <text:p>0.017719289135569</text:p>
          </table:table-cell>
          <table:table-cell office:value-type="float" office:value="0.0236103283477917" calcext:value-type="float">
            <text:p>0.023610328347792</text:p>
          </table:table-cell>
          <table:table-cell office:value-type="float" office:value="0.0239143388208275" calcext:value-type="float">
            <text:p>0.023914338820828</text:p>
          </table:table-cell>
          <table:table-cell office:value-type="float" office:value="0.0317437675017029" calcext:value-type="float">
            <text:p>0.031743767501703</text:p>
          </table:table-cell>
          <table:table-cell office:value-type="float" office:value="0.0328869284109139" calcext:value-type="float">
            <text:p>0.032886928410914</text:p>
          </table:table-cell>
          <table:table-cell office:value-type="float" office:value="0.0403147198606981" calcext:value-type="float">
            <text:p>0.040314719860698</text:p>
          </table:table-cell>
          <table:table-cell office:value-type="float" office:value="0.0477598742892714" calcext:value-type="float">
            <text:p>0.047759874289271</text:p>
          </table:table-cell>
          <table:table-cell office:value-type="float" office:value="0.0481063447065638" calcext:value-type="float">
            <text:p>0.048106344706564</text:p>
          </table:table-cell>
          <table:table-cell office:value-type="float" office:value="0.0668463754916804" calcext:value-type="float">
            <text:p>0.06684637549168</text:p>
          </table:table-cell>
          <table:table-cell office:value-type="float" office:value="0.0508799131481467" calcext:value-type="float">
            <text:p>0.050879913148147</text:p>
          </table:table-cell>
          <table:table-cell office:value-type="float" office:value="0.055564208932626" calcext:value-type="float">
            <text:p>0.055564208932626</text:p>
          </table:table-cell>
          <table:table-cell office:value-type="float" office:value="0.0639380576363629" calcext:value-type="float">
            <text:p>0.063938057636363</text:p>
          </table:table-cell>
          <table:table-cell office:value-type="float" office:value="0.0714970833572025" calcext:value-type="float">
            <text:p>0.071497083357203</text:p>
          </table:table-cell>
          <table:table-cell office:value-type="float" office:value="0.072762800797449" calcext:value-type="float">
            <text:p>0.072762800797449</text:p>
          </table:table-cell>
          <table:table-cell office:value-type="float" office:value="0.0821633711630402" calcext:value-type="float">
            <text:p>0.08216337116304</text:p>
          </table:table-cell>
        </table:table-row>
        <table:table-row table:style-name="ro1">
          <table:table-cell/>
          <table:table-cell office:value-type="float" office:value="0.0179057566903503" calcext:value-type="float">
            <text:p>0.01790575669035</text:p>
          </table:table-cell>
          <table:table-cell office:value-type="float" office:value="0.00890458843283825" calcext:value-type="float">
            <text:p>0.008904588432838</text:p>
          </table:table-cell>
          <table:table-cell office:value-type="float" office:value="0.0240191497890707" calcext:value-type="float">
            <text:p>0.024019149789071</text:p>
          </table:table-cell>
          <table:table-cell office:value-type="float" office:value="0.0252124306922884" calcext:value-type="float">
            <text:p>0.025212430692288</text:p>
          </table:table-cell>
          <table:table-cell office:value-type="float" office:value="0.0331011404393003" calcext:value-type="float">
            <text:p>0.0331011404393</text:p>
          </table:table-cell>
          <table:table-cell office:value-type="float" office:value="0.0224204835569371" calcext:value-type="float">
            <text:p>0.022420483556937</text:p>
          </table:table-cell>
          <table:table-cell office:value-type="float" office:value="0.0397783046603829" calcext:value-type="float">
            <text:p>0.039778304660383</text:p>
          </table:table-cell>
          <table:table-cell office:value-type="float" office:value="0.0406206205141478" calcext:value-type="float">
            <text:p>0.040620620514148</text:p>
          </table:table-cell>
          <table:table-cell office:value-type="float" office:value="0.0408061657939582" calcext:value-type="float">
            <text:p>0.040806165793958</text:p>
          </table:table-cell>
          <table:table-cell office:value-type="float" office:value="0.0486702693855017" calcext:value-type="float">
            <text:p>0.048670269385502</text:p>
          </table:table-cell>
          <table:table-cell office:value-type="float" office:value="0.0325819579780182" calcext:value-type="float">
            <text:p>0.032581957978018</text:p>
          </table:table-cell>
          <table:table-cell office:value-type="float" office:value="0.04814519106177" calcext:value-type="float">
            <text:p>0.04814519106177</text:p>
          </table:table-cell>
          <table:table-cell office:value-type="float" office:value="0.057504263676071" calcext:value-type="float">
            <text:p>0.057504263676071</text:p>
          </table:table-cell>
          <table:table-cell office:value-type="float" office:value="0.0650471854505996" calcext:value-type="float">
            <text:p>0.0650471854506</text:p>
          </table:table-cell>
          <table:table-cell office:value-type="float" office:value="0.0639318353729754" calcext:value-type="float">
            <text:p>0.063931835372975</text:p>
          </table:table-cell>
          <table:table-cell office:value-type="float" office:value="0.0642652549968974" calcext:value-type="float">
            <text:p>0.064265254996897</text:p>
          </table:table-cell>
          <table:table-cell office:value-type="float" office:value="0.072441873764608" calcext:value-type="float">
            <text:p>0.072441873764608</text:p>
          </table:table-cell>
          <table:table-cell office:value-type="float" office:value="0.126438387904812" calcext:value-type="float">
            <text:p>0.126438387904812</text:p>
          </table:table-cell>
        </table:table-row>
        <table:table-row table:style-name="ro1">
          <table:table-cell/>
          <table:table-cell office:value-type="float" office:value="0.0177617391067951" calcext:value-type="float">
            <text:p>0.017761739106795</text:p>
          </table:table-cell>
          <table:table-cell office:value-type="float" office:value="0.0249487968894879" calcext:value-type="float">
            <text:p>0.024948796889488</text:p>
          </table:table-cell>
          <table:table-cell office:value-type="float" office:value="0.0178015542607955" calcext:value-type="float">
            <text:p>0.017801554260796</text:p>
          </table:table-cell>
          <table:table-cell office:value-type="float" office:value="0.0239279816531217" calcext:value-type="float">
            <text:p>0.023927981653122</text:p>
          </table:table-cell>
          <table:table-cell office:value-type="float" office:value="0.0224627237187511" calcext:value-type="float">
            <text:p>0.022462723718751</text:p>
          </table:table-cell>
          <table:table-cell office:value-type="float" office:value="0.0328458904892834" calcext:value-type="float">
            <text:p>0.032845890489283</text:p>
          </table:table-cell>
          <table:table-cell office:value-type="float" office:value="0.0252568401593353" calcext:value-type="float">
            <text:p>0.025256840159335</text:p>
          </table:table-cell>
          <table:table-cell office:value-type="float" office:value="0.0398701888801234" calcext:value-type="float">
            <text:p>0.039870188880123</text:p>
          </table:table-cell>
          <table:table-cell office:value-type="float" office:value="0.0429289389340737" calcext:value-type="float">
            <text:p>0.042928938934074</text:p>
          </table:table-cell>
          <table:table-cell office:value-type="float" office:value="0.0478569208396031" calcext:value-type="float">
            <text:p>0.047856920839603</text:p>
          </table:table-cell>
          <table:table-cell office:value-type="float" office:value="0.0612909226986634" calcext:value-type="float">
            <text:p>0.061290922698663</text:p>
          </table:table-cell>
          <table:table-cell office:value-type="float" office:value="0.0485153386778581" calcext:value-type="float">
            <text:p>0.048515338677858</text:p>
          </table:table-cell>
          <table:table-cell office:value-type="float" office:value="0.0508432459626862" calcext:value-type="float">
            <text:p>0.050843245962686</text:p>
          </table:table-cell>
          <table:table-cell office:value-type="float" office:value="0.0636981417794113" calcext:value-type="float">
            <text:p>0.063698141779411</text:p>
          </table:table-cell>
          <table:table-cell office:value-type="float" office:value="0.0635993054742074" calcext:value-type="float">
            <text:p>0.063599305474207</text:p>
          </table:table-cell>
          <table:table-cell office:value-type="float" office:value="0.0716773477208072" calcext:value-type="float">
            <text:p>0.071677347720807</text:p>
          </table:table-cell>
          <table:table-cell office:value-type="float" office:value="0.0796440176949047" calcext:value-type="float">
            <text:p>0.079644017694905</text:p>
          </table:table-cell>
          <table:table-cell office:value-type="float" office:value="0.152650446122433" calcext:value-type="float">
            <text:p>0.152650446122433</text:p>
          </table:table-cell>
        </table:table-row>
        <table:table-row table:style-name="ro1">
          <table:table-cell/>
          <table:table-cell office:value-type="float" office:value="0.00799364214177402" calcext:value-type="float">
            <text:p>0.007993642141774</text:p>
          </table:table-cell>
          <table:table-cell office:value-type="float" office:value="0.0160308822461466" calcext:value-type="float">
            <text:p>0.016030882246147</text:p>
          </table:table-cell>
          <table:table-cell office:value-type="float" office:value="0.0356381480217782" calcext:value-type="float">
            <text:p>0.035638148021778</text:p>
          </table:table-cell>
          <table:table-cell office:value-type="float" office:value="0.0239182936403097" calcext:value-type="float">
            <text:p>0.02391829364031</text:p>
          </table:table-cell>
          <table:table-cell office:value-type="float" office:value="0.0251912174186005" calcext:value-type="float">
            <text:p>0.025191217418601</text:p>
          </table:table-cell>
          <table:table-cell office:value-type="float" office:value="0.0287822110971654" calcext:value-type="float">
            <text:p>0.028782211097165</text:p>
          </table:table-cell>
          <table:table-cell office:value-type="float" office:value="0.040594945176271" calcext:value-type="float">
            <text:p>0.040594945176271</text:p>
          </table:table-cell>
          <table:table-cell office:value-type="float" office:value="0.0319502118623895" calcext:value-type="float">
            <text:p>0.03195021186239</text:p>
          </table:table-cell>
          <table:table-cell office:value-type="float" office:value="0.0398324764051935" calcext:value-type="float">
            <text:p>0.039832476405194</text:p>
          </table:table-cell>
          <table:table-cell office:value-type="float" office:value="0.0408625351164836" calcext:value-type="float">
            <text:p>0.040862535116484</text:p>
          </table:table-cell>
          <table:table-cell office:value-type="float" office:value="0.0406120584602732" calcext:value-type="float">
            <text:p>0.040612058460273</text:p>
          </table:table-cell>
          <table:table-cell office:value-type="float" office:value="0.0558864415513819" calcext:value-type="float">
            <text:p>0.055886441551382</text:p>
          </table:table-cell>
          <table:table-cell office:value-type="float" office:value="0.0561119734361657" calcext:value-type="float">
            <text:p>0.056111973436166</text:p>
          </table:table-cell>
          <table:table-cell office:value-type="float" office:value="0.0567633156058388" calcext:value-type="float">
            <text:p>0.056763315605839</text:p>
          </table:table-cell>
          <table:table-cell office:value-type="float" office:value="0.0645017050806406" calcext:value-type="float">
            <text:p>0.064501705080641</text:p>
          </table:table-cell>
          <table:table-cell office:value-type="float" office:value="0.0647389670398992" calcext:value-type="float">
            <text:p>0.064738967039899</text:p>
          </table:table-cell>
          <table:table-cell office:value-type="float" office:value="0.0795404661712026" calcext:value-type="float">
            <text:p>0.079540466171203</text:p>
          </table:table-cell>
          <table:table-cell office:value-type="float" office:value="0.119379521947276" calcext:value-type="float">
            <text:p>0.119379521947276</text:p>
          </table:table-cell>
        </table:table-row>
        <table:table-row table:style-name="ro1">
          <table:table-cell/>
          <table:table-cell office:value-type="float" office:value="0.0112156680958408" calcext:value-type="float">
            <text:p>0.011215668095841</text:p>
          </table:table-cell>
          <table:table-cell office:value-type="float" office:value="0.0237968394217467" calcext:value-type="float">
            <text:p>0.023796839421747</text:p>
          </table:table-cell>
          <table:table-cell office:value-type="float" office:value="0.0177249820691073" calcext:value-type="float">
            <text:p>0.017724982069107</text:p>
          </table:table-cell>
          <table:table-cell office:value-type="float" office:value="0.035499342766893" calcext:value-type="float">
            <text:p>0.035499342766893</text:p>
          </table:table-cell>
          <table:table-cell office:value-type="float" office:value="0.0253337366783407" calcext:value-type="float">
            <text:p>0.025333736678341</text:p>
          </table:table-cell>
          <table:table-cell office:value-type="float" office:value="0.0239817034123145" calcext:value-type="float">
            <text:p>0.023981703412315</text:p>
          </table:table-cell>
          <table:table-cell office:value-type="float" office:value="0.0314636120519255" calcext:value-type="float">
            <text:p>0.031463612051926</text:p>
          </table:table-cell>
          <table:table-cell office:value-type="float" office:value="0.0327084729817231" calcext:value-type="float">
            <text:p>0.032708472981723</text:p>
          </table:table-cell>
          <table:table-cell office:value-type="float" office:value="0.0403811721937447" calcext:value-type="float">
            <text:p>0.040381172193745</text:p>
          </table:table-cell>
          <table:table-cell office:value-type="float" office:value="0.0484901656987115" calcext:value-type="float">
            <text:p>0.048490165698712</text:p>
          </table:table-cell>
          <table:table-cell office:value-type="float" office:value="0.0468944708635829" calcext:value-type="float">
            <text:p>0.046894470863583</text:p>
          </table:table-cell>
          <table:table-cell office:value-type="float" office:value="0.0484869148380708" calcext:value-type="float">
            <text:p>0.048486914838071</text:p>
          </table:table-cell>
          <table:table-cell office:value-type="float" office:value="0.0607216513913344" calcext:value-type="float">
            <text:p>0.060721651391334</text:p>
          </table:table-cell>
          <table:table-cell office:value-type="float" office:value="0.0639919004659412" calcext:value-type="float">
            <text:p>0.063991900465941</text:p>
          </table:table-cell>
          <table:table-cell office:value-type="float" office:value="0.0630490120181287" calcext:value-type="float">
            <text:p>0.063049012018129</text:p>
          </table:table-cell>
          <table:table-cell office:value-type="float" office:value="0.0732048873362281" calcext:value-type="float">
            <text:p>0.073204887336228</text:p>
          </table:table-cell>
          <table:table-cell office:value-type="float" office:value="0.0724256753374813" calcext:value-type="float">
            <text:p>0.072425675337481</text:p>
          </table:table-cell>
          <table:table-cell office:value-type="float" office:value="0.0717012982647739" calcext:value-type="float">
            <text:p>0.071701298264774</text:p>
          </table:table-cell>
        </table:table-row>
        <table:table-row table:style-name="ro1">
          <table:table-cell/>
          <table:table-cell office:value-type="float" office:value="0.0179032273293528" calcext:value-type="float">
            <text:p>0.017903227329353</text:p>
          </table:table-cell>
          <table:table-cell office:value-type="float" office:value="0.0112044609019936" calcext:value-type="float">
            <text:p>0.011204460901994</text:p>
          </table:table-cell>
          <table:table-cell office:value-type="float" office:value="0.0238715106903691" calcext:value-type="float">
            <text:p>0.023871510690369</text:p>
          </table:table-cell>
          <table:table-cell office:value-type="float" office:value="0.0160018312642573" calcext:value-type="float">
            <text:p>0.016001831264257</text:p>
          </table:table-cell>
          <table:table-cell office:value-type="float" office:value="0.0249940713198355" calcext:value-type="float">
            <text:p>0.024994071319836</text:p>
          </table:table-cell>
          <table:table-cell office:value-type="float" office:value="0.0327527034226079" calcext:value-type="float">
            <text:p>0.032752703422608</text:p>
          </table:table-cell>
          <table:table-cell office:value-type="float" office:value="0.0334467175541742" calcext:value-type="float">
            <text:p>0.033446717554174</text:p>
          </table:table-cell>
          <table:table-cell office:value-type="float" office:value="0.0399616609278733" calcext:value-type="float">
            <text:p>0.039961660927873</text:p>
          </table:table-cell>
          <table:table-cell office:value-type="float" office:value="0.0398292990969271" calcext:value-type="float">
            <text:p>0.039829299096927</text:p>
          </table:table-cell>
          <table:table-cell office:value-type="float" office:value="0.0502398778776683" calcext:value-type="float">
            <text:p>0.050239877877668</text:p>
          </table:table-cell>
          <table:table-cell office:value-type="float" office:value="0.0493028735972821" calcext:value-type="float">
            <text:p>0.049302873597282</text:p>
          </table:table-cell>
          <table:table-cell office:value-type="float" office:value="0.0556643869182272" calcext:value-type="float">
            <text:p>0.055664386918227</text:p>
          </table:table-cell>
          <table:table-cell office:value-type="float" office:value="0.0562636622298889" calcext:value-type="float">
            <text:p>0.056263662229889</text:p>
          </table:table-cell>
          <table:table-cell office:value-type="float" office:value="0.0652584647527771" calcext:value-type="float">
            <text:p>0.065258464752777</text:p>
          </table:table-cell>
          <table:table-cell office:value-type="float" office:value="0.0569490442458561" calcext:value-type="float">
            <text:p>0.056949044245856</text:p>
          </table:table-cell>
          <table:table-cell office:value-type="float" office:value="0.0738775384492268" calcext:value-type="float">
            <text:p>0.073877538449227</text:p>
          </table:table-cell>
          <table:table-cell office:value-type="float" office:value="0.0792761400248439" calcext:value-type="float">
            <text:p>0.079276140024844</text:p>
          </table:table-cell>
          <table:table-cell office:value-type="float" office:value="0.0227025019481842" calcext:value-type="float">
            <text:p>0.022702501948184</text:p>
          </table:table-cell>
        </table:table-row>
        <table:table-row table:style-name="ro1">
          <table:table-cell/>
          <table:table-cell office:value-type="float" office:value="0.00791842760563187" calcext:value-type="float">
            <text:p>0.007918427605632</text:p>
          </table:table-cell>
          <table:table-cell office:value-type="float" office:value="0.0114195206313011" calcext:value-type="float">
            <text:p>0.011419520631301</text:p>
          </table:table-cell>
          <table:table-cell office:value-type="float" office:value="0.0287931163144044" calcext:value-type="float">
            <text:p>0.028793116314404</text:p>
          </table:table-cell>
          <table:table-cell office:value-type="float" office:value="0.0236679281624555" calcext:value-type="float">
            <text:p>0.023667928162456</text:p>
          </table:table-cell>
          <table:table-cell office:value-type="float" office:value="0.0253878531557974" calcext:value-type="float">
            <text:p>0.025387853155797</text:p>
          </table:table-cell>
          <table:table-cell office:value-type="float" office:value="0.0288184109278002" calcext:value-type="float">
            <text:p>0.0288184109278</text:p>
          </table:table-cell>
          <table:table-cell office:value-type="float" office:value="0.0402424272122304" calcext:value-type="float">
            <text:p>0.04024242721223</text:p>
          </table:table-cell>
          <table:table-cell office:value-type="float" office:value="0.0430128146952694" calcext:value-type="float">
            <text:p>0.043012814695269</text:p>
          </table:table-cell>
          <table:table-cell office:value-type="float" office:value="0.0406872344987821" calcext:value-type="float">
            <text:p>0.040687234498782</text:p>
          </table:table-cell>
          <table:table-cell office:value-type="float" office:value="0.039659148931341" calcext:value-type="float">
            <text:p>0.039659148931341</text:p>
          </table:table-cell>
          <table:table-cell office:value-type="float" office:value="0.0404294165921994" calcext:value-type="float">
            <text:p>0.040429416592199</text:p>
          </table:table-cell>
          <table:table-cell office:value-type="float" office:value="0.0566037384535103" calcext:value-type="float">
            <text:p>0.05660373845351</text:p>
          </table:table-cell>
          <table:table-cell office:value-type="float" office:value="0.0557507481505103" calcext:value-type="float">
            <text:p>0.05575074815051</text:p>
          </table:table-cell>
          <table:table-cell office:value-type="float" office:value="0.0567821165876178" calcext:value-type="float">
            <text:p>0.056782116587618</text:p>
          </table:table-cell>
          <table:table-cell office:value-type="float" office:value="0.056091279619591" calcext:value-type="float">
            <text:p>0.056091279619591</text:p>
          </table:table-cell>
          <table:table-cell office:value-type="float" office:value="0.0718203407996269" calcext:value-type="float">
            <text:p>0.071820340799627</text:p>
          </table:table-cell>
          <table:table-cell office:value-type="float" office:value="0.064426789064526" calcext:value-type="float">
            <text:p>0.064426789064526</text:p>
          </table:table-cell>
          <table:table-cell office:value-type="float" office:value="0.0159895697920439" calcext:value-type="float">
            <text:p>0.015989569792044</text:p>
          </table:table-cell>
        </table:table-row>
        <table:table-row table:style-name="ro1">
          <table:table-cell/>
          <table:table-cell office:value-type="float" office:value="0.0080228157391866" calcext:value-type="float">
            <text:p>0.008022815739187</text:p>
          </table:table-cell>
          <table:table-cell office:value-type="float" office:value="0.0176970214134192" calcext:value-type="float">
            <text:p>0.017697021413419</text:p>
          </table:table-cell>
          <table:table-cell office:value-type="float" office:value="0.0158046604166021" calcext:value-type="float">
            <text:p>0.015804660416602</text:p>
          </table:table-cell>
          <table:table-cell office:value-type="float" office:value="0.0180582463109477" calcext:value-type="float">
            <text:p>0.018058246310948</text:p>
          </table:table-cell>
          <table:table-cell office:value-type="float" office:value="0.0176628263958871" calcext:value-type="float">
            <text:p>0.017662826395887</text:p>
          </table:table-cell>
          <table:table-cell office:value-type="float" office:value="0.0319013669665285" calcext:value-type="float">
            <text:p>0.031901366966529</text:p>
          </table:table-cell>
          <table:table-cell office:value-type="float" office:value="0.025405067468497" calcext:value-type="float">
            <text:p>0.025405067468497</text:p>
          </table:table-cell>
          <table:table-cell office:value-type="float" office:value="0.0403166198063985" calcext:value-type="float">
            <text:p>0.040316619806399</text:p>
          </table:table-cell>
          <table:table-cell office:value-type="float" office:value="0.0428457960263747" calcext:value-type="float">
            <text:p>0.042845796026375</text:p>
          </table:table-cell>
          <table:table-cell office:value-type="float" office:value="0.0485817619786158" calcext:value-type="float">
            <text:p>0.048581761978616</text:p>
          </table:table-cell>
          <table:table-cell office:value-type="float" office:value="0.0398698098859307" calcext:value-type="float">
            <text:p>0.039869809885931</text:p>
          </table:table-cell>
          <table:table-cell office:value-type="float" office:value="0.0563038236281124" calcext:value-type="float">
            <text:p>0.056303823628112</text:p>
          </table:table-cell>
          <table:table-cell office:value-type="float" office:value="0.0555875632835909" calcext:value-type="float">
            <text:p>0.055587563283591</text:p>
          </table:table-cell>
          <table:table-cell office:value-type="float" office:value="0.0560794008398787" calcext:value-type="float">
            <text:p>0.056079400839879</text:p>
          </table:table-cell>
          <table:table-cell office:value-type="float" office:value="0.0637156246914331" calcext:value-type="float">
            <text:p>0.063715624691433</text:p>
          </table:table-cell>
          <table:table-cell office:value-type="float" office:value="0.0639692530598239" calcext:value-type="float">
            <text:p>0.063969253059824</text:p>
          </table:table-cell>
          <table:table-cell office:value-type="float" office:value="0.0636206699101655" calcext:value-type="float">
            <text:p>0.063620669910166</text:p>
          </table:table-cell>
          <table:table-cell office:value-type="float" office:value="0.0159007055094946" calcext:value-type="float">
            <text:p>0.015900705509495</text:p>
          </table:table-cell>
        </table:table-row>
        <table:table-row table:style-name="ro1">
          <table:table-cell/>
          <table:table-cell office:value-type="float" office:value="0.00785138484347301" calcext:value-type="float">
            <text:p>0.007851384843473</text:p>
          </table:table-cell>
          <table:table-cell office:value-type="float" office:value="0.00795766842415726" calcext:value-type="float">
            <text:p>0.007957668424157</text:p>
          </table:table-cell>
          <table:table-cell office:value-type="float" office:value="0.0178968729005582" calcext:value-type="float">
            <text:p>0.017896872900558</text:p>
          </table:table-cell>
          <table:table-cell office:value-type="float" office:value="0.0285443150941536" calcext:value-type="float">
            <text:p>0.028544315094154</text:p>
          </table:table-cell>
          <table:table-cell office:value-type="float" office:value="0.0253268674307649" calcext:value-type="float">
            <text:p>0.025326867430765</text:p>
          </table:table-cell>
          <table:table-cell office:value-type="float" office:value="0.0329486465407242" calcext:value-type="float">
            <text:p>0.032948646540724</text:p>
          </table:table-cell>
          <table:table-cell office:value-type="float" office:value="0.0317938175588606" calcext:value-type="float">
            <text:p>0.031793817558861</text:p>
          </table:table-cell>
          <table:table-cell office:value-type="float" office:value="0.0399416440975604" calcext:value-type="float">
            <text:p>0.03994164409756</text:p>
          </table:table-cell>
          <table:table-cell office:value-type="float" office:value="0.0399006836087991" calcext:value-type="float">
            <text:p>0.039900683608799</text:p>
          </table:table-cell>
          <table:table-cell office:value-type="float" office:value="0.0431701639138928" calcext:value-type="float">
            <text:p>0.043170163913893</text:p>
          </table:table-cell>
          <table:table-cell office:value-type="float" office:value="0.0476602888120828" calcext:value-type="float">
            <text:p>0.047660288812083</text:p>
          </table:table-cell>
          <table:table-cell office:value-type="float" office:value="0.0480664676457275" calcext:value-type="float">
            <text:p>0.048066467645728</text:p>
          </table:table-cell>
          <table:table-cell office:value-type="float" office:value="0.055633698412096" calcext:value-type="float">
            <text:p>0.055633698412096</text:p>
          </table:table-cell>
          <table:table-cell office:value-type="float" office:value="0.0641203997199696" calcext:value-type="float">
            <text:p>0.06412039971997</text:p>
          </table:table-cell>
          <table:table-cell office:value-type="float" office:value="0.0632164977976059" calcext:value-type="float">
            <text:p>0.063216497797606</text:p>
          </table:table-cell>
          <table:table-cell office:value-type="float" office:value="0.0710403974631605" calcext:value-type="float">
            <text:p>0.071040397463161</text:p>
          </table:table-cell>
          <table:table-cell office:value-type="float" office:value="0.0718236902440194" calcext:value-type="float">
            <text:p>0.071823690244019</text:p>
          </table:table-cell>
          <table:table-cell office:value-type="float" office:value="0.0713995050416877" calcext:value-type="float">
            <text:p>0.071399505041688</text:p>
          </table:table-cell>
        </table:table-row>
        <table:table-row table:style-name="ro1">
          <table:table-cell/>
          <table:table-cell office:value-type="float" office:value="0.0161855687209736" calcext:value-type="float">
            <text:p>0.016185568720974</text:p>
          </table:table-cell>
          <table:table-cell office:value-type="float" office:value="0.0240352537348224" calcext:value-type="float">
            <text:p>0.024035253734822</text:p>
          </table:table-cell>
          <table:table-cell office:value-type="float" office:value="0.0178485088651144" calcext:value-type="float">
            <text:p>0.017848508865114</text:p>
          </table:table-cell>
          <table:table-cell office:value-type="float" office:value="0.0252088367683467" calcext:value-type="float">
            <text:p>0.025208836768347</text:p>
          </table:table-cell>
          <table:table-cell office:value-type="float" office:value="0.0239755802919856" calcext:value-type="float">
            <text:p>0.023975580291986</text:p>
          </table:table-cell>
          <table:table-cell office:value-type="float" office:value="0.0353442905036264" calcext:value-type="float">
            <text:p>0.035344290503626</text:p>
          </table:table-cell>
          <table:table-cell office:value-type="float" office:value="0.0406359795439886" calcext:value-type="float">
            <text:p>0.040635979543989</text:p>
          </table:table-cell>
          <table:table-cell office:value-type="float" office:value="0.0289996167401432" calcext:value-type="float">
            <text:p>0.028999616740143</text:p>
          </table:table-cell>
          <table:table-cell office:value-type="float" office:value="0.042639542194412" calcext:value-type="float">
            <text:p>0.042639542194412</text:p>
          </table:table-cell>
          <table:table-cell office:value-type="float" office:value="0.0397739290076385" calcext:value-type="float">
            <text:p>0.039773929007639</text:p>
          </table:table-cell>
          <table:table-cell office:value-type="float" office:value="0.0536033671118293" calcext:value-type="float">
            <text:p>0.053603367111829</text:p>
          </table:table-cell>
          <table:table-cell office:value-type="float" office:value="0.0405928648145811" calcext:value-type="float">
            <text:p>0.040592864814581</text:p>
          </table:table-cell>
          <table:table-cell office:value-type="float" office:value="0.0560663611897129" calcext:value-type="float">
            <text:p>0.056066361189713</text:p>
          </table:table-cell>
          <table:table-cell office:value-type="float" office:value="0.0563997588842197" calcext:value-type="float">
            <text:p>0.05639975888422</text:p>
          </table:table-cell>
          <table:table-cell office:value-type="float" office:value="0.0721862996246907" calcext:value-type="float">
            <text:p>0.072186299624691</text:p>
          </table:table-cell>
          <table:table-cell office:value-type="float" office:value="0.0633328337841231" calcext:value-type="float">
            <text:p>0.063332833784123</text:p>
          </table:table-cell>
          <table:table-cell office:value-type="float" office:value="0.0723988923280429" calcext:value-type="float">
            <text:p>0.072398892328043</text:p>
          </table:table-cell>
          <table:table-cell office:value-type="float" office:value="0.0817975867939528" calcext:value-type="float">
            <text:p>0.081797586793953</text:p>
          </table:table-cell>
        </table:table-row>
        <table:table-row table:style-name="ro1">
          <table:table-cell/>
          <table:table-cell office:value-type="float" office:value="0.0177365801700123" calcext:value-type="float">
            <text:p>0.017736580170012</text:p>
          </table:table-cell>
          <table:table-cell office:value-type="float" office:value="0.0158872443462156" calcext:value-type="float">
            <text:p>0.015887244346216</text:p>
          </table:table-cell>
          <table:table-cell office:value-type="float" office:value="0.0177975680919887" calcext:value-type="float">
            <text:p>0.017797568091989</text:p>
          </table:table-cell>
          <table:table-cell office:value-type="float" office:value="0.0159639789826669" calcext:value-type="float">
            <text:p>0.015963978982667</text:p>
          </table:table-cell>
          <table:table-cell office:value-type="float" office:value="0.0238866916615245" calcext:value-type="float">
            <text:p>0.023886691661525</text:p>
          </table:table-cell>
          <table:table-cell office:value-type="float" office:value="0.0241371933674535" calcext:value-type="float">
            <text:p>0.024137193367454</text:p>
          </table:table-cell>
          <table:table-cell office:value-type="float" office:value="0.025199257978397" calcext:value-type="float">
            <text:p>0.025199257978397</text:p>
          </table:table-cell>
          <table:table-cell office:value-type="float" office:value="0.0399182440504637" calcext:value-type="float">
            <text:p>0.039918244050464</text:p>
          </table:table-cell>
          <table:table-cell office:value-type="float" office:value="0.0407033411401282" calcext:value-type="float">
            <text:p>0.040703341140128</text:p>
          </table:table-cell>
          <table:table-cell office:value-type="float" office:value="0.0398178801031364" calcext:value-type="float">
            <text:p>0.039817880103136</text:p>
          </table:table-cell>
          <table:table-cell office:value-type="float" office:value="0.0485892563941082" calcext:value-type="float">
            <text:p>0.048589256394108</text:p>
          </table:table-cell>
          <table:table-cell office:value-type="float" office:value="0.0557160467587682" calcext:value-type="float">
            <text:p>0.055716046758768</text:p>
          </table:table-cell>
          <table:table-cell office:value-type="float" office:value="0.058556396195029" calcext:value-type="float">
            <text:p>0.058556396195029</text:p>
          </table:table-cell>
          <table:table-cell office:value-type="float" office:value="0.0721458493648564" calcext:value-type="float">
            <text:p>0.072145849364856</text:p>
          </table:table-cell>
          <table:table-cell office:value-type="float" office:value="0.0639621805649279" calcext:value-type="float">
            <text:p>0.063962180564928</text:p>
          </table:table-cell>
          <table:table-cell office:value-type="float" office:value="0.0652660101689373" calcext:value-type="float">
            <text:p>0.065266010168937</text:p>
          </table:table-cell>
          <table:table-cell office:value-type="float" office:value="0.0717370175405266" calcext:value-type="float">
            <text:p>0.071737017540527</text:p>
          </table:table-cell>
          <table:table-cell office:value-type="float" office:value="0.0798705341988261" calcext:value-type="float">
            <text:p>0.079870534198826</text:p>
          </table:table-cell>
        </table:table-row>
        <table:table-row table:style-name="ro1">
          <table:table-cell/>
          <table:table-cell office:value-type="float" office:value="0.00790684399536169" calcext:value-type="float">
            <text:p>0.007906843995362</text:p>
          </table:table-cell>
          <table:table-cell office:value-type="float" office:value="0.0177518551314029" calcext:value-type="float">
            <text:p>0.017751855131403</text:p>
          </table:table-cell>
          <table:table-cell office:value-type="float" office:value="0.0178704105451395" calcext:value-type="float">
            <text:p>0.01787041054514</text:p>
          </table:table-cell>
          <table:table-cell office:value-type="float" office:value="0.0159527461723203" calcext:value-type="float">
            <text:p>0.01595274617232</text:p>
          </table:table-cell>
          <table:table-cell office:value-type="float" office:value="0.0250208051657238" calcext:value-type="float">
            <text:p>0.025020805165724</text:p>
          </table:table-cell>
          <table:table-cell office:value-type="float" office:value="0.0403423246611986" calcext:value-type="float">
            <text:p>0.040342324661199</text:p>
          </table:table-cell>
          <table:table-cell office:value-type="float" office:value="0.0406396087492396" calcext:value-type="float">
            <text:p>0.04063960874924</text:p>
          </table:table-cell>
          <table:table-cell office:value-type="float" office:value="0.0323876975822954" calcext:value-type="float">
            <text:p>0.032387697582295</text:p>
          </table:table-cell>
          <table:table-cell office:value-type="float" office:value="0.0476917205032625" calcext:value-type="float">
            <text:p>0.047691720503263</text:p>
          </table:table-cell>
          <table:table-cell office:value-type="float" office:value="0.0397907579049219" calcext:value-type="float">
            <text:p>0.039790757904922</text:p>
          </table:table-cell>
          <table:table-cell office:value-type="float" office:value="0.0563223214090529" calcext:value-type="float">
            <text:p>0.056322321409053</text:p>
          </table:table-cell>
          <table:table-cell office:value-type="float" office:value="0.0478372238020652" calcext:value-type="float">
            <text:p>0.047837223802065</text:p>
          </table:table-cell>
          <table:table-cell office:value-type="float" office:value="0.0557389998538196" calcext:value-type="float">
            <text:p>0.05573899985382</text:p>
          </table:table-cell>
          <table:table-cell office:value-type="float" office:value="0.0640754452382768" calcext:value-type="float">
            <text:p>0.064075445238277</text:p>
          </table:table-cell>
          <table:table-cell office:value-type="float" office:value="0.0638938412812183" calcext:value-type="float">
            <text:p>0.063893841281218</text:p>
          </table:table-cell>
          <table:table-cell office:value-type="float" office:value="0.0710776220271555" calcext:value-type="float">
            <text:p>0.071077622027156</text:p>
          </table:table-cell>
          <table:table-cell office:value-type="float" office:value="0.0721915134646036" calcext:value-type="float">
            <text:p>0.072191513464604</text:p>
          </table:table-cell>
          <table:table-cell office:value-type="float" office:value="0.0882290338804452" calcext:value-type="float">
            <text:p>0.088229033880445</text:p>
          </table:table-cell>
        </table:table-row>
        <table:table-row table:style-name="ro1">
          <table:table-cell/>
          <table:table-cell office:value-type="float" office:value="0.00799819986804029" calcext:value-type="float">
            <text:p>0.00799819986804</text:p>
          </table:table-cell>
          <table:table-cell office:value-type="float" office:value="0.0225864907014194" calcext:value-type="float">
            <text:p>0.022586490701419</text:p>
          </table:table-cell>
          <table:table-cell office:value-type="float" office:value="0.0159557501588214" calcext:value-type="float">
            <text:p>0.015955750158821</text:p>
          </table:table-cell>
          <table:table-cell office:value-type="float" office:value="0.0157680008721789" calcext:value-type="float">
            <text:p>0.015768000872179</text:p>
          </table:table-cell>
          <table:table-cell office:value-type="float" office:value="0.0242013051832268" calcext:value-type="float">
            <text:p>0.024201305183227</text:p>
          </table:table-cell>
          <table:table-cell office:value-type="float" office:value="0.0240694140511433" calcext:value-type="float">
            <text:p>0.024069414051143</text:p>
          </table:table-cell>
          <table:table-cell office:value-type="float" office:value="0.03266886634203" calcext:value-type="float">
            <text:p>0.03266886634203</text:p>
          </table:table-cell>
          <table:table-cell office:value-type="float" office:value="0.0317244994242108" calcext:value-type="float">
            <text:p>0.031724499424211</text:p>
          </table:table-cell>
          <table:table-cell office:value-type="float" office:value="0.0331048789842601" calcext:value-type="float">
            <text:p>0.03310487898426</text:p>
          </table:table-cell>
          <table:table-cell office:value-type="float" office:value="0.0400628886362994" calcext:value-type="float">
            <text:p>0.040062888636299</text:p>
          </table:table-cell>
          <table:table-cell office:value-type="float" office:value="0.0501931078244124" calcext:value-type="float">
            <text:p>0.050193107824412</text:p>
          </table:table-cell>
          <table:table-cell office:value-type="float" office:value="0.0555734641651137" calcext:value-type="float">
            <text:p>0.055573464165114</text:p>
          </table:table-cell>
          <table:table-cell office:value-type="float" office:value="0.0639578902902875" calcext:value-type="float">
            <text:p>0.063957890290288</text:p>
          </table:table-cell>
          <table:table-cell office:value-type="float" office:value="0.0642186398929767" calcext:value-type="float">
            <text:p>0.064218639892977</text:p>
          </table:table-cell>
          <table:table-cell office:value-type="float" office:value="0.0647632726078198" calcext:value-type="float">
            <text:p>0.06476327260782</text:p>
          </table:table-cell>
          <table:table-cell office:value-type="float" office:value="0.0730590036440594" calcext:value-type="float">
            <text:p>0.073059003644059</text:p>
          </table:table-cell>
          <table:table-cell office:value-type="float" office:value="0.0719015325539146" calcext:value-type="float">
            <text:p>0.071901532553915</text:p>
          </table:table-cell>
          <table:table-cell office:value-type="float" office:value="0.072439482662479" calcext:value-type="float">
            <text:p>0.072439482662479</text:p>
          </table:table-cell>
        </table:table-row>
        <table:table-row table:style-name="ro1">
          <table:table-cell/>
          <table:table-cell office:value-type="float" office:value="0.0113679367280456" calcext:value-type="float">
            <text:p>0.011367936728046</text:p>
          </table:table-cell>
          <table:table-cell office:value-type="float" office:value="0.0158748874001724" calcext:value-type="float">
            <text:p>0.015874887400172</text:p>
          </table:table-cell>
          <table:table-cell office:value-type="float" office:value="0.0251736704597146" calcext:value-type="float">
            <text:p>0.025173670459715</text:p>
          </table:table-cell>
          <table:table-cell office:value-type="float" office:value="0.0288678662259969" calcext:value-type="float">
            <text:p>0.028867866225997</text:p>
          </table:table-cell>
          <table:table-cell office:value-type="float" office:value="0.0317235396335872" calcext:value-type="float">
            <text:p>0.031723539633587</text:p>
          </table:table-cell>
          <table:table-cell office:value-type="float" office:value="0.0325510487373783" calcext:value-type="float">
            <text:p>0.032551048737378</text:p>
          </table:table-cell>
          <table:table-cell office:value-type="float" office:value="0.0289742252195833" calcext:value-type="float">
            <text:p>0.028974225219583</text:p>
          </table:table-cell>
          <table:table-cell office:value-type="float" office:value="0.0397335801959305" calcext:value-type="float">
            <text:p>0.039733580195931</text:p>
          </table:table-cell>
          <table:table-cell office:value-type="float" office:value="0.0483459036034086" calcext:value-type="float">
            <text:p>0.048345903603409</text:p>
          </table:table-cell>
          <table:table-cell office:value-type="float" office:value="0.0404156643623242" calcext:value-type="float">
            <text:p>0.040415664362324</text:p>
          </table:table-cell>
          <table:table-cell office:value-type="float" office:value="0.056126733736889" calcext:value-type="float">
            <text:p>0.056126733736889</text:p>
          </table:table-cell>
          <table:table-cell office:value-type="float" office:value="0.0563276698527702" calcext:value-type="float">
            <text:p>0.05632766985277</text:p>
          </table:table-cell>
          <table:table-cell office:value-type="float" office:value="0.0646551716067249" calcext:value-type="float">
            <text:p>0.064655171606725</text:p>
          </table:table-cell>
          <table:table-cell office:value-type="float" office:value="0.0550546099596665" calcext:value-type="float">
            <text:p>0.055054609959667</text:p>
          </table:table-cell>
          <table:table-cell office:value-type="float" office:value="0.056067421097404" calcext:value-type="float">
            <text:p>0.056067421097404</text:p>
          </table:table-cell>
          <table:table-cell office:value-type="float" office:value="0.0633357028390656" calcext:value-type="float">
            <text:p>0.063335702839066</text:p>
          </table:table-cell>
          <table:table-cell office:value-type="float" office:value="0.0709085540181599" calcext:value-type="float">
            <text:p>0.07090855401816</text:p>
          </table:table-cell>
          <table:table-cell office:value-type="float" office:value="0.0729756218637093" calcext:value-type="float">
            <text:p>0.072975621863709</text:p>
          </table:table-cell>
        </table:table-row>
        <table:table-row table:style-name="ro1">
          <table:table-cell/>
          <table:table-cell office:value-type="float" office:value="0.0250276510486787" calcext:value-type="float">
            <text:p>0.025027651048679</text:p>
          </table:table-cell>
          <table:table-cell office:value-type="float" office:value="0.0178760647251334" calcext:value-type="float">
            <text:p>0.017876064725133</text:p>
          </table:table-cell>
          <table:table-cell office:value-type="float" office:value="0.0178554748463141" calcext:value-type="float">
            <text:p>0.017855474846314</text:p>
          </table:table-cell>
          <table:table-cell office:value-type="float" office:value="0.0159905146597687" calcext:value-type="float">
            <text:p>0.015990514659769</text:p>
          </table:table-cell>
          <table:table-cell office:value-type="float" office:value="0.0225241805974119" calcext:value-type="float">
            <text:p>0.022524180597412</text:p>
          </table:table-cell>
          <table:table-cell office:value-type="float" office:value="0.0238307311197464" calcext:value-type="float">
            <text:p>0.023830731119746</text:p>
          </table:table-cell>
          <table:table-cell office:value-type="float" office:value="0.0326118804601886" calcext:value-type="float">
            <text:p>0.032611880460189</text:p>
          </table:table-cell>
          <table:table-cell office:value-type="float" office:value="0.0334952390338751" calcext:value-type="float">
            <text:p>0.033495239033875</text:p>
          </table:table-cell>
          <table:table-cell office:value-type="float" office:value="0.0399465132669203" calcext:value-type="float">
            <text:p>0.03994651326692</text:p>
          </table:table-cell>
          <table:table-cell office:value-type="float" office:value="0.0505491029143883" calcext:value-type="float">
            <text:p>0.050549102914388</text:p>
          </table:table-cell>
          <table:table-cell office:value-type="float" office:value="0.0611391213160342" calcext:value-type="float">
            <text:p>0.061139121316034</text:p>
          </table:table-cell>
          <table:table-cell office:value-type="float" office:value="0.0555497012513756" calcext:value-type="float">
            <text:p>0.055549701251376</text:p>
          </table:table-cell>
          <table:table-cell office:value-type="float" office:value="0.0553496817784204" calcext:value-type="float">
            <text:p>0.05534968177842</text:p>
          </table:table-cell>
          <table:table-cell office:value-type="float" office:value="0.0643522442941631" calcext:value-type="float">
            <text:p>0.064352244294163</text:p>
          </table:table-cell>
          <table:table-cell office:value-type="float" office:value="0.0567167471909154" calcext:value-type="float">
            <text:p>0.056716747190915</text:p>
          </table:table-cell>
          <table:table-cell office:value-type="float" office:value="0.0718923917033201" calcext:value-type="float">
            <text:p>0.07189239170332</text:p>
          </table:table-cell>
          <table:table-cell office:value-type="float" office:value="0.0644940025723166" calcext:value-type="float">
            <text:p>0.064494002572317</text:p>
          </table:table-cell>
          <table:table-cell office:value-type="float" office:value="0.0731060137694949" calcext:value-type="float">
            <text:p>0.073106013769495</text:p>
          </table:table-cell>
        </table:table-row>
        <table:table-row table:style-name="ro1">
          <table:table-cell/>
          <table:table-cell office:value-type="float" office:value="0.0112744416638157" calcext:value-type="float">
            <text:p>0.011274441663816</text:p>
          </table:table-cell>
          <table:table-cell office:value-type="float" office:value="0.0251056270734106" calcext:value-type="float">
            <text:p>0.025105627073411</text:p>
          </table:table-cell>
          <table:table-cell office:value-type="float" office:value="0.0236711339197674" calcext:value-type="float">
            <text:p>0.023671133919767</text:p>
          </table:table-cell>
          <table:table-cell office:value-type="float" office:value="0.0249128075731819" calcext:value-type="float">
            <text:p>0.024912807573182</text:p>
          </table:table-cell>
          <table:table-cell office:value-type="float" office:value="0.0238049880529651" calcext:value-type="float">
            <text:p>0.023804988052965</text:p>
          </table:table-cell>
          <table:table-cell office:value-type="float" office:value="0.033150570034046" calcext:value-type="float">
            <text:p>0.033150570034046</text:p>
          </table:table-cell>
          <table:table-cell office:value-type="float" office:value="0.033118573068881" calcext:value-type="float">
            <text:p>0.033118573068881</text:p>
          </table:table-cell>
          <table:table-cell office:value-type="float" office:value="0.0239670862158282" calcext:value-type="float">
            <text:p>0.023967086215828</text:p>
          </table:table-cell>
          <table:table-cell office:value-type="float" office:value="0.0406369060879624" calcext:value-type="float">
            <text:p>0.040636906087962</text:p>
          </table:table-cell>
          <table:table-cell office:value-type="float" office:value="0.0481660056710365" calcext:value-type="float">
            <text:p>0.048166005671037</text:p>
          </table:table-cell>
          <table:table-cell office:value-type="float" office:value="0.0558589692541985" calcext:value-type="float">
            <text:p>0.055858969254199</text:p>
          </table:table-cell>
          <table:table-cell office:value-type="float" office:value="0.0559871855501832" calcext:value-type="float">
            <text:p>0.055987185550183</text:p>
          </table:table-cell>
          <table:table-cell office:value-type="float" office:value="0.048058757139829" calcext:value-type="float">
            <text:p>0.048058757139829</text:p>
          </table:table-cell>
          <table:table-cell office:value-type="float" office:value="0.0507426831676026" calcext:value-type="float">
            <text:p>0.050742683167603</text:p>
          </table:table-cell>
          <table:table-cell office:value-type="float" office:value="0.0558880212401977" calcext:value-type="float">
            <text:p>0.055888021240198</text:p>
          </table:table-cell>
          <table:table-cell office:value-type="float" office:value="0.0648330548636345" calcext:value-type="float">
            <text:p>0.064833054863635</text:p>
          </table:table-cell>
          <table:table-cell office:value-type="float" office:value="0.0721373537186964" calcext:value-type="float">
            <text:p>0.072137353718696</text:p>
          </table:table-cell>
          <table:table-cell office:value-type="float" office:value="0.0818501791744512" calcext:value-type="float">
            <text:p>0.081850179174451</text:p>
          </table:table-cell>
        </table:table-row>
        <table:table-row table:style-name="ro1">
          <table:table-cell/>
          <table:table-cell office:value-type="float" office:value="0.017786126226844" calcext:value-type="float">
            <text:p>0.017786126226844</text:p>
          </table:table-cell>
          <table:table-cell office:value-type="float" office:value="0.017902748881979" calcext:value-type="float">
            <text:p>0.017902748881979</text:p>
          </table:table-cell>
          <table:table-cell office:value-type="float" office:value="0.0240773358030181" calcext:value-type="float">
            <text:p>0.024077335803018</text:p>
          </table:table-cell>
          <table:table-cell office:value-type="float" office:value="0.0241459474707322" calcext:value-type="float">
            <text:p>0.024145947470732</text:p>
          </table:table-cell>
          <table:table-cell office:value-type="float" office:value="0.025307634025172" calcext:value-type="float">
            <text:p>0.025307634025172</text:p>
          </table:table-cell>
          <table:table-cell office:value-type="float" office:value="0.0323634258460212" calcext:value-type="float">
            <text:p>0.032363425846021</text:p>
          </table:table-cell>
          <table:table-cell office:value-type="float" office:value="0.0237930146412294" calcext:value-type="float">
            <text:p>0.023793014641229</text:p>
          </table:table-cell>
          <table:table-cell office:value-type="float" office:value="0.0397081088040725" calcext:value-type="float">
            <text:p>0.039708108804073</text:p>
          </table:table-cell>
          <table:table-cell office:value-type="float" office:value="0.0406184603763143" calcext:value-type="float">
            <text:p>0.040618460376314</text:p>
          </table:table-cell>
          <table:table-cell office:value-type="float" office:value="0.0408335123768098" calcext:value-type="float">
            <text:p>0.04083351237681</text:p>
          </table:table-cell>
          <table:table-cell office:value-type="float" office:value="0.0565098002747142" calcext:value-type="float">
            <text:p>0.056509800274714</text:p>
          </table:table-cell>
          <table:table-cell office:value-type="float" office:value="0.0564570902236875" calcext:value-type="float">
            <text:p>0.056457090223688</text:p>
          </table:table-cell>
          <table:table-cell office:value-type="float" office:value="0.0560806733256168" calcext:value-type="float">
            <text:p>0.056080673325617</text:p>
          </table:table-cell>
          <table:table-cell office:value-type="float" office:value="0.0652781712961625" calcext:value-type="float">
            <text:p>0.065278171296163</text:p>
          </table:table-cell>
          <table:table-cell office:value-type="float" office:value="0.0564600995775309" calcext:value-type="float">
            <text:p>0.056460099577531</text:p>
          </table:table-cell>
          <table:table-cell office:value-type="float" office:value="0.0639738620970737" calcext:value-type="float">
            <text:p>0.063973862097074</text:p>
          </table:table-cell>
          <table:table-cell office:value-type="float" office:value="0.0718674974151302" calcext:value-type="float">
            <text:p>0.07186749741513</text:p>
          </table:table-cell>
          <table:table-cell office:value-type="float" office:value="0.0716120724820124" calcext:value-type="float">
            <text:p>0.071612072482012</text:p>
          </table:table-cell>
        </table:table-row>
        <table:table-row table:style-name="ro1">
          <table:table-cell/>
          <table:table-cell office:value-type="float" office:value="0.0179636481840507" calcext:value-type="float">
            <text:p>0.017963648184051</text:p>
          </table:table-cell>
          <table:table-cell office:value-type="float" office:value="0.00799880999149361" calcext:value-type="float">
            <text:p>0.007998809991494</text:p>
          </table:table-cell>
          <table:table-cell office:value-type="float" office:value="0.00792736234908019" calcext:value-type="float">
            <text:p>0.00792736234908</text:p>
          </table:table-cell>
          <table:table-cell office:value-type="float" office:value="0.0157866658637153" calcext:value-type="float">
            <text:p>0.015786665863715</text:p>
          </table:table-cell>
          <table:table-cell office:value-type="float" office:value="0.0252300797390838" calcext:value-type="float">
            <text:p>0.025230079739084</text:p>
          </table:table-cell>
          <table:table-cell office:value-type="float" office:value="0.0241546615578656" calcext:value-type="float">
            <text:p>0.024154661557866</text:p>
          </table:table-cell>
          <table:table-cell office:value-type="float" office:value="0.0238727335163524" calcext:value-type="float">
            <text:p>0.023872733516352</text:p>
          </table:table-cell>
          <table:table-cell office:value-type="float" office:value="0.047905611997236" calcext:value-type="float">
            <text:p>0.047905611997236</text:p>
          </table:table-cell>
          <table:table-cell office:value-type="float" office:value="0.0404634553633638" calcext:value-type="float">
            <text:p>0.040463455363364</text:p>
          </table:table-cell>
          <table:table-cell office:value-type="float" office:value="0.0498712337347339" calcext:value-type="float">
            <text:p>0.049871233734734</text:p>
          </table:table-cell>
          <table:table-cell office:value-type="float" office:value="0.0485994376983564" calcext:value-type="float">
            <text:p>0.048599437698356</text:p>
          </table:table-cell>
          <table:table-cell office:value-type="float" office:value="0.0554182169606177" calcext:value-type="float">
            <text:p>0.055418216960618</text:p>
          </table:table-cell>
          <table:table-cell office:value-type="float" office:value="0.048509158274179" calcext:value-type="float">
            <text:p>0.048509158274179</text:p>
          </table:table-cell>
          <table:table-cell office:value-type="float" office:value="0.0559485641328574" calcext:value-type="float">
            <text:p>0.055948564132857</text:p>
          </table:table-cell>
          <table:table-cell office:value-type="float" office:value="0.0632478365688199" calcext:value-type="float">
            <text:p>0.06324783656882</text:p>
          </table:table-cell>
          <table:table-cell office:value-type="float" office:value="0.0639669360357939" calcext:value-type="float">
            <text:p>0.063966936035794</text:p>
          </table:table-cell>
          <table:table-cell office:value-type="float" office:value="0.0720771241505585" calcext:value-type="float">
            <text:p>0.072077124150559</text:p>
          </table:table-cell>
          <table:table-cell office:value-type="float" office:value="0.0725271885625398" calcext:value-type="float">
            <text:p>0.07252718856254</text:p>
          </table:table-cell>
        </table:table-row>
        <table:table-row table:style-name="ro1">
          <table:table-cell/>
          <table:table-cell office:value-type="float" office:value="0.0112172588323577" calcext:value-type="float">
            <text:p>0.011217258832358</text:p>
          </table:table-cell>
          <table:table-cell office:value-type="float" office:value="0.015713535364133" calcext:value-type="float">
            <text:p>0.015713535364133</text:p>
          </table:table-cell>
          <table:table-cell office:value-type="float" office:value="0.0225577586969409" calcext:value-type="float">
            <text:p>0.022557758696941</text:p>
          </table:table-cell>
          <table:table-cell office:value-type="float" office:value="0.0255122311241887" calcext:value-type="float">
            <text:p>0.025512231124189</text:p>
          </table:table-cell>
          <table:table-cell office:value-type="float" office:value="0.0327506565220821" calcext:value-type="float">
            <text:p>0.032750656522082</text:p>
          </table:table-cell>
          <table:table-cell office:value-type="float" office:value="0.0238910909512065" calcext:value-type="float">
            <text:p>0.023891090951207</text:p>
          </table:table-cell>
          <table:table-cell office:value-type="float" office:value="0.0326286783065836" calcext:value-type="float">
            <text:p>0.032628678306584</text:p>
          </table:table-cell>
          <table:table-cell office:value-type="float" office:value="0.0406867700732809" calcext:value-type="float">
            <text:p>0.040686770073281</text:p>
          </table:table-cell>
          <table:table-cell office:value-type="float" office:value="0.0409589487026614" calcext:value-type="float">
            <text:p>0.040958948702661</text:p>
          </table:table-cell>
          <table:table-cell office:value-type="float" office:value="0.042859454596421" calcext:value-type="float">
            <text:p>0.042859454596421</text:p>
          </table:table-cell>
          <table:table-cell office:value-type="float" office:value="0.0559384074651508" calcext:value-type="float">
            <text:p>0.055938407465151</text:p>
          </table:table-cell>
          <table:table-cell office:value-type="float" office:value="0.0476355700086504" calcext:value-type="float">
            <text:p>0.04763557000865</text:p>
          </table:table-cell>
          <table:table-cell office:value-type="float" office:value="0.0644777700246137" calcext:value-type="float">
            <text:p>0.064477770024614</text:p>
          </table:table-cell>
          <table:table-cell office:value-type="float" office:value="0.0561472411364523" calcext:value-type="float">
            <text:p>0.056147241136452</text:p>
          </table:table-cell>
          <table:table-cell office:value-type="float" office:value="0.0643690263291315" calcext:value-type="float">
            <text:p>0.064369026329132</text:p>
          </table:table-cell>
          <table:table-cell office:value-type="float" office:value="0.0730160123326126" calcext:value-type="float">
            <text:p>0.073016012332613</text:p>
          </table:table-cell>
          <table:table-cell office:value-type="float" office:value="0.0632312696217179" calcext:value-type="float">
            <text:p>0.063231269621718</text:p>
          </table:table-cell>
          <table:table-cell office:value-type="float" office:value="0.072678695707269" calcext:value-type="float">
            <text:p>0.072678695707269</text:p>
          </table:table-cell>
        </table:table-row>
        <table:table-row table:style-name="ro1">
          <table:table-cell/>
          <table:table-cell office:value-type="float" office:value="0.00799685792401732" calcext:value-type="float">
            <text:p>0.007996857924017</text:p>
          </table:table-cell>
          <table:table-cell office:value-type="float" office:value="0.0180700758973126" calcext:value-type="float">
            <text:p>0.018070075897313</text:p>
          </table:table-cell>
          <table:table-cell office:value-type="float" office:value="0.0238791214213338" calcext:value-type="float">
            <text:p>0.023879121421334</text:p>
          </table:table-cell>
          <table:table-cell office:value-type="float" office:value="0.0176488333135105" calcext:value-type="float">
            <text:p>0.017648833313511</text:p>
          </table:table-cell>
          <table:table-cell office:value-type="float" office:value="0.0252891530578224" calcext:value-type="float">
            <text:p>0.025289153057822</text:p>
          </table:table-cell>
          <table:table-cell office:value-type="float" office:value="0.0285687964712754" calcext:value-type="float">
            <text:p>0.028568796471275</text:p>
          </table:table-cell>
          <table:table-cell office:value-type="float" office:value="0.0331616309671475" calcext:value-type="float">
            <text:p>0.033161630967148</text:p>
          </table:table-cell>
          <table:table-cell office:value-type="float" office:value="0.0403079575072481" calcext:value-type="float">
            <text:p>0.040307957507248</text:p>
          </table:table-cell>
          <table:table-cell office:value-type="float" office:value="0.031569767026135" calcext:value-type="float">
            <text:p>0.031569767026135</text:p>
          </table:table-cell>
          <table:table-cell office:value-type="float" office:value="0.0569847154292234" calcext:value-type="float">
            <text:p>0.056984715429223</text:p>
          </table:table-cell>
          <table:table-cell office:value-type="float" office:value="0.0401062537889736" calcext:value-type="float">
            <text:p>0.040106253788974</text:p>
          </table:table-cell>
          <table:table-cell office:value-type="float" office:value="0.0484567590777632" calcext:value-type="float">
            <text:p>0.048456759077763</text:p>
          </table:table-cell>
          <table:table-cell office:value-type="float" office:value="0.0721904157515084" calcext:value-type="float">
            <text:p>0.072190415751508</text:p>
          </table:table-cell>
          <table:table-cell office:value-type="float" office:value="0.0641930856630146" calcext:value-type="float">
            <text:p>0.064193085663015</text:p>
          </table:table-cell>
          <table:table-cell office:value-type="float" office:value="0.0489143746968465" calcext:value-type="float">
            <text:p>0.048914374696847</text:p>
          </table:table-cell>
          <table:table-cell office:value-type="float" office:value="0.0638950697801958" calcext:value-type="float">
            <text:p>0.063895069780196</text:p>
          </table:table-cell>
          <table:table-cell office:value-type="float" office:value="0.0725234311359769" calcext:value-type="float">
            <text:p>0.072523431135977</text:p>
          </table:table-cell>
          <table:table-cell office:value-type="float" office:value="0.0725076659897767" calcext:value-type="float">
            <text:p>0.072507665989777</text:p>
          </table:table-cell>
        </table:table-row>
        <table:table-row table:style-name="ro1">
          <table:table-cell/>
          <table:table-cell office:value-type="float" office:value="0.0111880613258906" calcext:value-type="float">
            <text:p>0.011188061325891</text:p>
          </table:table-cell>
          <table:table-cell office:value-type="float" office:value="0.0177060755464949" calcext:value-type="float">
            <text:p>0.017706075546495</text:p>
          </table:table-cell>
          <table:table-cell office:value-type="float" office:value="0.0179101676911296" calcext:value-type="float">
            <text:p>0.01791016769113</text:p>
          </table:table-cell>
          <table:table-cell office:value-type="float" office:value="0.0253630938491957" calcext:value-type="float">
            <text:p>0.025363093849196</text:p>
          </table:table-cell>
          <table:table-cell office:value-type="float" office:value="0.0238652626468009" calcext:value-type="float">
            <text:p>0.023865262646801</text:p>
          </table:table-cell>
          <table:table-cell office:value-type="float" office:value="0.0239831661126538" calcext:value-type="float">
            <text:p>0.023983166112654</text:p>
          </table:table-cell>
          <table:table-cell office:value-type="float" office:value="0.0326486366815698" calcext:value-type="float">
            <text:p>0.03264863668157</text:p>
          </table:table-cell>
          <table:table-cell office:value-type="float" office:value="0.0359994198725623" calcext:value-type="float">
            <text:p>0.035999419872562</text:p>
          </table:table-cell>
          <table:table-cell office:value-type="float" office:value="0.0410128309978193" calcext:value-type="float">
            <text:p>0.041012830997819</text:p>
          </table:table-cell>
          <table:table-cell office:value-type="float" office:value="0.0477829754461787" calcext:value-type="float">
            <text:p>0.047782975446179</text:p>
          </table:table-cell>
          <table:table-cell office:value-type="float" office:value="0.0558828612539888" calcext:value-type="float">
            <text:p>0.055882861253989</text:p>
          </table:table-cell>
          <table:table-cell office:value-type="float" office:value="0.0572710826066353" calcext:value-type="float">
            <text:p>0.057271082606635</text:p>
          </table:table-cell>
          <table:table-cell office:value-type="float" office:value="0.0475461115110157" calcext:value-type="float">
            <text:p>0.047546111511016</text:p>
          </table:table-cell>
          <table:table-cell office:value-type="float" office:value="0.0655066474920195" calcext:value-type="float">
            <text:p>0.06550664749202</text:p>
          </table:table-cell>
          <table:table-cell office:value-type="float" office:value="0.0575428420140063" calcext:value-type="float">
            <text:p>0.057542842014006</text:p>
          </table:table-cell>
          <table:table-cell office:value-type="float" office:value="0.0635394706942783" calcext:value-type="float">
            <text:p>0.063539470694278</text:p>
          </table:table-cell>
          <table:table-cell office:value-type="float" office:value="0.0628255440572639" calcext:value-type="float">
            <text:p>0.062825544057264</text:p>
          </table:table-cell>
          <table:table-cell office:value-type="float" office:value="0.0749737370507383" calcext:value-type="float">
            <text:p>0.074973737050738</text:p>
          </table:table-cell>
        </table:table-row>
        <table:table-row table:style-name="ro1">
          <table:table-cell/>
          <table:table-cell office:value-type="float" office:value="0.0080353883968539" calcext:value-type="float">
            <text:p>0.008035388396854</text:p>
          </table:table-cell>
          <table:table-cell office:value-type="float" office:value="0.0158708927959939" calcext:value-type="float">
            <text:p>0.015870892795994</text:p>
          </table:table-cell>
          <table:table-cell office:value-type="float" office:value="0.0223366883125068" calcext:value-type="float">
            <text:p>0.022336688312507</text:p>
          </table:table-cell>
          <table:table-cell office:value-type="float" office:value="0.0178092614100803" calcext:value-type="float">
            <text:p>0.01780926141008</text:p>
          </table:table-cell>
          <table:table-cell office:value-type="float" office:value="0.0158741664206614" calcext:value-type="float">
            <text:p>0.015874166420661</text:p>
          </table:table-cell>
          <table:table-cell office:value-type="float" office:value="0.0331183193717636" calcext:value-type="float">
            <text:p>0.033118319371764</text:p>
          </table:table-cell>
          <table:table-cell office:value-type="float" office:value="0.0399248393698548" calcext:value-type="float">
            <text:p>0.039924839369855</text:p>
          </table:table-cell>
          <table:table-cell office:value-type="float" office:value="0.0403492508002933" calcext:value-type="float">
            <text:p>0.040349250800293</text:p>
          </table:table-cell>
          <table:table-cell office:value-type="float" office:value="0.040398639847261" calcext:value-type="float">
            <text:p>0.040398639847261</text:p>
          </table:table-cell>
          <table:table-cell office:value-type="float" office:value="0.0511583878207579" calcext:value-type="float">
            <text:p>0.051158387820758</text:p>
          </table:table-cell>
          <table:table-cell office:value-type="float" office:value="0.0405527632516421" calcext:value-type="float">
            <text:p>0.040552763251642</text:p>
          </table:table-cell>
          <table:table-cell office:value-type="float" office:value="0.0486494805956249" calcext:value-type="float">
            <text:p>0.048649480595625</text:p>
          </table:table-cell>
          <table:table-cell office:value-type="float" office:value="0.0641416703305106" calcext:value-type="float">
            <text:p>0.064141670330511</text:p>
          </table:table-cell>
          <table:table-cell office:value-type="float" office:value="0.0634907603795669" calcext:value-type="float">
            <text:p>0.063490760379567</text:p>
          </table:table-cell>
          <table:table-cell office:value-type="float" office:value="0.0648265918297027" calcext:value-type="float">
            <text:p>0.064826591829703</text:p>
          </table:table-cell>
          <table:table-cell office:value-type="float" office:value="0.0600937954565109" calcext:value-type="float">
            <text:p>0.060093795456511</text:p>
          </table:table-cell>
          <table:table-cell office:value-type="float" office:value="0.0726041948357928" calcext:value-type="float">
            <text:p>0.072604194835793</text:p>
          </table:table-cell>
          <table:table-cell office:value-type="float" office:value="0.0661816326085111" calcext:value-type="float">
            <text:p>0.066181632608511</text:p>
          </table:table-cell>
        </table:table-row>
        <table:table-row table:style-name="ro1">
          <table:table-cell/>
          <table:table-cell office:value-type="float" office:value="0.00786410373714636" calcext:value-type="float">
            <text:p>0.007864103737146</text:p>
          </table:table-cell>
          <table:table-cell office:value-type="float" office:value="0.0253895054950973" calcext:value-type="float">
            <text:p>0.025389505495097</text:p>
          </table:table-cell>
          <table:table-cell office:value-type="float" office:value="0.00805348632696155" calcext:value-type="float">
            <text:p>0.008053486326962</text:p>
          </table:table-cell>
          <table:table-cell office:value-type="float" office:value="0.015845859747482" calcext:value-type="float">
            <text:p>0.015845859747482</text:p>
          </table:table-cell>
          <table:table-cell office:value-type="float" office:value="0.0321479588023952" calcext:value-type="float">
            <text:p>0.032147958802395</text:p>
          </table:table-cell>
          <table:table-cell office:value-type="float" office:value="0.0324586718856704" calcext:value-type="float">
            <text:p>0.03245867188567</text:p>
          </table:table-cell>
          <table:table-cell office:value-type="float" office:value="0.031844448788932" calcext:value-type="float">
            <text:p>0.031844448788932</text:p>
          </table:table-cell>
          <table:table-cell office:value-type="float" office:value="0.040857851239272" calcext:value-type="float">
            <text:p>0.040857851239272</text:p>
          </table:table-cell>
          <table:table-cell office:value-type="float" office:value="0.0429114040687111" calcext:value-type="float">
            <text:p>0.042911404068711</text:p>
          </table:table-cell>
          <table:table-cell office:value-type="float" office:value="0.0481403762701284" calcext:value-type="float">
            <text:p>0.048140376270128</text:p>
          </table:table-cell>
          <table:table-cell office:value-type="float" office:value="0.0481373548179774" calcext:value-type="float">
            <text:p>0.048137354817977</text:p>
          </table:table-cell>
          <table:table-cell office:value-type="float" office:value="0.0559075472955595" calcext:value-type="float">
            <text:p>0.05590754729556</text:p>
          </table:table-cell>
          <table:table-cell office:value-type="float" office:value="0.0476575811231785" calcext:value-type="float">
            <text:p>0.047657581123179</text:p>
          </table:table-cell>
          <table:table-cell office:value-type="float" office:value="0.0563748372702093" calcext:value-type="float">
            <text:p>0.056374837270209</text:p>
          </table:table-cell>
          <table:table-cell office:value-type="float" office:value="0.0551432252636017" calcext:value-type="float">
            <text:p>0.055143225263602</text:p>
          </table:table-cell>
          <table:table-cell office:value-type="float" office:value="0.0778547245670856" calcext:value-type="float">
            <text:p>0.077854724567086</text:p>
          </table:table-cell>
          <table:table-cell office:value-type="float" office:value="0.063977372123468" calcext:value-type="float">
            <text:p>0.063977372123468</text:p>
          </table:table-cell>
          <table:table-cell office:value-type="float" office:value="0.0680067351456501" calcext:value-type="float">
            <text:p>0.06800673514565</text:p>
          </table:table-cell>
        </table:table-row>
        <table:table-row table:style-name="ro1">
          <table:table-cell/>
          <table:table-cell office:value-type="float" office:value="0.0180374430000367" calcext:value-type="float">
            <text:p>0.018037443000037</text:p>
          </table:table-cell>
          <table:table-cell office:value-type="float" office:value="0.0286876450231386" calcext:value-type="float">
            <text:p>0.028687645023139</text:p>
          </table:table-cell>
          <table:table-cell office:value-type="float" office:value="0.0158681608038663" calcext:value-type="float">
            <text:p>0.015868160803866</text:p>
          </table:table-cell>
          <table:table-cell office:value-type="float" office:value="0.0239440546665821" calcext:value-type="float">
            <text:p>0.023944054666582</text:p>
          </table:table-cell>
          <table:table-cell office:value-type="float" office:value="0.0223083781879016" calcext:value-type="float">
            <text:p>0.022308378187902</text:p>
          </table:table-cell>
          <table:table-cell office:value-type="float" office:value="0.0255155193963223" calcext:value-type="float">
            <text:p>0.025515519396322</text:p>
          </table:table-cell>
          <table:table-cell office:value-type="float" office:value="0.0321528260086318" calcext:value-type="float">
            <text:p>0.032152826008632</text:p>
          </table:table-cell>
          <table:table-cell office:value-type="float" office:value="0.0354435335730536" calcext:value-type="float">
            <text:p>0.035443533573054</text:p>
          </table:table-cell>
          <table:table-cell office:value-type="float" office:value="0.0398460991843266" calcext:value-type="float">
            <text:p>0.039846099184327</text:p>
          </table:table-cell>
          <table:table-cell office:value-type="float" office:value="0.0484487287468025" calcext:value-type="float">
            <text:p>0.048448728746803</text:p>
          </table:table-cell>
          <table:table-cell office:value-type="float" office:value="0.0562420031547074" calcext:value-type="float">
            <text:p>0.056242003154707</text:p>
          </table:table-cell>
          <table:table-cell office:value-type="float" office:value="0.0564455931476678" calcext:value-type="float">
            <text:p>0.056445593147668</text:p>
          </table:table-cell>
          <table:table-cell office:value-type="float" office:value="0.0475864791885698" calcext:value-type="float">
            <text:p>0.04758647918857</text:p>
          </table:table-cell>
          <table:table-cell office:value-type="float" office:value="0.0637809207815408" calcext:value-type="float">
            <text:p>0.063780920781541</text:p>
          </table:table-cell>
          <table:table-cell office:value-type="float" office:value="0.0722942973320172" calcext:value-type="float">
            <text:p>0.072294297332017</text:p>
          </table:table-cell>
          <table:table-cell office:value-type="float" office:value="0.0637577563274303" calcext:value-type="float">
            <text:p>0.06375775632743</text:p>
          </table:table-cell>
          <table:table-cell office:value-type="float" office:value="0.0633690746882012" calcext:value-type="float">
            <text:p>0.063369074688201</text:p>
          </table:table-cell>
          <table:table-cell office:value-type="float" office:value="0.0575728594478427" calcext:value-type="float">
            <text:p>0.057572859447843</text:p>
          </table:table-cell>
        </table:table-row>
        <table:table-row table:style-name="ro1">
          <table:table-cell/>
          <table:table-cell office:value-type="float" office:value="0.00794305052391082" calcext:value-type="float">
            <text:p>0.007943050523911</text:p>
          </table:table-cell>
          <table:table-cell office:value-type="float" office:value="0.0238983964430398" calcext:value-type="float">
            <text:p>0.02389839644304</text:p>
          </table:table-cell>
          <table:table-cell office:value-type="float" office:value="0.0239087043265129" calcext:value-type="float">
            <text:p>0.023908704326513</text:p>
          </table:table-cell>
          <table:table-cell office:value-type="float" office:value="0.0177818098197869" calcext:value-type="float">
            <text:p>0.017781809819787</text:p>
          </table:table-cell>
          <table:table-cell office:value-type="float" office:value="0.0160441890889061" calcext:value-type="float">
            <text:p>0.016044189088906</text:p>
          </table:table-cell>
          <table:table-cell office:value-type="float" office:value="0.0249445740137315" calcext:value-type="float">
            <text:p>0.024944574013732</text:p>
          </table:table-cell>
          <table:table-cell office:value-type="float" office:value="0.031741004907618" calcext:value-type="float">
            <text:p>0.031741004907618</text:p>
          </table:table-cell>
          <table:table-cell office:value-type="float" office:value="0.040449373957532" calcext:value-type="float">
            <text:p>0.040449373957532</text:p>
          </table:table-cell>
          <table:table-cell office:value-type="float" office:value="0.0405283255895665" calcext:value-type="float">
            <text:p>0.040528325589567</text:p>
          </table:table-cell>
          <table:table-cell office:value-type="float" office:value="0.0483709269834901" calcext:value-type="float">
            <text:p>0.04837092698349</text:p>
          </table:table-cell>
          <table:table-cell office:value-type="float" office:value="0.0398704920806621" calcext:value-type="float">
            <text:p>0.039870492080662</text:p>
          </table:table-cell>
          <table:table-cell office:value-type="float" office:value="0.0477833613397511" calcext:value-type="float">
            <text:p>0.047783361339751</text:p>
          </table:table-cell>
          <table:table-cell office:value-type="float" office:value="0.0644649864985495" calcext:value-type="float">
            <text:p>0.06446498649855</text:p>
          </table:table-cell>
          <table:table-cell office:value-type="float" office:value="0.0566729623588901" calcext:value-type="float">
            <text:p>0.05667296235889</text:p>
          </table:table-cell>
          <table:table-cell office:value-type="float" office:value="0.0640141632899125" calcext:value-type="float">
            <text:p>0.064014163289913</text:p>
          </table:table-cell>
          <table:table-cell office:value-type="float" office:value="0.0634651999409881" calcext:value-type="float">
            <text:p>0.063465199940988</text:p>
          </table:table-cell>
          <table:table-cell office:value-type="float" office:value="0.0740438948925076" calcext:value-type="float">
            <text:p>0.074043894892508</text:p>
          </table:table-cell>
          <table:table-cell office:value-type="float" office:value="0.0711372199483791" calcext:value-type="float">
            <text:p>0.071137219948379</text:p>
          </table:table-cell>
        </table:table-row>
        <table:table-row table:style-name="ro1">
          <table:table-cell/>
          <table:table-cell office:value-type="float" office:value="0.017701797901359" calcext:value-type="float">
            <text:p>0.017701797901359</text:p>
          </table:table-cell>
          <table:table-cell office:value-type="float" office:value="0.0158727546921347" calcext:value-type="float">
            <text:p>0.015872754692135</text:p>
          </table:table-cell>
          <table:table-cell office:value-type="float" office:value="0.0177791805364041" calcext:value-type="float">
            <text:p>0.017779180536404</text:p>
          </table:table-cell>
          <table:table-cell office:value-type="float" office:value="0.015988685984611" calcext:value-type="float">
            <text:p>0.015988685984611</text:p>
          </table:table-cell>
          <table:table-cell office:value-type="float" office:value="0.0284438649783105" calcext:value-type="float">
            <text:p>0.028443864978311</text:p>
          </table:table-cell>
          <table:table-cell office:value-type="float" office:value="0.0178723856954187" calcext:value-type="float">
            <text:p>0.017872385695419</text:p>
          </table:table-cell>
          <table:table-cell office:value-type="float" office:value="0.0404947143497069" calcext:value-type="float">
            <text:p>0.040494714349707</text:p>
          </table:table-cell>
          <table:table-cell office:value-type="float" office:value="0.0320919995791769" calcext:value-type="float">
            <text:p>0.032091999579177</text:p>
          </table:table-cell>
          <table:table-cell office:value-type="float" office:value="0.0397918904047217" calcext:value-type="float">
            <text:p>0.039791890404722</text:p>
          </table:table-cell>
          <table:table-cell office:value-type="float" office:value="0.0567714647914855" calcext:value-type="float">
            <text:p>0.056771464791486</text:p>
          </table:table-cell>
          <table:table-cell office:value-type="float" office:value="0.0565402878802385" calcext:value-type="float">
            <text:p>0.056540287880239</text:p>
          </table:table-cell>
          <table:table-cell office:value-type="float" office:value="0.0555548516620016" calcext:value-type="float">
            <text:p>0.055554851662002</text:p>
          </table:table-cell>
          <table:table-cell office:value-type="float" office:value="0.0559511765503585" calcext:value-type="float">
            <text:p>0.055951176550359</text:p>
          </table:table-cell>
          <table:table-cell office:value-type="float" office:value="0.0634039193752262" calcext:value-type="float">
            <text:p>0.063403919375226</text:p>
          </table:table-cell>
          <table:table-cell office:value-type="float" office:value="0.0554770699146453" calcext:value-type="float">
            <text:p>0.055477069914645</text:p>
          </table:table-cell>
          <table:table-cell office:value-type="float" office:value="0.063645649621496" calcext:value-type="float">
            <text:p>0.063645649621496</text:p>
          </table:table-cell>
          <table:table-cell office:value-type="float" office:value="0.0626868109798589" calcext:value-type="float">
            <text:p>0.062686810979859</text:p>
          </table:table-cell>
          <table:table-cell office:value-type="float" office:value="0.0658353291201454" calcext:value-type="float">
            <text:p>0.065835329120145</text:p>
          </table:table-cell>
        </table:table-row>
        <table:table-row table:style-name="ro1">
          <table:table-cell/>
          <table:table-cell office:value-type="float" office:value="0.0113363037852688" calcext:value-type="float">
            <text:p>0.011336303785269</text:p>
          </table:table-cell>
          <table:table-cell office:value-type="float" office:value="0.0176839410324019" calcext:value-type="float">
            <text:p>0.017683941032402</text:p>
          </table:table-cell>
          <table:table-cell office:value-type="float" office:value="0.024973976104376" calcext:value-type="float">
            <text:p>0.024973976104376</text:p>
          </table:table-cell>
          <table:table-cell office:value-type="float" office:value="0.0249810316306874" calcext:value-type="float">
            <text:p>0.024981031630687</text:p>
          </table:table-cell>
          <table:table-cell office:value-type="float" office:value="0.0179123569012823" calcext:value-type="float">
            <text:p>0.017912356901282</text:p>
          </table:table-cell>
          <table:table-cell office:value-type="float" office:value="0.0252719509618382" calcext:value-type="float">
            <text:p>0.025271950961838</text:p>
          </table:table-cell>
          <table:table-cell office:value-type="float" office:value="0.0407431978746028" calcext:value-type="float">
            <text:p>0.040743197874603</text:p>
          </table:table-cell>
          <table:table-cell office:value-type="float" office:value="0.0406374465914615" calcext:value-type="float">
            <text:p>0.040637446591462</text:p>
          </table:table-cell>
          <table:table-cell office:value-type="float" office:value="0.0508606952901461" calcext:value-type="float">
            <text:p>0.050860695290146</text:p>
          </table:table-cell>
          <table:table-cell office:value-type="float" office:value="0.0480259231107254" calcext:value-type="float">
            <text:p>0.048025923110725</text:p>
          </table:table-cell>
          <table:table-cell office:value-type="float" office:value="0.0480063133161727" calcext:value-type="float">
            <text:p>0.048006313316173</text:p>
          </table:table-cell>
          <table:table-cell office:value-type="float" office:value="0.0562466963169636" calcext:value-type="float">
            <text:p>0.056246696316964</text:p>
          </table:table-cell>
          <table:table-cell office:value-type="float" office:value="0.055788142791182" calcext:value-type="float">
            <text:p>0.055788142791182</text:p>
          </table:table-cell>
          <table:table-cell office:value-type="float" office:value="0.0636688367503772" calcext:value-type="float">
            <text:p>0.063668836750377</text:p>
          </table:table-cell>
          <table:table-cell office:value-type="float" office:value="0.0733534797654412" calcext:value-type="float">
            <text:p>0.073353479765441</text:p>
          </table:table-cell>
          <table:table-cell office:value-type="float" office:value="0.06459539467719" calcext:value-type="float">
            <text:p>0.06459539467719</text:p>
          </table:table-cell>
          <table:table-cell office:value-type="float" office:value="0.0652029615570546" calcext:value-type="float">
            <text:p>0.065202961557055</text:p>
          </table:table-cell>
          <table:table-cell office:value-type="float" office:value="0.0736193079963618" calcext:value-type="float">
            <text:p>0.073619307996362</text:p>
          </table:table-cell>
        </table:table-row>
        <table:table-row table:style-name="ro1">
          <table:table-cell/>
          <table:table-cell office:value-type="float" office:value="0.0178891579954987" calcext:value-type="float">
            <text:p>0.017889157995499</text:p>
          </table:table-cell>
          <table:table-cell office:value-type="float" office:value="0.00800496218244419" calcext:value-type="float">
            <text:p>0.008004962182444</text:p>
          </table:table-cell>
          <table:table-cell office:value-type="float" office:value="0.0179299241457299" calcext:value-type="float">
            <text:p>0.01792992414573</text:p>
          </table:table-cell>
          <table:table-cell office:value-type="float" office:value="0.0253925191381769" calcext:value-type="float">
            <text:p>0.025392519138177</text:p>
          </table:table-cell>
          <table:table-cell office:value-type="float" office:value="0.0179072951647658" calcext:value-type="float">
            <text:p>0.017907295164766</text:p>
          </table:table-cell>
          <table:table-cell office:value-type="float" office:value="0.0354078060929911" calcext:value-type="float">
            <text:p>0.035407806092991</text:p>
          </table:table-cell>
          <table:table-cell office:value-type="float" office:value="0.0405918632349985" calcext:value-type="float">
            <text:p>0.040591863234999</text:p>
          </table:table-cell>
          <table:table-cell office:value-type="float" office:value="0.0429034161843078" calcext:value-type="float">
            <text:p>0.042903416184308</text:p>
          </table:table-cell>
          <table:table-cell office:value-type="float" office:value="0.0469318135619456" calcext:value-type="float">
            <text:p>0.046931813561946</text:p>
          </table:table-cell>
          <table:table-cell office:value-type="float" office:value="0.0569247783764483" calcext:value-type="float">
            <text:p>0.056924778376448</text:p>
          </table:table-cell>
          <table:table-cell office:value-type="float" office:value="0.0490201999236825" calcext:value-type="float">
            <text:p>0.049020199923683</text:p>
          </table:table-cell>
          <table:table-cell office:value-type="float" office:value="0.0562489365114414" calcext:value-type="float">
            <text:p>0.056248936511441</text:p>
          </table:table-cell>
          <table:table-cell office:value-type="float" office:value="0.0486357548856591" calcext:value-type="float">
            <text:p>0.048635754885659</text:p>
          </table:table-cell>
          <table:table-cell office:value-type="float" office:value="0.0555238585131178" calcext:value-type="float">
            <text:p>0.055523858513118</text:p>
          </table:table-cell>
          <table:table-cell office:value-type="float" office:value="0.0638169107252146" calcext:value-type="float">
            <text:p>0.063816910725215</text:p>
          </table:table-cell>
          <table:table-cell office:value-type="float" office:value="0.0635726423573463" calcext:value-type="float">
            <text:p>0.063572642357346</text:p>
          </table:table-cell>
          <table:table-cell office:value-type="float" office:value="0.0718202049910272" calcext:value-type="float">
            <text:p>0.071820204991027</text:p>
          </table:table-cell>
          <table:table-cell office:value-type="float" office:value="0.0716031621158944" calcext:value-type="float">
            <text:p>0.071603162115894</text:p>
          </table:table-cell>
        </table:table-row>
        <table:table-row table:style-name="ro1">
          <table:table-cell/>
          <table:table-cell office:value-type="float" office:value="0.0177374858625832" calcext:value-type="float">
            <text:p>0.017737485862583</text:p>
          </table:table-cell>
          <table:table-cell office:value-type="float" office:value="0.0252700731590851" calcext:value-type="float">
            <text:p>0.025270073159085</text:p>
          </table:table-cell>
          <table:table-cell office:value-type="float" office:value="0.017767762293784" calcext:value-type="float">
            <text:p>0.017767762293784</text:p>
          </table:table-cell>
          <table:table-cell office:value-type="float" office:value="0.0250629312355309" calcext:value-type="float">
            <text:p>0.025062931235531</text:p>
          </table:table-cell>
          <table:table-cell office:value-type="float" office:value="0.0235526555182453" calcext:value-type="float">
            <text:p>0.023552655518245</text:p>
          </table:table-cell>
          <table:table-cell office:value-type="float" office:value="0.0253640153886488" calcext:value-type="float">
            <text:p>0.025364015388649</text:p>
          </table:table-cell>
          <table:table-cell office:value-type="float" office:value="0.0406787990884258" calcext:value-type="float">
            <text:p>0.040678799088426</text:p>
          </table:table-cell>
          <table:table-cell office:value-type="float" office:value="0.0319613504482571" calcext:value-type="float">
            <text:p>0.031961350448257</text:p>
          </table:table-cell>
          <table:table-cell office:value-type="float" office:value="0.043730069681561" calcext:value-type="float">
            <text:p>0.043730069681561</text:p>
          </table:table-cell>
          <table:table-cell office:value-type="float" office:value="0.0425158599844971" calcext:value-type="float">
            <text:p>0.042515859984497</text:p>
          </table:table-cell>
          <table:table-cell office:value-type="float" office:value="0.0560892641150338" calcext:value-type="float">
            <text:p>0.056089264115034</text:p>
          </table:table-cell>
          <table:table-cell office:value-type="float" office:value="0.0488966566148114" calcext:value-type="float">
            <text:p>0.048896656614811</text:p>
          </table:table-cell>
          <table:table-cell office:value-type="float" office:value="0.0636051127585809" calcext:value-type="float">
            <text:p>0.063605112758581</text:p>
          </table:table-cell>
          <table:table-cell office:value-type="float" office:value="0.0559355600771198" calcext:value-type="float">
            <text:p>0.05593556007712</text:p>
          </table:table-cell>
          <table:table-cell office:value-type="float" office:value="0.055931084669691" calcext:value-type="float">
            <text:p>0.055931084669691</text:p>
          </table:table-cell>
          <table:table-cell office:value-type="float" office:value="0.0643352262068617" calcext:value-type="float">
            <text:p>0.064335226206862</text:p>
          </table:table-cell>
          <table:table-cell office:value-type="float" office:value="0.0644185659609659" calcext:value-type="float">
            <text:p>0.064418565960966</text:p>
          </table:table-cell>
          <table:table-cell office:value-type="float" office:value="0.0734736933819762" calcext:value-type="float">
            <text:p>0.073473693381976</text:p>
          </table:table-cell>
        </table:table-row>
        <table:table-row table:style-name="ro1">
          <table:table-cell/>
          <table:table-cell office:value-type="float" office:value="0.00799021583830137" calcext:value-type="float">
            <text:p>0.007990215838301</text:p>
          </table:table-cell>
          <table:table-cell office:value-type="float" office:value="0.0158868531993003" calcext:value-type="float">
            <text:p>0.0158868531993</text:p>
          </table:table-cell>
          <table:table-cell office:value-type="float" office:value="0.0251996888675249" calcext:value-type="float">
            <text:p>0.025199688867525</text:p>
          </table:table-cell>
          <table:table-cell office:value-type="float" office:value="0.0319271073389345" calcext:value-type="float">
            <text:p>0.031927107338935</text:p>
          </table:table-cell>
          <table:table-cell office:value-type="float" office:value="0.0333153371553336" calcext:value-type="float">
            <text:p>0.033315337155334</text:p>
          </table:table-cell>
          <table:table-cell office:value-type="float" office:value="0.0329635310762707" calcext:value-type="float">
            <text:p>0.032963531076271</text:p>
          </table:table-cell>
          <table:table-cell office:value-type="float" office:value="0.0326646086303533" calcext:value-type="float">
            <text:p>0.032664608630353</text:p>
          </table:table-cell>
          <table:table-cell office:value-type="float" office:value="0.0325649628996826" calcext:value-type="float">
            <text:p>0.032564962899683</text:p>
          </table:table-cell>
          <table:table-cell office:value-type="float" office:value="0.0480490778543703" calcext:value-type="float">
            <text:p>0.04804907785437</text:p>
          </table:table-cell>
          <table:table-cell office:value-type="float" office:value="0.0430744171908932" calcext:value-type="float">
            <text:p>0.043074417190893</text:p>
          </table:table-cell>
          <table:table-cell office:value-type="float" office:value="0.0407965914681519" calcext:value-type="float">
            <text:p>0.040796591468152</text:p>
          </table:table-cell>
          <table:table-cell office:value-type="float" office:value="0.0553661732259716" calcext:value-type="float">
            <text:p>0.055366173225972</text:p>
          </table:table-cell>
          <table:table-cell office:value-type="float" office:value="0.0480283064779314" calcext:value-type="float">
            <text:p>0.048028306477931</text:p>
          </table:table-cell>
          <table:table-cell office:value-type="float" office:value="0.0560837585123361" calcext:value-type="float">
            <text:p>0.056083758512336</text:p>
          </table:table-cell>
          <table:table-cell office:value-type="float" office:value="0.0719016464353638" calcext:value-type="float">
            <text:p>0.071901646435364</text:p>
          </table:table-cell>
          <table:table-cell office:value-type="float" office:value="0.0719372952576975" calcext:value-type="float">
            <text:p>0.071937295257698</text:p>
          </table:table-cell>
          <table:table-cell office:value-type="float" office:value="0.0713419463112626" calcext:value-type="float">
            <text:p>0.071341946311263</text:p>
          </table:table-cell>
          <table:table-cell office:value-type="float" office:value="0.0724941032992329" calcext:value-type="float">
            <text:p>0.072494103299233</text:p>
          </table:table-cell>
        </table:table-row>
        <table:table-row table:style-name="ro1">
          <table:table-cell/>
          <table:table-cell office:value-type="float" office:value="0.0157930856601738" calcext:value-type="float">
            <text:p>0.015793085660174</text:p>
          </table:table-cell>
          <table:table-cell office:value-type="float" office:value="0.0113623403420313" calcext:value-type="float">
            <text:p>0.011362340342031</text:p>
          </table:table-cell>
          <table:table-cell office:value-type="float" office:value="0.0112534582978693" calcext:value-type="float">
            <text:p>0.011253458297869</text:p>
          </table:table-cell>
          <table:table-cell office:value-type="float" office:value="0.0251163713332622" calcext:value-type="float">
            <text:p>0.025116371333262</text:p>
          </table:table-cell>
          <table:table-cell office:value-type="float" office:value="0.0249950604434859" calcext:value-type="float">
            <text:p>0.024995060443486</text:p>
          </table:table-cell>
          <table:table-cell office:value-type="float" office:value="0.0235262777066244" calcext:value-type="float">
            <text:p>0.023526277706624</text:p>
          </table:table-cell>
          <table:table-cell office:value-type="float" office:value="0.0252191900442348" calcext:value-type="float">
            <text:p>0.025219190044235</text:p>
          </table:table-cell>
          <table:table-cell office:value-type="float" office:value="0.0322208744483324" calcext:value-type="float">
            <text:p>0.032220874448332</text:p>
          </table:table-cell>
          <table:table-cell office:value-type="float" office:value="0.0505424573939689" calcext:value-type="float">
            <text:p>0.050542457393969</text:p>
          </table:table-cell>
          <table:table-cell office:value-type="float" office:value="0.0397260860423231" calcext:value-type="float">
            <text:p>0.039726086042323</text:p>
          </table:table-cell>
          <table:table-cell office:value-type="float" office:value="0.0560833245230515" calcext:value-type="float">
            <text:p>0.056083324523052</text:p>
          </table:table-cell>
          <table:table-cell office:value-type="float" office:value="0.0558277106555156" calcext:value-type="float">
            <text:p>0.055827710655516</text:p>
          </table:table-cell>
          <table:table-cell office:value-type="float" office:value="0.0637764185765388" calcext:value-type="float">
            <text:p>0.063776418576539</text:p>
          </table:table-cell>
          <table:table-cell office:value-type="float" office:value="0.055510816480518" calcext:value-type="float">
            <text:p>0.055510816480518</text:p>
          </table:table-cell>
          <table:table-cell office:value-type="float" office:value="0.0637105436041545" calcext:value-type="float">
            <text:p>0.063710543604155</text:p>
          </table:table-cell>
          <table:table-cell office:value-type="float" office:value="0.0717993734700507" calcext:value-type="float">
            <text:p>0.071799373470051</text:p>
          </table:table-cell>
          <table:table-cell office:value-type="float" office:value="0.0648182663585439" calcext:value-type="float">
            <text:p>0.064818266358544</text:p>
          </table:table-cell>
          <table:table-cell office:value-type="float" office:value="0.0636769110246317" calcext:value-type="float">
            <text:p>0.063676911024632</text:p>
          </table:table-cell>
        </table:table-row>
        <table:table-row table:style-name="ro1">
          <table:table-cell/>
          <table:table-cell office:value-type="float" office:value="0.011345736104871" calcext:value-type="float">
            <text:p>0.011345736104871</text:p>
          </table:table-cell>
          <table:table-cell office:value-type="float" office:value="0.0175959536333521" calcext:value-type="float">
            <text:p>0.017595953633352</text:p>
          </table:table-cell>
          <table:table-cell office:value-type="float" office:value="0.0253023716795345" calcext:value-type="float">
            <text:p>0.025302371679535</text:p>
          </table:table-cell>
          <table:table-cell office:value-type="float" office:value="0.0290576783815305" calcext:value-type="float">
            <text:p>0.029057678381531</text:p>
          </table:table-cell>
          <table:table-cell office:value-type="float" office:value="0.0331285972149174" calcext:value-type="float">
            <text:p>0.033128597214917</text:p>
          </table:table-cell>
          <table:table-cell office:value-type="float" office:value="0.033111597814109" calcext:value-type="float">
            <text:p>0.033111597814109</text:p>
          </table:table-cell>
          <table:table-cell office:value-type="float" office:value="0.0328657407959715" calcext:value-type="float">
            <text:p>0.032865740795972</text:p>
          </table:table-cell>
          <table:table-cell office:value-type="float" office:value="0.0326472190782705" calcext:value-type="float">
            <text:p>0.032647219078271</text:p>
          </table:table-cell>
          <table:table-cell office:value-type="float" office:value="0.040452434298938" calcext:value-type="float">
            <text:p>0.040452434298938</text:p>
          </table:table-cell>
          <table:table-cell office:value-type="float" office:value="0.0405345474810277" calcext:value-type="float">
            <text:p>0.040534547481028</text:p>
          </table:table-cell>
          <table:table-cell office:value-type="float" office:value="0.0482317487548916" calcext:value-type="float">
            <text:p>0.048231748754892</text:p>
          </table:table-cell>
          <table:table-cell office:value-type="float" office:value="0.0476814193497048" calcext:value-type="float">
            <text:p>0.047681419349705</text:p>
          </table:table-cell>
          <table:table-cell office:value-type="float" office:value="0.056052691972373" calcext:value-type="float">
            <text:p>0.056052691972373</text:p>
          </table:table-cell>
          <table:table-cell office:value-type="float" office:value="0.0587422669864919" calcext:value-type="float">
            <text:p>0.058742266986492</text:p>
          </table:table-cell>
          <table:table-cell office:value-type="float" office:value="0.0641849039808969" calcext:value-type="float">
            <text:p>0.064184903980897</text:p>
          </table:table-cell>
          <table:table-cell office:value-type="float" office:value="0.0639505120735577" calcext:value-type="float">
            <text:p>0.063950512073558</text:p>
          </table:table-cell>
          <table:table-cell office:value-type="float" office:value="0.0638606588269769" calcext:value-type="float">
            <text:p>0.063860658826977</text:p>
          </table:table-cell>
          <table:table-cell office:value-type="float" office:value="0.0737181107888534" calcext:value-type="float">
            <text:p>0.073718110788853</text:p>
          </table:table-cell>
        </table:table-row>
        <table:table-row table:style-name="ro1">
          <table:table-cell/>
          <table:table-cell office:value-type="float" office:value="0.011263715620549" calcext:value-type="float">
            <text:p>0.011263715620549</text:p>
          </table:table-cell>
          <table:table-cell office:value-type="float" office:value="0.0161381454405559" calcext:value-type="float">
            <text:p>0.016138145440556</text:p>
          </table:table-cell>
          <table:table-cell office:value-type="float" office:value="0.0159178736719463" calcext:value-type="float">
            <text:p>0.015917873671946</text:p>
          </table:table-cell>
          <table:table-cell office:value-type="float" office:value="0.0157993023798941" calcext:value-type="float">
            <text:p>0.015799302379894</text:p>
          </table:table-cell>
          <table:table-cell office:value-type="float" office:value="0.0222354983572242" calcext:value-type="float">
            <text:p>0.022235498357224</text:p>
          </table:table-cell>
          <table:table-cell office:value-type="float" office:value="0.0251596791182346" calcext:value-type="float">
            <text:p>0.025159679118235</text:p>
          </table:table-cell>
          <table:table-cell office:value-type="float" office:value="0.0310555186373287" calcext:value-type="float">
            <text:p>0.031055518637329</text:p>
          </table:table-cell>
          <table:table-cell office:value-type="float" office:value="0.0398421627577831" calcext:value-type="float">
            <text:p>0.039842162757783</text:p>
          </table:table-cell>
          <table:table-cell office:value-type="float" office:value="0.0483267638739263" calcext:value-type="float">
            <text:p>0.048326763873926</text:p>
          </table:table-cell>
          <table:table-cell office:value-type="float" office:value="0.0399570925843725" calcext:value-type="float">
            <text:p>0.039957092584373</text:p>
          </table:table-cell>
          <table:table-cell office:value-type="float" office:value="0.0478898407974211" calcext:value-type="float">
            <text:p>0.047889840797421</text:p>
          </table:table-cell>
          <table:table-cell office:value-type="float" office:value="0.0560919016714788" calcext:value-type="float">
            <text:p>0.056091901671479</text:p>
          </table:table-cell>
          <table:table-cell office:value-type="float" office:value="0.0566292450777298" calcext:value-type="float">
            <text:p>0.05662924507773</text:p>
          </table:table-cell>
          <table:table-cell office:value-type="float" office:value="0.0476380046642639" calcext:value-type="float">
            <text:p>0.047638004664264</text:p>
          </table:table-cell>
          <table:table-cell office:value-type="float" office:value="0.06379848805196" calcext:value-type="float">
            <text:p>0.06379848805196</text:p>
          </table:table-cell>
          <table:table-cell office:value-type="float" office:value="0.0640163616036509" calcext:value-type="float">
            <text:p>0.064016361603651</text:p>
          </table:table-cell>
          <table:table-cell office:value-type="float" office:value="0.0637055842767649" calcext:value-type="float">
            <text:p>0.063705584276765</text:p>
          </table:table-cell>
          <table:table-cell office:value-type="float" office:value="0.0718255019070319" calcext:value-type="float">
            <text:p>0.071825501907032</text:p>
          </table:table-cell>
        </table:table-row>
        <table:table-row table:style-name="ro1">
          <table:table-cell/>
          <table:table-cell office:value-type="float" office:value="0.00798229330613397" calcext:value-type="float">
            <text:p>0.007982293306134</text:p>
          </table:table-cell>
          <table:table-cell office:value-type="float" office:value="0.0111808278337164" calcext:value-type="float">
            <text:p>0.011180827833716</text:p>
          </table:table-cell>
          <table:table-cell office:value-type="float" office:value="0.0178870767936652" calcext:value-type="float">
            <text:p>0.017887076793665</text:p>
          </table:table-cell>
          <table:table-cell office:value-type="float" office:value="0.0177945289935819" calcext:value-type="float">
            <text:p>0.017794528993582</text:p>
          </table:table-cell>
          <table:table-cell office:value-type="float" office:value="0.0180769720353556" calcext:value-type="float">
            <text:p>0.018076972035356</text:p>
          </table:table-cell>
          <table:table-cell office:value-type="float" office:value="0.0284829192960499" calcext:value-type="float">
            <text:p>0.02848291929605</text:p>
          </table:table-cell>
          <table:table-cell office:value-type="float" office:value="0.0327290064571507" calcext:value-type="float">
            <text:p>0.032729006457151</text:p>
          </table:table-cell>
          <table:table-cell office:value-type="float" office:value="0.0404822202867675" calcext:value-type="float">
            <text:p>0.040482220286768</text:p>
          </table:table-cell>
          <table:table-cell office:value-type="float" office:value="0.0403132000330635" calcext:value-type="float">
            <text:p>0.040313200033064</text:p>
          </table:table-cell>
          <table:table-cell office:value-type="float" office:value="0.042820534372277" calcext:value-type="float">
            <text:p>0.042820534372277</text:p>
          </table:table-cell>
          <table:table-cell office:value-type="float" office:value="0.048513124620896" calcext:value-type="float">
            <text:p>0.048513124620896</text:p>
          </table:table-cell>
          <table:table-cell office:value-type="float" office:value="0.0562775413379877" calcext:value-type="float">
            <text:p>0.056277541337988</text:p>
          </table:table-cell>
          <table:table-cell office:value-type="float" office:value="0.0556680861713939" calcext:value-type="float">
            <text:p>0.055668086171394</text:p>
          </table:table-cell>
          <table:table-cell office:value-type="float" office:value="0.0561975480672598" calcext:value-type="float">
            <text:p>0.05619754806726</text:p>
          </table:table-cell>
          <table:table-cell office:value-type="float" office:value="0.0638457097734776" calcext:value-type="float">
            <text:p>0.063845709773478</text:p>
          </table:table-cell>
          <table:table-cell office:value-type="float" office:value="0.0639747093095606" calcext:value-type="float">
            <text:p>0.063974709309561</text:p>
          </table:table-cell>
          <table:table-cell office:value-type="float" office:value="0.0719770733428044" calcext:value-type="float">
            <text:p>0.071977073342804</text:p>
          </table:table-cell>
          <table:table-cell office:value-type="float" office:value="0.0736358502119429" calcext:value-type="float">
            <text:p>0.073635850211943</text:p>
          </table:table-cell>
        </table:table-row>
        <table:table-row table:style-name="ro1">
          <table:table-cell/>
          <table:table-cell office:value-type="float" office:value="0.0159295413847501" calcext:value-type="float">
            <text:p>0.01592954138475</text:p>
          </table:table-cell>
          <table:table-cell office:value-type="float" office:value="0.0178856100079335" calcext:value-type="float">
            <text:p>0.017885610007934</text:p>
          </table:table-cell>
          <table:table-cell office:value-type="float" office:value="0.0251428432977102" calcext:value-type="float">
            <text:p>0.02514284329771</text:p>
          </table:table-cell>
          <table:table-cell office:value-type="float" office:value="0.0252261449318836" calcext:value-type="float">
            <text:p>0.025226144931884</text:p>
          </table:table-cell>
          <table:table-cell office:value-type="float" office:value="0.0249040602628596" calcext:value-type="float">
            <text:p>0.02490406026286</text:p>
          </table:table-cell>
          <table:table-cell office:value-type="float" office:value="0.0203319744438452" calcext:value-type="float">
            <text:p>0.020331974443845</text:p>
          </table:table-cell>
          <table:table-cell office:value-type="float" office:value="0.0319924944366156" calcext:value-type="float">
            <text:p>0.031992494436616</text:p>
          </table:table-cell>
          <table:table-cell office:value-type="float" office:value="0.040015570023127" calcext:value-type="float">
            <text:p>0.040015570023127</text:p>
          </table:table-cell>
          <table:table-cell office:value-type="float" office:value="0.0431838649809348" calcext:value-type="float">
            <text:p>0.043183864980935</text:p>
          </table:table-cell>
          <table:table-cell office:value-type="float" office:value="0.0480927345439259" calcext:value-type="float">
            <text:p>0.048092734543926</text:p>
          </table:table-cell>
          <table:table-cell office:value-type="float" office:value="0.0476759091563545" calcext:value-type="float">
            <text:p>0.047675909156355</text:p>
          </table:table-cell>
          <table:table-cell office:value-type="float" office:value="0.0479732749896204" calcext:value-type="float">
            <text:p>0.04797327498962</text:p>
          </table:table-cell>
          <table:table-cell office:value-type="float" office:value="0.0562385904376846" calcext:value-type="float">
            <text:p>0.056238590437685</text:p>
          </table:table-cell>
          <table:table-cell office:value-type="float" office:value="0.05556168531331" calcext:value-type="float">
            <text:p>0.05556168531331</text:p>
          </table:table-cell>
          <table:table-cell office:value-type="float" office:value="0.063471335461935" calcext:value-type="float">
            <text:p>0.063471335461935</text:p>
          </table:table-cell>
          <table:table-cell office:value-type="float" office:value="0.0564138125327245" calcext:value-type="float">
            <text:p>0.056413812532725</text:p>
          </table:table-cell>
          <table:table-cell office:value-type="float" office:value="0.0711974035710762" calcext:value-type="float">
            <text:p>0.071197403571076</text:p>
          </table:table-cell>
          <table:table-cell office:value-type="float" office:value="0.0803685001099548" calcext:value-type="float">
            <text:p>0.080368500109955</text:p>
          </table:table-cell>
        </table:table-row>
        <table:table-row table:style-name="ro1">
          <table:table-cell/>
          <table:table-cell office:value-type="float" office:value="0.0178155537658901" calcext:value-type="float">
            <text:p>0.01781555376589</text:p>
          </table:table-cell>
          <table:table-cell office:value-type="float" office:value="0.0177673920359988" calcext:value-type="float">
            <text:p>0.017767392035999</text:p>
          </table:table-cell>
          <table:table-cell office:value-type="float" office:value="0.0178176522060351" calcext:value-type="float">
            <text:p>0.017817652206035</text:p>
          </table:table-cell>
          <table:table-cell office:value-type="float" office:value="0.0250276982746732" calcext:value-type="float">
            <text:p>0.025027698274673</text:p>
          </table:table-cell>
          <table:table-cell office:value-type="float" office:value="0.0321809490927226" calcext:value-type="float">
            <text:p>0.032180949092723</text:p>
          </table:table-cell>
          <table:table-cell office:value-type="float" office:value="0.0361065511037408" calcext:value-type="float">
            <text:p>0.036106551103741</text:p>
          </table:table-cell>
          <table:table-cell office:value-type="float" office:value="0.0323418789176783" calcext:value-type="float">
            <text:p>0.032341878917678</text:p>
          </table:table-cell>
          <table:table-cell office:value-type="float" office:value="0.0484622570270301" calcext:value-type="float">
            <text:p>0.04846225702703</text:p>
          </table:table-cell>
          <table:table-cell office:value-type="float" office:value="0.0395217778045811" calcext:value-type="float">
            <text:p>0.039521777804581</text:p>
          </table:table-cell>
          <table:table-cell office:value-type="float" office:value="0.0320666669215097" calcext:value-type="float">
            <text:p>0.03206666692151</text:p>
          </table:table-cell>
          <table:table-cell office:value-type="float" office:value="0.0406781801135139" calcext:value-type="float">
            <text:p>0.040678180113514</text:p>
          </table:table-cell>
          <table:table-cell office:value-type="float" office:value="0.0483234231795061" calcext:value-type="float">
            <text:p>0.048323423179506</text:p>
          </table:table-cell>
          <table:table-cell office:value-type="float" office:value="0.0565786865312807" calcext:value-type="float">
            <text:p>0.056578686531281</text:p>
          </table:table-cell>
          <table:table-cell office:value-type="float" office:value="0.0559642409882898" calcext:value-type="float">
            <text:p>0.05596424098829</text:p>
          </table:table-cell>
          <table:table-cell office:value-type="float" office:value="0.0647069423017588" calcext:value-type="float">
            <text:p>0.064706942301759</text:p>
          </table:table-cell>
          <table:table-cell office:value-type="float" office:value="0.0644703942947451" calcext:value-type="float">
            <text:p>0.064470394294745</text:p>
          </table:table-cell>
          <table:table-cell office:value-type="float" office:value="0.0716914184177182" calcext:value-type="float">
            <text:p>0.071691418417718</text:p>
          </table:table-cell>
          <table:table-cell office:value-type="float" office:value="0.0724638131683448" calcext:value-type="float">
            <text:p>0.072463813168345</text:p>
          </table:table-cell>
        </table:table-row>
        <table:table-row table:style-name="ro1">
          <table:table-cell/>
          <table:table-cell office:value-type="float" office:value="0.0112711210455402" calcext:value-type="float">
            <text:p>0.01127112104554</text:p>
          </table:table-cell>
          <table:table-cell office:value-type="float" office:value="0.0159275754169596" calcext:value-type="float">
            <text:p>0.01592757541696</text:p>
          </table:table-cell>
          <table:table-cell office:value-type="float" office:value="0.0177480255285838" calcext:value-type="float">
            <text:p>0.017748025528584</text:p>
          </table:table-cell>
          <table:table-cell office:value-type="float" office:value="0.0241673731458532" calcext:value-type="float">
            <text:p>0.024167373145853</text:p>
          </table:table-cell>
          <table:table-cell office:value-type="float" office:value="0.0250285011438214" calcext:value-type="float">
            <text:p>0.025028501143821</text:p>
          </table:table-cell>
          <table:table-cell office:value-type="float" office:value="0.0202343883532797" calcext:value-type="float">
            <text:p>0.02023438835328</text:p>
          </table:table-cell>
          <table:table-cell office:value-type="float" office:value="0.016202575458779" calcext:value-type="float">
            <text:p>0.016202575458779</text:p>
          </table:table-cell>
          <table:table-cell office:value-type="float" office:value="0.0320639091206189" calcext:value-type="float">
            <text:p>0.032063909120619</text:p>
          </table:table-cell>
          <table:table-cell office:value-type="float" office:value="0.048040133626038" calcext:value-type="float">
            <text:p>0.048040133626038</text:p>
          </table:table-cell>
          <table:table-cell office:value-type="float" office:value="0.0507929147901616" calcext:value-type="float">
            <text:p>0.050792914790162</text:p>
          </table:table-cell>
          <table:table-cell office:value-type="float" office:value="0.0480769358619465" calcext:value-type="float">
            <text:p>0.048076935861947</text:p>
          </table:table-cell>
          <table:table-cell office:value-type="float" office:value="0.0553078709764915" calcext:value-type="float">
            <text:p>0.055307870976492</text:p>
          </table:table-cell>
          <table:table-cell office:value-type="float" office:value="0.0638185968685142" calcext:value-type="float">
            <text:p>0.063818596868514</text:p>
          </table:table-cell>
          <table:table-cell office:value-type="float" office:value="0.0561417143519823" calcext:value-type="float">
            <text:p>0.056141714351982</text:p>
          </table:table-cell>
          <table:table-cell office:value-type="float" office:value="0.0555333103836994" calcext:value-type="float">
            <text:p>0.055533310383699</text:p>
          </table:table-cell>
          <table:table-cell office:value-type="float" office:value="0.0556061977155338" calcext:value-type="float">
            <text:p>0.055606197715534</text:p>
          </table:table-cell>
          <table:table-cell office:value-type="float" office:value="0.0724965498168792" calcext:value-type="float">
            <text:p>0.072496549816879</text:p>
          </table:table-cell>
          <table:table-cell office:value-type="float" office:value="0.0749089520591903" calcext:value-type="float">
            <text:p>0.07490895205919</text:p>
          </table:table-cell>
        </table:table-row>
        <table:table-row table:style-name="ro1">
          <table:table-cell/>
          <table:table-cell office:value-type="float" office:value="0.0080007019658851" calcext:value-type="float">
            <text:p>0.008000701965885</text:p>
          </table:table-cell>
          <table:table-cell office:value-type="float" office:value="0.0178884755808779" calcext:value-type="float">
            <text:p>0.017888475580878</text:p>
          </table:table-cell>
          <table:table-cell office:value-type="float" office:value="0.0252759964081007" calcext:value-type="float">
            <text:p>0.025275996408101</text:p>
          </table:table-cell>
          <table:table-cell office:value-type="float" office:value="0.0177578379926409" calcext:value-type="float">
            <text:p>0.017757837992641</text:p>
          </table:table-cell>
          <table:table-cell office:value-type="float" office:value="0.0320424145425654" calcext:value-type="float">
            <text:p>0.032042414542565</text:p>
          </table:table-cell>
          <table:table-cell office:value-type="float" office:value="0.0407719368712488" calcext:value-type="float">
            <text:p>0.040771936871249</text:p>
          </table:table-cell>
          <table:table-cell office:value-type="float" office:value="0.0326851669699216" calcext:value-type="float">
            <text:p>0.032685166969922</text:p>
          </table:table-cell>
          <table:table-cell office:value-type="float" office:value="0.0393880920228452" calcext:value-type="float">
            <text:p>0.039388092022845</text:p>
          </table:table-cell>
          <table:table-cell office:value-type="float" office:value="0.0406664231681523" calcext:value-type="float">
            <text:p>0.040666423168152</text:p>
          </table:table-cell>
          <table:table-cell office:value-type="float" office:value="0.0500238693963287" calcext:value-type="float">
            <text:p>0.050023869396329</text:p>
          </table:table-cell>
          <table:table-cell office:value-type="float" office:value="0.0480773279034419" calcext:value-type="float">
            <text:p>0.048077327903442</text:p>
          </table:table-cell>
          <table:table-cell office:value-type="float" office:value="0.0488056440640004" calcext:value-type="float">
            <text:p>0.048805644064</text:p>
          </table:table-cell>
          <table:table-cell office:value-type="float" office:value="0.0577715776062458" calcext:value-type="float">
            <text:p>0.057771577606246</text:p>
          </table:table-cell>
          <table:table-cell office:value-type="float" office:value="0.0395244592872912" calcext:value-type="float">
            <text:p>0.039524459287291</text:p>
          </table:table-cell>
          <table:table-cell office:value-type="float" office:value="0.0639976807481114" calcext:value-type="float">
            <text:p>0.063997680748111</text:p>
          </table:table-cell>
          <table:table-cell office:value-type="float" office:value="0.0641825893212106" calcext:value-type="float">
            <text:p>0.064182589321211</text:p>
          </table:table-cell>
          <table:table-cell office:value-type="float" office:value="0.0637133260039458" calcext:value-type="float">
            <text:p>0.063713326003946</text:p>
          </table:table-cell>
          <table:table-cell office:value-type="float" office:value="0.0654173171479934" calcext:value-type="float">
            <text:p>0.065417317147993</text:p>
          </table:table-cell>
        </table:table-row>
        <table:table-row table:style-name="ro1">
          <table:table-cell/>
          <table:table-cell office:value-type="float" office:value="0.0111859303750972" calcext:value-type="float">
            <text:p>0.011185930375097</text:p>
          </table:table-cell>
          <table:table-cell office:value-type="float" office:value="0.0079275421486345" calcext:value-type="float">
            <text:p>0.007927542148635</text:p>
          </table:table-cell>
          <table:table-cell office:value-type="float" office:value="0.00790627762708311" calcext:value-type="float">
            <text:p>0.007906277627083</text:p>
          </table:table-cell>
          <table:table-cell office:value-type="float" office:value="0.0239048435051048" calcext:value-type="float">
            <text:p>0.023904843505105</text:p>
          </table:table-cell>
          <table:table-cell office:value-type="float" office:value="0.0250345479306833" calcext:value-type="float">
            <text:p>0.025034547930683</text:p>
          </table:table-cell>
          <table:table-cell office:value-type="float" office:value="0.0398348218864808" calcext:value-type="float">
            <text:p>0.039834821886481</text:p>
          </table:table-cell>
          <table:table-cell office:value-type="float" office:value="0.0330117940250271" calcext:value-type="float">
            <text:p>0.033011794025027</text:p>
          </table:table-cell>
          <table:table-cell office:value-type="float" office:value="0.0320098296786848" calcext:value-type="float">
            <text:p>0.032009829678685</text:p>
          </table:table-cell>
          <table:table-cell office:value-type="float" office:value="0.0474138919190835" calcext:value-type="float">
            <text:p>0.047413891919084</text:p>
          </table:table-cell>
          <table:table-cell office:value-type="float" office:value="0.0429740243784191" calcext:value-type="float">
            <text:p>0.042974024378419</text:p>
          </table:table-cell>
          <table:table-cell office:value-type="float" office:value="0.066042624503114" calcext:value-type="float">
            <text:p>0.066042624503114</text:p>
          </table:table-cell>
          <table:table-cell office:value-type="float" office:value="0.055970922061687" calcext:value-type="float">
            <text:p>0.055970922061687</text:p>
          </table:table-cell>
          <table:table-cell office:value-type="float" office:value="0.056670471691865" calcext:value-type="float">
            <text:p>0.056670471691865</text:p>
          </table:table-cell>
          <table:table-cell office:value-type="float" office:value="0.0565504217848191" calcext:value-type="float">
            <text:p>0.056550421784819</text:p>
          </table:table-cell>
          <table:table-cell office:value-type="float" office:value="0.0635166181442347" calcext:value-type="float">
            <text:p>0.063516618144235</text:p>
          </table:table-cell>
          <table:table-cell office:value-type="float" office:value="0.0718134152158407" calcext:value-type="float">
            <text:p>0.071813415215841</text:p>
          </table:table-cell>
          <table:table-cell office:value-type="float" office:value="0.0719019434174671" calcext:value-type="float">
            <text:p>0.071901943417467</text:p>
          </table:table-cell>
          <table:table-cell office:value-type="float" office:value="0.066431285877904" calcext:value-type="float">
            <text:p>0.066431285877904</text:p>
          </table:table-cell>
        </table:table-row>
        <table:table-row table:style-name="ro1">
          <table:table-cell/>
          <table:table-cell office:value-type="float" office:value="0.00801228690848241" calcext:value-type="float">
            <text:p>0.008012286908482</text:p>
          </table:table-cell>
          <table:table-cell office:value-type="float" office:value="0.0158821609381703" calcext:value-type="float">
            <text:p>0.01588216093817</text:p>
          </table:table-cell>
          <table:table-cell office:value-type="float" office:value="0.0214379037731734" calcext:value-type="float">
            <text:p>0.021437903773173</text:p>
          </table:table-cell>
          <table:table-cell office:value-type="float" office:value="0.0112747202562171" calcext:value-type="float">
            <text:p>0.011274720256217</text:p>
          </table:table-cell>
          <table:table-cell office:value-type="float" office:value="0.017819649567843" calcext:value-type="float">
            <text:p>0.017819649567843</text:p>
          </table:table-cell>
          <table:table-cell office:value-type="float" office:value="0.0406244784746565" calcext:value-type="float">
            <text:p>0.040624478474657</text:p>
          </table:table-cell>
          <table:table-cell office:value-type="float" office:value="0.0403204202350972" calcext:value-type="float">
            <text:p>0.040320420235097</text:p>
          </table:table-cell>
          <table:table-cell office:value-type="float" office:value="0.039830433791688" calcext:value-type="float">
            <text:p>0.039830433791688</text:p>
          </table:table-cell>
          <table:table-cell office:value-type="float" office:value="0.039982612541849" calcext:value-type="float">
            <text:p>0.039982612541849</text:p>
          </table:table-cell>
          <table:table-cell office:value-type="float" office:value="0.0505102177304097" calcext:value-type="float">
            <text:p>0.05051021773041</text:p>
          </table:table-cell>
          <table:table-cell office:value-type="float" office:value="0.0577370586126245" calcext:value-type="float">
            <text:p>0.057737058612625</text:p>
          </table:table-cell>
          <table:table-cell office:value-type="float" office:value="0.0561170961440681" calcext:value-type="float">
            <text:p>0.056117096144068</text:p>
          </table:table-cell>
          <table:table-cell office:value-type="float" office:value="0.0484334609907681" calcext:value-type="float">
            <text:p>0.048433460990768</text:p>
          </table:table-cell>
          <table:table-cell office:value-type="float" office:value="0.0560953110632807" calcext:value-type="float">
            <text:p>0.056095311063281</text:p>
          </table:table-cell>
          <table:table-cell office:value-type="float" office:value="0.062953197524981" calcext:value-type="float">
            <text:p>0.062953197524981</text:p>
          </table:table-cell>
          <table:table-cell office:value-type="float" office:value="0.0740566571205907" calcext:value-type="float">
            <text:p>0.074056657120591</text:p>
          </table:table-cell>
          <table:table-cell office:value-type="float" office:value="0.0725230339432699" calcext:value-type="float">
            <text:p>0.07252303394327</text:p>
          </table:table-cell>
          <table:table-cell office:value-type="float" office:value="0.079353894944342" calcext:value-type="float">
            <text:p>0.079353894944342</text:p>
          </table:table-cell>
        </table:table-row>
        <table:table-row table:style-name="ro1">
          <table:table-cell/>
          <table:table-cell office:value-type="float" office:value="0.0177255850644861" calcext:value-type="float">
            <text:p>0.017725585064486</text:p>
          </table:table-cell>
          <table:table-cell office:value-type="float" office:value="0.00799877948311022" calcext:value-type="float">
            <text:p>0.00799877948311</text:p>
          </table:table-cell>
          <table:table-cell office:value-type="float" office:value="0.015899319191521" calcext:value-type="float">
            <text:p>0.015899319191521</text:p>
          </table:table-cell>
          <table:table-cell office:value-type="float" office:value="0.0252019393057347" calcext:value-type="float">
            <text:p>0.025201939305735</text:p>
          </table:table-cell>
          <table:table-cell office:value-type="float" office:value="0.0319743857536001" calcext:value-type="float">
            <text:p>0.0319743857536</text:p>
          </table:table-cell>
          <table:table-cell office:value-type="float" office:value="0.032999006642237" calcext:value-type="float">
            <text:p>0.032999006642237</text:p>
          </table:table-cell>
          <table:table-cell office:value-type="float" office:value="0.0320136777187519" calcext:value-type="float">
            <text:p>0.032013677718752</text:p>
          </table:table-cell>
          <table:table-cell office:value-type="float" office:value="0.0484745034112141" calcext:value-type="float">
            <text:p>0.048474503411214</text:p>
          </table:table-cell>
          <table:table-cell office:value-type="float" office:value="0.0404242966133075" calcext:value-type="float">
            <text:p>0.040424296613308</text:p>
          </table:table-cell>
          <table:table-cell office:value-type="float" office:value="0.0533247035609466" calcext:value-type="float">
            <text:p>0.053324703560947</text:p>
          </table:table-cell>
          <table:table-cell office:value-type="float" office:value="0.0499937009706013" calcext:value-type="float">
            <text:p>0.049993700970601</text:p>
          </table:table-cell>
          <table:table-cell office:value-type="float" office:value="0.0477009410984221" calcext:value-type="float">
            <text:p>0.047700941098422</text:p>
          </table:table-cell>
          <table:table-cell office:value-type="float" office:value="0.0553492644009252" calcext:value-type="float">
            <text:p>0.055349264400925</text:p>
          </table:table-cell>
          <table:table-cell office:value-type="float" office:value="0.0642569855349966" calcext:value-type="float">
            <text:p>0.064256985534997</text:p>
          </table:table-cell>
          <table:table-cell office:value-type="float" office:value="0.0728275772864527" calcext:value-type="float">
            <text:p>0.072827577286453</text:p>
          </table:table-cell>
          <table:table-cell office:value-type="float" office:value="0.0637109830578874" calcext:value-type="float">
            <text:p>0.063710983057887</text:p>
          </table:table-cell>
          <table:table-cell office:value-type="float" office:value="0.0709280061328954" calcext:value-type="float">
            <text:p>0.070928006132895</text:p>
          </table:table-cell>
          <table:table-cell office:value-type="float" office:value="0.079339903527854" calcext:value-type="float">
            <text:p>0.079339903527854</text:p>
          </table:table-cell>
        </table:table-row>
        <table:table-row table:style-name="ro1">
          <table:table-cell/>
          <table:table-cell office:value-type="float" office:value="0.0252078785616645" calcext:value-type="float">
            <text:p>0.025207878561665</text:p>
          </table:table-cell>
          <table:table-cell office:value-type="float" office:value="0.0159634321555732" calcext:value-type="float">
            <text:p>0.015963432155573</text:p>
          </table:table-cell>
          <table:table-cell office:value-type="float" office:value="0.0242246946142378" calcext:value-type="float">
            <text:p>0.024224694614238</text:p>
          </table:table-cell>
          <table:table-cell office:value-type="float" office:value="0.0176837409727342" calcext:value-type="float">
            <text:p>0.017683740972734</text:p>
          </table:table-cell>
          <table:table-cell office:value-type="float" office:value="0.0240313060417673" calcext:value-type="float">
            <text:p>0.024031306041767</text:p>
          </table:table-cell>
          <table:table-cell office:value-type="float" office:value="0.0249137902752468" calcext:value-type="float">
            <text:p>0.024913790275247</text:p>
          </table:table-cell>
          <table:table-cell office:value-type="float" office:value="0.0397770974876041" calcext:value-type="float">
            <text:p>0.039777097487604</text:p>
          </table:table-cell>
          <table:table-cell office:value-type="float" office:value="0.0481126872130121" calcext:value-type="float">
            <text:p>0.048112687213012</text:p>
          </table:table-cell>
          <table:table-cell office:value-type="float" office:value="0.039902201977652" calcext:value-type="float">
            <text:p>0.039902201977652</text:p>
          </table:table-cell>
          <table:table-cell office:value-type="float" office:value="0.0465173670987242" calcext:value-type="float">
            <text:p>0.046517367098724</text:p>
          </table:table-cell>
          <table:table-cell office:value-type="float" office:value="0.0488416156870057" calcext:value-type="float">
            <text:p>0.048841615687006</text:p>
          </table:table-cell>
          <table:table-cell office:value-type="float" office:value="0.0476180838724449" calcext:value-type="float">
            <text:p>0.047618083872445</text:p>
          </table:table-cell>
          <table:table-cell office:value-type="float" office:value="0.048665627490472" calcext:value-type="float">
            <text:p>0.048665627490472</text:p>
          </table:table-cell>
          <table:table-cell office:value-type="float" office:value="0.0635795624863811" calcext:value-type="float">
            <text:p>0.063579562486381</text:p>
          </table:table-cell>
          <table:table-cell office:value-type="float" office:value="0.0559627898694403" calcext:value-type="float">
            <text:p>0.05596278986944</text:p>
          </table:table-cell>
          <table:table-cell office:value-type="float" office:value="0.0649114595146927" calcext:value-type="float">
            <text:p>0.064911459514693</text:p>
          </table:table-cell>
          <table:table-cell office:value-type="float" office:value="0.0724454884620691" calcext:value-type="float">
            <text:p>0.072445488462069</text:p>
          </table:table-cell>
          <table:table-cell office:value-type="float" office:value="0.075877441600635" calcext:value-type="float">
            <text:p>0.075877441600635</text:p>
          </table:table-cell>
        </table:table-row>
        <table:table-row table:style-name="ro1">
          <table:table-cell/>
          <table:table-cell office:value-type="float" office:value="0.0178405640924988" calcext:value-type="float">
            <text:p>0.017840564092499</text:p>
          </table:table-cell>
          <table:table-cell office:value-type="float" office:value="0.0158681908206484" calcext:value-type="float">
            <text:p>0.015868190820648</text:p>
          </table:table-cell>
          <table:table-cell office:value-type="float" office:value="0.00784379377217158" calcext:value-type="float">
            <text:p>0.007843793772172</text:p>
          </table:table-cell>
          <table:table-cell office:value-type="float" office:value="0.0227516142329524" calcext:value-type="float">
            <text:p>0.022751614232952</text:p>
          </table:table-cell>
          <table:table-cell office:value-type="float" office:value="0.0314583023948279" calcext:value-type="float">
            <text:p>0.031458302394828</text:p>
          </table:table-cell>
          <table:table-cell office:value-type="float" office:value="0.0332768091969618" calcext:value-type="float">
            <text:p>0.033276809196962</text:p>
          </table:table-cell>
          <table:table-cell office:value-type="float" office:value="0.0408140309994728" calcext:value-type="float">
            <text:p>0.040814030999473</text:p>
          </table:table-cell>
          <table:table-cell office:value-type="float" office:value="0.0409696981355758" calcext:value-type="float">
            <text:p>0.040969698135576</text:p>
          </table:table-cell>
          <table:table-cell office:value-type="float" office:value="0.0329928999121464" calcext:value-type="float">
            <text:p>0.032992899912146</text:p>
          </table:table-cell>
          <table:table-cell office:value-type="float" office:value="0.0533041957303552" calcext:value-type="float">
            <text:p>0.053304195730355</text:p>
          </table:table-cell>
          <table:table-cell office:value-type="float" office:value="0.040393451368539" calcext:value-type="float">
            <text:p>0.040393451368539</text:p>
          </table:table-cell>
          <table:table-cell office:value-type="float" office:value="0.0486840145861097" calcext:value-type="float">
            <text:p>0.04868401458611</text:p>
          </table:table-cell>
          <table:table-cell office:value-type="float" office:value="0.0557930194419592" calcext:value-type="float">
            <text:p>0.055793019441959</text:p>
          </table:table-cell>
          <table:table-cell office:value-type="float" office:value="0.0644370463117305" calcext:value-type="float">
            <text:p>0.064437046311731</text:p>
          </table:table-cell>
          <table:table-cell office:value-type="float" office:value="0.0585411283937456" calcext:value-type="float">
            <text:p>0.058541128393746</text:p>
          </table:table-cell>
          <table:table-cell office:value-type="float" office:value="0.0633969713287044" calcext:value-type="float">
            <text:p>0.063396971328704</text:p>
          </table:table-cell>
          <table:table-cell office:value-type="float" office:value="0.0716158907228239" calcext:value-type="float">
            <text:p>0.071615890722824</text:p>
          </table:table-cell>
          <table:table-cell office:value-type="float" office:value="0.0728594302357044" calcext:value-type="float">
            <text:p>0.072859430235704</text:p>
          </table:table-cell>
        </table:table-row>
        <table:table-row table:style-name="ro1">
          <table:table-cell/>
          <table:table-cell office:value-type="float" office:value="0.0113160179432589" calcext:value-type="float">
            <text:p>0.011316017943259</text:p>
          </table:table-cell>
          <table:table-cell office:value-type="float" office:value="0.0113334879741893" calcext:value-type="float">
            <text:p>0.011333487974189</text:p>
          </table:table-cell>
          <table:table-cell office:value-type="float" office:value="0.0227292522747514" calcext:value-type="float">
            <text:p>0.022729252274751</text:p>
          </table:table-cell>
          <table:table-cell office:value-type="float" office:value="0.0157386241897204" calcext:value-type="float">
            <text:p>0.01573862418972</text:p>
          </table:table-cell>
          <table:table-cell office:value-type="float" office:value="0.0240662376038779" calcext:value-type="float">
            <text:p>0.024066237603878</text:p>
          </table:table-cell>
          <table:table-cell office:value-type="float" office:value="0.0237456893054003" calcext:value-type="float">
            <text:p>0.0237456893054</text:p>
          </table:table-cell>
          <table:table-cell office:value-type="float" office:value="0.0395387666759669" calcext:value-type="float">
            <text:p>0.039538766675967</text:p>
          </table:table-cell>
          <table:table-cell office:value-type="float" office:value="0.0405694561901561" calcext:value-type="float">
            <text:p>0.040569456190156</text:p>
          </table:table-cell>
          <table:table-cell office:value-type="float" office:value="0.0405510716469124" calcext:value-type="float">
            <text:p>0.040551071646912</text:p>
          </table:table-cell>
          <table:table-cell office:value-type="float" office:value="0.0430074912054789" calcext:value-type="float">
            <text:p>0.043007491205479</text:p>
          </table:table-cell>
          <table:table-cell office:value-type="float" office:value="0.0489381126613992" calcext:value-type="float">
            <text:p>0.048938112661399</text:p>
          </table:table-cell>
          <table:table-cell office:value-type="float" office:value="0.0476652537075971" calcext:value-type="float">
            <text:p>0.047665253707597</text:p>
          </table:table-cell>
          <table:table-cell office:value-type="float" office:value="0.0563017576963929" calcext:value-type="float">
            <text:p>0.056301757696393</text:p>
          </table:table-cell>
          <table:table-cell office:value-type="float" office:value="0.0553496817784204" calcext:value-type="float">
            <text:p>0.05534968177842</text:p>
          </table:table-cell>
          <table:table-cell office:value-type="float" office:value="0.0556299317011824" calcext:value-type="float">
            <text:p>0.055629931701182</text:p>
          </table:table-cell>
          <table:table-cell office:value-type="float" office:value="0.0581680979857821" calcext:value-type="float">
            <text:p>0.058168097985782</text:p>
          </table:table-cell>
          <table:table-cell office:value-type="float" office:value="0.0634029609334405" calcext:value-type="float">
            <text:p>0.063402960933441</text:p>
          </table:table-cell>
          <table:table-cell office:value-type="float" office:value="0.0635446880465422" calcext:value-type="float">
            <text:p>0.063544688046542</text:p>
          </table:table-cell>
        </table:table-row>
        <table:table-row table:style-name="ro1">
          <table:table-cell/>
          <table:table-cell office:value-type="float" office:value="0.0111383963674404" calcext:value-type="float">
            <text:p>0.01113839636744</text:p>
          </table:table-cell>
          <table:table-cell office:value-type="float" office:value="0.0223813573065123" calcext:value-type="float">
            <text:p>0.022381357306512</text:p>
          </table:table-cell>
          <table:table-cell office:value-type="float" office:value="0.0112620902987066" calcext:value-type="float">
            <text:p>0.011262090298707</text:p>
          </table:table-cell>
          <table:table-cell office:value-type="float" office:value="0.0241116159283803" calcext:value-type="float">
            <text:p>0.02411161592838</text:p>
          </table:table-cell>
          <table:table-cell office:value-type="float" office:value="0.0253042542856999" calcext:value-type="float">
            <text:p>0.0253042542857</text:p>
          </table:table-cell>
          <table:table-cell office:value-type="float" office:value="0.0318338747381524" calcext:value-type="float">
            <text:p>0.031833874738152</text:p>
          </table:table-cell>
          <table:table-cell office:value-type="float" office:value="0.0487370247914541" calcext:value-type="float">
            <text:p>0.048737024791454</text:p>
          </table:table-cell>
          <table:table-cell office:value-type="float" office:value="0.0318706422297195" calcext:value-type="float">
            <text:p>0.03187064222972</text:p>
          </table:table-cell>
          <table:table-cell office:value-type="float" office:value="0.104098758227851" calcext:value-type="float">
            <text:p>0.104098758227851</text:p>
          </table:table-cell>
          <table:table-cell office:value-type="float" office:value="0.0408282895437031" calcext:value-type="float">
            <text:p>0.040828289543703</text:p>
          </table:table-cell>
          <table:table-cell office:value-type="float" office:value="0.0473900526517959" calcext:value-type="float">
            <text:p>0.047390052651796</text:p>
          </table:table-cell>
          <table:table-cell office:value-type="float" office:value="0.0479495160429846" calcext:value-type="float">
            <text:p>0.047949516042985</text:p>
          </table:table-cell>
          <table:table-cell office:value-type="float" office:value="0.0396529999470585" calcext:value-type="float">
            <text:p>0.039652999947059</text:p>
          </table:table-cell>
          <table:table-cell office:value-type="float" office:value="0.0638046286556996" calcext:value-type="float">
            <text:p>0.0638046286557</text:p>
          </table:table-cell>
          <table:table-cell office:value-type="float" office:value="0.0649066003875706" calcext:value-type="float">
            <text:p>0.064906600387571</text:p>
          </table:table-cell>
          <table:table-cell office:value-type="float" office:value="0.0635947604026811" calcext:value-type="float">
            <text:p>0.063594760402681</text:p>
          </table:table-cell>
          <table:table-cell office:value-type="float" office:value="0.0723299551833716" calcext:value-type="float">
            <text:p>0.072329955183372</text:p>
          </table:table-cell>
          <table:table-cell office:value-type="float" office:value="0.0663465439678909" calcext:value-type="float">
            <text:p>0.066346543967891</text:p>
          </table:table-cell>
        </table:table-row>
        <table:table-row table:style-name="ro1">
          <table:table-cell/>
          <table:table-cell office:value-type="float" office:value="0.0114019160711286" calcext:value-type="float">
            <text:p>0.011401916071129</text:p>
          </table:table-cell>
          <table:table-cell office:value-type="float" office:value="0.0160504515536507" calcext:value-type="float">
            <text:p>0.016050451553651</text:p>
          </table:table-cell>
          <table:table-cell office:value-type="float" office:value="0.0179430621343217" calcext:value-type="float">
            <text:p>0.017943062134322</text:p>
          </table:table-cell>
          <table:table-cell office:value-type="float" office:value="0.0159496523387516" calcext:value-type="float">
            <text:p>0.015949652338752</text:p>
          </table:table-cell>
          <table:table-cell office:value-type="float" office:value="0.0252678586734584" calcext:value-type="float">
            <text:p>0.025267858673458</text:p>
          </table:table-cell>
          <table:table-cell office:value-type="float" office:value="0.0329624001333295" calcext:value-type="float">
            <text:p>0.03296240013333</text:p>
          </table:table-cell>
          <table:table-cell office:value-type="float" office:value="0.0326993815396191" calcext:value-type="float">
            <text:p>0.032699381539619</text:p>
          </table:table-cell>
          <table:table-cell office:value-type="float" office:value="0.0397537983261783" calcext:value-type="float">
            <text:p>0.039753798326178</text:p>
          </table:table-cell>
          <table:table-cell office:value-type="float" office:value="0.103942109878378" calcext:value-type="float">
            <text:p>0.103942109878378</text:p>
          </table:table-cell>
          <table:table-cell office:value-type="float" office:value="0.0402361432722707" calcext:value-type="float">
            <text:p>0.040236143272271</text:p>
          </table:table-cell>
          <table:table-cell office:value-type="float" office:value="0.0487015788705824" calcext:value-type="float">
            <text:p>0.048701578870582</text:p>
          </table:table-cell>
          <table:table-cell office:value-type="float" office:value="0.0478888383554867" calcext:value-type="float">
            <text:p>0.047888838355487</text:p>
          </table:table-cell>
          <table:table-cell office:value-type="float" office:value="0.055968935088899" calcext:value-type="float">
            <text:p>0.055968935088899</text:p>
          </table:table-cell>
          <table:table-cell office:value-type="float" office:value="0.0642864256896577" calcext:value-type="float">
            <text:p>0.064286425689658</text:p>
          </table:table-cell>
          <table:table-cell office:value-type="float" office:value="0.056137995013483" calcext:value-type="float">
            <text:p>0.056137995013483</text:p>
          </table:table-cell>
          <table:table-cell office:value-type="float" office:value="0.0645178280264575" calcext:value-type="float">
            <text:p>0.064517828026458</text:p>
          </table:table-cell>
          <table:table-cell office:value-type="float" office:value="0.0709120173125052" calcext:value-type="float">
            <text:p>0.070912017312505</text:p>
          </table:table-cell>
          <table:table-cell office:value-type="float" office:value="0.0795499269975502" calcext:value-type="float">
            <text:p>0.07954992699755</text:p>
          </table:table-cell>
        </table:table-row>
        <table:table-row table:style-name="ro1">
          <table:table-cell/>
          <table:table-cell office:value-type="float" office:value="0.0111740246655604" calcext:value-type="float">
            <text:p>0.01117402466556</text:p>
          </table:table-cell>
          <table:table-cell office:value-type="float" office:value="0.00792242105541604" calcext:value-type="float">
            <text:p>0.007922421055416</text:p>
          </table:table-cell>
          <table:table-cell office:value-type="float" office:value="0.0251411275961863" calcext:value-type="float">
            <text:p>0.025141127596186</text:p>
          </table:table-cell>
          <table:table-cell office:value-type="float" office:value="0.0248918150000646" calcext:value-type="float">
            <text:p>0.024891815000065</text:p>
          </table:table-cell>
          <table:table-cell office:value-type="float" office:value="0.0237189670122535" calcext:value-type="float">
            <text:p>0.023718967012254</text:p>
          </table:table-cell>
          <table:table-cell office:value-type="float" office:value="0.0355893956103059" calcext:value-type="float">
            <text:p>0.035589395610306</text:p>
          </table:table-cell>
          <table:table-cell office:value-type="float" office:value="0.0357689689965973" calcext:value-type="float">
            <text:p>0.035768968996597</text:p>
          </table:table-cell>
          <table:table-cell office:value-type="float" office:value="0.0405241787229677" calcext:value-type="float">
            <text:p>0.040524178722968</text:p>
          </table:table-cell>
          <table:table-cell office:value-type="float" office:value="0.135000157540487" calcext:value-type="float">
            <text:p>0.135000157540487</text:p>
          </table:table-cell>
          <table:table-cell office:value-type="float" office:value="0.0399656210039667" calcext:value-type="float">
            <text:p>0.039965621003967</text:p>
          </table:table-cell>
          <table:table-cell office:value-type="float" office:value="0.0482804887135523" calcext:value-type="float">
            <text:p>0.048280488713552</text:p>
          </table:table-cell>
          <table:table-cell office:value-type="float" office:value="0.0405171924044906" calcext:value-type="float">
            <text:p>0.040517192404491</text:p>
          </table:table-cell>
          <table:table-cell office:value-type="float" office:value="0.0483262147622799" calcext:value-type="float">
            <text:p>0.04832621476228</text:p>
          </table:table-cell>
          <table:table-cell office:value-type="float" office:value="0.0487894974401006" calcext:value-type="float">
            <text:p>0.048789497440101</text:p>
          </table:table-cell>
          <table:table-cell office:value-type="float" office:value="0.0640518996907217" calcext:value-type="float">
            <text:p>0.064051899690722</text:p>
          </table:table-cell>
          <table:table-cell office:value-type="float" office:value="0.0633042769550043" calcext:value-type="float">
            <text:p>0.063304276955004</text:p>
          </table:table-cell>
          <table:table-cell office:value-type="float" office:value="0.0647802697349421" calcext:value-type="float">
            <text:p>0.064780269734942</text:p>
          </table:table-cell>
          <table:table-cell office:value-type="float" office:value="0.06573085699715" calcext:value-type="float">
            <text:p>0.06573085699715</text:p>
          </table:table-cell>
        </table:table-row>
        <table:table-row table:style-name="ro1">
          <table:table-cell/>
          <table:table-cell office:value-type="float" office:value="0.0178264913854991" calcext:value-type="float">
            <text:p>0.017826491385499</text:p>
          </table:table-cell>
          <table:table-cell office:value-type="float" office:value="0.0160011597520267" calcext:value-type="float">
            <text:p>0.016001159752027</text:p>
          </table:table-cell>
          <table:table-cell office:value-type="float" office:value="0.0159453775442705" calcext:value-type="float">
            <text:p>0.015945377544271</text:p>
          </table:table-cell>
          <table:table-cell office:value-type="float" office:value="0.0180024394108296" calcext:value-type="float">
            <text:p>0.01800243941083</text:p>
          </table:table-cell>
          <table:table-cell office:value-type="float" office:value="0.0239145660738815" calcext:value-type="float">
            <text:p>0.023914566073882</text:p>
          </table:table-cell>
          <table:table-cell office:value-type="float" office:value="0.0238870997748535" calcext:value-type="float">
            <text:p>0.023887099774854</text:p>
          </table:table-cell>
          <table:table-cell office:value-type="float" office:value="0.0396062700660992" calcext:value-type="float">
            <text:p>0.039606270066099</text:p>
          </table:table-cell>
          <table:table-cell office:value-type="float" office:value="0.039989092940731" calcext:value-type="float">
            <text:p>0.039989092940731</text:p>
          </table:table-cell>
          <table:table-cell office:value-type="float" office:value="0.127684987570219" calcext:value-type="float">
            <text:p>0.127684987570219</text:p>
          </table:table-cell>
          <table:table-cell office:value-type="float" office:value="0.0504477803376923" calcext:value-type="float">
            <text:p>0.050447780337692</text:p>
          </table:table-cell>
          <table:table-cell office:value-type="float" office:value="0.03997445784878" calcext:value-type="float">
            <text:p>0.03997445784878</text:p>
          </table:table-cell>
          <table:table-cell office:value-type="float" office:value="0.0483674423238707" calcext:value-type="float">
            <text:p>0.048367442323871</text:p>
          </table:table-cell>
          <table:table-cell office:value-type="float" office:value="0.0476429649178274" calcext:value-type="float">
            <text:p>0.047642964917827</text:p>
          </table:table-cell>
          <table:table-cell office:value-type="float" office:value="0.0643362054210078" calcext:value-type="float">
            <text:p>0.064336205421008</text:p>
          </table:table-cell>
          <table:table-cell office:value-type="float" office:value="0.0638155963355098" calcext:value-type="float">
            <text:p>0.06381559633551</text:p>
          </table:table-cell>
          <table:table-cell office:value-type="float" office:value="0.0787582855447524" calcext:value-type="float">
            <text:p>0.078758285544752</text:p>
          </table:table-cell>
          <table:table-cell office:value-type="float" office:value="0.0720008760178629" calcext:value-type="float">
            <text:p>0.072000876017863</text:p>
          </table:table-cell>
          <table:table-cell office:value-type="float" office:value="0.0731245384903709" calcext:value-type="float">
            <text:p>0.073124538490371</text:p>
          </table:table-cell>
        </table:table-row>
        <table:table-row table:style-name="ro1">
          <table:table-cell/>
          <table:table-cell office:value-type="float" office:value="0.00786049292251098" calcext:value-type="float">
            <text:p>0.007860492922511</text:p>
          </table:table-cell>
          <table:table-cell office:value-type="float" office:value="0.0177795849909276" calcext:value-type="float">
            <text:p>0.017779584990928</text:p>
          </table:table-cell>
          <table:table-cell office:value-type="float" office:value="0.0238576607459775" calcext:value-type="float">
            <text:p>0.023857660745978</text:p>
          </table:table-cell>
          <table:table-cell office:value-type="float" office:value="0.0175690893807087" calcext:value-type="float">
            <text:p>0.017569089380709</text:p>
          </table:table-cell>
          <table:table-cell office:value-type="float" office:value="0.0252134851043728" calcext:value-type="float">
            <text:p>0.025213485104373</text:p>
          </table:table-cell>
          <table:table-cell office:value-type="float" office:value="0.0320332987743989" calcext:value-type="float">
            <text:p>0.032033298774399</text:p>
          </table:table-cell>
          <table:table-cell office:value-type="float" office:value="0.0407689834306305" calcext:value-type="float">
            <text:p>0.040768983430631</text:p>
          </table:table-cell>
          <table:table-cell office:value-type="float" office:value="0.0398098680314043" calcext:value-type="float">
            <text:p>0.039809868031404</text:p>
          </table:table-cell>
          <table:table-cell office:value-type="float" office:value="0.0405421546098463" calcext:value-type="float">
            <text:p>0.040542154609846</text:p>
          </table:table-cell>
          <table:table-cell office:value-type="float" office:value="0.0393287775018933" calcext:value-type="float">
            <text:p>0.039328777501893</text:p>
          </table:table-cell>
          <table:table-cell office:value-type="float" office:value="0.0475587808417998" calcext:value-type="float">
            <text:p>0.0475587808418</text:p>
          </table:table-cell>
          <table:table-cell office:value-type="float" office:value="0.0395765222740972" calcext:value-type="float">
            <text:p>0.039576522274097</text:p>
          </table:table-cell>
          <table:table-cell office:value-type="float" office:value="0.055965521119459" calcext:value-type="float">
            <text:p>0.055965521119459</text:p>
          </table:table-cell>
          <table:table-cell office:value-type="float" office:value="0.0552094848578879" calcext:value-type="float">
            <text:p>0.055209484857888</text:p>
          </table:table-cell>
          <table:table-cell office:value-type="float" office:value="0.0561869171061783" calcext:value-type="float">
            <text:p>0.056186917106178</text:p>
          </table:table-cell>
          <table:table-cell office:value-type="float" office:value="0.0728224107938937" calcext:value-type="float">
            <text:p>0.072822410793894</text:p>
          </table:table-cell>
          <table:table-cell office:value-type="float" office:value="0.0561732485636272" calcext:value-type="float">
            <text:p>0.056173248563627</text:p>
          </table:table-cell>
          <table:table-cell office:value-type="float" office:value="0.0809564721453431" calcext:value-type="float">
            <text:p>0.080956472145343</text:p>
          </table:table-cell>
        </table:table-row>
        <table:table-row table:style-name="ro1">
          <table:table-cell/>
          <table:table-cell office:value-type="float" office:value="0.0161597207506734" calcext:value-type="float">
            <text:p>0.016159720750673</text:p>
          </table:table-cell>
          <table:table-cell office:value-type="float" office:value="0.0226066337691397" calcext:value-type="float">
            <text:p>0.02260663376914</text:p>
          </table:table-cell>
          <table:table-cell office:value-type="float" office:value="0.0177339307117759" calcext:value-type="float">
            <text:p>0.017733930711776</text:p>
          </table:table-cell>
          <table:table-cell office:value-type="float" office:value="0.0180785400735947" calcext:value-type="float">
            <text:p>0.018078540073595</text:p>
          </table:table-cell>
          <table:table-cell office:value-type="float" office:value="0.0254045808680722" calcext:value-type="float">
            <text:p>0.025404580868072</text:p>
          </table:table-cell>
          <table:table-cell office:value-type="float" office:value="0.0314610159956495" calcext:value-type="float">
            <text:p>0.03146101599565</text:p>
          </table:table-cell>
          <table:table-cell office:value-type="float" office:value="0.0317038168054333" calcext:value-type="float">
            <text:p>0.031703816805433</text:p>
          </table:table-cell>
          <table:table-cell office:value-type="float" office:value="0.0358152057827479" calcext:value-type="float">
            <text:p>0.035815205782748</text:p>
          </table:table-cell>
          <table:table-cell office:value-type="float" office:value="0.0179402476817061" calcext:value-type="float">
            <text:p>0.017940247681706</text:p>
          </table:table-cell>
          <table:table-cell office:value-type="float" office:value="0.0511466499018791" calcext:value-type="float">
            <text:p>0.051146649901879</text:p>
          </table:table-cell>
          <table:table-cell office:value-type="float" office:value="0.0398975713138792" calcext:value-type="float">
            <text:p>0.039897571313879</text:p>
          </table:table-cell>
          <table:table-cell office:value-type="float" office:value="0.04872659963995" calcext:value-type="float">
            <text:p>0.04872659963995</text:p>
          </table:table-cell>
          <table:table-cell office:value-type="float" office:value="0.055343526098618" calcext:value-type="float">
            <text:p>0.055343526098618</text:p>
          </table:table-cell>
          <table:table-cell office:value-type="float" office:value="0.0565081852413998" calcext:value-type="float">
            <text:p>0.0565081852414</text:p>
          </table:table-cell>
          <table:table-cell office:value-type="float" office:value="0.0645498951503333" calcext:value-type="float">
            <text:p>0.064549895150333</text:p>
          </table:table-cell>
          <table:table-cell office:value-type="float" office:value="0.0638852160006093" calcext:value-type="float">
            <text:p>0.063885216000609</text:p>
          </table:table-cell>
          <table:table-cell office:value-type="float" office:value="0.0637999338195738" calcext:value-type="float">
            <text:p>0.063799933819574</text:p>
          </table:table-cell>
          <table:table-cell office:value-type="float" office:value="0.0730324524166195" calcext:value-type="float">
            <text:p>0.07303245241662</text:p>
          </table:table-cell>
        </table:table-row>
        <table:table-row table:style-name="ro1">
          <table:table-cell/>
          <table:table-cell office:value-type="float" office:value="0.00800459553385867" calcext:value-type="float">
            <text:p>0.008004595533859</text:p>
          </table:table-cell>
          <table:table-cell office:value-type="float" office:value="0.0177566276504531" calcext:value-type="float">
            <text:p>0.017756627650453</text:p>
          </table:table-cell>
          <table:table-cell office:value-type="float" office:value="0.0287184252905196" calcext:value-type="float">
            <text:p>0.02871842529052</text:p>
          </table:table-cell>
          <table:table-cell office:value-type="float" office:value="0.0238581583413136" calcext:value-type="float">
            <text:p>0.023858158341314</text:p>
          </table:table-cell>
          <table:table-cell office:value-type="float" office:value="0.03169357541319" calcext:value-type="float">
            <text:p>0.03169357541319</text:p>
          </table:table-cell>
          <table:table-cell office:value-type="float" office:value="0.0323278487622623" calcext:value-type="float">
            <text:p>0.032327848762262</text:p>
          </table:table-cell>
          <table:table-cell office:value-type="float" office:value="0.0320471274094251" calcext:value-type="float">
            <text:p>0.032047127409425</text:p>
          </table:table-cell>
          <table:table-cell office:value-type="float" office:value="0.0402225978385681" calcext:value-type="float">
            <text:p>0.040222597838568</text:p>
          </table:table-cell>
          <table:table-cell office:value-type="float" office:value="0.0483280456058585" calcext:value-type="float">
            <text:p>0.048328045605859</text:p>
          </table:table-cell>
          <table:table-cell office:value-type="float" office:value="0.0403211804068172" calcext:value-type="float">
            <text:p>0.040321180406817</text:p>
          </table:table-cell>
          <table:table-cell office:value-type="float" office:value="0.0397576419379554" calcext:value-type="float">
            <text:p>0.039757641937955</text:p>
          </table:table-cell>
          <table:table-cell office:value-type="float" office:value="0.0560481064756671" calcext:value-type="float">
            <text:p>0.056048106475667</text:p>
          </table:table-cell>
          <table:table-cell office:value-type="float" office:value="0.047944491755494" calcext:value-type="float">
            <text:p>0.047944491755494</text:p>
          </table:table-cell>
          <table:table-cell office:value-type="float" office:value="0.0637645413360091" calcext:value-type="float">
            <text:p>0.063764541336009</text:p>
          </table:table-cell>
          <table:table-cell office:value-type="float" office:value="0.0632961567047337" calcext:value-type="float">
            <text:p>0.063296156704734</text:p>
          </table:table-cell>
          <table:table-cell office:value-type="float" office:value="0.0634656800995646" calcext:value-type="float">
            <text:p>0.063465680099565</text:p>
          </table:table-cell>
          <table:table-cell office:value-type="float" office:value="0.0643087331415507" calcext:value-type="float">
            <text:p>0.064308733141551</text:p>
          </table:table-cell>
          <table:table-cell office:value-type="float" office:value="0.078872324101515" calcext:value-type="float">
            <text:p>0.078872324101515</text:p>
          </table:table-cell>
        </table:table-row>
        <table:table-row table:style-name="ro1">
          <table:table-cell/>
          <table:table-cell office:value-type="float" office:value="0.0159323853352167" calcext:value-type="float">
            <text:p>0.015932385335217</text:p>
          </table:table-cell>
          <table:table-cell office:value-type="float" office:value="0.0159477723595783" calcext:value-type="float">
            <text:p>0.015947772359578</text:p>
          </table:table-cell>
          <table:table-cell office:value-type="float" office:value="0.0158893207561466" calcext:value-type="float">
            <text:p>0.015889320756147</text:p>
          </table:table-cell>
          <table:table-cell office:value-type="float" office:value="0.0249591254963756" calcext:value-type="float">
            <text:p>0.024959125496376</text:p>
          </table:table-cell>
          <table:table-cell office:value-type="float" office:value="0.0159145518048655" calcext:value-type="float">
            <text:p>0.015914551804866</text:p>
          </table:table-cell>
          <table:table-cell office:value-type="float" office:value="0.0326096051598007" calcext:value-type="float">
            <text:p>0.032609605159801</text:p>
          </table:table-cell>
          <table:table-cell office:value-type="float" office:value="0.0395921380281628" calcext:value-type="float">
            <text:p>0.039592138028163</text:p>
          </table:table-cell>
          <table:table-cell office:value-type="float" office:value="0.0431955920742608" calcext:value-type="float">
            <text:p>0.043195592074261</text:p>
          </table:table-cell>
          <table:table-cell office:value-type="float" office:value="0.0398882373415865" calcext:value-type="float">
            <text:p>0.039888237341587</text:p>
          </table:table-cell>
          <table:table-cell office:value-type="float" office:value="0.0482821333497598" calcext:value-type="float">
            <text:p>0.04828213334976</text:p>
          </table:table-cell>
          <table:table-cell office:value-type="float" office:value="0.0485959200381711" calcext:value-type="float">
            <text:p>0.048595920038171</text:p>
          </table:table-cell>
          <table:table-cell office:value-type="float" office:value="0.0476027047218055" calcext:value-type="float">
            <text:p>0.047602704721806</text:p>
          </table:table-cell>
          <table:table-cell office:value-type="float" office:value="0.0478511405748794" calcext:value-type="float">
            <text:p>0.047851140574879</text:p>
          </table:table-cell>
          <table:table-cell office:value-type="float" office:value="0.0648586710909841" calcext:value-type="float">
            <text:p>0.064858671090984</text:p>
          </table:table-cell>
          <table:table-cell office:value-type="float" office:value="0.0569206268318057" calcext:value-type="float">
            <text:p>0.056920626831806</text:p>
          </table:table-cell>
          <table:table-cell office:value-type="float" office:value="0.0642264744356077" calcext:value-type="float">
            <text:p>0.064226474435608</text:p>
          </table:table-cell>
          <table:table-cell office:value-type="float" office:value="0.0626277250194111" calcext:value-type="float">
            <text:p>0.062627725019411</text:p>
          </table:table-cell>
          <table:table-cell office:value-type="float" office:value="0.0805457204440956" calcext:value-type="float">
            <text:p>0.080545720444096</text:p>
          </table:table-cell>
        </table:table-row>
        <table:table-row table:style-name="ro1">
          <table:table-cell/>
          <table:table-cell office:value-type="float" office:value="0.0112718064323022" calcext:value-type="float">
            <text:p>0.011271806432302</text:p>
          </table:table-cell>
          <table:table-cell office:value-type="float" office:value="0.0079447506695904" calcext:value-type="float">
            <text:p>0.00794475066959</text:p>
          </table:table-cell>
          <table:table-cell office:value-type="float" office:value="0.0160900116043771" calcext:value-type="float">
            <text:p>0.016090011604377</text:p>
          </table:table-cell>
          <table:table-cell office:value-type="float" office:value="0.0241424265390122" calcext:value-type="float">
            <text:p>0.024142426539012</text:p>
          </table:table-cell>
          <table:table-cell office:value-type="float" office:value="0.023978001749342" calcext:value-type="float">
            <text:p>0.023978001749342</text:p>
          </table:table-cell>
          <table:table-cell office:value-type="float" office:value="0.0318084653376182" calcext:value-type="float">
            <text:p>0.031808465337618</text:p>
          </table:table-cell>
          <table:table-cell office:value-type="float" office:value="0.033283854239307" calcext:value-type="float">
            <text:p>0.033283854239307</text:p>
          </table:table-cell>
          <table:table-cell office:value-type="float" office:value="0.0318146781405616" calcext:value-type="float">
            <text:p>0.031814678140562</text:p>
          </table:table-cell>
          <table:table-cell office:value-type="float" office:value="0.0159111106053105" calcext:value-type="float">
            <text:p>0.015911110605311</text:p>
          </table:table-cell>
          <table:table-cell office:value-type="float" office:value="0.0408108378277178" calcext:value-type="float">
            <text:p>0.040810837827718</text:p>
          </table:table-cell>
          <table:table-cell office:value-type="float" office:value="0.0398301312000964" calcext:value-type="float">
            <text:p>0.039830131200096</text:p>
          </table:table-cell>
          <table:table-cell office:value-type="float" office:value="0.049385425364018" calcext:value-type="float">
            <text:p>0.049385425364018</text:p>
          </table:table-cell>
          <table:table-cell office:value-type="float" office:value="0.0557021994304598" calcext:value-type="float">
            <text:p>0.05570219943046</text:p>
          </table:table-cell>
          <table:table-cell office:value-type="float" office:value="0.0551604229448332" calcext:value-type="float">
            <text:p>0.055160422944833</text:p>
          </table:table-cell>
          <table:table-cell office:value-type="float" office:value="0.0479997200720947" calcext:value-type="float">
            <text:p>0.047999720072095</text:p>
          </table:table-cell>
          <table:table-cell office:value-type="float" office:value="0.0640810350919074" calcext:value-type="float">
            <text:p>0.064081035091907</text:p>
          </table:table-cell>
          <table:table-cell office:value-type="float" office:value="0.07276493068828" calcext:value-type="float">
            <text:p>0.07276493068828</text:p>
          </table:table-cell>
          <table:table-cell office:value-type="float" office:value="0.0642323303189427" calcext:value-type="float">
            <text:p>0.064232330318943</text:p>
          </table:table-cell>
        </table:table-row>
        <table:table-row table:style-name="ro1">
          <table:table-cell/>
          <table:table-cell office:value-type="float" office:value="0.00800409144689046" calcext:value-type="float">
            <text:p>0.00800409144689</text:p>
          </table:table-cell>
          <table:table-cell office:value-type="float" office:value="0.0224268836450642" calcext:value-type="float">
            <text:p>0.022426883645064</text:p>
          </table:table-cell>
          <table:table-cell office:value-type="float" office:value="0.0249572938924724" calcext:value-type="float">
            <text:p>0.024957293892472</text:p>
          </table:table-cell>
          <table:table-cell office:value-type="float" office:value="0.0251968165516481" calcext:value-type="float">
            <text:p>0.025196816551648</text:p>
          </table:table-cell>
          <table:table-cell office:value-type="float" office:value="0.0239249334040639" calcext:value-type="float">
            <text:p>0.023924933404064</text:p>
          </table:table-cell>
          <table:table-cell office:value-type="float" office:value="0.0319304493462498" calcext:value-type="float">
            <text:p>0.03193044934625</text:p>
          </table:table-cell>
          <table:table-cell office:value-type="float" office:value="0.0325868696057605" calcext:value-type="float">
            <text:p>0.032586869605761</text:p>
          </table:table-cell>
          <table:table-cell office:value-type="float" office:value="0.040868469569491" calcext:value-type="float">
            <text:p>0.040868469569491</text:p>
          </table:table-cell>
          <table:table-cell office:value-type="float" office:value="0.0159489245523008" calcext:value-type="float">
            <text:p>0.015948924552301</text:p>
          </table:table-cell>
          <table:table-cell office:value-type="float" office:value="0.047909077582941" calcext:value-type="float">
            <text:p>0.047909077582941</text:p>
          </table:table-cell>
          <table:table-cell office:value-type="float" office:value="0.0475534786691887" calcext:value-type="float">
            <text:p>0.047553478669189</text:p>
          </table:table-cell>
          <table:table-cell office:value-type="float" office:value="0.0482708972349712" calcext:value-type="float">
            <text:p>0.048270897234971</text:p>
          </table:table-cell>
          <table:table-cell office:value-type="float" office:value="0.0563260652129983" calcext:value-type="float">
            <text:p>0.056326065212998</text:p>
          </table:table-cell>
          <table:table-cell office:value-type="float" office:value="0.0562616343182146" calcext:value-type="float">
            <text:p>0.056261634318215</text:p>
          </table:table-cell>
          <table:table-cell office:value-type="float" office:value="0.0482305330578671" calcext:value-type="float">
            <text:p>0.048230533057867</text:p>
          </table:table-cell>
          <table:table-cell office:value-type="float" office:value="0.0641683395689392" calcext:value-type="float">
            <text:p>0.064168339568939</text:p>
          </table:table-cell>
          <table:table-cell office:value-type="float" office:value="0.0656652158663374" calcext:value-type="float">
            <text:p>0.065665215866337</text:p>
          </table:table-cell>
          <table:table-cell office:value-type="float" office:value="0.0721268054593653" calcext:value-type="float">
            <text:p>0.072126805459365</text:p>
          </table:table-cell>
        </table:table-row>
        <table:table-row table:style-name="ro1">
          <table:table-cell/>
          <table:table-cell office:value-type="float" office:value="0.017793549949629" calcext:value-type="float">
            <text:p>0.017793549949629</text:p>
          </table:table-cell>
          <table:table-cell office:value-type="float" office:value="0" calcext:value-type="float">
            <text:p>0</text:p>
          </table:table-cell>
          <table:table-cell office:value-type="float" office:value="0.00803269533509361" calcext:value-type="float">
            <text:p>0.008032695335094</text:p>
          </table:table-cell>
          <table:table-cell office:value-type="float" office:value="0.0158434056698208" calcext:value-type="float">
            <text:p>0.015843405669821</text:p>
          </table:table-cell>
          <table:table-cell office:value-type="float" office:value="0.0202258728408745" calcext:value-type="float">
            <text:p>0.020225872840875</text:p>
          </table:table-cell>
          <table:table-cell office:value-type="float" office:value="0.0325845977938806" calcext:value-type="float">
            <text:p>0.032584597793881</text:p>
          </table:table-cell>
          <table:table-cell office:value-type="float" office:value="0.0408493449423378" calcext:value-type="float">
            <text:p>0.040849344942338</text:p>
          </table:table-cell>
          <table:table-cell office:value-type="float" office:value="0.0353089621142246" calcext:value-type="float">
            <text:p>0.035308962114225</text:p>
          </table:table-cell>
          <table:table-cell office:value-type="float" office:value="0.0250551194128082" calcext:value-type="float">
            <text:p>0.025055119412808</text:p>
          </table:table-cell>
          <table:table-cell office:value-type="float" office:value="0.0485485737998987" calcext:value-type="float">
            <text:p>0.048548573799899</text:p>
          </table:table-cell>
          <table:table-cell office:value-type="float" office:value="0.0406806561261891" calcext:value-type="float">
            <text:p>0.040680656126189</text:p>
          </table:table-cell>
          <table:table-cell office:value-type="float" office:value="0.0637240949714942" calcext:value-type="float">
            <text:p>0.063724094971494</text:p>
          </table:table-cell>
          <table:table-cell office:value-type="float" office:value="0.055689732155558" calcext:value-type="float">
            <text:p>0.055689732155558</text:p>
          </table:table-cell>
          <table:table-cell office:value-type="float" office:value="0.0562696022814397" calcext:value-type="float">
            <text:p>0.05626960228144</text:p>
          </table:table-cell>
          <table:table-cell office:value-type="float" office:value="0.0475757737308659" calcext:value-type="float">
            <text:p>0.047575773730866</text:p>
          </table:table-cell>
          <table:table-cell office:value-type="float" office:value="0.0562191884832396" calcext:value-type="float">
            <text:p>0.05621918848324</text:p>
          </table:table-cell>
          <table:table-cell office:value-type="float" office:value="0.0716727285154981" calcext:value-type="float">
            <text:p>0.071672728515498</text:p>
          </table:table-cell>
          <table:table-cell office:value-type="float" office:value="0.0651639159560363" calcext:value-type="float">
            <text:p>0.065163915956036</text:p>
          </table:table-cell>
        </table:table-row>
        <table:table-row table:style-name="ro1">
          <table:table-cell/>
          <table:table-cell office:value-type="float" office:value="0.0112738202380634" calcext:value-type="float">
            <text:p>0.011273820238063</text:p>
          </table:table-cell>
          <table:table-cell office:value-type="float" office:value="0.015899319191521" calcext:value-type="float">
            <text:p>0.015899319191521</text:p>
          </table:table-cell>
          <table:table-cell office:value-type="float" office:value="0.0177153397195754" calcext:value-type="float">
            <text:p>0.017715339719575</text:p>
          </table:table-cell>
          <table:table-cell office:value-type="float" office:value="0.0254130503759306" calcext:value-type="float">
            <text:p>0.025413050375931</text:p>
          </table:table-cell>
          <table:table-cell office:value-type="float" office:value="0.0252779232663332" calcext:value-type="float">
            <text:p>0.025277923266333</text:p>
          </table:table-cell>
          <table:table-cell office:value-type="float" office:value="0.0328253164513258" calcext:value-type="float">
            <text:p>0.032825316451326</text:p>
          </table:table-cell>
          <table:table-cell office:value-type="float" office:value="0.0402762275650275" calcext:value-type="float">
            <text:p>0.040276227565028</text:p>
          </table:table-cell>
          <table:table-cell office:value-type="float" office:value="0.0400367310860671" calcext:value-type="float">
            <text:p>0.040036731086067</text:p>
          </table:table-cell>
          <table:table-cell office:value-type="float" office:value="0.0398209799770235" calcext:value-type="float">
            <text:p>0.039820979977024</text:p>
          </table:table-cell>
          <table:table-cell office:value-type="float" office:value="0.0398183337130715" calcext:value-type="float">
            <text:p>0.039818333713072</text:p>
          </table:table-cell>
          <table:table-cell office:value-type="float" office:value="0.047723193679847" calcext:value-type="float">
            <text:p>0.047723193679847</text:p>
          </table:table-cell>
          <table:table-cell office:value-type="float" office:value="0.0484681492514618" calcext:value-type="float">
            <text:p>0.048468149251462</text:p>
          </table:table-cell>
          <table:table-cell office:value-type="float" office:value="0.0636145184988578" calcext:value-type="float">
            <text:p>0.063614518498858</text:p>
          </table:table-cell>
          <table:table-cell office:value-type="float" office:value="0.0650429647243696" calcext:value-type="float">
            <text:p>0.06504296472437</text:p>
          </table:table-cell>
          <table:table-cell office:value-type="float" office:value="0.0483408653961938" calcext:value-type="float">
            <text:p>0.048340865396194</text:p>
          </table:table-cell>
          <table:table-cell office:value-type="float" office:value="0.0637787218189456" calcext:value-type="float">
            <text:p>0.063778721818946</text:p>
          </table:table-cell>
          <table:table-cell office:value-type="float" office:value="0.0567190249849953" calcext:value-type="float">
            <text:p>0.056719024984995</text:p>
          </table:table-cell>
          <table:table-cell office:value-type="float" office:value="0.0648405138119985" calcext:value-type="float">
            <text:p>0.064840513811999</text:p>
          </table:table-cell>
        </table:table-row>
        <table:table-row table:style-name="ro1">
          <table:table-cell/>
          <table:table-cell office:value-type="float" office:value="0.0119565899487168" calcext:value-type="float">
            <text:p>0.011956589948717</text:p>
          </table:table-cell>
          <table:table-cell office:value-type="float" office:value="0.0178645557690389" calcext:value-type="float">
            <text:p>0.017864555769039</text:p>
          </table:table-cell>
          <table:table-cell office:value-type="float" office:value="0.0251022060538672" calcext:value-type="float">
            <text:p>0.025102206053867</text:p>
          </table:table-cell>
          <table:table-cell office:value-type="float" office:value="0.017694617443974" calcext:value-type="float">
            <text:p>0.017694617443974</text:p>
          </table:table-cell>
          <table:table-cell office:value-type="float" office:value="0.0318836036351059" calcext:value-type="float">
            <text:p>0.031883603635106</text:p>
          </table:table-cell>
          <table:table-cell office:value-type="float" office:value="0.0330082024785427" calcext:value-type="float">
            <text:p>0.033008202478543</text:p>
          </table:table-cell>
          <table:table-cell office:value-type="float" office:value="0.0322808864671" calcext:value-type="float">
            <text:p>0.0322808864671</text:p>
          </table:table-cell>
          <table:table-cell office:value-type="float" office:value="0.0327796470950787" calcext:value-type="float">
            <text:p>0.032779647095079</text:p>
          </table:table-cell>
          <table:table-cell office:value-type="float" office:value="0.0318178156232813" calcext:value-type="float">
            <text:p>0.031817815623281</text:p>
          </table:table-cell>
          <table:table-cell office:value-type="float" office:value="0.0397352689846727" calcext:value-type="float">
            <text:p>0.039735268984673</text:p>
          </table:table-cell>
          <table:table-cell office:value-type="float" office:value="0.040932530655017" calcext:value-type="float">
            <text:p>0.040932530655017</text:p>
          </table:table-cell>
          <table:table-cell office:value-type="float" office:value="0.0480949103944967" calcext:value-type="float">
            <text:p>0.048094910394497</text:p>
          </table:table-cell>
          <table:table-cell office:value-type="float" office:value="0.0489420555812226" calcext:value-type="float">
            <text:p>0.048942055581223</text:p>
          </table:table-cell>
          <table:table-cell office:value-type="float" office:value="0.0640537560513737" calcext:value-type="float">
            <text:p>0.064053756051374</text:p>
          </table:table-cell>
          <table:table-cell office:value-type="float" office:value="0.0653467441721514" calcext:value-type="float">
            <text:p>0.065346744172151</text:p>
          </table:table-cell>
          <table:table-cell office:value-type="float" office:value="0.0564135979205562" calcext:value-type="float">
            <text:p>0.056413597920556</text:p>
          </table:table-cell>
          <table:table-cell office:value-type="float" office:value="0.0631432173759226" calcext:value-type="float">
            <text:p>0.063143217375923</text:p>
          </table:table-cell>
          <table:table-cell office:value-type="float" office:value="0.0652955475558879" calcext:value-type="float">
            <text:p>0.065295547555888</text:p>
          </table:table-cell>
        </table:table-row>
        <table:table-row table:style-name="ro1">
          <table:table-cell/>
          <table:table-cell office:value-type="float" office:value="0.0248786017679609" calcext:value-type="float">
            <text:p>0.024878601767961</text:p>
          </table:table-cell>
          <table:table-cell office:value-type="float" office:value="0.0112241147636985" calcext:value-type="float">
            <text:p>0.011224114763699</text:p>
          </table:table-cell>
          <table:table-cell office:value-type="float" office:value="0.0113191490689877" calcext:value-type="float">
            <text:p>0.011319149068988</text:p>
          </table:table-cell>
          <table:table-cell office:value-type="float" office:value="0.0238499280687347" calcext:value-type="float">
            <text:p>0.023849928068735</text:p>
          </table:table-cell>
          <table:table-cell office:value-type="float" office:value="0.0238339359890603" calcext:value-type="float">
            <text:p>0.02383393598906</text:p>
          </table:table-cell>
          <table:table-cell office:value-type="float" office:value="0.0252924805335445" calcext:value-type="float">
            <text:p>0.025292480533545</text:p>
          </table:table-cell>
          <table:table-cell office:value-type="float" office:value="0.0395297488337034" calcext:value-type="float">
            <text:p>0.039529748833703</text:p>
          </table:table-cell>
          <table:table-cell office:value-type="float" office:value="0.0329387309826077" calcext:value-type="float">
            <text:p>0.032938730982608</text:p>
          </table:table-cell>
          <table:table-cell office:value-type="float" office:value="0.0488635984645085" calcext:value-type="float">
            <text:p>0.048863598464509</text:p>
          </table:table-cell>
          <table:table-cell office:value-type="float" office:value="0.0401457931330218" calcext:value-type="float">
            <text:p>0.040145793133022</text:p>
          </table:table-cell>
          <table:table-cell office:value-type="float" office:value="0.0480437394298691" calcext:value-type="float">
            <text:p>0.048043739429869</text:p>
          </table:table-cell>
          <table:table-cell office:value-type="float" office:value="0.0564703122764263" calcext:value-type="float">
            <text:p>0.056470312276426</text:p>
          </table:table-cell>
          <table:table-cell office:value-type="float" office:value="0.0638911854159323" calcext:value-type="float">
            <text:p>0.063891185415932</text:p>
          </table:table-cell>
          <table:table-cell office:value-type="float" office:value="0.0563717797292208" calcext:value-type="float">
            <text:p>0.056371779729221</text:p>
          </table:table-cell>
          <table:table-cell office:value-type="float" office:value="0.0657897459796268" calcext:value-type="float">
            <text:p>0.065789745979627</text:p>
          </table:table-cell>
          <table:table-cell office:value-type="float" office:value="0.0642381872702017" calcext:value-type="float">
            <text:p>0.064238187270202</text:p>
          </table:table-cell>
          <table:table-cell office:value-type="float" office:value="0.0644589652476709" calcext:value-type="float">
            <text:p>0.064458965247671</text:p>
          </table:table-cell>
          <table:table-cell office:value-type="float" office:value="0.0643947676146615" calcext:value-type="float">
            <text:p>0.064394767614662</text:p>
          </table:table-cell>
        </table:table-row>
        <table:table-row table:style-name="ro1">
          <table:table-cell/>
          <table:table-cell office:value-type="float" office:value="0.011410250612704" calcext:value-type="float">
            <text:p>0.011410250612704</text:p>
          </table:table-cell>
          <table:table-cell office:value-type="float" office:value="0.0289124052669095" calcext:value-type="float">
            <text:p>0.02891240526691</text:p>
          </table:table-cell>
          <table:table-cell office:value-type="float" office:value="0.0178723516374045" calcext:value-type="float">
            <text:p>0.017872351637405</text:p>
          </table:table-cell>
          <table:table-cell office:value-type="float" office:value="0.0320939640709858" calcext:value-type="float">
            <text:p>0.032093964070986</text:p>
          </table:table-cell>
          <table:table-cell office:value-type="float" office:value="0.0112556791321207" calcext:value-type="float">
            <text:p>0.011255679132121</text:p>
          </table:table-cell>
          <table:table-cell office:value-type="float" office:value="0.0396666502740725" calcext:value-type="float">
            <text:p>0.039666650274073</text:p>
          </table:table-cell>
          <table:table-cell office:value-type="float" office:value="0.0253173920513131" calcext:value-type="float">
            <text:p>0.025317392051313</text:p>
          </table:table-cell>
          <table:table-cell office:value-type="float" office:value="0.0404169627839494" calcext:value-type="float">
            <text:p>0.040416962783949</text:p>
          </table:table-cell>
          <table:table-cell office:value-type="float" office:value="0.0484511209540213" calcext:value-type="float">
            <text:p>0.048451120954021</text:p>
          </table:table-cell>
          <table:table-cell office:value-type="float" office:value="0.040429951590196" calcext:value-type="float">
            <text:p>0.040429951590196</text:p>
          </table:table-cell>
          <table:table-cell office:value-type="float" office:value="0.0482060493603754" calcext:value-type="float">
            <text:p>0.048206049360375</text:p>
          </table:table-cell>
          <table:table-cell office:value-type="float" office:value="0.0482547630004602" calcext:value-type="float">
            <text:p>0.04825476300046</text:p>
          </table:table-cell>
          <table:table-cell office:value-type="float" office:value="0.0483330811410666" calcext:value-type="float">
            <text:p>0.048333081141067</text:p>
          </table:table-cell>
          <table:table-cell office:value-type="float" office:value="0.0582653282189512" calcext:value-type="float">
            <text:p>0.058265328218951</text:p>
          </table:table-cell>
          <table:table-cell office:value-type="float" office:value="0.055856174781885" calcext:value-type="float">
            <text:p>0.055856174781885</text:p>
          </table:table-cell>
          <table:table-cell office:value-type="float" office:value="0.0716834353251727" calcext:value-type="float">
            <text:p>0.071683435325173</text:p>
          </table:table-cell>
          <table:table-cell office:value-type="float" office:value="0.0557922772879286" calcext:value-type="float">
            <text:p>0.055792277287929</text:p>
          </table:table-cell>
          <table:table-cell office:value-type="float" office:value="0.0640617284591522" calcext:value-type="float">
            <text:p>0.0640617284591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3877626073344" calcext:value-type="float">
            <text:p>0.023877626073344</text:p>
          </table:table-cell>
          <table:table-cell office:value-type="float" office:value="0.0176123762458462" calcext:value-type="float">
            <text:p>0.017612376245846</text:p>
          </table:table-cell>
          <table:table-cell office:value-type="float" office:value="0.0158058515849927" calcext:value-type="float">
            <text:p>0.015805851584993</text:p>
          </table:table-cell>
          <table:table-cell office:value-type="float" office:value="0.0253982081236315" calcext:value-type="float">
            <text:p>0.025398208123632</text:p>
          </table:table-cell>
          <table:table-cell office:value-type="float" office:value="0.0400026704663588" calcext:value-type="float">
            <text:p>0.040002670466359</text:p>
          </table:table-cell>
          <table:table-cell office:value-type="float" office:value="0.0316833406354339" calcext:value-type="float">
            <text:p>0.031683340635434</text:p>
          </table:table-cell>
          <table:table-cell office:value-type="float" office:value="0.0410066186720631" calcext:value-type="float">
            <text:p>0.041006618672063</text:p>
          </table:table-cell>
          <table:table-cell office:value-type="float" office:value="0.0483427889513804" calcext:value-type="float">
            <text:p>0.04834278895138</text:p>
          </table:table-cell>
          <table:table-cell office:value-type="float" office:value="0.0401133579824832" calcext:value-type="float">
            <text:p>0.040113357982483</text:p>
          </table:table-cell>
          <table:table-cell office:value-type="float" office:value="0.0403235649831478" calcext:value-type="float">
            <text:p>0.040323564983148</text:p>
          </table:table-cell>
          <table:table-cell office:value-type="float" office:value="0.0559452661664957" calcext:value-type="float">
            <text:p>0.055945266166496</text:p>
          </table:table-cell>
          <table:table-cell office:value-type="float" office:value="0.0557356138768934" calcext:value-type="float">
            <text:p>0.055735613876893</text:p>
          </table:table-cell>
          <table:table-cell office:value-type="float" office:value="0.0553858087688776" calcext:value-type="float">
            <text:p>0.055385808768878</text:p>
          </table:table-cell>
          <table:table-cell office:value-type="float" office:value="0.0559226685815391" calcext:value-type="float">
            <text:p>0.055922668581539</text:p>
          </table:table-cell>
          <table:table-cell office:value-type="float" office:value="0.0719168746451656" calcext:value-type="float">
            <text:p>0.071916874645166</text:p>
          </table:table-cell>
          <table:table-cell office:value-type="float" office:value="0.0638657606730239" calcext:value-type="float">
            <text:p>0.063865760673024</text:p>
          </table:table-cell>
          <table:table-cell office:value-type="float" office:value="0.0642830038717814" calcext:value-type="float">
            <text:p>0.064283003871781</text:p>
          </table:table-cell>
        </table:table-row>
        <table:table-row table:style-name="ro1">
          <table:table-cell/>
          <table:table-cell office:value-type="float" office:value="0.0112427295052585" calcext:value-type="float">
            <text:p>0.011242729505259</text:p>
          </table:table-cell>
          <table:table-cell office:value-type="float" office:value="0.0113306519176843" calcext:value-type="float">
            <text:p>0.011330651917684</text:p>
          </table:table-cell>
          <table:table-cell office:value-type="float" office:value="0.0161830083011967" calcext:value-type="float">
            <text:p>0.016183008301197</text:p>
          </table:table-cell>
          <table:table-cell office:value-type="float" office:value="0.0253968950545912" calcext:value-type="float">
            <text:p>0.025396895054591</text:p>
          </table:table-cell>
          <table:table-cell office:value-type="float" office:value="0.0177112582757344" calcext:value-type="float">
            <text:p>0.017711258275734</text:p>
          </table:table-cell>
          <table:table-cell office:value-type="float" office:value="0.0250875347587805" calcext:value-type="float">
            <text:p>0.025087534758781</text:p>
          </table:table-cell>
          <table:table-cell office:value-type="float" office:value="0.0251925571555524" calcext:value-type="float">
            <text:p>0.025192557155552</text:p>
          </table:table-cell>
          <table:table-cell office:value-type="float" office:value="0.0393727107000785" calcext:value-type="float">
            <text:p>0.039372710700079</text:p>
          </table:table-cell>
          <table:table-cell office:value-type="float" office:value="0.0406149120771565" calcext:value-type="float">
            <text:p>0.040614912077157</text:p>
          </table:table-cell>
          <table:table-cell office:value-type="float" office:value="0.0482195358889905" calcext:value-type="float">
            <text:p>0.048219535888991</text:p>
          </table:table-cell>
          <table:table-cell office:value-type="float" office:value="0.0476346683475012" calcext:value-type="float">
            <text:p>0.047634668347501</text:p>
          </table:table-cell>
          <table:table-cell office:value-type="float" office:value="0.0478028758666541" calcext:value-type="float">
            <text:p>0.047802875866654</text:p>
          </table:table-cell>
          <table:table-cell office:value-type="float" office:value="0.0637958414491965" calcext:value-type="float">
            <text:p>0.063795841449197</text:p>
          </table:table-cell>
          <table:table-cell office:value-type="float" office:value="0.0567279209808023" calcext:value-type="float">
            <text:p>0.056727920980802</text:p>
          </table:table-cell>
          <table:table-cell office:value-type="float" office:value="0.0563061752727276" calcext:value-type="float">
            <text:p>0.056306175272728</text:p>
          </table:table-cell>
          <table:table-cell office:value-type="float" office:value="0.0634704820849617" calcext:value-type="float">
            <text:p>0.063470482084962</text:p>
          </table:table-cell>
          <table:table-cell office:value-type="float" office:value="0.0641370610344069" calcext:value-type="float">
            <text:p>0.064137061034407</text:p>
          </table:table-cell>
          <table:table-cell office:value-type="float" office:value="0.0863103044997851" calcext:value-type="float">
            <text:p>0.086310304499785</text:p>
          </table:table-cell>
        </table:table-row>
        <table:table-row table:style-name="ro1">
          <table:table-cell/>
          <table:table-cell office:value-type="float" office:value="0.00803563470974265" calcext:value-type="float">
            <text:p>0.008035634709743</text:p>
          </table:table-cell>
          <table:table-cell office:value-type="float" office:value="0.0176234962358092" calcext:value-type="float">
            <text:p>0.017623496235809</text:p>
          </table:table-cell>
          <table:table-cell office:value-type="float" office:value="0.0236524459014413" calcext:value-type="float">
            <text:p>0.023652445901441</text:p>
          </table:table-cell>
          <table:table-cell office:value-type="float" office:value="0.00790642666349893" calcext:value-type="float">
            <text:p>0.007906426663499</text:p>
          </table:table-cell>
          <table:table-cell office:value-type="float" office:value="0.0251670309895705" calcext:value-type="float">
            <text:p>0.025167030989571</text:p>
          </table:table-cell>
          <table:table-cell office:value-type="float" office:value="0.0240934256254138" calcext:value-type="float">
            <text:p>0.024093425625414</text:p>
          </table:table-cell>
          <table:table-cell office:value-type="float" office:value="0.0407809552848412" calcext:value-type="float">
            <text:p>0.040780955284841</text:p>
          </table:table-cell>
          <table:table-cell office:value-type="float" office:value="0.0331509513226994" calcext:value-type="float">
            <text:p>0.033150951322699</text:p>
          </table:table-cell>
          <table:table-cell office:value-type="float" office:value="0.0481418670360005" calcext:value-type="float">
            <text:p>0.048141867036001</text:p>
          </table:table-cell>
          <table:table-cell office:value-type="float" office:value="0.0474551091064061" calcext:value-type="float">
            <text:p>0.047455109106406</text:p>
          </table:table-cell>
          <table:table-cell office:value-type="float" office:value="0.0406477188904703" calcext:value-type="float">
            <text:p>0.04064771889047</text:p>
          </table:table-cell>
          <table:table-cell office:value-type="float" office:value="0.0557888848352192" calcext:value-type="float">
            <text:p>0.055788884835219</text:p>
          </table:table-cell>
          <table:table-cell office:value-type="float" office:value="0.056373971313914" calcext:value-type="float">
            <text:p>0.056373971313914</text:p>
          </table:table-cell>
          <table:table-cell office:value-type="float" office:value="0.0551343198377535" calcext:value-type="float">
            <text:p>0.055134319837754</text:p>
          </table:table-cell>
          <table:table-cell office:value-type="float" office:value="0.071652061414646" calcext:value-type="float">
            <text:p>0.071652061414646</text:p>
          </table:table-cell>
          <table:table-cell office:value-type="float" office:value="0.0556860353081315" calcext:value-type="float">
            <text:p>0.055686035308132</text:p>
          </table:table-cell>
          <table:table-cell office:value-type="float" office:value="0.06390699570137" calcext:value-type="float">
            <text:p>0.06390699570137</text:p>
          </table:table-cell>
          <table:table-cell office:value-type="float" office:value="0.0823916041716206" calcext:value-type="float">
            <text:p>0.082391604171621</text:p>
          </table:table-cell>
        </table:table-row>
        <table:table-row table:style-name="ro1">
          <table:table-cell/>
          <table:table-cell office:value-type="float" office:value="0.00793546141155371" calcext:value-type="float">
            <text:p>0.007935461411554</text:p>
          </table:table-cell>
          <table:table-cell office:value-type="float" office:value="0.0179682598777292" calcext:value-type="float">
            <text:p>0.017968259877729</text:p>
          </table:table-cell>
          <table:table-cell office:value-type="float" office:value="0.0178658149027998" calcext:value-type="float">
            <text:p>0.0178658149028</text:p>
          </table:table-cell>
          <table:table-cell office:value-type="float" office:value="0.0225037145570337" calcext:value-type="float">
            <text:p>0.022503714557034</text:p>
          </table:table-cell>
          <table:table-cell office:value-type="float" office:value="0.0252944099059539" calcext:value-type="float">
            <text:p>0.025294409905954</text:p>
          </table:table-cell>
          <table:table-cell office:value-type="float" office:value="0.0250015152196084" calcext:value-type="float">
            <text:p>0.025001515219608</text:p>
          </table:table-cell>
          <table:table-cell office:value-type="float" office:value="0.0874195793993215" calcext:value-type="float">
            <text:p>0.087419579399322</text:p>
          </table:table-cell>
          <table:table-cell office:value-type="float" office:value="0.0326902951501113" calcext:value-type="float">
            <text:p>0.032690295150111</text:p>
          </table:table-cell>
          <table:table-cell office:value-type="float" office:value="0.0402765309641052" calcext:value-type="float">
            <text:p>0.040276530964105</text:p>
          </table:table-cell>
          <table:table-cell office:value-type="float" office:value="0.0400354317480672" calcext:value-type="float">
            <text:p>0.040035431748067</text:p>
          </table:table-cell>
          <table:table-cell office:value-type="float" office:value="0.0484964334479802" calcext:value-type="float">
            <text:p>0.04849643344798</text:p>
          </table:table-cell>
          <table:table-cell office:value-type="float" office:value="0.0478207710639685" calcext:value-type="float">
            <text:p>0.047820771063969</text:p>
          </table:table-cell>
          <table:table-cell office:value-type="float" office:value="0.0561889396350702" calcext:value-type="float">
            <text:p>0.05618893963507</text:p>
          </table:table-cell>
          <table:table-cell office:value-type="float" office:value="0.0580951669397785" calcext:value-type="float">
            <text:p>0.058095166939779</text:p>
          </table:table-cell>
          <table:table-cell office:value-type="float" office:value="0.0755938961982625" calcext:value-type="float">
            <text:p>0.075593896198263</text:p>
          </table:table-cell>
          <table:table-cell office:value-type="float" office:value="0.0643502849191227" calcext:value-type="float">
            <text:p>0.064350284919123</text:p>
          </table:table-cell>
          <table:table-cell office:value-type="float" office:value="0.0800077318054593" calcext:value-type="float">
            <text:p>0.080007731805459</text:p>
          </table:table-cell>
          <table:table-cell office:value-type="float" office:value="0.0718657422664045" calcext:value-type="float">
            <text:p>0.071865742266405</text:p>
          </table:table-cell>
        </table:table-row>
        <table:table-row table:style-name="ro1">
          <table:table-cell/>
          <table:table-cell office:value-type="float" office:value="0.0113619485837226" calcext:value-type="float">
            <text:p>0.011361948583723</text:p>
          </table:table-cell>
          <table:table-cell office:value-type="float" office:value="0.0158780725099089" calcext:value-type="float">
            <text:p>0.015878072509909</text:p>
          </table:table-cell>
          <table:table-cell office:value-type="float" office:value="0.0238684768113944" calcext:value-type="float">
            <text:p>0.023868476811394</text:p>
          </table:table-cell>
          <table:table-cell office:value-type="float" office:value="0.0239426878485672" calcext:value-type="float">
            <text:p>0.023942687848567</text:p>
          </table:table-cell>
          <table:table-cell office:value-type="float" office:value="0.0238815234328284" calcext:value-type="float">
            <text:p>0.023881523432828</text:p>
          </table:table-cell>
          <table:table-cell office:value-type="float" office:value="0.0288876076150022" calcext:value-type="float">
            <text:p>0.028887607615002</text:p>
          </table:table-cell>
          <table:table-cell office:value-type="float" office:value="0.094984908216973" calcext:value-type="float">
            <text:p>0.094984908216973</text:p>
          </table:table-cell>
          <table:table-cell office:value-type="float" office:value="0.0722189671456982" calcext:value-type="float">
            <text:p>0.072218967145698</text:p>
          </table:table-cell>
          <table:table-cell office:value-type="float" office:value="0.0357893066606347" calcext:value-type="float">
            <text:p>0.035789306660635</text:p>
          </table:table-cell>
          <table:table-cell office:value-type="float" office:value="0.0478657937682356" calcext:value-type="float">
            <text:p>0.047865793768236</text:p>
          </table:table-cell>
          <table:table-cell office:value-type="float" office:value="0.0397349678372831" calcext:value-type="float">
            <text:p>0.039734967837283</text:p>
          </table:table-cell>
          <table:table-cell office:value-type="float" office:value="0.0493292791951229" calcext:value-type="float">
            <text:p>0.049329279195123</text:p>
          </table:table-cell>
          <table:table-cell office:value-type="float" office:value="0.0637472181956696" calcext:value-type="float">
            <text:p>0.06374721819567</text:p>
          </table:table-cell>
          <table:table-cell office:value-type="float" office:value="0.0476518057483257" calcext:value-type="float">
            <text:p>0.047651805748326</text:p>
          </table:table-cell>
          <table:table-cell office:value-type="float" office:value="0.0762128667503004" calcext:value-type="float">
            <text:p>0.0762128667503</text:p>
          </table:table-cell>
          <table:table-cell office:value-type="float" office:value="0.0647476480855954" calcext:value-type="float">
            <text:p>0.064747648085595</text:p>
          </table:table-cell>
          <table:table-cell office:value-type="float" office:value="0.0718864046167108" calcext:value-type="float">
            <text:p>0.071886404616711</text:p>
          </table:table-cell>
          <table:table-cell office:value-type="float" office:value="0.21527580266979" calcext:value-type="float">
            <text:p>0.21527580266979</text:p>
          </table:table-cell>
        </table:table-row>
        <table:table-row table:style-name="ro1">
          <table:table-cell/>
          <table:table-cell office:value-type="float" office:value="0.0223151341698229" calcext:value-type="float">
            <text:p>0.022315134169823</text:p>
          </table:table-cell>
          <table:table-cell office:value-type="float" office:value="0.0158416404011867" calcext:value-type="float">
            <text:p>0.015841640401187</text:p>
          </table:table-cell>
          <table:table-cell office:value-type="float" office:value="0.0111787417718875" calcext:value-type="float">
            <text:p>0.011178741771888</text:p>
          </table:table-cell>
          <table:table-cell office:value-type="float" office:value="0.0178647599408352" calcext:value-type="float">
            <text:p>0.017864759940835</text:p>
          </table:table-cell>
          <table:table-cell office:value-type="float" office:value="0.0250314769316449" calcext:value-type="float">
            <text:p>0.025031476931645</text:p>
          </table:table-cell>
          <table:table-cell office:value-type="float" office:value="0.0318635603086606" calcext:value-type="float">
            <text:p>0.031863560308661</text:p>
          </table:table-cell>
          <table:table-cell office:value-type="float" office:value="0.105044660298916" calcext:value-type="float">
            <text:p>0.105044660298916</text:p>
          </table:table-cell>
          <table:table-cell office:value-type="float" office:value="0.0876706039343717" calcext:value-type="float">
            <text:p>0.087670603934372</text:p>
          </table:table-cell>
          <table:table-cell office:value-type="float" office:value="0.0476163720029063" calcext:value-type="float">
            <text:p>0.047616372002906</text:p>
          </table:table-cell>
          <table:table-cell office:value-type="float" office:value="0.0397291716395565" calcext:value-type="float">
            <text:p>0.039729171639557</text:p>
          </table:table-cell>
          <table:table-cell office:value-type="float" office:value="0.0399329738293261" calcext:value-type="float">
            <text:p>0.039932973829326</text:p>
          </table:table-cell>
          <table:table-cell office:value-type="float" office:value="0.0559124651375805" calcext:value-type="float">
            <text:p>0.055912465137581</text:p>
          </table:table-cell>
          <table:table-cell office:value-type="float" office:value="0.0485029794449513" calcext:value-type="float">
            <text:p>0.048502979444951</text:p>
          </table:table-cell>
          <table:table-cell office:value-type="float" office:value="0.0646388578383847" calcext:value-type="float">
            <text:p>0.064638857838385</text:p>
          </table:table-cell>
          <table:table-cell office:value-type="float" office:value="0.0652564947528223" calcext:value-type="float">
            <text:p>0.065256494752822</text:p>
          </table:table-cell>
          <table:table-cell office:value-type="float" office:value="0.0549461171080794" calcext:value-type="float">
            <text:p>0.054946117108079</text:p>
          </table:table-cell>
          <table:table-cell office:value-type="float" office:value="0.0799620480527852" calcext:value-type="float">
            <text:p>0.079962048052785</text:p>
          </table:table-cell>
          <table:table-cell office:value-type="float" office:value="0.061057549508787" calcext:value-type="float">
            <text:p>0.061057549508787</text:p>
          </table:table-cell>
        </table:table-row>
        <table:table-row table:style-name="ro1">
          <table:table-cell/>
          <table:table-cell office:value-type="float" office:value="0.0113148954787573" calcext:value-type="float">
            <text:p>0.011314895478757</text:p>
          </table:table-cell>
          <table:table-cell office:value-type="float" office:value="0.0160219110684129" calcext:value-type="float">
            <text:p>0.016021911068413</text:p>
          </table:table-cell>
          <table:table-cell office:value-type="float" office:value="0.00807158829800836" calcext:value-type="float">
            <text:p>0.008071588298008</text:p>
          </table:table-cell>
          <table:table-cell office:value-type="float" office:value="0.0325303527527556" calcext:value-type="float">
            <text:p>0.032530352752756</text:p>
          </table:table-cell>
          <table:table-cell office:value-type="float" office:value="0.032104097300359" calcext:value-type="float">
            <text:p>0.032104097300359</text:p>
          </table:table-cell>
          <table:table-cell office:value-type="float" office:value="0.0328656783360174" calcext:value-type="float">
            <text:p>0.032865678336017</text:p>
          </table:table-cell>
          <table:table-cell office:value-type="float" office:value="0.0715838639273378" calcext:value-type="float">
            <text:p>0.071583863927338</text:p>
          </table:table-cell>
          <table:table-cell office:value-type="float" office:value="0.0886681977257057" calcext:value-type="float">
            <text:p>0.088668197725706</text:p>
          </table:table-cell>
          <table:table-cell office:value-type="float" office:value="0.0403708817442285" calcext:value-type="float">
            <text:p>0.040370881744229</text:p>
          </table:table-cell>
          <table:table-cell office:value-type="float" office:value="0.0501550526908761" calcext:value-type="float">
            <text:p>0.050155052690876</text:p>
          </table:table-cell>
          <table:table-cell office:value-type="float" office:value="0.0486655346616029" calcext:value-type="float">
            <text:p>0.048665534661603</text:p>
          </table:table-cell>
          <table:table-cell office:value-type="float" office:value="0.0557238719571226" calcext:value-type="float">
            <text:p>0.055723871957123</text:p>
          </table:table-cell>
          <table:table-cell office:value-type="float" office:value="0.0484667681328112" calcext:value-type="float">
            <text:p>0.048466768132811</text:p>
          </table:table-cell>
          <table:table-cell office:value-type="float" office:value="0.0558906254164186" calcext:value-type="float">
            <text:p>0.055890625416419</text:p>
          </table:table-cell>
          <table:table-cell office:value-type="float" office:value="0.0651648981483286" calcext:value-type="float">
            <text:p>0.065164898148329</text:p>
          </table:table-cell>
          <table:table-cell office:value-type="float" office:value="0.0647931565836987" calcext:value-type="float">
            <text:p>0.064793156583699</text:p>
          </table:table-cell>
          <table:table-cell office:value-type="float" office:value="0.0711719269666744" calcext:value-type="float">
            <text:p>0.071171926966674</text:p>
          </table:table-cell>
          <table:table-cell office:value-type="float" office:value="0.0397359465829942" calcext:value-type="float">
            <text:p>0.039735946582994</text:p>
          </table:table-cell>
        </table:table-row>
        <table:table-row table:style-name="ro1">
          <table:table-cell/>
          <table:table-cell office:value-type="float" office:value="0.0079540918693597" calcext:value-type="float">
            <text:p>0.00795409186936</text:p>
          </table:table-cell>
          <table:table-cell office:value-type="float" office:value="0.0158312363057842" calcext:value-type="float">
            <text:p>0.015831236305784</text:p>
          </table:table-cell>
          <table:table-cell office:value-type="float" office:value="0.0248786950984742" calcext:value-type="float">
            <text:p>0.024878695098474</text:p>
          </table:table-cell>
          <table:table-cell office:value-type="float" office:value="0.0242647758148908" calcext:value-type="float">
            <text:p>0.024264775814891</text:p>
          </table:table-cell>
          <table:table-cell office:value-type="float" office:value="0.0404810709137503" calcext:value-type="float">
            <text:p>0.04048107091375</text:p>
          </table:table-cell>
          <table:table-cell office:value-type="float" office:value="0.0248701582547448" calcext:value-type="float">
            <text:p>0.024870158254745</text:p>
          </table:table-cell>
          <table:table-cell office:value-type="float" office:value="0.0177404719487222" calcext:value-type="float">
            <text:p>0.017740471948722</text:p>
          </table:table-cell>
          <table:table-cell office:value-type="float" office:value="0.0481700070460158" calcext:value-type="float">
            <text:p>0.048170007046016</text:p>
          </table:table-cell>
          <table:table-cell office:value-type="float" office:value="0.0401298144632898" calcext:value-type="float">
            <text:p>0.04012981446329</text:p>
          </table:table-cell>
          <table:table-cell office:value-type="float" office:value="0.0402577692631087" calcext:value-type="float">
            <text:p>0.040257769263109</text:p>
          </table:table-cell>
          <table:table-cell office:value-type="float" office:value="0.040253106839786" calcext:value-type="float">
            <text:p>0.040253106839786</text:p>
          </table:table-cell>
          <table:table-cell office:value-type="float" office:value="0.0565272485187445" calcext:value-type="float">
            <text:p>0.056527248518745</text:p>
          </table:table-cell>
          <table:table-cell office:value-type="float" office:value="0.0562393369341417" calcext:value-type="float">
            <text:p>0.056239336934142</text:p>
          </table:table-cell>
          <table:table-cell office:value-type="float" office:value="0.0552190376958557" calcext:value-type="float">
            <text:p>0.055219037695856</text:p>
          </table:table-cell>
          <table:table-cell office:value-type="float" office:value="0.0610332836570387" calcext:value-type="float">
            <text:p>0.061033283657039</text:p>
          </table:table-cell>
          <table:table-cell office:value-type="float" office:value="0.0560559762146115" calcext:value-type="float">
            <text:p>0.056055976214612</text:p>
          </table:table-cell>
          <table:table-cell office:value-type="float" office:value="0.0810669762700202" calcext:value-type="float">
            <text:p>0.08106697627002</text:p>
          </table:table-cell>
          <table:table-cell office:value-type="float" office:value="0.0960500381628745" calcext:value-type="float">
            <text:p>0.096050038162875</text:p>
          </table:table-cell>
        </table:table-row>
        <table:table-row table:style-name="ro1">
          <table:table-cell/>
          <table:table-cell office:value-type="float" office:value="0.011268765664123" calcext:value-type="float">
            <text:p>0.011268765664123</text:p>
          </table:table-cell>
          <table:table-cell office:value-type="float" office:value="0.0179093468752791" calcext:value-type="float">
            <text:p>0.017909346875279</text:p>
          </table:table-cell>
          <table:table-cell office:value-type="float" office:value="0.0180469878143477" calcext:value-type="float">
            <text:p>0.018046987814348</text:p>
          </table:table-cell>
          <table:table-cell office:value-type="float" office:value="0.0157526332294877" calcext:value-type="float">
            <text:p>0.015752633229488</text:p>
          </table:table-cell>
          <table:table-cell office:value-type="float" office:value="0.0401984282154504" calcext:value-type="float">
            <text:p>0.04019842821545</text:p>
          </table:table-cell>
          <table:table-cell office:value-type="float" office:value="0.0333710104722709" calcext:value-type="float">
            <text:p>0.033371010472271</text:p>
          </table:table-cell>
          <table:table-cell office:value-type="float" office:value="0.0160555203598258" calcext:value-type="float">
            <text:p>0.016055520359826</text:p>
          </table:table-cell>
          <table:table-cell office:value-type="float" office:value="0.00800967048915705" calcext:value-type="float">
            <text:p>0.008009670489157</text:p>
          </table:table-cell>
          <table:table-cell office:value-type="float" office:value="0.0406369833018692" calcext:value-type="float">
            <text:p>0.040636983301869</text:p>
          </table:table-cell>
          <table:table-cell office:value-type="float" office:value="0.0404744824346944" calcext:value-type="float">
            <text:p>0.040474482434694</text:p>
          </table:table-cell>
          <table:table-cell office:value-type="float" office:value="0.0397305264434198" calcext:value-type="float">
            <text:p>0.03973052644342</text:p>
          </table:table-cell>
          <table:table-cell office:value-type="float" office:value="0.0478415889769289" calcext:value-type="float">
            <text:p>0.047841588976929</text:p>
          </table:table-cell>
          <table:table-cell office:value-type="float" office:value="0.0557923833087257" calcext:value-type="float">
            <text:p>0.055792383308726</text:p>
          </table:table-cell>
          <table:table-cell office:value-type="float" office:value="0.056795491336688" calcext:value-type="float">
            <text:p>0.056795491336688</text:p>
          </table:table-cell>
          <table:table-cell office:value-type="float" office:value="0.0584838329644123" calcext:value-type="float">
            <text:p>0.058483832964412</text:p>
          </table:table-cell>
          <table:table-cell office:value-type="float" office:value="0.0712616778675519" calcext:value-type="float">
            <text:p>0.071261677867552</text:p>
          </table:table-cell>
          <table:table-cell office:value-type="float" office:value="0.0710361195479121" calcext:value-type="float">
            <text:p>0.071036119547912</text:p>
          </table:table-cell>
          <table:table-cell office:value-type="float" office:value="0.0358991736435031" calcext:value-type="float">
            <text:p>0.035899173643503</text:p>
          </table:table-cell>
        </table:table-row>
        <table:table-row table:style-name="ro1">
          <table:table-cell/>
          <table:table-cell office:value-type="float" office:value="0.0113251137954726" calcext:value-type="float">
            <text:p>0.011325113795473</text:p>
          </table:table-cell>
          <table:table-cell office:value-type="float" office:value="0.00791031850209054" calcext:value-type="float">
            <text:p>0.007910318502091</text:p>
          </table:table-cell>
          <table:table-cell office:value-type="float" office:value="0.017766584254394" calcext:value-type="float">
            <text:p>0.017766584254394</text:p>
          </table:table-cell>
          <table:table-cell office:value-type="float" office:value="0.0160630219194188" calcext:value-type="float">
            <text:p>0.016063021919419</text:p>
          </table:table-cell>
          <table:table-cell office:value-type="float" office:value="0.0325800551202721" calcext:value-type="float">
            <text:p>0.032580055120272</text:p>
          </table:table-cell>
          <table:table-cell office:value-type="float" office:value="0.0314953894211997" calcext:value-type="float">
            <text:p>0.0314953894212</text:p>
          </table:table-cell>
          <table:table-cell office:value-type="float" office:value="0.0252088367683467" calcext:value-type="float">
            <text:p>0.025208836768347</text:p>
          </table:table-cell>
          <table:table-cell office:value-type="float" office:value="0.035343824321149" calcext:value-type="float">
            <text:p>0.035343824321149</text:p>
          </table:table-cell>
          <table:table-cell office:value-type="float" office:value="0.0396133772820422" calcext:value-type="float">
            <text:p>0.039613377282042</text:p>
          </table:table-cell>
          <table:table-cell office:value-type="float" office:value="0.0481627816181706" calcext:value-type="float">
            <text:p>0.048162781618171</text:p>
          </table:table-cell>
          <table:table-cell office:value-type="float" office:value="0.0481289336495276" calcext:value-type="float">
            <text:p>0.048128933649528</text:p>
          </table:table-cell>
          <table:table-cell office:value-type="float" office:value="0.0476843104523088" calcext:value-type="float">
            <text:p>0.047684310452309</text:p>
          </table:table-cell>
          <table:table-cell office:value-type="float" office:value="0.0558131370300539" calcext:value-type="float">
            <text:p>0.055813137030054</text:p>
          </table:table-cell>
          <table:table-cell office:value-type="float" office:value="0.047824860131355" calcext:value-type="float">
            <text:p>0.047824860131355</text:p>
          </table:table-cell>
          <table:table-cell office:value-type="float" office:value="0.0673718201464147" calcext:value-type="float">
            <text:p>0.067371820146415</text:p>
          </table:table-cell>
          <table:table-cell office:value-type="float" office:value="0.0720730162557039" calcext:value-type="float">
            <text:p>0.072073016255704</text:p>
          </table:table-cell>
          <table:table-cell office:value-type="float" office:value="0.0813791135706714" calcext:value-type="float">
            <text:p>0.081379113570671</text:p>
          </table:table-cell>
          <table:table-cell office:value-type="float" office:value="0.102622984512247" calcext:value-type="float">
            <text:p>0.102622984512247</text:p>
          </table:table-cell>
        </table:table-row>
        <table:table-row table:style-name="ro1">
          <table:table-cell/>
          <table:table-cell office:value-type="float" office:value="0.00794007326145924" calcext:value-type="float">
            <text:p>0.007940073261459</text:p>
          </table:table-cell>
          <table:table-cell office:value-type="float" office:value="0.0113460833400576" calcext:value-type="float">
            <text:p>0.011346083340058</text:p>
          </table:table-cell>
          <table:table-cell office:value-type="float" office:value="0.0250848302767203" calcext:value-type="float">
            <text:p>0.02508483027672</text:p>
          </table:table-cell>
          <table:table-cell office:value-type="float" office:value="0.0177475553403979" calcext:value-type="float">
            <text:p>0.017747555340398</text:p>
          </table:table-cell>
          <table:table-cell office:value-type="float" office:value="0.0329914522560836" calcext:value-type="float">
            <text:p>0.032991452256084</text:p>
          </table:table-cell>
          <table:table-cell office:value-type="float" office:value="0.0330358838727715" calcext:value-type="float">
            <text:p>0.033035883872772</text:p>
          </table:table-cell>
          <table:table-cell office:value-type="float" office:value="0.0239189756379443" calcext:value-type="float">
            <text:p>0.023918975637944</text:p>
          </table:table-cell>
          <table:table-cell office:value-type="float" office:value="0.0160472890120002" calcext:value-type="float">
            <text:p>0.016047289012</text:p>
          </table:table-cell>
          <table:table-cell office:value-type="float" office:value="0.0483481024229618" calcext:value-type="float">
            <text:p>0.048348102422962</text:p>
          </table:table-cell>
          <table:table-cell office:value-type="float" office:value="0.0401130570367481" calcext:value-type="float">
            <text:p>0.040113057036748</text:p>
          </table:table-cell>
          <table:table-cell office:value-type="float" office:value="0.0489578336161467" calcext:value-type="float">
            <text:p>0.048957833616147</text:p>
          </table:table-cell>
          <table:table-cell office:value-type="float" office:value="0.0486022151582484" calcext:value-type="float">
            <text:p>0.048602215158248</text:p>
          </table:table-cell>
          <table:table-cell office:value-type="float" office:value="0.0491637829796237" calcext:value-type="float">
            <text:p>0.049163782979624</text:p>
          </table:table-cell>
          <table:table-cell office:value-type="float" office:value="0.0640389641371914" calcext:value-type="float">
            <text:p>0.064038964137191</text:p>
          </table:table-cell>
          <table:table-cell office:value-type="float" office:value="0.068881495498388" calcext:value-type="float">
            <text:p>0.068881495498388</text:p>
          </table:table-cell>
          <table:table-cell office:value-type="float" office:value="0.11999908447964" calcext:value-type="float">
            <text:p>0.11999908447964</text:p>
          </table:table-cell>
          <table:table-cell office:value-type="float" office:value="0.0718649844937785" calcext:value-type="float">
            <text:p>0.071864984493779</text:p>
          </table:table-cell>
          <table:table-cell office:value-type="float" office:value="0.144123913664323" calcext:value-type="float">
            <text:p>0.144123913664323</text:p>
          </table:table-cell>
        </table:table-row>
        <table:table-row table:style-name="ro1">
          <table:table-cell/>
          <table:table-cell office:value-type="float" office:value="0.0159791531738818" calcext:value-type="float">
            <text:p>0.015979153173882</text:p>
          </table:table-cell>
          <table:table-cell office:value-type="float" office:value="0.0112315957924719" calcext:value-type="float">
            <text:p>0.011231595792472</text:p>
          </table:table-cell>
          <table:table-cell office:value-type="float" office:value="0.0286111717014907" calcext:value-type="float">
            <text:p>0.028611171701491</text:p>
          </table:table-cell>
          <table:table-cell office:value-type="float" office:value="0.0179111938167568" calcext:value-type="float">
            <text:p>0.017911193816757</text:p>
          </table:table-cell>
          <table:table-cell office:value-type="float" office:value="0.0177994596105219" calcext:value-type="float">
            <text:p>0.017799459610522</text:p>
          </table:table-cell>
          <table:table-cell office:value-type="float" office:value="0.032836161367159" calcext:value-type="float">
            <text:p>0.032836161367159</text:p>
          </table:table-cell>
          <table:table-cell office:value-type="float" office:value="0" calcext:value-type="float">
            <text:p>0</text:p>
          </table:table-cell>
          <table:table-cell office:value-type="float" office:value="0.0251456079761035" calcext:value-type="float">
            <text:p>0.025145607976104</text:p>
          </table:table-cell>
          <table:table-cell office:value-type="float" office:value="0.0410744268452918" calcext:value-type="float">
            <text:p>0.041074426845292</text:p>
          </table:table-cell>
          <table:table-cell office:value-type="float" office:value="0.0486986041322784" calcext:value-type="float">
            <text:p>0.048698604132278</text:p>
          </table:table-cell>
          <table:table-cell office:value-type="float" office:value="0.0562318728612266" calcext:value-type="float">
            <text:p>0.056231872861227</text:p>
          </table:table-cell>
          <table:table-cell office:value-type="float" office:value="0.0555238585131178" calcext:value-type="float">
            <text:p>0.055523858513118</text:p>
          </table:table-cell>
          <table:table-cell office:value-type="float" office:value="0.0560594727663772" calcext:value-type="float">
            <text:p>0.056059472766377</text:p>
          </table:table-cell>
          <table:table-cell office:value-type="float" office:value="0.0551319386415737" calcext:value-type="float">
            <text:p>0.055131938641574</text:p>
          </table:table-cell>
          <table:table-cell office:value-type="float" office:value="0.0577313822240784" calcext:value-type="float">
            <text:p>0.057731382224078</text:p>
          </table:table-cell>
          <table:table-cell office:value-type="float" office:value="0.104275813810958" calcext:value-type="float">
            <text:p>0.104275813810958</text:p>
          </table:table-cell>
          <table:table-cell office:value-type="float" office:value="0.0720254530509093" calcext:value-type="float">
            <text:p>0.072025453050909</text:p>
          </table:table-cell>
          <table:table-cell office:value-type="float" office:value="0.0814597038295922" calcext:value-type="float">
            <text:p>0.081459703829592</text:p>
          </table:table-cell>
        </table:table-row>
        <table:table-row table:style-name="ro1">
          <table:table-cell/>
          <table:table-cell office:value-type="float" office:value="0.0080066125168233" calcext:value-type="float">
            <text:p>0.008006612516823</text:p>
          </table:table-cell>
          <table:table-cell office:value-type="float" office:value="0.0112129330841501" calcext:value-type="float">
            <text:p>0.01121293308415</text:p>
          </table:table-cell>
          <table:table-cell office:value-type="float" office:value="0.0179535039123942" calcext:value-type="float">
            <text:p>0.017953503912394</text:p>
          </table:table-cell>
          <table:table-cell office:value-type="float" office:value="0.0237973794898167" calcext:value-type="float">
            <text:p>0.023797379489817</text:p>
          </table:table-cell>
          <table:table-cell office:value-type="float" office:value="0.0355216618716099" calcext:value-type="float">
            <text:p>0.03552166187161</text:p>
          </table:table-cell>
          <table:table-cell office:value-type="float" office:value="0.0252773451780174" calcext:value-type="float">
            <text:p>0.025277345178017</text:p>
          </table:table-cell>
          <table:table-cell office:value-type="float" office:value="0.00793702313188722" calcext:value-type="float">
            <text:p>0.007937023131887</text:p>
          </table:table-cell>
          <table:table-cell office:value-type="float" office:value="0.0238868730435038" calcext:value-type="float">
            <text:p>0.023886873043504</text:p>
          </table:table-cell>
          <table:table-cell office:value-type="float" office:value="0.0325153065341579" calcext:value-type="float">
            <text:p>0.032515306534158</text:p>
          </table:table-cell>
          <table:table-cell office:value-type="float" office:value="0.0405988753301919" calcext:value-type="float">
            <text:p>0.040598875330192</text:p>
          </table:table-cell>
          <table:table-cell office:value-type="float" office:value="0.0501092922510267" calcext:value-type="float">
            <text:p>0.050109292251027</text:p>
          </table:table-cell>
          <table:table-cell office:value-type="float" office:value="0.0406601607291771" calcext:value-type="float">
            <text:p>0.040660160729177</text:p>
          </table:table-cell>
          <table:table-cell office:value-type="float" office:value="0.0549136423147413" calcext:value-type="float">
            <text:p>0.054913642314741</text:p>
          </table:table-cell>
          <table:table-cell office:value-type="float" office:value="0.0556167311673979" calcext:value-type="float">
            <text:p>0.055616731167398</text:p>
          </table:table-cell>
          <table:table-cell office:value-type="float" office:value="0.0751453431387628" calcext:value-type="float">
            <text:p>0.075145343138763</text:p>
          </table:table-cell>
          <table:table-cell office:value-type="float" office:value="0.0558893903760779" calcext:value-type="float">
            <text:p>0.055889390376078</text:p>
          </table:table-cell>
          <table:table-cell office:value-type="float" office:value="0.0799120535756814" calcext:value-type="float">
            <text:p>0.079912053575681</text:p>
          </table:table-cell>
          <table:table-cell office:value-type="float" office:value="0.0637063019922978" calcext:value-type="float">
            <text:p>0.063706301992298</text:p>
          </table:table-cell>
        </table:table-row>
        <table:table-row table:style-name="ro1">
          <table:table-cell/>
          <table:table-cell office:value-type="float" office:value="0.0177474881726907" calcext:value-type="float">
            <text:p>0.017747488172691</text:p>
          </table:table-cell>
          <table:table-cell office:value-type="float" office:value="0.0113361087994231" calcext:value-type="float">
            <text:p>0.011336108799423</text:p>
          </table:table-cell>
          <table:table-cell office:value-type="float" office:value="0.0224912139866331" calcext:value-type="float">
            <text:p>0.022491213986633</text:p>
          </table:table-cell>
          <table:table-cell office:value-type="float" office:value="0.0178716705043786" calcext:value-type="float">
            <text:p>0.017871670504379</text:p>
          </table:table-cell>
          <table:table-cell office:value-type="float" office:value="0.0226195217715211" calcext:value-type="float">
            <text:p>0.022619521771521</text:p>
          </table:table-cell>
          <table:table-cell office:value-type="float" office:value="0.0239400457761695" calcext:value-type="float">
            <text:p>0.02394004577617</text:p>
          </table:table-cell>
          <table:table-cell office:value-type="float" office:value="0.0240659154024475" calcext:value-type="float">
            <text:p>0.024065915402448</text:p>
          </table:table-cell>
          <table:table-cell office:value-type="float" office:value="0.0484157220183089" calcext:value-type="float">
            <text:p>0.048415722018309</text:p>
          </table:table-cell>
          <table:table-cell office:value-type="float" office:value="0.0430397799731382" calcext:value-type="float">
            <text:p>0.043039779973138</text:p>
          </table:table-cell>
          <table:table-cell office:value-type="float" office:value="0.0404651396659396" calcext:value-type="float">
            <text:p>0.04046513966594</text:p>
          </table:table-cell>
          <table:table-cell office:value-type="float" office:value="0.0482164871420525" calcext:value-type="float">
            <text:p>0.048216487142053</text:p>
          </table:table-cell>
          <table:table-cell office:value-type="float" office:value="0.048350301442533" calcext:value-type="float">
            <text:p>0.048350301442533</text:p>
          </table:table-cell>
          <table:table-cell office:value-type="float" office:value="0.0573714104578155" calcext:value-type="float">
            <text:p>0.057371410457816</text:p>
          </table:table-cell>
          <table:table-cell office:value-type="float" office:value="0.0567619033182231" calcext:value-type="float">
            <text:p>0.056761903318223</text:p>
          </table:table-cell>
          <table:table-cell office:value-type="float" office:value="0.065862408331273" calcext:value-type="float">
            <text:p>0.065862408331273</text:p>
          </table:table-cell>
          <table:table-cell office:value-type="float" office:value="0.0565928295025182" calcext:value-type="float">
            <text:p>0.056592829502518</text:p>
          </table:table-cell>
          <table:table-cell office:value-type="float" office:value="0.0793845024065351" calcext:value-type="float">
            <text:p>0.079384502406535</text:p>
          </table:table-cell>
          <table:table-cell office:value-type="float" office:value="0.0760102112881868" calcext:value-type="float">
            <text:p>0.076010211288187</text:p>
          </table:table-cell>
        </table:table-row>
        <table:table-row table:style-name="ro1">
          <table:table-cell/>
          <table:table-cell office:value-type="float" office:value="0.0177627482946042" calcext:value-type="float">
            <text:p>0.017762748294604</text:p>
          </table:table-cell>
          <table:table-cell office:value-type="float" office:value="0.0159901793713425" calcext:value-type="float">
            <text:p>0.015990179371343</text:p>
          </table:table-cell>
          <table:table-cell office:value-type="float" office:value="0.0157308324847776" calcext:value-type="float">
            <text:p>0.015730832484778</text:p>
          </table:table-cell>
          <table:table-cell office:value-type="float" office:value="0.0236918140943094" calcext:value-type="float">
            <text:p>0.023691814094309</text:p>
          </table:table-cell>
          <table:table-cell office:value-type="float" office:value="0.0318690681974463" calcext:value-type="float">
            <text:p>0.031869068197446</text:p>
          </table:table-cell>
          <table:table-cell office:value-type="float" office:value="0.0239357650348578" calcext:value-type="float">
            <text:p>0.023935765034858</text:p>
          </table:table-cell>
          <table:table-cell office:value-type="float" office:value="0.0326834373443428" calcext:value-type="float">
            <text:p>0.032683437344343</text:p>
          </table:table-cell>
          <table:table-cell office:value-type="float" office:value="0.0478466826879202" calcext:value-type="float">
            <text:p>0.04784668268792</text:p>
          </table:table-cell>
          <table:table-cell office:value-type="float" office:value="0.0398604131345472" calcext:value-type="float">
            <text:p>0.039860413134547</text:p>
          </table:table-cell>
          <table:table-cell office:value-type="float" office:value="0.0480765684789275" calcext:value-type="float">
            <text:p>0.048076568478928</text:p>
          </table:table-cell>
          <table:table-cell office:value-type="float" office:value="0.0481119613713432" calcext:value-type="float">
            <text:p>0.048111961371343</text:p>
          </table:table-cell>
          <table:table-cell office:value-type="float" office:value="0.048481227742036" calcext:value-type="float">
            <text:p>0.048481227742036</text:p>
          </table:table-cell>
          <table:table-cell office:value-type="float" office:value="0.0638794780968134" calcext:value-type="float">
            <text:p>0.063879478096813</text:p>
          </table:table-cell>
          <table:table-cell office:value-type="float" office:value="0.0635787382282472" calcext:value-type="float">
            <text:p>0.063578738228247</text:p>
          </table:table-cell>
          <table:table-cell office:value-type="float" office:value="0.0680485754311415" calcext:value-type="float">
            <text:p>0.068048575431142</text:p>
          </table:table-cell>
          <table:table-cell office:value-type="float" office:value="0.0177215658700962" calcext:value-type="float">
            <text:p>0.017721565870096</text:p>
          </table:table-cell>
          <table:table-cell office:value-type="float" office:value="0.0793074994422028" calcext:value-type="float">
            <text:p>0.079307499442203</text:p>
          </table:table-cell>
          <table:table-cell office:value-type="float" office:value="0.0662395563665395" calcext:value-type="float">
            <text:p>0.06623955636654</text:p>
          </table:table-cell>
        </table:table-row>
        <table:table-row table:style-name="ro1">
          <table:table-cell/>
          <table:table-cell office:value-type="float" office:value="0.0157856855210517" calcext:value-type="float">
            <text:p>0.015785685521052</text:p>
          </table:table-cell>
          <table:table-cell office:value-type="float" office:value="0.0286229227812946" calcext:value-type="float">
            <text:p>0.028622922781295</text:p>
          </table:table-cell>
          <table:table-cell office:value-type="float" office:value="0.0179137254294219" calcext:value-type="float">
            <text:p>0.017913725429422</text:p>
          </table:table-cell>
          <table:table-cell office:value-type="float" office:value="0.0239415489527512" calcext:value-type="float">
            <text:p>0.023941548952751</text:p>
          </table:table-cell>
          <table:table-cell office:value-type="float" office:value="0.0326732486244742" calcext:value-type="float">
            <text:p>0.032673248624474</text:p>
          </table:table-cell>
          <table:table-cell office:value-type="float" office:value="0.0285508357644613" calcext:value-type="float">
            <text:p>0.028550835764461</text:p>
          </table:table-cell>
          <table:table-cell office:value-type="float" office:value="0.0330479419858523" calcext:value-type="float">
            <text:p>0.033047941985852</text:p>
          </table:table-cell>
          <table:table-cell office:value-type="float" office:value="0.040323689176873" calcext:value-type="float">
            <text:p>0.040323689176873</text:p>
          </table:table-cell>
          <table:table-cell office:value-type="float" office:value="0.0406505002555332" calcext:value-type="float">
            <text:p>0.040650500255533</text:p>
          </table:table-cell>
          <table:table-cell office:value-type="float" office:value="0.0404620008512463" calcext:value-type="float">
            <text:p>0.040462000851246</text:p>
          </table:table-cell>
          <table:table-cell office:value-type="float" office:value="0.0484402659100151" calcext:value-type="float">
            <text:p>0.048440265910015</text:p>
          </table:table-cell>
          <table:table-cell office:value-type="float" office:value="0.04858685052729" calcext:value-type="float">
            <text:p>0.04858685052729</text:p>
          </table:table-cell>
          <table:table-cell office:value-type="float" office:value="0.048093014367234" calcext:value-type="float">
            <text:p>0.048093014367234</text:p>
          </table:table-cell>
          <table:table-cell office:value-type="float" office:value="0.0564936165955057" calcext:value-type="float">
            <text:p>0.056493616595506</text:p>
          </table:table-cell>
          <table:table-cell office:value-type="float" office:value="0.073722327026864" calcext:value-type="float">
            <text:p>0.073722327026864</text:p>
          </table:table-cell>
          <table:table-cell office:value-type="float" office:value="0.0240871070001081" calcext:value-type="float">
            <text:p>0.024087107000108</text:p>
          </table:table-cell>
          <table:table-cell office:value-type="float" office:value="0.0718703206570795" calcext:value-type="float">
            <text:p>0.07187032065708</text:p>
          </table:table-cell>
          <table:table-cell office:value-type="float" office:value="0.0729887244581974" calcext:value-type="float">
            <text:p>0.072988724458197</text:p>
          </table:table-cell>
        </table:table-row>
        <table:table-row table:style-name="ro1">
          <table:table-cell/>
          <table:table-cell office:value-type="float" office:value="0.00809628358488328" calcext:value-type="float">
            <text:p>0.008096283584883</text:p>
          </table:table-cell>
          <table:table-cell office:value-type="float" office:value="0.00801413932586077" calcext:value-type="float">
            <text:p>0.008014139325861</text:p>
          </table:table-cell>
          <table:table-cell office:value-type="float" office:value="0.0240163991372885" calcext:value-type="float">
            <text:p>0.024016399137289</text:p>
          </table:table-cell>
          <table:table-cell office:value-type="float" office:value="0.0317852039762727" calcext:value-type="float">
            <text:p>0.031785203976273</text:p>
          </table:table-cell>
          <table:table-cell office:value-type="float" office:value="0.0329496509807614" calcext:value-type="float">
            <text:p>0.032949650980761</text:p>
          </table:table-cell>
          <table:table-cell office:value-type="float" office:value="0.0321408146883759" calcext:value-type="float">
            <text:p>0.032140814688376</text:p>
          </table:table-cell>
          <table:table-cell office:value-type="float" office:value="0.0317094493963243" calcext:value-type="float">
            <text:p>0.031709449396324</text:p>
          </table:table-cell>
          <table:table-cell office:value-type="float" office:value="0.0402155412117089" calcext:value-type="float">
            <text:p>0.040215541211709</text:p>
          </table:table-cell>
          <table:table-cell office:value-type="float" office:value="0.039895901502124" calcext:value-type="float">
            <text:p>0.039895901502124</text:p>
          </table:table-cell>
          <table:table-cell office:value-type="float" office:value="0.0481484066489118" calcext:value-type="float">
            <text:p>0.048148406648912</text:p>
          </table:table-cell>
          <table:table-cell office:value-type="float" office:value="0.0566367068664777" calcext:value-type="float">
            <text:p>0.056636706866478</text:p>
          </table:table-cell>
          <table:table-cell office:value-type="float" office:value="0.0579726265659322" calcext:value-type="float">
            <text:p>0.057972626565932</text:p>
          </table:table-cell>
          <table:table-cell office:value-type="float" office:value="0.0560654073070515" calcext:value-type="float">
            <text:p>0.056065407307052</text:p>
          </table:table-cell>
          <table:table-cell office:value-type="float" office:value="0.047507426508899" calcext:value-type="float">
            <text:p>0.047507426508899</text:p>
          </table:table-cell>
          <table:table-cell office:value-type="float" office:value="0.0727660868938715" calcext:value-type="float">
            <text:p>0.072766086893872</text:p>
          </table:table-cell>
          <table:table-cell office:value-type="float" office:value="0.0719491825076766" calcext:value-type="float">
            <text:p>0.071949182507677</text:p>
          </table:table-cell>
          <table:table-cell office:value-type="float" office:value="0.079868685137578" calcext:value-type="float">
            <text:p>0.079868685137578</text:p>
          </table:table-cell>
          <table:table-cell office:value-type="float" office:value="0.0761071823739236" calcext:value-type="float">
            <text:p>0.076107182373924</text:p>
          </table:table-cell>
        </table:table-row>
        <table:table-row table:style-name="ro1">
          <table:table-cell/>
          <table:table-cell office:value-type="float" office:value="0.00794290010358819" calcext:value-type="float">
            <text:p>0.007942900103588</text:p>
          </table:table-cell>
          <table:table-cell office:value-type="float" office:value="0.0159113218641528" calcext:value-type="float">
            <text:p>0.015911321864153</text:p>
          </table:table-cell>
          <table:table-cell office:value-type="float" office:value="0.0253514591133865" calcext:value-type="float">
            <text:p>0.025351459113387</text:p>
          </table:table-cell>
          <table:table-cell office:value-type="float" office:value="0.0178371710472449" calcext:value-type="float">
            <text:p>0.017837171047245</text:p>
          </table:table-cell>
          <table:table-cell office:value-type="float" office:value="0.0317186216179938" calcext:value-type="float">
            <text:p>0.031718621617994</text:p>
          </table:table-cell>
          <table:table-cell office:value-type="float" office:value="0.0327276619921551" calcext:value-type="float">
            <text:p>0.032727661992155</text:p>
          </table:table-cell>
          <table:table-cell office:value-type="float" office:value="0.0477079945478346" calcext:value-type="float">
            <text:p>0.047707994547835</text:p>
          </table:table-cell>
          <table:table-cell office:value-type="float" office:value="0.0426569360972229" calcext:value-type="float">
            <text:p>0.042656936097223</text:p>
          </table:table-cell>
          <table:table-cell office:value-type="float" office:value="0.039745586039071" calcext:value-type="float">
            <text:p>0.039745586039071</text:p>
          </table:table-cell>
          <table:table-cell office:value-type="float" office:value="0.0401743172116531" calcext:value-type="float">
            <text:p>0.040174317211653</text:p>
          </table:table-cell>
          <table:table-cell office:value-type="float" office:value="0.0482409598137142" calcext:value-type="float">
            <text:p>0.048240959813714</text:p>
          </table:table-cell>
          <table:table-cell office:value-type="float" office:value="0.056594341383304" calcext:value-type="float">
            <text:p>0.056594341383304</text:p>
          </table:table-cell>
          <table:table-cell office:value-type="float" office:value="0.0552059552976607" calcext:value-type="float">
            <text:p>0.055205955297661</text:p>
          </table:table-cell>
          <table:table-cell office:value-type="float" office:value="0.0638470461084135" calcext:value-type="float">
            <text:p>0.063847046108414</text:p>
          </table:table-cell>
          <table:table-cell office:value-type="float" office:value="0.0566580216398162" calcext:value-type="float">
            <text:p>0.056658021639816</text:p>
          </table:table-cell>
          <table:table-cell office:value-type="float" office:value="0.0720375103766123" calcext:value-type="float">
            <text:p>0.072037510376612</text:p>
          </table:table-cell>
          <table:table-cell office:value-type="float" office:value="0.0722406703218993" calcext:value-type="float">
            <text:p>0.072240670321899</text:p>
          </table:table-cell>
          <table:table-cell office:value-type="float" office:value="0.0828676200895663" calcext:value-type="float">
            <text:p>0.082867620089566</text:p>
          </table:table-cell>
        </table:table-row>
        <table:table-row table:style-name="ro1">
          <table:table-cell/>
          <table:table-cell office:value-type="float" office:value="0.0112682947059664" calcext:value-type="float">
            <text:p>0.011268294705966</text:p>
          </table:table-cell>
          <table:table-cell office:value-type="float" office:value="0.0178509208579088" calcext:value-type="float">
            <text:p>0.017850920857909</text:p>
          </table:table-cell>
          <table:table-cell office:value-type="float" office:value="0.0176264109349057" calcext:value-type="float">
            <text:p>0.017626410934906</text:p>
          </table:table-cell>
          <table:table-cell office:value-type="float" office:value="0.0179828332345218" calcext:value-type="float">
            <text:p>0.017982833234522</text:p>
          </table:table-cell>
          <table:table-cell office:value-type="float" office:value="0.0327440833599057" calcext:value-type="float">
            <text:p>0.032744083359906</text:p>
          </table:table-cell>
          <table:table-cell office:value-type="float" office:value="0.0250458462399838" calcext:value-type="float">
            <text:p>0.025045846239984</text:p>
          </table:table-cell>
          <table:table-cell office:value-type="float" office:value="0.0329681184738858" calcext:value-type="float">
            <text:p>0.032968118473886</text:p>
          </table:table-cell>
          <table:table-cell office:value-type="float" office:value="0.0399032649046055" calcext:value-type="float">
            <text:p>0.039903264904606</text:p>
          </table:table-cell>
          <table:table-cell office:value-type="float" office:value="0.0426231276394786" calcext:value-type="float">
            <text:p>0.042623127639479</text:p>
          </table:table-cell>
          <table:table-cell office:value-type="float" office:value="0.0482118685630211" calcext:value-type="float">
            <text:p>0.048211868563021</text:p>
          </table:table-cell>
          <table:table-cell office:value-type="float" office:value="0.0486575527034712" calcext:value-type="float">
            <text:p>0.048657552703471</text:p>
          </table:table-cell>
          <table:table-cell office:value-type="float" office:value="0.0473980856810298" calcext:value-type="float">
            <text:p>0.04739808568103</text:p>
          </table:table-cell>
          <table:table-cell office:value-type="float" office:value="0.0569015156893041" calcext:value-type="float">
            <text:p>0.056901515689304</text:p>
          </table:table-cell>
          <table:table-cell office:value-type="float" office:value="0.0238464477394697" calcext:value-type="float">
            <text:p>0.02384644773947</text:p>
          </table:table-cell>
          <table:table-cell office:value-type="float" office:value="0.0633888272821215" calcext:value-type="float">
            <text:p>0.063388827282122</text:p>
          </table:table-cell>
          <table:table-cell office:value-type="float" office:value="0.0714367229222091" calcext:value-type="float">
            <text:p>0.071436722922209</text:p>
          </table:table-cell>
          <table:table-cell office:value-type="float" office:value="0.0734538751201944" calcext:value-type="float">
            <text:p>0.073453875120194</text:p>
          </table:table-cell>
          <table:table-cell office:value-type="float" office:value="0.0776424155068381" calcext:value-type="float">
            <text:p>0.077642415506838</text:p>
          </table:table-cell>
        </table:table-row>
        <table:table-row table:style-name="ro1">
          <table:table-cell/>
          <table:table-cell office:value-type="float" office:value="0.0108313976150423" calcext:value-type="float">
            <text:p>0.010831397615042</text:p>
          </table:table-cell>
          <table:table-cell office:value-type="float" office:value="0.0224879311578865" calcext:value-type="float">
            <text:p>0.022487931157887</text:p>
          </table:table-cell>
          <table:table-cell office:value-type="float" office:value="0.0179383947438069" calcext:value-type="float">
            <text:p>0.017938394743807</text:p>
          </table:table-cell>
          <table:table-cell office:value-type="float" office:value="0.0175546200495625" calcext:value-type="float">
            <text:p>0.017554620049563</text:p>
          </table:table-cell>
          <table:table-cell office:value-type="float" office:value="0.0357695146722221" calcext:value-type="float">
            <text:p>0.035769514672222</text:p>
          </table:table-cell>
          <table:table-cell office:value-type="float" office:value="0.0330466157940461" calcext:value-type="float">
            <text:p>0.033046615794046</text:p>
          </table:table-cell>
          <table:table-cell office:value-type="float" office:value="0.0329830835182422" calcext:value-type="float">
            <text:p>0.032983083518242</text:p>
          </table:table-cell>
          <table:table-cell office:value-type="float" office:value="0.0328156617816067" calcext:value-type="float">
            <text:p>0.032815661781607</text:p>
          </table:table-cell>
          <table:table-cell office:value-type="float" office:value="0.0360381519810152" calcext:value-type="float">
            <text:p>0.036038151981015</text:p>
          </table:table-cell>
          <table:table-cell office:value-type="float" office:value="0.0405482269935649" calcext:value-type="float">
            <text:p>0.040548226993565</text:p>
          </table:table-cell>
          <table:table-cell office:value-type="float" office:value="0.0484494647854018" calcext:value-type="float">
            <text:p>0.048449464785402</text:p>
          </table:table-cell>
          <table:table-cell office:value-type="float" office:value="0.0482157481099433" calcext:value-type="float">
            <text:p>0.048215748109943</text:p>
          </table:table-cell>
          <table:table-cell office:value-type="float" office:value="0.0480284898001249" calcext:value-type="float">
            <text:p>0.048028489800125</text:p>
          </table:table-cell>
          <table:table-cell office:value-type="float" office:value="0.0475347059045749" calcext:value-type="float">
            <text:p>0.047534705904575</text:p>
          </table:table-cell>
          <table:table-cell office:value-type="float" office:value="0.0724183563626117" calcext:value-type="float">
            <text:p>0.072418356362612</text:p>
          </table:table-cell>
          <table:table-cell office:value-type="float" office:value="0.0706817809034848" calcext:value-type="float">
            <text:p>0.070681780903485</text:p>
          </table:table-cell>
          <table:table-cell office:value-type="float" office:value="0.0603213468185289" calcext:value-type="float">
            <text:p>0.060321346818529</text:p>
          </table:table-cell>
          <table:table-cell office:value-type="float" office:value="0.0867670245285516" calcext:value-type="float">
            <text:p>0.086767024528552</text:p>
          </table:table-cell>
        </table:table-row>
        <table:table-row table:style-name="ro1">
          <table:table-cell/>
          <table:table-cell office:value-type="float" office:value="0.0166700277217492" calcext:value-type="float">
            <text:p>0.016670027721749</text:p>
          </table:table-cell>
          <table:table-cell office:value-type="float" office:value="0.0158751878276339" calcext:value-type="float">
            <text:p>0.015875187827634</text:p>
          </table:table-cell>
          <table:table-cell office:value-type="float" office:value="0.0158621597295233" calcext:value-type="float">
            <text:p>0.015862159729523</text:p>
          </table:table-cell>
          <table:table-cell office:value-type="float" office:value="0.0178884073422812" calcext:value-type="float">
            <text:p>0.017888407342281</text:p>
          </table:table-cell>
          <table:table-cell office:value-type="float" office:value="0.0355431334894684" calcext:value-type="float">
            <text:p>0.035543133489468</text:p>
          </table:table-cell>
          <table:table-cell office:value-type="float" office:value="0.03162868771951" calcext:value-type="float">
            <text:p>0.03162868771951</text:p>
          </table:table-cell>
          <table:table-cell office:value-type="float" office:value="0.0394783289659959" calcext:value-type="float">
            <text:p>0.039478328965996</text:p>
          </table:table-cell>
          <table:table-cell office:value-type="float" office:value="0.0399726292154544" calcext:value-type="float">
            <text:p>0.039972629215454</text:p>
          </table:table-cell>
          <table:table-cell office:value-type="float" office:value="0.0355669913338426" calcext:value-type="float">
            <text:p>0.035566991333843</text:p>
          </table:table-cell>
          <table:table-cell office:value-type="float" office:value="0.0406609337654298" calcext:value-type="float">
            <text:p>0.04066093376543</text:p>
          </table:table-cell>
          <table:table-cell office:value-type="float" office:value="0.0480236322347958" calcext:value-type="float">
            <text:p>0.048023632234796</text:p>
          </table:table-cell>
          <table:table-cell office:value-type="float" office:value="0.0573198914780377" calcext:value-type="float">
            <text:p>0.057319891478038</text:p>
          </table:table-cell>
          <table:table-cell office:value-type="float" office:value="0.0558749651609624" calcext:value-type="float">
            <text:p>0.055874965160962</text:p>
          </table:table-cell>
          <table:table-cell office:value-type="float" office:value="0.0321025001243748" calcext:value-type="float">
            <text:p>0.032102500124375</text:p>
          </table:table-cell>
          <table:table-cell office:value-type="float" office:value="0.0565339290930562" calcext:value-type="float">
            <text:p>0.056533929093056</text:p>
          </table:table-cell>
          <table:table-cell office:value-type="float" office:value="0.0646512127967446" calcext:value-type="float">
            <text:p>0.064651212796745</text:p>
          </table:table-cell>
          <table:table-cell office:value-type="float" office:value="0.0740769439338433" calcext:value-type="float">
            <text:p>0.074076943933843</text:p>
          </table:table-cell>
          <table:table-cell office:value-type="float" office:value="0.0748859725556877" calcext:value-type="float">
            <text:p>0.074885972555688</text:p>
          </table:table-cell>
        </table:table-row>
        <table:table-row table:style-name="ro1">
          <table:table-cell/>
          <table:table-cell office:value-type="float" office:value="0.011215180360366" calcext:value-type="float">
            <text:p>0.011215180360366</text:p>
          </table:table-cell>
          <table:table-cell office:value-type="float" office:value="0.0177480927003584" calcext:value-type="float">
            <text:p>0.017748092700358</text:p>
          </table:table-cell>
          <table:table-cell office:value-type="float" office:value="0.0179671927828521" calcext:value-type="float">
            <text:p>0.017967192782852</text:p>
          </table:table-cell>
          <table:table-cell office:value-type="float" office:value="0.0239465609049638" calcext:value-type="float">
            <text:p>0.023946560904964</text:p>
          </table:table-cell>
          <table:table-cell office:value-type="float" office:value="0.0241170691317364" calcext:value-type="float">
            <text:p>0.024117069131736</text:p>
          </table:table-cell>
          <table:table-cell office:value-type="float" office:value="0.033099493212939" calcext:value-type="float">
            <text:p>0.033099493212939</text:p>
          </table:table-cell>
          <table:table-cell office:value-type="float" office:value="0.0331529214538096" calcext:value-type="float">
            <text:p>0.03315292145381</text:p>
          </table:table-cell>
          <table:table-cell office:value-type="float" office:value="0.0397589986842745" calcext:value-type="float">
            <text:p>0.039758998684275</text:p>
          </table:table-cell>
          <table:table-cell office:value-type="float" office:value="0.0431764356124044" calcext:value-type="float">
            <text:p>0.043176435612404</text:p>
          </table:table-cell>
          <table:table-cell office:value-type="float" office:value="0.0477609619822665" calcext:value-type="float">
            <text:p>0.047760961982267</text:p>
          </table:table-cell>
          <table:table-cell office:value-type="float" office:value="0.0558879159248316" calcext:value-type="float">
            <text:p>0.055887915924832</text:p>
          </table:table-cell>
          <table:table-cell office:value-type="float" office:value="0.0490071114737119" calcext:value-type="float">
            <text:p>0.049007111473712</text:p>
          </table:table-cell>
          <table:table-cell office:value-type="float" office:value="0.056689536282882" calcext:value-type="float">
            <text:p>0.056689536282882</text:p>
          </table:table-cell>
          <table:table-cell office:value-type="float" office:value="0.0401706951777517" calcext:value-type="float">
            <text:p>0.040170695177752</text:p>
          </table:table-cell>
          <table:table-cell office:value-type="float" office:value="0.0716854647564212" calcext:value-type="float">
            <text:p>0.071685464756421</text:p>
          </table:table-cell>
          <table:table-cell office:value-type="float" office:value="0.0794029873350624" calcext:value-type="float">
            <text:p>0.079402987335062</text:p>
          </table:table-cell>
          <table:table-cell office:value-type="float" office:value="0.0651606012756291" calcext:value-type="float">
            <text:p>0.065160601275629</text:p>
          </table:table-cell>
          <table:table-cell office:value-type="float" office:value="0.0715879014222115" calcext:value-type="float">
            <text:p>0.071587901422212</text:p>
          </table:table-cell>
        </table:table-row>
        <table:table-row table:style-name="ro1">
          <table:table-cell/>
          <table:table-cell office:value-type="float" office:value="0.00800621515191517" calcext:value-type="float">
            <text:p>0.008006215151915</text:p>
          </table:table-cell>
          <table:table-cell office:value-type="float" office:value="0.0159423168657412" calcext:value-type="float">
            <text:p>0.015942316865741</text:p>
          </table:table-cell>
          <table:table-cell office:value-type="float" office:value="0.0158639595751763" calcext:value-type="float">
            <text:p>0.015863959575176</text:p>
          </table:table-cell>
          <table:table-cell office:value-type="float" office:value="0.0159520787733687" calcext:value-type="float">
            <text:p>0.015952078773369</text:p>
          </table:table-cell>
          <table:table-cell office:value-type="float" office:value="0.0250009025794441" calcext:value-type="float">
            <text:p>0.025000902579444</text:p>
          </table:table-cell>
          <table:table-cell office:value-type="float" office:value="0.0237230363738181" calcext:value-type="float">
            <text:p>0.023723036373818</text:p>
          </table:table-cell>
          <table:table-cell office:value-type="float" office:value="0.0395464462635363" calcext:value-type="float">
            <text:p>0.039546446263536</text:p>
          </table:table-cell>
          <table:table-cell office:value-type="float" office:value="0.0357976394921984" calcext:value-type="float">
            <text:p>0.035797639492198</text:p>
          </table:table-cell>
          <table:table-cell office:value-type="float" office:value="0.0323740282637888" calcext:value-type="float">
            <text:p>0.032374028263789</text:p>
          </table:table-cell>
          <table:table-cell office:value-type="float" office:value="0.0405423083186384" calcext:value-type="float">
            <text:p>0.040542308318638</text:p>
          </table:table-cell>
          <table:table-cell office:value-type="float" office:value="0.0481994028181315" calcext:value-type="float">
            <text:p>0.048199402818132</text:p>
          </table:table-cell>
          <table:table-cell office:value-type="float" office:value="0.0603989063390806" calcext:value-type="float">
            <text:p>0.060398906339081</text:p>
          </table:table-cell>
          <table:table-cell office:value-type="float" office:value="0.0475871990560401" calcext:value-type="float">
            <text:p>0.04758719905604</text:p>
          </table:table-cell>
          <table:table-cell office:value-type="float" office:value="0.0562343598868432" calcext:value-type="float">
            <text:p>0.056234359886843</text:p>
          </table:table-cell>
          <table:table-cell office:value-type="float" office:value="0.0642027889604923" calcext:value-type="float">
            <text:p>0.064202788960492</text:p>
          </table:table-cell>
          <table:table-cell office:value-type="float" office:value="0.0716513697733075" calcext:value-type="float">
            <text:p>0.071651369773308</text:p>
          </table:table-cell>
          <table:table-cell office:value-type="float" office:value="0.0649163193694105" calcext:value-type="float">
            <text:p>0.064916319369411</text:p>
          </table:table-cell>
          <table:table-cell office:value-type="float" office:value="0.0829525457037443" calcext:value-type="float">
            <text:p>0.082952545703744</text:p>
          </table:table-cell>
        </table:table-row>
        <table:table-row table:style-name="ro1">
          <table:table-cell/>
          <table:table-cell office:value-type="float" office:value="0.0177210970828077" calcext:value-type="float">
            <text:p>0.017721097082808</text:p>
          </table:table-cell>
          <table:table-cell office:value-type="float" office:value="0.0112415789223113" calcext:value-type="float">
            <text:p>0.011241578922311</text:p>
          </table:table-cell>
          <table:table-cell office:value-type="float" office:value="0.0178357802717168" calcext:value-type="float">
            <text:p>0.017835780271717</text:p>
          </table:table-cell>
          <table:table-cell office:value-type="float" office:value="0.0319684149952554" calcext:value-type="float">
            <text:p>0.031968414995255</text:p>
          </table:table-cell>
          <table:table-cell office:value-type="float" office:value="0.0253685270480273" calcext:value-type="float">
            <text:p>0.025368527048027</text:p>
          </table:table-cell>
          <table:table-cell office:value-type="float" office:value="0.0320690573993757" calcext:value-type="float">
            <text:p>0.032069057399376</text:p>
          </table:table-cell>
          <table:table-cell office:value-type="float" office:value="0.0329330855473702" calcext:value-type="float">
            <text:p>0.03293308554737</text:p>
          </table:table-cell>
          <table:table-cell office:value-type="float" office:value="0.0402649292048445" calcext:value-type="float">
            <text:p>0.040264929204845</text:p>
          </table:table-cell>
          <table:table-cell office:value-type="float" office:value="0.0333408363723046" calcext:value-type="float">
            <text:p>0.033340836372305</text:p>
          </table:table-cell>
          <table:table-cell office:value-type="float" office:value="0.0397921169124172" calcext:value-type="float">
            <text:p>0.039792116912417</text:p>
          </table:table-cell>
          <table:table-cell office:value-type="float" office:value="0.0471615433772669" calcext:value-type="float">
            <text:p>0.047161543377267</text:p>
          </table:table-cell>
          <table:table-cell office:value-type="float" office:value="0.0484093832586309" calcext:value-type="float">
            <text:p>0.048409383258631</text:p>
          </table:table-cell>
          <table:table-cell office:value-type="float" office:value="0.0560703890521493" calcext:value-type="float">
            <text:p>0.056070389052149</text:p>
          </table:table-cell>
          <table:table-cell office:value-type="float" office:value="0.047879544983229" calcext:value-type="float">
            <text:p>0.047879544983229</text:p>
          </table:table-cell>
          <table:table-cell office:value-type="float" office:value="0.055436214644463" calcext:value-type="float">
            <text:p>0.055436214644463</text:p>
          </table:table-cell>
          <table:table-cell office:value-type="float" office:value="0.0633913421320104" calcext:value-type="float">
            <text:p>0.06339134213201</text:p>
          </table:table-cell>
          <table:table-cell office:value-type="float" office:value="0.0713224012742112" calcext:value-type="float">
            <text:p>0.071322401274211</text:p>
          </table:table-cell>
          <table:table-cell office:value-type="float" office:value="0.0783116908441092" calcext:value-type="float">
            <text:p>0.078311690844109</text:p>
          </table:table-cell>
        </table:table-row>
        <table:table-row table:style-name="ro1">
          <table:table-cell/>
          <table:table-cell office:value-type="float" office:value="0.0112916544863156" calcext:value-type="float">
            <text:p>0.011291654486316</text:p>
          </table:table-cell>
          <table:table-cell office:value-type="float" office:value="0.0179012795249212" calcext:value-type="float">
            <text:p>0.017901279524921</text:p>
          </table:table-cell>
          <table:table-cell office:value-type="float" office:value="0.00797276454676871" calcext:value-type="float">
            <text:p>0.007972764546769</text:p>
          </table:table-cell>
          <table:table-cell office:value-type="float" office:value="0.0159646777606918" calcext:value-type="float">
            <text:p>0.015964677760692</text:p>
          </table:table-cell>
          <table:table-cell office:value-type="float" office:value="0.0286763301360611" calcext:value-type="float">
            <text:p>0.028676330136061</text:p>
          </table:table-cell>
          <table:table-cell office:value-type="float" office:value="0.0249687575802127" calcext:value-type="float">
            <text:p>0.024968757580213</text:p>
          </table:table-cell>
          <table:table-cell office:value-type="float" office:value="0.0329152210955728" calcext:value-type="float">
            <text:p>0.032915221095573</text:p>
          </table:table-cell>
          <table:table-cell office:value-type="float" office:value="0.0410946314327984" calcext:value-type="float">
            <text:p>0.041094631432798</text:p>
          </table:table-cell>
          <table:table-cell office:value-type="float" office:value="0.0353773541990724" calcext:value-type="float">
            <text:p>0.035377354199072</text:p>
          </table:table-cell>
          <table:table-cell office:value-type="float" office:value="0.0396344146173667" calcext:value-type="float">
            <text:p>0.039634414617367</text:p>
          </table:table-cell>
          <table:table-cell office:value-type="float" office:value="0.0487139465218337" calcext:value-type="float">
            <text:p>0.048713946521834</text:p>
          </table:table-cell>
          <table:table-cell office:value-type="float" office:value="0.0477411193801921" calcext:value-type="float">
            <text:p>0.047741119380192</text:p>
          </table:table-cell>
          <table:table-cell office:value-type="float" office:value="0.0567350831997366" calcext:value-type="float">
            <text:p>0.056735083199737</text:p>
          </table:table-cell>
          <table:table-cell office:value-type="float" office:value="0.0875489697128395" calcext:value-type="float">
            <text:p>0.08754896971284</text:p>
          </table:table-cell>
          <table:table-cell office:value-type="float" office:value="0.0582850135410771" calcext:value-type="float">
            <text:p>0.058285013541077</text:p>
          </table:table-cell>
          <table:table-cell office:value-type="float" office:value="0.0805487987440975" calcext:value-type="float">
            <text:p>0.080548798744098</text:p>
          </table:table-cell>
          <table:table-cell office:value-type="float" office:value="0.0654810996514603" calcext:value-type="float">
            <text:p>0.06548109965146</text:p>
          </table:table-cell>
          <table:table-cell office:value-type="float" office:value="0.0684639409683422" calcext:value-type="float">
            <text:p>0.068463940968342</text:p>
          </table:table-cell>
        </table:table-row>
        <table:table-row table:style-name="ro1">
          <table:table-cell/>
          <table:table-cell office:value-type="float" office:value="0.0112246669988023" calcext:value-type="float">
            <text:p>0.011224666998802</text:p>
          </table:table-cell>
          <table:table-cell office:value-type="float" office:value="0.00800500801587997" calcext:value-type="float">
            <text:p>0.00800500801588</text:p>
          </table:table-cell>
          <table:table-cell office:value-type="float" office:value="0.0238577059810595" calcext:value-type="float">
            <text:p>0.02385770598106</text:p>
          </table:table-cell>
          <table:table-cell office:value-type="float" office:value="0.0237841548750006" calcext:value-type="float">
            <text:p>0.023784154875001</text:p>
          </table:table-cell>
          <table:table-cell office:value-type="float" office:value="0.0177554510870498" calcext:value-type="float">
            <text:p>0.01775545108705</text:p>
          </table:table-cell>
          <table:table-cell office:value-type="float" office:value="0.024197954226836" calcext:value-type="float">
            <text:p>0.024197954226836</text:p>
          </table:table-cell>
          <table:table-cell office:value-type="float" office:value="0.0397910598985667" calcext:value-type="float">
            <text:p>0.039791059898567</text:p>
          </table:table-cell>
          <table:table-cell office:value-type="float" office:value="0.0397388078084802" calcext:value-type="float">
            <text:p>0.03973880780848</text:p>
          </table:table-cell>
          <table:table-cell office:value-type="float" office:value="0.0407403262030838" calcext:value-type="float">
            <text:p>0.040740326203084</text:p>
          </table:table-cell>
          <table:table-cell office:value-type="float" office:value="0.0405294008416746" calcext:value-type="float">
            <text:p>0.040529400841675</text:p>
          </table:table-cell>
          <table:table-cell office:value-type="float" office:value="0.0487067855371921" calcext:value-type="float">
            <text:p>0.048706785537192</text:p>
          </table:table-cell>
          <table:table-cell office:value-type="float" office:value="0.0407919226954875" calcext:value-type="float">
            <text:p>0.040791922695488</text:p>
          </table:table-cell>
          <table:table-cell office:value-type="float" office:value="0.0638190786401083" calcext:value-type="float">
            <text:p>0.063819078640108</text:p>
          </table:table-cell>
          <table:table-cell office:value-type="float" office:value="0.0718209572008876" calcext:value-type="float">
            <text:p>0.071820957200888</text:p>
          </table:table-cell>
          <table:table-cell office:value-type="float" office:value="0.0502281771949243" calcext:value-type="float">
            <text:p>0.050228177194924</text:p>
          </table:table-cell>
          <table:table-cell office:value-type="float" office:value="0.0809613756078312" calcext:value-type="float">
            <text:p>0.080961375607831</text:p>
          </table:table-cell>
          <table:table-cell office:value-type="float" office:value="0.0724234656797473" calcext:value-type="float">
            <text:p>0.072423465679747</text:p>
          </table:table-cell>
          <table:table-cell office:value-type="float" office:value="0.0803309756545625" calcext:value-type="float">
            <text:p>0.080330975654563</text:p>
          </table:table-cell>
        </table:table-row>
        <table:table-row table:style-name="ro1">
          <table:table-cell/>
          <table:table-cell office:value-type="float" office:value="0.0227141947462237" calcext:value-type="float">
            <text:p>0.022714194746224</text:p>
          </table:table-cell>
          <table:table-cell office:value-type="float" office:value="0.00782643516229167" calcext:value-type="float">
            <text:p>0.007826435162292</text:p>
          </table:table-cell>
          <table:table-cell office:value-type="float" office:value="0.0176540822742909" calcext:value-type="float">
            <text:p>0.017654082274291</text:p>
          </table:table-cell>
          <table:table-cell office:value-type="float" office:value="0.0320002441424877" calcext:value-type="float">
            <text:p>0.032000244142488</text:p>
          </table:table-cell>
          <table:table-cell office:value-type="float" office:value="0.0252909854723634" calcext:value-type="float">
            <text:p>0.025290985472363</text:p>
          </table:table-cell>
          <table:table-cell office:value-type="float" office:value="0.0326023509167891" calcext:value-type="float">
            <text:p>0.032602350916789</text:p>
          </table:table-cell>
          <table:table-cell office:value-type="float" office:value="0.0316851357323352" calcext:value-type="float">
            <text:p>0.031685135732335</text:p>
          </table:table-cell>
          <table:table-cell office:value-type="float" office:value="0.0398989376274686" calcext:value-type="float">
            <text:p>0.039898937627469</text:p>
          </table:table-cell>
          <table:table-cell office:value-type="float" office:value="0.0356329350839339" calcext:value-type="float">
            <text:p>0.035632935083934</text:p>
          </table:table-cell>
          <table:table-cell office:value-type="float" office:value="0.0399700389379443" calcext:value-type="float">
            <text:p>0.039970038937944</text:p>
          </table:table-cell>
          <table:table-cell office:value-type="float" office:value="0.0392466389196644" calcext:value-type="float">
            <text:p>0.039246638919664</text:p>
          </table:table-cell>
          <table:table-cell office:value-type="float" office:value="0.0560580952848231" calcext:value-type="float">
            <text:p>0.056058095284823</text:p>
          </table:table-cell>
          <table:table-cell office:value-type="float" office:value="0.0559620008996568" calcext:value-type="float">
            <text:p>0.055962000899657</text:p>
          </table:table-cell>
          <table:table-cell office:value-type="float" office:value="0.0798759859989108" calcext:value-type="float">
            <text:p>0.079875985998911</text:p>
          </table:table-cell>
          <table:table-cell office:value-type="float" office:value="0.040373625351251" calcext:value-type="float">
            <text:p>0.040373625351251</text:p>
          </table:table-cell>
          <table:table-cell office:value-type="float" office:value="0.0728265997856868" calcext:value-type="float">
            <text:p>0.072826599785687</text:p>
          </table:table-cell>
          <table:table-cell office:value-type="float" office:value="0.071502198108069" calcext:value-type="float">
            <text:p>0.071502198108069</text:p>
          </table:table-cell>
          <table:table-cell office:value-type="float" office:value="0.0573084881311233" calcext:value-type="float">
            <text:p>0.057308488131123</text:p>
          </table:table-cell>
        </table:table-row>
        <table:table-row table:style-name="ro1">
          <table:table-cell/>
          <table:table-cell office:value-type="float" office:value="0.0111481515757496" calcext:value-type="float">
            <text:p>0.01114815157575</text:p>
          </table:table-cell>
          <table:table-cell office:value-type="float" office:value="0.0162506935296397" calcext:value-type="float">
            <text:p>0.01625069352964</text:p>
          </table:table-cell>
          <table:table-cell office:value-type="float" office:value="0.0252943616680546" calcext:value-type="float">
            <text:p>0.025294361668055</text:p>
          </table:table-cell>
          <table:table-cell office:value-type="float" office:value="0.0238928601945554" calcext:value-type="float">
            <text:p>0.023892860194555</text:p>
          </table:table-cell>
          <table:table-cell office:value-type="float" office:value="0.0319336097057738" calcext:value-type="float">
            <text:p>0.031933609705774</text:p>
          </table:table-cell>
          <table:table-cell office:value-type="float" office:value="0.0331167972706778" calcext:value-type="float">
            <text:p>0.033116797270678</text:p>
          </table:table-cell>
          <table:table-cell office:value-type="float" office:value="0.033179445673747" calcext:value-type="float">
            <text:p>0.033179445673747</text:p>
          </table:table-cell>
          <table:table-cell office:value-type="float" office:value="0.0316909412713614" calcext:value-type="float">
            <text:p>0.031690941271361</text:p>
          </table:table-cell>
          <table:table-cell office:value-type="float" office:value="0.0406235524973042" calcext:value-type="float">
            <text:p>0.040623552497304</text:p>
          </table:table-cell>
          <table:table-cell office:value-type="float" office:value="0.0481922956131415" calcext:value-type="float">
            <text:p>0.048192295613142</text:p>
          </table:table-cell>
          <table:table-cell office:value-type="float" office:value="0.0410613360480057" calcext:value-type="float">
            <text:p>0.041061336048006</text:p>
          </table:table-cell>
          <table:table-cell office:value-type="float" office:value="0.0504057941218683" calcext:value-type="float">
            <text:p>0.050405794121868</text:p>
          </table:table-cell>
          <table:table-cell office:value-type="float" office:value="0.0642191560827621" calcext:value-type="float">
            <text:p>0.064219156082762</text:p>
          </table:table-cell>
          <table:table-cell office:value-type="float" office:value="0.0711189619863477" calcext:value-type="float">
            <text:p>0.071118961986348</text:p>
          </table:table-cell>
          <table:table-cell office:value-type="float" office:value="0.0507259936978745" calcext:value-type="float">
            <text:p>0.050725993697875</text:p>
          </table:table-cell>
          <table:table-cell office:value-type="float" office:value="0.0787186715263259" calcext:value-type="float">
            <text:p>0.078718671526326</text:p>
          </table:table-cell>
          <table:table-cell office:value-type="float" office:value="0.0724194984757815" calcext:value-type="float">
            <text:p>0.072419498475782</text:p>
          </table:table-cell>
          <table:table-cell office:value-type="float" office:value="0.0587792433849014" calcext:value-type="float">
            <text:p>0.058779243384901</text:p>
          </table:table-cell>
        </table:table-row>
        <table:table-row table:style-name="ro1">
          <table:table-cell/>
          <table:table-cell office:value-type="float" office:value="0.0179817988843265" calcext:value-type="float">
            <text:p>0.017981798884327</text:p>
          </table:table-cell>
          <table:table-cell office:value-type="float" office:value="0.0158348223808275" calcext:value-type="float">
            <text:p>0.015834822380828</text:p>
          </table:table-cell>
          <table:table-cell office:value-type="float" office:value="0.0177214319283401" calcext:value-type="float">
            <text:p>0.01772143192834</text:p>
          </table:table-cell>
          <table:table-cell office:value-type="float" office:value="0.0238950380845847" calcext:value-type="float">
            <text:p>0.023895038084585</text:p>
          </table:table-cell>
          <table:table-cell office:value-type="float" office:value="0.025053604956403" calcext:value-type="float">
            <text:p>0.025053604956403</text:p>
          </table:table-cell>
          <table:table-cell office:value-type="float" office:value="0.0327280336144653" calcext:value-type="float">
            <text:p>0.032728033614465</text:p>
          </table:table-cell>
          <table:table-cell office:value-type="float" office:value="0.0314858731085167" calcext:value-type="float">
            <text:p>0.031485873108517</text:p>
          </table:table-cell>
          <table:table-cell office:value-type="float" office:value="0.0406244013082664" calcext:value-type="float">
            <text:p>0.040624401308266</text:p>
          </table:table-cell>
          <table:table-cell office:value-type="float" office:value="0.0405740741747198" calcext:value-type="float">
            <text:p>0.04057407417472</text:p>
          </table:table-cell>
          <table:table-cell office:value-type="float" office:value="0.0393236890709828" calcext:value-type="float">
            <text:p>0.039323689070983</text:p>
          </table:table-cell>
          <table:table-cell office:value-type="float" office:value="0.0478275868622406" calcext:value-type="float">
            <text:p>0.047827586862241</text:p>
          </table:table-cell>
          <table:table-cell office:value-type="float" office:value="0.0503157313615366" calcext:value-type="float">
            <text:p>0.050315731361537</text:p>
          </table:table-cell>
          <table:table-cell office:value-type="float" office:value="0.0483239264028699" calcext:value-type="float">
            <text:p>0.04832392640287</text:p>
          </table:table-cell>
          <table:table-cell office:value-type="float" office:value="0.0564079112930652" calcext:value-type="float">
            <text:p>0.056407911293065</text:p>
          </table:table-cell>
          <table:table-cell office:value-type="float" office:value="0.0501078724561953" calcext:value-type="float">
            <text:p>0.050107872456195</text:p>
          </table:table-cell>
          <table:table-cell office:value-type="float" office:value="0.0725090826669647" calcext:value-type="float">
            <text:p>0.072509082666965</text:p>
          </table:table-cell>
          <table:table-cell office:value-type="float" office:value="0.0629706826208859" calcext:value-type="float">
            <text:p>0.062970682620886</text:p>
          </table:table-cell>
          <table:table-cell office:value-type="float" office:value="0.0646449499018775" calcext:value-type="float">
            <text:p>0.064644949901878</text:p>
          </table:table-cell>
        </table:table-row>
        <table:table-row table:style-name="ro1">
          <table:table-cell/>
          <table:table-cell office:value-type="float" office:value="0.00788776638558202" calcext:value-type="float">
            <text:p>0.007887766385582</text:p>
          </table:table-cell>
          <table:table-cell office:value-type="float" office:value="0.0159340195532796" calcext:value-type="float">
            <text:p>0.01593401955328</text:p>
          </table:table-cell>
          <table:table-cell office:value-type="float" office:value="0.01129967787022" calcext:value-type="float">
            <text:p>0.01129967787022</text:p>
          </table:table-cell>
          <table:table-cell office:value-type="float" office:value="0.0238517816455825" calcext:value-type="float">
            <text:p>0.023851781645583</text:p>
          </table:table-cell>
          <table:table-cell office:value-type="float" office:value="0.0321147287118479" calcext:value-type="float">
            <text:p>0.032114728711848</text:p>
          </table:table-cell>
          <table:table-cell office:value-type="float" office:value="0.032944441113119" calcext:value-type="float">
            <text:p>0.032944441113119</text:p>
          </table:table-cell>
          <table:table-cell office:value-type="float" office:value="0.0332694471135231" calcext:value-type="float">
            <text:p>0.033269447113523</text:p>
          </table:table-cell>
          <table:table-cell office:value-type="float" office:value="0.0403640243577695" calcext:value-type="float">
            <text:p>0.04036402435777</text:p>
          </table:table-cell>
          <table:table-cell office:value-type="float" office:value="0.0329005053306318" calcext:value-type="float">
            <text:p>0.032900505330632</text:p>
          </table:table-cell>
          <table:table-cell office:value-type="float" office:value="0.041067486106115" calcext:value-type="float">
            <text:p>0.041067486106115</text:p>
          </table:table-cell>
          <table:table-cell office:value-type="float" office:value="0.0475839598239272" calcext:value-type="float">
            <text:p>0.047583959823927</text:p>
          </table:table-cell>
          <table:table-cell office:value-type="float" office:value="0.0640323724490566" calcext:value-type="float">
            <text:p>0.064032372449057</text:p>
          </table:table-cell>
          <table:table-cell office:value-type="float" office:value="0.048573992433692" calcext:value-type="float">
            <text:p>0.048573992433692</text:p>
          </table:table-cell>
          <table:table-cell office:value-type="float" office:value="0.0641398590382682" calcext:value-type="float">
            <text:p>0.064139859038268</text:p>
          </table:table-cell>
          <table:table-cell office:value-type="float" office:value="0.0579511718893555" calcext:value-type="float">
            <text:p>0.057951171889356</text:p>
          </table:table-cell>
          <table:table-cell office:value-type="float" office:value="0.0640466831748743" calcext:value-type="float">
            <text:p>0.064046683174874</text:p>
          </table:table-cell>
          <table:table-cell office:value-type="float" office:value="0.0642136011512907" calcext:value-type="float">
            <text:p>0.064213601151291</text:p>
          </table:table-cell>
          <table:table-cell office:value-type="float" office:value="0.0685387084209929" calcext:value-type="float">
            <text:p>0.068538708420993</text:p>
          </table:table-cell>
        </table:table-row>
        <table:table-row table:style-name="ro1">
          <table:table-cell/>
          <table:table-cell office:value-type="float" office:value="0.00803605039698355" calcext:value-type="float">
            <text:p>0.008036050396984</text:p>
          </table:table-cell>
          <table:table-cell office:value-type="float" office:value="0.017769681149498" calcext:value-type="float">
            <text:p>0.017769681149498</text:p>
          </table:table-cell>
          <table:table-cell office:value-type="float" office:value="0.0179293414433311" calcext:value-type="float">
            <text:p>0.017929341443331</text:p>
          </table:table-cell>
          <table:table-cell office:value-type="float" office:value="0.0327974890484819" calcext:value-type="float">
            <text:p>0.032797489048482</text:p>
          </table:table-cell>
          <table:table-cell office:value-type="float" office:value="0.0325728140170848" calcext:value-type="float">
            <text:p>0.032572814017085</text:p>
          </table:table-cell>
          <table:table-cell office:value-type="float" office:value="0.0251207477370006" calcext:value-type="float">
            <text:p>0.025120747737001</text:p>
          </table:table-cell>
          <table:table-cell office:value-type="float" office:value="0.0404369843086217" calcext:value-type="float">
            <text:p>0.040436984308622</text:p>
          </table:table-cell>
          <table:table-cell office:value-type="float" office:value="0.0329221765246945" calcext:value-type="float">
            <text:p>0.032922176524695</text:p>
          </table:table-cell>
          <table:table-cell office:value-type="float" office:value="0.042922412659173" calcext:value-type="float">
            <text:p>0.042922412659173</text:p>
          </table:table-cell>
          <table:table-cell office:value-type="float" office:value="0.0397795873617433" calcext:value-type="float">
            <text:p>0.039779587361743</text:p>
          </table:table-cell>
          <table:table-cell office:value-type="float" office:value="0.0400109130107118" calcext:value-type="float">
            <text:p>0.040010913010712</text:p>
          </table:table-cell>
          <table:table-cell office:value-type="float" office:value="0.0539935340870495" calcext:value-type="float">
            <text:p>0.05399353408705</text:p>
          </table:table-cell>
          <table:table-cell office:value-type="float" office:value="0.0478139563162135" calcext:value-type="float">
            <text:p>0.047813956316214</text:p>
          </table:table-cell>
          <table:table-cell office:value-type="float" office:value="0.0563736012810814" calcext:value-type="float">
            <text:p>0.056373601281081</text:p>
          </table:table-cell>
          <table:table-cell office:value-type="float" office:value="0.06545965981589" calcext:value-type="float">
            <text:p>0.06545965981589</text:p>
          </table:table-cell>
          <table:table-cell office:value-type="float" office:value="0.0721310517901798" calcext:value-type="float">
            <text:p>0.07213105179018</text:p>
          </table:table-cell>
          <table:table-cell office:value-type="float" office:value="0.0657961288256369" calcext:value-type="float">
            <text:p>0.065796128825637</text:p>
          </table:table-cell>
          <table:table-cell office:value-type="float" office:value="0.0814192337768094" calcext:value-type="float">
            <text:p>0.081419233776809</text:p>
          </table:table-cell>
        </table:table-row>
        <table:table-row table:style-name="ro1">
          <table:table-cell/>
          <table:table-cell office:value-type="float" office:value="0.0112320211503394" calcext:value-type="float">
            <text:p>0.011232021150339</text:p>
          </table:table-cell>
          <table:table-cell office:value-type="float" office:value="0.011305665184788" calcext:value-type="float">
            <text:p>0.011305665184788</text:p>
          </table:table-cell>
          <table:table-cell office:value-type="float" office:value="0.0158246361993443" calcext:value-type="float">
            <text:p>0.015824636199344</text:p>
          </table:table-cell>
          <table:table-cell office:value-type="float" office:value="0.0289130133160563" calcext:value-type="float">
            <text:p>0.028913013316056</text:p>
          </table:table-cell>
          <table:table-cell office:value-type="float" office:value="0.0239844461218244" calcext:value-type="float">
            <text:p>0.023984446121824</text:p>
          </table:table-cell>
          <table:table-cell office:value-type="float" office:value="0.0239157933150119" calcext:value-type="float">
            <text:p>0.023915793315012</text:p>
          </table:table-cell>
          <table:table-cell office:value-type="float" office:value="0.0319552628270816" calcext:value-type="float">
            <text:p>0.031955262827082</text:p>
          </table:table-cell>
          <table:table-cell office:value-type="float" office:value="0.0398105481763847" calcext:value-type="float">
            <text:p>0.039810548176385</text:p>
          </table:table-cell>
          <table:table-cell office:value-type="float" office:value="0.040465522481533" calcext:value-type="float">
            <text:p>0.040465522481533</text:p>
          </table:table-cell>
          <table:table-cell office:value-type="float" office:value="0.0475907987201114" calcext:value-type="float">
            <text:p>0.047590798720111</text:p>
          </table:table-cell>
          <table:table-cell office:value-type="float" office:value="0.0486837358900878" calcext:value-type="float">
            <text:p>0.048683735890088</text:p>
          </table:table-cell>
          <table:table-cell office:value-type="float" office:value="0.0632534734545945" calcext:value-type="float">
            <text:p>0.063253473454595</text:p>
          </table:table-cell>
          <table:table-cell office:value-type="float" office:value="0.0480521547734502" calcext:value-type="float">
            <text:p>0.04805215477345</text:p>
          </table:table-cell>
          <table:table-cell office:value-type="float" office:value="0.0646111926987019" calcext:value-type="float">
            <text:p>0.064611192698702</text:p>
          </table:table-cell>
          <table:table-cell office:value-type="float" office:value="0.0582244430760842" calcext:value-type="float">
            <text:p>0.058224443076084</text:p>
          </table:table-cell>
          <table:table-cell office:value-type="float" office:value="0.0717551537132407" calcext:value-type="float">
            <text:p>0.071755153713241</text:p>
          </table:table-cell>
          <table:table-cell office:value-type="float" office:value="0.0638285853420989" calcext:value-type="float">
            <text:p>0.063828585342099</text:p>
          </table:table-cell>
          <table:table-cell office:value-type="float" office:value="0.0793930675227525" calcext:value-type="float">
            <text:p>0.079393067522753</text:p>
          </table:table-cell>
        </table:table-row>
        <table:table-row table:style-name="ro1">
          <table:table-cell/>
          <table:table-cell office:value-type="float" office:value="0.00796087043170541" calcext:value-type="float">
            <text:p>0.007960870431705</text:p>
          </table:table-cell>
          <table:table-cell office:value-type="float" office:value="0.0159279988151704" calcext:value-type="float">
            <text:p>0.01592799881517</text:p>
          </table:table-cell>
          <table:table-cell office:value-type="float" office:value="0.0160388207694176" calcext:value-type="float">
            <text:p>0.016038820769418</text:p>
          </table:table-cell>
          <table:table-cell office:value-type="float" office:value="0.023769328416854" calcext:value-type="float">
            <text:p>0.023769328416854</text:p>
          </table:table-cell>
          <table:table-cell office:value-type="float" office:value="0.025143891897257" calcext:value-type="float">
            <text:p>0.025143891897257</text:p>
          </table:table-cell>
          <table:table-cell office:value-type="float" office:value="0.0251894472704585" calcext:value-type="float">
            <text:p>0.025189447270459</text:p>
          </table:table-cell>
          <table:table-cell office:value-type="float" office:value="0.0328177168160473" calcext:value-type="float">
            <text:p>0.032817716816047</text:p>
          </table:table-cell>
          <table:table-cell office:value-type="float" office:value="0.0325131669429448" calcext:value-type="float">
            <text:p>0.032513166942945</text:p>
          </table:table-cell>
          <table:table-cell office:value-type="float" office:value="0.0403541994987353" calcext:value-type="float">
            <text:p>0.040354199498735</text:p>
          </table:table-cell>
          <table:table-cell office:value-type="float" office:value="0.0408395163877573" calcext:value-type="float">
            <text:p>0.040839516387757</text:p>
          </table:table-cell>
          <table:table-cell office:value-type="float" office:value="0.0402175301054399" calcext:value-type="float">
            <text:p>0.04021753010544</text:p>
          </table:table-cell>
          <table:table-cell office:value-type="float" office:value="0.0511828673601961" calcext:value-type="float">
            <text:p>0.051182867360196</text:p>
          </table:table-cell>
          <table:table-cell office:value-type="float" office:value="0.0482832782054136" calcext:value-type="float">
            <text:p>0.048283278205414</text:p>
          </table:table-cell>
          <table:table-cell office:value-type="float" office:value="0.0635122250279281" calcext:value-type="float">
            <text:p>0.063512225027928</text:p>
          </table:table-cell>
          <table:table-cell office:value-type="float" office:value="0.0658945310713209" calcext:value-type="float">
            <text:p>0.065894531071321</text:p>
          </table:table-cell>
          <table:table-cell office:value-type="float" office:value="0.0713338574106541" calcext:value-type="float">
            <text:p>0.071333857410654</text:p>
          </table:table-cell>
          <table:table-cell office:value-type="float" office:value="0.0720273653011874" calcext:value-type="float">
            <text:p>0.072027365301187</text:p>
          </table:table-cell>
          <table:table-cell office:value-type="float" office:value="0.0722100378182848" calcext:value-type="float">
            <text:p>0.0722100378182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51326954683347" calcext:value-type="float">
            <text:p>0.025132695468335</text:p>
          </table:table-cell>
          <table:table-cell office:value-type="float" office:value="0.0251925571555524" calcext:value-type="float">
            <text:p>0.025192557155552</text:p>
          </table:table-cell>
          <table:table-cell office:value-type="float" office:value="0.0159821366651806" calcext:value-type="float">
            <text:p>0.015982136665181</text:p>
          </table:table-cell>
          <table:table-cell office:value-type="float" office:value="0.0237016319826413" calcext:value-type="float">
            <text:p>0.023701631982641</text:p>
          </table:table-cell>
          <table:table-cell office:value-type="float" office:value="0.0237349842117781" calcext:value-type="float">
            <text:p>0.023734984211778</text:p>
          </table:table-cell>
          <table:table-cell office:value-type="float" office:value="0.0353156098960886" calcext:value-type="float">
            <text:p>0.035315609896089</text:p>
          </table:table-cell>
          <table:table-cell office:value-type="float" office:value="0.0414347532668158" calcext:value-type="float">
            <text:p>0.041434753266816</text:p>
          </table:table-cell>
          <table:table-cell office:value-type="float" office:value="0.0399041760299261" calcext:value-type="float">
            <text:p>0.039904176029926</text:p>
          </table:table-cell>
          <table:table-cell office:value-type="float" office:value="0.0403536665036555" calcext:value-type="float">
            <text:p>0.040353666503656</text:p>
          </table:table-cell>
          <table:table-cell office:value-type="float" office:value="0.0407052778930236" calcext:value-type="float">
            <text:p>0.040705277893024</text:p>
          </table:table-cell>
          <table:table-cell office:value-type="float" office:value="0.0529467988447587" calcext:value-type="float">
            <text:p>0.052946798844759</text:p>
          </table:table-cell>
          <table:table-cell office:value-type="float" office:value="0.0482255492310134" calcext:value-type="float">
            <text:p>0.048225549231013</text:p>
          </table:table-cell>
          <table:table-cell office:value-type="float" office:value="0.0650175445880873" calcext:value-type="float">
            <text:p>0.065017544588087</text:p>
          </table:table-cell>
          <table:table-cell office:value-type="float" office:value="0.0578176306961756" calcext:value-type="float">
            <text:p>0.057817630696176</text:p>
          </table:table-cell>
          <table:table-cell office:value-type="float" office:value="0.0634300225893044" calcext:value-type="float">
            <text:p>0.063430022589304</text:p>
          </table:table-cell>
          <table:table-cell office:value-type="float" office:value="0.0645088895893164" calcext:value-type="float">
            <text:p>0.064508889589316</text:p>
          </table:table-cell>
          <table:table-cell office:value-type="float" office:value="0.0796772881994452" calcext:value-type="float">
            <text:p>0.079677288199445</text:p>
          </table:table-cell>
        </table:table-row>
        <table:table-row table:style-name="ro1">
          <table:table-cell/>
          <table:table-cell office:value-type="float" office:value="0.0159900879314848" calcext:value-type="float">
            <text:p>0.015990087931485</text:p>
          </table:table-cell>
          <table:table-cell office:value-type="float" office:value="0.0158998917718148" calcext:value-type="float">
            <text:p>0.015899891771815</text:p>
          </table:table-cell>
          <table:table-cell office:value-type="float" office:value="0.017896565542606" calcext:value-type="float">
            <text:p>0.017896565542606</text:p>
          </table:table-cell>
          <table:table-cell office:value-type="float" office:value="0.0223453553040114" calcext:value-type="float">
            <text:p>0.022345355304011</text:p>
          </table:table-cell>
          <table:table-cell office:value-type="float" office:value="0.0255129181557803" calcext:value-type="float">
            <text:p>0.02551291815578</text:p>
          </table:table-cell>
          <table:table-cell office:value-type="float" office:value="0.0253640153886471" calcext:value-type="float">
            <text:p>0.025364015388647</text:p>
          </table:table-cell>
          <table:table-cell office:value-type="float" office:value="0.0289195929375802" calcext:value-type="float">
            <text:p>0.02891959293758</text:p>
          </table:table-cell>
          <table:table-cell office:value-type="float" office:value="0.0403784275609633" calcext:value-type="float">
            <text:p>0.040378427560963</text:p>
          </table:table-cell>
          <table:table-cell office:value-type="float" office:value="0.0433326585883927" calcext:value-type="float">
            <text:p>0.043332658588393</text:p>
          </table:table-cell>
          <table:table-cell office:value-type="float" office:value="0.0397974783473392" calcext:value-type="float">
            <text:p>0.039797478347339</text:p>
          </table:table-cell>
          <table:table-cell office:value-type="float" office:value="0.0486436369478747" calcext:value-type="float">
            <text:p>0.048643636947875</text:p>
          </table:table-cell>
          <table:table-cell office:value-type="float" office:value="0.0508328210756152" calcext:value-type="float">
            <text:p>0.050832821075615</text:p>
          </table:table-cell>
          <table:table-cell office:value-type="float" office:value="0.0564317384110598" calcext:value-type="float">
            <text:p>0.05643173841106</text:p>
          </table:table-cell>
          <table:table-cell office:value-type="float" office:value="0.0631518927067787" calcext:value-type="float">
            <text:p>0.063151892706779</text:p>
          </table:table-cell>
          <table:table-cell office:value-type="float" office:value="0.0656986440065673" calcext:value-type="float">
            <text:p>0.065698644006567</text:p>
          </table:table-cell>
          <table:table-cell office:value-type="float" office:value="0.0642669782229799" calcext:value-type="float">
            <text:p>0.06426697822298</text:p>
          </table:table-cell>
          <table:table-cell office:value-type="float" office:value="0.0631294368205781" calcext:value-type="float">
            <text:p>0.063129436820578</text:p>
          </table:table-cell>
          <table:table-cell office:value-type="float" office:value="0.0684320410273554" calcext:value-type="float">
            <text:p>0.068432041027355</text:p>
          </table:table-cell>
        </table:table-row>
        <table:table-row table:style-name="ro1">
          <table:table-cell/>
          <table:table-cell office:value-type="float" office:value="0.00796262356454315" calcext:value-type="float">
            <text:p>0.007962623564543</text:p>
          </table:table-cell>
          <table:table-cell office:value-type="float" office:value="0.0112283216156662" calcext:value-type="float">
            <text:p>0.011228321615666</text:p>
          </table:table-cell>
          <table:table-cell office:value-type="float" office:value="0.0176950848313258" calcext:value-type="float">
            <text:p>0.017695084831326</text:p>
          </table:table-cell>
          <table:table-cell office:value-type="float" office:value="0.0321868760120021" calcext:value-type="float">
            <text:p>0.032186876012002</text:p>
          </table:table-cell>
          <table:table-cell office:value-type="float" office:value="0.031952098180447" calcext:value-type="float">
            <text:p>0.031952098180447</text:p>
          </table:table-cell>
          <table:table-cell office:value-type="float" office:value="0.0250085391632404" calcext:value-type="float">
            <text:p>0.02500853916324</text:p>
          </table:table-cell>
          <table:table-cell office:value-type="float" office:value="0.0354146917408163" calcext:value-type="float">
            <text:p>0.035414691740816</text:p>
          </table:table-cell>
          <table:table-cell office:value-type="float" office:value="0.0399208113787967" calcext:value-type="float">
            <text:p>0.039920811378797</text:p>
          </table:table-cell>
          <table:table-cell office:value-type="float" office:value="0.0394389802650129" calcext:value-type="float">
            <text:p>0.039438980265013</text:p>
          </table:table-cell>
          <table:table-cell office:value-type="float" office:value="0.0398592009731242" calcext:value-type="float">
            <text:p>0.039859200973124</text:p>
          </table:table-cell>
          <table:table-cell office:value-type="float" office:value="0.0483259401477075" calcext:value-type="float">
            <text:p>0.048325940147708</text:p>
          </table:table-cell>
          <table:table-cell office:value-type="float" office:value="0.050184656687243" calcext:value-type="float">
            <text:p>0.050184656687243</text:p>
          </table:table-cell>
          <table:table-cell office:value-type="float" office:value="0.0557670557934054" calcext:value-type="float">
            <text:p>0.055767055793405</text:p>
          </table:table-cell>
          <table:table-cell office:value-type="float" office:value="0.0714852886871445" calcext:value-type="float">
            <text:p>0.071485288687145</text:p>
          </table:table-cell>
          <table:table-cell office:value-type="float" office:value="0.0679502550020105" calcext:value-type="float">
            <text:p>0.067950255002011</text:p>
          </table:table-cell>
          <table:table-cell office:value-type="float" office:value="0.0645671502953249" calcext:value-type="float">
            <text:p>0.064567150295325</text:p>
          </table:table-cell>
          <table:table-cell office:value-type="float" office:value="0.0643325335216502" calcext:value-type="float">
            <text:p>0.06433253352165</text:p>
          </table:table-cell>
          <table:table-cell office:value-type="float" office:value="0.0713809335615079" calcext:value-type="float">
            <text:p>0.071380933561508</text:p>
          </table:table-cell>
        </table:table-row>
        <table:table-row table:style-name="ro1">
          <table:table-cell/>
          <table:table-cell office:value-type="float" office:value="0.0252711323981239" calcext:value-type="float">
            <text:p>0.025271132398124</text:p>
          </table:table-cell>
          <table:table-cell office:value-type="float" office:value="0.00804303112469541" calcext:value-type="float">
            <text:p>0.008043031124695</text:p>
          </table:table-cell>
          <table:table-cell office:value-type="float" office:value="0.0239471077903334" calcext:value-type="float">
            <text:p>0.023947107790333</text:p>
          </table:table-cell>
          <table:table-cell office:value-type="float" office:value="0.0286567134530744" calcext:value-type="float">
            <text:p>0.028656713453074</text:p>
          </table:table-cell>
          <table:table-cell office:value-type="float" office:value="0.0315462601700923" calcext:value-type="float">
            <text:p>0.031546260170092</text:p>
          </table:table-cell>
          <table:table-cell office:value-type="float" office:value="0.0253653250599147" calcext:value-type="float">
            <text:p>0.025365325059915</text:p>
          </table:table-cell>
          <table:table-cell office:value-type="float" office:value="0.0252315196094052" calcext:value-type="float">
            <text:p>0.025231519609405</text:p>
          </table:table-cell>
          <table:table-cell office:value-type="float" office:value="0.0406544411743435" calcext:value-type="float">
            <text:p>0.040654441174344</text:p>
          </table:table-cell>
          <table:table-cell office:value-type="float" office:value="0.0410659089925186" calcext:value-type="float">
            <text:p>0.041065908992519</text:p>
          </table:table-cell>
          <table:table-cell office:value-type="float" office:value="0.0432662543625841" calcext:value-type="float">
            <text:p>0.043266254362584</text:p>
          </table:table-cell>
          <table:table-cell office:value-type="float" office:value="0.0428002491633501" calcext:value-type="float">
            <text:p>0.04280024916335</text:p>
          </table:table-cell>
          <table:table-cell office:value-type="float" office:value="0.0506865454457556" calcext:value-type="float">
            <text:p>0.050686545445756</text:p>
          </table:table-cell>
          <table:table-cell office:value-type="float" office:value="0.0503538396441814" calcext:value-type="float">
            <text:p>0.050353839644181</text:p>
          </table:table-cell>
          <table:table-cell office:value-type="float" office:value="0.0740059178508036" calcext:value-type="float">
            <text:p>0.074005917850804</text:p>
          </table:table-cell>
          <table:table-cell office:value-type="float" office:value="0.0485814844520696" calcext:value-type="float">
            <text:p>0.04858148445207</text:p>
          </table:table-cell>
          <table:table-cell office:value-type="float" office:value="0.0558293168826668" calcext:value-type="float">
            <text:p>0.055829316882667</text:p>
          </table:table-cell>
          <table:table-cell office:value-type="float" office:value="0.0639364645042292" calcext:value-type="float">
            <text:p>0.063936464504229</text:p>
          </table:table-cell>
          <table:table-cell office:value-type="float" office:value="0.0643051299159276" calcext:value-type="float">
            <text:p>0.064305129915928</text:p>
          </table:table-cell>
        </table:table-row>
        <table:table-row table:style-name="ro1">
          <table:table-cell/>
          <table:table-cell office:value-type="float" office:value="0.0177085160668619" calcext:value-type="float">
            <text:p>0.017708516066862</text:p>
          </table:table-cell>
          <table:table-cell office:value-type="float" office:value="0.0177615709199738" calcext:value-type="float">
            <text:p>0.017761570919974</text:p>
          </table:table-cell>
          <table:table-cell office:value-type="float" office:value="0.0177883526931693" calcext:value-type="float">
            <text:p>0.017788352693169</text:p>
          </table:table-cell>
          <table:table-cell office:value-type="float" office:value="0.031759331088231" calcext:value-type="float">
            <text:p>0.031759331088231</text:p>
          </table:table-cell>
          <table:table-cell office:value-type="float" office:value="0.0252352160289258" calcext:value-type="float">
            <text:p>0.025235216028926</text:p>
          </table:table-cell>
          <table:table-cell office:value-type="float" office:value="0.0318018329842386" calcext:value-type="float">
            <text:p>0.031801832984239</text:p>
          </table:table-cell>
          <table:table-cell office:value-type="float" office:value="0.0329569978102126" calcext:value-type="float">
            <text:p>0.032956997810213</text:p>
          </table:table-cell>
          <table:table-cell office:value-type="float" office:value="0.0404122277665698" calcext:value-type="float">
            <text:p>0.04041222776657</text:p>
          </table:table-cell>
          <table:table-cell office:value-type="float" office:value="0.0396044749624182" calcext:value-type="float">
            <text:p>0.039604474962418</text:p>
          </table:table-cell>
          <table:table-cell office:value-type="float" office:value="0.047541889900631" calcext:value-type="float">
            <text:p>0.047541889900631</text:p>
          </table:table-cell>
          <table:table-cell office:value-type="float" office:value="0.0555816702446256" calcext:value-type="float">
            <text:p>0.055581670244626</text:p>
          </table:table-cell>
          <table:table-cell office:value-type="float" office:value="0.0480300820838612" calcext:value-type="float">
            <text:p>0.048030082083861</text:p>
          </table:table-cell>
          <table:table-cell office:value-type="float" office:value="0.056577067558127" calcext:value-type="float">
            <text:p>0.056577067558127</text:p>
          </table:table-cell>
          <table:table-cell office:value-type="float" office:value="0.0637480958321136" calcext:value-type="float">
            <text:p>0.063748095832114</text:p>
          </table:table-cell>
          <table:table-cell office:value-type="float" office:value="0.0636300615736859" calcext:value-type="float">
            <text:p>0.063630061573686</text:p>
          </table:table-cell>
          <table:table-cell office:value-type="float" office:value="0.0731149789332009" calcext:value-type="float">
            <text:p>0.073114978933201</text:p>
          </table:table-cell>
          <table:table-cell office:value-type="float" office:value="0.0711975661876624" calcext:value-type="float">
            <text:p>0.071197566187662</text:p>
          </table:table-cell>
          <table:table-cell office:value-type="float" office:value="0.0721107834883158" calcext:value-type="float">
            <text:p>0.072110783488316</text:p>
          </table:table-cell>
        </table:table-row>
        <table:table-row table:style-name="ro1">
          <table:table-cell/>
          <table:table-cell office:value-type="float" office:value="0.0113472771231334" calcext:value-type="float">
            <text:p>0.011347277123133</text:p>
          </table:table-cell>
          <table:table-cell office:value-type="float" office:value="0.00797002242237766" calcext:value-type="float">
            <text:p>0.007970022422378</text:p>
          </table:table-cell>
          <table:table-cell office:value-type="float" office:value="0.0226690983081828" calcext:value-type="float">
            <text:p>0.022669098308183</text:p>
          </table:table-cell>
          <table:table-cell office:value-type="float" office:value="0.0250416377282697" calcext:value-type="float">
            <text:p>0.02504163772827</text:p>
          </table:table-cell>
          <table:table-cell office:value-type="float" office:value="0.0252163612219899" calcext:value-type="float">
            <text:p>0.02521636122199</text:p>
          </table:table-cell>
          <table:table-cell office:value-type="float" office:value="0.0177029673646227" calcext:value-type="float">
            <text:p>0.017702967364623</text:p>
          </table:table-cell>
          <table:table-cell office:value-type="float" office:value="0.0406179203777527" calcext:value-type="float">
            <text:p>0.040617920377753</text:p>
          </table:table-cell>
          <table:table-cell office:value-type="float" office:value="0.0330124242014903" calcext:value-type="float">
            <text:p>0.03301242420149</text:p>
          </table:table-cell>
          <table:table-cell office:value-type="float" office:value="0.0484110366880895" calcext:value-type="float">
            <text:p>0.04841103668809</text:p>
          </table:table-cell>
          <table:table-cell office:value-type="float" office:value="0.0406404582313178" calcext:value-type="float">
            <text:p>0.040640458231318</text:p>
          </table:table-cell>
          <table:table-cell office:value-type="float" office:value="0.0477767390998941" calcext:value-type="float">
            <text:p>0.047776739099894</text:p>
          </table:table-cell>
          <table:table-cell office:value-type="float" office:value="0.0566138951178142" calcext:value-type="float">
            <text:p>0.056613895117814</text:p>
          </table:table-cell>
          <table:table-cell office:value-type="float" office:value="0.0474517983576729" calcext:value-type="float">
            <text:p>0.047451798357673</text:p>
          </table:table-cell>
          <table:table-cell office:value-type="float" office:value="0.063564747915238" calcext:value-type="float">
            <text:p>0.063564747915238</text:p>
          </table:table-cell>
          <table:table-cell office:value-type="float" office:value="0.0665973170845337" calcext:value-type="float">
            <text:p>0.066597317084534</text:p>
          </table:table-cell>
          <table:table-cell office:value-type="float" office:value="0.0653961663494616" calcext:value-type="float">
            <text:p>0.065396166349462</text:p>
          </table:table-cell>
          <table:table-cell office:value-type="float" office:value="0.0724236037794056" calcext:value-type="float">
            <text:p>0.072423603779406</text:p>
          </table:table-cell>
          <table:table-cell office:value-type="float" office:value="0.0719557253375184" calcext:value-type="float">
            <text:p>0.071955725337518</text:p>
          </table:table-cell>
        </table:table-row>
        <table:table-row table:style-name="ro1">
          <table:table-cell/>
          <table:table-cell office:value-type="float" office:value="0.0112046937158046" calcext:value-type="float">
            <text:p>0.011204693715805</text:p>
          </table:table-cell>
          <table:table-cell office:value-type="float" office:value="0.00793732353319658" calcext:value-type="float">
            <text:p>0.007937323533197</text:p>
          </table:table-cell>
          <table:table-cell office:value-type="float" office:value="0.01574497541199" calcext:value-type="float">
            <text:p>0.01574497541199</text:p>
          </table:table-cell>
          <table:table-cell office:value-type="float" office:value="0.0255544540483217" calcext:value-type="float">
            <text:p>0.025554454048322</text:p>
          </table:table-cell>
          <table:table-cell office:value-type="float" office:value="0.033822039261001" calcext:value-type="float">
            <text:p>0.033822039261001</text:p>
          </table:table-cell>
          <table:table-cell office:value-type="float" office:value="0.032936848955819" calcext:value-type="float">
            <text:p>0.032936848955819</text:p>
          </table:table-cell>
          <table:table-cell office:value-type="float" office:value="0.0319187250177409" calcext:value-type="float">
            <text:p>0.031918725017741</text:p>
          </table:table-cell>
          <table:table-cell office:value-type="float" office:value="0.0405485345044154" calcext:value-type="float">
            <text:p>0.040548534504415</text:p>
          </table:table-cell>
          <table:table-cell office:value-type="float" office:value="0.0406695937800755" calcext:value-type="float">
            <text:p>0.040669593780076</text:p>
          </table:table-cell>
          <table:table-cell office:value-type="float" office:value="0.0399101753103909" calcext:value-type="float">
            <text:p>0.039910175310391</text:p>
          </table:table-cell>
          <table:table-cell office:value-type="float" office:value="0.048517183879708" calcext:value-type="float">
            <text:p>0.048517183879708</text:p>
          </table:table-cell>
          <table:table-cell office:value-type="float" office:value="0.0482075067491761" calcext:value-type="float">
            <text:p>0.048207506749176</text:p>
          </table:table-cell>
          <table:table-cell office:value-type="float" office:value="0.0506334310195737" calcext:value-type="float">
            <text:p>0.050633431019574</text:p>
          </table:table-cell>
          <table:table-cell office:value-type="float" office:value="0.0661597316585142" calcext:value-type="float">
            <text:p>0.066159731658514</text:p>
          </table:table-cell>
          <table:table-cell office:value-type="float" office:value="0.0632359170258357" calcext:value-type="float">
            <text:p>0.063235917025836</text:p>
          </table:table-cell>
          <table:table-cell office:value-type="float" office:value="0.058238435332244" calcext:value-type="float">
            <text:p>0.058238435332244</text:p>
          </table:table-cell>
          <table:table-cell office:value-type="float" office:value="0.0753546790850489" calcext:value-type="float">
            <text:p>0.075354679085049</text:p>
          </table:table-cell>
          <table:table-cell office:value-type="float" office:value="0.073215085078501" calcext:value-type="float">
            <text:p>0.073215085078501</text:p>
          </table:table-cell>
        </table:table-row>
        <table:table-row table:style-name="ro1">
          <table:table-cell/>
          <table:table-cell office:value-type="float" office:value="0.00801688125019114" calcext:value-type="float">
            <text:p>0.008016881250191</text:p>
          </table:table-cell>
          <table:table-cell office:value-type="float" office:value="0.0178333384589775" calcext:value-type="float">
            <text:p>0.017833338458978</text:p>
          </table:table-cell>
          <table:table-cell office:value-type="float" office:value="0.0177484957416839" calcext:value-type="float">
            <text:p>0.017748495741684</text:p>
          </table:table-cell>
          <table:table-cell office:value-type="float" office:value="0.0237765596213268" calcext:value-type="float">
            <text:p>0.023776559621327</text:p>
          </table:table-cell>
          <table:table-cell office:value-type="float" office:value="0.0320607841863274" calcext:value-type="float">
            <text:p>0.032060784186327</text:p>
          </table:table-cell>
          <table:table-cell office:value-type="float" office:value="0.017896599692968" calcext:value-type="float">
            <text:p>0.017896599692968</text:p>
          </table:table-cell>
          <table:table-cell office:value-type="float" office:value="0.0327012983619636" calcext:value-type="float">
            <text:p>0.032701298361964</text:p>
          </table:table-cell>
          <table:table-cell office:value-type="float" office:value="0.0356691185635343" calcext:value-type="float">
            <text:p>0.035669118563534</text:p>
          </table:table-cell>
          <table:table-cell office:value-type="float" office:value="0.0356902935035354" calcext:value-type="float">
            <text:p>0.035690293503535</text:p>
          </table:table-cell>
          <table:table-cell office:value-type="float" office:value="0.0484375988895006" calcext:value-type="float">
            <text:p>0.048437598889501</text:p>
          </table:table-cell>
          <table:table-cell office:value-type="float" office:value="0.0475983597875593" calcext:value-type="float">
            <text:p>0.047598359787559</text:p>
          </table:table-cell>
          <table:table-cell office:value-type="float" office:value="0.055501921575521" calcext:value-type="float">
            <text:p>0.055501921575521</text:p>
          </table:table-cell>
          <table:table-cell office:value-type="float" office:value="0.0641839293669966" calcext:value-type="float">
            <text:p>0.064183929366997</text:p>
          </table:table-cell>
          <table:table-cell office:value-type="float" office:value="0.0638329566640034" calcext:value-type="float">
            <text:p>0.063832956664003</text:p>
          </table:table-cell>
          <table:table-cell office:value-type="float" office:value="0.0646638261892662" calcext:value-type="float">
            <text:p>0.064663826189266</text:p>
          </table:table-cell>
          <table:table-cell office:value-type="float" office:value="0.0668710878075912" calcext:value-type="float">
            <text:p>0.066871087807591</text:p>
          </table:table-cell>
          <table:table-cell office:value-type="float" office:value="0.080368665007291" calcext:value-type="float">
            <text:p>0.080368665007291</text:p>
          </table:table-cell>
          <table:table-cell office:value-type="float" office:value="0.0726676329396448" calcext:value-type="float">
            <text:p>0.072667632939645</text:p>
          </table:table-cell>
        </table:table-row>
        <table:table-row table:style-name="ro1">
          <table:table-cell/>
          <table:table-cell office:value-type="float" office:value="0.00792941554574498" calcext:value-type="float">
            <text:p>0.007929415545745</text:p>
          </table:table-cell>
          <table:table-cell office:value-type="float" office:value="0.0178144370557417" calcext:value-type="float">
            <text:p>0.017814437055742</text:p>
          </table:table-cell>
          <table:table-cell office:value-type="float" office:value="0.0255357093004307" calcext:value-type="float">
            <text:p>0.025535709300431</text:p>
          </table:table-cell>
          <table:table-cell office:value-type="float" office:value="0.0317406446047086" calcext:value-type="float">
            <text:p>0.031740644604709</text:p>
          </table:table-cell>
          <table:table-cell office:value-type="float" office:value="0.0327305113122266" calcext:value-type="float">
            <text:p>0.032730511312227</text:p>
          </table:table-cell>
          <table:table-cell office:value-type="float" office:value="0.0233917906008337" calcext:value-type="float">
            <text:p>0.023391790600834</text:p>
          </table:table-cell>
          <table:table-cell office:value-type="float" office:value="0.0238356064739035" calcext:value-type="float">
            <text:p>0.023835606473904</text:p>
          </table:table-cell>
          <table:table-cell office:value-type="float" office:value="0.0253113044789679" calcext:value-type="float">
            <text:p>0.025311304478968</text:p>
          </table:table-cell>
          <table:table-cell office:value-type="float" office:value="0.0328678021076502" calcext:value-type="float">
            <text:p>0.03286780210765</text:p>
          </table:table-cell>
          <table:table-cell office:value-type="float" office:value="0.0398483705534846" calcext:value-type="float">
            <text:p>0.039848370553485</text:p>
          </table:table-cell>
          <table:table-cell office:value-type="float" office:value="0.0433435517067677" calcext:value-type="float">
            <text:p>0.043343551706768</text:p>
          </table:table-cell>
          <table:table-cell office:value-type="float" office:value="0.0481562381000676" calcext:value-type="float">
            <text:p>0.048156238100068</text:p>
          </table:table-cell>
          <table:table-cell office:value-type="float" office:value="0.0486046225469606" calcext:value-type="float">
            <text:p>0.048604622546961</text:p>
          </table:table-cell>
          <table:table-cell office:value-type="float" office:value="0.0636258573186619" calcext:value-type="float">
            <text:p>0.063625857318662</text:p>
          </table:table-cell>
          <table:table-cell office:value-type="float" office:value="0.0750581677311168" calcext:value-type="float">
            <text:p>0.075058167731117</text:p>
          </table:table-cell>
          <table:table-cell office:value-type="float" office:value="0.0698964695611184" calcext:value-type="float">
            <text:p>0.069896469561118</text:p>
          </table:table-cell>
          <table:table-cell office:value-type="float" office:value="0.0730768632640631" calcext:value-type="float">
            <text:p>0.073076863264063</text:p>
          </table:table-cell>
          <table:table-cell office:value-type="float" office:value="0.0729504789769972" calcext:value-type="float">
            <text:p>0.072950478976997</text:p>
          </table:table-cell>
        </table:table-row>
        <table:table-row table:style-name="ro1">
          <table:table-cell/>
          <table:table-cell office:value-type="float" office:value="0.0179018262342537" calcext:value-type="float">
            <text:p>0.017901826234254</text:p>
          </table:table-cell>
          <table:table-cell office:value-type="float" office:value="0.0159697837343893" calcext:value-type="float">
            <text:p>0.015969783734389</text:p>
          </table:table-cell>
          <table:table-cell office:value-type="float" office:value="0.024981737402585" calcext:value-type="float">
            <text:p>0.024981737402585</text:p>
          </table:table-cell>
          <table:table-cell office:value-type="float" office:value="0.0252403063785192" calcext:value-type="float">
            <text:p>0.025240306378519</text:p>
          </table:table-cell>
          <table:table-cell office:value-type="float" office:value="0.0327086585739967" calcext:value-type="float">
            <text:p>0.032708658573997</text:p>
          </table:table-cell>
          <table:table-cell office:value-type="float" office:value="0.0258722297976703" calcext:value-type="float">
            <text:p>0.02587222979767</text:p>
          </table:table-cell>
          <table:table-cell office:value-type="float" office:value="0.0240693219684082" calcext:value-type="float">
            <text:p>0.024069321968408</text:p>
          </table:table-cell>
          <table:table-cell office:value-type="float" office:value="0.0479920452887842" calcext:value-type="float">
            <text:p>0.047992045288784</text:p>
          </table:table-cell>
          <table:table-cell office:value-type="float" office:value="0.0328681144501581" calcext:value-type="float">
            <text:p>0.032868114450158</text:p>
          </table:table-cell>
          <table:table-cell office:value-type="float" office:value="0.0475248497894693" calcext:value-type="float">
            <text:p>0.047524849789469</text:p>
          </table:table-cell>
          <table:table-cell office:value-type="float" office:value="0.0467070848049652" calcext:value-type="float">
            <text:p>0.046707084804965</text:p>
          </table:table-cell>
          <table:table-cell office:value-type="float" office:value="0.0480415682067562" calcext:value-type="float">
            <text:p>0.048041568206756</text:p>
          </table:table-cell>
          <table:table-cell office:value-type="float" office:value="0.0482044099033" calcext:value-type="float">
            <text:p>0.0482044099033</text:p>
          </table:table-cell>
          <table:table-cell office:value-type="float" office:value="0.073525242986601" calcext:value-type="float">
            <text:p>0.073525242986601</text:p>
          </table:table-cell>
          <table:table-cell office:value-type="float" office:value="0.0641840511921155" calcext:value-type="float">
            <text:p>0.064184051192116</text:p>
          </table:table-cell>
          <table:table-cell office:value-type="float" office:value="0.068276014825984" calcext:value-type="float">
            <text:p>0.068276014825984</text:p>
          </table:table-cell>
          <table:table-cell office:value-type="float" office:value="0.0919408991782397" calcext:value-type="float">
            <text:p>0.09194089917824</text:p>
          </table:table-cell>
          <table:table-cell office:value-type="float" office:value="0.0636060046586317" calcext:value-type="float">
            <text:p>0.063606004658632</text:p>
          </table:table-cell>
        </table:table-row>
        <table:table-row table:style-name="ro1">
          <table:table-cell/>
          <table:table-cell office:value-type="float" office:value="0.0078628358897267" calcext:value-type="float">
            <text:p>0.007862835889727</text:p>
          </table:table-cell>
          <table:table-cell office:value-type="float" office:value="0.0250154255144695" calcext:value-type="float">
            <text:p>0.02501542551447</text:p>
          </table:table-cell>
          <table:table-cell office:value-type="float" office:value="0.0160178727255716" calcext:value-type="float">
            <text:p>0.016017872725572</text:p>
          </table:table-cell>
          <table:table-cell office:value-type="float" office:value="0.0160238391772428" calcext:value-type="float">
            <text:p>0.016023839177243</text:p>
          </table:table-cell>
          <table:table-cell office:value-type="float" office:value="0.0328637421951858" calcext:value-type="float">
            <text:p>0.032863742195186</text:p>
          </table:table-cell>
          <table:table-cell office:value-type="float" office:value="0.0250752032591967" calcext:value-type="float">
            <text:p>0.025075203259197</text:p>
          </table:table-cell>
          <table:table-cell office:value-type="float" office:value="0.0324764709864894" calcext:value-type="float">
            <text:p>0.032476470986489</text:p>
          </table:table-cell>
          <table:table-cell office:value-type="float" office:value="0.0402194746340323" calcext:value-type="float">
            <text:p>0.040219474634032</text:p>
          </table:table-cell>
          <table:table-cell office:value-type="float" office:value="0.0401474693254262" calcext:value-type="float">
            <text:p>0.040147469325426</text:p>
          </table:table-cell>
          <table:table-cell office:value-type="float" office:value="0.0492942050020383" calcext:value-type="float">
            <text:p>0.049294205002038</text:p>
          </table:table-cell>
          <table:table-cell office:value-type="float" office:value="0.0490950983941161" calcext:value-type="float">
            <text:p>0.049095098394116</text:p>
          </table:table-cell>
          <table:table-cell office:value-type="float" office:value="0.0483010709761622" calcext:value-type="float">
            <text:p>0.048301070976162</text:p>
          </table:table-cell>
          <table:table-cell office:value-type="float" office:value="0.0567670096134195" calcext:value-type="float">
            <text:p>0.05676700961342</text:p>
          </table:table-cell>
          <table:table-cell office:value-type="float" office:value="0.0636498233922538" calcext:value-type="float">
            <text:p>0.063649823392254</text:p>
          </table:table-cell>
          <table:table-cell office:value-type="float" office:value="0.0660288818557226" calcext:value-type="float">
            <text:p>0.066028881855723</text:p>
          </table:table-cell>
          <table:table-cell office:value-type="float" office:value="0.0380670083045449" calcext:value-type="float">
            <text:p>0.038067008304545</text:p>
          </table:table-cell>
          <table:table-cell office:value-type="float" office:value="0.0759930722924677" calcext:value-type="float">
            <text:p>0.075993072292468</text:p>
          </table:table-cell>
          <table:table-cell office:value-type="float" office:value="0.0725727821412978" calcext:value-type="float">
            <text:p>0.072572782141298</text:p>
          </table:table-cell>
        </table:table-row>
        <table:table-row table:style-name="ro1">
          <table:table-cell/>
          <table:table-cell office:value-type="float" office:value="0.0227870560837307" calcext:value-type="float">
            <text:p>0.022787056083731</text:p>
          </table:table-cell>
          <table:table-cell office:value-type="float" office:value="0.0179436800591943" calcext:value-type="float">
            <text:p>0.017943680059194</text:p>
          </table:table-cell>
          <table:table-cell office:value-type="float" office:value="0.0112585632535571" calcext:value-type="float">
            <text:p>0.011258563253557</text:p>
          </table:table-cell>
          <table:table-cell office:value-type="float" office:value="0.0238412065633417" calcext:value-type="float">
            <text:p>0.023841206563342</text:p>
          </table:table-cell>
          <table:table-cell office:value-type="float" office:value="0.0328872411170436" calcext:value-type="float">
            <text:p>0.032887241117044</text:p>
          </table:table-cell>
          <table:table-cell office:value-type="float" office:value="0.0178596230360826" calcext:value-type="float">
            <text:p>0.017859623036083</text:p>
          </table:table-cell>
          <table:table-cell office:value-type="float" office:value="0.0409445203804054" calcext:value-type="float">
            <text:p>0.040944520380405</text:p>
          </table:table-cell>
          <table:table-cell office:value-type="float" office:value="0.0317874924449548" calcext:value-type="float">
            <text:p>0.031787492444955</text:p>
          </table:table-cell>
          <table:table-cell office:value-type="float" office:value="0.0485671078380288" calcext:value-type="float">
            <text:p>0.048567107838029</text:p>
          </table:table-cell>
          <table:table-cell office:value-type="float" office:value="0.0318612608746019" calcext:value-type="float">
            <text:p>0.031861260874602</text:p>
          </table:table-cell>
          <table:table-cell office:value-type="float" office:value="0.0401008855209383" calcext:value-type="float">
            <text:p>0.040100885520938</text:p>
          </table:table-cell>
          <table:table-cell office:value-type="float" office:value="0.0555309996292915" calcext:value-type="float">
            <text:p>0.055530999629292</text:p>
          </table:table-cell>
          <table:table-cell office:value-type="float" office:value="0.0481068810928104" calcext:value-type="float">
            <text:p>0.04810688109281</text:p>
          </table:table-cell>
          <table:table-cell office:value-type="float" office:value="0.0645035983746462" calcext:value-type="float">
            <text:p>0.064503598374646</text:p>
          </table:table-cell>
          <table:table-cell office:value-type="float" office:value="0.0730394576007612" calcext:value-type="float">
            <text:p>0.073039457600761</text:p>
          </table:table-cell>
          <table:table-cell office:value-type="float" office:value="0.113675725188599" calcext:value-type="float">
            <text:p>0.113675725188599</text:p>
          </table:table-cell>
          <table:table-cell office:value-type="float" office:value="0.0854035492760101" calcext:value-type="float">
            <text:p>0.08540354927601</text:p>
          </table:table-cell>
          <table:table-cell office:value-type="float" office:value="0.0721135217823787" calcext:value-type="float">
            <text:p>0.072113521782379</text:p>
          </table:table-cell>
        </table:table-row>
        <table:table-row table:style-name="ro1">
          <table:table-cell/>
          <table:table-cell office:value-type="float" office:value="0.00793328503849944" calcext:value-type="float">
            <text:p>0.007933285038499</text:p>
          </table:table-cell>
          <table:table-cell office:value-type="float" office:value="0.0177570646994325" calcext:value-type="float">
            <text:p>0.017757064699433</text:p>
          </table:table-cell>
          <table:table-cell office:value-type="float" office:value="0.0177337965830457" calcext:value-type="float">
            <text:p>0.017733796583046</text:p>
          </table:table-cell>
          <table:table-cell office:value-type="float" office:value="0.0158921503620374" calcext:value-type="float">
            <text:p>0.015892150362037</text:p>
          </table:table-cell>
          <table:table-cell office:value-type="float" office:value="0.0328398402932583" calcext:value-type="float">
            <text:p>0.032839840293258</text:p>
          </table:table-cell>
          <table:table-cell office:value-type="float" office:value="0.0237630888643373" calcext:value-type="float">
            <text:p>0.023763088864337</text:p>
          </table:table-cell>
          <table:table-cell office:value-type="float" office:value="0.0399344946567453" calcext:value-type="float">
            <text:p>0.039934494656745</text:p>
          </table:table-cell>
          <table:table-cell office:value-type="float" office:value="0.0404967079809449" calcext:value-type="float">
            <text:p>0.040496707980945</text:p>
          </table:table-cell>
          <table:table-cell office:value-type="float" office:value="0.0394607237140435" calcext:value-type="float">
            <text:p>0.039460723714044</text:p>
          </table:table-cell>
          <table:table-cell office:value-type="float" office:value="0.0319424255520883" calcext:value-type="float">
            <text:p>0.031942425552088</text:p>
          </table:table-cell>
          <table:table-cell office:value-type="float" office:value="0.0483007803939342" calcext:value-type="float">
            <text:p>0.048300780393934</text:p>
          </table:table-cell>
          <table:table-cell office:value-type="float" office:value="0.0330244651919487" calcext:value-type="float">
            <text:p>0.033024465191949</text:p>
          </table:table-cell>
          <table:table-cell office:value-type="float" office:value="0.0558959210240129" calcext:value-type="float">
            <text:p>0.055895921024013</text:p>
          </table:table-cell>
          <table:table-cell office:value-type="float" office:value="0.055639391607889" calcext:value-type="float">
            <text:p>0.055639391607889</text:p>
          </table:table-cell>
          <table:table-cell office:value-type="float" office:value="0.0607064186447709" calcext:value-type="float">
            <text:p>0.060706418644771</text:p>
          </table:table-cell>
          <table:table-cell office:value-type="float" office:value="0.112789222416894" calcext:value-type="float">
            <text:p>0.112789222416894</text:p>
          </table:table-cell>
          <table:table-cell office:value-type="float" office:value="0.07784417950625" calcext:value-type="float">
            <text:p>0.07784417950625</text:p>
          </table:table-cell>
          <table:table-cell office:value-type="float" office:value="0.0656270894851314" calcext:value-type="float">
            <text:p>0.065627089485131</text:p>
          </table:table-cell>
        </table:table-row>
        <table:table-row table:style-name="ro1">
          <table:table-cell/>
          <table:table-cell office:value-type="float" office:value="0.00794589453982031" calcext:value-type="float">
            <text:p>0.00794589453982</text:p>
          </table:table-cell>
          <table:table-cell office:value-type="float" office:value="0.0177693108117363" calcext:value-type="float">
            <text:p>0.017769310811736</text:p>
          </table:table-cell>
          <table:table-cell office:value-type="float" office:value="0.0158978427273778" calcext:value-type="float">
            <text:p>0.015897842727378</text:p>
          </table:table-cell>
          <table:table-cell office:value-type="float" office:value="0.0286582883170391" calcext:value-type="float">
            <text:p>0.028658288317039</text:p>
          </table:table-cell>
          <table:table-cell office:value-type="float" office:value="0.0401176853180288" calcext:value-type="float">
            <text:p>0.040117685318029</text:p>
          </table:table-cell>
          <table:table-cell office:value-type="float" office:value="0.0717943209266049" calcext:value-type="float">
            <text:p>0.071794320926605</text:p>
          </table:table-cell>
          <table:table-cell office:value-type="float" office:value="0.0316994439395457" calcext:value-type="float">
            <text:p>0.031699443939546</text:p>
          </table:table-cell>
          <table:table-cell office:value-type="float" office:value="0.031760353170126" calcext:value-type="float">
            <text:p>0.031760353170126</text:p>
          </table:table-cell>
          <table:table-cell office:value-type="float" office:value="0.0427899516370386" calcext:value-type="float">
            <text:p>0.042789951637039</text:p>
          </table:table-cell>
          <table:table-cell office:value-type="float" office:value="0.0251309335348486" calcext:value-type="float">
            <text:p>0.025130933534849</text:p>
          </table:table-cell>
          <table:table-cell office:value-type="float" office:value="0.0399913806419143" calcext:value-type="float">
            <text:p>0.039991380641914</text:p>
          </table:table-cell>
          <table:table-cell office:value-type="float" office:value="0.0483438881945052" calcext:value-type="float">
            <text:p>0.048343888194505</text:p>
          </table:table-cell>
          <table:table-cell office:value-type="float" office:value="0.0564003949547233" calcext:value-type="float">
            <text:p>0.056400394954723</text:p>
          </table:table-cell>
          <table:table-cell office:value-type="float" office:value="0.0636919198821618" calcext:value-type="float">
            <text:p>0.063691919882162</text:p>
          </table:table-cell>
          <table:table-cell office:value-type="float" office:value="0.0658194179394299" calcext:value-type="float">
            <text:p>0.06581941793943</text:p>
          </table:table-cell>
          <table:table-cell office:value-type="float" office:value="0.128697354630435" calcext:value-type="float">
            <text:p>0.128697354630435</text:p>
          </table:table-cell>
          <table:table-cell office:value-type="float" office:value="0.0686232307799844" calcext:value-type="float">
            <text:p>0.068623230779984</text:p>
          </table:table-cell>
          <table:table-cell office:value-type="float" office:value="0.0657188670785469" calcext:value-type="float">
            <text:p>0.065718867078547</text:p>
          </table:table-cell>
        </table:table-row>
        <table:table-row table:style-name="ro1">
          <table:table-cell/>
          <table:table-cell office:value-type="float" office:value="0.0160272374507305" calcext:value-type="float">
            <text:p>0.016027237450731</text:p>
          </table:table-cell>
          <table:table-cell office:value-type="float" office:value="0.0113039415664402" calcext:value-type="float">
            <text:p>0.01130394156644</text:p>
          </table:table-cell>
          <table:table-cell office:value-type="float" office:value="0.0227631829761464" calcext:value-type="float">
            <text:p>0.022763182976146</text:p>
          </table:table-cell>
          <table:table-cell office:value-type="float" office:value="0.0288068829266457" calcext:value-type="float">
            <text:p>0.028806882926646</text:p>
          </table:table-cell>
          <table:table-cell office:value-type="float" office:value="0.039198956265585" calcext:value-type="float">
            <text:p>0.039198956265585</text:p>
          </table:table-cell>
          <table:table-cell office:value-type="float" office:value="0.0486350131760265" calcext:value-type="float">
            <text:p>0.048635013176027</text:p>
          </table:table-cell>
          <table:table-cell office:value-type="float" office:value="0.0401032627194802" calcext:value-type="float">
            <text:p>0.04010326271948</text:p>
          </table:table-cell>
          <table:table-cell office:value-type="float" office:value="0.0401268198786516" calcext:value-type="float">
            <text:p>0.040126819878652</text:p>
          </table:table-cell>
          <table:table-cell office:value-type="float" office:value="0.0409028608350081" calcext:value-type="float">
            <text:p>0.040902860835008</text:p>
          </table:table-cell>
          <table:table-cell office:value-type="float" office:value="0.0239833946756978" calcext:value-type="float">
            <text:p>0.023983394675698</text:p>
          </table:table-cell>
          <table:table-cell office:value-type="float" office:value="0.0399871104780746" calcext:value-type="float">
            <text:p>0.039987110478075</text:p>
          </table:table-cell>
          <table:table-cell office:value-type="float" office:value="0.0319946908224077" calcext:value-type="float">
            <text:p>0.031994690822408</text:p>
          </table:table-cell>
          <table:table-cell office:value-type="float" office:value="0.0550951080786407" calcext:value-type="float">
            <text:p>0.055095108078641</text:p>
          </table:table-cell>
          <table:table-cell office:value-type="float" office:value="0.0560741183548345" calcext:value-type="float">
            <text:p>0.056074118354835</text:p>
          </table:table-cell>
          <table:table-cell office:value-type="float" office:value="0.0637274322552139" calcext:value-type="float">
            <text:p>0.063727432255214</text:p>
          </table:table-cell>
          <table:table-cell office:value-type="float" office:value="0.0723524142651713" calcext:value-type="float">
            <text:p>0.072352414265171</text:p>
          </table:table-cell>
          <table:table-cell office:value-type="float" office:value="0.0736516984559093" calcext:value-type="float">
            <text:p>0.073651698455909</text:p>
          </table:table-cell>
          <table:table-cell office:value-type="float" office:value="0.056370386857225" calcext:value-type="float">
            <text:p>0.056370386857225</text:p>
          </table:table-cell>
        </table:table-row>
        <table:table-row table:style-name="ro1">
          <table:table-cell/>
          <table:table-cell office:value-type="float" office:value="0.0178993321442731" calcext:value-type="float">
            <text:p>0.017899332144273</text:p>
          </table:table-cell>
          <table:table-cell office:value-type="float" office:value="0.0177964536353807" calcext:value-type="float">
            <text:p>0.017796453635381</text:p>
          </table:table-cell>
          <table:table-cell office:value-type="float" office:value="0.0249818785617504" calcext:value-type="float">
            <text:p>0.02498187856175</text:p>
          </table:table-cell>
          <table:table-cell office:value-type="float" office:value="0.0238456343024768" calcext:value-type="float">
            <text:p>0.023845634302477</text:p>
          </table:table-cell>
          <table:table-cell office:value-type="float" office:value="0.0333499021653704" calcext:value-type="float">
            <text:p>0.03334990216537</text:p>
          </table:table-cell>
          <table:table-cell office:value-type="float" office:value="0.0879369348764171" calcext:value-type="float">
            <text:p>0.087936934876417</text:p>
          </table:table-cell>
          <table:table-cell office:value-type="float" office:value="0.0252060102681354" calcext:value-type="float">
            <text:p>0.025206010268135</text:p>
          </table:table-cell>
          <table:table-cell office:value-type="float" office:value="0.0396962332008338" calcext:value-type="float">
            <text:p>0.039696233200834</text:p>
          </table:table-cell>
          <table:table-cell office:value-type="float" office:value="0.0407559312400491" calcext:value-type="float">
            <text:p>0.040755931240049</text:p>
          </table:table-cell>
          <table:table-cell office:value-type="float" office:value="0.0311072264918835" calcext:value-type="float">
            <text:p>0.031107226491884</text:p>
          </table:table-cell>
          <table:table-cell office:value-type="float" office:value="0.0392572916491182" calcext:value-type="float">
            <text:p>0.039257291649118</text:p>
          </table:table-cell>
          <table:table-cell office:value-type="float" office:value="0.0326286783065836" calcext:value-type="float">
            <text:p>0.032628678306584</text:p>
          </table:table-cell>
          <table:table-cell office:value-type="float" office:value="0.0563587108687654" calcext:value-type="float">
            <text:p>0.056358710868765</text:p>
          </table:table-cell>
          <table:table-cell office:value-type="float" office:value="0.0559974473129214" calcext:value-type="float">
            <text:p>0.055997447312921</text:p>
          </table:table-cell>
          <table:table-cell office:value-type="float" office:value="0.0561795902122416" calcext:value-type="float">
            <text:p>0.056179590212242</text:p>
          </table:table-cell>
          <table:table-cell office:value-type="float" office:value="0.0637832075579296" calcext:value-type="float">
            <text:p>0.06378320755793</text:p>
          </table:table-cell>
          <table:table-cell office:value-type="float" office:value="0.0636130712808332" calcext:value-type="float">
            <text:p>0.063613071280833</text:p>
          </table:table-cell>
          <table:table-cell office:value-type="float" office:value="0.0563518574960073" calcext:value-type="float">
            <text:p>0.056351857496007</text:p>
          </table:table-cell>
        </table:table-row>
        <table:table-row table:style-name="ro1">
          <table:table-cell/>
          <table:table-cell office:value-type="float" office:value="0.0177362447517909" calcext:value-type="float">
            <text:p>0.017736244751791</text:p>
          </table:table-cell>
          <table:table-cell office:value-type="float" office:value="0.0159557805078927" calcext:value-type="float">
            <text:p>0.015955780507893</text:p>
          </table:table-cell>
          <table:table-cell office:value-type="float" office:value="0.0179720129275855" calcext:value-type="float">
            <text:p>0.017972012927586</text:p>
          </table:table-cell>
          <table:table-cell office:value-type="float" office:value="0.022391664910744" calcext:value-type="float">
            <text:p>0.022391664910744</text:p>
          </table:table-cell>
          <table:table-cell office:value-type="float" office:value="0.0251546689408937" calcext:value-type="float">
            <text:p>0.025154668940894</text:p>
          </table:table-cell>
          <table:table-cell office:value-type="float" office:value="0.0871345339872972" calcext:value-type="float">
            <text:p>0.087134533987297</text:p>
          </table:table-cell>
          <table:table-cell office:value-type="float" office:value="0.0327706402470096" calcext:value-type="float">
            <text:p>0.03277064024701</text:p>
          </table:table-cell>
          <table:table-cell office:value-type="float" office:value="0.040939974429196" calcext:value-type="float">
            <text:p>0.040939974429196</text:p>
          </table:table-cell>
          <table:table-cell office:value-type="float" office:value="0.0392992976485836" calcext:value-type="float">
            <text:p>0.039299297648584</text:p>
          </table:table-cell>
          <table:table-cell office:value-type="float" office:value="0.162081648136133" calcext:value-type="float">
            <text:p>0.162081648136133</text:p>
          </table:table-cell>
          <table:table-cell office:value-type="float" office:value="0.0412584191810369" calcext:value-type="float">
            <text:p>0.041258419181037</text:p>
          </table:table-cell>
          <table:table-cell office:value-type="float" office:value="0.0556892040044452" calcext:value-type="float">
            <text:p>0.055689204004445</text:p>
          </table:table-cell>
          <table:table-cell office:value-type="float" office:value="0.0582453228797218" calcext:value-type="float">
            <text:p>0.058245322879722</text:p>
          </table:table-cell>
          <table:table-cell office:value-type="float" office:value="0.0235171600156359" calcext:value-type="float">
            <text:p>0.023517160015636</text:p>
          </table:table-cell>
          <table:table-cell office:value-type="float" office:value="0.0640103125081057" calcext:value-type="float">
            <text:p>0.064010312508106</text:p>
          </table:table-cell>
          <table:table-cell office:value-type="float" office:value="0.0722043748708886" calcext:value-type="float">
            <text:p>0.072204374870889</text:p>
          </table:table-cell>
          <table:table-cell office:value-type="float" office:value="0.0641393724113646" calcext:value-type="float">
            <text:p>0.064139372411365</text:p>
          </table:table-cell>
          <table:table-cell office:value-type="float" office:value="0.0651699323485768" calcext:value-type="float">
            <text:p>0.065169932348577</text:p>
          </table:table-cell>
        </table:table-row>
        <table:table-row table:style-name="ro1">
          <table:table-cell/>
          <table:table-cell office:value-type="float" office:value="0.017882472576486" calcext:value-type="float">
            <text:p>0.017882472576486</text:p>
          </table:table-cell>
          <table:table-cell office:value-type="float" office:value="0.0177787086960464" calcext:value-type="float">
            <text:p>0.017778708696046</text:p>
          </table:table-cell>
          <table:table-cell office:value-type="float" office:value="0.0157287088131011" calcext:value-type="float">
            <text:p>0.015728708813101</text:p>
          </table:table-cell>
          <table:table-cell office:value-type="float" office:value="0.0254303476450722" calcext:value-type="float">
            <text:p>0.025430347645072</text:p>
          </table:table-cell>
          <table:table-cell office:value-type="float" office:value="0.0314543508135805" calcext:value-type="float">
            <text:p>0.031454350813581</text:p>
          </table:table-cell>
          <table:table-cell office:value-type="float" office:value="0.0485769519672814" calcext:value-type="float">
            <text:p>0.048576951967281</text:p>
          </table:table-cell>
          <table:table-cell office:value-type="float" office:value="0.03302894340197" calcext:value-type="float">
            <text:p>0.03302894340197</text:p>
          </table:table-cell>
          <table:table-cell office:value-type="float" office:value="0.0285160573928895" calcext:value-type="float">
            <text:p>0.02851605739289</text:p>
          </table:table-cell>
          <table:table-cell office:value-type="float" office:value="0.032380009070995" calcext:value-type="float">
            <text:p>0.032380009070995</text:p>
          </table:table-cell>
          <table:table-cell office:value-type="float" office:value="0.183576325694864" calcext:value-type="float">
            <text:p>0.183576325694864</text:p>
          </table:table-cell>
          <table:table-cell office:value-type="float" office:value="0.0392901678657083" calcext:value-type="float">
            <text:p>0.039290167865708</text:p>
          </table:table-cell>
          <table:table-cell office:value-type="float" office:value="0.0329527902506311" calcext:value-type="float">
            <text:p>0.032952790250631</text:p>
          </table:table-cell>
          <table:table-cell office:value-type="float" office:value="0.0562560849916144" calcext:value-type="float">
            <text:p>0.056256084991614</text:p>
          </table:table-cell>
          <table:table-cell office:value-type="float" office:value="0.136168774273345" calcext:value-type="float">
            <text:p>0.136168774273345</text:p>
          </table:table-cell>
          <table:table-cell office:value-type="float" office:value="0.0634143443010225" calcext:value-type="float">
            <text:p>0.063414344301023</text:p>
          </table:table-cell>
          <table:table-cell office:value-type="float" office:value="0.0630921644429068" calcext:value-type="float">
            <text:p>0.063092164442907</text:p>
          </table:table-cell>
          <table:table-cell office:value-type="float" office:value="0.0721392719155138" calcext:value-type="float">
            <text:p>0.072139271915514</text:p>
          </table:table-cell>
          <table:table-cell office:value-type="float" office:value="0.066311054941537" calcext:value-type="float">
            <text:p>0.066311054941537</text:p>
          </table:table-cell>
        </table:table-row>
        <table:table-row table:style-name="ro1">
          <table:table-cell/>
          <table:table-cell office:value-type="float" office:value="0.0111655481021288" calcext:value-type="float">
            <text:p>0.011165548102129</text:p>
          </table:table-cell>
          <table:table-cell office:value-type="float" office:value="0.0178879296866702" calcext:value-type="float">
            <text:p>0.01788792968667</text:p>
          </table:table-cell>
          <table:table-cell office:value-type="float" office:value="0.0253928594331507" calcext:value-type="float">
            <text:p>0.025392859433151</text:p>
          </table:table-cell>
          <table:table-cell office:value-type="float" office:value="0.0249762334391407" calcext:value-type="float">
            <text:p>0.024976233439141</text:p>
          </table:table-cell>
          <table:table-cell office:value-type="float" office:value="0.0242130408428354" calcext:value-type="float">
            <text:p>0.024213040842835</text:p>
          </table:table-cell>
          <table:table-cell office:value-type="float" office:value="0.0723719912165723" calcext:value-type="float">
            <text:p>0.072371991216572</text:p>
          </table:table-cell>
          <table:table-cell office:value-type="float" office:value="0.025010802750744" calcext:value-type="float">
            <text:p>0.025010802750744</text:p>
          </table:table-cell>
          <table:table-cell office:value-type="float" office:value="0.0330728436180073" calcext:value-type="float">
            <text:p>0.033072843618007</text:p>
          </table:table-cell>
          <table:table-cell office:value-type="float" office:value="0.0401615675316246" calcext:value-type="float">
            <text:p>0.040161567531625</text:p>
          </table:table-cell>
          <table:table-cell office:value-type="float" office:value="0.222362462108231" calcext:value-type="float">
            <text:p>0.222362462108231</text:p>
          </table:table-cell>
          <table:table-cell office:value-type="float" office:value="0.0558955200012176" calcext:value-type="float">
            <text:p>0.055895520001218</text:p>
          </table:table-cell>
          <table:table-cell office:value-type="float" office:value="0.0638040684695512" calcext:value-type="float">
            <text:p>0.063804068469551</text:p>
          </table:table-cell>
          <table:table-cell office:value-type="float" office:value="0.0565651979187826" calcext:value-type="float">
            <text:p>0.056565197918783</text:p>
          </table:table-cell>
          <table:table-cell office:value-type="float" office:value="0.120180411298291" calcext:value-type="float">
            <text:p>0.120180411298291</text:p>
          </table:table-cell>
          <table:table-cell office:value-type="float" office:value="0.0646482496085029" calcext:value-type="float">
            <text:p>0.064648249608503</text:p>
          </table:table-cell>
          <table:table-cell office:value-type="float" office:value="0.0637564237275576" calcext:value-type="float">
            <text:p>0.063756423727558</text:p>
          </table:table-cell>
          <table:table-cell office:value-type="float" office:value="0.0720343486541053" calcext:value-type="float">
            <text:p>0.072034348654105</text:p>
          </table:table-cell>
          <table:table-cell office:value-type="float" office:value="0.0715310159018073" calcext:value-type="float">
            <text:p>0.071531015901807</text:p>
          </table:table-cell>
        </table:table-row>
        <table:table-row table:style-name="ro1">
          <table:table-cell/>
          <table:table-cell office:value-type="float" office:value="0.00802453485368907" calcext:value-type="float">
            <text:p>0.008024534853689</text:p>
          </table:table-cell>
          <table:table-cell office:value-type="float" office:value="0.0177225370083834" calcext:value-type="float">
            <text:p>0.017722537008383</text:p>
          </table:table-cell>
          <table:table-cell office:value-type="float" office:value="0.0159764142139405" calcext:value-type="float">
            <text:p>0.015976414213941</text:p>
          </table:table-cell>
          <table:table-cell office:value-type="float" office:value="0.0161008205295535" calcext:value-type="float">
            <text:p>0.016100820529554</text:p>
          </table:table-cell>
          <table:table-cell office:value-type="float" office:value="0.023700069501603" calcext:value-type="float">
            <text:p>0.023700069501603</text:p>
          </table:table-cell>
          <table:table-cell office:value-type="float" office:value="0.0472701494976362" calcext:value-type="float">
            <text:p>0.047270149497636</text:p>
          </table:table-cell>
          <table:table-cell office:value-type="float" office:value="0.0253759043993289" calcext:value-type="float">
            <text:p>0.025375904399329</text:p>
          </table:table-cell>
          <table:table-cell office:value-type="float" office:value="0.0317826749994791" calcext:value-type="float">
            <text:p>0.031782674999479</text:p>
          </table:table-cell>
          <table:table-cell office:value-type="float" office:value="0.035752061306189" calcext:value-type="float">
            <text:p>0.035752061306189</text:p>
          </table:table-cell>
          <table:table-cell office:value-type="float" office:value="0.22288998840385" calcext:value-type="float">
            <text:p>0.22288998840385</text:p>
          </table:table-cell>
          <table:table-cell office:value-type="float" office:value="0.0478800915523373" calcext:value-type="float">
            <text:p>0.047880091552337</text:p>
          </table:table-cell>
          <table:table-cell office:value-type="float" office:value="0.063095011733558" calcext:value-type="float">
            <text:p>0.063095011733558</text:p>
          </table:table-cell>
          <table:table-cell office:value-type="float" office:value="0.0558671220755983" calcext:value-type="float">
            <text:p>0.055867122075598</text:p>
          </table:table-cell>
          <table:table-cell office:value-type="float" office:value="0.110595741555152" calcext:value-type="float">
            <text:p>0.110595741555152</text:p>
          </table:table-cell>
          <table:table-cell office:value-type="float" office:value="0.0721547582395905" calcext:value-type="float">
            <text:p>0.072154758239591</text:p>
          </table:table-cell>
          <table:table-cell office:value-type="float" office:value="0.0638959214840939" calcext:value-type="float">
            <text:p>0.063895921484094</text:p>
          </table:table-cell>
          <table:table-cell office:value-type="float" office:value="0.0636065596145053" calcext:value-type="float">
            <text:p>0.063606559614505</text:p>
          </table:table-cell>
          <table:table-cell office:value-type="float" office:value="0.0759224674820342" calcext:value-type="float">
            <text:p>0.075922467482034</text:p>
          </table:table-cell>
        </table:table-row>
        <table:table-row table:style-name="ro1">
          <table:table-cell/>
          <table:table-cell office:value-type="float" office:value="0.0110889008977382" calcext:value-type="float">
            <text:p>0.011088900897738</text:p>
          </table:table-cell>
          <table:table-cell office:value-type="float" office:value="0.0113030153387211" calcext:value-type="float">
            <text:p>0.011303015338721</text:p>
          </table:table-cell>
          <table:table-cell office:value-type="float" office:value="0.0238566203864324" calcext:value-type="float">
            <text:p>0.023856620386432</text:p>
          </table:table-cell>
          <table:table-cell office:value-type="float" office:value="0.0327752983434741" calcext:value-type="float">
            <text:p>0.032775298343474</text:p>
          </table:table-cell>
          <table:table-cell office:value-type="float" office:value="0.0252798504183692" calcext:value-type="float">
            <text:p>0.025279850418369</text:p>
          </table:table-cell>
          <table:table-cell office:value-type="float" office:value="0.0179356160545164" calcext:value-type="float">
            <text:p>0.017935616054516</text:p>
          </table:table-cell>
          <table:table-cell office:value-type="float" office:value="0.0238392642988284" calcext:value-type="float">
            <text:p>0.023839264298828</text:p>
          </table:table-cell>
          <table:table-cell office:value-type="float" office:value="0.0354446721489755" calcext:value-type="float">
            <text:p>0.035444672148976</text:p>
          </table:table-cell>
          <table:table-cell office:value-type="float" office:value="0.040730472463234" calcext:value-type="float">
            <text:p>0.040730472463234</text:p>
          </table:table-cell>
          <table:table-cell office:value-type="float" office:value="0.0799143374297419" calcext:value-type="float">
            <text:p>0.079914337429742</text:p>
          </table:table-cell>
          <table:table-cell office:value-type="float" office:value="0.0478696178164637" calcext:value-type="float">
            <text:p>0.047869617816464</text:p>
          </table:table-cell>
          <table:table-cell office:value-type="float" office:value="0.0651360194831189" calcext:value-type="float">
            <text:p>0.065136019483119</text:p>
          </table:table-cell>
          <table:table-cell office:value-type="float" office:value="0.0637489137517978" calcext:value-type="float">
            <text:p>0.063748913751798</text:p>
          </table:table-cell>
          <table:table-cell office:value-type="float" office:value="0.0585901033439612" calcext:value-type="float">
            <text:p>0.058590103343961</text:p>
          </table:table-cell>
          <table:table-cell office:value-type="float" office:value="0.0720819071509263" calcext:value-type="float">
            <text:p>0.072081907150926</text:p>
          </table:table-cell>
          <table:table-cell office:value-type="float" office:value="0.0635649887473574" calcext:value-type="float">
            <text:p>0.063564988747357</text:p>
          </table:table-cell>
          <table:table-cell office:value-type="float" office:value="0.0644412766512046" calcext:value-type="float">
            <text:p>0.064441276651205</text:p>
          </table:table-cell>
          <table:table-cell office:value-type="float" office:value="0.0890958778853083" calcext:value-type="float">
            <text:p>0.089095877885308</text:p>
          </table:table-cell>
        </table:table-row>
        <table:table-row table:style-name="ro1">
          <table:table-cell/>
          <table:table-cell office:value-type="float" office:value="0.0080537492151341" calcext:value-type="float">
            <text:p>0.008053749215134</text:p>
          </table:table-cell>
          <table:table-cell office:value-type="float" office:value="0.01775914938289" calcext:value-type="float">
            <text:p>0.01775914938289</text:p>
          </table:table-cell>
          <table:table-cell office:value-type="float" office:value="0.0252167447539181" calcext:value-type="float">
            <text:p>0.025216744753918</text:p>
          </table:table-cell>
          <table:table-cell office:value-type="float" office:value="0.0251083360419239" calcext:value-type="float">
            <text:p>0.025108336041924</text:p>
          </table:table-cell>
          <table:table-cell office:value-type="float" office:value="0.0177902422532873" calcext:value-type="float">
            <text:p>0.017790242253287</text:p>
          </table:table-cell>
          <table:table-cell office:value-type="float" office:value="0.0158828224994131" calcext:value-type="float">
            <text:p>0.015882822499413</text:p>
          </table:table-cell>
          <table:table-cell office:value-type="float" office:value="0.0237543410545384" calcext:value-type="float">
            <text:p>0.023754341054538</text:p>
          </table:table-cell>
          <table:table-cell office:value-type="float" office:value="0.0398719323462077" calcext:value-type="float">
            <text:p>0.039871932346208</text:p>
          </table:table-cell>
          <table:table-cell office:value-type="float" office:value="0.0618206207180905" calcext:value-type="float">
            <text:p>0.061820620718091</text:p>
          </table:table-cell>
          <table:table-cell office:value-type="float" office:value="0.0873113850078433" calcext:value-type="float">
            <text:p>0.087311385007843</text:p>
          </table:table-cell>
          <table:table-cell office:value-type="float" office:value="0.0480495811909186" calcext:value-type="float">
            <text:p>0.048049581190919</text:p>
          </table:table-cell>
          <table:table-cell office:value-type="float" office:value="0.063749057254848" calcext:value-type="float">
            <text:p>0.063749057254848</text:p>
          </table:table-cell>
          <table:table-cell office:value-type="float" office:value="0.0559803535746436" calcext:value-type="float">
            <text:p>0.055980353574644</text:p>
          </table:table-cell>
          <table:table-cell office:value-type="float" office:value="0.0684830367193716" calcext:value-type="float">
            <text:p>0.068483036719372</text:p>
          </table:table-cell>
          <table:table-cell office:value-type="float" office:value="0.0722089441326235" calcext:value-type="float">
            <text:p>0.072208944132624</text:p>
          </table:table-cell>
          <table:table-cell office:value-type="float" office:value="0.0718830485526745" calcext:value-type="float">
            <text:p>0.071883048552675</text:p>
          </table:table-cell>
          <table:table-cell office:value-type="float" office:value="0.0636301813053232" calcext:value-type="float">
            <text:p>0.063630181305323</text:p>
          </table:table-cell>
          <table:table-cell office:value-type="float" office:value="0.0809102249551326" calcext:value-type="float">
            <text:p>0.080910224955133</text:p>
          </table:table-cell>
        </table:table-row>
        <table:table-row table:style-name="ro1">
          <table:table-cell/>
          <table:table-cell office:value-type="float" office:value="0.0179063720483943" calcext:value-type="float">
            <text:p>0.017906372048394</text:p>
          </table:table-cell>
          <table:table-cell office:value-type="float" office:value="0.01781460624525" calcext:value-type="float">
            <text:p>0.01781460624525</text:p>
          </table:table-cell>
          <table:table-cell office:value-type="float" office:value="0.0177760803296013" calcext:value-type="float">
            <text:p>0.017776080329601</text:p>
          </table:table-cell>
          <table:table-cell office:value-type="float" office:value="0.0178692529013769" calcext:value-type="float">
            <text:p>0.017869252901377</text:p>
          </table:table-cell>
          <table:table-cell office:value-type="float" office:value="0.0179281418811754" calcext:value-type="float">
            <text:p>0.017928141881175</text:p>
          </table:table-cell>
          <table:table-cell office:value-type="float" office:value="0.00795344330311257" calcext:value-type="float">
            <text:p>0.007953443303113</text:p>
          </table:table-cell>
          <table:table-cell office:value-type="float" office:value="0.0253336882903298" calcext:value-type="float">
            <text:p>0.02533368829033</text:p>
          </table:table-cell>
          <table:table-cell office:value-type="float" office:value="0.0408052315155704" calcext:value-type="float">
            <text:p>0.04080523151557</text:p>
          </table:table-cell>
          <table:table-cell office:value-type="float" office:value="0.043062263195348" calcext:value-type="float">
            <text:p>0.043062263195348</text:p>
          </table:table-cell>
          <table:table-cell office:value-type="float" office:value="0.128035898737172" calcext:value-type="float">
            <text:p>0.128035898737172</text:p>
          </table:table-cell>
          <table:table-cell office:value-type="float" office:value="0.0473979964101879" calcext:value-type="float">
            <text:p>0.047397996410188</text:p>
          </table:table-cell>
          <table:table-cell office:value-type="float" office:value="0.0561434941906279" calcext:value-type="float">
            <text:p>0.056143494190628</text:p>
          </table:table-cell>
          <table:table-cell office:value-type="float" office:value="0.0637777931395348" calcext:value-type="float">
            <text:p>0.063777793139535</text:p>
          </table:table-cell>
          <table:table-cell office:value-type="float" office:value="0.0561410767160941" calcext:value-type="float">
            <text:p>0.056141076716094</text:p>
          </table:table-cell>
          <table:table-cell office:value-type="float" office:value="0.056306068375528" calcext:value-type="float">
            <text:p>0.056306068375528</text:p>
          </table:table-cell>
          <table:table-cell office:value-type="float" office:value="0.0643697615088328" calcext:value-type="float">
            <text:p>0.064369761508833</text:p>
          </table:table-cell>
          <table:table-cell office:value-type="float" office:value="0.0815064261710527" calcext:value-type="float">
            <text:p>0.081506426171053</text:p>
          </table:table-cell>
          <table:table-cell office:value-type="float" office:value="0.073552094166365" calcext:value-type="float">
            <text:p>0.073552094166365</text:p>
          </table:table-cell>
        </table:table-row>
        <table:table-row table:style-name="ro1">
          <table:table-cell/>
          <table:table-cell office:value-type="float" office:value="0.00795531387451001" calcext:value-type="float">
            <text:p>0.00795531387451</text:p>
          </table:table-cell>
          <table:table-cell office:value-type="float" office:value="0.0120056331362749" calcext:value-type="float">
            <text:p>0.012005633136275</text:p>
          </table:table-cell>
          <table:table-cell office:value-type="float" office:value="0.0238844246191801" calcext:value-type="float">
            <text:p>0.02388442461918</text:p>
          </table:table-cell>
          <table:table-cell office:value-type="float" office:value="0.0159403477434679" calcext:value-type="float">
            <text:p>0.015940347743468</text:p>
          </table:table-cell>
          <table:table-cell office:value-type="float" office:value="0.0326217847894747" calcext:value-type="float">
            <text:p>0.032621784789475</text:p>
          </table:table-cell>
          <table:table-cell office:value-type="float" office:value="0.0113407252643035" calcext:value-type="float">
            <text:p>0.011340725264304</text:p>
          </table:table-cell>
          <table:table-cell office:value-type="float" office:value="0.0328266872519536" calcext:value-type="float">
            <text:p>0.032826687251954</text:p>
          </table:table-cell>
          <table:table-cell office:value-type="float" office:value="0.0405600695292512" calcext:value-type="float">
            <text:p>0.040560069529251</text:p>
          </table:table-cell>
          <table:table-cell office:value-type="float" office:value="0.0640657336370683" calcext:value-type="float">
            <text:p>0.064065733637068</text:p>
          </table:table-cell>
          <table:table-cell office:value-type="float" office:value="0.126784839971813" calcext:value-type="float">
            <text:p>0.126784839971813</text:p>
          </table:table-cell>
          <table:table-cell office:value-type="float" office:value="0.0400447582785622" calcext:value-type="float">
            <text:p>0.040044758278562</text:p>
          </table:table-cell>
          <table:table-cell office:value-type="float" office:value="0.0600512243240464" calcext:value-type="float">
            <text:p>0.060051224324046</text:p>
          </table:table-cell>
          <table:table-cell office:value-type="float" office:value="0.0640115241981317" calcext:value-type="float">
            <text:p>0.064011524198132</text:p>
          </table:table-cell>
          <table:table-cell office:value-type="float" office:value="0.055964881046554" calcext:value-type="float">
            <text:p>0.055964881046554</text:p>
          </table:table-cell>
          <table:table-cell office:value-type="float" office:value="0.0653456330324325" calcext:value-type="float">
            <text:p>0.065345633032433</text:p>
          </table:table-cell>
          <table:table-cell office:value-type="float" office:value="0.0641687048681629" calcext:value-type="float">
            <text:p>0.064168704868163</text:p>
          </table:table-cell>
          <table:table-cell office:value-type="float" office:value="0.063529966847607" calcext:value-type="float">
            <text:p>0.063529966847607</text:p>
          </table:table-cell>
          <table:table-cell office:value-type="float" office:value="0.0818833972733671" calcext:value-type="float">
            <text:p>0.081883397273367</text:p>
          </table:table-cell>
        </table:table-row>
        <table:table-row table:style-name="ro1">
          <table:table-cell/>
          <table:table-cell office:value-type="float" office:value="0.0159606985819449" calcext:value-type="float">
            <text:p>0.015960698581945</text:p>
          </table:table-cell>
          <table:table-cell office:value-type="float" office:value="0.0285303676324411" calcext:value-type="float">
            <text:p>0.028530367632441</text:p>
          </table:table-cell>
          <table:table-cell office:value-type="float" office:value="0.0239150205929486" calcext:value-type="float">
            <text:p>0.023915020592949</text:p>
          </table:table-cell>
          <table:table-cell office:value-type="float" office:value="0.0237836603617389" calcext:value-type="float">
            <text:p>0.023783660361739</text:p>
          </table:table-cell>
          <table:table-cell office:value-type="float" office:value="0.017905961805" calcext:value-type="float">
            <text:p>0.017905961805</text:p>
          </table:table-cell>
          <table:table-cell office:value-type="float" office:value="0.0112710567948046" calcext:value-type="float">
            <text:p>0.011271056794805</text:p>
          </table:table-cell>
          <table:table-cell office:value-type="float" office:value="0.0396335906715678" calcext:value-type="float">
            <text:p>0.039633590671568</text:p>
          </table:table-cell>
          <table:table-cell office:value-type="float" office:value="0.0400279430907663" calcext:value-type="float">
            <text:p>0.040027943090766</text:p>
          </table:table-cell>
          <table:table-cell office:value-type="float" office:value="0.0579466740883169" calcext:value-type="float">
            <text:p>0.057946674088317</text:p>
          </table:table-cell>
          <table:table-cell office:value-type="float" office:value="0.0583830818645275" calcext:value-type="float">
            <text:p>0.058383081864528</text:p>
          </table:table-cell>
          <table:table-cell office:value-type="float" office:value="0.0476948840312182" calcext:value-type="float">
            <text:p>0.047694884031218</text:p>
          </table:table-cell>
          <table:table-cell office:value-type="float" office:value="0.0609099201435031" calcext:value-type="float">
            <text:p>0.060909920143503</text:p>
          </table:table-cell>
          <table:table-cell office:value-type="float" office:value="0.0647181556592179" calcext:value-type="float">
            <text:p>0.064718155659218</text:p>
          </table:table-cell>
          <table:table-cell office:value-type="float" office:value="0.0473008721409183" calcext:value-type="float">
            <text:p>0.047300872140918</text:p>
          </table:table-cell>
          <table:table-cell office:value-type="float" office:value="0.0644988001165778" calcext:value-type="float">
            <text:p>0.064498800116578</text:p>
          </table:table-cell>
          <table:table-cell office:value-type="float" office:value="0.0642345265505018" calcext:value-type="float">
            <text:p>0.064234526550502</text:p>
          </table:table-cell>
          <table:table-cell office:value-type="float" office:value="0.0719568159248516" calcext:value-type="float">
            <text:p>0.071956815924852</text:p>
          </table:table-cell>
          <table:table-cell office:value-type="float" office:value="0.0744807334470111" calcext:value-type="float">
            <text:p>0.0744807334470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25827931010794" calcext:value-type="float">
            <text:p>0.022582793101079</text:p>
          </table:table-cell>
          <table:table-cell office:value-type="float" office:value="0.015959726870252" calcext:value-type="float">
            <text:p>0.015959726870252</text:p>
          </table:table-cell>
          <table:table-cell office:value-type="float" office:value="0.0290021194063393" calcext:value-type="float">
            <text:p>0.029002119406339</text:p>
          </table:table-cell>
          <table:table-cell office:value-type="float" office:value="0.0249648568653867" calcext:value-type="float">
            <text:p>0.024964856865387</text:p>
          </table:table-cell>
          <table:table-cell office:value-type="float" office:value="0.0177070115569698" calcext:value-type="float">
            <text:p>0.01770701155697</text:p>
          </table:table-cell>
          <table:table-cell office:value-type="float" office:value="0.0254392734663412" calcext:value-type="float">
            <text:p>0.025439273466341</text:p>
          </table:table-cell>
          <table:table-cell office:value-type="float" office:value="0.023662142188222" calcext:value-type="float">
            <text:p>0.023662142188222</text:p>
          </table:table-cell>
          <table:table-cell office:value-type="float" office:value="0.0501303146257576" calcext:value-type="float">
            <text:p>0.050130314625758</text:p>
          </table:table-cell>
          <table:table-cell office:value-type="float" office:value="0.0479991760395349" calcext:value-type="float">
            <text:p>0.047999176039535</text:p>
          </table:table-cell>
          <table:table-cell office:value-type="float" office:value="0.055237633672234" calcext:value-type="float">
            <text:p>0.055237633672234</text:p>
          </table:table-cell>
          <table:table-cell office:value-type="float" office:value="0.0566316239852648" calcext:value-type="float">
            <text:p>0.056631623985265</text:p>
          </table:table-cell>
          <table:table-cell office:value-type="float" office:value="0.0637406457890583" calcext:value-type="float">
            <text:p>0.063740645789058</text:p>
          </table:table-cell>
          <table:table-cell office:value-type="float" office:value="0.0652950968010602" calcext:value-type="float">
            <text:p>0.06529509680106</text:p>
          </table:table-cell>
          <table:table-cell office:value-type="float" office:value="0.0639789457086082" calcext:value-type="float">
            <text:p>0.063978945708608</text:p>
          </table:table-cell>
          <table:table-cell office:value-type="float" office:value="0.0640826094308172" calcext:value-type="float">
            <text:p>0.064082609430817</text:p>
          </table:table-cell>
          <table:table-cell office:value-type="float" office:value="0.0643155126543944" calcext:value-type="float">
            <text:p>0.064315512654394</text:p>
          </table:table-cell>
          <table:table-cell office:value-type="float" office:value="0.0724404558902139" calcext:value-type="float">
            <text:p>0.072440455890214</text:p>
          </table:table-cell>
        </table:table-row>
        <table:table-row table:style-name="ro1">
          <table:table-cell/>
          <table:table-cell office:value-type="float" office:value="0.0177654736746084" calcext:value-type="float">
            <text:p>0.017765473674608</text:p>
          </table:table-cell>
          <table:table-cell office:value-type="float" office:value="0.0112629670587969" calcext:value-type="float">
            <text:p>0.011262967058797</text:p>
          </table:table-cell>
          <table:table-cell office:value-type="float" office:value="0.0251062448568787" calcext:value-type="float">
            <text:p>0.025106244856879</text:p>
          </table:table-cell>
          <table:table-cell office:value-type="float" office:value="0.0175378129828905" calcext:value-type="float">
            <text:p>0.017537812982891</text:p>
          </table:table-cell>
          <table:table-cell office:value-type="float" office:value="0.0255245542369885" calcext:value-type="float">
            <text:p>0.025524554236989</text:p>
          </table:table-cell>
          <table:table-cell office:value-type="float" office:value="0.0241540587855902" calcext:value-type="float">
            <text:p>0.02415405878559</text:p>
          </table:table-cell>
          <table:table-cell office:value-type="float" office:value="0.0459460088904959" calcext:value-type="float">
            <text:p>0.045946008890496</text:p>
          </table:table-cell>
          <table:table-cell office:value-type="float" office:value="0.0410610995440963" calcext:value-type="float">
            <text:p>0.041061099544096</text:p>
          </table:table-cell>
          <table:table-cell office:value-type="float" office:value="0.0483262147622799" calcext:value-type="float">
            <text:p>0.04832621476228</text:p>
          </table:table-cell>
          <table:table-cell office:value-type="float" office:value="0.047610522016392" calcext:value-type="float">
            <text:p>0.047610522016392</text:p>
          </table:table-cell>
          <table:table-cell office:value-type="float" office:value="0.0410210121200389" calcext:value-type="float">
            <text:p>0.041021012120039</text:p>
          </table:table-cell>
          <table:table-cell office:value-type="float" office:value="0.0556453790673267" calcext:value-type="float">
            <text:p>0.055645379067327</text:p>
          </table:table-cell>
          <table:table-cell office:value-type="float" office:value="0.0479776715243303" calcext:value-type="float">
            <text:p>0.04797767152433</text:p>
          </table:table-cell>
          <table:table-cell office:value-type="float" office:value="0.0635435618326914" calcext:value-type="float">
            <text:p>0.063543561832691</text:p>
          </table:table-cell>
          <table:table-cell office:value-type="float" office:value="0.0659275648149268" calcext:value-type="float">
            <text:p>0.065927564814927</text:p>
          </table:table-cell>
          <table:table-cell office:value-type="float" office:value="0.0716825278669216" calcext:value-type="float">
            <text:p>0.071682527866922</text:p>
          </table:table-cell>
          <table:table-cell office:value-type="float" office:value="0.0627472503608527" calcext:value-type="float">
            <text:p>0.062747250360853</text:p>
          </table:table-cell>
          <table:table-cell office:value-type="float" office:value="0.0757624414130625" calcext:value-type="float">
            <text:p>0.075762441413063</text:p>
          </table:table-cell>
        </table:table-row>
        <table:table-row table:style-name="ro1">
          <table:table-cell/>
          <table:table-cell office:value-type="float" office:value="0.0178228327305434" calcext:value-type="float">
            <text:p>0.017822832730543</text:p>
          </table:table-cell>
          <table:table-cell office:value-type="float" office:value="0.0177227044567763" calcext:value-type="float">
            <text:p>0.017722704456776</text:p>
          </table:table-cell>
          <table:table-cell office:value-type="float" office:value="0.016044127716383" calcext:value-type="float">
            <text:p>0.016044127716383</text:p>
          </table:table-cell>
          <table:table-cell office:value-type="float" office:value="0.0251817476294592" calcext:value-type="float">
            <text:p>0.025181747629459</text:p>
          </table:table-cell>
          <table:table-cell office:value-type="float" office:value="0.0250114158762122" calcext:value-type="float">
            <text:p>0.025011415876212</text:p>
          </table:table-cell>
          <table:table-cell office:value-type="float" office:value="0.0248901800942316" calcext:value-type="float">
            <text:p>0.024890180094232</text:p>
          </table:table-cell>
          <table:table-cell office:value-type="float" office:value="0.0279273701302094" calcext:value-type="float">
            <text:p>0.027927370130209</text:p>
          </table:table-cell>
          <table:table-cell office:value-type="float" office:value="0.0236517790179444" calcext:value-type="float">
            <text:p>0.023651779017944</text:p>
          </table:table-cell>
          <table:table-cell office:value-type="float" office:value="0.0326868349965424" calcext:value-type="float">
            <text:p>0.032686834996542</text:p>
          </table:table-cell>
          <table:table-cell office:value-type="float" office:value="0.0487997628424147" calcext:value-type="float">
            <text:p>0.048799762842415</text:p>
          </table:table-cell>
          <table:table-cell office:value-type="float" office:value="0.0556844510951933" calcext:value-type="float">
            <text:p>0.055684451095193</text:p>
          </table:table-cell>
          <table:table-cell office:value-type="float" office:value="0.0570555334467955" calcext:value-type="float">
            <text:p>0.057055533446796</text:p>
          </table:table-cell>
          <table:table-cell office:value-type="float" office:value="0.0555877737723781" calcext:value-type="float">
            <text:p>0.055587773772378</text:p>
          </table:table-cell>
          <table:table-cell office:value-type="float" office:value="0.0645487862065062" calcext:value-type="float">
            <text:p>0.064548786206506</text:p>
          </table:table-cell>
          <table:table-cell office:value-type="float" office:value="0.0641595736351866" calcext:value-type="float">
            <text:p>0.064159573635187</text:p>
          </table:table-cell>
          <table:table-cell office:value-type="float" office:value="0.0641365210676413" calcext:value-type="float">
            <text:p>0.064136521067641</text:p>
          </table:table-cell>
          <table:table-cell office:value-type="float" office:value="0.0650704665644036" calcext:value-type="float">
            <text:p>0.065070466564404</text:p>
          </table:table-cell>
          <table:table-cell office:value-type="float" office:value="0.0638517844739822" calcext:value-type="float">
            <text:p>0.063851784473982</text:p>
          </table:table-cell>
        </table:table-row>
        <table:table-row table:style-name="ro1">
          <table:table-cell/>
          <table:table-cell office:value-type="float" office:value="0.0178062183172198" calcext:value-type="float">
            <text:p>0.01780621831722</text:p>
          </table:table-cell>
          <table:table-cell office:value-type="float" office:value="0.0159639789826651" calcext:value-type="float">
            <text:p>0.015963978982665</text:p>
          </table:table-cell>
          <table:table-cell office:value-type="float" office:value="0.0176517564001786" calcext:value-type="float">
            <text:p>0.017651756400179</text:p>
          </table:table-cell>
          <table:table-cell office:value-type="float" office:value="0.0180479602166415" calcext:value-type="float">
            <text:p>0.018047960216642</text:p>
          </table:table-cell>
          <table:table-cell office:value-type="float" office:value="0.0327324317860407" calcext:value-type="float">
            <text:p>0.032732431786041</text:p>
          </table:table-cell>
          <table:table-cell office:value-type="float" office:value="0.0241402496345277" calcext:value-type="float">
            <text:p>0.024140249634528</text:p>
          </table:table-cell>
          <table:table-cell office:value-type="float" office:value="0.0354335574192742" calcext:value-type="float">
            <text:p>0.035433557419274</text:p>
          </table:table-cell>
          <table:table-cell office:value-type="float" office:value="0.0319175105537409" calcext:value-type="float">
            <text:p>0.031917510553741</text:p>
          </table:table-cell>
          <table:table-cell office:value-type="float" office:value="0.0401914176365642" calcext:value-type="float">
            <text:p>0.040191417636564</text:p>
          </table:table-cell>
          <table:table-cell office:value-type="float" office:value="0.0477977914781598" calcext:value-type="float">
            <text:p>0.04779779147816</text:p>
          </table:table-cell>
          <table:table-cell office:value-type="float" office:value="0.0477263613847304" calcext:value-type="float">
            <text:p>0.04772636138473</text:p>
          </table:table-cell>
          <table:table-cell office:value-type="float" office:value="0.0501312619947535" calcext:value-type="float">
            <text:p>0.050131261994754</text:p>
          </table:table-cell>
          <table:table-cell office:value-type="float" office:value="0.048051874849634" calcext:value-type="float">
            <text:p>0.048051874849634</text:p>
          </table:table-cell>
          <table:table-cell office:value-type="float" office:value="0.0556072508811704" calcext:value-type="float">
            <text:p>0.05560725088117</text:p>
          </table:table-cell>
          <table:table-cell office:value-type="float" office:value="0.0560639235540903" calcext:value-type="float">
            <text:p>0.05606392355409</text:p>
          </table:table-cell>
          <table:table-cell office:value-type="float" office:value="0.063287322328515" calcext:value-type="float">
            <text:p>0.063287322328515</text:p>
          </table:table-cell>
          <table:table-cell office:value-type="float" office:value="0.0713947039432001" calcext:value-type="float">
            <text:p>0.0713947039432</text:p>
          </table:table-cell>
          <table:table-cell office:value-type="float" office:value="0.0634518784380987" calcext:value-type="float">
            <text:p>0.063451878438099</text:p>
          </table:table-cell>
        </table:table-row>
        <table:table-row table:style-name="ro1">
          <table:table-cell/>
          <table:table-cell office:value-type="float" office:value="0.0112805953317639" calcext:value-type="float">
            <text:p>0.011280595331764</text:p>
          </table:table-cell>
          <table:table-cell office:value-type="float" office:value="0.0285118101237625" calcext:value-type="float">
            <text:p>0.028511810123763</text:p>
          </table:table-cell>
          <table:table-cell office:value-type="float" office:value="0.0240987321408061" calcext:value-type="float">
            <text:p>0.024098732140806</text:p>
          </table:table-cell>
          <table:table-cell office:value-type="float" office:value="0.0235651384084657" calcext:value-type="float">
            <text:p>0.023565138408466</text:p>
          </table:table-cell>
          <table:table-cell office:value-type="float" office:value="0.0160229821826961" calcext:value-type="float">
            <text:p>0.016022982182696</text:p>
          </table:table-cell>
          <table:table-cell office:value-type="float" office:value="0.0285276228271176" calcext:value-type="float">
            <text:p>0.028527622827118</text:p>
          </table:table-cell>
          <table:table-cell office:value-type="float" office:value="0.0332093282264427" calcext:value-type="float">
            <text:p>0.033209328226443</text:p>
          </table:table-cell>
          <table:table-cell office:value-type="float" office:value="0.0399756770306144" calcext:value-type="float">
            <text:p>0.039975677030614</text:p>
          </table:table-cell>
          <table:table-cell office:value-type="float" office:value="0.0318396744906325" calcext:value-type="float">
            <text:p>0.031839674490633</text:p>
          </table:table-cell>
          <table:table-cell office:value-type="float" office:value="0.0559195797669529" calcext:value-type="float">
            <text:p>0.055919579766953</text:p>
          </table:table-cell>
          <table:table-cell office:value-type="float" office:value="0.047467371847951" calcext:value-type="float">
            <text:p>0.047467371847951</text:p>
          </table:table-cell>
          <table:table-cell office:value-type="float" office:value="0.0484904421829004" calcext:value-type="float">
            <text:p>0.0484904421829</text:p>
          </table:table-cell>
          <table:table-cell office:value-type="float" office:value="0.0558377257038108" calcext:value-type="float">
            <text:p>0.055837725703811</text:p>
          </table:table-cell>
          <table:table-cell office:value-type="float" office:value="0.0557914291360728" calcext:value-type="float">
            <text:p>0.055791429136073</text:p>
          </table:table-cell>
          <table:table-cell office:value-type="float" office:value="0.0644368560188718" calcext:value-type="float">
            <text:p>0.064436856018872</text:p>
          </table:table-cell>
          <table:table-cell office:value-type="float" office:value="0.0556672417912033" calcext:value-type="float">
            <text:p>0.055667241791203</text:p>
          </table:table-cell>
          <table:table-cell office:value-type="float" office:value="0.0644651093929335" calcext:value-type="float">
            <text:p>0.064465109392934</text:p>
          </table:table-cell>
          <table:table-cell office:value-type="float" office:value="0.03275499873657" calcext:value-type="float">
            <text:p>0.032754998736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78820293325363" calcext:value-type="float">
            <text:p>0.017882029332536</text:p>
          </table:table-cell>
          <table:table-cell office:value-type="float" office:value="0.0158956436056317" calcext:value-type="float">
            <text:p>0.015895643605632</text:p>
          </table:table-cell>
          <table:table-cell office:value-type="float" office:value="0.0290035099631081" calcext:value-type="float">
            <text:p>0.029003509963108</text:p>
          </table:table-cell>
          <table:table-cell office:value-type="float" office:value="0.0178050013712426" calcext:value-type="float">
            <text:p>0.017805001371243</text:p>
          </table:table-cell>
          <table:table-cell office:value-type="float" office:value="0.0160981632766638" calcext:value-type="float">
            <text:p>0.016098163276664</text:p>
          </table:table-cell>
          <table:table-cell office:value-type="float" office:value="0.0403683670986741" calcext:value-type="float">
            <text:p>0.040368367098674</text:p>
          </table:table-cell>
          <table:table-cell office:value-type="float" office:value="0.03255380610649" calcext:value-type="float">
            <text:p>0.03255380610649</text:p>
          </table:table-cell>
          <table:table-cell office:value-type="float" office:value="0.0316734114413228" calcext:value-type="float">
            <text:p>0.031673411441323</text:p>
          </table:table-cell>
          <table:table-cell office:value-type="float" office:value="0.0480236322347958" calcext:value-type="float">
            <text:p>0.048023632234796</text:p>
          </table:table-cell>
          <table:table-cell office:value-type="float" office:value="0.0568503610533827" calcext:value-type="float">
            <text:p>0.056850361053383</text:p>
          </table:table-cell>
          <table:table-cell office:value-type="float" office:value="0.0504536332826963" calcext:value-type="float">
            <text:p>0.050453633282696</text:p>
          </table:table-cell>
          <table:table-cell office:value-type="float" office:value="0.0481612146984019" calcext:value-type="float">
            <text:p>0.048161214698402</text:p>
          </table:table-cell>
          <table:table-cell office:value-type="float" office:value="0.0555933523061863" calcext:value-type="float">
            <text:p>0.055593352306186</text:p>
          </table:table-cell>
          <table:table-cell office:value-type="float" office:value="0.0635824441328367" calcext:value-type="float">
            <text:p>0.063582444132837</text:p>
          </table:table-cell>
          <table:table-cell office:value-type="float" office:value="0.0566372476522168" calcext:value-type="float">
            <text:p>0.056637247652217</text:p>
          </table:table-cell>
          <table:table-cell office:value-type="float" office:value="0.0638910549104882" calcext:value-type="float">
            <text:p>0.063891054910488</text:p>
          </table:table-cell>
          <table:table-cell office:value-type="float" office:value="0.0254891389615188" calcext:value-type="float">
            <text:p>0.025489138961519</text:p>
          </table:table-cell>
        </table:table-row>
        <table:table-row table:style-name="ro1">
          <table:table-cell/>
          <table:table-cell office:value-type="float" office:value="0.0112895268685202" calcext:value-type="float">
            <text:p>0.01128952686852</text:p>
          </table:table-cell>
          <table:table-cell office:value-type="float" office:value="0.0179127332256757" calcext:value-type="float">
            <text:p>0.017912733225676</text:p>
          </table:table-cell>
          <table:table-cell office:value-type="float" office:value="0.0315332751932157" calcext:value-type="float">
            <text:p>0.031533275193216</text:p>
          </table:table-cell>
          <table:table-cell office:value-type="float" office:value="0.0250959840896145" calcext:value-type="float">
            <text:p>0.025095984089615</text:p>
          </table:table-cell>
          <table:table-cell office:value-type="float" office:value="0.0250143404266658" calcext:value-type="float">
            <text:p>0.025014340426666</text:p>
          </table:table-cell>
          <table:table-cell office:value-type="float" office:value="0.0250988334613586" calcext:value-type="float">
            <text:p>0.025098833461359</text:p>
          </table:table-cell>
          <table:table-cell office:value-type="float" office:value="0.0358000991020125" calcext:value-type="float">
            <text:p>0.035800099102013</text:p>
          </table:table-cell>
          <table:table-cell office:value-type="float" office:value="0.0401454088811221" calcext:value-type="float">
            <text:p>0.040145408881122</text:p>
          </table:table-cell>
          <table:table-cell office:value-type="float" office:value="0.0239297563647351" calcext:value-type="float">
            <text:p>0.023929756364735</text:p>
          </table:table-cell>
          <table:table-cell office:value-type="float" office:value="0.0631988759431493" calcext:value-type="float">
            <text:p>0.063198875943149</text:p>
          </table:table-cell>
          <table:table-cell office:value-type="float" office:value="0.050139789927305" calcext:value-type="float">
            <text:p>0.050139789927305</text:p>
          </table:table-cell>
          <table:table-cell office:value-type="float" office:value="0.056320824026818" calcext:value-type="float">
            <text:p>0.056320824026818</text:p>
          </table:table-cell>
          <table:table-cell office:value-type="float" office:value="0.0634952238218509" calcext:value-type="float">
            <text:p>0.063495223821851</text:p>
          </table:table-cell>
          <table:table-cell office:value-type="float" office:value="0.0561373574620797" calcext:value-type="float">
            <text:p>0.05613735746208</text:p>
          </table:table-cell>
          <table:table-cell office:value-type="float" office:value="0.0560792593597137" calcext:value-type="float">
            <text:p>0.056079259359714</text:p>
          </table:table-cell>
          <table:table-cell office:value-type="float" office:value="0.0637420875969728" calcext:value-type="float">
            <text:p>0.063742087596973</text:p>
          </table:table-cell>
          <table:table-cell office:value-type="float" office:value="0.0711955519678922" calcext:value-type="float">
            <text:p>0.071195551967892</text:p>
          </table:table-cell>
          <table:table-cell office:value-type="float" office:value="0.0473718545290265" calcext:value-type="float">
            <text:p>0.047371854529027</text:p>
          </table:table-cell>
        </table:table-row>
        <table:table-row table:style-name="ro1">
          <table:table-cell/>
          <table:table-cell office:value-type="float" office:value="0.0176523876482665" calcext:value-type="float">
            <text:p>0.017652387648267</text:p>
          </table:table-cell>
          <table:table-cell office:value-type="float" office:value="0.0177040367234089" calcext:value-type="float">
            <text:p>0.017704036723409</text:p>
          </table:table-cell>
          <table:table-cell office:value-type="float" office:value="0.0289292742934162" calcext:value-type="float">
            <text:p>0.028929274293416</text:p>
          </table:table-cell>
          <table:table-cell office:value-type="float" office:value="0.0225251214767367" calcext:value-type="float">
            <text:p>0.022525121476737</text:p>
          </table:table-cell>
          <table:table-cell office:value-type="float" office:value="0.0240836953983618" calcext:value-type="float">
            <text:p>0.024083695398362</text:p>
          </table:table-cell>
          <table:table-cell office:value-type="float" office:value="0.0252380490833288" calcext:value-type="float">
            <text:p>0.025238049083329</text:p>
          </table:table-cell>
          <table:table-cell office:value-type="float" office:value="0.0328276842697783" calcext:value-type="float">
            <text:p>0.032827684269778</text:p>
          </table:table-cell>
          <table:table-cell office:value-type="float" office:value="0.0396907487702808" calcext:value-type="float">
            <text:p>0.039690748770281</text:p>
          </table:table-cell>
          <table:table-cell office:value-type="float" office:value="0.0401643228004598" calcext:value-type="float">
            <text:p>0.04016432280046</text:p>
          </table:table-cell>
          <table:table-cell office:value-type="float" office:value="0.0401955774652738" calcext:value-type="float">
            <text:p>0.040195577465274</text:p>
          </table:table-cell>
          <table:table-cell office:value-type="float" office:value="0.0568646401887788" calcext:value-type="float">
            <text:p>0.056864640188779</text:p>
          </table:table-cell>
          <table:table-cell office:value-type="float" office:value="0.0562065098264602" calcext:value-type="float">
            <text:p>0.05620650982646</text:p>
          </table:table-cell>
          <table:table-cell office:value-type="float" office:value="0.055577461696013" calcext:value-type="float">
            <text:p>0.055577461696013</text:p>
          </table:table-cell>
          <table:table-cell office:value-type="float" office:value="0.0559116995102035" calcext:value-type="float">
            <text:p>0.055911699510204</text:p>
          </table:table-cell>
          <table:table-cell office:value-type="float" office:value="0.0579440238589548" calcext:value-type="float">
            <text:p>0.057944023858955</text:p>
          </table:table-cell>
          <table:table-cell office:value-type="float" office:value="0.0639842568032692" calcext:value-type="float">
            <text:p>0.063984256803269</text:p>
          </table:table-cell>
          <table:table-cell office:value-type="float" office:value="0.0644174615248858" calcext:value-type="float">
            <text:p>0.064417461524886</text:p>
          </table:table-cell>
          <table:table-cell office:value-type="float" office:value="0.072819897630121" calcext:value-type="float">
            <text:p>0.072819897630121</text:p>
          </table:table-cell>
        </table:table-row>
        <table:table-row table:style-name="ro1">
          <table:table-cell/>
          <table:table-cell office:value-type="float" office:value="0.01603532562465" calcext:value-type="float">
            <text:p>0.01603532562465</text:p>
          </table:table-cell>
          <table:table-cell office:value-type="float" office:value="0.0160383301308708" calcext:value-type="float">
            <text:p>0.016038330130871</text:p>
          </table:table-cell>
          <table:table-cell office:value-type="float" office:value="0.0178201913024712" calcext:value-type="float">
            <text:p>0.017820191302471</text:p>
          </table:table-cell>
          <table:table-cell office:value-type="float" office:value="0.0178851666084386" calcext:value-type="float">
            <text:p>0.017885166608439</text:p>
          </table:table-cell>
          <table:table-cell office:value-type="float" office:value="0.0237607554851408" calcext:value-type="float">
            <text:p>0.023760755485141</text:p>
          </table:table-cell>
          <table:table-cell office:value-type="float" office:value="0.0250141989004157" calcext:value-type="float">
            <text:p>0.025014198900416</text:p>
          </table:table-cell>
          <table:table-cell office:value-type="float" office:value="0.0240052654371735" calcext:value-type="float">
            <text:p>0.024005265437174</text:p>
          </table:table-cell>
          <table:table-cell office:value-type="float" office:value="0.025365373568857" calcext:value-type="float">
            <text:p>0.025365373568857</text:p>
          </table:table-cell>
          <table:table-cell office:value-type="float" office:value="0.0397826812759879" calcext:value-type="float">
            <text:p>0.039782681275988</text:p>
          </table:table-cell>
          <table:table-cell office:value-type="float" office:value="0.0553555257243708" calcext:value-type="float">
            <text:p>0.055355525724371</text:p>
          </table:table-cell>
          <table:table-cell office:value-type="float" office:value="0.0560162732905187" calcext:value-type="float">
            <text:p>0.056016273290519</text:p>
          </table:table-cell>
          <table:table-cell office:value-type="float" office:value="0.0610636189869339" calcext:value-type="float">
            <text:p>0.061063618986934</text:p>
          </table:table-cell>
          <table:table-cell office:value-type="float" office:value="0.0560290678147242" calcext:value-type="float">
            <text:p>0.056029067814724</text:p>
          </table:table-cell>
          <table:table-cell office:value-type="float" office:value="0.0637598159095358" calcext:value-type="float">
            <text:p>0.063759815909536</text:p>
          </table:table-cell>
          <table:table-cell office:value-type="float" office:value="0.0487789565683935" calcext:value-type="float">
            <text:p>0.048778956568394</text:p>
          </table:table-cell>
          <table:table-cell office:value-type="float" office:value="0.063843037271418" calcext:value-type="float">
            <text:p>0.063843037271418</text:p>
          </table:table-cell>
          <table:table-cell office:value-type="float" office:value="0.0637542432297377" calcext:value-type="float">
            <text:p>0.063754243229738</text:p>
          </table:table-cell>
          <table:table-cell office:value-type="float" office:value="0.110459141074011" calcext:value-type="float">
            <text:p>0.110459141074011</text:p>
          </table:table-cell>
        </table:table-row>
        <table:table-row table:style-name="ro1">
          <table:table-cell/>
          <table:table-cell office:value-type="float" office:value="0.0113300459217687" calcext:value-type="float">
            <text:p>0.011330045921769</text:p>
          </table:table-cell>
          <table:table-cell office:value-type="float" office:value="0.0159907889971216" calcext:value-type="float">
            <text:p>0.015990788997122</text:p>
          </table:table-cell>
          <table:table-cell office:value-type="float" office:value="0.0237877519538127" calcext:value-type="float">
            <text:p>0.023787751953813</text:p>
          </table:table-cell>
          <table:table-cell office:value-type="float" office:value="0.0286562247373835" calcext:value-type="float">
            <text:p>0.028656224737384</text:p>
          </table:table-cell>
          <table:table-cell office:value-type="float" office:value="0.0254650129194656" calcext:value-type="float">
            <text:p>0.025465012919466</text:p>
          </table:table-cell>
          <table:table-cell office:value-type="float" office:value="0.0252422277988898" calcext:value-type="float">
            <text:p>0.02524222779889</text:p>
          </table:table-cell>
          <table:table-cell office:value-type="float" office:value="0.032556870397889" calcext:value-type="float">
            <text:p>0.032556870397889</text:p>
          </table:table-cell>
          <table:table-cell office:value-type="float" office:value="0.040521568168226" calcext:value-type="float">
            <text:p>0.040521568168226</text:p>
          </table:table-cell>
          <table:table-cell office:value-type="float" office:value="0.0405830052599486" calcext:value-type="float">
            <text:p>0.040583005259949</text:p>
          </table:table-cell>
          <table:table-cell office:value-type="float" office:value="0.0407230271297347" calcext:value-type="float">
            <text:p>0.040723027129735</text:p>
          </table:table-cell>
          <table:table-cell office:value-type="float" office:value="0.0560904309684394" calcext:value-type="float">
            <text:p>0.056090430968439</text:p>
          </table:table-cell>
          <table:table-cell office:value-type="float" office:value="0.0649086939407898" calcext:value-type="float">
            <text:p>0.06490869394079</text:p>
          </table:table-cell>
          <table:table-cell office:value-type="float" office:value="0.0557267276443974" calcext:value-type="float">
            <text:p>0.055726727644397</text:p>
          </table:table-cell>
          <table:table-cell office:value-type="float" office:value="0.055729266278816" calcext:value-type="float">
            <text:p>0.055729266278816</text:p>
          </table:table-cell>
          <table:table-cell office:value-type="float" office:value="0.0556594324885876" calcext:value-type="float">
            <text:p>0.055659432488588</text:p>
          </table:table-cell>
          <table:table-cell office:value-type="float" office:value="0.0637309938632596" calcext:value-type="float">
            <text:p>0.06373099386326</text:p>
          </table:table-cell>
          <table:table-cell office:value-type="float" office:value="0.0636411832092913" calcext:value-type="float">
            <text:p>0.063641183209291</text:p>
          </table:table-cell>
          <table:table-cell office:value-type="float" office:value="0.122013804110813" calcext:value-type="float">
            <text:p>0.122013804110813</text:p>
          </table:table-cell>
        </table:table-row>
        <table:table-row table:style-name="ro1">
          <table:table-cell/>
          <table:table-cell office:value-type="float" office:value="0.0158615598717251" calcext:value-type="float">
            <text:p>0.015861559871725</text:p>
          </table:table-cell>
          <table:table-cell office:value-type="float" office:value="0.017664090521328" calcext:value-type="float">
            <text:p>0.017664090521328</text:p>
          </table:table-cell>
          <table:table-cell office:value-type="float" office:value="0.0180526153073094" calcext:value-type="float">
            <text:p>0.018052615307309</text:p>
          </table:table-cell>
          <table:table-cell office:value-type="float" office:value="0.0239161569662012" calcext:value-type="float">
            <text:p>0.023916156966201</text:p>
          </table:table-cell>
          <table:table-cell office:value-type="float" office:value="0.015819801606759" calcext:value-type="float">
            <text:p>0.015819801606759</text:p>
          </table:table-cell>
          <table:table-cell office:value-type="float" office:value="0.0252565996876244" calcext:value-type="float">
            <text:p>0.025256599687624</text:p>
          </table:table-cell>
          <table:table-cell office:value-type="float" office:value="0.0358817994647592" calcext:value-type="float">
            <text:p>0.035881799464759</text:p>
          </table:table-cell>
          <table:table-cell office:value-type="float" office:value="0.0252102742149661" calcext:value-type="float">
            <text:p>0.025210274214966</text:p>
          </table:table-cell>
          <table:table-cell office:value-type="float" office:value="0.0397571897097584" calcext:value-type="float">
            <text:p>0.039757189709758</text:p>
          </table:table-cell>
          <table:table-cell office:value-type="float" office:value="0.0479286949499875" calcext:value-type="float">
            <text:p>0.047928694949988</text:p>
          </table:table-cell>
          <table:table-cell office:value-type="float" office:value="0.0478987734965626" calcext:value-type="float">
            <text:p>0.047898773496563</text:p>
          </table:table-cell>
          <table:table-cell office:value-type="float" office:value="0.0685305810761106" calcext:value-type="float">
            <text:p>0.068530581076111</text:p>
          </table:table-cell>
          <table:table-cell office:value-type="float" office:value="0.0556932182041672" calcext:value-type="float">
            <text:p>0.055693218204167</text:p>
          </table:table-cell>
          <table:table-cell office:value-type="float" office:value="0.0641631040704324" calcext:value-type="float">
            <text:p>0.064163104070432</text:p>
          </table:table-cell>
          <table:table-cell office:value-type="float" office:value="0.0477172214374426" calcext:value-type="float">
            <text:p>0.047717221437443</text:p>
          </table:table-cell>
          <table:table-cell office:value-type="float" office:value="0.0635154158337877" calcext:value-type="float">
            <text:p>0.063515415833788</text:p>
          </table:table-cell>
          <table:table-cell office:value-type="float" office:value="0.0717098985769621" calcext:value-type="float">
            <text:p>0.071709898576962</text:p>
          </table:table-cell>
          <table:table-cell office:value-type="float" office:value="0.103569415441945" calcext:value-type="float">
            <text:p>0.103569415441945</text:p>
          </table:table-cell>
        </table:table-row>
        <table:table-row table:style-name="ro1">
          <table:table-cell/>
          <table:table-cell office:value-type="float" office:value="0.0112670746793022" calcext:value-type="float">
            <text:p>0.011267074679302</text:p>
          </table:table-cell>
          <table:table-cell office:value-type="float" office:value="0.017905961805" calcext:value-type="float">
            <text:p>0.017905961805</text:p>
          </table:table-cell>
          <table:table-cell office:value-type="float" office:value="0.0175921249963406" calcext:value-type="float">
            <text:p>0.017592124996341</text:p>
          </table:table-cell>
          <table:table-cell office:value-type="float" office:value="0.0253972840979301" calcext:value-type="float">
            <text:p>0.02539728409793</text:p>
          </table:table-cell>
          <table:table-cell office:value-type="float" office:value="0.0176504276043957" calcext:value-type="float">
            <text:p>0.017650427604396</text:p>
          </table:table-cell>
          <table:table-cell office:value-type="float" office:value="0.0249647158985162" calcext:value-type="float">
            <text:p>0.024964715898516</text:p>
          </table:table-cell>
          <table:table-cell office:value-type="float" office:value="0.0352956740559097" calcext:value-type="float">
            <text:p>0.03529567405591</text:p>
          </table:table-cell>
          <table:table-cell office:value-type="float" office:value="0.0394379419286888" calcext:value-type="float">
            <text:p>0.039437941928689</text:p>
          </table:table-cell>
          <table:table-cell office:value-type="float" office:value="0.0327890940732963" calcext:value-type="float">
            <text:p>0.032789094073296</text:p>
          </table:table-cell>
          <table:table-cell office:value-type="float" office:value="0.0425879272859366" calcext:value-type="float">
            <text:p>0.042587927285937</text:p>
          </table:table-cell>
          <table:table-cell office:value-type="float" office:value="0.0482989516155462" calcext:value-type="float">
            <text:p>0.048298951615546</text:p>
          </table:table-cell>
          <table:table-cell office:value-type="float" office:value="0.153107137929241" calcext:value-type="float">
            <text:p>0.153107137929241</text:p>
          </table:table-cell>
          <table:table-cell office:value-type="float" office:value="0.0556123066315872" calcext:value-type="float">
            <text:p>0.055612306631587</text:p>
          </table:table-cell>
          <table:table-cell office:value-type="float" office:value="0.0565916416528556" calcext:value-type="float">
            <text:p>0.056591641652856</text:p>
          </table:table-cell>
          <table:table-cell office:value-type="float" office:value="0.0638146254072281" calcext:value-type="float">
            <text:p>0.063814625407228</text:p>
          </table:table-cell>
          <table:table-cell office:value-type="float" office:value="0.0636012547978961" calcext:value-type="float">
            <text:p>0.063601254797896</text:p>
          </table:table-cell>
          <table:table-cell office:value-type="float" office:value="0.064443487194834" calcext:value-type="float">
            <text:p>0.064443487194834</text:p>
          </table:table-cell>
          <table:table-cell office:value-type="float" office:value="0.0876412479939324" calcext:value-type="float">
            <text:p>0.087641247993932</text:p>
          </table:table-cell>
        </table:table-row>
        <table:table-row table:style-name="ro1">
          <table:table-cell/>
          <table:table-cell office:value-type="float" office:value="0.00802702273392662" calcext:value-type="float">
            <text:p>0.008027022733927</text:p>
          </table:table-cell>
          <table:table-cell office:value-type="float" office:value="0.0178005068740366" calcext:value-type="float">
            <text:p>0.017800506874037</text:p>
          </table:table-cell>
          <table:table-cell office:value-type="float" office:value="0.024025295186889" calcext:value-type="float">
            <text:p>0.024025295186889</text:p>
          </table:table-cell>
          <table:table-cell office:value-type="float" office:value="0.0236450678182035" calcext:value-type="float">
            <text:p>0.023645067818204</text:p>
          </table:table-cell>
          <table:table-cell office:value-type="float" office:value="0.0255672615453725" calcext:value-type="float">
            <text:p>0.025567261545373</text:p>
          </table:table-cell>
          <table:table-cell office:value-type="float" office:value="0.032153195730083" calcext:value-type="float">
            <text:p>0.032153195730083</text:p>
          </table:table-cell>
          <table:table-cell office:value-type="float" office:value="0.0357990742235156" calcext:value-type="float">
            <text:p>0.035799074223516</text:p>
          </table:table-cell>
          <table:table-cell office:value-type="float" office:value="0.0402357563850697" calcext:value-type="float">
            <text:p>0.04023575638507</text:p>
          </table:table-cell>
          <table:table-cell office:value-type="float" office:value="0.0396554743090113" calcext:value-type="float">
            <text:p>0.039655474309011</text:p>
          </table:table-cell>
          <table:table-cell office:value-type="float" office:value="0.0429151545096749" calcext:value-type="float">
            <text:p>0.042915154509675</text:p>
          </table:table-cell>
          <table:table-cell office:value-type="float" office:value="0.0507317173369347" calcext:value-type="float">
            <text:p>0.050731717336935</text:p>
          </table:table-cell>
          <table:table-cell office:value-type="float" office:value="0.130763725905947" calcext:value-type="float">
            <text:p>0.130763725905947</text:p>
          </table:table-cell>
          <table:table-cell office:value-type="float" office:value="0.0640155066859229" calcext:value-type="float">
            <text:p>0.064015506685923</text:p>
          </table:table-cell>
          <table:table-cell office:value-type="float" office:value="0.0482624051073151" calcext:value-type="float">
            <text:p>0.048262405107315</text:p>
          </table:table-cell>
          <table:table-cell office:value-type="float" office:value="0.0561582979704889" calcext:value-type="float">
            <text:p>0.056158297970489</text:p>
          </table:table-cell>
          <table:table-cell office:value-type="float" office:value="0.0644195477137195" calcext:value-type="float">
            <text:p>0.06441954771372</text:p>
          </table:table-cell>
          <table:table-cell office:value-type="float" office:value="0.0713392498072359" calcext:value-type="float">
            <text:p>0.071339249807236</text:p>
          </table:table-cell>
          <table:table-cell office:value-type="float" office:value="0.0959284591150018" calcext:value-type="float">
            <text:p>0.095928459115002</text:p>
          </table:table-cell>
        </table:table-row>
        <table:table-row table:style-name="ro1">
          <table:table-cell/>
          <table:table-cell office:value-type="float" office:value="0.0224751500512115" calcext:value-type="float">
            <text:p>0.022475150051212</text:p>
          </table:table-cell>
          <table:table-cell office:value-type="float" office:value="0.0112441787225675" calcext:value-type="float">
            <text:p>0.011244178722568</text:p>
          </table:table-cell>
          <table:table-cell office:value-type="float" office:value="0.0328420230966384" calcext:value-type="float">
            <text:p>0.032842023096638</text:p>
          </table:table-cell>
          <table:table-cell office:value-type="float" office:value="0.0319982300783687" calcext:value-type="float">
            <text:p>0.031998230078369</text:p>
          </table:table-cell>
          <table:table-cell office:value-type="float" office:value="0.0237489161638343" calcext:value-type="float">
            <text:p>0.023748916163834</text:p>
          </table:table-cell>
          <table:table-cell office:value-type="float" office:value="0.0177030007801294" calcext:value-type="float">
            <text:p>0.017703000780129</text:p>
          </table:table-cell>
          <table:table-cell office:value-type="float" office:value="0.0536201203028928" calcext:value-type="float">
            <text:p>0.053620120302893</text:p>
          </table:table-cell>
          <table:table-cell office:value-type="float" office:value="0.0394915618091352" calcext:value-type="float">
            <text:p>0.039491561809135</text:p>
          </table:table-cell>
          <table:table-cell office:value-type="float" office:value="0.048968545934853" calcext:value-type="float">
            <text:p>0.048968545934853</text:p>
          </table:table-cell>
          <table:table-cell office:value-type="float" office:value="0.0505798491368451" calcext:value-type="float">
            <text:p>0.050579849136845</text:p>
          </table:table-cell>
          <table:table-cell office:value-type="float" office:value="0.0426222429000218" calcext:value-type="float">
            <text:p>0.042622242900022</text:p>
          </table:table-cell>
          <table:table-cell office:value-type="float" office:value="0.170459827126171" calcext:value-type="float">
            <text:p>0.170459827126171</text:p>
          </table:table-cell>
          <table:table-cell office:value-type="float" office:value="0.0554898584031994" calcext:value-type="float">
            <text:p>0.055489858403199</text:p>
          </table:table-cell>
          <table:table-cell office:value-type="float" office:value="0.063587107013589" calcext:value-type="float">
            <text:p>0.063587107013589</text:p>
          </table:table-cell>
          <table:table-cell office:value-type="float" office:value="0.0641705314266622" calcext:value-type="float">
            <text:p>0.064170531426662</text:p>
          </table:table-cell>
          <table:table-cell office:value-type="float" office:value="0.0646481260148615" calcext:value-type="float">
            <text:p>0.064648126014862</text:p>
          </table:table-cell>
          <table:table-cell office:value-type="float" office:value="0.0725510175707541" calcext:value-type="float">
            <text:p>0.072551017570754</text:p>
          </table:table-cell>
          <table:table-cell office:value-type="float" office:value="0.079654101292671" calcext:value-type="float">
            <text:p>0.079654101292671</text:p>
          </table:table-cell>
        </table:table-row>
        <table:table-row table:style-name="ro1">
          <table:table-cell/>
          <table:table-cell office:value-type="float" office:value="0.011254974349396" calcext:value-type="float">
            <text:p>0.011254974349396</text:p>
          </table:table-cell>
          <table:table-cell office:value-type="float" office:value="0.017880052050283" calcext:value-type="float">
            <text:p>0.017880052050283</text:p>
          </table:table-cell>
          <table:table-cell office:value-type="float" office:value="0.0224707226581445" calcext:value-type="float">
            <text:p>0.022470722658145</text:p>
          </table:table-cell>
          <table:table-cell office:value-type="float" office:value="0.0399369282215748" calcext:value-type="float">
            <text:p>0.039936928221575</text:p>
          </table:table-cell>
          <table:table-cell office:value-type="float" office:value="0.0318105762120552" calcext:value-type="float">
            <text:p>0.031810576212055</text:p>
          </table:table-cell>
          <table:table-cell office:value-type="float" office:value="0.0319958501476097" calcext:value-type="float">
            <text:p>0.03199585014761</text:p>
          </table:table-cell>
          <table:table-cell office:value-type="float" office:value="0.035577447650169" calcext:value-type="float">
            <text:p>0.035577447650169</text:p>
          </table:table-cell>
          <table:table-cell office:value-type="float" office:value="0.0331332306739293" calcext:value-type="float">
            <text:p>0.033133230673929</text:p>
          </table:table-cell>
          <table:table-cell office:value-type="float" office:value="0.0316753250185968" calcext:value-type="float">
            <text:p>0.031675325018597</text:p>
          </table:table-cell>
          <table:table-cell office:value-type="float" office:value="0.0430355157345658" calcext:value-type="float">
            <text:p>0.043035515734566</text:p>
          </table:table-cell>
          <table:table-cell office:value-type="float" office:value="0.0565558136397718" calcext:value-type="float">
            <text:p>0.056555813639772</text:p>
          </table:table-cell>
          <table:table-cell office:value-type="float" office:value="0.0901595404810337" calcext:value-type="float">
            <text:p>0.090159540481034</text:p>
          </table:table-cell>
          <table:table-cell office:value-type="float" office:value="0.0569064287572862" calcext:value-type="float">
            <text:p>0.056906428757286</text:p>
          </table:table-cell>
          <table:table-cell office:value-type="float" office:value="0.0563974698084685" calcext:value-type="float">
            <text:p>0.056397469808469</text:p>
          </table:table-cell>
          <table:table-cell office:value-type="float" office:value="0.0637380153216968" calcext:value-type="float">
            <text:p>0.063738015321697</text:p>
          </table:table-cell>
          <table:table-cell office:value-type="float" office:value="0.0630518554151666" calcext:value-type="float">
            <text:p>0.063051855415167</text:p>
          </table:table-cell>
          <table:table-cell office:value-type="float" office:value="0.0633909828555236" calcext:value-type="float">
            <text:p>0.063390982855524</text:p>
          </table:table-cell>
          <table:table-cell office:value-type="float" office:value="0.0877634701094349" calcext:value-type="float">
            <text:p>0.087763470109435</text:p>
          </table:table-cell>
        </table:table-row>
        <table:table-row table:style-name="ro1">
          <table:table-cell/>
          <table:table-cell office:value-type="float" office:value="0.0159424986554006" calcext:value-type="float">
            <text:p>0.015942498655401</text:p>
          </table:table-cell>
          <table:table-cell office:value-type="float" office:value="0.011310494113717" calcext:value-type="float">
            <text:p>0.011310494113717</text:p>
          </table:table-cell>
          <table:table-cell office:value-type="float" office:value="0.0252635271065478" calcext:value-type="float">
            <text:p>0.025263527106548</text:p>
          </table:table-cell>
          <table:table-cell office:value-type="float" office:value="0.0402033170139122" calcext:value-type="float">
            <text:p>0.040203317013912</text:p>
          </table:table-cell>
          <table:table-cell office:value-type="float" office:value="0.0329605782218114" calcext:value-type="float">
            <text:p>0.032960578221811</text:p>
          </table:table-cell>
          <table:table-cell office:value-type="float" office:value="0.0326961667292802" calcext:value-type="float">
            <text:p>0.03269616672928</text:p>
          </table:table-cell>
          <table:table-cell office:value-type="float" office:value="0.0429830201151007" calcext:value-type="float">
            <text:p>0.042983020115101</text:p>
          </table:table-cell>
          <table:table-cell office:value-type="float" office:value="0.0328196475374211" calcext:value-type="float">
            <text:p>0.032819647537421</text:p>
          </table:table-cell>
          <table:table-cell office:value-type="float" office:value="0.0478742621251178" calcext:value-type="float">
            <text:p>0.047874262125118</text:p>
          </table:table-cell>
          <table:table-cell office:value-type="float" office:value="0.0324141378619143" calcext:value-type="float">
            <text:p>0.032414137861914</text:p>
          </table:table-cell>
          <table:table-cell office:value-type="float" office:value="0.055750324702452" calcext:value-type="float">
            <text:p>0.055750324702452</text:p>
          </table:table-cell>
          <table:table-cell office:value-type="float" office:value="0.0846771256669678" calcext:value-type="float">
            <text:p>0.084677125666968</text:p>
          </table:table-cell>
          <table:table-cell office:value-type="float" office:value="0.047949742634769" calcext:value-type="float">
            <text:p>0.047949742634769</text:p>
          </table:table-cell>
          <table:table-cell office:value-type="float" office:value="0.0552512509573885" calcext:value-type="float">
            <text:p>0.055251250957389</text:p>
          </table:table-cell>
          <table:table-cell office:value-type="float" office:value="0.0557540300910937" calcext:value-type="float">
            <text:p>0.055754030091094</text:p>
          </table:table-cell>
          <table:table-cell office:value-type="float" office:value="0.0637014722493807" calcext:value-type="float">
            <text:p>0.063701472249381</text:p>
          </table:table-cell>
          <table:table-cell office:value-type="float" office:value="0.0558623360523673" calcext:value-type="float">
            <text:p>0.055862336052367</text:p>
          </table:table-cell>
          <table:table-cell office:value-type="float" office:value="0.0891900959377839" calcext:value-type="float">
            <text:p>0.089190095937784</text:p>
          </table:table-cell>
        </table:table-row>
        <table:table-row table:style-name="ro1">
          <table:table-cell/>
          <table:table-cell office:value-type="float" office:value="0.00800238107957449" calcext:value-type="float">
            <text:p>0.008002381079574</text:p>
          </table:table-cell>
          <table:table-cell office:value-type="float" office:value="0.015852178004713" calcext:value-type="float">
            <text:p>0.015852178004713</text:p>
          </table:table-cell>
          <table:table-cell office:value-type="float" office:value="0.0158022190826034" calcext:value-type="float">
            <text:p>0.015802219082603</text:p>
          </table:table-cell>
          <table:table-cell office:value-type="float" office:value="0.0410966056024565" calcext:value-type="float">
            <text:p>0.041096605602457</text:p>
          </table:table-cell>
          <table:table-cell office:value-type="float" office:value="0.0253222738867761" calcext:value-type="float">
            <text:p>0.025322273886776</text:p>
          </table:table-cell>
          <table:table-cell office:value-type="float" office:value="0.0317877935837875" calcext:value-type="float">
            <text:p>0.031787793583788</text:p>
          </table:table-cell>
          <table:table-cell office:value-type="float" office:value="0.0400055702335874" calcext:value-type="float">
            <text:p>0.040005570233587</text:p>
          </table:table-cell>
          <table:table-cell office:value-type="float" office:value="0.0403894846075007" calcext:value-type="float">
            <text:p>0.040389484607501</text:p>
          </table:table-cell>
          <table:table-cell office:value-type="float" office:value="0.0329043865097907" calcext:value-type="float">
            <text:p>0.032904386509791</text:p>
          </table:table-cell>
          <table:table-cell office:value-type="float" office:value="0.0411076644586976" calcext:value-type="float">
            <text:p>0.041107664458698</text:p>
          </table:table-cell>
          <table:table-cell office:value-type="float" office:value="0.0476382751969168" calcext:value-type="float">
            <text:p>0.047638275196917</text:p>
          </table:table-cell>
          <table:table-cell office:value-type="float" office:value="0.0659298268905194" calcext:value-type="float">
            <text:p>0.065929826890519</text:p>
          </table:table-cell>
          <table:table-cell office:value-type="float" office:value="2.57009866923835" calcext:value-type="float">
            <text:p>2.57009866923835</text:p>
          </table:table-cell>
          <table:table-cell office:value-type="float" office:value="0.0637570294478668" calcext:value-type="float">
            <text:p>0.063757029447867</text:p>
          </table:table-cell>
          <table:table-cell office:value-type="float" office:value="0.05552648370997" calcext:value-type="float">
            <text:p>0.05552648370997</text:p>
          </table:table-cell>
          <table:table-cell office:value-type="float" office:value="0.064258732192341" calcext:value-type="float">
            <text:p>0.064258732192341</text:p>
          </table:table-cell>
          <table:table-cell office:value-type="float" office:value="0.0645847623190471" calcext:value-type="float">
            <text:p>0.064584762319047</text:p>
          </table:table-cell>
          <table:table-cell office:value-type="float" office:value="0.0642957308015075" calcext:value-type="float">
            <text:p>0.064295730801508</text:p>
          </table:table-cell>
        </table:table-row>
        <table:table-row table:style-name="ro1">
          <table:table-cell/>
          <table:table-cell office:value-type="float" office:value="0.0177409082027642" calcext:value-type="float">
            <text:p>0.017740908202764</text:p>
          </table:table-cell>
          <table:table-cell office:value-type="float" office:value="0.0177735537869529" calcext:value-type="float">
            <text:p>0.017773553786953</text:p>
          </table:table-cell>
          <table:table-cell office:value-type="float" office:value="0.0160339770288067" calcext:value-type="float">
            <text:p>0.016033977028807</text:p>
          </table:table-cell>
          <table:table-cell office:value-type="float" office:value="0.0304708989135449" calcext:value-type="float">
            <text:p>0.030470898913545</text:p>
          </table:table-cell>
          <table:table-cell office:value-type="float" office:value="0.0236726035154532" calcext:value-type="float">
            <text:p>0.023672603515453</text:p>
          </table:table-cell>
          <table:table-cell office:value-type="float" office:value="0.0357866437048287" calcext:value-type="float">
            <text:p>0.035786643704829</text:p>
          </table:table-cell>
          <table:table-cell office:value-type="float" office:value="0.0283522497405896" calcext:value-type="float">
            <text:p>0.02835224974059</text:p>
          </table:table-cell>
          <table:table-cell office:value-type="float" office:value="0.0330273664289288" calcext:value-type="float">
            <text:p>0.033027366428929</text:p>
          </table:table-cell>
          <table:table-cell office:value-type="float" office:value="0.0406353618714787" calcext:value-type="float">
            <text:p>0.040635361871479</text:p>
          </table:table-cell>
          <table:table-cell office:value-type="float" office:value="0.0427880872606195" calcext:value-type="float">
            <text:p>0.04278808726062</text:p>
          </table:table-cell>
          <table:table-cell office:value-type="float" office:value="0.0565912097198856" calcext:value-type="float">
            <text:p>0.056591209719886</text:p>
          </table:table-cell>
          <table:table-cell office:value-type="float" office:value="0.0687896056633118" calcext:value-type="float">
            <text:p>0.068789605663312</text:p>
          </table:table-cell>
          <table:table-cell office:value-type="float" office:value="0.0564759039500839" calcext:value-type="float">
            <text:p>0.056475903950084</text:p>
          </table:table-cell>
          <table:table-cell office:value-type="float" office:value="0.0485634520253619" calcext:value-type="float">
            <text:p>0.048563452025362</text:p>
          </table:table-cell>
          <table:table-cell office:value-type="float" office:value="0.0568604974109813" calcext:value-type="float">
            <text:p>0.056860497410981</text:p>
          </table:table-cell>
          <table:table-cell office:value-type="float" office:value="0.0634651999409872" calcext:value-type="float">
            <text:p>0.063465199940987</text:p>
          </table:table-cell>
          <table:table-cell office:value-type="float" office:value="0.0637459327369855" calcext:value-type="float">
            <text:p>0.063745932736986</text:p>
          </table:table-cell>
          <table:table-cell office:value-type="float" office:value="0.0671167039941573" calcext:value-type="float">
            <text:p>0.067116703994157</text:p>
          </table:table-cell>
        </table:table-row>
        <table:table-row table:style-name="ro1">
          <table:table-cell/>
          <table:table-cell office:value-type="float" office:value="0.0178959167104884" calcext:value-type="float">
            <text:p>0.017895916710488</text:p>
          </table:table-cell>
          <table:table-cell office:value-type="float" office:value="0.0177091848199942" calcext:value-type="float">
            <text:p>0.017709184819994</text:p>
          </table:table-cell>
          <table:table-cell office:value-type="float" office:value="0.0252316636054782" calcext:value-type="float">
            <text:p>0.025231663605478</text:p>
          </table:table-cell>
          <table:table-cell office:value-type="float" office:value="0.0264176330071274" calcext:value-type="float">
            <text:p>0.026417633007127</text:p>
          </table:table-cell>
          <table:table-cell office:value-type="float" office:value="0.0240386975493072" calcext:value-type="float">
            <text:p>0.024038697549307</text:p>
          </table:table-cell>
          <table:table-cell office:value-type="float" office:value="0.0240428314295878" calcext:value-type="float">
            <text:p>0.024042831429588</text:p>
          </table:table-cell>
          <table:table-cell office:value-type="float" office:value="0.0470508274538186" calcext:value-type="float">
            <text:p>0.047050827453819</text:p>
          </table:table-cell>
          <table:table-cell office:value-type="float" office:value="0.0406976868763187" calcext:value-type="float">
            <text:p>0.040697686876319</text:p>
          </table:table-cell>
          <table:table-cell office:value-type="float" office:value="0.0481158630278364" calcext:value-type="float">
            <text:p>0.048115863027836</text:p>
          </table:table-cell>
          <table:table-cell office:value-type="float" office:value="0.0407894331203109" calcext:value-type="float">
            <text:p>0.040789433120311</text:p>
          </table:table-cell>
          <table:table-cell office:value-type="float" office:value="0.0572574438986623" calcext:value-type="float">
            <text:p>0.057257443898662</text:p>
          </table:table-cell>
          <table:table-cell office:value-type="float" office:value="0.0576778389913391" calcext:value-type="float">
            <text:p>0.057677838991339</text:p>
          </table:table-cell>
          <table:table-cell office:value-type="float" office:value="0.0478343993023098" calcext:value-type="float">
            <text:p>0.04783439930231</text:p>
          </table:table-cell>
          <table:table-cell office:value-type="float" office:value="0.0562564485780747" calcext:value-type="float">
            <text:p>0.056256448578075</text:p>
          </table:table-cell>
          <table:table-cell office:value-type="float" office:value="0.0555948260681034" calcext:value-type="float">
            <text:p>0.055594826068103</text:p>
          </table:table-cell>
          <table:table-cell office:value-type="float" office:value="0.0635436821682672" calcext:value-type="float">
            <text:p>0.063543682168267</text:p>
          </table:table-cell>
          <table:table-cell office:value-type="float" office:value="0.07263607054271" calcext:value-type="float">
            <text:p>0.07263607054271</text:p>
          </table:table-cell>
          <table:table-cell office:value-type="float" office:value="0.0482298340259401" calcext:value-type="float">
            <text:p>0.04822983402594</text:p>
          </table:table-cell>
        </table:table-row>
        <table:table-row table:style-name="ro1">
          <table:table-cell/>
          <table:table-cell office:value-type="float" office:value="0.0177046717163165" calcext:value-type="float">
            <text:p>0.017704671716317</text:p>
          </table:table-cell>
          <table:table-cell office:value-type="float" office:value="0.0252986073074604" calcext:value-type="float">
            <text:p>0.02529860730746</text:p>
          </table:table-cell>
          <table:table-cell office:value-type="float" office:value="0.0159329300373223" calcext:value-type="float">
            <text:p>0.015932930037322</text:p>
          </table:table-cell>
          <table:table-cell office:value-type="float" office:value="0.00793969750317162" calcext:value-type="float">
            <text:p>0.007939697503172</text:p>
          </table:table-cell>
          <table:table-cell office:value-type="float" office:value="0.0251428432977118" calcext:value-type="float">
            <text:p>0.025142843297712</text:p>
          </table:table-cell>
          <table:table-cell office:value-type="float" office:value="0.0314581254371194" calcext:value-type="float">
            <text:p>0.031458125437119</text:p>
          </table:table-cell>
          <table:table-cell office:value-type="float" office:value="0.0396293216828675" calcext:value-type="float">
            <text:p>0.039629321682868</text:p>
          </table:table-cell>
          <table:table-cell office:value-type="float" office:value="0.0325965129811674" calcext:value-type="float">
            <text:p>0.032596512981167</text:p>
          </table:table-cell>
          <table:table-cell office:value-type="float" office:value="0.0402654987894355" calcext:value-type="float">
            <text:p>0.040265498789436</text:p>
          </table:table-cell>
          <table:table-cell office:value-type="float" office:value="0.0483657918708625" calcext:value-type="float">
            <text:p>0.048365791870863</text:p>
          </table:table-cell>
          <table:table-cell office:value-type="float" office:value="0.048146287988215" calcext:value-type="float">
            <text:p>0.048146287988215</text:p>
          </table:table-cell>
          <table:table-cell office:value-type="float" office:value="0.0505258993529956" calcext:value-type="float">
            <text:p>0.050525899352996</text:p>
          </table:table-cell>
          <table:table-cell office:value-type="float" office:value="0.0652918436704149" calcext:value-type="float">
            <text:p>0.065291843670415</text:p>
          </table:table-cell>
          <table:table-cell office:value-type="float" office:value="0.0500988822903139" calcext:value-type="float">
            <text:p>0.050098882290314</text:p>
          </table:table-cell>
          <table:table-cell office:value-type="float" office:value="0.0640224688229818" calcext:value-type="float">
            <text:p>0.064022468822982</text:p>
          </table:table-cell>
          <table:table-cell office:value-type="float" office:value="0.0560511024989978" calcext:value-type="float">
            <text:p>0.056051102498998</text:p>
          </table:table-cell>
          <table:table-cell office:value-type="float" office:value="0.0719604969011799" calcext:value-type="float">
            <text:p>0.07196049690118</text:p>
          </table:table-cell>
          <table:table-cell office:value-type="float" office:value="0.0478110494718444" calcext:value-type="float">
            <text:p>0.047811049471844</text:p>
          </table:table-cell>
        </table:table-row>
        <table:table-row table:style-name="ro1">
          <table:table-cell/>
          <table:table-cell office:value-type="float" office:value="0.0113454973930087" calcext:value-type="float">
            <text:p>0.011345497393009</text:p>
          </table:table-cell>
          <table:table-cell office:value-type="float" office:value="0.00801412401311427" calcext:value-type="float">
            <text:p>0.008014124013114</text:p>
          </table:table-cell>
          <table:table-cell office:value-type="float" office:value="0.0177260540892531" calcext:value-type="float">
            <text:p>0.017726054089253</text:p>
          </table:table-cell>
          <table:table-cell office:value-type="float" office:value="0.0113118098492597" calcext:value-type="float">
            <text:p>0.01131180984926</text:p>
          </table:table-cell>
          <table:table-cell office:value-type="float" office:value="0.0253216454261515" calcext:value-type="float">
            <text:p>0.025321645426152</text:p>
          </table:table-cell>
          <table:table-cell office:value-type="float" office:value="0.0180218806021788" calcext:value-type="float">
            <text:p>0.018021880602179</text:p>
          </table:table-cell>
          <table:table-cell office:value-type="float" office:value="0.0464257969569771" calcext:value-type="float">
            <text:p>0.046425796956977</text:p>
          </table:table-cell>
          <table:table-cell office:value-type="float" office:value="0.0331182559480916" calcext:value-type="float">
            <text:p>0.033118255948092</text:p>
          </table:table-cell>
          <table:table-cell office:value-type="float" office:value="0.0394454340093924" calcext:value-type="float">
            <text:p>0.039445434009392</text:p>
          </table:table-cell>
          <table:table-cell office:value-type="float" office:value="0.046227650748901" calcext:value-type="float">
            <text:p>0.046227650748901</text:p>
          </table:table-cell>
          <table:table-cell office:value-type="float" office:value="0.048345262318712" calcext:value-type="float">
            <text:p>0.048345262318712</text:p>
          </table:table-cell>
          <table:table-cell office:value-type="float" office:value="0.0793687293976059" calcext:value-type="float">
            <text:p>0.079368729397606</text:p>
          </table:table-cell>
          <table:table-cell office:value-type="float" office:value="2.49267466550134" calcext:value-type="float">
            <text:p>2.49267466550134</text:p>
          </table:table-cell>
          <table:table-cell office:value-type="float" office:value="0.0561373753597003" calcext:value-type="float">
            <text:p>0.0561373753597</text:p>
          </table:table-cell>
          <table:table-cell office:value-type="float" office:value="0.0561533005927667" calcext:value-type="float">
            <text:p>0.056153300592767</text:p>
          </table:table-cell>
          <table:table-cell office:value-type="float" office:value="0.0717330642540747" calcext:value-type="float">
            <text:p>0.071733064254075</text:p>
          </table:table-cell>
          <table:table-cell office:value-type="float" office:value="0.0716135810455744" calcext:value-type="float">
            <text:p>0.071613581045574</text:p>
          </table:table-cell>
          <table:table-cell office:value-type="float" office:value="0.0585458426002313" calcext:value-type="float">
            <text:p>0.058545842600231</text:p>
          </table:table-cell>
        </table:table-row>
        <table:table-row table:style-name="ro1">
          <table:table-cell/>
          <table:table-cell office:value-type="float" office:value="0.0176816406194665" calcext:value-type="float">
            <text:p>0.017681640619467</text:p>
          </table:table-cell>
          <table:table-cell office:value-type="float" office:value="0.0175191725332578" calcext:value-type="float">
            <text:p>0.017519172533258</text:p>
          </table:table-cell>
          <table:table-cell office:value-type="float" office:value="0.0253762442491227" calcext:value-type="float">
            <text:p>0.025376244249123</text:p>
          </table:table-cell>
          <table:table-cell office:value-type="float" office:value="0.0158519383580412" calcext:value-type="float">
            <text:p>0.015851938358041</text:p>
          </table:table-cell>
          <table:table-cell office:value-type="float" office:value="0.032646417878685" calcext:value-type="float">
            <text:p>0.032646417878685</text:p>
          </table:table-cell>
          <table:table-cell office:value-type="float" office:value="0.0397830586155285" calcext:value-type="float">
            <text:p>0.039783058615529</text:p>
          </table:table-cell>
          <table:table-cell office:value-type="float" office:value="0.035741842636024" calcext:value-type="float">
            <text:p>0.035741842636024</text:p>
          </table:table-cell>
          <table:table-cell office:value-type="float" office:value="0.0318088271819111" calcext:value-type="float">
            <text:p>0.031808827181911</text:p>
          </table:table-cell>
          <table:table-cell office:value-type="float" office:value="0.0360061228644399" calcext:value-type="float">
            <text:p>0.03600612286444</text:p>
          </table:table-cell>
          <table:table-cell office:value-type="float" office:value="0.0408280557167552" calcext:value-type="float">
            <text:p>0.040828055716755</text:p>
          </table:table-cell>
          <table:table-cell office:value-type="float" office:value="0.0555108412048968" calcext:value-type="float">
            <text:p>0.055510841204897</text:p>
          </table:table-cell>
          <table:table-cell office:value-type="float" office:value="0.0409316689191797" calcext:value-type="float">
            <text:p>0.04093166891918</text:p>
          </table:table-cell>
          <table:table-cell office:value-type="float" office:value="0.0951226053816063" calcext:value-type="float">
            <text:p>0.095122605381606</text:p>
          </table:table-cell>
          <table:table-cell office:value-type="float" office:value="0.0554245985226465" calcext:value-type="float">
            <text:p>0.055424598522647</text:p>
          </table:table-cell>
          <table:table-cell office:value-type="float" office:value="0.047625743743471" calcext:value-type="float">
            <text:p>0.047625743743471</text:p>
          </table:table-cell>
          <table:table-cell office:value-type="float" office:value="0.0641728452167107" calcext:value-type="float">
            <text:p>0.064172845216711</text:p>
          </table:table-cell>
          <table:table-cell office:value-type="float" office:value="0.0642817818822467" calcext:value-type="float">
            <text:p>0.064281781882247</text:p>
          </table:table-cell>
          <table:table-cell office:value-type="float" office:value="0.0819928124484844" calcext:value-type="float">
            <text:p>0.081992812448484</text:p>
          </table:table-cell>
        </table:table-row>
        <table:table-row table:style-name="ro1">
          <table:table-cell/>
          <table:table-cell office:value-type="float" office:value="0.0113622315175703" calcext:value-type="float">
            <text:p>0.01136223151757</text:p>
          </table:table-cell>
          <table:table-cell office:value-type="float" office:value="0.025646360370468" calcext:value-type="float">
            <text:p>0.025646360370468</text:p>
          </table:table-cell>
          <table:table-cell office:value-type="float" office:value="0.0177895336212017" calcext:value-type="float">
            <text:p>0.017789533621202</text:p>
          </table:table-cell>
          <table:table-cell office:value-type="float" office:value="0.0160113300389184" calcext:value-type="float">
            <text:p>0.016011330038918</text:p>
          </table:table-cell>
          <table:table-cell office:value-type="float" office:value="0.0331088085348216" calcext:value-type="float">
            <text:p>0.033108808534822</text:p>
          </table:table-cell>
          <table:table-cell office:value-type="float" office:value="0.0320589462742011" calcext:value-type="float">
            <text:p>0.032058946274201</text:p>
          </table:table-cell>
          <table:table-cell office:value-type="float" office:value="0.0251895907867159" calcext:value-type="float">
            <text:p>0.025189590786716</text:p>
          </table:table-cell>
          <table:table-cell office:value-type="float" office:value="0.0252701213043878" calcext:value-type="float">
            <text:p>0.025270121304388</text:p>
          </table:table-cell>
          <table:table-cell office:value-type="float" office:value="0.0325675386303557" calcext:value-type="float">
            <text:p>0.032567538630356</text:p>
          </table:table-cell>
          <table:table-cell office:value-type="float" office:value="0.0481784666857016" calcext:value-type="float">
            <text:p>0.048178466685702</text:p>
          </table:table-cell>
          <table:table-cell office:value-type="float" office:value="0.0563196857160405" calcext:value-type="float">
            <text:p>0.056319685716041</text:p>
          </table:table-cell>
          <table:table-cell office:value-type="float" office:value="0.0616058882782956" calcext:value-type="float">
            <text:p>0.061605888278296</text:p>
          </table:table-cell>
          <table:table-cell office:value-type="float" office:value="0.102835408747314" calcext:value-type="float">
            <text:p>0.102835408747314</text:p>
          </table:table-cell>
          <table:table-cell office:value-type="float" office:value="0.0476325946563903" calcext:value-type="float">
            <text:p>0.04763259465639</text:p>
          </table:table-cell>
          <table:table-cell office:value-type="float" office:value="0.0638821753243663" calcext:value-type="float">
            <text:p>0.063882175324366</text:p>
          </table:table-cell>
          <table:table-cell office:value-type="float" office:value="0.0634787672178785" calcext:value-type="float">
            <text:p>0.063478767217879</text:p>
          </table:table-cell>
          <table:table-cell office:value-type="float" office:value="0.0717100348019028" calcext:value-type="float">
            <text:p>0.071710034801903</text:p>
          </table:table-cell>
          <table:table-cell office:value-type="float" office:value="0.0862689329397699" calcext:value-type="float">
            <text:p>0.08626893293977</text:p>
          </table:table-cell>
        </table:table-row>
        <table:table-row table:style-name="ro1">
          <table:table-cell/>
          <table:table-cell office:value-type="float" office:value="0.00793513112638824" calcext:value-type="float">
            <text:p>0.007935131126388</text:p>
          </table:table-cell>
          <table:table-cell office:value-type="float" office:value="0.0176966874897147" calcext:value-type="float">
            <text:p>0.017696687489715</text:p>
          </table:table-cell>
          <table:table-cell office:value-type="float" office:value="0.0237820420984582" calcext:value-type="float">
            <text:p>0.023782042098458</text:p>
          </table:table-cell>
          <table:table-cell office:value-type="float" office:value="0.0238273015103552" calcext:value-type="float">
            <text:p>0.023827301510355</text:p>
          </table:table-cell>
          <table:table-cell office:value-type="float" office:value="0.015848404411084" calcext:value-type="float">
            <text:p>0.015848404411084</text:p>
          </table:table-cell>
          <table:table-cell office:value-type="float" office:value="0.0285809988979515" calcext:value-type="float">
            <text:p>0.028580998897952</text:p>
          </table:table-cell>
          <table:table-cell office:value-type="float" office:value="0.03980624098398" calcext:value-type="float">
            <text:p>0.03980624098398</text:p>
          </table:table-cell>
          <table:table-cell office:value-type="float" office:value="0.0328040836719938" calcext:value-type="float">
            <text:p>0.032804083671994</text:p>
          </table:table-cell>
          <table:table-cell office:value-type="float" office:value="0.0432452135669354" calcext:value-type="float">
            <text:p>0.043245213566935</text:p>
          </table:table-cell>
          <table:table-cell office:value-type="float" office:value="0.0408083459432526" calcext:value-type="float">
            <text:p>0.040808345943253</text:p>
          </table:table-cell>
          <table:table-cell office:value-type="float" office:value="0.0504294626829" calcext:value-type="float">
            <text:p>0.0504294626829</text:p>
          </table:table-cell>
          <table:table-cell office:value-type="float" office:value="0.0627692123356768" calcext:value-type="float">
            <text:p>0.062769212335677</text:p>
          </table:table-cell>
          <table:table-cell office:value-type="float" office:value="0.0564346376768277" calcext:value-type="float">
            <text:p>0.056434637676828</text:p>
          </table:table-cell>
          <table:table-cell office:value-type="float" office:value="0.0557977909036315" calcext:value-type="float">
            <text:p>0.055797790903632</text:p>
          </table:table-cell>
          <table:table-cell office:value-type="float" office:value="0.0555717811662453" calcext:value-type="float">
            <text:p>0.055571781166245</text:p>
          </table:table-cell>
          <table:table-cell office:value-type="float" office:value="0.071957770215887" calcext:value-type="float">
            <text:p>0.071957770215887</text:p>
          </table:table-cell>
          <table:table-cell office:value-type="float" office:value="0.0721146171582346" calcext:value-type="float">
            <text:p>0.072114617158235</text:p>
          </table:table-cell>
          <table:table-cell office:value-type="float" office:value="0.0895966929088732" calcext:value-type="float">
            <text:p>0.089596692908873</text:p>
          </table:table-cell>
        </table:table-row>
        <table:table-row table:style-name="ro1">
          <table:table-cell/>
          <table:table-cell office:value-type="float" office:value="0.0158799060298759" calcext:value-type="float">
            <text:p>0.015879906029876</text:p>
          </table:table-cell>
          <table:table-cell office:value-type="float" office:value="0.0225735543946909" calcext:value-type="float">
            <text:p>0.022573554394691</text:p>
          </table:table-cell>
          <table:table-cell office:value-type="float" office:value="0.0159183871751275" calcext:value-type="float">
            <text:p>0.015918387175128</text:p>
          </table:table-cell>
          <table:table-cell office:value-type="float" office:value="0.0239682731979373" calcext:value-type="float">
            <text:p>0.023968273197937</text:p>
          </table:table-cell>
          <table:table-cell office:value-type="float" office:value="0.0252833200326257" calcext:value-type="float">
            <text:p>0.025283320032626</text:p>
          </table:table-cell>
          <table:table-cell office:value-type="float" office:value="0.0319257707318837" calcext:value-type="float">
            <text:p>0.031925770731884</text:p>
          </table:table-cell>
          <table:table-cell office:value-type="float" office:value="0.0179053806590351" calcext:value-type="float">
            <text:p>0.017905380659035</text:p>
          </table:table-cell>
          <table:table-cell office:value-type="float" office:value="0.0395230440149629" calcext:value-type="float">
            <text:p>0.039523044014963</text:p>
          </table:table-cell>
          <table:table-cell office:value-type="float" office:value="0.0427706672484228" calcext:value-type="float">
            <text:p>0.042770667248423</text:p>
          </table:table-cell>
          <table:table-cell office:value-type="float" office:value="0.039667025415699" calcext:value-type="float">
            <text:p>0.039667025415699</text:p>
          </table:table-cell>
          <table:table-cell office:value-type="float" office:value="0.026522793784732" calcext:value-type="float">
            <text:p>0.026522793784732</text:p>
          </table:table-cell>
          <table:table-cell office:value-type="float" office:value="0.0680266053727387" calcext:value-type="float">
            <text:p>0.068026605372739</text:p>
          </table:table-cell>
          <table:table-cell office:value-type="float" office:value="0.0641253850450276" calcext:value-type="float">
            <text:p>0.064125385045028</text:p>
          </table:table-cell>
          <table:table-cell office:value-type="float" office:value="0.0563943967423492" calcext:value-type="float">
            <text:p>0.056394396742349</text:p>
          </table:table-cell>
          <table:table-cell office:value-type="float" office:value="0.0559224555488891" calcext:value-type="float">
            <text:p>0.055922455548889</text:p>
          </table:table-cell>
          <table:table-cell office:value-type="float" office:value="0.0569045726096691" calcext:value-type="float">
            <text:p>0.056904572609669</text:p>
          </table:table-cell>
          <table:table-cell office:value-type="float" office:value="0.079430655662574" calcext:value-type="float">
            <text:p>0.079430655662574</text:p>
          </table:table-cell>
          <table:table-cell office:value-type="float" office:value="2.63000134660144" calcext:value-type="float">
            <text:p>2.63000134660144</text:p>
          </table:table-cell>
        </table:table-row>
        <table:table-row table:style-name="ro1">
          <table:table-cell/>
          <table:table-cell office:value-type="float" office:value="0.00799263678823716" calcext:value-type="float">
            <text:p>0.007992636788237</text:p>
          </table:table-cell>
          <table:table-cell office:value-type="float" office:value="0.0251903562343772" calcext:value-type="float">
            <text:p>0.025190356234377</text:p>
          </table:table-cell>
          <table:table-cell office:value-type="float" office:value="0.0161057047463075" calcext:value-type="float">
            <text:p>0.016105704746308</text:p>
          </table:table-cell>
          <table:table-cell office:value-type="float" office:value="0.0285079402967978" calcext:value-type="float">
            <text:p>0.028507940296798</text:p>
          </table:table-cell>
          <table:table-cell office:value-type="float" office:value="0.02367772626001" calcext:value-type="float">
            <text:p>0.02367772626001</text:p>
          </table:table-cell>
          <table:table-cell office:value-type="float" office:value="0.0286767651589795" calcext:value-type="float">
            <text:p>0.02867676515898</text:p>
          </table:table-cell>
          <table:table-cell office:value-type="float" office:value="0.0283663427962052" calcext:value-type="float">
            <text:p>0.028366342796205</text:p>
          </table:table-cell>
          <table:table-cell office:value-type="float" office:value="0.0331247898626259" calcext:value-type="float">
            <text:p>0.033124789862626</text:p>
          </table:table-cell>
          <table:table-cell office:value-type="float" office:value="0.046261840987322" calcext:value-type="float">
            <text:p>0.046261840987322</text:p>
          </table:table-cell>
          <table:table-cell office:value-type="float" office:value="0.0565145382383743" calcext:value-type="float">
            <text:p>0.056514538238374</text:p>
          </table:table-cell>
          <table:table-cell office:value-type="float" office:value="0.07197072381171" calcext:value-type="float">
            <text:p>0.07197072381171</text:p>
          </table:table-cell>
          <table:table-cell office:value-type="float" office:value="0.0853395280032466" calcext:value-type="float">
            <text:p>0.085339528003247</text:p>
          </table:table-cell>
          <table:table-cell office:value-type="float" office:value="0.062468890912349" calcext:value-type="float">
            <text:p>0.062468890912349</text:p>
          </table:table-cell>
          <table:table-cell office:value-type="float" office:value="0.058084226480114" calcext:value-type="float">
            <text:p>0.058084226480114</text:p>
          </table:table-cell>
          <table:table-cell office:value-type="float" office:value="0.0552678918666574" calcext:value-type="float">
            <text:p>0.055267891866657</text:p>
          </table:table-cell>
          <table:table-cell office:value-type="float" office:value="0.063590045255729" calcext:value-type="float">
            <text:p>0.063590045255729</text:p>
          </table:table-cell>
          <table:table-cell office:value-type="float" office:value="0.0717079914821352" calcext:value-type="float">
            <text:p>0.071707991482135</text:p>
          </table:table-cell>
          <table:table-cell office:value-type="float" office:value="0.0728171054293659" calcext:value-type="float">
            <text:p>0.072817105429366</text:p>
          </table:table-cell>
        </table:table-row>
        <table:table-row table:style-name="ro1">
          <table:table-cell/>
          <table:table-cell office:value-type="float" office:value="0.0112782788776485" calcext:value-type="float">
            <text:p>0.011278278877649</text:p>
          </table:table-cell>
          <table:table-cell office:value-type="float" office:value="0.00794028370163723" calcext:value-type="float">
            <text:p>0.007940283701637</text:p>
          </table:table-cell>
          <table:table-cell office:value-type="float" office:value="0.0223873548395604" calcext:value-type="float">
            <text:p>0.02238735483956</text:p>
          </table:table-cell>
          <table:table-cell office:value-type="float" office:value="0.0287107921676526" calcext:value-type="float">
            <text:p>0.028710792167653</text:p>
          </table:table-cell>
          <table:table-cell office:value-type="float" office:value="0.0179370567489037" calcext:value-type="float">
            <text:p>0.017937056748904</text:p>
          </table:table-cell>
          <table:table-cell office:value-type="float" office:value="0.0327149080764994" calcext:value-type="float">
            <text:p>0.032714908076499</text:p>
          </table:table-cell>
          <table:table-cell office:value-type="float" office:value="0.0288903117495933" calcext:value-type="float">
            <text:p>0.028890311749593</text:p>
          </table:table-cell>
          <table:table-cell office:value-type="float" office:value="0.0329976843749297" calcext:value-type="float">
            <text:p>0.03299768437493</text:p>
          </table:table-cell>
          <table:table-cell office:value-type="float" office:value="0.0431330661579827" calcext:value-type="float">
            <text:p>0.043133066157983</text:p>
          </table:table-cell>
          <table:table-cell office:value-type="float" office:value="0.0403787325017384" calcext:value-type="float">
            <text:p>0.040378732501738</text:p>
          </table:table-cell>
          <table:table-cell office:value-type="float" office:value="0.0642389194642121" calcext:value-type="float">
            <text:p>0.064238919464212</text:p>
          </table:table-cell>
          <table:table-cell office:value-type="float" office:value="0.0619918919837596" calcext:value-type="float">
            <text:p>0.06199189198376</text:p>
          </table:table-cell>
          <table:table-cell office:value-type="float" office:value="0.0683512270505557" calcext:value-type="float">
            <text:p>0.068351227050556</text:p>
          </table:table-cell>
          <table:table-cell office:value-type="float" office:value="0.0555160893850524" calcext:value-type="float">
            <text:p>0.055516089385052</text:p>
          </table:table-cell>
          <table:table-cell office:value-type="float" office:value="0.0341530259723524" calcext:value-type="float">
            <text:p>0.034153025972352</text:p>
          </table:table-cell>
          <table:table-cell office:value-type="float" office:value="0.0710142033162393" calcext:value-type="float">
            <text:p>0.071014203316239</text:p>
          </table:table-cell>
          <table:table-cell office:value-type="float" office:value="0.0722327018179975" calcext:value-type="float">
            <text:p>0.072232701817998</text:p>
          </table:table-cell>
          <table:table-cell office:value-type="float" office:value="0.0808325507477466" calcext:value-type="float">
            <text:p>0.080832550747747</text:p>
          </table:table-cell>
        </table:table-row>
        <table:table-row table:style-name="ro1">
          <table:table-cell/>
          <table:table-cell office:value-type="float" office:value="0.015912529165165" calcext:value-type="float">
            <text:p>0.015912529165165</text:p>
          </table:table-cell>
          <table:table-cell office:value-type="float" office:value="0.0226521305498237" calcext:value-type="float">
            <text:p>0.022652130549824</text:p>
          </table:table-cell>
          <table:table-cell office:value-type="float" office:value="0.0176934157041509" calcext:value-type="float">
            <text:p>0.017693415704151</text:p>
          </table:table-cell>
          <table:table-cell office:value-type="float" office:value="0.0226565431845433" calcext:value-type="float">
            <text:p>0.022656543184543</text:p>
          </table:table-cell>
          <table:table-cell office:value-type="float" office:value="0.0327537579863721" calcext:value-type="float">
            <text:p>0.032753757986372</text:p>
          </table:table-cell>
          <table:table-cell office:value-type="float" office:value="0.0327787772524388" calcext:value-type="float">
            <text:p>0.032778777252439</text:p>
          </table:table-cell>
          <table:table-cell office:value-type="float" office:value="0.0252072557663829" calcext:value-type="float">
            <text:p>0.025207255766383</text:p>
          </table:table-cell>
          <table:table-cell office:value-type="float" office:value="0.0400351888932083" calcext:value-type="float">
            <text:p>0.040035188893208</text:p>
          </table:table-cell>
          <table:table-cell office:value-type="float" office:value="0.0329263762696145" calcext:value-type="float">
            <text:p>0.032926376269615</text:p>
          </table:table-cell>
          <table:table-cell office:value-type="float" office:value="0.0485919401420449" calcext:value-type="float">
            <text:p>0.048591940142045</text:p>
          </table:table-cell>
          <table:table-cell office:value-type="float" office:value="0.0714327790128645" calcext:value-type="float">
            <text:p>0.071432779012865</text:p>
          </table:table-cell>
          <table:table-cell office:value-type="float" office:value="0.0530357229991564" calcext:value-type="float">
            <text:p>0.053035722999156</text:p>
          </table:table-cell>
          <table:table-cell office:value-type="float" office:value="0.0481587321466755" calcext:value-type="float">
            <text:p>0.048158732146676</text:p>
          </table:table-cell>
          <table:table-cell office:value-type="float" office:value="0.0638437661134272" calcext:value-type="float">
            <text:p>0.063843766113427</text:p>
          </table:table-cell>
          <table:table-cell office:value-type="float" office:value="0.0722179298575247" calcext:value-type="float">
            <text:p>0.072217929857525</text:p>
          </table:table-cell>
          <table:table-cell office:value-type="float" office:value="0.064845238700393" calcext:value-type="float">
            <text:p>0.064845238700393</text:p>
          </table:table-cell>
          <table:table-cell office:value-type="float" office:value="0.0720626235284872" calcext:value-type="float">
            <text:p>0.072062623528487</text:p>
          </table:table-cell>
          <table:table-cell office:value-type="float" office:value="0.0722870048845311" calcext:value-type="float">
            <text:p>0.072287004884531</text:p>
          </table:table-cell>
        </table:table-row>
        <table:table-row table:style-name="ro1">
          <table:table-cell/>
          <table:table-cell office:value-type="float" office:value="0.0159899660133011" calcext:value-type="float">
            <text:p>0.015989966013301</text:p>
          </table:table-cell>
          <table:table-cell office:value-type="float" office:value="0.0226101237171571" calcext:value-type="float">
            <text:p>0.022610123717157</text:p>
          </table:table-cell>
          <table:table-cell office:value-type="float" office:value="0.0160838724273997" calcext:value-type="float">
            <text:p>0.0160838724274</text:p>
          </table:table-cell>
          <table:table-cell office:value-type="float" office:value="0.028505952044312" calcext:value-type="float">
            <text:p>0.028505952044312</text:p>
          </table:table-cell>
          <table:table-cell office:value-type="float" office:value="0.0239126118387555" calcext:value-type="float">
            <text:p>0.023912611838756</text:p>
          </table:table-cell>
          <table:table-cell office:value-type="float" office:value="0.0240011902445733" calcext:value-type="float">
            <text:p>0.024001190244573</text:p>
          </table:table-cell>
          <table:table-cell office:value-type="float" office:value="0.0339726820005056" calcext:value-type="float">
            <text:p>0.033972682000506</text:p>
          </table:table-cell>
          <table:table-cell office:value-type="float" office:value="0.0402096810684983" calcext:value-type="float">
            <text:p>0.040209681068498</text:p>
          </table:table-cell>
          <table:table-cell office:value-type="float" office:value="0.0403402701102887" calcext:value-type="float">
            <text:p>0.040340270110289</text:p>
          </table:table-cell>
          <table:table-cell office:value-type="float" office:value="0.0407324117989853" calcext:value-type="float">
            <text:p>0.040732411798985</text:p>
          </table:table-cell>
          <table:table-cell office:value-type="float" office:value="0.0405297080670417" calcext:value-type="float">
            <text:p>0.040529708067042</text:p>
          </table:table-cell>
          <table:table-cell office:value-type="float" office:value="0.0408148098976526" calcext:value-type="float">
            <text:p>0.040814809897653</text:p>
          </table:table-cell>
          <table:table-cell office:value-type="float" office:value="0.0408609737047607" calcext:value-type="float">
            <text:p>0.040860973704761</text:p>
          </table:table-cell>
          <table:table-cell office:value-type="float" office:value="0.0477270854906067" calcext:value-type="float">
            <text:p>0.047727085490607</text:p>
          </table:table-cell>
          <table:table-cell office:value-type="float" office:value="0.0714356414283823" calcext:value-type="float">
            <text:p>0.071435641428382</text:p>
          </table:table-cell>
          <table:table-cell office:value-type="float" office:value="0.0627717151157897" calcext:value-type="float">
            <text:p>0.06277171511579</text:p>
          </table:table-cell>
          <table:table-cell office:value-type="float" office:value="0.063851615047545" calcext:value-type="float">
            <text:p>0.063851615047545</text:p>
          </table:table-cell>
          <table:table-cell office:value-type="float" office:value="2.61852166723242" calcext:value-type="float">
            <text:p>2.61852166723242</text:p>
          </table:table-cell>
        </table:table-row>
        <table:table-row table:style-name="ro1">
          <table:table-cell/>
          <table:table-cell office:value-type="float" office:value="0.0158583214234402" calcext:value-type="float">
            <text:p>0.01585832142344</text:p>
          </table:table-cell>
          <table:table-cell office:value-type="float" office:value="0.0158151488642877" calcext:value-type="float">
            <text:p>0.015815148864288</text:p>
          </table:table-cell>
          <table:table-cell office:value-type="float" office:value="0.0158379017245221" calcext:value-type="float">
            <text:p>0.015837901724522</text:p>
          </table:table-cell>
          <table:table-cell office:value-type="float" office:value="0.0112562344776511" calcext:value-type="float">
            <text:p>0.011256234477651</text:p>
          </table:table-cell>
          <table:table-cell office:value-type="float" office:value="0.0317855652915266" calcext:value-type="float">
            <text:p>0.031785565291527</text:p>
          </table:table-cell>
          <table:table-cell office:value-type="float" office:value="0.0329285078933151" calcext:value-type="float">
            <text:p>0.032928507893315</text:p>
          </table:table-cell>
          <table:table-cell office:value-type="float" office:value="0.0111253603047394" calcext:value-type="float">
            <text:p>0.011125360304739</text:p>
          </table:table-cell>
          <table:table-cell office:value-type="float" office:value="0.032885990328204" calcext:value-type="float">
            <text:p>0.032885990328204</text:p>
          </table:table-cell>
          <table:table-cell office:value-type="float" office:value="0.0321503614162304" calcext:value-type="float">
            <text:p>0.03215036141623</text:p>
          </table:table-cell>
          <table:table-cell office:value-type="float" office:value="0.0400387865310889" calcext:value-type="float">
            <text:p>0.040038786531089</text:p>
          </table:table-cell>
          <table:table-cell office:value-type="float" office:value="0.0405815421405324" calcext:value-type="float">
            <text:p>0.040581542140532</text:p>
          </table:table-cell>
          <table:table-cell office:value-type="float" office:value="0.052927675775488" calcext:value-type="float">
            <text:p>0.052927675775488</text:p>
          </table:table-cell>
          <table:table-cell office:value-type="float" office:value="0.0478641932729237" calcext:value-type="float">
            <text:p>0.047864193272924</text:p>
          </table:table-cell>
          <table:table-cell office:value-type="float" office:value="0.0564631092522063" calcext:value-type="float">
            <text:p>0.056463109252206</text:p>
          </table:table-cell>
          <table:table-cell office:value-type="float" office:value="0.0801303695778846" calcext:value-type="float">
            <text:p>0.080130369577885</text:p>
          </table:table-cell>
          <table:table-cell office:value-type="float" office:value="0.065316309825233" calcext:value-type="float">
            <text:p>0.065316309825233</text:p>
          </table:table-cell>
          <table:table-cell office:value-type="float" office:value="0.0559144679959627" calcext:value-type="float">
            <text:p>0.055914467995963</text:p>
          </table:table-cell>
          <table:table-cell office:value-type="float" office:value="0.0680962896170509" calcext:value-type="float">
            <text:p>0.068096289617051</text:p>
          </table:table-cell>
        </table:table-row>
        <table:table-row table:style-name="ro1">
          <table:table-cell/>
          <table:table-cell office:value-type="float" office:value="0.0112980851931579" calcext:value-type="float">
            <text:p>0.011298085193158</text:p>
          </table:table-cell>
          <table:table-cell office:value-type="float" office:value="0.0160567189091104" calcext:value-type="float">
            <text:p>0.01605671890911</text:p>
          </table:table-cell>
          <table:table-cell office:value-type="float" office:value="0.0288252222715594" calcext:value-type="float">
            <text:p>0.028825222271559</text:p>
          </table:table-cell>
          <table:table-cell office:value-type="float" office:value="0.0288849039865766" calcext:value-type="float">
            <text:p>0.028884903986577</text:p>
          </table:table-cell>
          <table:table-cell office:value-type="float" office:value="0.0253560147796939" calcext:value-type="float">
            <text:p>0.025356014779694</text:p>
          </table:table-cell>
          <table:table-cell office:value-type="float" office:value="0.0326488832338411" calcext:value-type="float">
            <text:p>0.032648883233841</text:p>
          </table:table-cell>
          <table:table-cell office:value-type="float" office:value="0.01803834498667" calcext:value-type="float">
            <text:p>0.01803834498667</text:p>
          </table:table-cell>
          <table:table-cell office:value-type="float" office:value="0.0326062850208827" calcext:value-type="float">
            <text:p>0.032606285020883</text:p>
          </table:table-cell>
          <table:table-cell office:value-type="float" office:value="0.0400765257040004" calcext:value-type="float">
            <text:p>0.040076525704</text:p>
          </table:table-cell>
          <table:table-cell office:value-type="float" office:value="0.0482107602357107" calcext:value-type="float">
            <text:p>0.048210760235711</text:p>
          </table:table-cell>
          <table:table-cell office:value-type="float" office:value="0.0484197649927881" calcext:value-type="float">
            <text:p>0.048419764992788</text:p>
          </table:table-cell>
          <table:table-cell office:value-type="float" office:value="0.061055915624663" calcext:value-type="float">
            <text:p>0.061055915624663</text:p>
          </table:table-cell>
          <table:table-cell office:value-type="float" office:value="0.0510873522933265" calcext:value-type="float">
            <text:p>0.051087352293327</text:p>
          </table:table-cell>
          <table:table-cell office:value-type="float" office:value="0.0500804388950325" calcext:value-type="float">
            <text:p>0.050080438895033</text:p>
          </table:table-cell>
          <table:table-cell office:value-type="float" office:value="0.0633630914838413" calcext:value-type="float">
            <text:p>0.063363091483841</text:p>
          </table:table-cell>
          <table:table-cell office:value-type="float" office:value="0.0634488788711941" calcext:value-type="float">
            <text:p>0.063448878871194</text:p>
          </table:table-cell>
          <table:table-cell office:value-type="float" office:value="0.0716867478573966" calcext:value-type="float">
            <text:p>0.071686747857397</text:p>
          </table:table-cell>
          <table:table-cell office:value-type="float" office:value="0.0642425806846469" calcext:value-type="float">
            <text:p>0.064242580684647</text:p>
          </table:table-cell>
        </table:table-row>
        <table:table-row table:style-name="ro1">
          <table:table-cell/>
          <table:table-cell office:value-type="float" office:value="0.00796050781094399" calcext:value-type="float">
            <text:p>0.007960507810944</text:p>
          </table:table-cell>
          <table:table-cell office:value-type="float" office:value="0.0176959195130129" calcext:value-type="float">
            <text:p>0.017695919513013</text:p>
          </table:table-cell>
          <table:table-cell office:value-type="float" office:value="0.0159258820491791" calcext:value-type="float">
            <text:p>0.015925882049179</text:p>
          </table:table-cell>
          <table:table-cell office:value-type="float" office:value="0.0288162144067632" calcext:value-type="float">
            <text:p>0.028816214406763</text:p>
          </table:table-cell>
          <table:table-cell office:value-type="float" office:value="0.0224553680223194" calcext:value-type="float">
            <text:p>0.022455368022319</text:p>
          </table:table-cell>
          <table:table-cell office:value-type="float" office:value="0.0253147827332152" calcext:value-type="float">
            <text:p>0.025314782733215</text:p>
          </table:table-cell>
          <table:table-cell office:value-type="float" office:value="0.0533894622142274" calcext:value-type="float">
            <text:p>0.053389462214227</text:p>
          </table:table-cell>
          <table:table-cell office:value-type="float" office:value="0.0321447558758217" calcext:value-type="float">
            <text:p>0.032144755875822</text:p>
          </table:table-cell>
          <table:table-cell office:value-type="float" office:value="0.0411892093775461" calcext:value-type="float">
            <text:p>0.041189209377546</text:p>
          </table:table-cell>
          <table:table-cell office:value-type="float" office:value="0.0481781937477197" calcext:value-type="float">
            <text:p>0.04817819374772</text:p>
          </table:table-cell>
          <table:table-cell office:value-type="float" office:value="0.0476064635978072" calcext:value-type="float">
            <text:p>0.047606463597807</text:p>
          </table:table-cell>
          <table:table-cell office:value-type="float" office:value="0.0565733982286433" calcext:value-type="float">
            <text:p>0.056573398228643</text:p>
          </table:table-cell>
          <table:table-cell office:value-type="float" office:value="0.0501023833397735" calcext:value-type="float">
            <text:p>0.050102383339774</text:p>
          </table:table-cell>
          <table:table-cell office:value-type="float" office:value="0.0483735866668183" calcext:value-type="float">
            <text:p>0.048373586666818</text:p>
          </table:table-cell>
          <table:table-cell office:value-type="float" office:value="0.0476150206138949" calcext:value-type="float">
            <text:p>0.047615020613895</text:p>
          </table:table-cell>
          <table:table-cell office:value-type="float" office:value="0.071744652706242" calcext:value-type="float">
            <text:p>0.071744652706242</text:p>
          </table:table-cell>
          <table:table-cell office:value-type="float" office:value="0.058353292187038" calcext:value-type="float">
            <text:p>0.058353292187038</text:p>
          </table:table-cell>
          <table:table-cell office:value-type="float" office:value="0.0639866971016234" calcext:value-type="float">
            <text:p>0.063986697101623</text:p>
          </table:table-cell>
        </table:table-row>
        <table:table-row table:style-name="ro1">
          <table:table-cell/>
          <table:table-cell office:value-type="float" office:value="0.00800097668172296" calcext:value-type="float">
            <text:p>0.008000976681723</text:p>
          </table:table-cell>
          <table:table-cell office:value-type="float" office:value="0.0252794167835421" calcext:value-type="float">
            <text:p>0.025279416783542</text:p>
          </table:table-cell>
          <table:table-cell office:value-type="float" office:value="0.0159341708867252" calcext:value-type="float">
            <text:p>0.015934170886725</text:p>
          </table:table-cell>
          <table:table-cell office:value-type="float" office:value="0.0177325895157663" calcext:value-type="float">
            <text:p>0.017732589515766</text:p>
          </table:table-cell>
          <table:table-cell office:value-type="float" office:value="0.0318718531295831" calcext:value-type="float">
            <text:p>0.031871853129583</text:p>
          </table:table-cell>
          <table:table-cell office:value-type="float" office:value="0.0316133710194084" calcext:value-type="float">
            <text:p>0.031613371019408</text:p>
          </table:table-cell>
          <table:table-cell office:value-type="float" office:value="0.0644375927488083" calcext:value-type="float">
            <text:p>0.064437592748808</text:p>
          </table:table-cell>
          <table:table-cell office:value-type="float" office:value="0.044478389830159" calcext:value-type="float">
            <text:p>0.044478389830159</text:p>
          </table:table-cell>
          <table:table-cell office:value-type="float" office:value="0.0314735872523952" calcext:value-type="float">
            <text:p>0.031473587252395</text:p>
          </table:table-cell>
          <table:table-cell office:value-type="float" office:value="0.0490942481365781" calcext:value-type="float">
            <text:p>0.049094248136578</text:p>
          </table:table-cell>
          <table:table-cell office:value-type="float" office:value="0.0490899972906075" calcext:value-type="float">
            <text:p>0.049089997290608</text:p>
          </table:table-cell>
          <table:table-cell office:value-type="float" office:value="0.0605518703256455" calcext:value-type="float">
            <text:p>0.060551870325646</text:p>
          </table:table-cell>
          <table:table-cell office:value-type="float" office:value="0.0639920215631841" calcext:value-type="float">
            <text:p>0.063992021563184</text:p>
          </table:table-cell>
          <table:table-cell office:value-type="float" office:value="0.0489498494105593" calcext:value-type="float">
            <text:p>0.048949849410559</text:p>
          </table:table-cell>
          <table:table-cell office:value-type="float" office:value="2.74118337083898" calcext:value-type="float">
            <text:p>2.74118337083898</text:p>
          </table:table-cell>
          <table:table-cell office:value-type="float" office:value="0.0636515655647824" calcext:value-type="float">
            <text:p>0.063651565564782</text:p>
          </table:table-cell>
          <table:table-cell office:value-type="float" office:value="0.0725222186294357" calcext:value-type="float">
            <text:p>0.072522218629436</text:p>
          </table:table-cell>
          <table:table-cell office:value-type="float" office:value="0.0636662410196962" calcext:value-type="float">
            <text:p>0.063666241019696</text:p>
          </table:table-cell>
        </table:table-row>
        <table:table-row table:style-name="ro1">
          <table:table-cell/>
          <table:table-cell office:value-type="float" office:value="0.00794828870246195" calcext:value-type="float">
            <text:p>0.007948288702462</text:p>
          </table:table-cell>
          <table:table-cell office:value-type="float" office:value="0.0178268641105704" calcext:value-type="float">
            <text:p>0.01782686411057</text:p>
          </table:table-cell>
          <table:table-cell office:value-type="float" office:value="0.0287724089362316" calcext:value-type="float">
            <text:p>0.028772408936232</text:p>
          </table:table-cell>
          <table:table-cell office:value-type="float" office:value="0.0328828637723101" calcext:value-type="float">
            <text:p>0.03288286377231</text:p>
          </table:table-cell>
          <table:table-cell office:value-type="float" office:value="0.0253033370835995" calcext:value-type="float">
            <text:p>0.0253033370836</text:p>
          </table:table-cell>
          <table:table-cell office:value-type="float" office:value="0.0329571862335356" calcext:value-type="float">
            <text:p>0.032957186233536</text:p>
          </table:table-cell>
          <table:table-cell office:value-type="float" office:value="0.128460547158866" calcext:value-type="float">
            <text:p>0.128460547158866</text:p>
          </table:table-cell>
          <table:table-cell office:value-type="float" office:value="0.0355974329320153" calcext:value-type="float">
            <text:p>0.035597432932015</text:p>
          </table:table-cell>
          <table:table-cell office:value-type="float" office:value="0.0483677174103234" calcext:value-type="float">
            <text:p>0.048367717410323</text:p>
          </table:table-cell>
          <table:table-cell office:value-type="float" office:value="0.0404207821546571" calcext:value-type="float">
            <text:p>0.040420782154657</text:p>
          </table:table-cell>
          <table:table-cell office:value-type="float" office:value="0.0404952510772691" calcext:value-type="float">
            <text:p>0.040495251077269</text:p>
          </table:table-cell>
          <table:table-cell office:value-type="float" office:value="0.0398153854332196" calcext:value-type="float">
            <text:p>0.03981538543322</text:p>
          </table:table-cell>
          <table:table-cell office:value-type="float" office:value="0.0609026038597754" calcext:value-type="float">
            <text:p>0.060902603859775</text:p>
          </table:table-cell>
          <table:table-cell office:value-type="float" office:value="0.0553619972469963" calcext:value-type="float">
            <text:p>0.055361997246996</text:p>
          </table:table-cell>
          <table:table-cell office:value-type="float" office:value="0.0640043758900079" calcext:value-type="float">
            <text:p>0.064004375890008</text:p>
          </table:table-cell>
          <table:table-cell office:value-type="float" office:value="0.0737292145862317" calcext:value-type="float">
            <text:p>0.073729214586232</text:p>
          </table:table-cell>
          <table:table-cell office:value-type="float" office:value="0.0568254170340525" calcext:value-type="float">
            <text:p>0.056825417034053</text:p>
          </table:table-cell>
          <table:table-cell office:value-type="float" office:value="0.0726974567556013" calcext:value-type="float">
            <text:p>0.072697456755601</text:p>
          </table:table-cell>
        </table:table-row>
        <table:table-row table:style-name="ro1">
          <table:table-cell/>
          <table:table-cell office:value-type="float" office:value="0.0178861216500514" calcext:value-type="float">
            <text:p>0.017886121650051</text:p>
          </table:table-cell>
          <table:table-cell office:value-type="float" office:value="0.0159484393982315" calcext:value-type="float">
            <text:p>0.015948439398232</text:p>
          </table:table-cell>
          <table:table-cell office:value-type="float" office:value="0.0177989866931966" calcext:value-type="float">
            <text:p>0.017798986693197</text:p>
          </table:table-cell>
          <table:table-cell office:value-type="float" office:value="0.0224875475131816" calcext:value-type="float">
            <text:p>0.022487547513182</text:p>
          </table:table-cell>
          <table:table-cell office:value-type="float" office:value="0.0236799987955721" calcext:value-type="float">
            <text:p>0.023679998795572</text:p>
          </table:table-cell>
          <table:table-cell office:value-type="float" office:value="0.0252189023384081" calcext:value-type="float">
            <text:p>0.025218902338408</text:p>
          </table:table-cell>
          <table:table-cell office:value-type="float" office:value="0.104871312237571" calcext:value-type="float">
            <text:p>0.104871312237571</text:p>
          </table:table-cell>
          <table:table-cell office:value-type="float" office:value="0.0356327320133253" calcext:value-type="float">
            <text:p>0.035632732013325</text:p>
          </table:table-cell>
          <table:table-cell office:value-type="float" office:value="0.0432308943434947" calcext:value-type="float">
            <text:p>0.043230894343495</text:p>
          </table:table-cell>
          <table:table-cell office:value-type="float" office:value="0.0476725675284009" calcext:value-type="float">
            <text:p>0.047672567528401</text:p>
          </table:table-cell>
          <table:table-cell office:value-type="float" office:value="0.0479689454670366" calcext:value-type="float">
            <text:p>0.047968945467037</text:p>
          </table:table-cell>
          <table:table-cell office:value-type="float" office:value="0.0480305981059406" calcext:value-type="float">
            <text:p>0.048030598105941</text:p>
          </table:table-cell>
          <table:table-cell office:value-type="float" office:value="0.0573081057386015" calcext:value-type="float">
            <text:p>0.057308105738602</text:p>
          </table:table-cell>
          <table:table-cell office:value-type="float" office:value="0.0478153190211909" calcext:value-type="float">
            <text:p>0.047815319021191</text:p>
          </table:table-cell>
          <table:table-cell office:value-type="float" office:value="0.0565025871738963" calcext:value-type="float">
            <text:p>0.056502587173896</text:p>
          </table:table-cell>
          <table:table-cell office:value-type="float" office:value="0.0632410418786988" calcext:value-type="float">
            <text:p>0.063241041878699</text:p>
          </table:table-cell>
          <table:table-cell office:value-type="float" office:value="0.0682702548312498" calcext:value-type="float">
            <text:p>0.06827025483125</text:p>
          </table:table-cell>
          <table:table-cell office:value-type="float" office:value="0.0632830254154817" calcext:value-type="float">
            <text:p>0.063283025415482</text:p>
          </table:table-cell>
        </table:table-row>
        <table:table-row table:style-name="ro1">
          <table:table-cell/>
          <table:table-cell office:value-type="float" office:value="0.0112150743365281" calcext:value-type="float">
            <text:p>0.011215074336528</text:p>
          </table:table-cell>
          <table:table-cell office:value-type="float" office:value="0.0111886733330857" calcext:value-type="float">
            <text:p>0.011188673333086</text:p>
          </table:table-cell>
          <table:table-cell office:value-type="float" office:value="0.00793628724477238" calcext:value-type="float">
            <text:p>0.007936287244772</text:p>
          </table:table-cell>
          <table:table-cell office:value-type="float" office:value="0.023750843733719" calcext:value-type="float">
            <text:p>0.023750843733719</text:p>
          </table:table-cell>
          <table:table-cell office:value-type="float" office:value="0.0331157192003896" calcext:value-type="float">
            <text:p>0.03311571920039</text:p>
          </table:table-cell>
          <table:table-cell office:value-type="float" office:value="0.0239963384493324" calcext:value-type="float">
            <text:p>0.023996338449332</text:p>
          </table:table-cell>
          <table:table-cell office:value-type="float" office:value="0.0906199696090779" calcext:value-type="float">
            <text:p>0.090619969609078</text:p>
          </table:table-cell>
          <table:table-cell office:value-type="float" office:value="0.0286894409942406" calcext:value-type="float">
            <text:p>0.028689440994241</text:p>
          </table:table-cell>
          <table:table-cell office:value-type="float" office:value="0.0479804925976048" calcext:value-type="float">
            <text:p>0.047980492597605</text:p>
          </table:table-cell>
          <table:table-cell office:value-type="float" office:value="0.039734214988775" calcext:value-type="float">
            <text:p>0.039734214988775</text:p>
          </table:table-cell>
          <table:table-cell office:value-type="float" office:value="0.0407077572056917" calcext:value-type="float">
            <text:p>0.040707757205692</text:p>
          </table:table-cell>
          <table:table-cell office:value-type="float" office:value="0.0426945102076288" calcext:value-type="float">
            <text:p>0.042694510207629</text:p>
          </table:table-cell>
          <table:table-cell office:value-type="float" office:value="0.0502662481682175" calcext:value-type="float">
            <text:p>0.050266248168218</text:p>
          </table:table-cell>
          <table:table-cell office:value-type="float" office:value="0.0644195477137195" calcext:value-type="float">
            <text:p>0.06441954771372</text:p>
          </table:table-cell>
          <table:table-cell office:value-type="float" office:value="0.0636508411044761" calcext:value-type="float">
            <text:p>0.063650841104476</text:p>
          </table:table-cell>
          <table:table-cell office:value-type="float" office:value="0.0643781983392427" calcext:value-type="float">
            <text:p>0.064378198339243</text:p>
          </table:table-cell>
          <table:table-cell office:value-type="float" office:value="0.057602653908716" calcext:value-type="float">
            <text:p>0.057602653908716</text:p>
          </table:table-cell>
          <table:table-cell office:value-type="float" office:value="0.0717778577719053" calcext:value-type="float">
            <text:p>0.071777857771905</text:p>
          </table:table-cell>
        </table:table-row>
        <table:table-row table:style-name="ro1">
          <table:table-cell/>
          <table:table-cell office:value-type="float" office:value="0.0178324907637037" calcext:value-type="float">
            <text:p>0.017832490763704</text:p>
          </table:table-cell>
          <table:table-cell office:value-type="float" office:value="0.0241656558362502" calcext:value-type="float">
            <text:p>0.02416565583625</text:p>
          </table:table-cell>
          <table:table-cell office:value-type="float" office:value="0.0112614916141537" calcext:value-type="float">
            <text:p>0.011261491614154</text:p>
          </table:table-cell>
          <table:table-cell office:value-type="float" office:value="0.0254575348107692" calcext:value-type="float">
            <text:p>0.025457534810769</text:p>
          </table:table-cell>
          <table:table-cell office:value-type="float" office:value="0.0285238563070733" calcext:value-type="float">
            <text:p>0.028523856307073</text:p>
          </table:table-cell>
          <table:table-cell office:value-type="float" office:value="0.0285962936346816" calcext:value-type="float">
            <text:p>0.028596293634682</text:p>
          </table:table-cell>
          <table:table-cell office:value-type="float" office:value="0.103935931112153" calcext:value-type="float">
            <text:p>0.103935931112153</text:p>
          </table:table-cell>
          <table:table-cell office:value-type="float" office:value="0.0430437169434795" calcext:value-type="float">
            <text:p>0.04304371694348</text:p>
          </table:table-cell>
          <table:table-cell office:value-type="float" office:value="0.0469223719371887" calcext:value-type="float">
            <text:p>0.046922371937189</text:p>
          </table:table-cell>
          <table:table-cell office:value-type="float" office:value="0.0482860574616929" calcext:value-type="float">
            <text:p>0.048286057461693</text:p>
          </table:table-cell>
          <table:table-cell office:value-type="float" office:value="0.0482692533641342" calcext:value-type="float">
            <text:p>0.048269253364134</text:p>
          </table:table-cell>
          <table:table-cell office:value-type="float" office:value="0.0487970560898021" calcext:value-type="float">
            <text:p>0.048797056089802</text:p>
          </table:table-cell>
          <table:table-cell office:value-type="float" office:value="0.0507240537743342" calcext:value-type="float">
            <text:p>0.050724053774334</text:p>
          </table:table-cell>
          <table:table-cell office:value-type="float" office:value="0.063637441562752" calcext:value-type="float">
            <text:p>0.063637441562752</text:p>
          </table:table-cell>
          <table:table-cell office:value-type="float" office:value="2.74575777093485" calcext:value-type="float">
            <text:p>2.74575777093485</text:p>
          </table:table-cell>
          <table:table-cell office:value-type="float" office:value="0.0714973525363743" calcext:value-type="float">
            <text:p>0.071497352536374</text:p>
          </table:table-cell>
          <table:table-cell office:value-type="float" office:value="0.0487860455026426" calcext:value-type="float">
            <text:p>0.048786045502643</text:p>
          </table:table-cell>
          <table:table-cell office:value-type="float" office:value="0.0645065515037029" calcext:value-type="float">
            <text:p>0.064506551503703</text:p>
          </table:table-cell>
        </table:table-row>
        <table:table-row table:style-name="ro1">
          <table:table-cell/>
          <table:table-cell office:value-type="float" office:value="0.0112443705587381" calcext:value-type="float">
            <text:p>0.011244370558738</text:p>
          </table:table-cell>
          <table:table-cell office:value-type="float" office:value="0.0158788239013116" calcext:value-type="float">
            <text:p>0.015878823901312</text:p>
          </table:table-cell>
          <table:table-cell office:value-type="float" office:value="0.0224936447500246" calcext:value-type="float">
            <text:p>0.022493644750025</text:p>
          </table:table-cell>
          <table:table-cell office:value-type="float" office:value="0.0224556655581347" calcext:value-type="float">
            <text:p>0.022455665558135</text:p>
          </table:table-cell>
          <table:table-cell office:value-type="float" office:value="0.0179282789658692" calcext:value-type="float">
            <text:p>0.017928278965869</text:p>
          </table:table-cell>
          <table:table-cell office:value-type="float" office:value="0.0329959215166809" calcext:value-type="float">
            <text:p>0.032995921516681</text:p>
          </table:table-cell>
          <table:table-cell office:value-type="float" office:value="0.0654254842738778" calcext:value-type="float">
            <text:p>0.065425484273878</text:p>
          </table:table-cell>
          <table:table-cell office:value-type="float" office:value="0.035326051965224" calcext:value-type="float">
            <text:p>0.035326051965224</text:p>
          </table:table-cell>
          <table:table-cell office:value-type="float" office:value="0.0406380643273488" calcext:value-type="float">
            <text:p>0.040638064327349</text:p>
          </table:table-cell>
          <table:table-cell office:value-type="float" office:value="0.0480183303223499" calcext:value-type="float">
            <text:p>0.04801833032235</text:p>
          </table:table-cell>
          <table:table-cell office:value-type="float" office:value="0.0401585544734192" calcext:value-type="float">
            <text:p>0.040158554473419</text:p>
          </table:table-cell>
          <table:table-cell office:value-type="float" office:value="0.0404477674636508" calcext:value-type="float">
            <text:p>0.040447767463651</text:p>
          </table:table-cell>
          <table:table-cell office:value-type="float" office:value="0.0481413754873112" calcext:value-type="float">
            <text:p>0.048141375487311</text:p>
          </table:table-cell>
          <table:table-cell office:value-type="float" office:value="0.0565089389121251" calcext:value-type="float">
            <text:p>0.056508938912125</text:p>
          </table:table-cell>
          <table:table-cell office:value-type="float" office:value="0.0636503581400996" calcext:value-type="float">
            <text:p>0.0636503581401</text:p>
          </table:table-cell>
          <table:table-cell office:value-type="float" office:value="0.0639286293481139" calcext:value-type="float">
            <text:p>0.063928629348114</text:p>
          </table:table-cell>
          <table:table-cell office:value-type="float" office:value="0.0635762280221844" calcext:value-type="float">
            <text:p>0.063576228022184</text:p>
          </table:table-cell>
          <table:table-cell office:value-type="float" office:value="0.0719522411729276" calcext:value-type="float">
            <text:p>0.071952241172928</text:p>
          </table:table-cell>
        </table:table-row>
        <table:table-row table:style-name="ro1">
          <table:table-cell/>
          <table:table-cell office:value-type="float" office:value="0.00795643060253081" calcext:value-type="float">
            <text:p>0.007956430602531</text:p>
          </table:table-cell>
          <table:table-cell office:value-type="float" office:value="0.0177000272939489" calcext:value-type="float">
            <text:p>0.017700027293949</text:p>
          </table:table-cell>
          <table:table-cell office:value-type="float" office:value="0.0160492232341012" calcext:value-type="float">
            <text:p>0.016049223234101</text:p>
          </table:table-cell>
          <table:table-cell office:value-type="float" office:value="0.0252733474576324" calcext:value-type="float">
            <text:p>0.025273347457632</text:p>
          </table:table-cell>
          <table:table-cell office:value-type="float" office:value="0.0237815027263011" calcext:value-type="float">
            <text:p>0.023781502726301</text:p>
          </table:table-cell>
          <table:table-cell office:value-type="float" office:value="0.0318587802784593" calcext:value-type="float">
            <text:p>0.031858780278459</text:p>
          </table:table-cell>
          <table:table-cell office:value-type="float" office:value="0.0563232840539625" calcext:value-type="float">
            <text:p>0.056323284053963</text:p>
          </table:table-cell>
          <table:table-cell office:value-type="float" office:value="0.0360283919409305" calcext:value-type="float">
            <text:p>0.036028391940931</text:p>
          </table:table-cell>
          <table:table-cell office:value-type="float" office:value="0.0329515344709036" calcext:value-type="float">
            <text:p>0.032951534470904</text:p>
          </table:table-cell>
          <table:table-cell office:value-type="float" office:value="0.03975771731032" calcext:value-type="float">
            <text:p>0.03975771731032</text:p>
          </table:table-cell>
          <table:table-cell office:value-type="float" office:value="0.0503722936956744" calcext:value-type="float">
            <text:p>0.050372293695674</text:p>
          </table:table-cell>
          <table:table-cell office:value-type="float" office:value="0.0481267547194597" calcext:value-type="float">
            <text:p>0.04812675471946</text:p>
          </table:table-cell>
          <table:table-cell office:value-type="float" office:value="0.0563484314346315" calcext:value-type="float">
            <text:p>0.056348431434632</text:p>
          </table:table-cell>
          <table:table-cell office:value-type="float" office:value="0.0644310855504887" calcext:value-type="float">
            <text:p>0.064431085550489</text:p>
          </table:table-cell>
          <table:table-cell office:value-type="float" office:value="0.0633508892497074" calcext:value-type="float">
            <text:p>0.063350889249707</text:p>
          </table:table-cell>
          <table:table-cell office:value-type="float" office:value="0.0723039510883307" calcext:value-type="float">
            <text:p>0.072303951088331</text:p>
          </table:table-cell>
          <table:table-cell office:value-type="float" office:value="0.0644694109915897" calcext:value-type="float">
            <text:p>0.06446941099159</text:p>
          </table:table-cell>
          <table:table-cell office:value-type="float" office:value="0.0720526438621862" calcext:value-type="float">
            <text:p>0.072052643862186</text:p>
          </table:table-cell>
        </table:table-row>
        <table:table-row table:style-name="ro1">
          <table:table-cell/>
          <table:table-cell office:value-type="float" office:value="0.0178540472268267" calcext:value-type="float">
            <text:p>0.017854047226827</text:p>
          </table:table-cell>
          <table:table-cell office:value-type="float" office:value="0.00793825492177683" calcext:value-type="float">
            <text:p>0.007938254921777</text:p>
          </table:table-cell>
          <table:table-cell office:value-type="float" office:value="0.0238729146864141" calcext:value-type="float">
            <text:p>0.023872914686414</text:p>
          </table:table-cell>
          <table:table-cell office:value-type="float" office:value="0.0249971331469186" calcext:value-type="float">
            <text:p>0.024997133146919</text:p>
          </table:table-cell>
          <table:table-cell office:value-type="float" office:value="0.0252511662478089" calcext:value-type="float">
            <text:p>0.025251166247809</text:p>
          </table:table-cell>
          <table:table-cell office:value-type="float" office:value="0.0239369033804469" calcext:value-type="float">
            <text:p>0.023936903380447</text:p>
          </table:table-cell>
          <table:table-cell office:value-type="float" office:value="0.0399903892725967" calcext:value-type="float">
            <text:p>0.039990389272597</text:p>
          </table:table-cell>
          <table:table-cell office:value-type="float" office:value="0.04047272076306" calcext:value-type="float">
            <text:p>0.04047272076306</text:p>
          </table:table-cell>
          <table:table-cell office:value-type="float" office:value="0.0476408905043163" calcext:value-type="float">
            <text:p>0.047640890504316</text:p>
          </table:table-cell>
          <table:table-cell office:value-type="float" office:value="0.0484223381463092" calcext:value-type="float">
            <text:p>0.048422338146309</text:p>
          </table:table-cell>
          <table:table-cell office:value-type="float" office:value="0.039836486589165" calcext:value-type="float">
            <text:p>0.039836486589165</text:p>
          </table:table-cell>
          <table:table-cell office:value-type="float" office:value="0.058008354955442" calcext:value-type="float">
            <text:p>0.058008354955442</text:p>
          </table:table-cell>
          <table:table-cell office:value-type="float" office:value="0.0638223936608293" calcext:value-type="float">
            <text:p>0.063822393660829</text:p>
          </table:table-cell>
          <table:table-cell office:value-type="float" office:value="0.0556186276125581" calcext:value-type="float">
            <text:p>0.055618627612558</text:p>
          </table:table-cell>
          <table:table-cell office:value-type="float" office:value="0.064128060417095" calcext:value-type="float">
            <text:p>0.064128060417095</text:p>
          </table:table-cell>
          <table:table-cell office:value-type="float" office:value="0.0713803164599307" calcext:value-type="float">
            <text:p>0.071380316459931</text:p>
          </table:table-cell>
          <table:table-cell office:value-type="float" office:value="0.0723998583808082" calcext:value-type="float">
            <text:p>0.072399858380808</text:p>
          </table:table-cell>
          <table:table-cell office:value-type="float" office:value="0.0717190346829477" calcext:value-type="float">
            <text:p>0.071719034682948</text:p>
          </table:table-cell>
        </table:table-row>
        <table:table-row table:style-name="ro1">
          <table:table-cell/>
          <table:table-cell office:value-type="float" office:value="0.0113311064571649" calcext:value-type="float">
            <text:p>0.011331106457165</text:p>
          </table:table-cell>
          <table:table-cell office:value-type="float" office:value="0.0113438049969995" calcext:value-type="float">
            <text:p>0.011343804997</text:p>
          </table:table-cell>
          <table:table-cell office:value-type="float" office:value="0.0159049413040614" calcext:value-type="float">
            <text:p>0.015904941304061</text:p>
          </table:table-cell>
          <table:table-cell office:value-type="float" office:value="0.0240752166842064" calcext:value-type="float">
            <text:p>0.024075216684206</text:p>
          </table:table-cell>
          <table:table-cell office:value-type="float" office:value="0.0223795840040284" calcext:value-type="float">
            <text:p>0.022379584004028</text:p>
          </table:table-cell>
          <table:table-cell office:value-type="float" office:value="0.0428924987869713" calcext:value-type="float">
            <text:p>0.042892498786971</text:p>
          </table:table-cell>
          <table:table-cell office:value-type="float" office:value="0.0178177199058831" calcext:value-type="float">
            <text:p>0.017817719905883</text:p>
          </table:table-cell>
          <table:table-cell office:value-type="float" office:value="0.0284303896182029" calcext:value-type="float">
            <text:p>0.028430389618203</text:p>
          </table:table-cell>
          <table:table-cell office:value-type="float" office:value="0.0404331618755515" calcext:value-type="float">
            <text:p>0.040433161875552</text:p>
          </table:table-cell>
          <table:table-cell office:value-type="float" office:value="0.0318959691861947" calcext:value-type="float">
            <text:p>0.031895969186195</text:p>
          </table:table-cell>
          <table:table-cell office:value-type="float" office:value="0.0429629893010574" calcext:value-type="float">
            <text:p>0.042962989301057</text:p>
          </table:table-cell>
          <table:table-cell office:value-type="float" office:value="0.0402744072665477" calcext:value-type="float">
            <text:p>0.040274407266548</text:p>
          </table:table-cell>
          <table:table-cell office:value-type="float" office:value="0.0643859397120714" calcext:value-type="float">
            <text:p>0.064385939712071</text:p>
          </table:table-cell>
          <table:table-cell office:value-type="float" office:value="0.0632739560704804" calcext:value-type="float">
            <text:p>0.06327395607048</text:p>
          </table:table-cell>
          <table:table-cell office:value-type="float" office:value="0.0566559652012376" calcext:value-type="float">
            <text:p>0.056655965201238</text:p>
          </table:table-cell>
          <table:table-cell office:value-type="float" office:value="0.0650504388359399" calcext:value-type="float">
            <text:p>0.06505043883594</text:p>
          </table:table-cell>
          <table:table-cell office:value-type="float" office:value="0.0711644132085574" calcext:value-type="float">
            <text:p>0.071164413208557</text:p>
          </table:table-cell>
          <table:table-cell office:value-type="float" office:value="0.0641873142065737" calcext:value-type="float">
            <text:p>0.064187314206574</text:p>
          </table:table-cell>
        </table:table-row>
        <table:table-row table:style-name="ro1">
          <table:table-cell/>
          <table:table-cell office:value-type="float" office:value="0.0157232547852361" calcext:value-type="float">
            <text:p>0.015723254785236</text:p>
          </table:table-cell>
          <table:table-cell office:value-type="float" office:value="0.0177954743796355" calcext:value-type="float">
            <text:p>0.017795474379636</text:p>
          </table:table-cell>
          <table:table-cell office:value-type="float" office:value="0.0178494260250026" calcext:value-type="float">
            <text:p>0.017849426025003</text:p>
          </table:table-cell>
          <table:table-cell office:value-type="float" office:value="0.0250405976400075" calcext:value-type="float">
            <text:p>0.025040597640008</text:p>
          </table:table-cell>
          <table:table-cell office:value-type="float" office:value="0.0331343098846969" calcext:value-type="float">
            <text:p>0.033134309884697</text:p>
          </table:table-cell>
          <table:table-cell office:value-type="float" office:value="0.0252479938156219" calcext:value-type="float">
            <text:p>0.025247993815622</text:p>
          </table:table-cell>
          <table:table-cell office:value-type="float" office:value="0.0111853608524835" calcext:value-type="float">
            <text:p>0.011185360852484</text:p>
          </table:table-cell>
          <table:table-cell office:value-type="float" office:value="0.0332345376236923" calcext:value-type="float">
            <text:p>0.033234537623692</text:p>
          </table:table-cell>
          <table:table-cell office:value-type="float" office:value="0.0464129336723181" calcext:value-type="float">
            <text:p>0.046412933672318</text:p>
          </table:table-cell>
          <table:table-cell office:value-type="float" office:value="0.0407898998925083" calcext:value-type="float">
            <text:p>0.040789899892508</text:p>
          </table:table-cell>
          <table:table-cell office:value-type="float" office:value="0.0558926469888349" calcext:value-type="float">
            <text:p>0.055892646988835</text:p>
          </table:table-cell>
          <table:table-cell office:value-type="float" office:value="0.0409167901148868" calcext:value-type="float">
            <text:p>0.040916790114887</text:p>
          </table:table-cell>
          <table:table-cell office:value-type="float" office:value="0.0640115241981317" calcext:value-type="float">
            <text:p>0.064011524198132</text:p>
          </table:table-cell>
          <table:table-cell office:value-type="float" office:value="0.0485148773993256" calcext:value-type="float">
            <text:p>0.048514877399326</text:p>
          </table:table-cell>
          <table:table-cell office:value-type="float" office:value="2.76940592916817" calcext:value-type="float">
            <text:p>2.76940592916817</text:p>
          </table:table-cell>
          <table:table-cell office:value-type="float" office:value="0.0632143540741969" calcext:value-type="float">
            <text:p>0.063214354074197</text:p>
          </table:table-cell>
          <table:table-cell office:value-type="float" office:value="0.0646002073184712" calcext:value-type="float">
            <text:p>0.064600207318471</text:p>
          </table:table-cell>
          <table:table-cell office:value-type="float" office:value="0.0711891072304153" calcext:value-type="float">
            <text:p>0.071189107230415</text:p>
          </table:table-cell>
        </table:table-row>
        <table:table-row table:style-name="ro1">
          <table:table-cell/>
          <table:table-cell office:value-type="float" office:value="0.0114170588739994" calcext:value-type="float">
            <text:p>0.011417058873999</text:p>
          </table:table-cell>
          <table:table-cell office:value-type="float" office:value="0.0176827407422826" calcext:value-type="float">
            <text:p>0.017682740742283</text:p>
          </table:table-cell>
          <table:table-cell office:value-type="float" office:value="0.0239201123871035" calcext:value-type="float">
            <text:p>0.023920112387104</text:p>
          </table:table-cell>
          <table:table-cell office:value-type="float" office:value="0.0178918881747063" calcext:value-type="float">
            <text:p>0.017891888174706</text:p>
          </table:table-cell>
          <table:table-cell office:value-type="float" office:value="0.0326163704976882" calcext:value-type="float">
            <text:p>0.032616370497688</text:p>
          </table:table-cell>
          <table:table-cell office:value-type="float" office:value="0.0325596287534255" calcext:value-type="float">
            <text:p>0.032559628753426</text:p>
          </table:table-cell>
          <table:table-cell office:value-type="float" office:value="0.0564765492144575" calcext:value-type="float">
            <text:p>0.056476549214458</text:p>
          </table:table-cell>
          <table:table-cell office:value-type="float" office:value="0.0430297767475633" calcext:value-type="float">
            <text:p>0.043029776747563</text:p>
          </table:table-cell>
          <table:table-cell office:value-type="float" office:value="0.0410386440890815" calcext:value-type="float">
            <text:p>0.041038644089082</text:p>
          </table:table-cell>
          <table:table-cell office:value-type="float" office:value="0.0406451696401645" calcext:value-type="float">
            <text:p>0.040645169640165</text:p>
          </table:table-cell>
          <table:table-cell office:value-type="float" office:value="0.0427934376461887" calcext:value-type="float">
            <text:p>0.042793437646189</text:p>
          </table:table-cell>
          <table:table-cell office:value-type="float" office:value="0.0404388957961917" calcext:value-type="float">
            <text:p>0.040438895796192</text:p>
          </table:table-cell>
          <table:table-cell office:value-type="float" office:value="0.0623604375638271" calcext:value-type="float">
            <text:p>0.062360437563827</text:p>
          </table:table-cell>
          <table:table-cell office:value-type="float" office:value="0.0581199363298664" calcext:value-type="float">
            <text:p>0.058119936329866</text:p>
          </table:table-cell>
          <table:table-cell office:value-type="float" office:value="2.7082490735334" calcext:value-type="float">
            <text:p>2.7082490735334</text:p>
          </table:table-cell>
          <table:table-cell office:value-type="float" office:value="0.0642596718995571" calcext:value-type="float">
            <text:p>0.064259671899557</text:p>
          </table:table-cell>
          <table:table-cell office:value-type="float" office:value="2.57508108401438" calcext:value-type="float">
            <text:p>2.57508108401438</text:p>
          </table:table-cell>
          <table:table-cell office:value-type="float" office:value="0.0645412710358681" calcext:value-type="float">
            <text:p>0.064541271035868</text:p>
          </table:table-cell>
        </table:table-row>
        <table:table-row table:style-name="ro1">
          <table:table-cell/>
          <table:table-cell office:value-type="float" office:value="0.0177353391859556" calcext:value-type="float">
            <text:p>0.017735339185956</text:p>
          </table:table-cell>
          <table:table-cell office:value-type="float" office:value="0.0180007808972404" calcext:value-type="float">
            <text:p>0.01800078089724</text:p>
          </table:table-cell>
          <table:table-cell office:value-type="float" office:value="0.0158821910079386" calcext:value-type="float">
            <text:p>0.015882191007939</text:p>
          </table:table-cell>
          <table:table-cell office:value-type="float" office:value="0.0158125850609423" calcext:value-type="float">
            <text:p>0.015812585060942</text:p>
          </table:table-cell>
          <table:table-cell office:value-type="float" office:value="0.0240767829534505" calcext:value-type="float">
            <text:p>0.024076782953451</text:p>
          </table:table-cell>
          <table:table-cell office:value-type="float" office:value="0.0331079211354133" calcext:value-type="float">
            <text:p>0.033107921135413</text:p>
          </table:table-cell>
          <table:table-cell office:value-type="float" office:value="0.0567585358390344" calcext:value-type="float">
            <text:p>0.056758535839034</text:p>
          </table:table-cell>
          <table:table-cell office:value-type="float" office:value="0.0352972016736391" calcext:value-type="float">
            <text:p>0.035297201673639</text:p>
          </table:table-cell>
          <table:table-cell office:value-type="float" office:value="0.0425292288958714" calcext:value-type="float">
            <text:p>0.042529228895871</text:p>
          </table:table-cell>
          <table:table-cell office:value-type="float" office:value="0.0483682675926161" calcext:value-type="float">
            <text:p>0.048368267592616</text:p>
          </table:table-cell>
          <table:table-cell office:value-type="float" office:value="0.0476294393858815" calcext:value-type="float">
            <text:p>0.047629439385882</text:p>
          </table:table-cell>
          <table:table-cell office:value-type="float" office:value="0.0395699509043636" calcext:value-type="float">
            <text:p>0.039569950904364</text:p>
          </table:table-cell>
          <table:table-cell office:value-type="float" office:value="0.0565976894068117" calcext:value-type="float">
            <text:p>0.056597689406812</text:p>
          </table:table-cell>
          <table:table-cell office:value-type="float" office:value="0.0565841917331313" calcext:value-type="float">
            <text:p>0.056584191733131</text:p>
          </table:table-cell>
          <table:table-cell office:value-type="float" office:value="2.76494700520277" calcext:value-type="float">
            <text:p>2.76494700520277</text:p>
          </table:table-cell>
          <table:table-cell office:value-type="float" office:value="0.0565911017376744" calcext:value-type="float">
            <text:p>0.056591101737674</text:p>
          </table:table-cell>
          <table:table-cell office:value-type="float" office:value="2.64602613441178" calcext:value-type="float">
            <text:p>2.64602613441178</text:p>
          </table:table-cell>
          <table:table-cell office:value-type="float" office:value="0.0642440452896769" calcext:value-type="float">
            <text:p>0.064244045289677</text:p>
          </table:table-cell>
        </table:table-row>
        <table:table-row table:style-name="ro1">
          <table:table-cell/>
          <table:table-cell office:value-type="float" office:value="0.0159304489182019" calcext:value-type="float">
            <text:p>0.015930448918202</text:p>
          </table:table-cell>
          <table:table-cell office:value-type="float" office:value="0.02368387648084" calcext:value-type="float">
            <text:p>0.02368387648084</text:p>
          </table:table-cell>
          <table:table-cell office:value-type="float" office:value="0.024082635232513" calcext:value-type="float">
            <text:p>0.024082635232513</text:p>
          </table:table-cell>
          <table:table-cell office:value-type="float" office:value="0.0177727791244304" calcext:value-type="float">
            <text:p>0.01777277912443</text:p>
          </table:table-cell>
          <table:table-cell office:value-type="float" office:value="0.0328804879874032" calcext:value-type="float">
            <text:p>0.032880487987403</text:p>
          </table:table-cell>
          <table:table-cell office:value-type="float" office:value="0.0238824299778512" calcext:value-type="float">
            <text:p>0.023882429977851</text:p>
          </table:table-cell>
          <table:table-cell office:value-type="float" office:value="0.0476091654811273" calcext:value-type="float">
            <text:p>0.047609165481127</text:p>
          </table:table-cell>
          <table:table-cell office:value-type="float" office:value="0.0433531188831174" calcext:value-type="float">
            <text:p>0.043353118883117</text:p>
          </table:table-cell>
          <table:table-cell office:value-type="float" office:value="0.0432337905309961" calcext:value-type="float">
            <text:p>0.043233790530996</text:p>
          </table:table-cell>
          <table:table-cell office:value-type="float" office:value="0.0399470459043436" calcext:value-type="float">
            <text:p>0.039947045904344</text:p>
          </table:table-cell>
          <table:table-cell office:value-type="float" office:value="0.0476769027036551" calcext:value-type="float">
            <text:p>0.047676902703655</text:p>
          </table:table-cell>
          <table:table-cell office:value-type="float" office:value="0.0409891713212391" calcext:value-type="float">
            <text:p>0.040989171321239</text:p>
          </table:table-cell>
          <table:table-cell office:value-type="float" office:value="0.0618201540602" calcext:value-type="float">
            <text:p>0.0618201540602</text:p>
          </table:table-cell>
          <table:table-cell office:value-type="float" office:value="0.047758109536813" calcext:value-type="float">
            <text:p>0.047758109536813</text:p>
          </table:table-cell>
          <table:table-cell office:value-type="float" office:value="0.0682640659711586" calcext:value-type="float">
            <text:p>0.068264065971159</text:p>
          </table:table-cell>
          <table:table-cell office:value-type="float" office:value="0.0578438075365535" calcext:value-type="float">
            <text:p>0.057843807536554</text:p>
          </table:table-cell>
          <table:table-cell office:value-type="float" office:value="2.63078903061555" calcext:value-type="float">
            <text:p>2.63078903061555</text:p>
          </table:table-cell>
          <table:table-cell office:value-type="float" office:value="0.0878776476021278" calcext:value-type="float">
            <text:p>0.087877647602128</text:p>
          </table:table-cell>
        </table:table-row>
        <table:table-row table:style-name="ro1">
          <table:table-cell/>
          <table:table-cell office:value-type="float" office:value="0.00797694954193872" calcext:value-type="float">
            <text:p>0.007976949541939</text:p>
          </table:table-cell>
          <table:table-cell office:value-type="float" office:value="0.00803492660088326" calcext:value-type="float">
            <text:p>0.008034926600883</text:p>
          </table:table-cell>
          <table:table-cell office:value-type="float" office:value="0.0112047572121579" calcext:value-type="float">
            <text:p>0.011204757212158</text:p>
          </table:table-cell>
          <table:table-cell office:value-type="float" office:value="0.0179597610579276" calcext:value-type="float">
            <text:p>0.017959761057928</text:p>
          </table:table-cell>
          <table:table-cell office:value-type="float" office:value="0.0238095825583125" calcext:value-type="float">
            <text:p>0.023809582558313</text:p>
          </table:table-cell>
          <table:table-cell office:value-type="float" office:value="0.024978538222657" calcext:value-type="float">
            <text:p>0.024978538222657</text:p>
          </table:table-cell>
          <table:table-cell office:value-type="float" office:value="0.0159096319504766" calcext:value-type="float">
            <text:p>0.015909631950477</text:p>
          </table:table-cell>
          <table:table-cell office:value-type="float" office:value="0.035303977920022" calcext:value-type="float">
            <text:p>0.035303977920022</text:p>
          </table:table-cell>
          <table:table-cell office:value-type="float" office:value="0.0483437965890021" calcext:value-type="float">
            <text:p>0.048343796589002</text:p>
          </table:table-cell>
          <table:table-cell office:value-type="float" office:value="0.048607771030533" calcext:value-type="float">
            <text:p>0.048607771030533</text:p>
          </table:table-cell>
          <table:table-cell office:value-type="float" office:value="0.0428331208611438" calcext:value-type="float">
            <text:p>0.042833120861144</text:p>
          </table:table-cell>
          <table:table-cell office:value-type="float" office:value="0.0486833643003554" calcext:value-type="float">
            <text:p>0.048683364300355</text:p>
          </table:table-cell>
          <table:table-cell office:value-type="float" office:value="0.0564946226052693" calcext:value-type="float">
            <text:p>0.056494622605269</text:p>
          </table:table-cell>
          <table:table-cell office:value-type="float" office:value="0.0652216998110205" calcext:value-type="float">
            <text:p>0.065221699811021</text:p>
          </table:table-cell>
          <table:table-cell office:value-type="float" office:value="2.76399063309298" calcext:value-type="float">
            <text:p>2.76399063309298</text:p>
          </table:table-cell>
          <table:table-cell office:value-type="float" office:value="0.0531838918391301" calcext:value-type="float">
            <text:p>0.05318389183913</text:p>
          </table:table-cell>
          <table:table-cell office:value-type="float" office:value="2.53809417312435" calcext:value-type="float">
            <text:p>2.53809417312435</text:p>
          </table:table-cell>
          <table:table-cell office:value-type="float" office:value="0.0718698092728639" calcext:value-type="float">
            <text:p>0.071869809272864</text:p>
          </table:table-cell>
        </table:table-row>
        <table:table-row table:style-name="ro1">
          <table:table-cell/>
          <table:table-cell office:value-type="float" office:value="0.0160084883876262" calcext:value-type="float">
            <text:p>0.016008488387626</text:p>
          </table:table-cell>
          <table:table-cell office:value-type="float" office:value="0.0158496920228243" calcext:value-type="float">
            <text:p>0.015849692022824</text:p>
          </table:table-cell>
          <table:table-cell office:value-type="float" office:value="0.0252665109157043" calcext:value-type="float">
            <text:p>0.025266510915704</text:p>
          </table:table-cell>
          <table:table-cell office:value-type="float" office:value="0.0235953195319541" calcext:value-type="float">
            <text:p>0.023595319531954</text:p>
          </table:table-cell>
          <table:table-cell office:value-type="float" office:value="0.0177217667865268" calcext:value-type="float">
            <text:p>0.017721766786527</text:p>
          </table:table-cell>
          <table:table-cell office:value-type="float" office:value="0.0254152416850721" calcext:value-type="float">
            <text:p>0.025415241685072</text:p>
          </table:table-cell>
          <table:table-cell office:value-type="float" office:value="0.0318991227236257" calcext:value-type="float">
            <text:p>0.031899122723626</text:p>
          </table:table-cell>
          <table:table-cell office:value-type="float" office:value="0.0329985029088629" calcext:value-type="float">
            <text:p>0.032998502908863</text:p>
          </table:table-cell>
          <table:table-cell office:value-type="float" office:value="0.0428479092832773" calcext:value-type="float">
            <text:p>0.042847909283277</text:p>
          </table:table-cell>
          <table:table-cell office:value-type="float" office:value="0.0470613544773678" calcext:value-type="float">
            <text:p>0.047061354477368</text:p>
          </table:table-cell>
          <table:table-cell office:value-type="float" office:value="0.0538047902727274" calcext:value-type="float">
            <text:p>0.053804790272727</text:p>
          </table:table-cell>
          <table:table-cell office:value-type="float" office:value="0.0398339317227422" calcext:value-type="float">
            <text:p>0.039833931722742</text:p>
          </table:table-cell>
          <table:table-cell office:value-type="float" office:value="0.0564102716407682" calcext:value-type="float">
            <text:p>0.056410271640768</text:p>
          </table:table-cell>
          <table:table-cell office:value-type="float" office:value="0.0548539314926707" calcext:value-type="float">
            <text:p>0.054853931492671</text:p>
          </table:table-cell>
          <table:table-cell office:value-type="float" office:value="2.76548526814978" calcext:value-type="float">
            <text:p>2.76548526814978</text:p>
          </table:table-cell>
          <table:table-cell office:value-type="float" office:value="0.0582403236912354" calcext:value-type="float">
            <text:p>0.058240323691235</text:p>
          </table:table-cell>
          <table:table-cell office:value-type="float" office:value="0.0636314075759731" calcext:value-type="float">
            <text:p>0.063631407575973</text:p>
          </table:table-cell>
          <table:table-cell office:value-type="float" office:value="0.0888661297513281" calcext:value-type="float">
            <text:p>0.088866129751328</text:p>
          </table:table-cell>
        </table:table-row>
        <table:table-row table:style-name="ro1">
          <table:table-cell/>
          <table:table-cell office:value-type="float" office:value="0.0177355404148156" calcext:value-type="float">
            <text:p>0.017735540414816</text:p>
          </table:table-cell>
          <table:table-cell office:value-type="float" office:value="0.0239115212417423" calcext:value-type="float">
            <text:p>0.023911521241742</text:p>
          </table:table-cell>
          <table:table-cell office:value-type="float" office:value="0.0158548445627193" calcext:value-type="float">
            <text:p>0.015854844562719</text:p>
          </table:table-cell>
          <table:table-cell office:value-type="float" office:value="0.0160722547616448" calcext:value-type="float">
            <text:p>0.016072254761645</text:p>
          </table:table-cell>
          <table:table-cell office:value-type="float" office:value="0.0320364183527723" calcext:value-type="float">
            <text:p>0.032036418352772</text:p>
          </table:table-cell>
          <table:table-cell office:value-type="float" office:value="0.0313566447681971" calcext:value-type="float">
            <text:p>0.031356644768197</text:p>
          </table:table-cell>
          <table:table-cell office:value-type="float" office:value="0.0317503155687524" calcext:value-type="float">
            <text:p>0.031750315568752</text:p>
          </table:table-cell>
          <table:table-cell office:value-type="float" office:value="0.0406643354741656" calcext:value-type="float">
            <text:p>0.040664335474166</text:p>
          </table:table-cell>
          <table:table-cell office:value-type="float" office:value="0.0504935846898289" calcext:value-type="float">
            <text:p>0.050493584689829</text:p>
          </table:table-cell>
          <table:table-cell office:value-type="float" office:value="0.0406822037871816" calcext:value-type="float">
            <text:p>0.040682203787182</text:p>
          </table:table-cell>
          <table:table-cell office:value-type="float" office:value="0.0474705952257444" calcext:value-type="float">
            <text:p>0.047470595225744</text:p>
          </table:table-cell>
          <table:table-cell office:value-type="float" office:value="0.0647219196049688" calcext:value-type="float">
            <text:p>0.064721919604969</text:p>
          </table:table-cell>
          <table:table-cell office:value-type="float" office:value="0.0445028601981497" calcext:value-type="float">
            <text:p>0.04450286019815</text:p>
          </table:table-cell>
          <table:table-cell office:value-type="float" office:value="0.0651368977565456" calcext:value-type="float">
            <text:p>0.065136897756546</text:p>
          </table:table-cell>
          <table:table-cell office:value-type="float" office:value="2.71636785952114" calcext:value-type="float">
            <text:p>2.71636785952114</text:p>
          </table:table-cell>
          <table:table-cell office:value-type="float" office:value="0.0561991609552893" calcext:value-type="float">
            <text:p>0.056199160955289</text:p>
          </table:table-cell>
          <table:table-cell office:value-type="float" office:value="0.0831311258942463" calcext:value-type="float">
            <text:p>0.083131125894246</text:p>
          </table:table-cell>
          <table:table-cell office:value-type="float" office:value="0.0873715702222667" calcext:value-type="float">
            <text:p>0.087371570222267</text:p>
          </table:table-cell>
        </table:table-row>
        <table:table-row table:style-name="ro1">
          <table:table-cell/>
          <table:table-cell office:value-type="float" office:value="0.0113123491735804" calcext:value-type="float">
            <text:p>0.01131234917358</text:p>
          </table:table-cell>
          <table:table-cell office:value-type="float" office:value="0.0112712495492103" calcext:value-type="float">
            <text:p>0.01127124954921</text:p>
          </table:table-cell>
          <table:table-cell office:value-type="float" office:value="0.0226104253681877" calcext:value-type="float">
            <text:p>0.022610425368188</text:p>
          </table:table-cell>
          <table:table-cell office:value-type="float" office:value="0.0252288319843921" calcext:value-type="float">
            <text:p>0.025228831984392</text:p>
          </table:table-cell>
          <table:table-cell office:value-type="float" office:value="0.0252643451776418" calcext:value-type="float">
            <text:p>0.025264345177642</text:p>
          </table:table-cell>
          <table:table-cell office:value-type="float" office:value="0.0242116431437057" calcext:value-type="float">
            <text:p>0.024211643143706</text:p>
          </table:table-cell>
          <table:table-cell office:value-type="float" office:value="0.039731806065244" calcext:value-type="float">
            <text:p>0.039731806065244</text:p>
          </table:table-cell>
          <table:table-cell office:value-type="float" office:value="0.0328466391220995" calcext:value-type="float">
            <text:p>0.0328466391221</text:p>
          </table:table-cell>
          <table:table-cell office:value-type="float" office:value="0.03983769736942" calcext:value-type="float">
            <text:p>0.03983769736942</text:p>
          </table:table-cell>
          <table:table-cell office:value-type="float" office:value="0.0479981690151591" calcext:value-type="float">
            <text:p>0.047998169015159</text:p>
          </table:table-cell>
          <table:table-cell office:value-type="float" office:value="0.0408779214009884" calcext:value-type="float">
            <text:p>0.040877921400988</text:p>
          </table:table-cell>
          <table:table-cell office:value-type="float" office:value="0.064260282468283" calcext:value-type="float">
            <text:p>0.064260282468283</text:p>
          </table:table-cell>
          <table:table-cell office:value-type="float" office:value="0.0540441449876643" calcext:value-type="float">
            <text:p>0.054044144987664</text:p>
          </table:table-cell>
          <table:table-cell office:value-type="float" office:value="0.0561819146339026" calcext:value-type="float">
            <text:p>0.056181914633903</text:p>
          </table:table-cell>
          <table:table-cell office:value-type="float" office:value="0.0663387814740393" calcext:value-type="float">
            <text:p>0.066338781474039</text:p>
          </table:table-cell>
          <table:table-cell office:value-type="float" office:value="0.0503736328577284" calcext:value-type="float">
            <text:p>0.050373632857728</text:p>
          </table:table-cell>
          <table:table-cell office:value-type="float" office:value="0.0822644637329284" calcext:value-type="float">
            <text:p>0.082264463732928</text:p>
          </table:table-cell>
          <table:table-cell office:value-type="float" office:value="0.0641601823032007" calcext:value-type="float">
            <text:p>0.064160182303201</text:p>
          </table:table-cell>
        </table:table-row>
        <table:table-row table:style-name="ro1">
          <table:table-cell/>
          <table:table-cell office:value-type="float" office:value="0.0176888772709085" calcext:value-type="float">
            <text:p>0.017688877270909</text:p>
          </table:table-cell>
          <table:table-cell office:value-type="float" office:value="0.01190257283909" calcext:value-type="float">
            <text:p>0.01190257283909</text:p>
          </table:table-cell>
          <table:table-cell office:value-type="float" office:value="0.0238905919812252" calcext:value-type="float">
            <text:p>0.023890591981225</text:p>
          </table:table-cell>
          <table:table-cell office:value-type="float" office:value="0.0252363683810914" calcext:value-type="float">
            <text:p>0.025236368381091</text:p>
          </table:table-cell>
          <table:table-cell office:value-type="float" office:value="0.0253214520599275" calcext:value-type="float">
            <text:p>0.025321452059928</text:p>
          </table:table-cell>
          <table:table-cell office:value-type="float" office:value="0.0328043948046381" calcext:value-type="float">
            <text:p>0.032804394804638</text:p>
          </table:table-cell>
          <table:table-cell office:value-type="float" office:value="0.0410985799617985" calcext:value-type="float">
            <text:p>0.041098579961799</text:p>
          </table:table-cell>
          <table:table-cell office:value-type="float" office:value="0.0402652324337236" calcext:value-type="float">
            <text:p>0.040265232433724</text:p>
          </table:table-cell>
          <table:table-cell office:value-type="float" office:value="0.0328348521177837" calcext:value-type="float">
            <text:p>0.032834852117784</text:p>
          </table:table-cell>
          <table:table-cell office:value-type="float" office:value="0.0406696711182491" calcext:value-type="float">
            <text:p>0.040669671118249</text:p>
          </table:table-cell>
          <table:table-cell office:value-type="float" office:value="0.0498508027705819" calcext:value-type="float">
            <text:p>0.049850802770582</text:p>
          </table:table-cell>
          <table:table-cell office:value-type="float" office:value="0.0357111536557377" calcext:value-type="float">
            <text:p>0.035711153655738</text:p>
          </table:table-cell>
          <table:table-cell office:value-type="float" office:value="0.0571596211863119" calcext:value-type="float">
            <text:p>0.057159621186312</text:p>
          </table:table-cell>
          <table:table-cell office:value-type="float" office:value="0.0559476934944683" calcext:value-type="float">
            <text:p>0.055947693494468</text:p>
          </table:table-cell>
          <table:table-cell office:value-type="float" office:value="0.055924906014796" calcext:value-type="float">
            <text:p>0.055924906014796</text:p>
          </table:table-cell>
          <table:table-cell office:value-type="float" office:value="0.0644270345625734" calcext:value-type="float">
            <text:p>0.064427034562573</text:p>
          </table:table-cell>
          <table:table-cell office:value-type="float" office:value="0.0850642238370329" calcext:value-type="float">
            <text:p>0.085064223837033</text:p>
          </table:table-cell>
          <table:table-cell office:value-type="float" office:value="0.0873061317138228" calcext:value-type="float">
            <text:p>0.087306131713823</text:p>
          </table:table-cell>
        </table:table-row>
        <table:table-row table:style-name="ro1">
          <table:table-cell/>
          <table:table-cell office:value-type="float" office:value="0.00803535760880186" calcext:value-type="float">
            <text:p>0.008035357608802</text:p>
          </table:table-cell>
          <table:table-cell office:value-type="float" office:value="0.0240049906615879" calcext:value-type="float">
            <text:p>0.024004990661588</text:p>
          </table:table-cell>
          <table:table-cell office:value-type="float" office:value="0.0175466720716241" calcext:value-type="float">
            <text:p>0.017546672071624</text:p>
          </table:table-cell>
          <table:table-cell office:value-type="float" office:value="0.0236474229710293" calcext:value-type="float">
            <text:p>0.023647422971029</text:p>
          </table:table-cell>
          <table:table-cell office:value-type="float" office:value="0.0158012070433466" calcext:value-type="float">
            <text:p>0.015801207043347</text:p>
          </table:table-cell>
          <table:table-cell office:value-type="float" office:value="0.0325707281948166" calcext:value-type="float">
            <text:p>0.032570728194817</text:p>
          </table:table-cell>
          <table:table-cell office:value-type="float" office:value="0.0399393406362851" calcext:value-type="float">
            <text:p>0.039939340636285</text:p>
          </table:table-cell>
          <table:table-cell office:value-type="float" office:value="0.0331323419649062" calcext:value-type="float">
            <text:p>0.033132341964906</text:p>
          </table:table-cell>
          <table:table-cell office:value-type="float" office:value="0.0478408613924629" calcext:value-type="float">
            <text:p>0.047840861392463</text:p>
          </table:table-cell>
          <table:table-cell office:value-type="float" office:value="0.0479107193511847" calcext:value-type="float">
            <text:p>0.047910719351185</text:p>
          </table:table-cell>
          <table:table-cell office:value-type="float" office:value="0.0484936680647546" calcext:value-type="float">
            <text:p>0.048493668064755</text:p>
          </table:table-cell>
          <table:table-cell office:value-type="float" office:value="0.0634590785559341" calcext:value-type="float">
            <text:p>0.063459078555934</text:p>
          </table:table-cell>
          <table:table-cell office:value-type="float" office:value="0.0577693666091131" calcext:value-type="float">
            <text:p>0.057769366609113</text:p>
          </table:table-cell>
          <table:table-cell office:value-type="float" office:value="0.0566256770911405" calcext:value-type="float">
            <text:p>0.056625677091141</text:p>
          </table:table-cell>
          <table:table-cell office:value-type="float" office:value="0.0580897514497212" calcext:value-type="float">
            <text:p>0.058089751449721</text:p>
          </table:table-cell>
          <table:table-cell office:value-type="float" office:value="0.0639969869447923" calcext:value-type="float">
            <text:p>0.063996986944792</text:p>
          </table:table-cell>
          <table:table-cell office:value-type="float" office:value="2.61847584091054" calcext:value-type="float">
            <text:p>2.61847584091054</text:p>
          </table:table-cell>
          <table:table-cell office:value-type="float" office:value="0.0808888542737753" calcext:value-type="float">
            <text:p>0.080888854273775</text:p>
          </table:table-cell>
        </table:table-row>
        <table:table-row table:style-name="ro1">
          <table:table-cell/>
          <table:table-cell office:value-type="float" office:value="0.0112175770338106" calcext:value-type="float">
            <text:p>0.011217577033811</text:p>
          </table:table-cell>
          <table:table-cell office:value-type="float" office:value="0.0113123060257411" calcext:value-type="float">
            <text:p>0.011312306025741</text:p>
          </table:table-cell>
          <table:table-cell office:value-type="float" office:value="0.0161335207876157" calcext:value-type="float">
            <text:p>0.016133520787616</text:p>
          </table:table-cell>
          <table:table-cell office:value-type="float" office:value="0.0242554677831633" calcext:value-type="float">
            <text:p>0.024255467783163</text:p>
          </table:table-cell>
          <table:table-cell office:value-type="float" office:value="0.0254366389658449" calcext:value-type="float">
            <text:p>0.025436638965845</text:p>
          </table:table-cell>
          <table:table-cell office:value-type="float" office:value="0.0240632920833271" calcext:value-type="float">
            <text:p>0.024063292083327</text:p>
          </table:table-cell>
          <table:table-cell office:value-type="float" office:value="0.0403771339896157" calcext:value-type="float">
            <text:p>0.040377133989616</text:p>
          </table:table-cell>
          <table:table-cell office:value-type="float" office:value="0.0354525102149332" calcext:value-type="float">
            <text:p>0.035452510214933</text:p>
          </table:table-cell>
          <table:table-cell office:value-type="float" office:value="0.0318688865883426" calcext:value-type="float">
            <text:p>0.031868886588343</text:p>
          </table:table-cell>
          <table:table-cell office:value-type="float" office:value="0.047929834814107" calcext:value-type="float">
            <text:p>0.047929834814107</text:p>
          </table:table-cell>
          <table:table-cell office:value-type="float" office:value="0.0612466184145519" calcext:value-type="float">
            <text:p>0.061246618414552</text:p>
          </table:table-cell>
          <table:table-cell office:value-type="float" office:value="0.0398971158968115" calcext:value-type="float">
            <text:p>0.039897115896812</text:p>
          </table:table-cell>
          <table:table-cell office:value-type="float" office:value="0.0461259915399869" calcext:value-type="float">
            <text:p>0.046125991539987</text:p>
          </table:table-cell>
          <table:table-cell office:value-type="float" office:value="0.0559665916391846" calcext:value-type="float">
            <text:p>0.055966591639185</text:p>
          </table:table-cell>
          <table:table-cell office:value-type="float" office:value="0.0502111591057346" calcext:value-type="float">
            <text:p>0.050211159105735</text:p>
          </table:table-cell>
          <table:table-cell office:value-type="float" office:value="2.54808830732753" calcext:value-type="float">
            <text:p>2.54808830732753</text:p>
          </table:table-cell>
          <table:table-cell office:value-type="float" office:value="2.6388299012128" calcext:value-type="float">
            <text:p>2.6388299012128</text:p>
          </table:table-cell>
          <table:table-cell office:value-type="float" office:value="0.0731578789758187" calcext:value-type="float">
            <text:p>0.073157878975819</text:p>
          </table:table-cell>
        </table:table-row>
        <table:table-row table:style-name="ro1">
          <table:table-cell/>
          <table:table-cell office:value-type="float" office:value="0.0158787036739082" calcext:value-type="float">
            <text:p>0.015878703673908</text:p>
          </table:table-cell>
          <table:table-cell office:value-type="float" office:value="0.0176064579309076" calcext:value-type="float">
            <text:p>0.017606457930908</text:p>
          </table:table-cell>
          <table:table-cell office:value-type="float" office:value="0.0225485404583565" calcext:value-type="float">
            <text:p>0.022548540458357</text:p>
          </table:table-cell>
          <table:table-cell office:value-type="float" office:value="0.0157946616858469" calcext:value-type="float">
            <text:p>0.015794661685847</text:p>
          </table:table-cell>
          <table:table-cell office:value-type="float" office:value="0.0250171712880475" calcext:value-type="float">
            <text:p>0.025017171288048</text:p>
          </table:table-cell>
          <table:table-cell office:value-type="float" office:value="0.0331105200823106" calcext:value-type="float">
            <text:p>0.033110520082311</text:p>
          </table:table-cell>
          <table:table-cell office:value-type="float" office:value="0.0405563776073316" calcext:value-type="float">
            <text:p>0.040556377607332</text:p>
          </table:table-cell>
          <table:table-cell office:value-type="float" office:value="0.0331917362441954" calcext:value-type="float">
            <text:p>0.033191736244195</text:p>
          </table:table-cell>
          <table:table-cell office:value-type="float" office:value="0.0407556205754667" calcext:value-type="float">
            <text:p>0.040755620575467</text:p>
          </table:table-cell>
          <table:table-cell office:value-type="float" office:value="0.0490179395481111" calcext:value-type="float">
            <text:p>0.049017939548111</text:p>
          </table:table-cell>
          <table:table-cell office:value-type="float" office:value="0.0390972307669363" calcext:value-type="float">
            <text:p>0.039097230766936</text:p>
          </table:table-cell>
          <table:table-cell office:value-type="float" office:value="0.056258325934035" calcext:value-type="float">
            <text:p>0.056258325934035</text:p>
          </table:table-cell>
          <table:table-cell office:value-type="float" office:value="0.0626691844931991" calcext:value-type="float">
            <text:p>0.062669184493199</text:p>
          </table:table-cell>
          <table:table-cell office:value-type="float" office:value="0.0638940964321147" calcext:value-type="float">
            <text:p>0.063894096432115</text:p>
          </table:table-cell>
          <table:table-cell office:value-type="float" office:value="0.0612624759805478" calcext:value-type="float">
            <text:p>0.061262475980548</text:p>
          </table:table-cell>
          <table:table-cell office:value-type="float" office:value="2.6271308230536" calcext:value-type="float">
            <text:p>2.6271308230536</text:p>
          </table:table-cell>
          <table:table-cell office:value-type="float" office:value="2.63960120523567" calcext:value-type="float">
            <text:p>2.63960120523567</text:p>
          </table:table-cell>
          <table:table-cell office:value-type="float" office:value="0.0906630913788171" calcext:value-type="float">
            <text:p>0.090663091378817</text:p>
          </table:table-cell>
        </table:table-row>
        <table:table-row table:style-name="ro1">
          <table:table-cell/>
          <table:table-cell office:value-type="float" office:value="0.0178214103258243" calcext:value-type="float">
            <text:p>0.017821410325824</text:p>
          </table:table-cell>
          <table:table-cell office:value-type="float" office:value="0.0180577943106499" calcext:value-type="float">
            <text:p>0.01805779431065</text:p>
          </table:table-cell>
          <table:table-cell office:value-type="float" office:value="0.0158174152430516" calcext:value-type="float">
            <text:p>0.015817415243052</text:p>
          </table:table-cell>
          <table:table-cell office:value-type="float" office:value="0.0254373219320941" calcext:value-type="float">
            <text:p>0.025437321932094</text:p>
          </table:table-cell>
          <table:table-cell office:value-type="float" office:value="0.0251720460930306" calcext:value-type="float">
            <text:p>0.025172046093031</text:p>
          </table:table-cell>
          <table:table-cell office:value-type="float" office:value="0.0248447224527017" calcext:value-type="float">
            <text:p>0.024844722452702</text:p>
          </table:table-cell>
          <table:table-cell office:value-type="float" office:value="0.0328483236707157" calcext:value-type="float">
            <text:p>0.032848323670716</text:p>
          </table:table-cell>
          <table:table-cell office:value-type="float" office:value="0.040253940240582" calcext:value-type="float">
            <text:p>0.040253940240582</text:p>
          </table:table-cell>
          <table:table-cell office:value-type="float" office:value="0.0481134130765821" calcext:value-type="float">
            <text:p>0.048113413076582</text:p>
          </table:table-cell>
          <table:table-cell office:value-type="float" office:value="0.0405251769651464" calcext:value-type="float">
            <text:p>0.040525176965146</text:p>
          </table:table-cell>
          <table:table-cell office:value-type="float" office:value="0.0493943173335966" calcext:value-type="float">
            <text:p>0.049394317333597</text:p>
          </table:table-cell>
          <table:table-cell office:value-type="float" office:value="0.0644005315792955" calcext:value-type="float">
            <text:p>0.064400531579296</text:p>
          </table:table-cell>
          <table:table-cell office:value-type="float" office:value="0.056939028211583" calcext:value-type="float">
            <text:p>0.056939028211583</text:p>
          </table:table-cell>
          <table:table-cell office:value-type="float" office:value="0.0582553238318386" calcext:value-type="float">
            <text:p>0.058255323831839</text:p>
          </table:table-cell>
          <table:table-cell office:value-type="float" office:value="0.0714166895873822" calcext:value-type="float">
            <text:p>0.071416689587382</text:p>
          </table:table-cell>
          <table:table-cell office:value-type="float" office:value="0.0655365613002699" calcext:value-type="float">
            <text:p>0.06553656130027</text:p>
          </table:table-cell>
          <table:table-cell office:value-type="float" office:value="2.53474499234953" calcext:value-type="float">
            <text:p>2.53474499234953</text:p>
          </table:table-cell>
          <table:table-cell office:value-type="float" office:value="0.0655293596304385" calcext:value-type="float">
            <text:p>0.065529359630439</text:p>
          </table:table-cell>
        </table:table-row>
        <table:table-row table:style-name="ro1">
          <table:table-cell/>
          <table:table-cell office:value-type="float" office:value="0.0157895779022164" calcext:value-type="float">
            <text:p>0.015789577902216</text:p>
          </table:table-cell>
          <table:table-cell office:value-type="float" office:value="0.0177276288539568" calcext:value-type="float">
            <text:p>0.017727628853957</text:p>
          </table:table-cell>
          <table:table-cell office:value-type="float" office:value="0.0160325980176675" calcext:value-type="float">
            <text:p>0.016032598017668</text:p>
          </table:table-cell>
          <table:table-cell office:value-type="float" office:value="0.0250521380013436" calcext:value-type="float">
            <text:p>0.025052138001344</text:p>
          </table:table-cell>
          <table:table-cell office:value-type="float" office:value="0.0251512345438236" calcext:value-type="float">
            <text:p>0.025151234543824</text:p>
          </table:table-cell>
          <table:table-cell office:value-type="float" office:value="0.0322149968605328" calcext:value-type="float">
            <text:p>0.032214996860533</text:p>
          </table:table-cell>
          <table:table-cell office:value-type="float" office:value="0.0406857638543996" calcext:value-type="float">
            <text:p>0.0406857638544</text:p>
          </table:table-cell>
          <table:table-cell office:value-type="float" office:value="0.0484295995897533" calcext:value-type="float">
            <text:p>0.048429599589753</text:p>
          </table:table-cell>
          <table:table-cell office:value-type="float" office:value="0.0404462375881095" calcext:value-type="float">
            <text:p>0.04044623758811</text:p>
          </table:table-cell>
          <table:table-cell office:value-type="float" office:value="0.040838970495621" calcext:value-type="float">
            <text:p>0.040838970495621</text:p>
          </table:table-cell>
          <table:table-cell office:value-type="float" office:value="0.0482804887135525" calcext:value-type="float">
            <text:p>0.048280488713553</text:p>
          </table:table-cell>
          <table:table-cell office:value-type="float" office:value="0.0561172820027448" calcext:value-type="float">
            <text:p>0.056117282002745</text:p>
          </table:table-cell>
          <table:table-cell office:value-type="float" office:value="0.0575555493105021" calcext:value-type="float">
            <text:p>0.057555549310502</text:p>
          </table:table-cell>
          <table:table-cell office:value-type="float" office:value="0.0557491602534526" calcext:value-type="float">
            <text:p>0.055749160253453</text:p>
          </table:table-cell>
          <table:table-cell office:value-type="float" office:value="0.0609226988221217" calcext:value-type="float">
            <text:p>0.060922698822122</text:p>
          </table:table-cell>
          <table:table-cell office:value-type="float" office:value="0.0807797245340222" calcext:value-type="float">
            <text:p>0.080779724534022</text:p>
          </table:table-cell>
          <table:table-cell office:value-type="float" office:value="0.0812518893836074" calcext:value-type="float">
            <text:p>0.081251889383607</text:p>
          </table:table-cell>
          <table:table-cell office:value-type="float" office:value="0.0758131082999866" calcext:value-type="float">
            <text:p>0.075813108299987</text:p>
          </table:table-cell>
        </table:table-row>
        <table:table-row table:style-name="ro1">
          <table:table-cell/>
          <table:table-cell office:value-type="float" office:value="0.0113118529933128" calcext:value-type="float">
            <text:p>0.011311852993313</text:p>
          </table:table-cell>
          <table:table-cell office:value-type="float" office:value="0.0179313982091051" calcext:value-type="float">
            <text:p>0.017931398209105</text:p>
          </table:table-cell>
          <table:table-cell office:value-type="float" office:value="0.00800763667743528" calcext:value-type="float">
            <text:p>0.008007636677435</text:p>
          </table:table-cell>
          <table:table-cell office:value-type="float" office:value="0.0178034804226694" calcext:value-type="float">
            <text:p>0.017803480422669</text:p>
          </table:table-cell>
          <table:table-cell office:value-type="float" office:value="0.0281267353922087" calcext:value-type="float">
            <text:p>0.028126735392209</text:p>
          </table:table-cell>
          <table:table-cell office:value-type="float" office:value="0.025029256832429" calcext:value-type="float">
            <text:p>0.025029256832429</text:p>
          </table:table-cell>
          <table:table-cell office:value-type="float" office:value="0.0407724032430973" calcext:value-type="float">
            <text:p>0.040772403243097</text:p>
          </table:table-cell>
          <table:table-cell office:value-type="float" office:value="0.0330498367302314" calcext:value-type="float">
            <text:p>0.033049836730231</text:p>
          </table:table-cell>
          <table:table-cell office:value-type="float" office:value="0.0567780945214809" calcext:value-type="float">
            <text:p>0.056778094521481</text:p>
          </table:table-cell>
          <table:table-cell office:value-type="float" office:value="0.0396444545265506" calcext:value-type="float">
            <text:p>0.039644454526551</text:p>
          </table:table-cell>
          <table:table-cell office:value-type="float" office:value="0.0329710726795842" calcext:value-type="float">
            <text:p>0.032971072679584</text:p>
          </table:table-cell>
          <table:table-cell office:value-type="float" office:value="0.0634552382897527" calcext:value-type="float">
            <text:p>0.063455238289753</text:p>
          </table:table-cell>
          <table:table-cell office:value-type="float" office:value="0.0576526423538838" calcext:value-type="float">
            <text:p>0.057652642353884</text:p>
          </table:table-cell>
          <table:table-cell office:value-type="float" office:value="0.0577840407942897" calcext:value-type="float">
            <text:p>0.05778404079429</text:p>
          </table:table-cell>
          <table:table-cell office:value-type="float" office:value="0.0642511251555086" calcext:value-type="float">
            <text:p>0.064251125155509</text:p>
          </table:table-cell>
          <table:table-cell office:value-type="float" office:value="2.4782748863951" calcext:value-type="float">
            <text:p>2.4782748863951</text:p>
          </table:table-cell>
          <table:table-cell office:value-type="float" office:value="0.0719143075008669" calcext:value-type="float">
            <text:p>0.071914307500867</text:p>
          </table:table-cell>
          <table:table-cell office:value-type="float" office:value="0.0582555461142272" calcext:value-type="float">
            <text:p>0.058255546114227</text:p>
          </table:table-cell>
        </table:table-row>
        <table:table-row table:style-name="ro1">
          <table:table-cell/>
          <table:table-cell office:value-type="float" office:value="0.0179937011002929" calcext:value-type="float">
            <text:p>0.017993701100293</text:p>
          </table:table-cell>
          <table:table-cell office:value-type="float" office:value="0.0158400848973056" calcext:value-type="float">
            <text:p>0.015840084897306</text:p>
          </table:table-cell>
          <table:table-cell office:value-type="float" office:value="0.0236348527765456" calcext:value-type="float">
            <text:p>0.023634852776546</text:p>
          </table:table-cell>
          <table:table-cell office:value-type="float" office:value="0.0239820690706708" calcext:value-type="float">
            <text:p>0.023982069070671</text:p>
          </table:table-cell>
          <table:table-cell office:value-type="float" office:value="0.0239312127350004" calcext:value-type="float">
            <text:p>0.023931212735</text:p>
          </table:table-cell>
          <table:table-cell office:value-type="float" office:value="0.0288855660528671" calcext:value-type="float">
            <text:p>0.028885566052867</text:p>
          </table:table-cell>
          <table:table-cell office:value-type="float" office:value="0.0392903886974776" calcext:value-type="float">
            <text:p>0.039290388697478</text:p>
          </table:table-cell>
          <table:table-cell office:value-type="float" office:value="0.0484044236478402" calcext:value-type="float">
            <text:p>0.04840442364784</text:p>
          </table:table-cell>
          <table:table-cell office:value-type="float" office:value="0.0161617912690066" calcext:value-type="float">
            <text:p>0.016161791269007</text:p>
          </table:table-cell>
          <table:table-cell office:value-type="float" office:value="0.0484057093752762" calcext:value-type="float">
            <text:p>0.048405709375276</text:p>
          </table:table-cell>
          <table:table-cell office:value-type="float" office:value="0.0480979931865235" calcext:value-type="float">
            <text:p>0.048097993186524</text:p>
          </table:table-cell>
          <table:table-cell office:value-type="float" office:value="0.0508316521960016" calcext:value-type="float">
            <text:p>0.050831652196002</text:p>
          </table:table-cell>
          <table:table-cell office:value-type="float" office:value="0.0462749708735071" calcext:value-type="float">
            <text:p>0.046274970873507</text:p>
          </table:table-cell>
          <table:table-cell office:value-type="float" office:value="0.0648095703889844" calcext:value-type="float">
            <text:p>0.064809570388984</text:p>
          </table:table-cell>
          <table:table-cell office:value-type="float" office:value="0.0647958485908236" calcext:value-type="float">
            <text:p>0.064795848590824</text:p>
          </table:table-cell>
          <table:table-cell office:value-type="float" office:value="2.6413243719299" calcext:value-type="float">
            <text:p>2.6413243719299</text:p>
          </table:table-cell>
          <table:table-cell office:value-type="float" office:value="0.0722317309789785" calcext:value-type="float">
            <text:p>0.072231730978979</text:p>
          </table:table-cell>
          <table:table-cell office:value-type="float" office:value="0.0726159148268079" calcext:value-type="float">
            <text:p>0.072615914826808</text:p>
          </table:table-cell>
        </table:table-row>
        <table:table-row table:style-name="ro1">
          <table:table-cell/>
          <table:table-cell office:value-type="float" office:value="0.0078944917606988" calcext:value-type="float">
            <text:p>0.007894491760699</text:p>
          </table:table-cell>
          <table:table-cell office:value-type="float" office:value="0.0224956494589671" calcext:value-type="float">
            <text:p>0.022495649458967</text:p>
          </table:table-cell>
          <table:table-cell office:value-type="float" office:value="0.011402705137133" calcext:value-type="float">
            <text:p>0.011402705137133</text:p>
          </table:table-cell>
          <table:table-cell office:value-type="float" office:value="0.0285544476652419" calcext:value-type="float">
            <text:p>0.028554447665242</text:p>
          </table:table-cell>
          <table:table-cell office:value-type="float" office:value="0.0330007068559234" calcext:value-type="float">
            <text:p>0.033000706855923</text:p>
          </table:table-cell>
          <table:table-cell office:value-type="float" office:value="0.0239304845277097" calcext:value-type="float">
            <text:p>0.02393048452771</text:p>
          </table:table-cell>
          <table:table-cell office:value-type="float" office:value="0.0332043546892233" calcext:value-type="float">
            <text:p>0.033204354689223</text:p>
          </table:table-cell>
          <table:table-cell office:value-type="float" office:value="0.0328716755743769" calcext:value-type="float">
            <text:p>0.032871675574377</text:p>
          </table:table-cell>
          <table:table-cell office:value-type="float" office:value="0.0395256511741859" calcext:value-type="float">
            <text:p>0.039525651174186</text:p>
          </table:table-cell>
          <table:table-cell office:value-type="float" office:value="0.0398391352665723" calcext:value-type="float">
            <text:p>0.039839135266572</text:p>
          </table:table-cell>
          <table:table-cell office:value-type="float" office:value="0.0430524956993733" calcext:value-type="float">
            <text:p>0.043052495699373</text:p>
          </table:table-cell>
          <table:table-cell office:value-type="float" office:value="0.0482695273348317" calcext:value-type="float">
            <text:p>0.048269527334832</text:p>
          </table:table-cell>
          <table:table-cell office:value-type="float" office:value="0.0573737663278761" calcext:value-type="float">
            <text:p>0.057373766327876</text:p>
          </table:table-cell>
          <table:table-cell office:value-type="float" office:value="0.0556740002244715" calcext:value-type="float">
            <text:p>0.055674000224472</text:p>
          </table:table-cell>
          <table:table-cell office:value-type="float" office:value="0.0591087594205247" calcext:value-type="float">
            <text:p>0.059108759420525</text:p>
          </table:table-cell>
          <table:table-cell office:value-type="float" office:value="0.0752596149084278" calcext:value-type="float">
            <text:p>0.075259614908428</text:p>
          </table:table-cell>
          <table:table-cell office:value-type="float" office:value="0.0718302562148686" calcext:value-type="float">
            <text:p>0.071830256214869</text:p>
          </table:table-cell>
          <table:table-cell office:value-type="float" office:value="0.0665088259625283" calcext:value-type="float">
            <text:p>0.066508825962528</text:p>
          </table:table-cell>
        </table:table-row>
        <table:table-row table:style-name="ro1">
          <table:table-cell/>
          <table:table-cell office:value-type="float" office:value="0.00806038896148731" calcext:value-type="float">
            <text:p>0.008060388961487</text:p>
          </table:table-cell>
          <table:table-cell office:value-type="float" office:value="0.0158617398243007" calcext:value-type="float">
            <text:p>0.015861739824301</text:p>
          </table:table-cell>
          <table:table-cell office:value-type="float" office:value="0.0158068344340912" calcext:value-type="float">
            <text:p>0.015806834434091</text:p>
          </table:table-cell>
          <table:table-cell office:value-type="float" office:value="0.0178487806063672" calcext:value-type="float">
            <text:p>0.017848780606367</text:p>
          </table:table-cell>
          <table:table-cell office:value-type="float" office:value="0.015718894285543" calcext:value-type="float">
            <text:p>0.015718894285543</text:p>
          </table:table-cell>
          <table:table-cell office:value-type="float" office:value="0.0317624576635385" calcext:value-type="float">
            <text:p>0.031762457663539</text:p>
          </table:table-cell>
          <table:table-cell office:value-type="float" office:value="0.0475670509961063" calcext:value-type="float">
            <text:p>0.047567050996106</text:p>
          </table:table-cell>
          <table:table-cell office:value-type="float" office:value="0.0319489950011902" calcext:value-type="float">
            <text:p>0.03194899500119</text:p>
          </table:table-cell>
          <table:table-cell office:value-type="float" office:value="0.0402426279966313" calcext:value-type="float">
            <text:p>0.040242627996631</text:p>
          </table:table-cell>
          <table:table-cell office:value-type="float" office:value="0.0481747368009335" calcext:value-type="float">
            <text:p>0.048174736800934</text:p>
          </table:table-cell>
          <table:table-cell office:value-type="float" office:value="0.0396817365603707" calcext:value-type="float">
            <text:p>0.039681736560371</text:p>
          </table:table-cell>
          <table:table-cell office:value-type="float" office:value="0.0563969704431949" calcext:value-type="float">
            <text:p>0.056396970443195</text:p>
          </table:table-cell>
          <table:table-cell office:value-type="float" office:value="0.0574300888137614" calcext:value-type="float">
            <text:p>0.057430088813761</text:p>
          </table:table-cell>
          <table:table-cell office:value-type="float" office:value="0.0603807532380713" calcext:value-type="float">
            <text:p>0.060380753238071</text:p>
          </table:table-cell>
          <table:table-cell office:value-type="float" office:value="0.0675312800757554" calcext:value-type="float">
            <text:p>0.067531280075755</text:p>
          </table:table-cell>
          <table:table-cell office:value-type="float" office:value="0.056847636842367" calcext:value-type="float">
            <text:p>0.056847636842367</text:p>
          </table:table-cell>
          <table:table-cell office:value-type="float" office:value="0.0635059033740666" calcext:value-type="float">
            <text:p>0.063505903374067</text:p>
          </table:table-cell>
          <table:table-cell office:value-type="float" office:value="0.0631258738627556" calcext:value-type="float">
            <text:p>0.063125873862756</text:p>
          </table:table-cell>
        </table:table-row>
        <table:table-row table:style-name="ro1">
          <table:table-cell/>
          <table:table-cell office:value-type="float" office:value="0.00794571390683401" calcext:value-type="float">
            <text:p>0.007945713906834</text:p>
          </table:table-cell>
          <table:table-cell office:value-type="float" office:value="0.0180258293127923" calcext:value-type="float">
            <text:p>0.018025829312792</text:p>
          </table:table-cell>
          <table:table-cell office:value-type="float" office:value="0.0253108697643904" calcext:value-type="float">
            <text:p>0.02531086976439</text:p>
          </table:table-cell>
          <table:table-cell office:value-type="float" office:value="0.0240841563691479" calcext:value-type="float">
            <text:p>0.024084156369148</text:p>
          </table:table-cell>
          <table:table-cell office:value-type="float" office:value="0.0256182243160267" calcext:value-type="float">
            <text:p>0.025618224316027</text:p>
          </table:table-cell>
          <table:table-cell office:value-type="float" office:value="0.0329386055074638" calcext:value-type="float">
            <text:p>0.032938605507464</text:p>
          </table:table-cell>
          <table:table-cell office:value-type="float" office:value="0.0359183528292321" calcext:value-type="float">
            <text:p>0.035918352829232</text:p>
          </table:table-cell>
          <table:table-cell office:value-type="float" office:value="0.0403341077129685" calcext:value-type="float">
            <text:p>0.040334107712969</text:p>
          </table:table-cell>
          <table:table-cell office:value-type="float" office:value="0.0405232573122985" calcext:value-type="float">
            <text:p>0.040523257312299</text:p>
          </table:table-cell>
          <table:table-cell office:value-type="float" office:value="0.0487678609271128" calcext:value-type="float">
            <text:p>0.048767860927113</text:p>
          </table:table-cell>
          <table:table-cell office:value-type="float" office:value="0.0568328217065797" calcext:value-type="float">
            <text:p>0.05683282170658</text:p>
          </table:table-cell>
          <table:table-cell office:value-type="float" office:value="0.0483278625152581" calcext:value-type="float">
            <text:p>0.048327862515258</text:p>
          </table:table-cell>
          <table:table-cell office:value-type="float" office:value="0.0507212411487412" calcext:value-type="float">
            <text:p>0.050721241148741</text:p>
          </table:table-cell>
          <table:table-cell office:value-type="float" office:value="0.058777998773908" calcext:value-type="float">
            <text:p>0.058777998773908</text:p>
          </table:table-cell>
          <table:table-cell office:value-type="float" office:value="0.0646983439157388" calcext:value-type="float">
            <text:p>0.064698343915739</text:p>
          </table:table-cell>
          <table:table-cell office:value-type="float" office:value="0.0636887841090868" calcext:value-type="float">
            <text:p>0.063688784109087</text:p>
          </table:table-cell>
          <table:table-cell office:value-type="float" office:value="0.0806043543182854" calcext:value-type="float">
            <text:p>0.080604354318285</text:p>
          </table:table-cell>
          <table:table-cell office:value-type="float" office:value="0.063854943775108" calcext:value-type="float">
            <text:p>0.063854943775108</text:p>
          </table:table-cell>
        </table:table-row>
        <table:table-row table:style-name="ro1">
          <table:table-cell/>
          <table:table-cell office:value-type="float" office:value="0.0080012819436699" calcext:value-type="float">
            <text:p>0.00800128194367</text:p>
          </table:table-cell>
          <table:table-cell office:value-type="float" office:value="0.0159012179055815" calcext:value-type="float">
            <text:p>0.015901217905582</text:p>
          </table:table-cell>
          <table:table-cell office:value-type="float" office:value="0.0251959071214557" calcext:value-type="float">
            <text:p>0.025195907121456</text:p>
          </table:table-cell>
          <table:table-cell office:value-type="float" office:value="0.0156701511607924" calcext:value-type="float">
            <text:p>0.015670151160792</text:p>
          </table:table-cell>
          <table:table-cell office:value-type="float" office:value="0.0250840237896881" calcext:value-type="float">
            <text:p>0.025084023789688</text:p>
          </table:table-cell>
          <table:table-cell office:value-type="float" office:value="0.0288455105726158" calcext:value-type="float">
            <text:p>0.028845510572616</text:p>
          </table:table-cell>
          <table:table-cell office:value-type="float" office:value="0.0327517729815606" calcext:value-type="float">
            <text:p>0.032751772981561</text:p>
          </table:table-cell>
          <table:table-cell office:value-type="float" office:value="0.0331807825483712" calcext:value-type="float">
            <text:p>0.033180782548371</text:p>
          </table:table-cell>
          <table:table-cell office:value-type="float" office:value="0.0475550062925884" calcext:value-type="float">
            <text:p>0.047555006292588</text:p>
          </table:table-cell>
          <table:table-cell office:value-type="float" office:value="0.0482208094938818" calcext:value-type="float">
            <text:p>0.048220809493882</text:p>
          </table:table-cell>
          <table:table-cell office:value-type="float" office:value="0.0403609012095724" calcext:value-type="float">
            <text:p>0.040360901209572</text:p>
          </table:table-cell>
          <table:table-cell office:value-type="float" office:value="0.0564123102818478" calcext:value-type="float">
            <text:p>0.056412310281848</text:p>
          </table:table-cell>
          <table:table-cell office:value-type="float" office:value="0.0604616699116011" calcext:value-type="float">
            <text:p>0.060461669911601</text:p>
          </table:table-cell>
          <table:table-cell office:value-type="float" office:value="0.0530095437196749" calcext:value-type="float">
            <text:p>0.053009543719675</text:p>
          </table:table-cell>
          <table:table-cell office:value-type="float" office:value="0.0639870569520212" calcext:value-type="float">
            <text:p>0.063987056952021</text:p>
          </table:table-cell>
          <table:table-cell office:value-type="float" office:value="0.0637658742752456" calcext:value-type="float">
            <text:p>0.063765874275246</text:p>
          </table:table-cell>
          <table:table-cell office:value-type="float" office:value="0.0633556738793853" calcext:value-type="float">
            <text:p>0.063355673879385</text:p>
          </table:table-cell>
          <table:table-cell office:value-type="float" office:value="0.0644081366856875" calcext:value-type="float">
            <text:p>0.064408136685688</text:p>
          </table:table-cell>
        </table:table-row>
        <table:table-row table:style-name="ro1">
          <table:table-cell/>
          <table:table-cell office:value-type="float" office:value="0.0177535353032025" calcext:value-type="float">
            <text:p>0.017753535303203</text:p>
          </table:table-cell>
          <table:table-cell office:value-type="float" office:value="0.0177863623407898" calcext:value-type="float">
            <text:p>0.01778636234079</text:p>
          </table:table-cell>
          <table:table-cell office:value-type="float" office:value="0.0251680338503879" calcext:value-type="float">
            <text:p>0.025168033850388</text:p>
          </table:table-cell>
          <table:table-cell office:value-type="float" office:value="0.0240032505622681" calcext:value-type="float">
            <text:p>0.024003250562268</text:p>
          </table:table-cell>
          <table:table-cell office:value-type="float" office:value="0.0224509484188033" calcext:value-type="float">
            <text:p>0.022450948418803</text:p>
          </table:table-cell>
          <table:table-cell office:value-type="float" office:value="0.0314061860610519" calcext:value-type="float">
            <text:p>0.031406186061052</text:p>
          </table:table-cell>
          <table:table-cell office:value-type="float" office:value="0.0400735970610988" calcext:value-type="float">
            <text:p>0.040073597061099</text:p>
          </table:table-cell>
          <table:table-cell office:value-type="float" office:value="0.0394509250637237" calcext:value-type="float">
            <text:p>0.039450925063724</text:p>
          </table:table-cell>
          <table:table-cell office:value-type="float" office:value="0.0483351872215128" calcext:value-type="float">
            <text:p>0.048335187221513</text:p>
          </table:table-cell>
          <table:table-cell office:value-type="float" office:value="0.040848720766481" calcext:value-type="float">
            <text:p>0.040848720766481</text:p>
          </table:table-cell>
          <table:table-cell office:value-type="float" office:value="0.0575391553304029" calcext:value-type="float">
            <text:p>0.057539155330403</text:p>
          </table:table-cell>
          <table:table-cell office:value-type="float" office:value="0.0558916893836712" calcext:value-type="float">
            <text:p>0.055891689383671</text:p>
          </table:table-cell>
          <table:table-cell office:value-type="float" office:value="0.0504859928979032" calcext:value-type="float">
            <text:p>0.050485992897903</text:p>
          </table:table-cell>
          <table:table-cell office:value-type="float" office:value="0.0579064432504397" calcext:value-type="float">
            <text:p>0.05790644325044</text:p>
          </table:table-cell>
          <table:table-cell office:value-type="float" office:value="0.071004598216315" calcext:value-type="float">
            <text:p>0.071004598216315</text:p>
          </table:table-cell>
          <table:table-cell office:value-type="float" office:value="0.0640299475361132" calcext:value-type="float">
            <text:p>0.064029947536113</text:p>
          </table:table-cell>
          <table:table-cell office:value-type="float" office:value="0.0723318836368923" calcext:value-type="float">
            <text:p>0.072331883636892</text:p>
          </table:table-cell>
          <table:table-cell office:value-type="float" office:value="0.0639090649367469" calcext:value-type="float">
            <text:p>0.063909064936747</text:p>
          </table:table-cell>
        </table:table-row>
        <table:table-row table:style-name="ro1">
          <table:table-cell/>
          <table:table-cell office:value-type="float" office:value="0.0112834278460236" calcext:value-type="float">
            <text:p>0.011283427846024</text:p>
          </table:table-cell>
          <table:table-cell office:value-type="float" office:value="0.0177826864204048" calcext:value-type="float">
            <text:p>0.017782686420405</text:p>
          </table:table-cell>
          <table:table-cell office:value-type="float" office:value="0.0239092949150361" calcext:value-type="float">
            <text:p>0.023909294915036</text:p>
          </table:table-cell>
          <table:table-cell office:value-type="float" office:value="0.0160855378715245" calcext:value-type="float">
            <text:p>0.016085537871525</text:p>
          </table:table-cell>
          <table:table-cell office:value-type="float" office:value="0.0253260936645504" calcext:value-type="float">
            <text:p>0.02532609366455</text:p>
          </table:table-cell>
          <table:table-cell office:value-type="float" office:value="0.0240004577724023" calcext:value-type="float">
            <text:p>0.024000457772402</text:p>
          </table:table-cell>
          <table:table-cell office:value-type="float" office:value="0.0742006071112119" calcext:value-type="float">
            <text:p>0.074200607111212</text:p>
          </table:table-cell>
          <table:table-cell office:value-type="float" office:value="0.0398417086047683" calcext:value-type="float">
            <text:p>0.039841708604768</text:p>
          </table:table-cell>
          <table:table-cell office:value-type="float" office:value="0.0566659240821393" calcext:value-type="float">
            <text:p>0.056665924082139</text:p>
          </table:table-cell>
          <table:table-cell office:value-type="float" office:value="0.0476226794993585" calcext:value-type="float">
            <text:p>0.047622679499359</text:p>
          </table:table-cell>
          <table:table-cell office:value-type="float" office:value="0.0407983814477083" calcext:value-type="float">
            <text:p>0.040798381447708</text:p>
          </table:table-cell>
          <table:table-cell office:value-type="float" office:value="0.0562682522540508" calcext:value-type="float">
            <text:p>0.056268252254051</text:p>
          </table:table-cell>
          <table:table-cell office:value-type="float" office:value="0.048245338580038" calcext:value-type="float">
            <text:p>0.048245338580038</text:p>
          </table:table-cell>
          <table:table-cell office:value-type="float" office:value="0.0566702551224687" calcext:value-type="float">
            <text:p>0.056670255122469</text:p>
          </table:table-cell>
          <table:table-cell office:value-type="float" office:value="0.0783935774578076" calcext:value-type="float">
            <text:p>0.078393577457808</text:p>
          </table:table-cell>
          <table:table-cell office:value-type="float" office:value="0.064747276165048" calcext:value-type="float">
            <text:p>0.064747276165048</text:p>
          </table:table-cell>
          <table:table-cell office:value-type="float" office:value="0.0794178717022858" calcext:value-type="float">
            <text:p>0.079417871702286</text:p>
          </table:table-cell>
          <table:table-cell office:value-type="float" office:value="0.0721220118157433" calcext:value-type="float">
            <text:p>0.072122011815743</text:p>
          </table:table-cell>
        </table:table-row>
        <table:table-row table:style-name="ro1">
          <table:table-cell/>
          <table:table-cell office:value-type="float" office:value="0.00795704946520603" calcext:value-type="float">
            <text:p>0.007957049465206</text:p>
          </table:table-cell>
          <table:table-cell office:value-type="float" office:value="0.0223749831725423" calcext:value-type="float">
            <text:p>0.022374983172542</text:p>
          </table:table-cell>
          <table:table-cell office:value-type="float" office:value="0.0317873117643938" calcext:value-type="float">
            <text:p>0.031787311764394</text:p>
          </table:table-cell>
          <table:table-cell office:value-type="float" office:value="0.0336142081398804" calcext:value-type="float">
            <text:p>0.03361420813988</text:p>
          </table:table-cell>
          <table:table-cell office:value-type="float" office:value="0.0238839259276123" calcext:value-type="float">
            <text:p>0.023883925927612</text:p>
          </table:table-cell>
          <table:table-cell office:value-type="float" office:value="0.0329171633070101" calcext:value-type="float">
            <text:p>0.03291716330701</text:p>
          </table:table-cell>
          <table:table-cell office:value-type="float" office:value="0.0321478972016341" calcext:value-type="float">
            <text:p>0.032147897201634</text:p>
          </table:table-cell>
          <table:table-cell office:value-type="float" office:value="0.0408553536104544" calcext:value-type="float">
            <text:p>0.040855353610454</text:p>
          </table:table-cell>
          <table:table-cell office:value-type="float" office:value="0.0483685426884562" calcext:value-type="float">
            <text:p>0.048368542688456</text:p>
          </table:table-cell>
          <table:table-cell office:value-type="float" office:value="0.042945344960383" calcext:value-type="float">
            <text:p>0.042945344960383</text:p>
          </table:table-cell>
          <table:table-cell office:value-type="float" office:value="0.0480785963126047" calcext:value-type="float">
            <text:p>0.048078596312605</text:p>
          </table:table-cell>
          <table:table-cell office:value-type="float" office:value="0.0484721088945421" calcext:value-type="float">
            <text:p>0.048472108894542</text:p>
          </table:table-cell>
          <table:table-cell office:value-type="float" office:value="0.0584551713339859" calcext:value-type="float">
            <text:p>0.058455171333986</text:p>
          </table:table-cell>
          <table:table-cell office:value-type="float" office:value="0.0797768137469452" calcext:value-type="float">
            <text:p>0.079776813746945</text:p>
          </table:table-cell>
          <table:table-cell office:value-type="float" office:value="0.0606127670090787" calcext:value-type="float">
            <text:p>0.060612767009079</text:p>
          </table:table-cell>
          <table:table-cell office:value-type="float" office:value="0.0636010136908926" calcext:value-type="float">
            <text:p>0.063601013690893</text:p>
          </table:table-cell>
          <table:table-cell office:value-type="float" office:value="0.064546814844891" calcext:value-type="float">
            <text:p>0.064546814844891</text:p>
          </table:table-cell>
          <table:table-cell office:value-type="float" office:value="0.0635098393503183" calcext:value-type="float">
            <text:p>0.063509839350318</text:p>
          </table:table-cell>
        </table:table-row>
        <table:table-row table:style-name="ro1">
          <table:table-cell/>
          <table:table-cell office:value-type="float" office:value="0.0225167418656224" calcext:value-type="float">
            <text:p>0.022516741865622</text:p>
          </table:table-cell>
          <table:table-cell office:value-type="float" office:value="0.0180130888161811" calcext:value-type="float">
            <text:p>0.018013088816181</text:p>
          </table:table-cell>
          <table:table-cell office:value-type="float" office:value="0.040536237707383" calcext:value-type="float">
            <text:p>0.040536237707383</text:p>
          </table:table-cell>
          <table:table-cell office:value-type="float" office:value="0.0178184646381672" calcext:value-type="float">
            <text:p>0.017818464638167</text:p>
          </table:table-cell>
          <table:table-cell office:value-type="float" office:value="0.0239327148025161" calcext:value-type="float">
            <text:p>0.023932714802516</text:p>
          </table:table-cell>
          <table:table-cell office:value-type="float" office:value="0.0250310045371266" calcext:value-type="float">
            <text:p>0.025031004537127</text:p>
          </table:table-cell>
          <table:table-cell office:value-type="float" office:value="0.0221934848589747" calcext:value-type="float">
            <text:p>0.022193484858975</text:p>
          </table:table-cell>
          <table:table-cell office:value-type="float" office:value="0.047896541958368" calcext:value-type="float">
            <text:p>0.047896541958368</text:p>
          </table:table-cell>
          <table:table-cell office:value-type="float" office:value="0.0478344050499617" calcext:value-type="float">
            <text:p>0.047834405049962</text:p>
          </table:table-cell>
          <table:table-cell office:value-type="float" office:value="0.0398392866302054" calcext:value-type="float">
            <text:p>0.039839286630205</text:p>
          </table:table-cell>
          <table:table-cell office:value-type="float" office:value="0.0360414757544521" calcext:value-type="float">
            <text:p>0.036041475754452</text:p>
          </table:table-cell>
          <table:table-cell office:value-type="float" office:value="0.0486965592104856" calcext:value-type="float">
            <text:p>0.048696559210486</text:p>
          </table:table-cell>
          <table:table-cell office:value-type="float" office:value="0.0426163723778198" calcext:value-type="float">
            <text:p>0.04261637237782</text:p>
          </table:table-cell>
          <table:table-cell office:value-type="float" office:value="0.0559197927776932" calcext:value-type="float">
            <text:p>0.055919792777693</text:p>
          </table:table-cell>
          <table:table-cell office:value-type="float" office:value="0.0755923843983967" calcext:value-type="float">
            <text:p>0.075592384398397</text:p>
          </table:table-cell>
          <table:table-cell office:value-type="float" office:value="0.0656670859456191" calcext:value-type="float">
            <text:p>0.065667085945619</text:p>
          </table:table-cell>
          <table:table-cell office:value-type="float" office:value="0.0958994341824126" calcext:value-type="float">
            <text:p>0.095899434182413</text:p>
          </table:table-cell>
          <table:table-cell office:value-type="float" office:value="0.0837052571697405" calcext:value-type="float">
            <text:p>0.083705257169741</text:p>
          </table:table-cell>
        </table:table-row>
        <table:table-row table:style-name="ro1">
          <table:table-cell/>
          <table:table-cell office:value-type="float" office:value="0.0112772710882034" calcext:value-type="float">
            <text:p>0.011277271088203</text:p>
          </table:table-cell>
          <table:table-cell office:value-type="float" office:value="0.0111462661914674" calcext:value-type="float">
            <text:p>0.011146266191467</text:p>
          </table:table-cell>
          <table:table-cell office:value-type="float" office:value="0.0329169126862034" calcext:value-type="float">
            <text:p>0.032916912686203</text:p>
          </table:table-cell>
          <table:table-cell office:value-type="float" office:value="0.017773587469464" calcext:value-type="float">
            <text:p>0.017773587469464</text:p>
          </table:table-cell>
          <table:table-cell office:value-type="float" office:value="0.0239473356666106" calcext:value-type="float">
            <text:p>0.023947335666611</text:p>
          </table:table-cell>
          <table:table-cell office:value-type="float" office:value="0.0322426711662714" calcext:value-type="float">
            <text:p>0.032242671166271</text:p>
          </table:table-cell>
          <table:table-cell office:value-type="float" office:value="0.00800115983609774" calcext:value-type="float">
            <text:p>0.008001159836098</text:p>
          </table:table-cell>
          <table:table-cell office:value-type="float" office:value="0.0331197781832698" calcext:value-type="float">
            <text:p>0.03311977818327</text:p>
          </table:table-cell>
          <table:table-cell office:value-type="float" office:value="0.0580716334783439" calcext:value-type="float">
            <text:p>0.058071633478344</text:p>
          </table:table-cell>
          <table:table-cell office:value-type="float" office:value="0.0502185733914954" calcext:value-type="float">
            <text:p>0.050218573391495</text:p>
          </table:table-cell>
          <table:table-cell office:value-type="float" office:value="0.0482530033341583" calcext:value-type="float">
            <text:p>0.048253003334158</text:p>
          </table:table-cell>
          <table:table-cell office:value-type="float" office:value="0.0496978231709465" calcext:value-type="float">
            <text:p>0.049697823170947</text:p>
          </table:table-cell>
          <table:table-cell office:value-type="float" office:value="0.05834760548154" calcext:value-type="float">
            <text:p>0.05834760548154</text:p>
          </table:table-cell>
          <table:table-cell office:value-type="float" office:value="0.072194257893404" calcext:value-type="float">
            <text:p>0.072194257893404</text:p>
          </table:table-cell>
          <table:table-cell office:value-type="float" office:value="0.0572197452709066" calcext:value-type="float">
            <text:p>0.057219745270907</text:p>
          </table:table-cell>
          <table:table-cell office:value-type="float" office:value="0.064047031606996" calcext:value-type="float">
            <text:p>0.064047031606996</text:p>
          </table:table-cell>
          <table:table-cell office:value-type="float" office:value="0.0712684048558535" calcext:value-type="float">
            <text:p>0.071268404855854</text:p>
          </table:table-cell>
          <table:table-cell office:value-type="float" office:value="0.0751578335816478" calcext:value-type="float">
            <text:p>0.075157833581648</text:p>
          </table:table-cell>
        </table:table-row>
        <table:table-row table:style-name="ro1">
          <table:table-cell/>
          <table:table-cell office:value-type="float" office:value="0.0113121118645441" calcext:value-type="float">
            <text:p>0.011312111864544</text:p>
          </table:table-cell>
          <table:table-cell office:value-type="float" office:value="0.0113121765842017" calcext:value-type="float">
            <text:p>0.011312176584202</text:p>
          </table:table-cell>
          <table:table-cell office:value-type="float" office:value="0.0318831189069003" calcext:value-type="float">
            <text:p>0.0318831189069</text:p>
          </table:table-cell>
          <table:table-cell office:value-type="float" office:value="0.0178766098953932" calcext:value-type="float">
            <text:p>0.017876609895393</text:p>
          </table:table-cell>
          <table:table-cell office:value-type="float" office:value="0.0248916748568649" calcext:value-type="float">
            <text:p>0.024891674856865</text:p>
          </table:table-cell>
          <table:table-cell office:value-type="float" office:value="0.0314867594785618" calcext:value-type="float">
            <text:p>0.031486759478562</text:p>
          </table:table-cell>
          <table:table-cell office:value-type="float" office:value="0.0226146924376723" calcext:value-type="float">
            <text:p>0.022614692437672</text:p>
          </table:table-cell>
          <table:table-cell office:value-type="float" office:value="0.0405543780969064" calcext:value-type="float">
            <text:p>0.040554378096906</text:p>
          </table:table-cell>
          <table:table-cell office:value-type="float" office:value="0.0481552779920952" calcext:value-type="float">
            <text:p>0.048155277992095</text:p>
          </table:table-cell>
          <table:table-cell office:value-type="float" office:value="0.0575575208260717" calcext:value-type="float">
            <text:p>0.057557520826072</text:p>
          </table:table-cell>
          <table:table-cell office:value-type="float" office:value="0.0406190775351083" calcext:value-type="float">
            <text:p>0.040619077535108</text:p>
          </table:table-cell>
          <table:table-cell office:value-type="float" office:value="2.67474322816686" calcext:value-type="float">
            <text:p>2.67474322816686</text:p>
          </table:table-cell>
          <table:table-cell office:value-type="float" office:value="0.0428098213865532" calcext:value-type="float">
            <text:p>0.042809821386553</text:p>
          </table:table-cell>
          <table:table-cell office:value-type="float" office:value="0.0638435231642417" calcext:value-type="float">
            <text:p>0.063843523164242</text:p>
          </table:table-cell>
          <table:table-cell office:value-type="float" office:value="0.0574833535560672" calcext:value-type="float">
            <text:p>0.057483353556067</text:p>
          </table:table-cell>
          <table:table-cell office:value-type="float" office:value="0.0654874227460458" calcext:value-type="float">
            <text:p>0.065487422746046</text:p>
          </table:table-cell>
          <table:table-cell office:value-type="float" office:value="0.0638234862231759" calcext:value-type="float">
            <text:p>0.063823486223176</text:p>
          </table:table-cell>
          <table:table-cell office:value-type="float" office:value="0.0737519948645793" calcext:value-type="float">
            <text:p>0.073751994864579</text:p>
          </table:table-cell>
        </table:table-row>
        <table:table-row table:style-name="ro1">
          <table:table-cell/>
          <table:table-cell office:value-type="float" office:value="0.0177359764263467" calcext:value-type="float">
            <text:p>0.017735976426347</text:p>
          </table:table-cell>
          <table:table-cell office:value-type="float" office:value="0.0239865035656902" calcext:value-type="float">
            <text:p>0.02398650356569</text:p>
          </table:table-cell>
          <table:table-cell office:value-type="float" office:value="0.0317058538945332" calcext:value-type="float">
            <text:p>0.031705853894533</text:p>
          </table:table-cell>
          <table:table-cell office:value-type="float" office:value="0.0159216199852335" calcext:value-type="float">
            <text:p>0.015921619985234</text:p>
          </table:table-cell>
          <table:table-cell office:value-type="float" office:value="0.0241419633349633" calcext:value-type="float">
            <text:p>0.024141963334963</text:p>
          </table:table-cell>
          <table:table-cell office:value-type="float" office:value="0.0322900815661941" calcext:value-type="float">
            <text:p>0.032290081566194</text:p>
          </table:table-cell>
          <table:table-cell office:value-type="float" office:value="0.0176586693647101" calcext:value-type="float">
            <text:p>0.01765866936471</text:p>
          </table:table-cell>
          <table:table-cell office:value-type="float" office:value="0.0319064631769125" calcext:value-type="float">
            <text:p>0.031906463176913</text:p>
          </table:table-cell>
          <table:table-cell office:value-type="float" office:value="0.0585802118922532" calcext:value-type="float">
            <text:p>0.058580211892253</text:p>
          </table:table-cell>
          <table:table-cell office:value-type="float" office:value="0.0685766230092827" calcext:value-type="float">
            <text:p>0.068576623009283</text:p>
          </table:table-cell>
          <table:table-cell office:value-type="float" office:value="0.0504751377196941" calcext:value-type="float">
            <text:p>0.050475137719694</text:p>
          </table:table-cell>
          <table:table-cell office:value-type="float" office:value="2.56408864394621" calcext:value-type="float">
            <text:p>2.56408864394621</text:p>
          </table:table-cell>
          <table:table-cell office:value-type="float" office:value="0.0558259540633033" calcext:value-type="float">
            <text:p>0.055825954063303</text:p>
          </table:table-cell>
          <table:table-cell office:value-type="float" office:value="0.0560917039547961" calcext:value-type="float">
            <text:p>0.056091703954796</text:p>
          </table:table-cell>
          <table:table-cell office:value-type="float" office:value="0.0710574529346308" calcext:value-type="float">
            <text:p>0.071057452934631</text:p>
          </table:table-cell>
          <table:table-cell office:value-type="float" office:value="0.0721061744053669" calcext:value-type="float">
            <text:p>0.072106174405367</text:p>
          </table:table-cell>
          <table:table-cell office:value-type="float" office:value="0.0718150818624225" calcext:value-type="float">
            <text:p>0.071815081862423</text:p>
          </table:table-cell>
          <table:table-cell office:value-type="float" office:value="0.0910511350579563" calcext:value-type="float">
            <text:p>0.091051135057956</text:p>
          </table:table-cell>
        </table:table-row>
        <table:table-row table:style-name="ro1">
          <table:table-cell/>
          <table:table-cell office:value-type="float" office:value="0.00799705613739971" calcext:value-type="float">
            <text:p>0.0079970561374</text:p>
          </table:table-cell>
          <table:table-cell office:value-type="float" office:value="0.0112869060582597" calcext:value-type="float">
            <text:p>0.01128690605826</text:p>
          </table:table-cell>
          <table:table-cell office:value-type="float" office:value="0.0331498074830512" calcext:value-type="float">
            <text:p>0.033149807483051</text:p>
          </table:table-cell>
          <table:table-cell office:value-type="float" office:value="0.0288275850217199" calcext:value-type="float">
            <text:p>0.02882758502172</text:p>
          </table:table-cell>
          <table:table-cell office:value-type="float" office:value="0.0177880827887759" calcext:value-type="float">
            <text:p>0.017788082788776</text:p>
          </table:table-cell>
          <table:table-cell office:value-type="float" office:value="0.0249058840612274" calcext:value-type="float">
            <text:p>0.024905884061227</text:p>
          </table:table-cell>
          <table:table-cell office:value-type="float" office:value="0.0410506172744038" calcext:value-type="float">
            <text:p>0.041050617274404</text:p>
          </table:table-cell>
          <table:table-cell office:value-type="float" office:value="0.0481477351141087" calcext:value-type="float">
            <text:p>0.048147735114109</text:p>
          </table:table-cell>
          <table:table-cell office:value-type="float" office:value="0.0477979253342375" calcext:value-type="float">
            <text:p>0.047797925334238</text:p>
          </table:table-cell>
          <table:table-cell office:value-type="float" office:value="0.0569060325000328" calcext:value-type="float">
            <text:p>0.056906032500033</text:p>
          </table:table-cell>
          <table:table-cell office:value-type="float" office:value="0.0564697746738486" calcext:value-type="float">
            <text:p>0.056469774673849</text:p>
          </table:table-cell>
          <table:table-cell office:value-type="float" office:value="2.57061425652629" calcext:value-type="float">
            <text:p>2.57061425652629</text:p>
          </table:table-cell>
          <table:table-cell office:value-type="float" office:value="0.058074725990416" calcext:value-type="float">
            <text:p>0.058074725990416</text:p>
          </table:table-cell>
          <table:table-cell office:value-type="float" office:value="0.0641154151700071" calcext:value-type="float">
            <text:p>0.064115415170007</text:p>
          </table:table-cell>
          <table:table-cell office:value-type="float" office:value="0.0564186417381999" calcext:value-type="float">
            <text:p>0.0564186417382</text:p>
          </table:table-cell>
          <table:table-cell office:value-type="float" office:value="0.0634503186279141" calcext:value-type="float">
            <text:p>0.063450318627914</text:p>
          </table:table-cell>
          <table:table-cell office:value-type="float" office:value="0.071210997232582" calcext:value-type="float">
            <text:p>0.071210997232582</text:p>
          </table:table-cell>
          <table:table-cell office:value-type="float" office:value="0.0833907543315183" calcext:value-type="float">
            <text:p>0.0833907543315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58467278349853" calcext:value-type="float">
            <text:p>0.015846727834985</text:p>
          </table:table-cell>
          <table:table-cell office:value-type="float" office:value="0.0325787048399294" calcext:value-type="float">
            <text:p>0.032578704839929</text:p>
          </table:table-cell>
          <table:table-cell office:value-type="float" office:value="0.0177000606983573" calcext:value-type="float">
            <text:p>0.017700060698357</text:p>
          </table:table-cell>
          <table:table-cell office:value-type="float" office:value="0.03269227270965" calcext:value-type="float">
            <text:p>0.03269227270965</text:p>
          </table:table-cell>
          <table:table-cell office:value-type="float" office:value="0.0332440569356991" calcext:value-type="float">
            <text:p>0.033244056935699</text:p>
          </table:table-cell>
          <table:table-cell office:value-type="float" office:value="0.047467998581571" calcext:value-type="float">
            <text:p>0.047467998581571</text:p>
          </table:table-cell>
          <table:table-cell office:value-type="float" office:value="0.0407453713005389" calcext:value-type="float">
            <text:p>0.040745371300539</text:p>
          </table:table-cell>
          <table:table-cell office:value-type="float" office:value="0.0488947824364834" calcext:value-type="float">
            <text:p>0.048894782436483</text:p>
          </table:table-cell>
          <table:table-cell office:value-type="float" office:value="0.0406457103635094" calcext:value-type="float">
            <text:p>0.040645710363509</text:p>
          </table:table-cell>
          <table:table-cell office:value-type="float" office:value="0.0503379780604762" calcext:value-type="float">
            <text:p>0.050337978060476</text:p>
          </table:table-cell>
          <table:table-cell office:value-type="float" office:value="2.61335933794362" calcext:value-type="float">
            <text:p>2.61335933794362</text:p>
          </table:table-cell>
          <table:table-cell office:value-type="float" office:value="0.0159627879259088" calcext:value-type="float">
            <text:p>0.015962787925909</text:p>
          </table:table-cell>
          <table:table-cell office:value-type="float" office:value="0.0638005502664819" calcext:value-type="float">
            <text:p>0.063800550266482</text:p>
          </table:table-cell>
          <table:table-cell office:value-type="float" office:value="0.060736429841874" calcext:value-type="float">
            <text:p>0.060736429841874</text:p>
          </table:table-cell>
          <table:table-cell office:value-type="float" office:value="0.0558729651716297" calcext:value-type="float">
            <text:p>0.05587296517163</text:p>
          </table:table-cell>
          <table:table-cell office:value-type="float" office:value="0.0738391678354045" calcext:value-type="float">
            <text:p>0.073839167835405</text:p>
          </table:table-cell>
          <table:table-cell office:value-type="float" office:value="0.0807381057600575" calcext:value-type="float">
            <text:p>0.080738105760058</text:p>
          </table:table-cell>
        </table:table-row>
        <table:table-row table:style-name="ro1">
          <table:table-cell/>
          <table:table-cell office:value-type="float" office:value="0.017875417378633" calcext:value-type="float">
            <text:p>0.017875417378633</text:p>
          </table:table-cell>
          <table:table-cell office:value-type="float" office:value="0.0160297794440814" calcext:value-type="float">
            <text:p>0.016029779444081</text:p>
          </table:table-cell>
          <table:table-cell office:value-type="float" office:value="0.0409749572121812" calcext:value-type="float">
            <text:p>0.040974957212181</text:p>
          </table:table-cell>
          <table:table-cell office:value-type="float" office:value="0.0227320832289623" calcext:value-type="float">
            <text:p>0.022732083228962</text:p>
          </table:table-cell>
          <table:table-cell office:value-type="float" office:value="0.0179600361973633" calcext:value-type="float">
            <text:p>0.017960036197363</text:p>
          </table:table-cell>
          <table:table-cell office:value-type="float" office:value="0.0315968194539134" calcext:value-type="float">
            <text:p>0.031596819453913</text:p>
          </table:table-cell>
          <table:table-cell office:value-type="float" office:value="0.0356617268293305" calcext:value-type="float">
            <text:p>0.035661726829331</text:p>
          </table:table-cell>
          <table:table-cell office:value-type="float" office:value="0.0239865492906742" calcext:value-type="float">
            <text:p>0.023986549290674</text:p>
          </table:table-cell>
          <table:table-cell office:value-type="float" office:value="0.0252321436042523" calcext:value-type="float">
            <text:p>0.025232143604252</text:p>
          </table:table-cell>
          <table:table-cell office:value-type="float" office:value="0.0410603900487082" calcext:value-type="float">
            <text:p>0.041060390048708</text:p>
          </table:table-cell>
          <table:table-cell office:value-type="float" office:value="0.0562249437101959" calcext:value-type="float">
            <text:p>0.056224943710196</text:p>
          </table:table-cell>
          <table:table-cell office:value-type="float" office:value="0.0562127951683232" calcext:value-type="float">
            <text:p>0.056212795168323</text:p>
          </table:table-cell>
          <table:table-cell office:value-type="float" office:value="0.159650013889269" calcext:value-type="float">
            <text:p>0.159650013889269</text:p>
          </table:table-cell>
          <table:table-cell office:value-type="float" office:value="0.0558598942547893" calcext:value-type="float">
            <text:p>0.055859894254789</text:p>
          </table:table-cell>
          <table:table-cell office:value-type="float" office:value="0.0748061474204898" calcext:value-type="float">
            <text:p>0.07480614742049</text:p>
          </table:table-cell>
          <table:table-cell office:value-type="float" office:value="0.0640269889155395" calcext:value-type="float">
            <text:p>0.06402698891554</text:p>
          </table:table-cell>
          <table:table-cell office:value-type="float" office:value="0.0645775078110843" calcext:value-type="float">
            <text:p>0.064577507811084</text:p>
          </table:table-cell>
          <table:table-cell office:value-type="float" office:value="0.0833269637796413" calcext:value-type="float">
            <text:p>0.083326963779641</text:p>
          </table:table-cell>
        </table:table-row>
        <table:table-row table:style-name="ro1">
          <table:table-cell/>
          <table:table-cell office:value-type="float" office:value="0.0112347654828578" calcext:value-type="float">
            <text:p>0.011234765482858</text:p>
          </table:table-cell>
          <table:table-cell office:value-type="float" office:value="0.0112060484608059" calcext:value-type="float">
            <text:p>0.011206048460806</text:p>
          </table:table-cell>
          <table:table-cell office:value-type="float" office:value="0.0317456895899227" calcext:value-type="float">
            <text:p>0.031745689589923</text:p>
          </table:table-cell>
          <table:table-cell office:value-type="float" office:value="0.0236977038510207" calcext:value-type="float">
            <text:p>0.023697703851021</text:p>
          </table:table-cell>
          <table:table-cell office:value-type="float" office:value="0.0251457509932476" calcext:value-type="float">
            <text:p>0.025145750993248</text:p>
          </table:table-cell>
          <table:table-cell office:value-type="float" office:value="0.0178724197535627" calcext:value-type="float">
            <text:p>0.017872419753563</text:p>
          </table:table-cell>
          <table:table-cell office:value-type="float" office:value="0.0407784670481496" calcext:value-type="float">
            <text:p>0.04077846704815</text:p>
          </table:table-cell>
          <table:table-cell office:value-type="float" office:value="0.0176801406725746" calcext:value-type="float">
            <text:p>0.017680140672575</text:p>
          </table:table-cell>
          <table:table-cell office:value-type="float" office:value="0.0284684958272388" calcext:value-type="float">
            <text:p>0.028468495827239</text:p>
          </table:table-cell>
          <table:table-cell office:value-type="float" office:value="0.0533664751367018" calcext:value-type="float">
            <text:p>0.053366475136702</text:p>
          </table:table-cell>
          <table:table-cell office:value-type="float" office:value="0.0397106652427155" calcext:value-type="float">
            <text:p>0.039710665242716</text:p>
          </table:table-cell>
          <table:table-cell office:value-type="float" office:value="2.61736375865466" calcext:value-type="float">
            <text:p>2.61736375865466</text:p>
          </table:table-cell>
          <table:table-cell office:value-type="float" office:value="0.152974483053543" calcext:value-type="float">
            <text:p>0.152974483053543</text:p>
          </table:table-cell>
          <table:table-cell office:value-type="float" office:value="0.0641633475630464" calcext:value-type="float">
            <text:p>0.064163347563046</text:p>
          </table:table-cell>
          <table:table-cell office:value-type="float" office:value="0.0488099391847709" calcext:value-type="float">
            <text:p>0.048809939184771</text:p>
          </table:table-cell>
          <table:table-cell office:value-type="float" office:value="0.0641987954457288" calcext:value-type="float">
            <text:p>0.064198795445729</text:p>
          </table:table-cell>
          <table:table-cell office:value-type="float" office:value="0.0725390878683766" calcext:value-type="float">
            <text:p>0.072539087868377</text:p>
          </table:table-cell>
          <table:table-cell office:value-type="float" office:value="0.0758508276304104" calcext:value-type="float">
            <text:p>0.075850827630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79591420250184" calcext:value-type="float">
            <text:p>0.017959142025018</text:p>
          </table:table-cell>
          <table:table-cell office:value-type="float" office:value="0.0158709228231092" calcext:value-type="float">
            <text:p>0.015870922823109</text:p>
          </table:table-cell>
          <table:table-cell office:value-type="float" office:value="0.017884075257188" calcext:value-type="float">
            <text:p>0.017884075257188</text:p>
          </table:table-cell>
          <table:table-cell office:value-type="float" office:value="0.0285218658339573" calcext:value-type="float">
            <text:p>0.028521865833957</text:p>
          </table:table-cell>
          <table:table-cell office:value-type="float" office:value="0.0318431795319529" calcext:value-type="float">
            <text:p>0.031843179531953</text:p>
          </table:table-cell>
          <table:table-cell office:value-type="float" office:value="0.0406603153340758" calcext:value-type="float">
            <text:p>0.040660315334076</text:p>
          </table:table-cell>
          <table:table-cell office:value-type="float" office:value="0.00800613874010759" calcext:value-type="float">
            <text:p>0.008006138740108</text:p>
          </table:table-cell>
          <table:table-cell office:value-type="float" office:value="0.040036731086068" calcext:value-type="float">
            <text:p>0.040036731086068</text:p>
          </table:table-cell>
          <table:table-cell office:value-type="float" office:value="0.0505687607650189" calcext:value-type="float">
            <text:p>0.050568760765019</text:p>
          </table:table-cell>
          <table:table-cell office:value-type="float" office:value="0.0484977240680904" calcext:value-type="float">
            <text:p>0.04849772406809</text:p>
          </table:table-cell>
          <table:table-cell office:value-type="float" office:value="0.0484358516904641" calcext:value-type="float">
            <text:p>0.048435851690464</text:p>
          </table:table-cell>
          <table:table-cell office:value-type="float" office:value="0.160833187418596" calcext:value-type="float">
            <text:p>0.160833187418596</text:p>
          </table:table-cell>
          <table:table-cell office:value-type="float" office:value="0.0639689003030875" calcext:value-type="float">
            <text:p>0.063968900303088</text:p>
          </table:table-cell>
          <table:table-cell office:value-type="float" office:value="0.0753083284771366" calcext:value-type="float">
            <text:p>0.075308328477137</text:p>
          </table:table-cell>
          <table:table-cell office:value-type="float" office:value="0.0737866140697983" calcext:value-type="float">
            <text:p>0.073786614069798</text:p>
          </table:table-cell>
          <table:table-cell office:value-type="float" office:value="0.0688325427848679" calcext:value-type="float">
            <text:p>0.068832542784868</text:p>
          </table:table-cell>
          <table:table-cell office:value-type="float" office:value="0.0827964857228879" calcext:value-type="float">
            <text:p>0.082796485722888</text:p>
          </table:table-cell>
        </table:table-row>
        <table:table-row table:style-name="ro1">
          <table:table-cell/>
          <table:table-cell office:value-type="float" office:value="0.0159137668388573" calcext:value-type="float">
            <text:p>0.015913766838857</text:p>
          </table:table-cell>
          <table:table-cell office:value-type="float" office:value="0.0112160710397529" calcext:value-type="float">
            <text:p>0.011216071039753</text:p>
          </table:table-cell>
          <table:table-cell office:value-type="float" office:value="0.0252533778084101" calcext:value-type="float">
            <text:p>0.02525337780841</text:p>
          </table:table-cell>
          <table:table-cell office:value-type="float" office:value="0.0177713310234455" calcext:value-type="float">
            <text:p>0.017771331023446</text:p>
          </table:table-cell>
          <table:table-cell office:value-type="float" office:value="0.0254361511552615" calcext:value-type="float">
            <text:p>0.025436151155262</text:p>
          </table:table-cell>
          <table:table-cell office:value-type="float" office:value="0.024070565144783" calcext:value-type="float">
            <text:p>0.024070565144783</text:p>
          </table:table-cell>
          <table:table-cell office:value-type="float" office:value="0.0327923271844424" calcext:value-type="float">
            <text:p>0.032792327184442</text:p>
          </table:table-cell>
          <table:table-cell office:value-type="float" office:value="0.0239547668091935" calcext:value-type="float">
            <text:p>0.023954766809194</text:p>
          </table:table-cell>
          <table:table-cell office:value-type="float" office:value="0.0511965778301487" calcext:value-type="float">
            <text:p>0.051196577830149</text:p>
          </table:table-cell>
          <table:table-cell office:value-type="float" office:value="0.0482919121114806" calcext:value-type="float">
            <text:p>0.048291912111481</text:p>
          </table:table-cell>
          <table:table-cell office:value-type="float" office:value="0.0396839892291419" calcext:value-type="float">
            <text:p>0.039683989229142</text:p>
          </table:table-cell>
          <table:table-cell office:value-type="float" office:value="0.0534868956484257" calcext:value-type="float">
            <text:p>0.053486895648426</text:p>
          </table:table-cell>
          <table:table-cell office:value-type="float" office:value="0.0686875493984408" calcext:value-type="float">
            <text:p>0.068687549398441</text:p>
          </table:table-cell>
          <table:table-cell office:value-type="float" office:value="0.0657105017058822" calcext:value-type="float">
            <text:p>0.065710501705882</text:p>
          </table:table-cell>
          <table:table-cell office:value-type="float" office:value="0.0582963636675243" calcext:value-type="float">
            <text:p>0.058296363667524</text:p>
          </table:table-cell>
          <table:table-cell office:value-type="float" office:value="0.0785831330176995" calcext:value-type="float">
            <text:p>0.0785831330177</text:p>
          </table:table-cell>
          <table:table-cell office:value-type="float" office:value="0.0635742621717738" calcext:value-type="float">
            <text:p>0.063574262171774</text:p>
          </table:table-cell>
          <table:table-cell office:value-type="float" office:value="0.0756025139317302" calcext:value-type="float">
            <text:p>0.07560251393173</text:p>
          </table:table-cell>
        </table:table-row>
        <table:table-row table:style-name="ro1">
          <table:table-cell/>
          <table:table-cell office:value-type="float" office:value="0.00799579079006655" calcext:value-type="float">
            <text:p>0.007995790790067</text:p>
          </table:table-cell>
          <table:table-cell office:value-type="float" office:value="0.0285423756348827" calcext:value-type="float">
            <text:p>0.028542375634883</text:p>
          </table:table-cell>
          <table:table-cell office:value-type="float" office:value="0.0159430743500076" calcext:value-type="float">
            <text:p>0.015943074350008</text:p>
          </table:table-cell>
          <table:table-cell office:value-type="float" office:value="0.0178026017708156" calcext:value-type="float">
            <text:p>0.017802601770816</text:p>
          </table:table-cell>
          <table:table-cell office:value-type="float" office:value="0.0249659846576651" calcext:value-type="float">
            <text:p>0.024965984657665</text:p>
          </table:table-cell>
          <table:table-cell office:value-type="float" office:value="0.0324056950667856" calcext:value-type="float">
            <text:p>0.032405695066786</text:p>
          </table:table-cell>
          <table:table-cell office:value-type="float" office:value="0.0408221329939717" calcext:value-type="float">
            <text:p>0.040822132993972</text:p>
          </table:table-cell>
          <table:table-cell office:value-type="float" office:value="0.031918846469224" calcext:value-type="float">
            <text:p>0.031918846469224</text:p>
          </table:table-cell>
          <table:table-cell office:value-type="float" office:value="0.0510575897308621" calcext:value-type="float">
            <text:p>0.051057589730862</text:p>
          </table:table-cell>
          <table:table-cell office:value-type="float" office:value="0.0478108678058058" calcext:value-type="float">
            <text:p>0.047810867805806</text:p>
          </table:table-cell>
          <table:table-cell office:value-type="float" office:value="0.064139953817687" calcext:value-type="float">
            <text:p>0.064139953817687</text:p>
          </table:table-cell>
          <table:table-cell office:value-type="float" office:value="0.0576734813919623" calcext:value-type="float">
            <text:p>0.057673481391962</text:p>
          </table:table-cell>
          <table:table-cell office:value-type="float" office:value="0.0562040599891956" calcext:value-type="float">
            <text:p>0.056204059989196</text:p>
          </table:table-cell>
          <table:table-cell office:value-type="float" office:value="0.0660623028344816" calcext:value-type="float">
            <text:p>0.066062302834482</text:p>
          </table:table-cell>
          <table:table-cell office:value-type="float" office:value="0.0605774779748712" calcext:value-type="float">
            <text:p>0.060577477974871</text:p>
          </table:table-cell>
          <table:table-cell office:value-type="float" office:value="0.0745101432710862" calcext:value-type="float">
            <text:p>0.074510143271086</text:p>
          </table:table-cell>
          <table:table-cell office:value-type="float" office:value="0.0736413191890442" calcext:value-type="float">
            <text:p>0.073641319189044</text:p>
          </table:table-cell>
          <table:table-cell office:value-type="float" office:value="0.0755462468957343" calcext:value-type="float">
            <text:p>0.075546246895734</text:p>
          </table:table-cell>
        </table:table-row>
        <table:table-row table:style-name="ro1">
          <table:table-cell/>
          <table:table-cell office:value-type="float" office:value="0.0177782031805985" calcext:value-type="float">
            <text:p>0.017778203180599</text:p>
          </table:table-cell>
          <table:table-cell office:value-type="float" office:value="0.00802559431781742" calcext:value-type="float">
            <text:p>0.008025594317817</text:p>
          </table:table-cell>
          <table:table-cell office:value-type="float" office:value="0.0112508328651818" calcext:value-type="float">
            <text:p>0.011250832865182</text:p>
          </table:table-cell>
          <table:table-cell office:value-type="float" office:value="0.022639594208905" calcext:value-type="float">
            <text:p>0.022639594208905</text:p>
          </table:table-cell>
          <table:table-cell office:value-type="float" office:value="0.0255326615752768" calcext:value-type="float">
            <text:p>0.025532661575277</text:p>
          </table:table-cell>
          <table:table-cell office:value-type="float" office:value="0.0253920330183238" calcext:value-type="float">
            <text:p>0.025392033018324</text:p>
          </table:table-cell>
          <table:table-cell office:value-type="float" office:value="0.040315935805316" calcext:value-type="float">
            <text:p>0.040315935805316</text:p>
          </table:table-cell>
          <table:table-cell office:value-type="float" office:value="0.0847394077846576" calcext:value-type="float">
            <text:p>0.084739407784658</text:p>
          </table:table-cell>
          <table:table-cell office:value-type="float" office:value="0.0510110403515406" calcext:value-type="float">
            <text:p>0.051011040351541</text:p>
          </table:table-cell>
          <table:table-cell office:value-type="float" office:value="0.0406295721047678" calcext:value-type="float">
            <text:p>0.040629572104768</text:p>
          </table:table-cell>
          <table:table-cell office:value-type="float" office:value="0.0480014648884549" calcext:value-type="float">
            <text:p>0.048001464888455</text:p>
          </table:table-cell>
          <table:table-cell office:value-type="float" office:value="2.62141656439464" calcext:value-type="float">
            <text:p>2.62141656439464</text:p>
          </table:table-cell>
          <table:table-cell office:value-type="float" office:value="0.0635975178447554" calcext:value-type="float">
            <text:p>0.063597517844755</text:p>
          </table:table-cell>
          <table:table-cell office:value-type="float" office:value="0.0556221069178852" calcext:value-type="float">
            <text:p>0.055622106917885</text:p>
          </table:table-cell>
          <table:table-cell office:value-type="float" office:value="0.0580075380920652" calcext:value-type="float">
            <text:p>0.058007538092065</text:p>
          </table:table-cell>
          <table:table-cell office:value-type="float" office:value="0.0807304865568596" calcext:value-type="float">
            <text:p>0.08073048655686</text:p>
          </table:table-cell>
          <table:table-cell office:value-type="float" office:value="0.0562516036423096" calcext:value-type="float">
            <text:p>0.05625160364231</text:p>
          </table:table-cell>
          <table:table-cell office:value-type="float" office:value="0.075970592704853" calcext:value-type="float">
            <text:p>0.075970592704853</text:p>
          </table:table-cell>
        </table:table-row>
        <table:table-row table:style-name="ro1">
          <table:table-cell/>
          <table:table-cell office:value-type="float" office:value="0.0159104165086109" calcext:value-type="float">
            <text:p>0.015910416508611</text:p>
          </table:table-cell>
          <table:table-cell office:value-type="float" office:value="0.0176303539367164" calcext:value-type="float">
            <text:p>0.017630353936716</text:p>
          </table:table-cell>
          <table:table-cell office:value-type="float" office:value="0.00793316499749476" calcext:value-type="float">
            <text:p>0.007933164997495</text:p>
          </table:table-cell>
          <table:table-cell office:value-type="float" office:value="0.0224105304178076" calcext:value-type="float">
            <text:p>0.022410530417808</text:p>
          </table:table-cell>
          <table:table-cell office:value-type="float" office:value="0.0237271071319464" calcext:value-type="float">
            <text:p>0.023727107131946</text:p>
          </table:table-cell>
          <table:table-cell office:value-type="float" office:value="0.0356071636223136" calcext:value-type="float">
            <text:p>0.035607163622314</text:p>
          </table:table-cell>
          <table:table-cell office:value-type="float" office:value="0.0321384135011398" calcext:value-type="float">
            <text:p>0.03213841350114</text:p>
          </table:table-cell>
          <table:table-cell office:value-type="float" office:value="0.0579960798346982" calcext:value-type="float">
            <text:p>0.057996079834698</text:p>
          </table:table-cell>
          <table:table-cell office:value-type="float" office:value="0.0962818393475926" calcext:value-type="float">
            <text:p>0.096281839347593</text:p>
          </table:table-cell>
          <table:table-cell office:value-type="float" office:value="0.032753137646522" calcext:value-type="float">
            <text:p>0.032753137646522</text:p>
          </table:table-cell>
          <table:table-cell office:value-type="float" office:value="0.0481391954305704" calcext:value-type="float">
            <text:p>0.04813919543057</text:p>
          </table:table-cell>
          <table:table-cell office:value-type="float" office:value="2.59819348012435" calcext:value-type="float">
            <text:p>2.59819348012435</text:p>
          </table:table-cell>
          <table:table-cell office:value-type="float" office:value="0.0641617648940862" calcext:value-type="float">
            <text:p>0.064161764894086</text:p>
          </table:table-cell>
          <table:table-cell office:value-type="float" office:value="0.0583286577988666" calcext:value-type="float">
            <text:p>0.058328657798867</text:p>
          </table:table-cell>
          <table:table-cell office:value-type="float" office:value="0.0604980844643681" calcext:value-type="float">
            <text:p>0.060498084464368</text:p>
          </table:table-cell>
          <table:table-cell office:value-type="float" office:value="0.0792000253974724" calcext:value-type="float">
            <text:p>0.079200025397472</text:p>
          </table:table-cell>
          <table:table-cell office:value-type="float" office:value="0.0798741606584476" calcext:value-type="float">
            <text:p>0.079874160658448</text:p>
          </table:table-cell>
          <table:table-cell/>
        </table:table-row>
        <table:table-row table:style-name="ro1">
          <table:table-cell/>
          <table:table-cell office:value-type="float" office:value="0.0113566624893796" calcext:value-type="float">
            <text:p>0.01135666248938</text:p>
          </table:table-cell>
          <table:table-cell office:value-type="float" office:value="0.0180451474825764" calcext:value-type="float">
            <text:p>0.018045147482576</text:p>
          </table:table-cell>
          <table:table-cell office:value-type="float" office:value="0.0159718209564501" calcext:value-type="float">
            <text:p>0.01597182095645</text:p>
          </table:table-cell>
          <table:table-cell office:value-type="float" office:value="0.0289252349970903" calcext:value-type="float">
            <text:p>0.02892523499709</text:p>
          </table:table-cell>
          <table:table-cell office:value-type="float" office:value="0.0252190461905017" calcext:value-type="float">
            <text:p>0.025219046190502</text:p>
          </table:table-cell>
          <table:table-cell office:value-type="float" office:value="0.0405814651371715" calcext:value-type="float">
            <text:p>0.040581465137172</text:p>
          </table:table-cell>
          <table:table-cell office:value-type="float" office:value="0.0325737343177229" calcext:value-type="float">
            <text:p>0.032573734317723</text:p>
          </table:table-cell>
          <table:table-cell office:value-type="float" office:value="0.0476119577494367" calcext:value-type="float">
            <text:p>0.047611957749437</text:p>
          </table:table-cell>
          <table:table-cell office:value-type="float" office:value="0.0854342375575348" calcext:value-type="float">
            <text:p>0.085434237557535</text:p>
          </table:table-cell>
          <table:table-cell office:value-type="float" office:value="0.0399914569031274" calcext:value-type="float">
            <text:p>0.039991456903127</text:p>
          </table:table-cell>
          <table:table-cell office:value-type="float" office:value="0.0484835310239272" calcext:value-type="float">
            <text:p>0.048483531023927</text:p>
          </table:table-cell>
          <table:table-cell office:value-type="float" office:value="2.63944311535913" calcext:value-type="float">
            <text:p>2.63944311535913</text:p>
          </table:table-cell>
          <table:table-cell office:value-type="float" office:value="0.0507723048858308" calcext:value-type="float">
            <text:p>0.050772304885831</text:p>
          </table:table-cell>
          <table:table-cell office:value-type="float" office:value="0.0644525765788754" calcext:value-type="float">
            <text:p>0.064452576578875</text:p>
          </table:table-cell>
          <table:table-cell office:value-type="float" office:value="0.0654007416784398" calcext:value-type="float">
            <text:p>0.06540074167844</text:p>
          </table:table-cell>
          <table:table-cell office:value-type="float" office:value="0.0645892378321672" calcext:value-type="float">
            <text:p>0.064589237832167</text:p>
          </table:table-cell>
          <table:table-cell office:value-type="float" office:value="0.0639828194787602" calcext:value-type="float">
            <text:p>0.06398281947876</text:p>
          </table:table-cell>
          <table:table-cell/>
        </table:table-row>
        <table:table-row table:style-name="ro1">
          <table:table-cell/>
          <table:table-cell office:value-type="float" office:value="0.0395071850015457" calcext:value-type="float">
            <text:p>0.039507185001546</text:p>
          </table:table-cell>
          <table:table-cell office:value-type="float" office:value="0.0223323152974147" calcext:value-type="float">
            <text:p>0.022332315297415</text:p>
          </table:table-cell>
          <table:table-cell office:value-type="float" office:value="0.0112886674523702" calcext:value-type="float">
            <text:p>0.01128866745237</text:p>
          </table:table-cell>
          <table:table-cell office:value-type="float" office:value="0.017689310991091" calcext:value-type="float">
            <text:p>0.017689310991091</text:p>
          </table:table-cell>
          <table:table-cell office:value-type="float" office:value="0.0239692320000906" calcext:value-type="float">
            <text:p>0.023969232000091</text:p>
          </table:table-cell>
          <table:table-cell office:value-type="float" office:value="0.0325906157170734" calcext:value-type="float">
            <text:p>0.032590615717073</text:p>
          </table:table-cell>
          <table:table-cell office:value-type="float" office:value="0.0405981817183234" calcext:value-type="float">
            <text:p>0.040598181718323</text:p>
          </table:table-cell>
          <table:table-cell office:value-type="float" office:value="0.0479713610915725" calcext:value-type="float">
            <text:p>0.047971361091573</text:p>
          </table:table-cell>
          <table:table-cell office:value-type="float" office:value="0.075331613813453" calcext:value-type="float">
            <text:p>0.075331613813453</text:p>
          </table:table-cell>
          <table:table-cell office:value-type="float" office:value="0.0429281230411786" calcext:value-type="float">
            <text:p>0.042928123041179</text:p>
          </table:table-cell>
          <table:table-cell office:value-type="float" office:value="0.0478966767475101" calcext:value-type="float">
            <text:p>0.04789667674751</text:p>
          </table:table-cell>
          <table:table-cell office:value-type="float" office:value="2.60167689523478" calcext:value-type="float">
            <text:p>2.60167689523478</text:p>
          </table:table-cell>
          <table:table-cell office:value-type="float" office:value="0.0731887563932542" calcext:value-type="float">
            <text:p>0.073188756393254</text:p>
          </table:table-cell>
          <table:table-cell office:value-type="float" office:value="0.0556896265245349" calcext:value-type="float">
            <text:p>0.055689626524535</text:p>
          </table:table-cell>
          <table:table-cell office:value-type="float" office:value="0.0566227581637895" calcext:value-type="float">
            <text:p>0.05662275816379</text:p>
          </table:table-cell>
          <table:table-cell office:value-type="float" office:value="0.0795115130289544" calcext:value-type="float">
            <text:p>0.079511513028954</text:p>
          </table:table-cell>
          <table:table-cell office:value-type="float" office:value="0.0561869171061774" calcext:value-type="float">
            <text:p>0.056186917106177</text:p>
          </table:table-cell>
          <table:table-cell/>
        </table:table-row>
        <table:table-row table:style-name="ro1">
          <table:table-cell/>
          <table:table-cell office:value-type="float" office:value="0.040183562531016" calcext:value-type="float">
            <text:p>0.040183562531016</text:p>
          </table:table-cell>
          <table:table-cell office:value-type="float" office:value="0.028943503811311" calcext:value-type="float">
            <text:p>0.028943503811311</text:p>
          </table:table-cell>
          <table:table-cell office:value-type="float" office:value="0.0177959133430217" calcext:value-type="float">
            <text:p>0.017795913343022</text:p>
          </table:table-cell>
          <table:table-cell office:value-type="float" office:value="0.0288134692262827" calcext:value-type="float">
            <text:p>0.028813469226283</text:p>
          </table:table-cell>
          <table:table-cell office:value-type="float" office:value="0.028727699540829" calcext:value-type="float">
            <text:p>0.028727699540829</text:p>
          </table:table-cell>
          <table:table-cell office:value-type="float" office:value="0.0320287734075068" calcext:value-type="float">
            <text:p>0.032028773407507</text:p>
          </table:table-cell>
          <table:table-cell office:value-type="float" office:value="0.0481527366658695" calcext:value-type="float">
            <text:p>0.04815273666587</text:p>
          </table:table-cell>
          <table:table-cell office:value-type="float" office:value="0.0755578858489259" calcext:value-type="float">
            <text:p>0.075557885848926</text:p>
          </table:table-cell>
          <table:table-cell office:value-type="float" office:value="0.032627939576114" calcext:value-type="float">
            <text:p>0.032627939576114</text:p>
          </table:table-cell>
          <table:table-cell office:value-type="float" office:value="0.0472637575006339" calcext:value-type="float">
            <text:p>0.047263757500634</text:p>
          </table:table-cell>
          <table:table-cell office:value-type="float" office:value="0.0564848314162601" calcext:value-type="float">
            <text:p>0.05648483141626</text:p>
          </table:table-cell>
          <table:table-cell office:value-type="float" office:value="2.6056883350383" calcext:value-type="float">
            <text:p>2.6056883350383</text:p>
          </table:table-cell>
          <table:table-cell office:value-type="float" office:value="0.0582434341965397" calcext:value-type="float">
            <text:p>0.05824343419654</text:p>
          </table:table-cell>
          <table:table-cell office:value-type="float" office:value="0.0560011749514093" calcext:value-type="float">
            <text:p>0.056001174951409</text:p>
          </table:table-cell>
          <table:table-cell office:value-type="float" office:value="0.0721025698537302" calcext:value-type="float">
            <text:p>0.07210256985373</text:p>
          </table:table-cell>
          <table:table-cell office:value-type="float" office:value="0.0642948088080877" calcext:value-type="float">
            <text:p>0.064294808808088</text:p>
          </table:table-cell>
          <table:table-cell office:value-type="float" office:value="0.0734229130543118" calcext:value-type="float">
            <text:p>0.073422913054312</text:p>
          </table:table-cell>
          <table:table-cell/>
        </table:table-row>
        <table:table-row table:style-name="ro1">
          <table:table-cell/>
          <table:table-cell office:value-type="float" office:value="0.0397428744693763" calcext:value-type="float">
            <text:p>0.039742874469376</text:p>
          </table:table-cell>
          <table:table-cell office:value-type="float" office:value="0.0112416854478772" calcext:value-type="float">
            <text:p>0.011241685447877</text:p>
          </table:table-cell>
          <table:table-cell office:value-type="float" office:value="0.00791073624491794" calcext:value-type="float">
            <text:p>0.007910736244918</text:p>
          </table:table-cell>
          <table:table-cell office:value-type="float" office:value="0.0176808406161205" calcext:value-type="float">
            <text:p>0.017680840616121</text:p>
          </table:table-cell>
          <table:table-cell office:value-type="float" office:value="0.0237590954751088" calcext:value-type="float">
            <text:p>0.023759095475109</text:p>
          </table:table-cell>
          <table:table-cell office:value-type="float" office:value="0.0328929334077992" calcext:value-type="float">
            <text:p>0.032892933407799</text:p>
          </table:table-cell>
          <table:table-cell office:value-type="float" office:value="0.0329527902506308" calcext:value-type="float">
            <text:p>0.032952790250631</text:p>
          </table:table-cell>
          <table:table-cell office:value-type="float" office:value="0.0325823262987399" calcext:value-type="float">
            <text:p>0.03258232629874</text:p>
          </table:table-cell>
          <table:table-cell office:value-type="float" office:value="0.0455316952716617" calcext:value-type="float">
            <text:p>0.045531695271662</text:p>
          </table:table-cell>
          <table:table-cell office:value-type="float" office:value="0.040138877724059" calcext:value-type="float">
            <text:p>0.040138877724059</text:p>
          </table:table-cell>
          <table:table-cell office:value-type="float" office:value="0.0477345993858154" calcext:value-type="float">
            <text:p>0.047734599385815</text:p>
          </table:table-cell>
          <table:table-cell office:value-type="float" office:value="0.0506318847274871" calcext:value-type="float">
            <text:p>0.050631884727487</text:p>
          </table:table-cell>
          <table:table-cell office:value-type="float" office:value="0.0480027003553782" calcext:value-type="float">
            <text:p>0.048002700355378</text:p>
          </table:table-cell>
          <table:table-cell office:value-type="float" office:value="0.0554311908591793" calcext:value-type="float">
            <text:p>0.055431190859179</text:p>
          </table:table-cell>
          <table:table-cell office:value-type="float" office:value="0.0653022047437281" calcext:value-type="float">
            <text:p>0.065302204743728</text:p>
          </table:table-cell>
          <table:table-cell office:value-type="float" office:value="0.063641557865939" calcext:value-type="float">
            <text:p>0.063641557865939</text:p>
          </table:table-cell>
          <table:table-cell office:value-type="float" office:value="0.0580117258924971" calcext:value-type="float">
            <text:p>0.058011725892497</text:p>
          </table:table-cell>
          <table:table-cell/>
        </table:table-row>
        <table:table-row table:style-name="ro1">
          <table:table-cell/>
          <table:table-cell office:value-type="float" office:value="0.0399471980890728" calcext:value-type="float">
            <text:p>0.039947198089073</text:p>
          </table:table-cell>
          <table:table-cell office:value-type="float" office:value="0.0239596018066453" calcext:value-type="float">
            <text:p>0.023959601806645</text:p>
          </table:table-cell>
          <table:table-cell office:value-type="float" office:value="0.0161026131257115" calcext:value-type="float">
            <text:p>0.016102613125712</text:p>
          </table:table-cell>
          <table:table-cell office:value-type="float" office:value="0.0226328130811054" calcext:value-type="float">
            <text:p>0.022632813081105</text:p>
          </table:table-cell>
          <table:table-cell office:value-type="float" office:value="0.0253842090500416" calcext:value-type="float">
            <text:p>0.025384209050042</text:p>
          </table:table-cell>
          <table:table-cell office:value-type="float" office:value="0.0286786141536401" calcext:value-type="float">
            <text:p>0.02867861415364</text:p>
          </table:table-cell>
          <table:table-cell office:value-type="float" office:value="0.0497765303838988" calcext:value-type="float">
            <text:p>0.049776530383899</text:p>
          </table:table-cell>
          <table:table-cell office:value-type="float" office:value="0.0432620279932562" calcext:value-type="float">
            <text:p>0.043262027993256</text:p>
          </table:table-cell>
          <table:table-cell office:value-type="float" office:value="0.0327078543560218" calcext:value-type="float">
            <text:p>0.032707854356022</text:p>
          </table:table-cell>
          <table:table-cell office:value-type="float" office:value="0.0406004938500622" calcext:value-type="float">
            <text:p>0.040600493850062</text:p>
          </table:table-cell>
          <table:table-cell office:value-type="float" office:value="0.0575485898454544" calcext:value-type="float">
            <text:p>0.057548589845454</text:p>
          </table:table-cell>
          <table:table-cell office:value-type="float" office:value="0.0485371210070048" calcext:value-type="float">
            <text:p>0.048537121007005</text:p>
          </table:table-cell>
          <table:table-cell office:value-type="float" office:value="0.0558804133914467" calcext:value-type="float">
            <text:p>0.055880413391447</text:p>
          </table:table-cell>
          <table:table-cell office:value-type="float" office:value="0.056761794683626" calcext:value-type="float">
            <text:p>0.056761794683626</text:p>
          </table:table-cell>
          <table:table-cell office:value-type="float" office:value="0.0737188134616986" calcext:value-type="float">
            <text:p>0.073718813461699</text:p>
          </table:table-cell>
          <table:table-cell office:value-type="float" office:value="0.0806925089487747" calcext:value-type="float">
            <text:p>0.080692508948775</text:p>
          </table:table-cell>
          <table:table-cell office:value-type="float" office:value="0.0640395270124717" calcext:value-type="float">
            <text:p>0.064039527012472</text:p>
          </table:table-cell>
          <table:table-cell/>
        </table:table-row>
        <table:table-row table:style-name="ro1">
          <table:table-cell/>
          <table:table-cell office:value-type="float" office:value="0.0177671900837126" calcext:value-type="float">
            <text:p>0.017767190083713</text:p>
          </table:table-cell>
          <table:table-cell office:value-type="float" office:value="0.0223779798296112" calcext:value-type="float">
            <text:p>0.022377979829611</text:p>
          </table:table-cell>
          <table:table-cell office:value-type="float" office:value="0.00791085560811386" calcext:value-type="float">
            <text:p>0.007910855608114</text:p>
          </table:table-cell>
          <table:table-cell office:value-type="float" office:value="0.0112896987674516" calcext:value-type="float">
            <text:p>0.011289698767452</text:p>
          </table:table-cell>
          <table:table-cell office:value-type="float" office:value="0.0177603937014138" calcext:value-type="float">
            <text:p>0.017760393701414</text:p>
          </table:table-cell>
          <table:table-cell office:value-type="float" office:value="0.0320674637078663" calcext:value-type="float">
            <text:p>0.032067463707866</text:p>
          </table:table-cell>
          <table:table-cell office:value-type="float" office:value="0.0332750804151327" calcext:value-type="float">
            <text:p>0.033275080415133</text:p>
          </table:table-cell>
          <table:table-cell office:value-type="float" office:value="0.0400318166948199" calcext:value-type="float">
            <text:p>0.04003181669482</text:p>
          </table:table-cell>
          <table:table-cell office:value-type="float" office:value="0.0318460808394487" calcext:value-type="float">
            <text:p>0.031846080839449</text:p>
          </table:table-cell>
          <table:table-cell office:value-type="float" office:value="0.0394243003022875" calcext:value-type="float">
            <text:p>0.039424300302288</text:p>
          </table:table-cell>
          <table:table-cell office:value-type="float" office:value="0.0488162898786909" calcext:value-type="float">
            <text:p>0.048816289878691</text:p>
          </table:table-cell>
          <table:table-cell office:value-type="float" office:value="0.0471326600940937" calcext:value-type="float">
            <text:p>0.047132660094094</text:p>
          </table:table-cell>
          <table:table-cell office:value-type="float" office:value="0.0169876845416792" calcext:value-type="float">
            <text:p>0.016987684541679</text:p>
          </table:table-cell>
          <table:table-cell office:value-type="float" office:value="0.0559518098798428" calcext:value-type="float">
            <text:p>0.055951809879843</text:p>
          </table:table-cell>
          <table:table-cell office:value-type="float" office:value="0.064572821856664" calcext:value-type="float">
            <text:p>0.064572821856664</text:p>
          </table:table-cell>
          <table:table-cell office:value-type="float" office:value="0.0557039062847769" calcext:value-type="float">
            <text:p>0.055703906284777</text:p>
          </table:table-cell>
          <table:table-cell office:value-type="float" office:value="0.0795359676309912" calcext:value-type="float">
            <text:p>0.079535967630991</text:p>
          </table:table-cell>
          <table:table-cell/>
        </table:table-row>
        <table:table-row table:style-name="ro1">
          <table:table-cell/>
          <table:table-cell office:value-type="float" office:value="0.0178803247528722" calcext:value-type="float">
            <text:p>0.017880324752872</text:p>
          </table:table-cell>
          <table:table-cell office:value-type="float" office:value="0.0179702222862385" calcext:value-type="float">
            <text:p>0.017970222286239</text:p>
          </table:table-cell>
          <table:table-cell office:value-type="float" office:value="0.0113198403094558" calcext:value-type="float">
            <text:p>0.011319840309456</text:p>
          </table:table-cell>
          <table:table-cell office:value-type="float" office:value="0.0253492303412731" calcext:value-type="float">
            <text:p>0.025349230341273</text:p>
          </table:table-cell>
          <table:table-cell office:value-type="float" office:value="0.0252373767755701" calcext:value-type="float">
            <text:p>0.02523737677557</text:p>
          </table:table-cell>
          <table:table-cell office:value-type="float" office:value="0.0250251011097061" calcext:value-type="float">
            <text:p>0.025025101109706</text:p>
          </table:table-cell>
          <table:table-cell office:value-type="float" office:value="0.0403959691402844" calcext:value-type="float">
            <text:p>0.040395969140284</text:p>
          </table:table-cell>
          <table:table-cell office:value-type="float" office:value="0.0471841753189245" calcext:value-type="float">
            <text:p>0.047184175318925</text:p>
          </table:table-cell>
          <table:table-cell office:value-type="float" office:value="0.0319131999528261" calcext:value-type="float">
            <text:p>0.031913199952826</text:p>
          </table:table-cell>
          <table:table-cell office:value-type="float" office:value="0.0323564037931547" calcext:value-type="float">
            <text:p>0.032356403793155</text:p>
          </table:table-cell>
          <table:table-cell office:value-type="float" office:value="0.0403935276600404" calcext:value-type="float">
            <text:p>0.04039352766004</text:p>
          </table:table-cell>
          <table:table-cell office:value-type="float" office:value="0.0574035017237162" calcext:value-type="float">
            <text:p>0.057403501723716</text:p>
          </table:table-cell>
          <table:table-cell office:value-type="float" office:value="0.0808604583905686" calcext:value-type="float">
            <text:p>0.080860458390569</text:p>
          </table:table-cell>
          <table:table-cell office:value-type="float" office:value="0.057802089146132" calcext:value-type="float">
            <text:p>0.057802089146132</text:p>
          </table:table-cell>
          <table:table-cell office:value-type="float" office:value="0.055927858900117" calcext:value-type="float">
            <text:p>0.055927858900117</text:p>
          </table:table-cell>
          <table:table-cell office:value-type="float" office:value="0.0566490393483986" calcext:value-type="float">
            <text:p>0.056649039348399</text:p>
          </table:table-cell>
          <table:table-cell office:value-type="float" office:value="0.0732307169327046" calcext:value-type="float">
            <text:p>0.073230716932705</text:p>
          </table:table-cell>
          <table:table-cell/>
        </table:table-row>
        <table:table-row table:style-name="ro1">
          <table:table-cell/>
          <table:table-cell office:value-type="float" office:value="0.0177501080900556" calcext:value-type="float">
            <text:p>0.017750108090056</text:p>
          </table:table-cell>
          <table:table-cell office:value-type="float" office:value="0.0250125950481454" calcext:value-type="float">
            <text:p>0.025012595048145</text:p>
          </table:table-cell>
          <table:table-cell office:value-type="float" office:value="0.0158781626731225" calcext:value-type="float">
            <text:p>0.015878162673123</text:p>
          </table:table-cell>
          <table:table-cell office:value-type="float" office:value="0.0177320866195621" calcext:value-type="float">
            <text:p>0.017732086619562</text:p>
          </table:table-cell>
          <table:table-cell office:value-type="float" office:value="0.0326580699595317" calcext:value-type="float">
            <text:p>0.032658069959532</text:p>
          </table:table-cell>
          <table:table-cell office:value-type="float" office:value="0.0321523946776849" calcext:value-type="float">
            <text:p>0.032152394677685</text:p>
          </table:table-cell>
          <table:table-cell office:value-type="float" office:value="0.0320010376313014" calcext:value-type="float">
            <text:p>0.032001037631301</text:p>
          </table:table-cell>
          <table:table-cell office:value-type="float" office:value="0.0427221282007504" calcext:value-type="float">
            <text:p>0.04272212820075</text:p>
          </table:table-cell>
          <table:table-cell office:value-type="float" office:value="0.0398581403923567" calcext:value-type="float">
            <text:p>0.039858140392357</text:p>
          </table:table-cell>
          <table:table-cell office:value-type="float" office:value="0.0501097655338505" calcext:value-type="float">
            <text:p>0.050109765533851</text:p>
          </table:table-cell>
          <table:table-cell office:value-type="float" office:value="0.0480784973024195" calcext:value-type="float">
            <text:p>0.04807849730242</text:p>
          </table:table-cell>
          <table:table-cell office:value-type="float" office:value="0.0316436014809702" calcext:value-type="float">
            <text:p>0.03164360148097</text:p>
          </table:table-cell>
          <table:table-cell office:value-type="float" office:value="0.0808055221187861" calcext:value-type="float">
            <text:p>0.080805522118786</text:p>
          </table:table-cell>
          <table:table-cell office:value-type="float" office:value="0.0485538402036322" calcext:value-type="float">
            <text:p>0.048553840203632</text:p>
          </table:table-cell>
          <table:table-cell office:value-type="float" office:value="0.0558780180523255" calcext:value-type="float">
            <text:p>0.055878018052326</text:p>
          </table:table-cell>
          <table:table-cell office:value-type="float" office:value="0.056050255525193" calcext:value-type="float">
            <text:p>0.056050255525193</text:p>
          </table:table-cell>
          <table:table-cell office:value-type="float" office:value="0.0654473970918068" calcext:value-type="float">
            <text:p>0.065447397091807</text:p>
          </table:table-cell>
          <table:table-cell/>
        </table:table-row>
        <table:table-row table:style-name="ro1">
          <table:table-cell/>
          <table:table-cell office:value-type="float" office:value="0.0111855295938798" calcext:value-type="float">
            <text:p>0.01118552959388</text:p>
          </table:table-cell>
          <table:table-cell office:value-type="float" office:value="0.00796867477662072" calcext:value-type="float">
            <text:p>0.007968674776621</text:p>
          </table:table-cell>
          <table:table-cell office:value-type="float" office:value="0.0178914103331895" calcext:value-type="float">
            <text:p>0.01789141033319</text:p>
          </table:table-cell>
          <table:table-cell office:value-type="float" office:value="0.0251968165516492" calcext:value-type="float">
            <text:p>0.025196816551649</text:p>
          </table:table-cell>
          <table:table-cell office:value-type="float" office:value="0.0240669280645708" calcext:value-type="float">
            <text:p>0.024066928064571</text:p>
          </table:table-cell>
          <table:table-cell office:value-type="float" office:value="0.0326881942552267" calcext:value-type="float">
            <text:p>0.032688194255227</text:p>
          </table:table-cell>
          <table:table-cell office:value-type="float" office:value="0.0327983598845194" calcext:value-type="float">
            <text:p>0.032798359884519</text:p>
          </table:table-cell>
          <table:table-cell office:value-type="float" office:value="0.0392432606409447" calcext:value-type="float">
            <text:p>0.039243260640945</text:p>
          </table:table-cell>
          <table:table-cell office:value-type="float" office:value="0.0400466586185891" calcext:value-type="float">
            <text:p>0.040046658618589</text:p>
          </table:table-cell>
          <table:table-cell office:value-type="float" office:value="0.039958843659256" calcext:value-type="float">
            <text:p>0.039958843659256</text:p>
          </table:table-cell>
          <table:table-cell office:value-type="float" office:value="0.0399673298510578" calcext:value-type="float">
            <text:p>0.039967329851058</text:p>
          </table:table-cell>
          <table:table-cell office:value-type="float" office:value="0.0488342301735701" calcext:value-type="float">
            <text:p>0.04883423017357</text:p>
          </table:table-cell>
          <table:table-cell office:value-type="float" office:value="0.0830883794408059" calcext:value-type="float">
            <text:p>0.083088379440806</text:p>
          </table:table-cell>
          <table:table-cell office:value-type="float" office:value="0.0561192995214219" calcext:value-type="float">
            <text:p>0.056119299521422</text:p>
          </table:table-cell>
          <table:table-cell office:value-type="float" office:value="0.0491646356474199" calcext:value-type="float">
            <text:p>0.04916463564742</text:p>
          </table:table-cell>
          <table:table-cell office:value-type="float" office:value="0.0406315018436782" calcext:value-type="float">
            <text:p>0.040631501843678</text:p>
          </table:table-cell>
          <table:table-cell office:value-type="float" office:value="0.0802933332771465" calcext:value-type="float">
            <text:p>0.080293333277147</text:p>
          </table:table-cell>
          <table:table-cell/>
        </table:table-row>
        <table:table-row table:style-name="ro1">
          <table:table-cell/>
          <table:table-cell office:value-type="float" office:value="0.00801629900883373" calcext:value-type="float">
            <text:p>0.008016299008834</text:p>
          </table:table-cell>
          <table:table-cell office:value-type="float" office:value="0.0159040517507788" calcext:value-type="float">
            <text:p>0.015904051750779</text:p>
          </table:table-cell>
          <table:table-cell office:value-type="float" office:value="0.0157918666862451" calcext:value-type="float">
            <text:p>0.015791866686245</text:p>
          </table:table-cell>
          <table:table-cell office:value-type="float" office:value="0.0252082139257152" calcext:value-type="float">
            <text:p>0.025208213925715</text:p>
          </table:table-cell>
          <table:table-cell office:value-type="float" office:value="0.0314583613811725" calcext:value-type="float">
            <text:p>0.031458361381173</text:p>
          </table:table-cell>
          <table:table-cell office:value-type="float" office:value="0.017815012313182" calcext:value-type="float">
            <text:p>0.017815012313182</text:p>
          </table:table-cell>
          <table:table-cell office:value-type="float" office:value="0.0318422125469267" calcext:value-type="float">
            <text:p>0.031842212546927</text:p>
          </table:table-cell>
          <table:table-cell office:value-type="float" office:value="0.04123065967616" calcext:value-type="float">
            <text:p>0.04123065967616</text:p>
          </table:table-cell>
          <table:table-cell office:value-type="float" office:value="0.0436562822729458" calcext:value-type="float">
            <text:p>0.043656282272946</text:p>
          </table:table-cell>
          <table:table-cell office:value-type="float" office:value="0.0405667628512471" calcext:value-type="float">
            <text:p>0.040566762851247</text:p>
          </table:table-cell>
          <table:table-cell office:value-type="float" office:value="0.0486471903857046" calcext:value-type="float">
            <text:p>0.048647190385705</text:p>
          </table:table-cell>
          <table:table-cell office:value-type="float" office:value="0" calcext:value-type="float">
            <text:p>0</text:p>
          </table:table-cell>
          <table:table-cell office:value-type="float" office:value="0.0645709723250123" calcext:value-type="float">
            <text:p>0.064570972325012</text:p>
          </table:table-cell>
          <table:table-cell office:value-type="float" office:value="0.0489227225800439" calcext:value-type="float">
            <text:p>0.048922722580044</text:p>
          </table:table-cell>
          <table:table-cell office:value-type="float" office:value="0.0602898097870933" calcext:value-type="float">
            <text:p>0.060289809787093</text:p>
          </table:table-cell>
          <table:table-cell office:value-type="float" office:value="0.048895813216784" calcext:value-type="float">
            <text:p>0.048895813216784</text:p>
          </table:table-cell>
          <table:table-cell office:value-type="float" office:value="0.0719062746949658" calcext:value-type="float">
            <text:p>0.071906274694966</text:p>
          </table:table-cell>
          <table:table-cell/>
        </table:table-row>
        <table:table-row table:style-name="ro1">
          <table:table-cell/>
          <table:table-cell office:value-type="float" office:value="0.00794934319379628" calcext:value-type="float">
            <text:p>0.007949343193796</text:p>
          </table:table-cell>
          <table:table-cell office:value-type="float" office:value="0.00795875560953021" calcext:value-type="float">
            <text:p>0.00795875560953</text:p>
          </table:table-cell>
          <table:table-cell office:value-type="float" office:value="0.0160723779379109" calcext:value-type="float">
            <text:p>0.016072377937911</text:p>
          </table:table-cell>
          <table:table-cell office:value-type="float" office:value="0.0177335283316716" calcext:value-type="float">
            <text:p>0.017733528331672</text:p>
          </table:table-cell>
          <table:table-cell office:value-type="float" office:value="0.0178971461164868" calcext:value-type="float">
            <text:p>0.017897146116487</text:p>
          </table:table-cell>
          <table:table-cell office:value-type="float" office:value="0.0158999219087622" calcext:value-type="float">
            <text:p>0.015899921908762</text:p>
          </table:table-cell>
          <table:table-cell office:value-type="float" office:value="0.0406457103635086" calcext:value-type="float">
            <text:p>0.040645710363509</text:p>
          </table:table-cell>
          <table:table-cell office:value-type="float" office:value="0.0483139516876299" calcext:value-type="float">
            <text:p>0.04831395168763</text:p>
          </table:table-cell>
          <table:table-cell office:value-type="float" office:value="0.0327045760304373" calcext:value-type="float">
            <text:p>0.032704576030437</text:p>
          </table:table-cell>
          <table:table-cell office:value-type="float" office:value="0.0485955497877738" calcext:value-type="float">
            <text:p>0.048595549787774</text:p>
          </table:table-cell>
          <table:table-cell office:value-type="float" office:value="0.0475240237262978" calcext:value-type="float">
            <text:p>0.047524023726298</text:p>
          </table:table-cell>
          <table:table-cell office:value-type="float" office:value="0.0407453713005397" calcext:value-type="float">
            <text:p>0.04074537130054</text:p>
          </table:table-cell>
          <table:table-cell office:value-type="float" office:value="0.0656483899446552" calcext:value-type="float">
            <text:p>0.065648389944655</text:p>
          </table:table-cell>
          <table:table-cell office:value-type="float" office:value="0.0576036319046062" calcext:value-type="float">
            <text:p>0.057603631904606</text:p>
          </table:table-cell>
          <table:table-cell office:value-type="float" office:value="0.0603268150735839" calcext:value-type="float">
            <text:p>0.060326815073584</text:p>
          </table:table-cell>
          <table:table-cell office:value-type="float" office:value="0.0638853915670783" calcext:value-type="float">
            <text:p>0.063885391567078</text:p>
          </table:table-cell>
          <table:table-cell office:value-type="float" office:value="0.0635577645775245" calcext:value-type="float">
            <text:p>0.06355776457752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7791592184881" calcext:value-type="float">
            <text:p>0.017791592184881</text:p>
          </table:table-cell>
          <table:table-cell office:value-type="float" office:value="0.0158363768512663" calcext:value-type="float">
            <text:p>0.015836376851266</text:p>
          </table:table-cell>
          <table:table-cell office:value-type="float" office:value="0.022408710161467" calcext:value-type="float">
            <text:p>0.022408710161467</text:p>
          </table:table-cell>
          <table:table-cell office:value-type="float" office:value="0.0240494485961669" calcext:value-type="float">
            <text:p>0.024049448596167</text:p>
          </table:table-cell>
          <table:table-cell office:value-type="float" office:value="0.0239888357621643" calcext:value-type="float">
            <text:p>0.023988835762164</text:p>
          </table:table-cell>
          <table:table-cell office:value-type="float" office:value="0.0407548439347307" calcext:value-type="float">
            <text:p>0.040754843934731</text:p>
          </table:table-cell>
          <table:table-cell office:value-type="float" office:value="0.0407409470707334" calcext:value-type="float">
            <text:p>0.040740947070733</text:p>
          </table:table-cell>
          <table:table-cell office:value-type="float" office:value="0.0430867424320679" calcext:value-type="float">
            <text:p>0.043086742432068</text:p>
          </table:table-cell>
          <table:table-cell office:value-type="float" office:value="0.0405168853688364" calcext:value-type="float">
            <text:p>0.040516885368836</text:p>
          </table:table-cell>
          <table:table-cell office:value-type="float" office:value="0.040580772120057" calcext:value-type="float">
            <text:p>0.040580772120057</text:p>
          </table:table-cell>
          <table:table-cell office:value-type="float" office:value="0.0504192067722863" calcext:value-type="float">
            <text:p>0.050419206772286</text:p>
          </table:table-cell>
          <table:table-cell office:value-type="float" office:value="0.0605809246030873" calcext:value-type="float">
            <text:p>0.060580924603087</text:p>
          </table:table-cell>
          <table:table-cell office:value-type="float" office:value="0.0560424363083161" calcext:value-type="float">
            <text:p>0.056042436308316</text:p>
          </table:table-cell>
          <table:table-cell office:value-type="float" office:value="0.0725420105819635" calcext:value-type="float">
            <text:p>0.072542010581964</text:p>
          </table:table-cell>
          <table:table-cell office:value-type="float" office:value="0.064023934729017" calcext:value-type="float">
            <text:p>0.0640239347290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0145681064719" calcext:value-type="float">
            <text:p>0.008014568106472</text:p>
          </table:table-cell>
          <table:table-cell office:value-type="float" office:value="0.00796522445910184" calcext:value-type="float">
            <text:p>0.007965224459102</text:p>
          </table:table-cell>
          <table:table-cell office:value-type="float" office:value="0.0112954173892059" calcext:value-type="float">
            <text:p>0.011295417389206</text:p>
          </table:table-cell>
          <table:table-cell office:value-type="float" office:value="0.0179087997065068" calcext:value-type="float">
            <text:p>0.017908799706507</text:p>
          </table:table-cell>
          <table:table-cell office:value-type="float" office:value="0.0354403861261449" calcext:value-type="float">
            <text:p>0.035440386126145</text:p>
          </table:table-cell>
          <table:table-cell office:value-type="float" office:value="0.0079721735428174" calcext:value-type="float">
            <text:p>0.007972173542817</text:p>
          </table:table-cell>
          <table:table-cell office:value-type="float" office:value="0.0249238088994266" calcext:value-type="float">
            <text:p>0.024923808899427</text:p>
          </table:table-cell>
          <table:table-cell office:value-type="float" office:value="0.0463389761953034" calcext:value-type="float">
            <text:p>0.046338976195303</text:p>
          </table:table-cell>
          <table:table-cell office:value-type="float" office:value="0.047540183504956" calcext:value-type="float">
            <text:p>0.047540183504956</text:p>
          </table:table-cell>
          <table:table-cell office:value-type="float" office:value="0.0404866651432677" calcext:value-type="float">
            <text:p>0.040486665143268</text:p>
          </table:table-cell>
          <table:table-cell office:value-type="float" office:value="0.0478336776839869" calcext:value-type="float">
            <text:p>0.047833677683987</text:p>
          </table:table-cell>
          <table:table-cell office:value-type="float" office:value="0.0653726814973669" calcext:value-type="float">
            <text:p>0.065372681497367</text:p>
          </table:table-cell>
          <table:table-cell office:value-type="float" office:value="0.0502242781783805" calcext:value-type="float">
            <text:p>0.050224278178381</text:p>
          </table:table-cell>
          <table:table-cell office:value-type="float" office:value="0.0529550698669127" calcext:value-type="float">
            <text:p>0.052955069866913</text:p>
          </table:table-cell>
          <table:table-cell office:value-type="float" office:value="0.0685402814680372" calcext:value-type="float">
            <text:p>0.068540281468037</text:p>
          </table:table-cell>
          <table:table-cell office:value-type="float" office:value="0.0632551096968304" calcext:value-type="float">
            <text:p>0.063255109696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77734864223136" calcext:value-type="float">
            <text:p>0.017773486422314</text:p>
          </table:table-cell>
          <table:table-cell office:value-type="float" office:value="0.0179132806348398" calcext:value-type="float">
            <text:p>0.01791328063484</text:p>
          </table:table-cell>
          <table:table-cell office:value-type="float" office:value="0.0178254410623318" calcext:value-type="float">
            <text:p>0.017825441062332</text:p>
          </table:table-cell>
          <table:table-cell office:value-type="float" office:value="0.028841109600654" calcext:value-type="float">
            <text:p>0.028841109600654</text:p>
          </table:table-cell>
          <table:table-cell office:value-type="float" office:value="0.0240043037501374" calcext:value-type="float">
            <text:p>0.024004303750137</text:p>
          </table:table-cell>
          <table:table-cell office:value-type="float" office:value="0.0158514590864341" calcext:value-type="float">
            <text:p>0.015851459086434</text:p>
          </table:table-cell>
          <table:table-cell office:value-type="float" office:value="0.0332420120599092" calcext:value-type="float">
            <text:p>0.033242012059909</text:p>
          </table:table-cell>
          <table:table-cell office:value-type="float" office:value="0.0484179271934139" calcext:value-type="float">
            <text:p>0.048417927193414</text:p>
          </table:table-cell>
          <table:table-cell office:value-type="float" office:value="0.0479413863589172" calcext:value-type="float">
            <text:p>0.047941386358917</text:p>
          </table:table-cell>
          <table:table-cell office:value-type="float" office:value="0.0506117915213808" calcext:value-type="float">
            <text:p>0.050611791521381</text:p>
          </table:table-cell>
          <table:table-cell office:value-type="float" office:value="0.0478540522964059" calcext:value-type="float">
            <text:p>0.047854052296406</text:p>
          </table:table-cell>
          <table:table-cell office:value-type="float" office:value="0.105404711726784" calcext:value-type="float">
            <text:p>0.105404711726784</text:p>
          </table:table-cell>
          <table:table-cell office:value-type="float" office:value="0.0502786336638409" calcext:value-type="float">
            <text:p>0.050278633663841</text:p>
          </table:table-cell>
          <table:table-cell office:value-type="float" office:value="0.0579296231852266" calcext:value-type="float">
            <text:p>0.057929623185227</text:p>
          </table:table-cell>
          <table:table-cell office:value-type="float" office:value="0.0727120409527344" calcext:value-type="float">
            <text:p>0.072712040952734</text:p>
          </table:table-cell>
          <table:table-cell office:value-type="float" office:value="0.0713932186464527" calcext:value-type="float">
            <text:p>0.0713932186464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49383830478629" calcext:value-type="float">
            <text:p>0.024938383047863</text:p>
          </table:table-cell>
          <table:table-cell office:value-type="float" office:value="0.0286557360383593" calcext:value-type="float">
            <text:p>0.028655736038359</text:p>
          </table:table-cell>
          <table:table-cell office:value-type="float" office:value="0.0250868704460038" calcext:value-type="float">
            <text:p>0.025086870446004</text:p>
          </table:table-cell>
          <table:table-cell office:value-type="float" office:value="0.0249560729725426" calcext:value-type="float">
            <text:p>0.024956072972543</text:p>
          </table:table-cell>
          <table:table-cell office:value-type="float" office:value="0.031821677990084" calcext:value-type="float">
            <text:p>0.031821677990084</text:p>
          </table:table-cell>
          <table:table-cell office:value-type="float" office:value="0.0317991808172495" calcext:value-type="float">
            <text:p>0.03179918081725</text:p>
          </table:table-cell>
          <table:table-cell office:value-type="float" office:value="0.0325365955134525" calcext:value-type="float">
            <text:p>0.032536595513453</text:p>
          </table:table-cell>
          <table:table-cell office:value-type="float" office:value="0.0427823330363812" calcext:value-type="float">
            <text:p>0.042782333036381</text:p>
          </table:table-cell>
          <table:table-cell office:value-type="float" office:value="0.0484276691201269" calcext:value-type="float">
            <text:p>0.048427669120127</text:p>
          </table:table-cell>
          <table:table-cell office:value-type="float" office:value="0.0397425732066919" calcext:value-type="float">
            <text:p>0.039742573206692</text:p>
          </table:table-cell>
          <table:table-cell office:value-type="float" office:value="0.0562978385099318" calcext:value-type="float">
            <text:p>0.056297838509932</text:p>
          </table:table-cell>
          <table:table-cell office:value-type="float" office:value="0.0718260452246448" calcext:value-type="float">
            <text:p>0.071826045224645</text:p>
          </table:table-cell>
          <table:table-cell office:value-type="float" office:value="0.056510123292454" calcext:value-type="float">
            <text:p>0.056510123292454</text:p>
          </table:table-cell>
          <table:table-cell office:value-type="float" office:value="0.0568859086808589" calcext:value-type="float">
            <text:p>0.056885908680859</text:p>
          </table:table-cell>
          <table:table-cell office:value-type="float" office:value="0.0657988825925691" calcext:value-type="float">
            <text:p>0.065798882592569</text:p>
          </table:table-cell>
          <table:table-cell office:value-type="float" office:value="0.0482816108052108" calcext:value-type="float">
            <text:p>0.0482816108052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0905832745014" calcext:value-type="float">
            <text:p>0.008090583274501</text:p>
          </table:table-cell>
          <table:table-cell office:value-type="float" office:value="0.0177491003379957" calcext:value-type="float">
            <text:p>0.017749100337996</text:p>
          </table:table-cell>
          <table:table-cell office:value-type="float" office:value="0.0179048679145096" calcext:value-type="float">
            <text:p>0.01790486791451</text:p>
          </table:table-cell>
          <table:table-cell office:value-type="float" office:value="0.0227236360072458" calcext:value-type="float">
            <text:p>0.022723636007246</text:p>
          </table:table-cell>
          <table:table-cell office:value-type="float" office:value="0.0239162478807286" calcext:value-type="float">
            <text:p>0.023916247880729</text:p>
          </table:table-cell>
          <table:table-cell office:value-type="float" office:value="0.0237982346477325" calcext:value-type="float">
            <text:p>0.023798234647733</text:p>
          </table:table-cell>
          <table:table-cell office:value-type="float" office:value="0.0356172377855096" calcext:value-type="float">
            <text:p>0.03561723778551</text:p>
          </table:table-cell>
          <table:table-cell office:value-type="float" office:value="0.0505674112082216" calcext:value-type="float">
            <text:p>0.050567411208222</text:p>
          </table:table-cell>
          <table:table-cell office:value-type="float" office:value="0.048690611323464" calcext:value-type="float">
            <text:p>0.048690611323464</text:p>
          </table:table-cell>
          <table:table-cell office:value-type="float" office:value="0.04748842124332" calcext:value-type="float">
            <text:p>0.04748842124332</text:p>
          </table:table-cell>
          <table:table-cell office:value-type="float" office:value="0.0487221330830605" calcext:value-type="float">
            <text:p>0.048722133083061</text:p>
          </table:table-cell>
          <table:table-cell office:value-type="float" office:value="0.0721392719155138" calcext:value-type="float">
            <text:p>0.072139271915514</text:p>
          </table:table-cell>
          <table:table-cell office:value-type="float" office:value="0.0558142321869537" calcext:value-type="float">
            <text:p>0.055814232186954</text:p>
          </table:table-cell>
          <table:table-cell office:value-type="float" office:value="0.0599798475308274" calcext:value-type="float">
            <text:p>0.059979847530827</text:p>
          </table:table-cell>
          <table:table-cell office:value-type="float" office:value="0.0486695266227909" calcext:value-type="float">
            <text:p>0.048669526622791</text:p>
          </table:table-cell>
          <table:table-cell office:value-type="float" office:value="0.0471540320858019" calcext:value-type="float">
            <text:p>0.047154032085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59019111999121" calcext:value-type="float">
            <text:p>0.015901911199912</text:p>
          </table:table-cell>
          <table:table-cell office:value-type="float" office:value="0.0179232082280016" calcext:value-type="float">
            <text:p>0.017923208228002</text:p>
          </table:table-cell>
          <table:table-cell office:value-type="float" office:value="0.0326892446689136" calcext:value-type="float">
            <text:p>0.032689244668914</text:p>
          </table:table-cell>
          <table:table-cell office:value-type="float" office:value="0.0177501752775951" calcext:value-type="float">
            <text:p>0.017750175277595</text:p>
          </table:table-cell>
          <table:table-cell office:value-type="float" office:value="0.0251704219359606" calcext:value-type="float">
            <text:p>0.025170421935961</text:p>
          </table:table-cell>
          <table:table-cell office:value-type="float" office:value="0.0488235765334874" calcext:value-type="float">
            <text:p>0.048823576533487</text:p>
          </table:table-cell>
          <table:table-cell office:value-type="float" office:value="0.0409096677811033" calcext:value-type="float">
            <text:p>0.040909667781103</text:p>
          </table:table-cell>
          <table:table-cell office:value-type="float" office:value="0.0484119553088157" calcext:value-type="float">
            <text:p>0.048411955308816</text:p>
          </table:table-cell>
          <table:table-cell office:value-type="float" office:value="0.0402562133272478" calcext:value-type="float">
            <text:p>0.040256213327248</text:p>
          </table:table-cell>
          <table:table-cell office:value-type="float" office:value="0.0483481940447836" calcext:value-type="float">
            <text:p>0.048348194044784</text:p>
          </table:table-cell>
          <table:table-cell office:value-type="float" office:value="0.0555240685197303" calcext:value-type="float">
            <text:p>0.05552406851973</text:p>
          </table:table-cell>
          <table:table-cell office:value-type="float" office:value="0.0712996347069912" calcext:value-type="float">
            <text:p>0.071299634706991</text:p>
          </table:table-cell>
          <table:table-cell office:value-type="float" office:value="0.0636188088113265" calcext:value-type="float">
            <text:p>0.063618808811327</text:p>
          </table:table-cell>
          <table:table-cell office:value-type="float" office:value="0.0742286663558282" calcext:value-type="float">
            <text:p>0.074228666355828</text:p>
          </table:table-cell>
          <table:table-cell office:value-type="float" office:value="0.0637775525643934" calcext:value-type="float">
            <text:p>0.063777552564393</text:p>
          </table:table-cell>
          <table:table-cell office:value-type="float" office:value="0.0569287119774011" calcext:value-type="float">
            <text:p>0.056928711977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95477071475763" calcext:value-type="float">
            <text:p>0.007954770714758</text:p>
          </table:table-cell>
          <table:table-cell office:value-type="float" office:value="0.0178049675695621" calcext:value-type="float">
            <text:p>0.017804967569562</text:p>
          </table:table-cell>
          <table:table-cell office:value-type="float" office:value="0.017977559292263" calcext:value-type="float">
            <text:p>0.017977559292263</text:p>
          </table:table-cell>
          <table:table-cell office:value-type="float" office:value="0.0179295128224575" calcext:value-type="float">
            <text:p>0.017929512822458</text:p>
          </table:table-cell>
          <table:table-cell office:value-type="float" office:value="0.0251162286501189" calcext:value-type="float">
            <text:p>0.025116228650119</text:p>
          </table:table-cell>
          <table:table-cell office:value-type="float" office:value="0.0397005917742256" calcext:value-type="float">
            <text:p>0.039700591774226</text:p>
          </table:table-cell>
          <table:table-cell office:value-type="float" office:value="0.031754161564275" calcext:value-type="float">
            <text:p>0.031754161564275</text:p>
          </table:table-cell>
          <table:table-cell office:value-type="float" office:value="0.0330457317253062" calcext:value-type="float">
            <text:p>0.033045731725306</text:p>
          </table:table-cell>
          <table:table-cell office:value-type="float" office:value="0.0358942275006335" calcext:value-type="float">
            <text:p>0.035894227500634</text:p>
          </table:table-cell>
          <table:table-cell office:value-type="float" office:value="0.040872062312719" calcext:value-type="float">
            <text:p>0.040872062312719</text:p>
          </table:table-cell>
          <table:table-cell office:value-type="float" office:value="0.0477003986117772" calcext:value-type="float">
            <text:p>0.047700398611777</text:p>
          </table:table-cell>
          <table:table-cell office:value-type="float" office:value="0.0566604029657355" calcext:value-type="float">
            <text:p>0.056660402965736</text:p>
          </table:table-cell>
          <table:table-cell office:value-type="float" office:value="0.0490985942067675" calcext:value-type="float">
            <text:p>0.049098594206768</text:p>
          </table:table-cell>
          <table:table-cell office:value-type="float" office:value="0.0712658671889597" calcext:value-type="float">
            <text:p>0.07126586718896</text:p>
          </table:table-cell>
          <table:table-cell office:value-type="float" office:value="0.0560621263416377" calcext:value-type="float">
            <text:p>0.056062126341638</text:p>
          </table:table-cell>
          <table:table-cell office:value-type="float" office:value="0.064208547433067" calcext:value-type="float">
            <text:p>0.0642085474330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19761750210824" calcext:value-type="float">
            <text:p>0.011976175021082</text:p>
          </table:table-cell>
          <table:table-cell office:value-type="float" office:value="0.0224947110400857" calcext:value-type="float">
            <text:p>0.022494711040086</text:p>
          </table:table-cell>
          <table:table-cell office:value-type="float" office:value="0.0176938162659545" calcext:value-type="float">
            <text:p>0.017693816265955</text:p>
          </table:table-cell>
          <table:table-cell office:value-type="float" office:value="0.0223511651098624" calcext:value-type="float">
            <text:p>0.022351165109862</text:p>
          </table:table-cell>
          <table:table-cell office:value-type="float" office:value="0.0251510437714835" calcext:value-type="float">
            <text:p>0.025151043771484</text:p>
          </table:table-cell>
          <table:table-cell office:value-type="float" office:value="0.0328389048949156" calcext:value-type="float">
            <text:p>0.032838904894916</text:p>
          </table:table-cell>
          <table:table-cell office:value-type="float" office:value="0.0327055656443802" calcext:value-type="float">
            <text:p>0.03270556564438</text:p>
          </table:table-cell>
          <table:table-cell office:value-type="float" office:value="0.0327099577788866" calcext:value-type="float">
            <text:p>0.032709957778887</text:p>
          </table:table-cell>
          <table:table-cell office:value-type="float" office:value="0.0403741588736989" calcext:value-type="float">
            <text:p>0.040374158873699</text:p>
          </table:table-cell>
          <table:table-cell office:value-type="float" office:value="0.0478606959875546" calcext:value-type="float">
            <text:p>0.047860695987555</text:p>
          </table:table-cell>
          <table:table-cell office:value-type="float" office:value="0.040053324165855" calcext:value-type="float">
            <text:p>0.040053324165855</text:p>
          </table:table-cell>
          <table:table-cell office:value-type="float" office:value="0.0561337449443051" calcext:value-type="float">
            <text:p>0.056133744944305</text:p>
          </table:table-cell>
          <table:table-cell office:value-type="float" office:value="0.0558748598947971" calcext:value-type="float">
            <text:p>0.055874859894797</text:p>
          </table:table-cell>
          <table:table-cell office:value-type="float" office:value="0.0825570642132029" calcext:value-type="float">
            <text:p>0.082557064213203</text:p>
          </table:table-cell>
          <table:table-cell office:value-type="float" office:value="0.0503775550990944" calcext:value-type="float">
            <text:p>0.050377555099094</text:p>
          </table:table-cell>
          <table:table-cell office:value-type="float" office:value="0.0791067656466896" calcext:value-type="float">
            <text:p>0.07910676564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94327616508091" calcext:value-type="float">
            <text:p>0.007943276165081</text:p>
          </table:table-cell>
          <table:table-cell office:value-type="float" office:value="0.0112815393451584" calcext:value-type="float">
            <text:p>0.011281539345158</text:p>
          </table:table-cell>
          <table:table-cell office:value-type="float" office:value="0.0160007934963816" calcext:value-type="float">
            <text:p>0.016000793496382</text:p>
          </table:table-cell>
          <table:table-cell office:value-type="float" office:value="0.0252008379772443" calcext:value-type="float">
            <text:p>0.025200837977244</text:p>
          </table:table-cell>
          <table:table-cell office:value-type="float" office:value="0.0254149494886858" calcext:value-type="float">
            <text:p>0.025414949488686</text:p>
          </table:table-cell>
          <table:table-cell office:value-type="float" office:value="0.0327899022913144" calcext:value-type="float">
            <text:p>0.032789902291314</text:p>
          </table:table-cell>
          <table:table-cell office:value-type="float" office:value="0.0434141986269059" calcext:value-type="float">
            <text:p>0.043414198626906</text:p>
          </table:table-cell>
          <table:table-cell office:value-type="float" office:value="0.0252037112100904" calcext:value-type="float">
            <text:p>0.02520371121009</text:p>
          </table:table-cell>
          <table:table-cell office:value-type="float" office:value="0.0406641808386926" calcext:value-type="float">
            <text:p>0.040664180838693</text:p>
          </table:table-cell>
          <table:table-cell office:value-type="float" office:value="0.0476433257038354" calcext:value-type="float">
            <text:p>0.047643325703835</text:p>
          </table:table-cell>
          <table:table-cell office:value-type="float" office:value="0.0395902694661648" calcext:value-type="float">
            <text:p>0.039590269466165</text:p>
          </table:table-cell>
          <table:table-cell office:value-type="float" office:value="0.0641780823050959" calcext:value-type="float">
            <text:p>0.064178082305096</text:p>
          </table:table-cell>
          <table:table-cell office:value-type="float" office:value="0.0562937779043605" calcext:value-type="float">
            <text:p>0.056293777904361</text:p>
          </table:table-cell>
          <table:table-cell office:value-type="float" office:value="0.0807339912117185" calcext:value-type="float">
            <text:p>0.080733991211719</text:p>
          </table:table-cell>
          <table:table-cell office:value-type="float" office:value="0.0558103066131884" calcext:value-type="float">
            <text:p>0.055810306613188</text:p>
          </table:table-cell>
          <table:table-cell office:value-type="float" office:value="0.0799629383201374" calcext:value-type="float">
            <text:p>0.0799629383201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13086181023469" calcext:value-type="float">
            <text:p>0.011308618102347</text:p>
          </table:table-cell>
          <table:table-cell office:value-type="float" office:value="0.0177671227673035" calcext:value-type="float">
            <text:p>0.017767122767304</text:p>
          </table:table-cell>
          <table:table-cell office:value-type="float" office:value="0.00794306556625837" calcext:value-type="float">
            <text:p>0.007943065566258</text:p>
          </table:table-cell>
          <table:table-cell office:value-type="float" office:value="0.0239977113998977" calcext:value-type="float">
            <text:p>0.023997711399898</text:p>
          </table:table-cell>
          <table:table-cell office:value-type="float" office:value="0.017727226759774" calcext:value-type="float">
            <text:p>0.017727226759774</text:p>
          </table:table-cell>
          <table:table-cell office:value-type="float" office:value="0.0254776330189906" calcext:value-type="float">
            <text:p>0.025477633018991</text:p>
          </table:table-cell>
          <table:table-cell office:value-type="float" office:value="0.0394300820131396" calcext:value-type="float">
            <text:p>0.03943008201314</text:p>
          </table:table-cell>
          <table:table-cell office:value-type="float" office:value="0.0250883414715967" calcext:value-type="float">
            <text:p>0.025088341471597</text:p>
          </table:table-cell>
          <table:table-cell office:value-type="float" office:value="0.0329783032882856" calcext:value-type="float">
            <text:p>0.032978303288286</text:p>
          </table:table-cell>
          <table:table-cell office:value-type="float" office:value="0.0502076428382606" calcext:value-type="float">
            <text:p>0.050207642838261</text:p>
          </table:table-cell>
          <table:table-cell office:value-type="float" office:value="0.0480315148183776" calcext:value-type="float">
            <text:p>0.048031514818378</text:p>
          </table:table-cell>
          <table:table-cell office:value-type="float" office:value="0.0581463876852818" calcext:value-type="float">
            <text:p>0.058146387685282</text:p>
          </table:table-cell>
          <table:table-cell office:value-type="float" office:value="0.0564055511428779" calcext:value-type="float">
            <text:p>0.056405551142878</text:p>
          </table:table-cell>
          <table:table-cell office:value-type="float" office:value="0.0651166829253578" calcext:value-type="float">
            <text:p>0.065116682925358</text:p>
          </table:table-cell>
          <table:table-cell office:value-type="float" office:value="0.0579281945011341" calcext:value-type="float">
            <text:p>0.057928194501134</text:p>
          </table:table-cell>
          <table:table-cell office:value-type="float" office:value="0.0802719171999878" calcext:value-type="float">
            <text:p>0.0802719171999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60163130019055" calcext:value-type="float">
            <text:p>0.016016313001906</text:p>
          </table:table-cell>
          <table:table-cell office:value-type="float" office:value="0.0159954541727605" calcext:value-type="float">
            <text:p>0.015995454172761</text:p>
          </table:table-cell>
          <table:table-cell office:value-type="float" office:value="0.0159446501478784" calcext:value-type="float">
            <text:p>0.015944650147878</text:p>
          </table:table-cell>
          <table:table-cell office:value-type="float" office:value="0.0239495690836565" calcext:value-type="float">
            <text:p>0.023949569083657</text:p>
          </table:table-cell>
          <table:table-cell office:value-type="float" office:value="0.0240144740558647" calcext:value-type="float">
            <text:p>0.024014474055865</text:p>
          </table:table-cell>
          <table:table-cell office:value-type="float" office:value="0.0237043556563635" calcext:value-type="float">
            <text:p>0.023704355656364</text:p>
          </table:table-cell>
          <table:table-cell office:value-type="float" office:value="0.0332082441234092" calcext:value-type="float">
            <text:p>0.033208244123409</text:p>
          </table:table-cell>
          <table:table-cell office:value-type="float" office:value="0.0330845489603195" calcext:value-type="float">
            <text:p>0.03308454896032</text:p>
          </table:table-cell>
          <table:table-cell office:value-type="float" office:value="0.0325223386026927" calcext:value-type="float">
            <text:p>0.032522338602693</text:p>
          </table:table-cell>
          <table:table-cell office:value-type="float" office:value="0.040202666564426" calcext:value-type="float">
            <text:p>0.040202666564426</text:p>
          </table:table-cell>
          <table:table-cell office:value-type="float" office:value="0.0477759960672793" calcext:value-type="float">
            <text:p>0.047775996067279</text:p>
          </table:table-cell>
          <table:table-cell office:value-type="float" office:value="0.0432446339922488" calcext:value-type="float">
            <text:p>0.043244633992249</text:p>
          </table:table-cell>
          <table:table-cell office:value-type="float" office:value="0.0635584869206145" calcext:value-type="float">
            <text:p>0.063558486920615</text:p>
          </table:table-cell>
          <table:table-cell office:value-type="float" office:value="0.0806074853272887" calcext:value-type="float">
            <text:p>0.080607485327289</text:p>
          </table:table-cell>
          <table:table-cell office:value-type="float" office:value="0.0472601183858659" calcext:value-type="float">
            <text:p>0.047260118385866</text:p>
          </table:table-cell>
          <table:table-cell office:value-type="float" office:value="0.0717664651285172" calcext:value-type="float">
            <text:p>0.071766465128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92343875742975" calcext:value-type="float">
            <text:p>0.00792343875743</text:p>
          </table:table-cell>
          <table:table-cell office:value-type="float" office:value="0.00791266141583827" calcext:value-type="float">
            <text:p>0.007912661415838</text:p>
          </table:table-cell>
          <table:table-cell office:value-type="float" office:value="0.0177250825654891" calcext:value-type="float">
            <text:p>0.017725082565489</text:p>
          </table:table-cell>
          <table:table-cell office:value-type="float" office:value="0.0327023496180166" calcext:value-type="float">
            <text:p>0.032702349618017</text:p>
          </table:table-cell>
          <table:table-cell office:value-type="float" office:value="0.0251302669217331" calcext:value-type="float">
            <text:p>0.025130266921733</text:p>
          </table:table-cell>
          <table:table-cell office:value-type="float" office:value="0.0288742599215714" calcext:value-type="float">
            <text:p>0.028874259921571</text:p>
          </table:table-cell>
          <table:table-cell office:value-type="float" office:value="0.0314577125435475" calcext:value-type="float">
            <text:p>0.031457712543548</text:p>
          </table:table-cell>
          <table:table-cell office:value-type="float" office:value="0.044424035525766" calcext:value-type="float">
            <text:p>0.044424035525766</text:p>
          </table:table-cell>
          <table:table-cell office:value-type="float" office:value="0.0430499519530819" calcext:value-type="float">
            <text:p>0.043049951953082</text:p>
          </table:table-cell>
          <table:table-cell office:value-type="float" office:value="0.0396709273092879" calcext:value-type="float">
            <text:p>0.039670927309288</text:p>
          </table:table-cell>
          <table:table-cell office:value-type="float" office:value="0.0481915573224258" calcext:value-type="float">
            <text:p>0.048191557322426</text:p>
          </table:table-cell>
          <table:table-cell office:value-type="float" office:value="0.0637037817034232" calcext:value-type="float">
            <text:p>0.063703781703423</text:p>
          </table:table-cell>
          <table:table-cell office:value-type="float" office:value="0.0580713021572991" calcext:value-type="float">
            <text:p>0.058071302157299</text:p>
          </table:table-cell>
          <table:table-cell office:value-type="float" office:value="0.0757839413040652" calcext:value-type="float">
            <text:p>0.075783941304065</text:p>
          </table:table-cell>
          <table:table-cell office:value-type="float" office:value="0.0560736899803093" calcext:value-type="float">
            <text:p>0.0560736899803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0088549956298" calcext:value-type="float">
            <text:p>0.01600885499563</text:p>
          </table:table-cell>
          <table:table-cell office:value-type="float" office:value="0.018002819529905" calcext:value-type="float">
            <text:p>0.018002819529905</text:p>
          </table:table-cell>
          <table:table-cell office:value-type="float" office:value="0.0178645897973476" calcext:value-type="float">
            <text:p>0.017864589797348</text:p>
          </table:table-cell>
          <table:table-cell office:value-type="float" office:value="0.017813049822984" calcext:value-type="float">
            <text:p>0.017813049822984</text:p>
          </table:table-cell>
          <table:table-cell office:value-type="float" office:value="0.0239288007180774" calcext:value-type="float">
            <text:p>0.023928800718077</text:p>
          </table:table-cell>
          <table:table-cell office:value-type="float" office:value="0.0316364411206212" calcext:value-type="float">
            <text:p>0.031636441120621</text:p>
          </table:table-cell>
          <table:table-cell office:value-type="float" office:value="0.041147525669424" calcext:value-type="float">
            <text:p>0.041147525669424</text:p>
          </table:table-cell>
          <table:table-cell office:value-type="float" office:value="0.0290787426463396" calcext:value-type="float">
            <text:p>0.02907874264634</text:p>
          </table:table-cell>
          <table:table-cell office:value-type="float" office:value="0.032890743832021" calcext:value-type="float">
            <text:p>0.032890743832021</text:p>
          </table:table-cell>
          <table:table-cell office:value-type="float" office:value="0.0397890215304287" calcext:value-type="float">
            <text:p>0.039789021530429</text:p>
          </table:table-cell>
          <table:table-cell office:value-type="float" office:value="0.0478030574719631" calcext:value-type="float">
            <text:p>0.047803057471963</text:p>
          </table:table-cell>
          <table:table-cell office:value-type="float" office:value="0.0506517037446054" calcext:value-type="float">
            <text:p>0.050651703744605</text:p>
          </table:table-cell>
          <table:table-cell office:value-type="float" office:value="0.0563270279858897" calcext:value-type="float">
            <text:p>0.05632702798589</text:p>
          </table:table-cell>
          <table:table-cell office:value-type="float" office:value="0.0659586190746742" calcext:value-type="float">
            <text:p>0.065958619074674</text:p>
          </table:table-cell>
          <table:table-cell office:value-type="float" office:value="0.0549480709306134" calcext:value-type="float">
            <text:p>0.054948070930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11708470761675" calcext:value-type="float">
            <text:p>0.011170847076168</text:p>
          </table:table-cell>
          <table:table-cell office:value-type="float" office:value="0.0111956634029841" calcext:value-type="float">
            <text:p>0.011195663402984</text:p>
          </table:table-cell>
          <table:table-cell office:value-type="float" office:value="0.0159714560426484" calcext:value-type="float">
            <text:p>0.015971456042648</text:p>
          </table:table-cell>
          <table:table-cell office:value-type="float" office:value="0.0251118062765619" calcext:value-type="float">
            <text:p>0.025111806276562</text:p>
          </table:table-cell>
          <table:table-cell office:value-type="float" office:value="0.0318513408070472" calcext:value-type="float">
            <text:p>0.031851340807047</text:p>
          </table:table-cell>
          <table:table-cell office:value-type="float" office:value="0.0318297074709776" calcext:value-type="float">
            <text:p>0.031829707470978</text:p>
          </table:table-cell>
          <table:table-cell office:value-type="float" office:value="0.0355245546520432" calcext:value-type="float">
            <text:p>0.035524554652043</text:p>
          </table:table-cell>
          <table:table-cell office:value-type="float" office:value="0.0405366218693961" calcext:value-type="float">
            <text:p>0.040536621869396</text:p>
          </table:table-cell>
          <table:table-cell office:value-type="float" office:value="0.032792078460949" calcext:value-type="float">
            <text:p>0.032792078460949</text:p>
          </table:table-cell>
          <table:table-cell office:value-type="float" office:value="0.0399373084928711" calcext:value-type="float">
            <text:p>0.039937308492871</text:p>
          </table:table-cell>
          <table:table-cell office:value-type="float" office:value="0.0400666391550889" calcext:value-type="float">
            <text:p>0.040066639155089</text:p>
          </table:table-cell>
          <table:table-cell office:value-type="float" office:value="0.0426538750301643" calcext:value-type="float">
            <text:p>0.042653875030164</text:p>
          </table:table-cell>
          <table:table-cell office:value-type="float" office:value="0.0563334473130373" calcext:value-type="float">
            <text:p>0.056333447313037</text:p>
          </table:table-cell>
          <table:table-cell office:value-type="float" office:value="0.0788263727837563" calcext:value-type="float">
            <text:p>0.078826372783756</text:p>
          </table:table-cell>
          <table:table-cell office:value-type="float" office:value="0.0565542290282192" calcext:value-type="float">
            <text:p>0.056554229028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04482063498547" calcext:value-type="float">
            <text:p>0.008044820634985</text:p>
          </table:table-cell>
          <table:table-cell office:value-type="float" office:value="0.0249771270802205" calcext:value-type="float">
            <text:p>0.024977127080221</text:p>
          </table:table-cell>
          <table:table-cell office:value-type="float" office:value="0.0158886586534637" calcext:value-type="float">
            <text:p>0.015888658653464</text:p>
          </table:table-cell>
          <table:table-cell office:value-type="float" office:value="0.0159839029297887" calcext:value-type="float">
            <text:p>0.015983902929789</text:p>
          </table:table-cell>
          <table:table-cell office:value-type="float" office:value="0.0240389271720305" calcext:value-type="float">
            <text:p>0.024038927172031</text:p>
          </table:table-cell>
          <table:table-cell office:value-type="float" office:value="0.0252694472868444" calcext:value-type="float">
            <text:p>0.025269447286844</text:p>
          </table:table-cell>
          <table:table-cell office:value-type="float" office:value="0.0328424596921357" calcext:value-type="float">
            <text:p>0.032842459692136</text:p>
          </table:table-cell>
          <table:table-cell office:value-type="float" office:value="0.0318441465757117" calcext:value-type="float">
            <text:p>0.031844146575712</text:p>
          </table:table-cell>
          <table:table-cell office:value-type="float" office:value="0.0403892557796719" calcext:value-type="float">
            <text:p>0.040389255779672</text:p>
          </table:table-cell>
          <table:table-cell office:value-type="float" office:value="0.0478960386429298" calcext:value-type="float">
            <text:p>0.04789603864293</text:p>
          </table:table-cell>
          <table:table-cell office:value-type="float" office:value="0.0394680016185037" calcext:value-type="float">
            <text:p>0.039468001618504</text:p>
          </table:table-cell>
          <table:table-cell office:value-type="float" office:value="0.0505217615377769" calcext:value-type="float">
            <text:p>0.050521761537777</text:p>
          </table:table-cell>
          <table:table-cell office:value-type="float" office:value="0.0555391931718871" calcext:value-type="float">
            <text:p>0.055539193171887</text:p>
          </table:table-cell>
          <table:table-cell office:value-type="float" office:value="0.0586220485545563" calcext:value-type="float">
            <text:p>0.058622048554556</text:p>
          </table:table-cell>
          <table:table-cell office:value-type="float" office:value="0.048375788005256" calcext:value-type="float">
            <text:p>0.048375788005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7273942968001" calcext:value-type="float">
            <text:p>0.0177273942968</text:p>
          </table:table-cell>
          <table:table-cell office:value-type="float" office:value="0.0160891783759317" calcext:value-type="float">
            <text:p>0.016089178375932</text:p>
          </table:table-cell>
          <table:table-cell office:value-type="float" office:value="0.0158883276228141" calcext:value-type="float">
            <text:p>0.015888327622814</text:p>
          </table:table-cell>
          <table:table-cell office:value-type="float" office:value="0.0225572868831861" calcext:value-type="float">
            <text:p>0.022557286883186</text:p>
          </table:table-cell>
          <table:table-cell office:value-type="float" office:value="0.0236861501971812" calcext:value-type="float">
            <text:p>0.023686150197181</text:p>
          </table:table-cell>
          <table:table-cell office:value-type="float" office:value="0.0328945601385333" calcext:value-type="float">
            <text:p>0.032894560138533</text:p>
          </table:table-cell>
          <table:table-cell office:value-type="float" office:value="0.0327986087033099" calcext:value-type="float">
            <text:p>0.03279860870331</text:p>
          </table:table-cell>
          <table:table-cell office:value-type="float" office:value="0.0565512844125226" calcext:value-type="float">
            <text:p>0.056551284412523</text:p>
          </table:table-cell>
          <table:table-cell office:value-type="float" office:value="0.0320912015730741" calcext:value-type="float">
            <text:p>0.032091201573074</text:p>
          </table:table-cell>
          <table:table-cell office:value-type="float" office:value="0.0396911243678649" calcext:value-type="float">
            <text:p>0.039691124367865</text:p>
          </table:table-cell>
          <table:table-cell office:value-type="float" office:value="0.0478083246262277" calcext:value-type="float">
            <text:p>0.047808324626228</text:p>
          </table:table-cell>
          <table:table-cell office:value-type="float" office:value="0.0328901182924824" calcext:value-type="float">
            <text:p>0.032890118292482</text:p>
          </table:table-cell>
          <table:table-cell office:value-type="float" office:value="0.05602094288789" calcext:value-type="float">
            <text:p>0.05602094288789</text:p>
          </table:table-cell>
          <table:table-cell office:value-type="float" office:value="0.0636526988612156" calcext:value-type="float">
            <text:p>0.063652698861216</text:p>
          </table:table-cell>
          <table:table-cell office:value-type="float" office:value="0.0580374169477442" calcext:value-type="float">
            <text:p>0.0580374169477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794765614193238" calcext:value-type="float">
            <text:p>0.007947656141932</text:p>
          </table:table-cell>
          <table:table-cell office:value-type="float" office:value="0.0177837654321279" calcext:value-type="float">
            <text:p>0.017783765432128</text:p>
          </table:table-cell>
          <table:table-cell office:value-type="float" office:value="0.017832999371197" calcext:value-type="float">
            <text:p>0.017832999371197</text:p>
          </table:table-cell>
          <table:table-cell office:value-type="float" office:value="0.0237208450056375" calcext:value-type="float">
            <text:p>0.023720845005638</text:p>
          </table:table-cell>
          <table:table-cell office:value-type="float" office:value="0.0319957891283992" calcext:value-type="float">
            <text:p>0.031995789128399</text:p>
          </table:table-cell>
          <table:table-cell office:value-type="float" office:value="0.0177785738891161" calcext:value-type="float">
            <text:p>0.017778573889116</text:p>
          </table:table-cell>
          <table:table-cell office:value-type="float" office:value="0.0399746102424426" calcext:value-type="float">
            <text:p>0.039974610242443</text:p>
          </table:table-cell>
          <table:table-cell office:value-type="float" office:value="0.0815081213342061" calcext:value-type="float">
            <text:p>0.081508121334206</text:p>
          </table:table-cell>
          <table:table-cell office:value-type="float" office:value="0.0357297240569668" calcext:value-type="float">
            <text:p>0.035729724056967</text:p>
          </table:table-cell>
          <table:table-cell office:value-type="float" office:value="0.0406255588349251" calcext:value-type="float">
            <text:p>0.040625558834925</text:p>
          </table:table-cell>
          <table:table-cell office:value-type="float" office:value="0.0565784706628411" calcext:value-type="float">
            <text:p>0.056578470662841</text:p>
          </table:table-cell>
          <table:table-cell office:value-type="float" office:value="0.0251393168319204" calcext:value-type="float">
            <text:p>0.02513931683192</text:p>
          </table:table-cell>
          <table:table-cell office:value-type="float" office:value="0.0562958081339235" calcext:value-type="float">
            <text:p>0.056295808133924</text:p>
          </table:table-cell>
          <table:table-cell office:value-type="float" office:value="0.0643306977291433" calcext:value-type="float">
            <text:p>0.064330697729143</text:p>
          </table:table-cell>
          <table:table-cell office:value-type="float" office:value="0.056618218208226" calcext:value-type="float">
            <text:p>0.056618218208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8569026941232" calcext:value-type="float">
            <text:p>0.017856902694123</text:p>
          </table:table-cell>
          <table:table-cell office:value-type="float" office:value="0.0178146400835373" calcext:value-type="float">
            <text:p>0.017814640083537</text:p>
          </table:table-cell>
          <table:table-cell office:value-type="float" office:value="0.0178625823489178" calcext:value-type="float">
            <text:p>0.017862582348918</text:p>
          </table:table-cell>
          <table:table-cell office:value-type="float" office:value="0.0254930092510493" calcext:value-type="float">
            <text:p>0.025493009251049</text:p>
          </table:table-cell>
          <table:table-cell office:value-type="float" office:value="0.0237217841138542" calcext:value-type="float">
            <text:p>0.023721784113854</text:p>
          </table:table-cell>
          <table:table-cell office:value-type="float" office:value="0.0239490220858607" calcext:value-type="float">
            <text:p>0.023949022085861</text:p>
          </table:table-cell>
          <table:table-cell office:value-type="float" office:value="0.0354106135095515" calcext:value-type="float">
            <text:p>0.035410613509552</text:p>
          </table:table-cell>
          <table:table-cell office:value-type="float" office:value="0.0760286559974791" calcext:value-type="float">
            <text:p>0.076028655997479</text:p>
          </table:table-cell>
          <table:table-cell office:value-type="float" office:value="0.0407352047669337" calcext:value-type="float">
            <text:p>0.040735204766934</text:p>
          </table:table-cell>
          <table:table-cell office:value-type="float" office:value="0.0475473691569097" calcext:value-type="float">
            <text:p>0.04754736915691</text:p>
          </table:table-cell>
          <table:table-cell office:value-type="float" office:value="0.0397994420511264" calcext:value-type="float">
            <text:p>0.039799442051126</text:p>
          </table:table-cell>
          <table:table-cell office:value-type="float" office:value="0.0318922706388447" calcext:value-type="float">
            <text:p>0.031892270638845</text:p>
          </table:table-cell>
          <table:table-cell office:value-type="float" office:value="0.0567309592770643" calcext:value-type="float">
            <text:p>0.056730959277064</text:p>
          </table:table-cell>
          <table:table-cell office:value-type="float" office:value="0.0485875907686272" calcext:value-type="float">
            <text:p>0.048587590768627</text:p>
          </table:table-cell>
          <table:table-cell office:value-type="float" office:value="0.0556222101396422" calcext:value-type="float">
            <text:p>0.055622210139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0224619093005" calcext:value-type="float">
            <text:p>0.016022461909301</text:p>
          </table:table-cell>
          <table:table-cell office:value-type="float" office:value="0.0178379513333637" calcext:value-type="float">
            <text:p>0.017837951333364</text:p>
          </table:table-cell>
          <table:table-cell office:value-type="float" office:value="0.0178054746082449" calcext:value-type="float">
            <text:p>0.017805474608245</text:p>
          </table:table-cell>
          <table:table-cell office:value-type="float" office:value="0.0237663653431358" calcext:value-type="float">
            <text:p>0.023766365343136</text:p>
          </table:table-cell>
          <table:table-cell office:value-type="float" office:value="0.025482136235561" calcext:value-type="float">
            <text:p>0.025482136235561</text:p>
          </table:table-cell>
          <table:table-cell office:value-type="float" office:value="0.0253055577925487" calcext:value-type="float">
            <text:p>0.025305557792549</text:p>
          </table:table-cell>
          <table:table-cell office:value-type="float" office:value="0.0319308139711928" calcext:value-type="float">
            <text:p>0.031930813971193</text:p>
          </table:table-cell>
          <table:table-cell office:value-type="float" office:value="0.0749267845948502" calcext:value-type="float">
            <text:p>0.07492678459485</text:p>
          </table:table-cell>
          <table:table-cell office:value-type="float" office:value="0.0354541854648663" calcext:value-type="float">
            <text:p>0.035454185464866</text:p>
          </table:table-cell>
          <table:table-cell office:value-type="float" office:value="0.0400442994951386" calcext:value-type="float">
            <text:p>0.040044299495139</text:p>
          </table:table-cell>
          <table:table-cell office:value-type="float" office:value="0.0557737298519221" calcext:value-type="float">
            <text:p>0.055773729851922</text:p>
          </table:table-cell>
          <table:table-cell office:value-type="float" office:value="0.0406250186476086" calcext:value-type="float">
            <text:p>0.040625018647609</text:p>
          </table:table-cell>
          <table:table-cell office:value-type="float" office:value="0.0559643738773967" calcext:value-type="float">
            <text:p>0.055964373877397</text:p>
          </table:table-cell>
          <table:table-cell office:value-type="float" office:value="0.0556673123556214" calcext:value-type="float">
            <text:p>0.055667312355621</text:p>
          </table:table-cell>
          <table:table-cell office:value-type="float" office:value="0.0481076067811988" calcext:value-type="float">
            <text:p>0.0481076067811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7454733778597" calcext:value-type="float">
            <text:p>0.01774547337786</text:p>
          </table:table-cell>
          <table:table-cell office:value-type="float" office:value="0.00799710188034491" calcext:value-type="float">
            <text:p>0.007997101880345</text:p>
          </table:table-cell>
          <table:table-cell office:value-type="float" office:value="0.0239067964706678" calcext:value-type="float">
            <text:p>0.023906796470668</text:p>
          </table:table-cell>
          <table:table-cell office:value-type="float" office:value="0.0240431070721576" calcext:value-type="float">
            <text:p>0.024043107072158</text:p>
          </table:table-cell>
          <table:table-cell office:value-type="float" office:value="0.0164013262689214" calcext:value-type="float">
            <text:p>0.016401326268921</text:p>
          </table:table-cell>
          <table:table-cell office:value-type="float" office:value="0.0249850785974326" calcext:value-type="float">
            <text:p>0.024985078597433</text:p>
          </table:table-cell>
          <table:table-cell office:value-type="float" office:value="0.0396183912736277" calcext:value-type="float">
            <text:p>0.039618391273628</text:p>
          </table:table-cell>
          <table:table-cell office:value-type="float" office:value="0.0505095777082446" calcext:value-type="float">
            <text:p>0.050509577708245</text:p>
          </table:table-cell>
          <table:table-cell office:value-type="float" office:value="0.0356454622453529" calcext:value-type="float">
            <text:p>0.035645462245353</text:p>
          </table:table-cell>
          <table:table-cell office:value-type="float" office:value="0.0406413077489107" calcext:value-type="float">
            <text:p>0.040641307748911</text:p>
          </table:table-cell>
          <table:table-cell office:value-type="float" office:value="0.0406589239323131" calcext:value-type="float">
            <text:p>0.040658923932313</text:p>
          </table:table-cell>
          <table:table-cell office:value-type="float" office:value="2.17164150562797" calcext:value-type="float">
            <text:p>2.17164150562797</text:p>
          </table:table-cell>
          <table:table-cell office:value-type="float" office:value="0.0504050279002388" calcext:value-type="float">
            <text:p>0.050405027900239</text:p>
          </table:table-cell>
          <table:table-cell office:value-type="float" office:value="0.0321766287566407" calcext:value-type="float">
            <text:p>0.032176628756641</text:p>
          </table:table-cell>
          <table:table-cell office:value-type="float" office:value="0.0609697938417589" calcext:value-type="float">
            <text:p>0.060969793841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9723379462144" calcext:value-type="float">
            <text:p>0.015972337946214</text:p>
          </table:table-cell>
          <table:table-cell office:value-type="float" office:value="0.0158318936312765" calcext:value-type="float">
            <text:p>0.015831893631277</text:p>
          </table:table-cell>
          <table:table-cell office:value-type="float" office:value="0.0159352303013379" calcext:value-type="float">
            <text:p>0.015935230301338</text:p>
          </table:table-cell>
          <table:table-cell office:value-type="float" office:value="0.0249600179136218" calcext:value-type="float">
            <text:p>0.024960017913622</text:p>
          </table:table-cell>
          <table:table-cell office:value-type="float" office:value="0.0316069984005486" calcext:value-type="float">
            <text:p>0.031606998400549</text:p>
          </table:table-cell>
          <table:table-cell office:value-type="float" office:value="0.0331356431244768" calcext:value-type="float">
            <text:p>0.033135643124477</text:p>
          </table:table-cell>
          <table:table-cell office:value-type="float" office:value="0.0322702068482664" calcext:value-type="float">
            <text:p>0.032270206848266</text:p>
          </table:table-cell>
          <table:table-cell office:value-type="float" office:value="0.0433329911216525" calcext:value-type="float">
            <text:p>0.043332991121653</text:p>
          </table:table-cell>
          <table:table-cell office:value-type="float" office:value="0.0398903617643311" calcext:value-type="float">
            <text:p>0.039890361764331</text:p>
          </table:table-cell>
          <table:table-cell office:value-type="float" office:value="0.0476142999044529" calcext:value-type="float">
            <text:p>0.047614299904453</text:p>
          </table:table-cell>
          <table:table-cell office:value-type="float" office:value="0.0484552618709807" calcext:value-type="float">
            <text:p>0.048455261870981</text:p>
          </table:table-cell>
          <table:table-cell office:value-type="float" office:value="2.71467221876418" calcext:value-type="float">
            <text:p>2.71467221876418</text:p>
          </table:table-cell>
          <table:table-cell office:value-type="float" office:value="0.0563702797160763" calcext:value-type="float">
            <text:p>0.056370279716076</text:p>
          </table:table-cell>
          <table:table-cell office:value-type="float" office:value="0.0553263183284591" calcext:value-type="float">
            <text:p>0.055326318328459</text:p>
          </table:table-cell>
          <table:table-cell office:value-type="float" office:value="0.0611152583122251" calcext:value-type="float">
            <text:p>0.061115258312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1233871832026" calcext:value-type="float">
            <text:p>0.011233871832026</text:p>
          </table:table-cell>
          <table:table-cell office:value-type="float" office:value="0.0113575105435086" calcext:value-type="float">
            <text:p>0.011357510543509</text:p>
          </table:table-cell>
          <table:table-cell office:value-type="float" office:value="0.0160177809687115" calcext:value-type="float">
            <text:p>0.016017780968712</text:p>
          </table:table-cell>
          <table:table-cell office:value-type="float" office:value="0.0239034811599425" calcext:value-type="float">
            <text:p>0.023903481159943</text:p>
          </table:table-cell>
          <table:table-cell office:value-type="float" office:value="0.0435070215449322" calcext:value-type="float">
            <text:p>0.043507021544932</text:p>
          </table:table-cell>
          <table:table-cell office:value-type="float" office:value="0.0237233494594675" calcext:value-type="float">
            <text:p>0.023723349459468</text:p>
          </table:table-cell>
          <table:table-cell office:value-type="float" office:value="0.0351498334556344" calcext:value-type="float">
            <text:p>0.035149833455634</text:p>
          </table:table-cell>
          <table:table-cell office:value-type="float" office:value="0.0564712799868593" calcext:value-type="float">
            <text:p>0.056471279986859</text:p>
          </table:table-cell>
          <table:table-cell office:value-type="float" office:value="0.040580772120057" calcext:value-type="float">
            <text:p>0.040580772120057</text:p>
          </table:table-cell>
          <table:table-cell office:value-type="float" office:value="0.048136894435125" calcext:value-type="float">
            <text:p>0.048136894435125</text:p>
          </table:table-cell>
          <table:table-cell office:value-type="float" office:value="0.0554501394746236" calcext:value-type="float">
            <text:p>0.055450139474624</text:p>
          </table:table-cell>
          <table:table-cell office:value-type="float" office:value="2.7564309694831" calcext:value-type="float">
            <text:p>2.7564309694831</text:p>
          </table:table-cell>
          <table:table-cell office:value-type="float" office:value="0.0601972112781755" calcext:value-type="float">
            <text:p>0.060197211278176</text:p>
          </table:table-cell>
          <table:table-cell office:value-type="float" office:value="0.0564153504423283" calcext:value-type="float">
            <text:p>0.056415350442328</text:p>
          </table:table-cell>
          <table:table-cell office:value-type="float" office:value="0.0597186848131433" calcext:value-type="float">
            <text:p>0.059718684813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9861265419453" calcext:value-type="float">
            <text:p>0.015986126541945</text:p>
          </table:table-cell>
          <table:table-cell office:value-type="float" office:value="0.00789400144543396" calcext:value-type="float">
            <text:p>0.007894001445434</text:p>
          </table:table-cell>
          <table:table-cell office:value-type="float" office:value="0.0176462764067149" calcext:value-type="float">
            <text:p>0.017646276406715</text:p>
          </table:table-cell>
          <table:table-cell office:value-type="float" office:value="0.0158791545360587" calcext:value-type="float">
            <text:p>0.015879154536059</text:p>
          </table:table-cell>
          <table:table-cell office:value-type="float" office:value="0.0325935640823674" calcext:value-type="float">
            <text:p>0.032593564082367</text:p>
          </table:table-cell>
          <table:table-cell office:value-type="float" office:value="0.0330556486346577" calcext:value-type="float">
            <text:p>0.033055648634658</text:p>
          </table:table-cell>
          <table:table-cell office:value-type="float" office:value="0.0330585553534677" calcext:value-type="float">
            <text:p>0.033058555353468</text:p>
          </table:table-cell>
          <table:table-cell office:value-type="float" office:value="0.0680929790551696" calcext:value-type="float">
            <text:p>0.06809297905517</text:p>
          </table:table-cell>
          <table:table-cell office:value-type="float" office:value="0.0405634543815393" calcext:value-type="float">
            <text:p>0.040563454381539</text:p>
          </table:table-cell>
          <table:table-cell office:value-type="float" office:value="0.0473176997939261" calcext:value-type="float">
            <text:p>0.047317699793926</text:p>
          </table:table-cell>
          <table:table-cell office:value-type="float" office:value="0.0569586688757159" calcext:value-type="float">
            <text:p>0.056958668875716</text:p>
          </table:table-cell>
          <table:table-cell office:value-type="float" office:value="2.6314160571032" calcext:value-type="float">
            <text:p>2.6314160571032</text:p>
          </table:table-cell>
          <table:table-cell office:value-type="float" office:value="0.0537824722725225" calcext:value-type="float">
            <text:p>0.053782472272523</text:p>
          </table:table-cell>
          <table:table-cell office:value-type="float" office:value="0.0480892898497924" calcext:value-type="float">
            <text:p>0.048089289849792</text:p>
          </table:table-cell>
          <table:table-cell office:value-type="float" office:value="0.0759749443753215" calcext:value-type="float">
            <text:p>0.075974944375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895884575591" calcext:value-type="float">
            <text:p>0.015895884575591</text:p>
          </table:table-cell>
          <table:table-cell office:value-type="float" office:value="0.0079967664442335" calcext:value-type="float">
            <text:p>0.007996766444234</text:p>
          </table:table-cell>
          <table:table-cell office:value-type="float" office:value="0.0179770424056018" calcext:value-type="float">
            <text:p>0.017977042405602</text:p>
          </table:table-cell>
          <table:table-cell office:value-type="float" office:value="0.0254954594087932" calcext:value-type="float">
            <text:p>0.025495459408793</text:p>
          </table:table-cell>
          <table:table-cell office:value-type="float" office:value="0.0251570067753119" calcext:value-type="float">
            <text:p>0.025157006775312</text:p>
          </table:table-cell>
          <table:table-cell office:value-type="float" office:value="0.0327704539506908" calcext:value-type="float">
            <text:p>0.032770453950691</text:p>
          </table:table-cell>
          <table:table-cell office:value-type="float" office:value="0.0238742735495182" calcext:value-type="float">
            <text:p>0.023874273549518</text:p>
          </table:table-cell>
          <table:table-cell office:value-type="float" office:value="0.0578523511087621" calcext:value-type="float">
            <text:p>0.057852351108762</text:p>
          </table:table-cell>
          <table:table-cell office:value-type="float" office:value="0.0487685134721606" calcext:value-type="float">
            <text:p>0.048768513472161</text:p>
          </table:table-cell>
          <table:table-cell office:value-type="float" office:value="0.0482338609208313" calcext:value-type="float">
            <text:p>0.048233860920831</text:p>
          </table:table-cell>
          <table:table-cell office:value-type="float" office:value="0.055766331360733" calcext:value-type="float">
            <text:p>0.055766331360733</text:p>
          </table:table-cell>
          <table:table-cell office:value-type="float" office:value="0.632204737386497" calcext:value-type="float">
            <text:p>0.632204737386497</text:p>
          </table:table-cell>
          <table:table-cell office:value-type="float" office:value="0.0502575819513545" calcext:value-type="float">
            <text:p>0.050257581951355</text:p>
          </table:table-cell>
          <table:table-cell office:value-type="float" office:value="0.0556709361436669" calcext:value-type="float">
            <text:p>0.055670936143667</text:p>
          </table:table-cell>
          <table:table-cell office:value-type="float" office:value="0.0739169379954877" calcext:value-type="float">
            <text:p>0.073916937995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00085458346776" calcext:value-type="float">
            <text:p>0.008000854583468</text:p>
          </table:table-cell>
          <table:table-cell office:value-type="float" office:value="0.0177878128925729" calcext:value-type="float">
            <text:p>0.017787812892573</text:p>
          </table:table-cell>
          <table:table-cell office:value-type="float" office:value="0.0158320729113389" calcext:value-type="float">
            <text:p>0.015832072911339</text:p>
          </table:table-cell>
          <table:table-cell office:value-type="float" office:value="0.0177432576318469" calcext:value-type="float">
            <text:p>0.017743257631847</text:p>
          </table:table-cell>
          <table:table-cell office:value-type="float" office:value="0.0253101935713978" calcext:value-type="float">
            <text:p>0.025310193571398</text:p>
          </table:table-cell>
          <table:table-cell office:value-type="float" office:value="0.0248589246788125" calcext:value-type="float">
            <text:p>0.024858924678813</text:p>
          </table:table-cell>
          <table:table-cell office:value-type="float" office:value="0.0398691277145448" calcext:value-type="float">
            <text:p>0.039869127714545</text:p>
          </table:table-cell>
          <table:table-cell office:value-type="float" office:value="0.0316621140893367" calcext:value-type="float">
            <text:p>0.031662114089337</text:p>
          </table:table-cell>
          <table:table-cell office:value-type="float" office:value="0.0476211475251628" calcext:value-type="float">
            <text:p>0.047621147525163</text:p>
          </table:table-cell>
          <table:table-cell office:value-type="float" office:value="0.0396397336372727" calcext:value-type="float">
            <text:p>0.039639733637273</text:p>
          </table:table-cell>
          <table:table-cell office:value-type="float" office:value="0.047637463608176" calcext:value-type="float">
            <text:p>0.047637463608176</text:p>
          </table:table-cell>
          <table:table-cell office:value-type="float" office:value="2.6883152170809" calcext:value-type="float">
            <text:p>2.6883152170809</text:p>
          </table:table-cell>
          <table:table-cell office:value-type="float" office:value="2.69597724063246" calcext:value-type="float">
            <text:p>2.69597724063246</text:p>
          </table:table-cell>
          <table:table-cell office:value-type="float" office:value="0.0487857656372296" calcext:value-type="float">
            <text:p>0.04878576563723</text:p>
          </table:table-cell>
          <table:table-cell office:value-type="float" office:value="0.0726632633915562" calcext:value-type="float">
            <text:p>0.072663263391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748294218733" calcext:value-type="float">
            <text:p>0.017748294218733</text:p>
          </table:table-cell>
          <table:table-cell office:value-type="float" office:value="0.0159718513666862" calcext:value-type="float">
            <text:p>0.015971851366686</text:p>
          </table:table-cell>
          <table:table-cell office:value-type="float" office:value="0.0159122876903058" calcext:value-type="float">
            <text:p>0.015912287690306</text:p>
          </table:table-cell>
          <table:table-cell office:value-type="float" office:value="0.0251395074264012" calcext:value-type="float">
            <text:p>0.025139507426401</text:p>
          </table:table-cell>
          <table:table-cell office:value-type="float" office:value="0.025235552120768" calcext:value-type="float">
            <text:p>0.025235552120768</text:p>
          </table:table-cell>
          <table:table-cell office:value-type="float" office:value="0.0410247891235448" calcext:value-type="float">
            <text:p>0.041024789123545</text:p>
          </table:table-cell>
          <table:table-cell office:value-type="float" office:value="0.0238792573713466" calcext:value-type="float">
            <text:p>0.023879257371347</text:p>
          </table:table-cell>
          <table:table-cell office:value-type="float" office:value="0.0409351160802521" calcext:value-type="float">
            <text:p>0.040935116080252</text:p>
          </table:table-cell>
          <table:table-cell office:value-type="float" office:value="0.0556080934424026" calcext:value-type="float">
            <text:p>0.055608093442403</text:p>
          </table:table-cell>
          <table:table-cell office:value-type="float" office:value="0.0401577085914417" calcext:value-type="float">
            <text:p>0.040157708591442</text:p>
          </table:table-cell>
          <table:table-cell office:value-type="float" office:value="0.0562697101240957" calcext:value-type="float">
            <text:p>0.056269710124096</text:p>
          </table:table-cell>
          <table:table-cell office:value-type="float" office:value="2.66446562227268" calcext:value-type="float">
            <text:p>2.66446562227268</text:p>
          </table:table-cell>
          <table:table-cell office:value-type="float" office:value="0.0552158184355336" calcext:value-type="float">
            <text:p>0.055215818435534</text:p>
          </table:table-cell>
          <table:table-cell office:value-type="float" office:value="0.0475112832063071" calcext:value-type="float">
            <text:p>0.047511283206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3149818142747" calcext:value-type="float">
            <text:p>0.011314981814275</text:p>
          </table:table-cell>
          <table:table-cell office:value-type="float" office:value="0.017822527910418" calcext:value-type="float">
            <text:p>0.017822527910418</text:p>
          </table:table-cell>
          <table:table-cell office:value-type="float" office:value="0.0253276412442648" calcext:value-type="float">
            <text:p>0.025327641244265</text:p>
          </table:table-cell>
          <table:table-cell office:value-type="float" office:value="0.0239153387665743" calcext:value-type="float">
            <text:p>0.023915338766574</text:p>
          </table:table-cell>
          <table:table-cell office:value-type="float" office:value="0.0250917112448384" calcext:value-type="float">
            <text:p>0.025091711244838</text:p>
          </table:table-cell>
          <table:table-cell office:value-type="float" office:value="0.0236775480403734" calcext:value-type="float">
            <text:p>0.023677548040373</text:p>
          </table:table-cell>
          <table:table-cell office:value-type="float" office:value="0.0241362673786944" calcext:value-type="float">
            <text:p>0.024136267378694</text:p>
          </table:table-cell>
          <table:table-cell office:value-type="float" office:value="0.0448959493301776" calcext:value-type="float">
            <text:p>0.044895949330178</text:p>
          </table:table-cell>
          <table:table-cell office:value-type="float" office:value="0.0406301124131857" calcext:value-type="float">
            <text:p>0.040630112413186</text:p>
          </table:table-cell>
          <table:table-cell office:value-type="float" office:value="0.0393189705438449" calcext:value-type="float">
            <text:p>0.039318970543845</text:p>
          </table:table-cell>
          <table:table-cell office:value-type="float" office:value="0.0552932885615333" calcext:value-type="float">
            <text:p>0.055293288561533</text:p>
          </table:table-cell>
          <table:table-cell office:value-type="float" office:value="2.63076389257667" calcext:value-type="float">
            <text:p>2.63076389257667</text:p>
          </table:table-cell>
          <table:table-cell office:value-type="float" office:value="0.0584522619585462" calcext:value-type="float">
            <text:p>0.058452261958546</text:p>
          </table:table-cell>
          <table:table-cell office:value-type="float" office:value="0.0481194064097196" calcext:value-type="float">
            <text:p>0.04811940640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799117490716608" calcext:value-type="float">
            <text:p>0.007991174907166</text:p>
          </table:table-cell>
          <table:table-cell office:value-type="float" office:value="0.0159161823663455" calcext:value-type="float">
            <text:p>0.015916182366346</text:p>
          </table:table-cell>
          <table:table-cell office:value-type="float" office:value="0.0177839677614038" calcext:value-type="float">
            <text:p>0.017783967761404</text:p>
          </table:table-cell>
          <table:table-cell office:value-type="float" office:value="0.0251660282086711" calcext:value-type="float">
            <text:p>0.025166028208671</text:p>
          </table:table-cell>
          <table:table-cell office:value-type="float" office:value="0.0401097822906256" calcext:value-type="float">
            <text:p>0.040109782290626</text:p>
          </table:table-cell>
          <table:table-cell office:value-type="float" office:value="0.0402775928968754" calcext:value-type="float">
            <text:p>0.040277592896875</text:p>
          </table:table-cell>
          <table:table-cell office:value-type="float" office:value="0.0329340890388627" calcext:value-type="float">
            <text:p>0.032934089038863</text:p>
          </table:table-cell>
          <table:table-cell office:value-type="float" office:value="0.0482305330578671" calcext:value-type="float">
            <text:p>0.048230533057867</text:p>
          </table:table-cell>
          <table:table-cell office:value-type="float" office:value="0.0487043680178224" calcext:value-type="float">
            <text:p>0.048704368017822</text:p>
          </table:table-cell>
          <table:table-cell office:value-type="float" office:value="0.0488886923490298" calcext:value-type="float">
            <text:p>0.04888869234903</text:p>
          </table:table-cell>
          <table:table-cell office:value-type="float" office:value="2.69627476540554" calcext:value-type="float">
            <text:p>2.69627476540554</text:p>
          </table:table-cell>
          <table:table-cell office:value-type="float" office:value="0.0561634025935551" calcext:value-type="float">
            <text:p>0.056163402593555</text:p>
          </table:table-cell>
          <table:table-cell office:value-type="float" office:value="0.0474717593308709" calcext:value-type="float">
            <text:p>0.047471759330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9201237776665" calcext:value-type="float">
            <text:p>0.007992012377767</text:p>
          </table:table-cell>
          <table:table-cell office:value-type="float" office:value="0.011133608752604" calcext:value-type="float">
            <text:p>0.011133608752604</text:p>
          </table:table-cell>
          <table:table-cell office:value-type="float" office:value="0.0158502310852125" calcext:value-type="float">
            <text:p>0.015850231085213</text:p>
          </table:table-cell>
          <table:table-cell office:value-type="float" office:value="0.0159602127113082" calcext:value-type="float">
            <text:p>0.015960212711308</text:p>
          </table:table-cell>
          <table:table-cell office:value-type="float" office:value="0.0328856776458599" calcext:value-type="float">
            <text:p>0.03288567764586</text:p>
          </table:table-cell>
          <table:table-cell office:value-type="float" office:value="0.0407034186067054" calcext:value-type="float">
            <text:p>0.040703418606705</text:p>
          </table:table-cell>
          <table:table-cell office:value-type="float" office:value="0.0340925067142064" calcext:value-type="float">
            <text:p>0.034092506714206</text:p>
          </table:table-cell>
          <table:table-cell office:value-type="float" office:value="0.0477596023737634" calcext:value-type="float">
            <text:p>0.047759602373763</text:p>
          </table:table-cell>
          <table:table-cell office:value-type="float" office:value="0.0400204303570378" calcext:value-type="float">
            <text:p>0.040020430357038</text:p>
          </table:table-cell>
          <table:table-cell office:value-type="float" office:value="0.047962035665891" calcext:value-type="float">
            <text:p>0.047962035665891</text:p>
          </table:table-cell>
          <table:table-cell office:value-type="float" office:value="0.0471346022018528" calcext:value-type="float">
            <text:p>0.047134602201853</text:p>
          </table:table-cell>
          <table:table-cell office:value-type="float" office:value="0.0624252026271836" calcext:value-type="float">
            <text:p>0.062425202627184</text:p>
          </table:table-cell>
          <table:table-cell office:value-type="float" office:value="2.70551983701498" calcext:value-type="float">
            <text:p>2.70551983701498</text:p>
          </table:table-cell>
          <table:table-cell office:value-type="float" office:value="0.0330851819175713" calcext:value-type="float">
            <text:p>0.033085181917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3978768191662" calcext:value-type="float">
            <text:p>0.007939787681917</text:p>
          </table:table-cell>
          <table:table-cell office:value-type="float" office:value="0.0161342965510344" calcext:value-type="float">
            <text:p>0.016134296551034</text:p>
          </table:table-cell>
          <table:table-cell office:value-type="float" office:value="0.0237394621558283" calcext:value-type="float">
            <text:p>0.023739462155828</text:p>
          </table:table-cell>
          <table:table-cell office:value-type="float" office:value="0.0251806958701329" calcext:value-type="float">
            <text:p>0.025180695870133</text:p>
          </table:table-cell>
          <table:table-cell office:value-type="float" office:value="0.0239102944390086" calcext:value-type="float">
            <text:p>0.023910294439009</text:p>
          </table:table-cell>
          <table:table-cell office:value-type="float" office:value="0.02882851923909" calcext:value-type="float">
            <text:p>0.02882851923909</text:p>
          </table:table-cell>
          <table:table-cell office:value-type="float" office:value="0.032611695964545" calcext:value-type="float">
            <text:p>0.032611695964545</text:p>
          </table:table-cell>
          <table:table-cell office:value-type="float" office:value="0.0317820729214618" calcext:value-type="float">
            <text:p>0.031782072921462</text:p>
          </table:table-cell>
          <table:table-cell office:value-type="float" office:value="0.0489434639208554" calcext:value-type="float">
            <text:p>0.048943463920855</text:p>
          </table:table-cell>
          <table:table-cell office:value-type="float" office:value="0.0474010318074713" calcext:value-type="float">
            <text:p>0.047401031807471</text:p>
          </table:table-cell>
          <table:table-cell office:value-type="float" office:value="0.0403542915419918" calcext:value-type="float">
            <text:p>0.040354291541992</text:p>
          </table:table-cell>
          <table:table-cell office:value-type="float" office:value="0.0559591997833547" calcext:value-type="float">
            <text:p>0.055959199783355</text:p>
          </table:table-cell>
          <table:table-cell office:value-type="float" office:value="0.0601951693680778" calcext:value-type="float">
            <text:p>0.060195169368078</text:p>
          </table:table-cell>
          <table:table-cell office:value-type="float" office:value="0.0395556209424005" calcext:value-type="float">
            <text:p>0.039555620942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94469047501702" calcext:value-type="float">
            <text:p>0.007944690475017</text:p>
          </table:table-cell>
          <table:table-cell office:value-type="float" office:value="0.0112446903002343" calcext:value-type="float">
            <text:p>0.011244690300234</text:p>
          </table:table-cell>
          <table:table-cell office:value-type="float" office:value="0.0178807679123216" calcext:value-type="float">
            <text:p>0.017880767912322</text:p>
          </table:table-cell>
          <table:table-cell office:value-type="float" office:value="0.0159182059349276" calcext:value-type="float">
            <text:p>0.015918205934928</text:p>
          </table:table-cell>
          <table:table-cell office:value-type="float" office:value="0.0327981110695042" calcext:value-type="float">
            <text:p>0.032798111069504</text:p>
          </table:table-cell>
          <table:table-cell office:value-type="float" office:value="0.025012972406645" calcext:value-type="float">
            <text:p>0.025012972406645</text:p>
          </table:table-cell>
          <table:table-cell office:value-type="float" office:value="0.0330819540887705" calcext:value-type="float">
            <text:p>0.033081954088771</text:p>
          </table:table-cell>
          <table:table-cell office:value-type="float" office:value="0.0317108878253835" calcext:value-type="float">
            <text:p>0.031710887825384</text:p>
          </table:table-cell>
          <table:table-cell office:value-type="float" office:value="0.0397442302079741" calcext:value-type="float">
            <text:p>0.039744230207974</text:p>
          </table:table-cell>
          <table:table-cell office:value-type="float" office:value="0.0489236607225135" calcext:value-type="float">
            <text:p>0.048923660722514</text:p>
          </table:table-cell>
          <table:table-cell office:value-type="float" office:value="0.0476625454545455" calcext:value-type="float">
            <text:p>0.047662545454546</text:p>
          </table:table-cell>
          <table:table-cell office:value-type="float" office:value="0.0689433947725236" calcext:value-type="float">
            <text:p>0.068943394772524</text:p>
          </table:table-cell>
          <table:table-cell office:value-type="float" office:value="0.0482946545313916" calcext:value-type="float">
            <text:p>0.048294654531392</text:p>
          </table:table-cell>
          <table:table-cell office:value-type="float" office:value="0.0331285972149174" calcext:value-type="float">
            <text:p>0.033128597214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2650846765386" calcext:value-type="float">
            <text:p>0.011265084676539</text:p>
          </table:table-cell>
          <table:table-cell office:value-type="float" office:value="0.0239177480702017" calcext:value-type="float">
            <text:p>0.023917748070202</text:p>
          </table:table-cell>
          <table:table-cell office:value-type="float" office:value="0.0160392194353411" calcext:value-type="float">
            <text:p>0.016039219435341</text:p>
          </table:table-cell>
          <table:table-cell office:value-type="float" office:value="0.0238412065633417" calcext:value-type="float">
            <text:p>0.023841206563342</text:p>
          </table:table-cell>
          <table:table-cell office:value-type="float" office:value="0.0286285038616455" calcext:value-type="float">
            <text:p>0.028628503861646</text:p>
          </table:table-cell>
          <table:table-cell office:value-type="float" office:value="0.0254508912892533" calcext:value-type="float">
            <text:p>0.025450891289253</text:p>
          </table:table-cell>
          <table:table-cell office:value-type="float" office:value="0.0286342497706722" calcext:value-type="float">
            <text:p>0.028634249770672</text:p>
          </table:table-cell>
          <table:table-cell office:value-type="float" office:value="0.0331516503746778" calcext:value-type="float">
            <text:p>0.033151650374678</text:p>
          </table:table-cell>
          <table:table-cell office:value-type="float" office:value="0.0397482979788025" calcext:value-type="float">
            <text:p>0.039748297978803</text:p>
          </table:table-cell>
          <table:table-cell office:value-type="float" office:value="0.0473256193125082" calcext:value-type="float">
            <text:p>0.047325619312508</text:p>
          </table:table-cell>
          <table:table-cell office:value-type="float" office:value="0.0478105044778729" calcext:value-type="float">
            <text:p>0.047810504477873</text:p>
          </table:table-cell>
          <table:table-cell office:value-type="float" office:value="0.0571775586676285" calcext:value-type="float">
            <text:p>0.057177558667629</text:p>
          </table:table-cell>
          <table:table-cell office:value-type="float" office:value="0.0611500062236033" calcext:value-type="float">
            <text:p>0.0611500062236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345258691191" calcext:value-type="float">
            <text:p>0.011345258691191</text:p>
          </table:table-cell>
          <table:table-cell office:value-type="float" office:value="0.0112565762559857" calcext:value-type="float">
            <text:p>0.011256576255986</text:p>
          </table:table-cell>
          <table:table-cell office:value-type="float" office:value="0.0239232503754976" calcext:value-type="float">
            <text:p>0.023923250375498</text:p>
          </table:table-cell>
          <table:table-cell office:value-type="float" office:value="0.0227267267877621" calcext:value-type="float">
            <text:p>0.022726726787762</text:p>
          </table:table-cell>
          <table:table-cell office:value-type="float" office:value="0.0160421640435257" calcext:value-type="float">
            <text:p>0.016042164043526</text:p>
          </table:table-cell>
          <table:table-cell office:value-type="float" office:value="0.024910608473262" calcext:value-type="float">
            <text:p>0.024910608473262</text:p>
          </table:table-cell>
          <table:table-cell office:value-type="float" office:value="2.62740489781041" calcext:value-type="float">
            <text:p>2.62740489781041</text:p>
          </table:table-cell>
          <table:table-cell office:value-type="float" office:value="0.0404883513786633" calcext:value-type="float">
            <text:p>0.040488351378663</text:p>
          </table:table-cell>
          <table:table-cell office:value-type="float" office:value="0.0409083375100953" calcext:value-type="float">
            <text:p>0.040908337510095</text:p>
          </table:table-cell>
          <table:table-cell office:value-type="float" office:value="0.0481062527478821" calcext:value-type="float">
            <text:p>0.048106252747882</text:p>
          </table:table-cell>
          <table:table-cell office:value-type="float" office:value="0.0406980741045486" calcext:value-type="float">
            <text:p>0.040698074104549</text:p>
          </table:table-cell>
          <table:table-cell office:value-type="float" office:value="0.0738944793418052" calcext:value-type="float">
            <text:p>0.073894479341805</text:p>
          </table:table-cell>
          <table:table-cell office:value-type="float" office:value="0.0575672510978009" calcext:value-type="float">
            <text:p>0.0575672510978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1065703518218" calcext:value-type="float">
            <text:p>0.011106570351822</text:p>
          </table:table-cell>
          <table:table-cell office:value-type="float" office:value="0.00783960075885811" calcext:value-type="float">
            <text:p>0.007839600758858</text:p>
          </table:table-cell>
          <table:table-cell office:value-type="float" office:value="0.0238095375055339" calcext:value-type="float">
            <text:p>0.023809537505534</text:p>
          </table:table-cell>
          <table:table-cell office:value-type="float" office:value="0.0250881516521483" calcext:value-type="float">
            <text:p>0.025088151652148</text:p>
          </table:table-cell>
          <table:table-cell office:value-type="float" office:value="0.0336855387334162" calcext:value-type="float">
            <text:p>0.033685538733416</text:p>
          </table:table-cell>
          <table:table-cell office:value-type="float" office:value="0.0321544898221244" calcext:value-type="float">
            <text:p>0.032154489822124</text:p>
          </table:table-cell>
          <table:table-cell office:value-type="float" office:value="0.0509121146548152" calcext:value-type="float">
            <text:p>0.050912114654815</text:p>
          </table:table-cell>
          <table:table-cell office:value-type="float" office:value="0.0317212603635883" calcext:value-type="float">
            <text:p>0.031721260363588</text:p>
          </table:table-cell>
          <table:table-cell office:value-type="float" office:value="0.0393185282399813" calcext:value-type="float">
            <text:p>0.039318528239981</text:p>
          </table:table-cell>
          <table:table-cell office:value-type="float" office:value="0.0484238086425442" calcext:value-type="float">
            <text:p>0.048423808642544</text:p>
          </table:table-cell>
          <table:table-cell office:value-type="float" office:value="0.0577391329561248" calcext:value-type="float">
            <text:p>0.057739132956125</text:p>
          </table:table-cell>
          <table:table-cell office:value-type="float" office:value="0.0461083384042028" calcext:value-type="float">
            <text:p>0.046108338404203</text:p>
          </table:table-cell>
          <table:table-cell office:value-type="float" office:value="0.0640816379209951" calcext:value-type="float">
            <text:p>0.0640816379209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80885237681989" calcext:value-type="float">
            <text:p>0.008088523768199</text:p>
          </table:table-cell>
          <table:table-cell office:value-type="float" office:value="0.0181001020192591" calcext:value-type="float">
            <text:p>0.018100102019259</text:p>
          </table:table-cell>
          <table:table-cell office:value-type="float" office:value="0.0240785337308507" calcext:value-type="float">
            <text:p>0.024078533730851</text:p>
          </table:table-cell>
          <table:table-cell office:value-type="float" office:value="0.0177544091182365" calcext:value-type="float">
            <text:p>0.017754409118237</text:p>
          </table:table-cell>
          <table:table-cell office:value-type="float" office:value="0.0177172472684772" calcext:value-type="float">
            <text:p>0.017717247268477</text:p>
          </table:table-cell>
          <table:table-cell office:value-type="float" office:value="0.0317143046174844" calcext:value-type="float">
            <text:p>0.031714304617484</text:p>
          </table:table-cell>
          <table:table-cell office:value-type="float" office:value="0.0399576255039593" calcext:value-type="float">
            <text:p>0.039957625503959</text:p>
          </table:table-cell>
          <table:table-cell office:value-type="float" office:value="0.0288948381687319" calcext:value-type="float">
            <text:p>0.028894838168732</text:p>
          </table:table-cell>
          <table:table-cell office:value-type="float" office:value="0.0401216763790947" calcext:value-type="float">
            <text:p>0.040121676379095</text:p>
          </table:table-cell>
          <table:table-cell office:value-type="float" office:value="0.0476850332827413" calcext:value-type="float">
            <text:p>0.047685033282741</text:p>
          </table:table-cell>
          <table:table-cell office:value-type="float" office:value="0.0477782811013797" calcext:value-type="float">
            <text:p>0.04777828110138</text:p>
          </table:table-cell>
          <table:table-cell office:value-type="float" office:value="0.053888260956056" calcext:value-type="float">
            <text:p>0.053888260956056</text:p>
          </table:table-cell>
          <table:table-cell office:value-type="float" office:value="0.0566565063548116" calcext:value-type="float">
            <text:p>0.056656506354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6878431009139" calcext:value-type="float">
            <text:p>0.017687843100914</text:p>
          </table:table-cell>
          <table:table-cell office:value-type="float" office:value="0.0111898975483653" calcext:value-type="float">
            <text:p>0.011189897548365</text:p>
          </table:table-cell>
          <table:table-cell office:value-type="float" office:value="0.0175735006891667" calcext:value-type="float">
            <text:p>0.017573500689167</text:p>
          </table:table-cell>
          <table:table-cell office:value-type="float" office:value="0.025310676562707" calcext:value-type="float">
            <text:p>0.025310676562707</text:p>
          </table:table-cell>
          <table:table-cell office:value-type="float" office:value="0.0240192873381993" calcext:value-type="float">
            <text:p>0.024019287338199</text:p>
          </table:table-cell>
          <table:table-cell office:value-type="float" office:value="0.0238937676004863" calcext:value-type="float">
            <text:p>0.023893767600486</text:p>
          </table:table-cell>
          <table:table-cell office:value-type="float" office:value="0.061633474422968" calcext:value-type="float">
            <text:p>0.061633474422968</text:p>
          </table:table-cell>
          <table:table-cell office:value-type="float" office:value="0.042838970005393" calcext:value-type="float">
            <text:p>0.042838970005393</text:p>
          </table:table-cell>
          <table:table-cell office:value-type="float" office:value="0.0406161461978499" calcext:value-type="float">
            <text:p>0.04061614619785</text:p>
          </table:table-cell>
          <table:table-cell office:value-type="float" office:value="0.0565992015472757" calcext:value-type="float">
            <text:p>0.056599201547276</text:p>
          </table:table-cell>
          <table:table-cell office:value-type="float" office:value="0.04278030726949" calcext:value-type="float">
            <text:p>0.04278030726949</text:p>
          </table:table-cell>
          <table:table-cell office:value-type="float" office:value="0.0570100772317631" calcext:value-type="float">
            <text:p>0.057010077231763</text:p>
          </table:table-cell>
          <table:table-cell office:value-type="float" office:value="0.0566278394535802" calcext:value-type="float">
            <text:p>0.056627839453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802682303228958" calcext:value-type="float">
            <text:p>0.00802682303229</text:p>
          </table:table-cell>
          <table:table-cell office:value-type="float" office:value="0.0178227311226768" calcext:value-type="float">
            <text:p>0.017822731122677</text:p>
          </table:table-cell>
          <table:table-cell office:value-type="float" office:value="0.0180783309861123" calcext:value-type="float">
            <text:p>0.018078330986112</text:p>
          </table:table-cell>
          <table:table-cell office:value-type="float" office:value="0.0251152774705778" calcext:value-type="float">
            <text:p>0.025115277470578</text:p>
          </table:table-cell>
          <table:table-cell office:value-type="float" office:value="0.0159963387286235" calcext:value-type="float">
            <text:p>0.015996338728624</text:p>
          </table:table-cell>
          <table:table-cell office:value-type="float" office:value="0.0239941878092723" calcext:value-type="float">
            <text:p>0.023994187809272</text:p>
          </table:table-cell>
          <table:table-cell office:value-type="float" office:value="2.63973891500512" calcext:value-type="float">
            <text:p>2.63973891500512</text:p>
          </table:table-cell>
          <table:table-cell office:value-type="float" office:value="0.0329574374679844" calcext:value-type="float">
            <text:p>0.032957437467984</text:p>
          </table:table-cell>
          <table:table-cell office:value-type="float" office:value="0.0484388863799781" calcext:value-type="float">
            <text:p>0.048438886379978</text:p>
          </table:table-cell>
          <table:table-cell office:value-type="float" office:value="0.0481272994334803" calcext:value-type="float">
            <text:p>0.04812729943348</text:p>
          </table:table-cell>
          <table:table-cell office:value-type="float" office:value="0.0487209235314854" calcext:value-type="float">
            <text:p>0.048720923531485</text:p>
          </table:table-cell>
          <table:table-cell office:value-type="float" office:value="0.048259666348655" calcext:value-type="float">
            <text:p>0.048259666348655</text:p>
          </table:table-cell>
          <table:table-cell office:value-type="float" office:value="0.0634830907546396" calcext:value-type="float">
            <text:p>0.063483090754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93810468302788" calcext:value-type="float">
            <text:p>0.007938104683028</text:p>
          </table:table-cell>
          <table:table-cell office:value-type="float" office:value="0.0112894409210156" calcext:value-type="float">
            <text:p>0.011289440921016</text:p>
          </table:table-cell>
          <table:table-cell office:value-type="float" office:value="0.0176148571697136" calcext:value-type="float">
            <text:p>0.017614857169714</text:p>
          </table:table-cell>
          <table:table-cell office:value-type="float" office:value="0.0159839942989217" calcext:value-type="float">
            <text:p>0.015983994298922</text:p>
          </table:table-cell>
          <table:table-cell office:value-type="float" office:value="0.0251521407519621" calcext:value-type="float">
            <text:p>0.025152140751962</text:p>
          </table:table-cell>
          <table:table-cell office:value-type="float" office:value="0.0327890319043316" calcext:value-type="float">
            <text:p>0.032789031904332</text:p>
          </table:table-cell>
          <table:table-cell office:value-type="float" office:value="0.0732790455907982" calcext:value-type="float">
            <text:p>0.073279045590798</text:p>
          </table:table-cell>
          <table:table-cell office:value-type="float" office:value="0.0424798777742486" calcext:value-type="float">
            <text:p>0.042479877774249</text:p>
          </table:table-cell>
          <table:table-cell office:value-type="float" office:value="0.0399686677504627" calcext:value-type="float">
            <text:p>0.039968667750463</text:p>
          </table:table-cell>
          <table:table-cell office:value-type="float" office:value="0.0477336939718862" calcext:value-type="float">
            <text:p>0.047733693971886</text:p>
          </table:table-cell>
          <table:table-cell office:value-type="float" office:value="0.035348619928273" calcext:value-type="float">
            <text:p>0.035348619928273</text:p>
          </table:table-cell>
          <table:table-cell office:value-type="float" office:value="0.0608715002525301" calcext:value-type="float">
            <text:p>0.06087150025253</text:p>
          </table:table-cell>
          <table:table-cell office:value-type="float" office:value="0.0504815734123779" calcext:value-type="float">
            <text:p>0.0504815734123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99723911232123" calcext:value-type="float">
            <text:p>0.007997239112321</text:p>
          </table:table-cell>
          <table:table-cell office:value-type="float" office:value="0.011257323968458" calcext:value-type="float">
            <text:p>0.011257323968458</text:p>
          </table:table-cell>
          <table:table-cell office:value-type="float" office:value="0.016093005766818" calcext:value-type="float">
            <text:p>0.016093005766818</text:p>
          </table:table-cell>
          <table:table-cell office:value-type="float" office:value="0.0240067768153556" calcext:value-type="float">
            <text:p>0.024006776815356</text:p>
          </table:table-cell>
          <table:table-cell office:value-type="float" office:value="0.0239351731379406" calcext:value-type="float">
            <text:p>0.023935173137941</text:p>
          </table:table-cell>
          <table:table-cell office:value-type="float" office:value="0.0327664801337497" calcext:value-type="float">
            <text:p>0.03276648013375</text:p>
          </table:table-cell>
          <table:table-cell office:value-type="float" office:value="0.0398506421816123" calcext:value-type="float">
            <text:p>0.039850642181612</text:p>
          </table:table-cell>
          <table:table-cell office:value-type="float" office:value="0.0408206525817589" calcext:value-type="float">
            <text:p>0.040820652581759</text:p>
          </table:table-cell>
          <table:table-cell office:value-type="float" office:value="0.0399265876188953" calcext:value-type="float">
            <text:p>0.039926587618895</text:p>
          </table:table-cell>
          <table:table-cell office:value-type="float" office:value="0.0403107760559428" calcext:value-type="float">
            <text:p>0.040310776055943</text:p>
          </table:table-cell>
          <table:table-cell office:value-type="float" office:value="0.0481679439574322" calcext:value-type="float">
            <text:p>0.048167943957432</text:p>
          </table:table-cell>
          <table:table-cell office:value-type="float" office:value="0.0508041989916762" calcext:value-type="float">
            <text:p>0.050804198991676</text:p>
          </table:table-cell>
          <table:table-cell office:value-type="float" office:value="0.0555467585883313" calcext:value-type="float">
            <text:p>0.0555467585883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93221980150174" calcext:value-type="float">
            <text:p>0.007932219801502</text:p>
          </table:table-cell>
          <table:table-cell office:value-type="float" office:value="0.0159730374562287" calcext:value-type="float">
            <text:p>0.015973037456229</text:p>
          </table:table-cell>
          <table:table-cell office:value-type="float" office:value="0.0176652882807748" calcext:value-type="float">
            <text:p>0.017665288280775</text:p>
          </table:table-cell>
          <table:table-cell office:value-type="float" office:value="0.0246722021744308" calcext:value-type="float">
            <text:p>0.024672202174431</text:p>
          </table:table-cell>
          <table:table-cell office:value-type="float" office:value="0.0250803715271375" calcext:value-type="float">
            <text:p>0.025080371527138</text:p>
          </table:table-cell>
          <table:table-cell office:value-type="float" office:value="0.0238110243372578" calcext:value-type="float">
            <text:p>0.023811024337258</text:p>
          </table:table-cell>
          <table:table-cell office:value-type="float" office:value="0.0395751779527315" calcext:value-type="float">
            <text:p>0.039575177952732</text:p>
          </table:table-cell>
          <table:table-cell office:value-type="float" office:value="0.0408978548723065" calcext:value-type="float">
            <text:p>0.040897854872307</text:p>
          </table:table-cell>
          <table:table-cell office:value-type="float" office:value="0.0396218344505491" calcext:value-type="float">
            <text:p>0.039621834450549</text:p>
          </table:table-cell>
          <table:table-cell office:value-type="float" office:value="0.0402633373281454" calcext:value-type="float">
            <text:p>0.040263337328145</text:p>
          </table:table-cell>
          <table:table-cell office:value-type="float" office:value="0.0397421966347603" calcext:value-type="float">
            <text:p>0.03974219663476</text:p>
          </table:table-cell>
          <table:table-cell office:value-type="float" office:value="0.0423454455130653" calcext:value-type="float">
            <text:p>0.042345445513065</text:p>
          </table:table-cell>
          <table:table-cell office:value-type="float" office:value="0.064586511684626" calcext:value-type="float">
            <text:p>0.0645865116846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98376713606356" calcext:value-type="float">
            <text:p>0.007983767136064</text:p>
          </table:table-cell>
          <table:table-cell office:value-type="float" office:value="0.0252935416519436" calcext:value-type="float">
            <text:p>0.025293541651944</text:p>
          </table:table-cell>
          <table:table-cell office:value-type="float" office:value="0.00805030210436523" calcext:value-type="float">
            <text:p>0.008050302104365</text:p>
          </table:table-cell>
          <table:table-cell office:value-type="float" office:value="0.0241496084753579" calcext:value-type="float">
            <text:p>0.024149608475358</text:p>
          </table:table-cell>
          <table:table-cell office:value-type="float" office:value="0.0179292043423889" calcext:value-type="float">
            <text:p>0.017929204342389</text:p>
          </table:table-cell>
          <table:table-cell office:value-type="float" office:value="0.0251209856287282" calcext:value-type="float">
            <text:p>0.025120985628728</text:p>
          </table:table-cell>
          <table:table-cell office:value-type="float" office:value="0.0339109845842951" calcext:value-type="float">
            <text:p>0.033910984584295</text:p>
          </table:table-cell>
          <table:table-cell office:value-type="float" office:value="0.0324709219129881" calcext:value-type="float">
            <text:p>0.032470921912988</text:p>
          </table:table-cell>
          <table:table-cell office:value-type="float" office:value="0.0409431094599272" calcext:value-type="float">
            <text:p>0.040943109459927</text:p>
          </table:table-cell>
          <table:table-cell office:value-type="float" office:value="0.048320906100267" calcext:value-type="float">
            <text:p>0.048320906100267</text:p>
          </table:table-cell>
          <table:table-cell office:value-type="float" office:value="0.0408592562896838" calcext:value-type="float">
            <text:p>0.040859256289684</text:p>
          </table:table-cell>
          <table:table-cell office:value-type="float" office:value="0.0541728614112197" calcext:value-type="float">
            <text:p>0.05417286141122</text:p>
          </table:table-cell>
          <table:table-cell office:value-type="float" office:value="0.0552110421602919" calcext:value-type="float">
            <text:p>0.0552110421602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6816739545103" calcext:value-type="float">
            <text:p>0.01768167395451</text:p>
          </table:table-cell>
          <table:table-cell office:value-type="float" office:value="0.0237299709195979" calcext:value-type="float">
            <text:p>0.023729970919598</text:p>
          </table:table-cell>
          <table:table-cell office:value-type="float" office:value="0.0250132554329949" calcext:value-type="float">
            <text:p>0.025013255432995</text:p>
          </table:table-cell>
          <table:table-cell office:value-type="float" office:value="0.0253187935737932" calcext:value-type="float">
            <text:p>0.025318793573793</text:p>
          </table:table-cell>
          <table:table-cell office:value-type="float" office:value="0.0237125751211275" calcext:value-type="float">
            <text:p>0.023712575121128</text:p>
          </table:table-cell>
          <table:table-cell office:value-type="float" office:value="0.0330309621472215" calcext:value-type="float">
            <text:p>0.033030962147222</text:p>
          </table:table-cell>
          <table:table-cell office:value-type="float" office:value="0.0465659031400079" calcext:value-type="float">
            <text:p>0.046565903140008</text:p>
          </table:table-cell>
          <table:table-cell office:value-type="float" office:value="0.0510931577749032" calcext:value-type="float">
            <text:p>0.051093157774903</text:p>
          </table:table-cell>
          <table:table-cell office:value-type="float" office:value="0.0237468096429744" calcext:value-type="float">
            <text:p>0.023746809642974</text:p>
          </table:table-cell>
          <table:table-cell office:value-type="float" office:value="0.040850827436447" calcext:value-type="float">
            <text:p>0.040850827436447</text:p>
          </table:table-cell>
          <table:table-cell office:value-type="float" office:value="0.0326052399318818" calcext:value-type="float">
            <text:p>0.032605239931882</text:p>
          </table:table-cell>
          <table:table-cell office:value-type="float" office:value="0.0428010602026895" calcext:value-type="float">
            <text:p>0.04280106020269</text:p>
          </table:table-cell>
          <table:table-cell office:value-type="float" office:value="0.056260993955426" calcext:value-type="float">
            <text:p>0.056260993955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9821781322489" calcext:value-type="float">
            <text:p>0.017982178132249</text:p>
          </table:table-cell>
          <table:table-cell office:value-type="float" office:value="0.0318860880985098" calcext:value-type="float">
            <text:p>0.03188608809851</text:p>
          </table:table-cell>
          <table:table-cell office:value-type="float" office:value="0.0237651982744935" calcext:value-type="float">
            <text:p>0.023765198274494</text:p>
          </table:table-cell>
          <table:table-cell office:value-type="float" office:value="0.0224537104671037" calcext:value-type="float">
            <text:p>0.022453710467104</text:p>
          </table:table-cell>
          <table:table-cell office:value-type="float" office:value="0.0179888348130375" calcext:value-type="float">
            <text:p>0.017988834813038</text:p>
          </table:table-cell>
          <table:table-cell office:value-type="float" office:value="0.0319648214302726" calcext:value-type="float">
            <text:p>0.031964821430273</text:p>
          </table:table-cell>
          <table:table-cell office:value-type="float" office:value="0.0399599857473043" calcext:value-type="float">
            <text:p>0.039959985747304</text:p>
          </table:table-cell>
          <table:table-cell office:value-type="float" office:value="0.02501410455047" calcext:value-type="float">
            <text:p>0.02501410455047</text:p>
          </table:table-cell>
          <table:table-cell office:value-type="float" office:value="0.0406669644571428" calcext:value-type="float">
            <text:p>0.040666964457143</text:p>
          </table:table-cell>
          <table:table-cell office:value-type="float" office:value="0.047301157444825" calcext:value-type="float">
            <text:p>0.047301157444825</text:p>
          </table:table-cell>
          <table:table-cell office:value-type="float" office:value="0.0317975535701425" calcext:value-type="float">
            <text:p>0.031797553570143</text:p>
          </table:table-cell>
          <table:table-cell office:value-type="float" office:value="0.0427233403341968" calcext:value-type="float">
            <text:p>0.042723340334197</text:p>
          </table:table-cell>
          <table:table-cell office:value-type="float" office:value="0.058490442560303" calcext:value-type="float">
            <text:p>0.0584904425603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2307451733759" calcext:value-type="float">
            <text:p>0.011230745173376</text:p>
          </table:table-cell>
          <table:table-cell office:value-type="float" office:value="0.03972736537813" calcext:value-type="float">
            <text:p>0.03972736537813</text:p>
          </table:table-cell>
          <table:table-cell office:value-type="float" office:value="0.0159360476602988" calcext:value-type="float">
            <text:p>0.015936047660299</text:p>
          </table:table-cell>
          <table:table-cell office:value-type="float" office:value="0.0177813041279729" calcext:value-type="float">
            <text:p>0.017781304127973</text:p>
          </table:table-cell>
          <table:table-cell office:value-type="float" office:value="0.0250239679702707" calcext:value-type="float">
            <text:p>0.025023967970271</text:p>
          </table:table-cell>
          <table:table-cell office:value-type="float" office:value="0.0236484007194358" calcext:value-type="float">
            <text:p>0.023648400719436</text:p>
          </table:table-cell>
          <table:table-cell office:value-type="float" office:value="0.0324222811251735" calcext:value-type="float">
            <text:p>0.032422281125174</text:p>
          </table:table-cell>
          <table:table-cell office:value-type="float" office:value="0.0329630912559054" calcext:value-type="float">
            <text:p>0.032963091255905</text:p>
          </table:table-cell>
          <table:table-cell office:value-type="float" office:value="0.039870492080663" calcext:value-type="float">
            <text:p>0.039870492080663</text:p>
          </table:table-cell>
          <table:table-cell office:value-type="float" office:value="0.0403275971147763" calcext:value-type="float">
            <text:p>0.040327597114776</text:p>
          </table:table-cell>
          <table:table-cell office:value-type="float" office:value="0.0320353784258052" calcext:value-type="float">
            <text:p>0.032035378425805</text:p>
          </table:table-cell>
          <table:table-cell office:value-type="float" office:value="0.0537167572952045" calcext:value-type="float">
            <text:p>0.053716757295205</text:p>
          </table:table-cell>
          <table:table-cell office:value-type="float" office:value="0.0403198881319466" calcext:value-type="float">
            <text:p>0.0403198881319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2330208681613" calcext:value-type="float">
            <text:p>0.011233020868161</text:p>
          </table:table-cell>
          <table:table-cell office:value-type="float" office:value="0.0482879104769727" calcext:value-type="float">
            <text:p>0.048287910476973</text:p>
          </table:table-cell>
          <table:table-cell office:value-type="float" office:value="0.0240489889530208" calcext:value-type="float">
            <text:p>0.024048988953021</text:p>
          </table:table-cell>
          <table:table-cell office:value-type="float" office:value="0.02525376246719" calcext:value-type="float">
            <text:p>0.02525376246719</text:p>
          </table:table-cell>
          <table:table-cell office:value-type="float" office:value="0.0178192094327098" calcext:value-type="float">
            <text:p>0.01781920943271</text:p>
          </table:table-cell>
          <table:table-cell office:value-type="float" office:value="0.0410947893593929" calcext:value-type="float">
            <text:p>0.041094789359393</text:p>
          </table:table-cell>
          <table:table-cell office:value-type="float" office:value="0.0403403191213104" calcext:value-type="float">
            <text:p>0.04034031912131</text:p>
          </table:table-cell>
          <table:table-cell office:value-type="float" office:value="0.0398116818029949" calcext:value-type="float">
            <text:p>0.039811681802995</text:p>
          </table:table-cell>
          <table:table-cell office:value-type="float" office:value="0.0397373771442323" calcext:value-type="float">
            <text:p>0.039737377144232</text:p>
          </table:table-cell>
          <table:table-cell office:value-type="float" office:value="0.0478458817398055" calcext:value-type="float">
            <text:p>0.047845881739806</text:p>
          </table:table-cell>
          <table:table-cell office:value-type="float" office:value="0.0403565600747627" calcext:value-type="float">
            <text:p>0.040356560074763</text:p>
          </table:table-cell>
          <table:table-cell office:value-type="float" office:value="0.049936387092135" calcext:value-type="float">
            <text:p>0.049936387092135</text:p>
          </table:table-cell>
          <table:table-cell office:value-type="float" office:value="0.0507300680203359" calcext:value-type="float">
            <text:p>0.0507300680203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8684698744641" calcext:value-type="float">
            <text:p>0.017868469874464</text:p>
          </table:table-cell>
          <table:table-cell office:value-type="float" office:value="0.0476046588047781" calcext:value-type="float">
            <text:p>0.047604658804778</text:p>
          </table:table-cell>
          <table:table-cell office:value-type="float" office:value="0.0178042915629038" calcext:value-type="float">
            <text:p>0.017804291562904</text:p>
          </table:table-cell>
          <table:table-cell office:value-type="float" office:value="0.0158749775272181" calcext:value-type="float">
            <text:p>0.015874977527218</text:p>
          </table:table-cell>
          <table:table-cell office:value-type="float" office:value="0.0178740887616431" calcext:value-type="float">
            <text:p>0.017874088761643</text:p>
          </table:table-cell>
          <table:table-cell office:value-type="float" office:value="0.0249136966812323" calcext:value-type="float">
            <text:p>0.024913696681232</text:p>
          </table:table-cell>
          <table:table-cell office:value-type="float" office:value="0.0353091615112654" calcext:value-type="float">
            <text:p>0.035309161511265</text:p>
          </table:table-cell>
          <table:table-cell office:value-type="float" office:value="0.0239300294206584" calcext:value-type="float">
            <text:p>0.023930029420658</text:p>
          </table:table-cell>
          <table:table-cell office:value-type="float" office:value="0.0398937006001693" calcext:value-type="float">
            <text:p>0.039893700600169</text:p>
          </table:table-cell>
          <table:table-cell office:value-type="float" office:value="0.0482125151108191" calcext:value-type="float">
            <text:p>0.048212515110819</text:p>
          </table:table-cell>
          <table:table-cell office:value-type="float" office:value="0.0317460500073797" calcext:value-type="float">
            <text:p>0.03174605000738</text:p>
          </table:table-cell>
          <table:table-cell office:value-type="float" office:value="0.0430758958475066" calcext:value-type="float">
            <text:p>0.043075895847507</text:p>
          </table:table-cell>
          <table:table-cell office:value-type="float" office:value="0.0480492588387023" calcext:value-type="float">
            <text:p>0.0480492588387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3451129889576" calcext:value-type="float">
            <text:p>0.025345112988958</text:p>
          </table:table-cell>
          <table:table-cell office:value-type="float" office:value="0.0572912837182825" calcext:value-type="float">
            <text:p>0.057291283718283</text:p>
          </table:table-cell>
          <table:table-cell office:value-type="float" office:value="0.0235849263844512" calcext:value-type="float">
            <text:p>0.023584926384451</text:p>
          </table:table-cell>
          <table:table-cell office:value-type="float" office:value="0.0240275890514536" calcext:value-type="float">
            <text:p>0.024027589051454</text:p>
          </table:table-cell>
          <table:table-cell office:value-type="float" office:value="0.00798265791442098" calcext:value-type="float">
            <text:p>0.007982657914421</text:p>
          </table:table-cell>
          <table:table-cell office:value-type="float" office:value="0.0333203439977933" calcext:value-type="float">
            <text:p>0.033320343997793</text:p>
          </table:table-cell>
          <table:table-cell office:value-type="float" office:value="0.0341881360317909" calcext:value-type="float">
            <text:p>0.034188136031791</text:p>
          </table:table-cell>
          <table:table-cell office:value-type="float" office:value="0.0396510506672314" calcext:value-type="float">
            <text:p>0.039651050667231</text:p>
          </table:table-cell>
          <table:table-cell office:value-type="float" office:value="0.0320666056318915" calcext:value-type="float">
            <text:p>0.032066605631892</text:p>
          </table:table-cell>
          <table:table-cell office:value-type="float" office:value="0.0357195181498755" calcext:value-type="float">
            <text:p>0.035719518149876</text:p>
          </table:table-cell>
          <table:table-cell office:value-type="float" office:value="0.0507791081931339" calcext:value-type="float">
            <text:p>0.050779108193134</text:p>
          </table:table-cell>
          <table:table-cell office:value-type="float" office:value="0.0503824348372023" calcext:value-type="float">
            <text:p>0.050382434837202</text:p>
          </table:table-cell>
          <table:table-cell office:value-type="float" office:value="0.0480641725937187" calcext:value-type="float">
            <text:p>0.048064172593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7260845112669" calcext:value-type="float">
            <text:p>0.015726084511267</text:p>
          </table:table-cell>
          <table:table-cell office:value-type="float" office:value="0.0481708255909824" calcext:value-type="float">
            <text:p>0.048170825590982</text:p>
          </table:table-cell>
          <table:table-cell office:value-type="float" office:value="0.0161929109994943" calcext:value-type="float">
            <text:p>0.016192910999494</text:p>
          </table:table-cell>
          <table:table-cell office:value-type="float" office:value="0.0178144032182257" calcext:value-type="float">
            <text:p>0.017814403218226</text:p>
          </table:table-cell>
          <table:table-cell office:value-type="float" office:value="0.015779212375664" calcext:value-type="float">
            <text:p>0.015779212375664</text:p>
          </table:table-cell>
          <table:table-cell office:value-type="float" office:value="0.0316156348108589" calcext:value-type="float">
            <text:p>0.031615634810859</text:p>
          </table:table-cell>
          <table:table-cell office:value-type="float" office:value="0.0250283594572884" calcext:value-type="float">
            <text:p>0.025028359457288</text:p>
          </table:table-cell>
          <table:table-cell office:value-type="float" office:value="0.0318166088259278" calcext:value-type="float">
            <text:p>0.031816608825928</text:p>
          </table:table-cell>
          <table:table-cell office:value-type="float" office:value="0.0323917346296427" calcext:value-type="float">
            <text:p>0.032391734629643</text:p>
          </table:table-cell>
          <table:table-cell office:value-type="float" office:value="0.0405857777755559" calcext:value-type="float">
            <text:p>0.040585777775556</text:p>
          </table:table-cell>
          <table:table-cell office:value-type="float" office:value="0.0405052981754586" calcext:value-type="float">
            <text:p>0.040505298175459</text:p>
          </table:table-cell>
          <table:table-cell office:value-type="float" office:value="0.0358273824273397" calcext:value-type="float">
            <text:p>0.03582738242734</text:p>
          </table:table-cell>
          <table:table-cell office:value-type="float" office:value="0.0560040032395508" calcext:value-type="float">
            <text:p>0.0560040032395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40701507383877" calcext:value-type="float">
            <text:p>0.024070150738388</text:p>
          </table:table-cell>
          <table:table-cell office:value-type="float" office:value="0.0320175266841094" calcext:value-type="float">
            <text:p>0.032017526684109</text:p>
          </table:table-cell>
          <table:table-cell office:value-type="float" office:value="0.023774762638047" calcext:value-type="float">
            <text:p>0.023774762638047</text:p>
          </table:table-cell>
          <table:table-cell office:value-type="float" office:value="0.0252225470973419" calcext:value-type="float">
            <text:p>0.025222547097342</text:p>
          </table:table-cell>
          <table:table-cell office:value-type="float" office:value="0.0112858108342632" calcext:value-type="float">
            <text:p>0.011285810834263</text:p>
          </table:table-cell>
          <table:table-cell office:value-type="float" office:value="0.0320047614505637" calcext:value-type="float">
            <text:p>0.032004761450564</text:p>
          </table:table-cell>
          <table:table-cell office:value-type="float" office:value="0.0399330498679468" calcext:value-type="float">
            <text:p>0.039933049867947</text:p>
          </table:table-cell>
          <table:table-cell office:value-type="float" office:value="0.0397983846480841" calcext:value-type="float">
            <text:p>0.039798384648084</text:p>
          </table:table-cell>
          <table:table-cell office:value-type="float" office:value="0.0361153800122042" calcext:value-type="float">
            <text:p>0.036115380012204</text:p>
          </table:table-cell>
          <table:table-cell office:value-type="float" office:value="0.0318475921465005" calcext:value-type="float">
            <text:p>0.031847592146501</text:p>
          </table:table-cell>
          <table:table-cell office:value-type="float" office:value="0.040003051990661" calcext:value-type="float">
            <text:p>0.040003051990661</text:p>
          </table:table-cell>
          <table:table-cell office:value-type="float" office:value="0.0284089729880368" calcext:value-type="float">
            <text:p>0.028408972988037</text:p>
          </table:table-cell>
          <table:table-cell office:value-type="float" office:value="0.0487692592593129" calcext:value-type="float">
            <text:p>0.0487692592593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2862188340473" calcext:value-type="float">
            <text:p>0.011286218834047</text:p>
          </table:table-cell>
          <table:table-cell office:value-type="float" office:value="0.0317353611016533" calcext:value-type="float">
            <text:p>0.031735361101653</text:p>
          </table:table-cell>
          <table:table-cell office:value-type="float" office:value="0.0160366437897876" calcext:value-type="float">
            <text:p>0.016036643789788</text:p>
          </table:table-cell>
          <table:table-cell office:value-type="float" office:value="0.0226340221565655" calcext:value-type="float">
            <text:p>0.022634022156566</text:p>
          </table:table-cell>
          <table:table-cell office:value-type="float" office:value="0.0225274740189806" calcext:value-type="float">
            <text:p>0.022527474018981</text:p>
          </table:table-cell>
          <table:table-cell office:value-type="float" office:value="0.0238847873170389" calcext:value-type="float">
            <text:p>0.023884787317039</text:p>
          </table:table-cell>
          <table:table-cell office:value-type="float" office:value="0.0328915570689947" calcext:value-type="float">
            <text:p>0.032891557068995</text:p>
          </table:table-cell>
          <table:table-cell office:value-type="float" office:value="0.041099053836268" calcext:value-type="float">
            <text:p>0.041099053836268</text:p>
          </table:table-cell>
          <table:table-cell office:value-type="float" office:value="0.040381934657959" calcext:value-type="float">
            <text:p>0.040381934657959</text:p>
          </table:table-cell>
          <table:table-cell office:value-type="float" office:value="0.0356496625081218" calcext:value-type="float">
            <text:p>0.035649662508122</text:p>
          </table:table-cell>
          <table:table-cell office:value-type="float" office:value="0.0580427123526338" calcext:value-type="float">
            <text:p>0.058042712352634</text:p>
          </table:table-cell>
          <table:table-cell office:value-type="float" office:value="0.0433754309621697" calcext:value-type="float">
            <text:p>0.04337543096217</text:p>
          </table:table-cell>
          <table:table-cell office:value-type="float" office:value="0.0577857904440033" calcext:value-type="float">
            <text:p>0.0577857904440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3089630692294" calcext:value-type="float">
            <text:p>0.011308963069229</text:p>
          </table:table-cell>
          <table:table-cell office:value-type="float" office:value="0.0160087327910962" calcext:value-type="float">
            <text:p>0.016008732791096</text:p>
          </table:table-cell>
          <table:table-cell office:value-type="float" office:value="0.0158496021826578" calcext:value-type="float">
            <text:p>0.015849602182658</text:p>
          </table:table-cell>
          <table:table-cell office:value-type="float" office:value="0.0176971215929898" calcext:value-type="float">
            <text:p>0.01769712159299</text:p>
          </table:table-cell>
          <table:table-cell office:value-type="float" office:value="0.0242020499662451" calcext:value-type="float">
            <text:p>0.024202049966245</text:p>
          </table:table-cell>
          <table:table-cell office:value-type="float" office:value="0.0238626376335554" calcext:value-type="float">
            <text:p>0.023862637633555</text:p>
          </table:table-cell>
          <table:table-cell office:value-type="float" office:value="0.0329709469579181" calcext:value-type="float">
            <text:p>0.032970946957918</text:p>
          </table:table-cell>
          <table:table-cell office:value-type="float" office:value="0.0395195435135737" calcext:value-type="float">
            <text:p>0.039519543513574</text:p>
          </table:table-cell>
          <table:table-cell office:value-type="float" office:value="0.0405273271922676" calcext:value-type="float">
            <text:p>0.040527327192268</text:p>
          </table:table-cell>
          <table:table-cell office:value-type="float" office:value="0.0476250227093805" calcext:value-type="float">
            <text:p>0.047625022709381</text:p>
          </table:table-cell>
          <table:table-cell office:value-type="float" office:value="0.0403286316068222" calcext:value-type="float">
            <text:p>0.040328631606822</text:p>
          </table:table-cell>
          <table:table-cell office:value-type="float" office:value="0.0425427664759119" calcext:value-type="float">
            <text:p>0.042542766475912</text:p>
          </table:table-cell>
          <table:table-cell office:value-type="float" office:value="0.0559327107458748" calcext:value-type="float">
            <text:p>0.055932710745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8800262754875" calcext:value-type="float">
            <text:p>0.015880026275488</text:p>
          </table:table-cell>
          <table:table-cell office:value-type="float" office:value="0.0177434254720216" calcext:value-type="float">
            <text:p>0.017743425472022</text:p>
          </table:table-cell>
          <table:table-cell office:value-type="float" office:value="0.0177628492196927" calcext:value-type="float">
            <text:p>0.017762849219693</text:p>
          </table:table-cell>
          <table:table-cell office:value-type="float" office:value="0.0287298280077346" calcext:value-type="float">
            <text:p>0.028729828007735</text:p>
          </table:table-cell>
          <table:table-cell office:value-type="float" office:value="0.0422506309273228" calcext:value-type="float">
            <text:p>0.042250630927323</text:p>
          </table:table-cell>
          <table:table-cell office:value-type="float" office:value="0.0327583492316929" calcext:value-type="float">
            <text:p>0.032758349231693</text:p>
          </table:table-cell>
          <table:table-cell office:value-type="float" office:value="0.0354806083288382" calcext:value-type="float">
            <text:p>0.035480608328838</text:p>
          </table:table-cell>
          <table:table-cell office:value-type="float" office:value="0.0398949907546208" calcext:value-type="float">
            <text:p>0.039894990754621</text:p>
          </table:table-cell>
          <table:table-cell office:value-type="float" office:value="0.0239972994982331" calcext:value-type="float">
            <text:p>0.023997299498233</text:p>
          </table:table-cell>
          <table:table-cell office:value-type="float" office:value="0.0329582540063972" calcext:value-type="float">
            <text:p>0.032958254006397</text:p>
          </table:table-cell>
          <table:table-cell office:value-type="float" office:value="0.0508554299857554" calcext:value-type="float">
            <text:p>0.050855429985755</text:p>
          </table:table-cell>
          <table:table-cell office:value-type="float" office:value="0.0508200637155563" calcext:value-type="float">
            <text:p>0.050820063715556</text:p>
          </table:table-cell>
          <table:table-cell office:value-type="float" office:value="0.0506910008948992" calcext:value-type="float">
            <text:p>0.0506910008948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99484585209185" calcext:value-type="float">
            <text:p>0.007994845852092</text:p>
          </table:table-cell>
          <table:table-cell office:value-type="float" office:value="0.0159095112560927" calcext:value-type="float">
            <text:p>0.015909511256093</text:p>
          </table:table-cell>
          <table:table-cell office:value-type="float" office:value="0.024047839922026" calcext:value-type="float">
            <text:p>0.024047839922026</text:p>
          </table:table-cell>
          <table:table-cell office:value-type="float" office:value="0.0158942581701328" calcext:value-type="float">
            <text:p>0.015894258170133</text:p>
          </table:table-cell>
          <table:table-cell office:value-type="float" office:value="0.0399150368097693" calcext:value-type="float">
            <text:p>0.039915036809769</text:p>
          </table:table-cell>
          <table:table-cell office:value-type="float" office:value="0.0254423965440516" calcext:value-type="float">
            <text:p>0.025442396544052</text:p>
          </table:table-cell>
          <table:table-cell office:value-type="float" office:value="0.0355625408324159" calcext:value-type="float">
            <text:p>0.035562540832416</text:p>
          </table:table-cell>
          <table:table-cell office:value-type="float" office:value="0.0356141946522189" calcext:value-type="float">
            <text:p>0.035614194652219</text:p>
          </table:table-cell>
          <table:table-cell office:value-type="float" office:value="0.040316543805133" calcext:value-type="float">
            <text:p>0.040316543805133</text:p>
          </table:table-cell>
          <table:table-cell office:value-type="float" office:value="0.0405532246228794" calcext:value-type="float">
            <text:p>0.040553224622879</text:p>
          </table:table-cell>
          <table:table-cell office:value-type="float" office:value="0.0560973270024488" calcext:value-type="float">
            <text:p>0.056097327002449</text:p>
          </table:table-cell>
          <table:table-cell office:value-type="float" office:value="0.0500823299003338" calcext:value-type="float">
            <text:p>0.050082329900334</text:p>
          </table:table-cell>
          <table:table-cell office:value-type="float" office:value="0.0564784850960509" calcext:value-type="float">
            <text:p>0.0564784850960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93251983931943" calcext:value-type="float">
            <text:p>0.007932519839319</text:p>
          </table:table-cell>
          <table:table-cell office:value-type="float" office:value="0.011272277684057" calcext:value-type="float">
            <text:p>0.011272277684057</text:p>
          </table:table-cell>
          <table:table-cell office:value-type="float" office:value="0.01594368038925" calcext:value-type="float">
            <text:p>0.01594368038925</text:p>
          </table:table-cell>
          <table:table-cell office:value-type="float" office:value="0.0178269996508242" calcext:value-type="float">
            <text:p>0.017826999650824</text:p>
          </table:table-cell>
          <table:table-cell office:value-type="float" office:value="0.0402221744867586" calcext:value-type="float">
            <text:p>0.040222174486759</text:p>
          </table:table-cell>
          <table:table-cell/>
          <table:table-cell office:value-type="float" office:value="0.031948629960905" calcext:value-type="float">
            <text:p>0.031948629960905</text:p>
          </table:table-cell>
          <table:table-cell office:value-type="float" office:value="0.0406694391046082" calcext:value-type="float">
            <text:p>0.040669439104608</text:p>
          </table:table-cell>
          <table:table-cell office:value-type="float" office:value="0.0331691998794544" calcext:value-type="float">
            <text:p>0.033169199879454</text:p>
          </table:table-cell>
          <table:table-cell office:value-type="float" office:value="0.0405399259633026" calcext:value-type="float">
            <text:p>0.040539925963303</text:p>
          </table:table-cell>
          <table:table-cell office:value-type="float" office:value="0.0408301602557088" calcext:value-type="float">
            <text:p>0.040830160255709</text:p>
          </table:table-cell>
          <table:table-cell office:value-type="float" office:value="0.0656598555626665" calcext:value-type="float">
            <text:p>0.065659855562667</text:p>
          </table:table-cell>
          <table:table-cell office:value-type="float" office:value="0.0476642606457429" calcext:value-type="float">
            <text:p>0.0476642606457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8955410923443" calcext:value-type="float">
            <text:p>0.017895541092344</text:p>
          </table:table-cell>
          <table:table-cell office:value-type="float" office:value="0.0112900640700654" calcext:value-type="float">
            <text:p>0.011290064070065</text:p>
          </table:table-cell>
          <table:table-cell office:value-type="float" office:value="0.0177028002889816" calcext:value-type="float">
            <text:p>0.017702800288982</text:p>
          </table:table-cell>
          <table:table-cell office:value-type="float" office:value="0.025265740832964" calcext:value-type="float">
            <text:p>0.025265740832964</text:p>
          </table:table-cell>
          <table:table-cell office:value-type="float" office:value="0.0176900116609313" calcext:value-type="float">
            <text:p>0.017690011660931</text:p>
          </table:table-cell>
          <table:table-cell/>
          <table:table-cell office:value-type="float" office:value="0.0355054575620972" calcext:value-type="float">
            <text:p>0.035505457562097</text:p>
          </table:table-cell>
          <table:table-cell office:value-type="float" office:value="0.031957332358073" calcext:value-type="float">
            <text:p>0.031957332358073</text:p>
          </table:table-cell>
          <table:table-cell office:value-type="float" office:value="0.0157924018223578" calcext:value-type="float">
            <text:p>0.015792401822358</text:p>
          </table:table-cell>
          <table:table-cell office:value-type="float" office:value="0.0320702834237172" calcext:value-type="float">
            <text:p>0.032070283423717</text:p>
          </table:table-cell>
          <table:table-cell office:value-type="float" office:value="0.0502332182842146" calcext:value-type="float">
            <text:p>0.050233218284215</text:p>
          </table:table-cell>
          <table:table-cell office:value-type="float" office:value="0.0565082929074159" calcext:value-type="float">
            <text:p>0.056508292907416</text:p>
          </table:table-cell>
          <table:table-cell office:value-type="float" office:value="0.0658871250052888" calcext:value-type="float">
            <text:p>0.065887125005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2388525550723" calcext:value-type="float">
            <text:p>0.011238852555072</text:p>
          </table:table-cell>
          <table:table-cell office:value-type="float" office:value="0.00796446820994835" calcext:value-type="float">
            <text:p>0.007964468209948</text:p>
          </table:table-cell>
          <table:table-cell office:value-type="float" office:value="0.0113878408476418" calcext:value-type="float">
            <text:p>0.011387840847642</text:p>
          </table:table-cell>
          <table:table-cell office:value-type="float" office:value="0.0178560527572039" calcext:value-type="float">
            <text:p>0.017856052757204</text:p>
          </table:table-cell>
          <table:table-cell office:value-type="float" office:value="0.028855968265953" calcext:value-type="float">
            <text:p>0.028855968265953</text:p>
          </table:table-cell>
          <table:table-cell/>
          <table:table-cell office:value-type="float" office:value="0.0317120266742778" calcext:value-type="float">
            <text:p>0.031712026674278</text:p>
          </table:table-cell>
          <table:table-cell office:value-type="float" office:value="0.0398616247494353" calcext:value-type="float">
            <text:p>0.039861624749435</text:p>
          </table:table-cell>
          <table:table-cell office:value-type="float" office:value="0.0328828637723101" calcext:value-type="float">
            <text:p>0.03288286377231</text:p>
          </table:table-cell>
          <table:table-cell office:value-type="float" office:value="0.0401266793536385" calcext:value-type="float">
            <text:p>0.040126679353639</text:p>
          </table:table-cell>
          <table:table-cell office:value-type="float" office:value="0.0479892468608962" calcext:value-type="float">
            <text:p>0.047989246860896</text:p>
          </table:table-cell>
          <table:table-cell office:value-type="float" office:value="0.058298033176616" calcext:value-type="float">
            <text:p>0.058298033176616</text:p>
          </table:table-cell>
          <table:table-cell office:value-type="float" office:value="0.0556866690185457" calcext:value-type="float">
            <text:p>0.0556866690185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2735845427677" calcext:value-type="float">
            <text:p>0.011273584542768</text:p>
          </table:table-cell>
          <table:table-cell office:value-type="float" office:value="0" calcext:value-type="float">
            <text:p>0</text:p>
          </table:table-cell>
          <table:table-cell office:value-type="float" office:value="0.0157432024622776" calcext:value-type="float">
            <text:p>0.015743202462278</text:p>
          </table:table-cell>
          <table:table-cell office:value-type="float" office:value="0.0224295973678636" calcext:value-type="float">
            <text:p>0.022429597367864</text:p>
          </table:table-cell>
          <table:table-cell office:value-type="float" office:value="0.0251660759583305" calcext:value-type="float">
            <text:p>0.025166075958331</text:p>
          </table:table-cell>
          <table:table-cell/>
          <table:table-cell office:value-type="float" office:value="0.0331641747539101" calcext:value-type="float">
            <text:p>0.03316417475391</text:p>
          </table:table-cell>
          <table:table-cell office:value-type="float" office:value="0.0334417373322711" calcext:value-type="float">
            <text:p>0.033441737332271</text:p>
          </table:table-cell>
          <table:table-cell office:value-type="float" office:value="0.0399252194109696" calcext:value-type="float">
            <text:p>0.03992521941097</text:p>
          </table:table-cell>
          <table:table-cell/>
          <table:table-cell office:value-type="float" office:value="0.0505500661782799" calcext:value-type="float">
            <text:p>0.05055006617828</text:p>
          </table:table-cell>
          <table:table-cell office:value-type="float" office:value="0.0654269694249577" calcext:value-type="float">
            <text:p>0.065426969424958</text:p>
          </table:table-cell>
          <table:table-cell office:value-type="float" office:value="0.05612992043222" calcext:value-type="float">
            <text:p>0.05612992043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9274544501743" calcext:value-type="float">
            <text:p>0.015927454450174</text:p>
          </table:table-cell>
          <table:table-cell office:value-type="float" office:value="0.00801849051481708" calcext:value-type="float">
            <text:p>0.008018490514817</text:p>
          </table:table-cell>
          <table:table-cell office:value-type="float" office:value="0.0178566307055058" calcext:value-type="float">
            <text:p>0.017856630705506</text:p>
          </table:table-cell>
          <table:table-cell office:value-type="float" office:value="0.025310676562707" calcext:value-type="float">
            <text:p>0.025310676562707</text:p>
          </table:table-cell>
          <table:table-cell office:value-type="float" office:value="0.0177233407895295" calcext:value-type="float">
            <text:p>0.01772334078953</text:p>
          </table:table-cell>
          <table:table-cell/>
          <table:table-cell office:value-type="float" office:value="0.0248663349028202" calcext:value-type="float">
            <text:p>0.02486633490282</text:p>
          </table:table-cell>
          <table:table-cell office:value-type="float" office:value="0.0240400294221603" calcext:value-type="float">
            <text:p>0.02404002942216</text:p>
          </table:table-cell>
          <table:table-cell office:value-type="float" office:value="0.0240453124402828" calcext:value-type="float">
            <text:p>0.024045312440283</text:p>
          </table:table-cell>
          <table:table-cell/>
          <table:table-cell office:value-type="float" office:value="0.0479232187200069" calcext:value-type="float">
            <text:p>0.047923218720007</text:p>
          </table:table-cell>
          <table:table-cell office:value-type="float" office:value="0.047974744740394" calcext:value-type="float">
            <text:p>0.047974744740394</text:p>
          </table:table-cell>
          <table:table-cell office:value-type="float" office:value="0.0584896582928503" calcext:value-type="float">
            <text:p>0.058489658292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9839039107643" calcext:value-type="float">
            <text:p>0.007983903910764</text:p>
          </table:table-cell>
          <table:table-cell office:value-type="float" office:value="0.0157936208789037" calcext:value-type="float">
            <text:p>0.015793620878904</text:p>
          </table:table-cell>
          <table:table-cell office:value-type="float" office:value="0.0240327747993126" calcext:value-type="float">
            <text:p>0.024032774799313</text:p>
          </table:table-cell>
          <table:table-cell office:value-type="float" office:value="0.0112601448066096" calcext:value-type="float">
            <text:p>0.01126014480661</text:p>
          </table:table-cell>
          <table:table-cell office:value-type="float" office:value="0.0288599882384407" calcext:value-type="float">
            <text:p>0.028859988238441</text:p>
          </table:table-cell>
          <table:table-cell/>
          <table:table-cell office:value-type="float" office:value="0.0332540293089636" calcext:value-type="float">
            <text:p>0.033254029308964</text:p>
          </table:table-cell>
          <table:table-cell office:value-type="float" office:value="0.0317389632992811" calcext:value-type="float">
            <text:p>0.031738963299281</text:p>
          </table:table-cell>
          <table:table-cell office:value-type="float" office:value="0.0354330219457111" calcext:value-type="float">
            <text:p>0.035433021945711</text:p>
          </table:table-cell>
          <table:table-cell/>
          <table:table-cell office:value-type="float" office:value="0.0555939839088687" calcext:value-type="float">
            <text:p>0.055593983908869</text:p>
          </table:table-cell>
          <table:table-cell office:value-type="float" office:value="0.0495437438428879" calcext:value-type="float">
            <text:p>0.049543743842888</text:p>
          </table:table-cell>
          <table:table-cell office:value-type="float" office:value="0.0567827749814484" calcext:value-type="float">
            <text:p>0.056782774981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7182179334917" calcext:value-type="float">
            <text:p>0.017718217933492</text:p>
          </table:table-cell>
          <table:table-cell office:value-type="float" office:value="0.00795211633440454" calcext:value-type="float">
            <text:p>0.007952116334405</text:p>
          </table:table-cell>
          <table:table-cell office:value-type="float" office:value="0.0251265059818676" calcext:value-type="float">
            <text:p>0.025126505981868</text:p>
          </table:table-cell>
          <table:table-cell office:value-type="float" office:value="0.0284214131358811" calcext:value-type="float">
            <text:p>0.028421413135881</text:p>
          </table:table-cell>
          <table:table-cell office:value-type="float" office:value="0.0251831819883202" calcext:value-type="float">
            <text:p>0.02518318198832</text:p>
          </table:table-cell>
          <table:table-cell/>
          <table:table-cell office:value-type="float" office:value="0.031659604661037" calcext:value-type="float">
            <text:p>0.031659604661037</text:p>
          </table:table-cell>
          <table:table-cell office:value-type="float" office:value="0.0329154090415016" calcext:value-type="float">
            <text:p>0.032915409041502</text:p>
          </table:table-cell>
          <table:table-cell office:value-type="float" office:value="0.0482494443954672" calcext:value-type="float">
            <text:p>0.048249444395467</text:p>
          </table:table-cell>
          <table:table-cell/>
          <table:table-cell office:value-type="float" office:value="0.0395635309920162" calcext:value-type="float">
            <text:p>0.039563530992016</text:p>
          </table:table-cell>
          <table:table-cell office:value-type="float" office:value="0.0147226446048901" calcext:value-type="float">
            <text:p>0.01472264460489</text:p>
          </table:table-cell>
          <table:table-cell office:value-type="float" office:value="0.0573858415342616" calcext:value-type="float">
            <text:p>0.057385841534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89663445650835" calcext:value-type="float">
            <text:p>0.028966344565084</text:p>
          </table:table-cell>
          <table:table-cell office:value-type="float" office:value="0.0113104509800289" calcext:value-type="float">
            <text:p>0.011310450980029</text:p>
          </table:table-cell>
          <table:table-cell office:value-type="float" office:value="0.0177181509876623" calcext:value-type="float">
            <text:p>0.017718150987662</text:p>
          </table:table-cell>
          <table:table-cell office:value-type="float" office:value="0.0241782860832162" calcext:value-type="float">
            <text:p>0.024178286083216</text:p>
          </table:table-cell>
          <table:table-cell office:value-type="float" office:value="0.0326393936587114" calcext:value-type="float">
            <text:p>0.032639393658711</text:p>
          </table:table-cell>
          <table:table-cell/>
          <table:table-cell office:value-type="float" office:value="0.0251590109792786" calcext:value-type="float">
            <text:p>0.025159010979279</text:p>
          </table:table-cell>
          <table:table-cell office:value-type="float" office:value="0.0404597810080313" calcext:value-type="float">
            <text:p>0.040459781008031</text:p>
          </table:table-cell>
          <table:table-cell office:value-type="float" office:value="0.0179368509212496" calcext:value-type="float">
            <text:p>0.01793685092125</text:p>
          </table:table-cell>
          <table:table-cell/>
          <table:table-cell office:value-type="float" office:value="0.0489912075901268" calcext:value-type="float">
            <text:p>0.048991207590127</text:p>
          </table:table-cell>
          <table:table-cell/>
          <table:table-cell office:value-type="float" office:value="0.0559619451018615" calcext:value-type="float">
            <text:p>0.0559619451018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0736438102134" calcext:value-type="float">
            <text:p>0.011073643810213</text:p>
          </table:table-cell>
          <table:table-cell office:value-type="float" office:value="0.0113032953450478" calcext:value-type="float">
            <text:p>0.011303295345048</text:p>
          </table:table-cell>
          <table:table-cell office:value-type="float" office:value="0.0355798770938185" calcext:value-type="float">
            <text:p>0.035579877093819</text:p>
          </table:table-cell>
          <table:table-cell office:value-type="float" office:value="0.0250239679702723" calcext:value-type="float">
            <text:p>0.025023967970272</text:p>
          </table:table-cell>
          <table:table-cell office:value-type="float" office:value="0.02405583945583" calcext:value-type="float">
            <text:p>0.02405583945583</text:p>
          </table:table-cell>
          <table:table-cell/>
          <table:table-cell office:value-type="float" office:value="0.0402376863760119" calcext:value-type="float">
            <text:p>0.040237686376012</text:p>
          </table:table-cell>
          <table:table-cell office:value-type="float" office:value="0.032676767645793" calcext:value-type="float">
            <text:p>0.032676767645793</text:p>
          </table:table-cell>
          <table:table-cell office:value-type="float" office:value="0.0251104751142635" calcext:value-type="float">
            <text:p>0.025110475114264</text:p>
          </table:table-cell>
          <table:table-cell/>
          <table:table-cell office:value-type="float" office:value="0.0484561821708741" calcext:value-type="float">
            <text:p>0.0484561821708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808337958680145" calcext:value-type="float">
            <text:p>0.008083379586801</text:p>
          </table:table-cell>
          <table:table-cell office:value-type="float" office:value="0.00793402036894027" calcext:value-type="float">
            <text:p>0.00793402036894</text:p>
          </table:table-cell>
          <table:table-cell office:value-type="float" office:value="0.0159326576816131" calcext:value-type="float">
            <text:p>0.015932657681613</text:p>
          </table:table-cell>
          <table:table-cell office:value-type="float" office:value="0.0288524448277057" calcext:value-type="float">
            <text:p>0.028852444827706</text:p>
          </table:table-cell>
          <table:table-cell office:value-type="float" office:value="0.0249451369812331" calcext:value-type="float">
            <text:p>0.024945136981233</text:p>
          </table:table-cell>
          <table:table-cell/>
          <table:table-cell office:value-type="float" office:value="0.0326657192307487" calcext:value-type="float">
            <text:p>0.032665719230749</text:p>
          </table:table-cell>
          <table:table-cell office:value-type="float" office:value="0.0330153863531722" calcext:value-type="float">
            <text:p>0.033015386353172</text:p>
          </table:table-cell>
          <table:table-cell office:value-type="float" office:value="0.0556473007575658" calcext:value-type="float">
            <text:p>0.055647300757566</text:p>
          </table:table-cell>
          <table:table-cell/>
          <table:table-cell office:value-type="float" office:value="0.0505445760658004" calcext:value-type="float">
            <text:p>0.05054457606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59062833608595" calcext:value-type="float">
            <text:p>0.01590628336086</text:p>
          </table:table-cell>
          <table:table-cell office:value-type="float" office:value="0.00801369528002046" calcext:value-type="float">
            <text:p>0.00801369528002</text:p>
          </table:table-cell>
          <table:table-cell office:value-type="float" office:value="0.0253624633607835" calcext:value-type="float">
            <text:p>0.025362463360784</text:p>
          </table:table-cell>
          <table:table-cell office:value-type="float" office:value="0.0428660430903758" calcext:value-type="float">
            <text:p>0.042866043090376</text:p>
          </table:table-cell>
          <table:table-cell office:value-type="float" office:value="0.0256048219902228" calcext:value-type="float">
            <text:p>0.025604821990223</text:p>
          </table:table-cell>
          <table:table-cell/>
          <table:table-cell office:value-type="float" office:value="0.0318933619242607" calcext:value-type="float">
            <text:p>0.031893361924261</text:p>
          </table:table-cell>
          <table:table-cell office:value-type="float" office:value="0.0316402595761614" calcext:value-type="float">
            <text:p>0.031640259576161</text:p>
          </table:table-cell>
          <table:table-cell office:value-type="float" office:value="0.048525950505611" calcext:value-type="float">
            <text:p>0.048525950505611</text:p>
          </table:table-cell>
          <table:table-cell/>
          <table:table-cell office:value-type="float" office:value="0.055354795163641" calcext:value-type="float">
            <text:p>0.0553547951636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99787959048638" calcext:value-type="float">
            <text:p>0.007997879590486</text:p>
          </table:table-cell>
          <table:table-cell office:value-type="float" office:value="0.0177918284439735" calcext:value-type="float">
            <text:p>0.017791828443974</text:p>
          </table:table-cell>
          <table:table-cell office:value-type="float" office:value="0.0176947175963279" calcext:value-type="float">
            <text:p>0.017694717596328</text:p>
          </table:table-cell>
          <table:table-cell office:value-type="float" office:value="0.017797500545191" calcext:value-type="float">
            <text:p>0.017797500545191</text:p>
          </table:table-cell>
          <table:table-cell office:value-type="float" office:value="0.02233197898256" calcext:value-type="float">
            <text:p>0.02233197898256</text:p>
          </table:table-cell>
          <table:table-cell/>
          <table:table-cell office:value-type="float" office:value="0.0318754258203395" calcext:value-type="float">
            <text:p>0.03187542582034</text:p>
          </table:table-cell>
          <table:table-cell office:value-type="float" office:value="0.0318341767564358" calcext:value-type="float">
            <text:p>0.031834176756436</text:p>
          </table:table-cell>
          <table:table-cell office:value-type="float" office:value="0.0480808614954412" calcext:value-type="float">
            <text:p>0.048080861495441</text:p>
          </table:table-cell>
          <table:table-cell/>
          <table:table-cell office:value-type="float" office:value="0.0557422804113064" calcext:value-type="float">
            <text:p>0.0557422804113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800404562395252" calcext:value-type="float">
            <text:p>0.008004045623953</text:p>
          </table:table-cell>
          <table:table-cell office:value-type="float" office:value="0.0113234490910634" calcext:value-type="float">
            <text:p>0.011323449091063</text:p>
          </table:table-cell>
          <table:table-cell office:value-type="float" office:value="0.0177213649582209" calcext:value-type="float">
            <text:p>0.017721364958221</text:p>
          </table:table-cell>
          <table:table-cell office:value-type="float" office:value="0.0239322596106288" calcext:value-type="float">
            <text:p>0.023932259610629</text:p>
          </table:table-cell>
          <table:table-cell office:value-type="float" office:value="0.0237831209161745" calcext:value-type="float">
            <text:p>0.023783120916175</text:p>
          </table:table-cell>
          <table:table-cell/>
          <table:table-cell office:value-type="float" office:value="0.0398246097110314" calcext:value-type="float">
            <text:p>0.039824609711031</text:p>
          </table:table-cell>
          <table:table-cell office:value-type="float" office:value="0.0253698371852666" calcext:value-type="float">
            <text:p>0.025369837185267</text:p>
          </table:table-cell>
          <table:table-cell office:value-type="float" office:value="0.0512502080338288" calcext:value-type="float">
            <text:p>0.051250208033829</text:p>
          </table:table-cell>
          <table:table-cell/>
          <table:table-cell office:value-type="float" office:value="0.0487389800040117" calcext:value-type="float">
            <text:p>0.0487389800040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77693108117363" calcext:value-type="float">
            <text:p>0.017769310811736</text:p>
          </table:table-cell>
          <table:table-cell office:value-type="float" office:value="0.00790046958615101" calcext:value-type="float">
            <text:p>0.007900469586151</text:p>
          </table:table-cell>
          <table:table-cell office:value-type="float" office:value="0.0181076853288862" calcext:value-type="float">
            <text:p>0.018107685328886</text:p>
          </table:table-cell>
          <table:table-cell office:value-type="float" office:value="0.0429123823814176" calcext:value-type="float">
            <text:p>0.042912382381418</text:p>
          </table:table-cell>
          <table:table-cell office:value-type="float" office:value="0.0331408501359677" calcext:value-type="float">
            <text:p>0.033140850135968</text:p>
          </table:table-cell>
          <table:table-cell/>
          <table:table-cell office:value-type="float" office:value="0.0251666489683772" calcext:value-type="float">
            <text:p>0.025166648968377</text:p>
          </table:table-cell>
          <table:table-cell office:value-type="float" office:value="0.0328550635933853" calcext:value-type="float">
            <text:p>0.032855063593385</text:p>
          </table:table-cell>
          <table:table-cell office:value-type="float" office:value="0.065253786197082" calcext:value-type="float">
            <text:p>0.065253786197082</text:p>
          </table:table-cell>
          <table:table-cell/>
          <table:table-cell office:value-type="float" office:value="0.0407275250265469" calcext:value-type="float">
            <text:p>0.0407275250265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7825474941792" calcext:value-type="float">
            <text:p>0.017825474941792</text:p>
          </table:table-cell>
          <table:table-cell office:value-type="float" office:value="0.0113653882735434" calcext:value-type="float">
            <text:p>0.011365388273543</text:p>
          </table:table-cell>
          <table:table-cell office:value-type="float" office:value="0.0175870777034354" calcext:value-type="float">
            <text:p>0.017587077703435</text:p>
          </table:table-cell>
          <table:table-cell office:value-type="float" office:value="0.0175742580768035" calcext:value-type="float">
            <text:p>0.017574258076804</text:p>
          </table:table-cell>
          <table:table-cell office:value-type="float" office:value="0.0251668877302653" calcext:value-type="float">
            <text:p>0.025166887730265</text:p>
          </table:table-cell>
          <table:table-cell/>
          <table:table-cell office:value-type="float" office:value="0.0329214871167181" calcext:value-type="float">
            <text:p>0.032921487116718</text:p>
          </table:table-cell>
          <table:table-cell office:value-type="float" office:value="0.0251906432892423" calcext:value-type="float">
            <text:p>0.025190643289242</text:p>
          </table:table-cell>
          <table:table-cell office:value-type="float" office:value="0.0407574069614954" calcext:value-type="float">
            <text:p>0.040757406961495</text:p>
          </table:table-cell>
          <table:table-cell/>
          <table:table-cell office:value-type="float" office:value="0.0561592550166318" calcext:value-type="float">
            <text:p>0.056159255016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12521561008798" calcext:value-type="float">
            <text:p>0.01125215610088</text:p>
          </table:table-cell>
          <table:table-cell office:value-type="float" office:value="0.0111739404676988" calcext:value-type="float">
            <text:p>0.011173940467699</text:p>
          </table:table-cell>
          <table:table-cell office:value-type="float" office:value="0.0178261525580507" calcext:value-type="float">
            <text:p>0.017826152558051</text:p>
          </table:table-cell>
          <table:table-cell office:value-type="float" office:value="0.036140151794626" calcext:value-type="float">
            <text:p>0.036140151794626</text:p>
          </table:table-cell>
          <table:table-cell office:value-type="float" office:value="0.0239637085255247" calcext:value-type="float">
            <text:p>0.023963708525525</text:p>
          </table:table-cell>
          <table:table-cell/>
          <table:table-cell office:value-type="float" office:value="0.0396529999470576" calcext:value-type="float">
            <text:p>0.039652999947058</text:p>
          </table:table-cell>
          <table:table-cell office:value-type="float" office:value="0.0407867882796268" calcext:value-type="float">
            <text:p>0.040786788279627</text:p>
          </table:table-cell>
          <table:table-cell office:value-type="float" office:value="10.3152147515895" calcext:value-type="float">
            <text:p>10.3152147515895</text:p>
          </table:table-cell>
          <table:table-cell/>
          <table:table-cell office:value-type="float" office:value="0.039848976295663" calcext:value-type="float">
            <text:p>0.0398489762956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99989318990353" calcext:value-type="float">
            <text:p>0.007999893189904</text:p>
          </table:table-cell>
          <table:table-cell office:value-type="float" office:value="0.017920947877669" calcext:value-type="float">
            <text:p>0.017920947877669</text:p>
          </table:table-cell>
          <table:table-cell office:value-type="float" office:value="0.0240191497890689" calcext:value-type="float">
            <text:p>0.024019149789069</text:p>
          </table:table-cell>
          <table:table-cell office:value-type="float" office:value="0.0316754446248537" calcext:value-type="float">
            <text:p>0.031675444624854</text:p>
          </table:table-cell>
          <table:table-cell office:value-type="float" office:value="0.0178151815136173" calcext:value-type="float">
            <text:p>0.017815181513617</text:p>
          </table:table-cell>
          <table:table-cell/>
          <table:table-cell office:value-type="float" office:value="0.0402012793700148" calcext:value-type="float">
            <text:p>0.040201279370015</text:p>
          </table:table-cell>
          <table:table-cell office:value-type="float" office:value="0.0326355131495569" calcext:value-type="float">
            <text:p>0.032635513149557</text:p>
          </table:table-cell>
          <table:table-cell office:value-type="float" office:value="0.0472733461445243" calcext:value-type="float">
            <text:p>0.047273346144524</text:p>
          </table:table-cell>
          <table:table-cell/>
          <table:table-cell office:value-type="float" office:value="0.0483504847031934" calcext:value-type="float">
            <text:p>0.048350484703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91351237127708" calcext:value-type="float">
            <text:p>0.007913512371277</text:p>
          </table:table-cell>
          <table:table-cell office:value-type="float" office:value="0.00794633110344361" calcext:value-type="float">
            <text:p>0.007946331103444</text:p>
          </table:table-cell>
          <table:table-cell office:value-type="float" office:value="0.0177935837079704" calcext:value-type="float">
            <text:p>0.01779358370797</text:p>
          </table:table-cell>
          <table:table-cell office:value-type="float" office:value="0.0238776260733423" calcext:value-type="float">
            <text:p>0.023877626073342</text:p>
          </table:table-cell>
          <table:table-cell office:value-type="float" office:value="0.0224219243177125" calcext:value-type="float">
            <text:p>0.022421924317713</text:p>
          </table:table-cell>
          <table:table-cell/>
          <table:table-cell office:value-type="float" office:value="0.0316269586330656" calcext:value-type="float">
            <text:p>0.031626958633066</text:p>
          </table:table-cell>
          <table:table-cell office:value-type="float" office:value="0.0321249980852009" calcext:value-type="float">
            <text:p>0.032124998085201</text:p>
          </table:table-cell>
          <table:table-cell office:value-type="float" office:value="0.0433050761077863" calcext:value-type="float">
            <text:p>0.043305076107786</text:p>
          </table:table-cell>
          <table:table-cell/>
          <table:table-cell office:value-type="float" office:value="0.064233672442605" calcext:value-type="float">
            <text:p>0.0642336724426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23762914733925" calcext:value-type="float">
            <text:p>0.022376291473393</text:p>
          </table:table-cell>
          <table:table-cell office:value-type="float" office:value="0.0253369790962038" calcext:value-type="float">
            <text:p>0.025336979096204</text:p>
          </table:table-cell>
          <table:table-cell office:value-type="float" office:value="0.0358576546512179" calcext:value-type="float">
            <text:p>0.035857654651218</text:p>
          </table:table-cell>
          <table:table-cell office:value-type="float" office:value="0.0241024250086206" calcext:value-type="float">
            <text:p>0.024102425008621</text:p>
          </table:table-cell>
          <table:table-cell/>
          <table:table-cell office:value-type="float" office:value="0.0317084905161139" calcext:value-type="float">
            <text:p>0.031708490516114</text:p>
          </table:table-cell>
          <table:table-cell office:value-type="float" office:value="0.0427191385656343" calcext:value-type="float">
            <text:p>0.042719138565634</text:p>
          </table:table-cell>
          <table:table-cell office:value-type="float" office:value="0.0396421314087747" calcext:value-type="float">
            <text:p>0.039642131408775</text:p>
          </table:table-cell>
          <table:table-cell/>
          <table:table-cell office:value-type="float" office:value="0.0479370942671666" calcext:value-type="float">
            <text:p>0.047937094267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58989877165152" calcext:value-type="float">
            <text:p>0.015898987716515</text:p>
          </table:table-cell>
          <table:table-cell office:value-type="float" office:value="0.00802794456258236" calcext:value-type="float">
            <text:p>0.008027944562582</text:p>
          </table:table-cell>
          <table:table-cell office:value-type="float" office:value="0.0158817700415191" calcext:value-type="float">
            <text:p>0.015881770041519</text:p>
          </table:table-cell>
          <table:table-cell office:value-type="float" office:value="0.0328009104561038" calcext:value-type="float">
            <text:p>0.032800910456104</text:p>
          </table:table-cell>
          <table:table-cell office:value-type="float" office:value="0.028651772762102" calcext:value-type="float">
            <text:p>0.028651772762102</text:p>
          </table:table-cell>
          <table:table-cell/>
          <table:table-cell office:value-type="float" office:value="0.0289754465497076" calcext:value-type="float">
            <text:p>0.028975446549708</text:p>
          </table:table-cell>
          <table:table-cell office:value-type="float" office:value="0.0404005477113178" calcext:value-type="float">
            <text:p>0.040400547711318</text:p>
          </table:table-cell>
          <table:table-cell office:value-type="float" office:value="0.0408185490227845" calcext:value-type="float">
            <text:p>0.040818549022785</text:p>
          </table:table-cell>
          <table:table-cell/>
          <table:table-cell office:value-type="float" office:value="0.0396497762417308" calcext:value-type="float">
            <text:p>0.0396497762417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59575713073683" calcext:value-type="float">
            <text:p>0.015957571307368</text:p>
          </table:table-cell>
          <table:table-cell office:value-type="float" office:value="0.0112431770177915" calcext:value-type="float">
            <text:p>0.011243177017792</text:p>
          </table:table-cell>
          <table:table-cell office:value-type="float" office:value="0.0178327620174231" calcext:value-type="float">
            <text:p>0.017832762017423</text:p>
          </table:table-cell>
          <table:table-cell office:value-type="float" office:value="0.0159585427565871" calcext:value-type="float">
            <text:p>0.015958542756587</text:p>
          </table:table-cell>
          <table:table-cell office:value-type="float" office:value="0.0249062582067329" calcext:value-type="float">
            <text:p>0.024906258206733</text:p>
          </table:table-cell>
          <table:table-cell/>
          <table:table-cell office:value-type="float" office:value="0.0317431668968649" calcext:value-type="float">
            <text:p>0.031743166896865</text:p>
          </table:table-cell>
          <table:table-cell office:value-type="float" office:value="0.0357318340050111" calcext:value-type="float">
            <text:p>0.035731834005011</text:p>
          </table:table-cell>
          <table:table-cell office:value-type="float" office:value="0.0503439966414251" calcext:value-type="float">
            <text:p>0.050343996641425</text:p>
          </table:table-cell>
          <table:table-cell/>
          <table:table-cell office:value-type="float" office:value="0.0560893298920821" calcext:value-type="float">
            <text:p>0.0560893298920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77979396085436" calcext:value-type="float">
            <text:p>0.017797939608544</text:p>
          </table:table-cell>
          <table:table-cell office:value-type="float" office:value="0.0178136249908342" calcext:value-type="float">
            <text:p>0.017813624990834</text:p>
          </table:table-cell>
          <table:table-cell office:value-type="float" office:value="0.0160486398481727" calcext:value-type="float">
            <text:p>0.016048639848173</text:p>
          </table:table-cell>
          <table:table-cell office:value-type="float" office:value="0.025318986899418" calcext:value-type="float">
            <text:p>0.025318986899418</text:p>
          </table:table-cell>
          <table:table-cell office:value-type="float" office:value="0.0330538795778053" calcext:value-type="float">
            <text:p>0.033053879577805</text:p>
          </table:table-cell>
          <table:table-cell/>
          <table:table-cell office:value-type="float" office:value="0.0253146377868699" calcext:value-type="float">
            <text:p>0.02531463778687</text:p>
          </table:table-cell>
          <table:table-cell office:value-type="float" office:value="0.0409284573143217" calcext:value-type="float">
            <text:p>0.040928457314322</text:p>
          </table:table-cell>
          <table:table-cell office:value-type="float" office:value="0.040635053042267" calcext:value-type="float">
            <text:p>0.040635053042267</text:p>
          </table:table-cell>
          <table:table-cell/>
          <table:table-cell office:value-type="float" office:value="0.0482101484909949" calcext:value-type="float">
            <text:p>0.0482101484909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96407501713653" calcext:value-type="float">
            <text:p>0.007964075017137</text:p>
          </table:table-cell>
          <table:table-cell office:value-type="float" office:value="0.0158392474448131" calcext:value-type="float">
            <text:p>0.015839247444813</text:p>
          </table:table-cell>
          <table:table-cell office:value-type="float" office:value="0.017624787858508" calcext:value-type="float">
            <text:p>0.017624787858508</text:p>
          </table:table-cell>
          <table:table-cell office:value-type="float" office:value="0.0250289262130482" calcext:value-type="float">
            <text:p>0.025028926213048</text:p>
          </table:table-cell>
          <table:table-cell office:value-type="float" office:value="0.0287513486827254" calcext:value-type="float">
            <text:p>0.028751348682725</text:p>
          </table:table-cell>
          <table:table-cell/>
          <table:table-cell office:value-type="float" office:value="0.0399464371770183" calcext:value-type="float">
            <text:p>0.039946437177018</text:p>
          </table:table-cell>
          <table:table-cell office:value-type="float" office:value="0.0393181596610297" calcext:value-type="float">
            <text:p>0.03931815966103</text:p>
          </table:table-cell>
          <table:table-cell office:value-type="float" office:value="0.0503437100096974" calcext:value-type="float">
            <text:p>0.050343710009697</text:p>
          </table:table-cell>
          <table:table-cell/>
          <table:table-cell office:value-type="float" office:value="0.048027023261761" calcext:value-type="float">
            <text:p>0.048027023261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5910295802323" calcext:value-type="float">
            <text:p>0.015910295802323</text:p>
          </table:table-cell>
          <table:table-cell office:value-type="float" office:value="0.0113851960504803" calcext:value-type="float">
            <text:p>0.01138519605048</text:p>
          </table:table-cell>
          <table:table-cell office:value-type="float" office:value="0.0160768443526224" calcext:value-type="float">
            <text:p>0.016076844352622</text:p>
          </table:table-cell>
          <table:table-cell office:value-type="float" office:value="0.0159484090770822" calcext:value-type="float">
            <text:p>0.015948409077082</text:p>
          </table:table-cell>
          <table:table-cell office:value-type="float" office:value="0.0239008931318889" calcext:value-type="float">
            <text:p>0.023900893131889</text:p>
          </table:table-cell>
          <table:table-cell/>
          <table:table-cell office:value-type="float" office:value="0.0236607628736097" calcext:value-type="float">
            <text:p>0.02366076287361</text:p>
          </table:table-cell>
          <table:table-cell office:value-type="float" office:value="0.0411462590460897" calcext:value-type="float">
            <text:p>0.04114625904609</text:p>
          </table:table-cell>
          <table:table-cell office:value-type="float" office:value="0.0406372149453432" calcext:value-type="float">
            <text:p>0.040637214945343</text:p>
          </table:table-cell>
          <table:table-cell/>
          <table:table-cell office:value-type="float" office:value="0.0561654234298934" calcext:value-type="float">
            <text:p>0.0561654234298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800763667743528" calcext:value-type="float">
            <text:p>0.008007636677435</text:p>
          </table:table-cell>
          <table:table-cell office:value-type="float" office:value="0.0157253769842758" calcext:value-type="float">
            <text:p>0.015725376984276</text:p>
          </table:table-cell>
          <table:table-cell office:value-type="float" office:value="0.0159005246717011" calcext:value-type="float">
            <text:p>0.015900524671701</text:p>
          </table:table-cell>
          <table:table-cell office:value-type="float" office:value="0.025111568558659" calcext:value-type="float">
            <text:p>0.025111568558659</text:p>
          </table:table-cell>
          <table:table-cell office:value-type="float" office:value="0.0286305092471357" calcext:value-type="float">
            <text:p>0.028630509247136</text:p>
          </table:table-cell>
          <table:table-cell/>
          <table:table-cell office:value-type="float" office:value="0.0320615806803611" calcext:value-type="float">
            <text:p>0.032061580680361</text:p>
          </table:table-cell>
          <table:table-cell office:value-type="float" office:value="0.0355293994325118" calcext:value-type="float">
            <text:p>0.035529399432512</text:p>
          </table:table-cell>
          <table:table-cell office:value-type="float" office:value="0.0396613240286337" calcext:value-type="float">
            <text:p>0.039661324028634</text:p>
          </table:table-cell>
          <table:table-cell/>
          <table:table-cell office:value-type="float" office:value="0.0481903879941823" calcext:value-type="float">
            <text:p>0.048190387994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58356892593935" calcext:value-type="float">
            <text:p>0.015835689259394</text:p>
          </table:table-cell>
          <table:table-cell office:value-type="float" office:value="0.017852823734668" calcext:value-type="float">
            <text:p>0.017852823734668</text:p>
          </table:table-cell>
          <table:table-cell office:value-type="float" office:value="0.0158434355930187" calcext:value-type="float">
            <text:p>0.015843435593019</text:p>
          </table:table-cell>
          <table:table-cell office:value-type="float" office:value="0.0227645370695056" calcext:value-type="float">
            <text:p>0.022764537069506</text:p>
          </table:table-cell>
          <table:table-cell office:value-type="float" office:value="0.0160141726992272" calcext:value-type="float">
            <text:p>0.016014172699227</text:p>
          </table:table-cell>
          <table:table-cell/>
          <table:table-cell office:value-type="float" office:value="0.0317555439465177" calcext:value-type="float">
            <text:p>0.031755543946518</text:p>
          </table:table-cell>
          <table:table-cell office:value-type="float" office:value="0.0326189543672879" calcext:value-type="float">
            <text:p>0.032618954367288</text:p>
          </table:table-cell>
          <table:table-cell office:value-type="float" office:value="0.0429876012097175" calcext:value-type="float">
            <text:p>0.042987601209718</text:p>
          </table:table-cell>
          <table:table-cell/>
          <table:table-cell office:value-type="float" office:value="0.0635610152507346" calcext:value-type="float">
            <text:p>0.0635610152507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78641134128233" calcext:value-type="float">
            <text:p>0.017864113412823</text:p>
          </table:table-cell>
          <table:table-cell office:value-type="float" office:value="0" calcext:value-type="float">
            <text:p>0</text:p>
          </table:table-cell>
          <table:table-cell office:value-type="float" office:value="0.0251157054924549" calcext:value-type="float">
            <text:p>0.025115705492455</text:p>
          </table:table-cell>
          <table:table-cell office:value-type="float" office:value="0.0177404383916077" calcext:value-type="float">
            <text:p>0.017740438391608</text:p>
          </table:table-cell>
          <table:table-cell office:value-type="float" office:value="0.0325383708534827" calcext:value-type="float">
            <text:p>0.032538370853483</text:p>
          </table:table-cell>
          <table:table-cell/>
          <table:table-cell office:value-type="float" office:value="0.0330344324422507" calcext:value-type="float">
            <text:p>0.033034432442251</text:p>
          </table:table-cell>
          <table:table-cell office:value-type="float" office:value="0.0486168483541167" calcext:value-type="float">
            <text:p>0.048616848354117</text:p>
          </table:table-cell>
          <table:table-cell office:value-type="float" office:value="0.0398081299887066" calcext:value-type="float">
            <text:p>0.039808129988707</text:p>
          </table:table-cell>
          <table:table-cell/>
          <table:table-cell office:value-type="float" office:value="0.0480563710559835" calcext:value-type="float">
            <text:p>0.0480563710559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78218167040049" calcext:value-type="float">
            <text:p>0.017821816704005</text:p>
          </table:table-cell>
          <table:table-cell office:value-type="float" office:value="0.0160506051068145" calcext:value-type="float">
            <text:p>0.016050605106815</text:p>
          </table:table-cell>
          <table:table-cell office:value-type="float" office:value="0.0239113849241122" calcext:value-type="float">
            <text:p>0.023911384924112</text:p>
          </table:table-cell>
          <table:table-cell office:value-type="float" office:value="0.0284088662527912" calcext:value-type="float">
            <text:p>0.028408866252791</text:p>
          </table:table-cell>
          <table:table-cell office:value-type="float" office:value="0.0180499400737092" calcext:value-type="float">
            <text:p>0.018049940073709</text:p>
          </table:table-cell>
          <table:table-cell/>
          <table:table-cell office:value-type="float" office:value="0.0251783058347426" calcext:value-type="float">
            <text:p>0.025178305834743</text:p>
          </table:table-cell>
          <table:table-cell office:value-type="float" office:value="0.0401288930050287" calcext:value-type="float">
            <text:p>0.040128893005029</text:p>
          </table:table-cell>
          <table:table-cell office:value-type="float" office:value="0.0357603086255583" calcext:value-type="float">
            <text:p>0.035760308625558</text:p>
          </table:table-cell>
          <table:table-cell/>
          <table:table-cell office:value-type="float" office:value="0.0560455950859415" calcext:value-type="float">
            <text:p>0.0560455950859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9690230009529" calcext:value-type="float">
            <text:p>0.007969023000953</text:p>
          </table:table-cell>
          <table:table-cell office:value-type="float" office:value="0.0176317791528084" calcext:value-type="float">
            <text:p>0.017631779152808</text:p>
          </table:table-cell>
          <table:table-cell office:value-type="float" office:value="0.0177979396085436" calcext:value-type="float">
            <text:p>0.017797939608544</text:p>
          </table:table-cell>
          <table:table-cell office:value-type="float" office:value="0.0178624122469061" calcext:value-type="float">
            <text:p>0.017862412246906</text:p>
          </table:table-cell>
          <table:table-cell office:value-type="float" office:value="0.0250962689976754" calcext:value-type="float">
            <text:p>0.025096268997675</text:p>
          </table:table-cell>
          <table:table-cell/>
          <table:table-cell office:value-type="float" office:value="0.0238508774257629" calcext:value-type="float">
            <text:p>0.023850877425763</text:p>
          </table:table-cell>
          <table:table-cell office:value-type="float" office:value="0.0394608722158769" calcext:value-type="float">
            <text:p>0.039460872215877</text:p>
          </table:table-cell>
          <table:table-cell office:value-type="float" office:value="0.0428869607400982" calcext:value-type="float">
            <text:p>0.042886960740098</text:p>
          </table:table-cell>
          <table:table-cell/>
          <table:table-cell office:value-type="float" office:value="0.0640949987636488" calcext:value-type="float">
            <text:p>0.0640949987636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97367395474397" calcext:value-type="float">
            <text:p>0.007973673954744</text:p>
          </table:table-cell>
          <table:table-cell office:value-type="float" office:value="0.0179016895537901" calcext:value-type="float">
            <text:p>0.01790168955379</text:p>
          </table:table-cell>
          <table:table-cell office:value-type="float" office:value="0.0177843049870948" calcext:value-type="float">
            <text:p>0.017784304987095</text:p>
          </table:table-cell>
          <table:table-cell office:value-type="float" office:value="0.0160276049179858" calcext:value-type="float">
            <text:p>0.016027604917986</text:p>
          </table:table-cell>
          <table:table-cell office:value-type="float" office:value="0.0252388174789168" calcext:value-type="float">
            <text:p>0.025238817478917</text:p>
          </table:table-cell>
          <table:table-cell/>
          <table:table-cell office:value-type="float" office:value="0.0329742160328696" calcext:value-type="float">
            <text:p>0.03297421603287</text:p>
          </table:table-cell>
          <table:table-cell office:value-type="float" office:value="0.0433811792081333" calcext:value-type="float">
            <text:p>0.043381179208133</text:p>
          </table:table-cell>
          <table:table-cell office:value-type="float" office:value="0.0478387697103915" calcext:value-type="float">
            <text:p>0.047838769710392</text:p>
          </table:table-cell>
          <table:table-cell/>
          <table:table-cell office:value-type="float" office:value="0.05683129705743" calcext:value-type="float">
            <text:p>0.056831297057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12186166177107" calcext:value-type="float">
            <text:p>0.011218616617711</text:p>
          </table:table-cell>
          <table:table-cell office:value-type="float" office:value="0.0178635690044766" calcext:value-type="float">
            <text:p>0.017863569004477</text:p>
          </table:table-cell>
          <table:table-cell office:value-type="float" office:value="0.0226709177900854" calcext:value-type="float">
            <text:p>0.022670917790085</text:p>
          </table:table-cell>
          <table:table-cell office:value-type="float" office:value="0.0251465614544608" calcext:value-type="float">
            <text:p>0.025146561454461</text:p>
          </table:table-cell>
          <table:table-cell office:value-type="float" office:value="0.0237809184340724" calcext:value-type="float">
            <text:p>0.023780918434072</text:p>
          </table:table-cell>
          <table:table-cell/>
          <table:table-cell office:value-type="float" office:value="0.025218854388074" calcext:value-type="float">
            <text:p>0.025218854388074</text:p>
          </table:table-cell>
          <table:table-cell office:value-type="float" office:value="0.03547262366884" calcext:value-type="float">
            <text:p>0.03547262366884</text:p>
          </table:table-cell>
          <table:table-cell office:value-type="float" office:value="0.0402731179880062" calcext:value-type="float">
            <text:p>0.0402731179880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636595725368" calcext:value-type="float">
            <text:p>0.015863659572537</text:p>
          </table:table-cell>
          <table:table-cell office:value-type="float" office:value="0.00791142263249736" calcext:value-type="float">
            <text:p>0.007911422632497</text:p>
          </table:table-cell>
          <table:table-cell office:value-type="float" office:value="0.0159758361090956" calcext:value-type="float">
            <text:p>0.015975836109096</text:p>
          </table:table-cell>
          <table:table-cell office:value-type="float" office:value="0.022273948575747" calcext:value-type="float">
            <text:p>0.022273948575747</text:p>
          </table:table-cell>
          <table:table-cell office:value-type="float" office:value="0.0288023291640176" calcext:value-type="float">
            <text:p>0.028802329164018</text:p>
          </table:table-cell>
          <table:table-cell/>
          <table:table-cell office:value-type="float" office:value="0.0315895612878931" calcext:value-type="float">
            <text:p>0.031589561287893</text:p>
          </table:table-cell>
          <table:table-cell office:value-type="float" office:value="0.0405519174316361" calcext:value-type="float">
            <text:p>0.040551917431636</text:p>
          </table:table-cell>
          <table:table-cell office:value-type="float" office:value="0.0489549214276832" calcext:value-type="float">
            <text:p>0.0489549214276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972715633499" calcext:value-type="float">
            <text:p>0.01139727156335</text:p>
          </table:table-cell>
          <table:table-cell office:value-type="float" office:value="0.011343674833604" calcext:value-type="float">
            <text:p>0.011343674833604</text:p>
          </table:table-cell>
          <table:table-cell office:value-type="float" office:value="0.0159537170341322" calcext:value-type="float">
            <text:p>0.015953717034132</text:p>
          </table:table-cell>
          <table:table-cell office:value-type="float" office:value="0.0323072431841203" calcext:value-type="float">
            <text:p>0.03230724318412</text:p>
          </table:table-cell>
          <table:table-cell office:value-type="float" office:value="0.0328774874865982" calcext:value-type="float">
            <text:p>0.032877487486598</text:p>
          </table:table-cell>
          <table:table-cell/>
          <table:table-cell office:value-type="float" office:value="0.0407298519147961" calcext:value-type="float">
            <text:p>0.040729851914796</text:p>
          </table:table-cell>
          <table:table-cell office:value-type="float" office:value="0.0407222517306951" calcext:value-type="float">
            <text:p>0.040722251730695</text:p>
          </table:table-cell>
          <table:table-cell office:value-type="float" office:value="0.0563268140335136" calcext:value-type="float">
            <text:p>0.0563268140335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6610953991947" calcext:value-type="float">
            <text:p>0.007866109539919</text:p>
          </table:table-cell>
          <table:table-cell office:value-type="float" office:value="0.00790624782047208" calcext:value-type="float">
            <text:p>0.007906247820472</text:p>
          </table:table-cell>
          <table:table-cell office:value-type="float" office:value="0.0238171989279054" calcext:value-type="float">
            <text:p>0.023817198927905</text:p>
          </table:table-cell>
          <table:table-cell office:value-type="float" office:value="0.0224331177054047" calcext:value-type="float">
            <text:p>0.022433117705405</text:p>
          </table:table-cell>
          <table:table-cell office:value-type="float" office:value="0.0251422237118147" calcext:value-type="float">
            <text:p>0.025142223711815</text:p>
          </table:table-cell>
          <table:table-cell/>
          <table:table-cell office:value-type="float" office:value="0.0318620474857471" calcext:value-type="float">
            <text:p>0.031862047485747</text:p>
          </table:table-cell>
          <table:table-cell office:value-type="float" office:value="0.0428759703249693" calcext:value-type="float">
            <text:p>0.042875970324969</text:p>
          </table:table-cell>
          <table:table-cell office:value-type="float" office:value="0.0426842634929066" calcext:value-type="float">
            <text:p>0.0426842634929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846702614225" calcext:value-type="float">
            <text:p>0.008028467026142</text:p>
          </table:table-cell>
          <table:table-cell office:value-type="float" office:value="0.0113267789894193" calcext:value-type="float">
            <text:p>0.011326778989419</text:p>
          </table:table-cell>
          <table:table-cell office:value-type="float" office:value="0.0251803134339808" calcext:value-type="float">
            <text:p>0.025180313433981</text:p>
          </table:table-cell>
          <table:table-cell office:value-type="float" office:value="0.0253704195119214" calcext:value-type="float">
            <text:p>0.025370419511921</text:p>
          </table:table-cell>
          <table:table-cell office:value-type="float" office:value="0.0355928397322943" calcext:value-type="float">
            <text:p>0.035592839732294</text:p>
          </table:table-cell>
          <table:table-cell/>
          <table:table-cell office:value-type="float" office:value="0.0320975253254767" calcext:value-type="float">
            <text:p>0.032097525325477</text:p>
          </table:table-cell>
          <table:table-cell office:value-type="float" office:value="0.0328644916419946" calcext:value-type="float">
            <text:p>0.032864491641995</text:p>
          </table:table-cell>
          <table:table-cell office:value-type="float" office:value="0.0406608564604802" calcext:value-type="float">
            <text:p>0.040660856460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654914304104" calcext:value-type="float">
            <text:p>0.007986549143041</text:p>
          </table:table-cell>
          <table:table-cell office:value-type="float" office:value="0.0251013509446526" calcext:value-type="float">
            <text:p>0.025101350944653</text:p>
          </table:table-cell>
          <table:table-cell office:value-type="float" office:value="0.0177950016740524" calcext:value-type="float">
            <text:p>0.017795001674052</text:p>
          </table:table-cell>
          <table:table-cell office:value-type="float" office:value="0.017638411094309" calcext:value-type="float">
            <text:p>0.017638411094309</text:p>
          </table:table-cell>
          <table:table-cell office:value-type="float" office:value="0.0330088325178909" calcext:value-type="float">
            <text:p>0.033008832517891</text:p>
          </table:table-cell>
          <table:table-cell/>
          <table:table-cell office:value-type="float" office:value="0.0325256416670441" calcext:value-type="float">
            <text:p>0.032525641667044</text:p>
          </table:table-cell>
          <table:table-cell office:value-type="float" office:value="0.0408038301781979" calcext:value-type="float">
            <text:p>0.040803830178198</text:p>
          </table:table-cell>
          <table:table-cell office:value-type="float" office:value="0.0403547325078934" calcext:value-type="float">
            <text:p>0.0403547325078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193592956181" calcext:value-type="float">
            <text:p>0.011219359295618</text:p>
          </table:table-cell>
          <table:table-cell office:value-type="float" office:value="0.0178687762681274" calcext:value-type="float">
            <text:p>0.017868776268127</text:p>
          </table:table-cell>
          <table:table-cell office:value-type="float" office:value="0.0178028383223983" calcext:value-type="float">
            <text:p>0.017802838322398</text:p>
          </table:table-cell>
          <table:table-cell office:value-type="float" office:value="0.0180381715206963" calcext:value-type="float">
            <text:p>0.018038171520696</text:p>
          </table:table-cell>
          <table:table-cell office:value-type="float" office:value="0.0286986965307602" calcext:value-type="float">
            <text:p>0.02869869653076</text:p>
          </table:table-cell>
          <table:table-cell/>
          <table:table-cell office:value-type="float" office:value="0.0321039744350256" calcext:value-type="float">
            <text:p>0.032103974435026</text:p>
          </table:table-cell>
          <table:table-cell office:value-type="float" office:value="0.0324676909087594" calcext:value-type="float">
            <text:p>0.032467690908759</text:p>
          </table:table-cell>
          <table:table-cell office:value-type="float" office:value="0.0482133464120406" calcext:value-type="float">
            <text:p>0.0482133464120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189724458748" calcext:value-type="float">
            <text:p>0.017818972445875</text:p>
          </table:table-cell>
          <table:table-cell office:value-type="float" office:value="0.0158113034709591" calcext:value-type="float">
            <text:p>0.015811303470959</text:p>
          </table:table-cell>
          <table:table-cell office:value-type="float" office:value="0.0179068848790729" calcext:value-type="float">
            <text:p>0.017906884879073</text:p>
          </table:table-cell>
          <table:table-cell office:value-type="float" office:value="0.0176271728901882" calcext:value-type="float">
            <text:p>0.017627172890188</text:p>
          </table:table-cell>
          <table:table-cell office:value-type="float" office:value="0.0238920889536995" calcext:value-type="float">
            <text:p>0.0238920889537</text:p>
          </table:table-cell>
          <table:table-cell/>
          <table:table-cell office:value-type="float" office:value="0.0317221000565345" calcext:value-type="float">
            <text:p>0.031722100056535</text:p>
          </table:table-cell>
          <table:table-cell office:value-type="float" office:value="0.0331393894676189" calcext:value-type="float">
            <text:p>0.033139389467619</text:p>
          </table:table-cell>
          <table:table-cell office:value-type="float" office:value="0.0477838149849999" calcext:value-type="float">
            <text:p>0.0477838149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26165894300166" calcext:value-type="float">
            <text:p>0.022616589430017</text:p>
          </table:table-cell>
          <table:table-cell office:value-type="float" office:value="0.0161123557522396" calcext:value-type="float">
            <text:p>0.01611235575224</text:p>
          </table:table-cell>
          <table:table-cell office:value-type="float" office:value="0.0112269827298347" calcext:value-type="float">
            <text:p>0.011226982729835</text:p>
          </table:table-cell>
          <table:table-cell office:value-type="float" office:value="0.0179959453109306" calcext:value-type="float">
            <text:p>0.017995945310931</text:p>
          </table:table-cell>
          <table:table-cell office:value-type="float" office:value="0.0252417474163741" calcext:value-type="float">
            <text:p>0.025241747416374</text:p>
          </table:table-cell>
          <table:table-cell/>
          <table:table-cell office:value-type="float" office:value="0.0254127582299275" calcext:value-type="float">
            <text:p>0.025412758229928</text:p>
          </table:table-cell>
          <table:table-cell office:value-type="float" office:value="0.0502053622794353" calcext:value-type="float">
            <text:p>0.050205362279435</text:p>
          </table:table-cell>
          <table:table-cell office:value-type="float" office:value="0.0480611162825236" calcext:value-type="float">
            <text:p>0.0480611162825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950185655216" calcext:value-type="float">
            <text:p>0.015795018565522</text:p>
          </table:table-cell>
          <table:table-cell office:value-type="float" office:value="0.01769137979537" calcext:value-type="float">
            <text:p>0.01769137979537</text:p>
          </table:table-cell>
          <table:table-cell office:value-type="float" office:value="0.0177365466276195" calcext:value-type="float">
            <text:p>0.01773654662762</text:p>
          </table:table-cell>
          <table:table-cell office:value-type="float" office:value="0.0177324554073229" calcext:value-type="float">
            <text:p>0.017732455407323</text:p>
          </table:table-cell>
          <table:table-cell table:number-columns-repeated="2"/>
          <table:table-cell office:value-type="float" office:value="0.0316594851743731" calcext:value-type="float">
            <text:p>0.031659485174373</text:p>
          </table:table-cell>
          <table:table-cell office:value-type="float" office:value="0.0397484486529721" calcext:value-type="float">
            <text:p>0.039748448652972</text:p>
          </table:table-cell>
          <table:table-cell office:value-type="float" office:value="0.0479300642030424" calcext:value-type="float">
            <text:p>0.0479300642030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070424060953" calcext:value-type="float">
            <text:p>0.018070424060953</text:p>
          </table:table-cell>
          <table:table-cell office:value-type="float" office:value="0.0113497957439816" calcext:value-type="float">
            <text:p>0.011349795743982</text:p>
          </table:table-cell>
          <table:table-cell office:value-type="float" office:value="0.0161165347734953" calcext:value-type="float">
            <text:p>0.016116534773495</text:p>
          </table:table-cell>
          <table:table-cell office:value-type="float" office:value="0.0177725433709789" calcext:value-type="float">
            <text:p>0.017772543370979</text:p>
          </table:table-cell>
          <table:table-cell table:number-columns-repeated="2"/>
          <table:table-cell office:value-type="float" office:value="0.0319933485508117" calcext:value-type="float">
            <text:p>0.031993348550812</text:p>
          </table:table-cell>
          <table:table-cell office:value-type="float" office:value="0.0330415014796847" calcext:value-type="float">
            <text:p>0.033041501479685</text:p>
          </table:table-cell>
          <table:table-cell office:value-type="float" office:value="0.0489448723415423" calcext:value-type="float">
            <text:p>0.0489448723415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5575120088422" calcext:value-type="float">
            <text:p>0.017557512008842</text:p>
          </table:table-cell>
          <table:table-cell office:value-type="float" office:value="0.0158394867079179" calcext:value-type="float">
            <text:p>0.015839486707918</text:p>
          </table:table-cell>
          <table:table-cell office:value-type="float" office:value="0.0159351546241937" calcext:value-type="float">
            <text:p>0.015935154624194</text:p>
          </table:table-cell>
          <table:table-cell office:value-type="float" office:value="0.0238949019548276" calcext:value-type="float">
            <text:p>0.023894901954828</text:p>
          </table:table-cell>
          <table:table-cell table:number-columns-repeated="2"/>
          <table:table-cell office:value-type="float" office:value="0.0326383464462865" calcext:value-type="float">
            <text:p>0.032638346446287</text:p>
          </table:table-cell>
          <table:table-cell office:value-type="float" office:value="0.0479016678436607" calcext:value-type="float">
            <text:p>0.047901667843661</text:p>
          </table:table-cell>
          <table:table-cell office:value-type="float" office:value="0.0480009843895023" calcext:value-type="float">
            <text:p>0.0480009843895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8249170901196" calcext:value-type="float">
            <text:p>0.008082491709012</text:p>
          </table:table-cell>
          <table:table-cell office:value-type="float" office:value="0.0157974576749967" calcext:value-type="float">
            <text:p>0.015797457674997</text:p>
          </table:table-cell>
          <table:table-cell office:value-type="float" office:value="0.0236484007194375" calcext:value-type="float">
            <text:p>0.023648400719438</text:p>
          </table:table-cell>
          <table:table-cell office:value-type="float" office:value="0.0253291406424821" calcext:value-type="float">
            <text:p>0.025329140642482</text:p>
          </table:table-cell>
          <table:table-cell table:number-columns-repeated="2"/>
          <table:table-cell office:value-type="float" office:value="0.0482843898695319" calcext:value-type="float">
            <text:p>0.048284389869532</text:p>
          </table:table-cell>
          <table:table-cell office:value-type="float" office:value="0.0402646483962498" calcext:value-type="float">
            <text:p>0.04026464839625</text:p>
          </table:table-cell>
          <table:table-cell office:value-type="float" office:value="0.0409499298098674" calcext:value-type="float">
            <text:p>0.0409499298098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1251214427963" calcext:value-type="float">
            <text:p>0.00791251214428</text:p>
          </table:table-cell>
          <table:table-cell office:value-type="float" office:value="0.0179921477438698" calcext:value-type="float">
            <text:p>0.01799214774387</text:p>
          </table:table-cell>
          <table:table-cell office:value-type="float" office:value="0.0238576155110653" calcext:value-type="float">
            <text:p>0.023857615511065</text:p>
          </table:table-cell>
          <table:table-cell office:value-type="float" office:value="0.0251522838434288" calcext:value-type="float">
            <text:p>0.025152283843429</text:p>
          </table:table-cell>
          <table:table-cell table:number-columns-repeated="2"/>
          <table:table-cell office:value-type="float" office:value="0.0396887957774334" calcext:value-type="float">
            <text:p>0.039688795777433</text:p>
          </table:table-cell>
          <table:table-cell office:value-type="float" office:value="0.0426236906746217" calcext:value-type="float">
            <text:p>0.042623690674622</text:p>
          </table:table-cell>
          <table:table-cell office:value-type="float" office:value="0.0476091654811273" calcext:value-type="float">
            <text:p>0.0476091654811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389164391692" calcext:value-type="float">
            <text:p>0.011238916439169</text:p>
          </table:table-cell>
          <table:table-cell office:value-type="float" office:value="0.00800458025756405" calcext:value-type="float">
            <text:p>0.008004580257564</text:p>
          </table:table-cell>
          <table:table-cell office:value-type="float" office:value="0.0160977925669206" calcext:value-type="float">
            <text:p>0.016097792566921</text:p>
          </table:table-cell>
          <table:table-cell office:value-type="float" office:value="0.0329791208609625" calcext:value-type="float">
            <text:p>0.032979120860963</text:p>
          </table:table-cell>
          <table:table-cell table:number-columns-repeated="2"/>
          <table:table-cell office:value-type="float" office:value="0.0327470595592662" calcext:value-type="float">
            <text:p>0.032747059559266</text:p>
          </table:table-cell>
          <table:table-cell office:value-type="float" office:value="2.59198721952393" calcext:value-type="float">
            <text:p>2.59198721952393</text:p>
          </table:table-cell>
          <table:table-cell office:value-type="float" office:value="0.0476648925894079" calcext:value-type="float">
            <text:p>0.0476648925894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491442693424" calcext:value-type="float">
            <text:p>0.011349144269342</text:p>
          </table:table-cell>
          <table:table-cell office:value-type="float" office:value="0.0112201869668394" calcext:value-type="float">
            <text:p>0.011220186966839</text:p>
          </table:table-cell>
          <table:table-cell office:value-type="float" office:value="0.0176132362203099" calcext:value-type="float">
            <text:p>0.01761323622031</text:p>
          </table:table-cell>
          <table:table-cell office:value-type="float" office:value="0.0237112346020987" calcext:value-type="float">
            <text:p>0.023711234602099</text:p>
          </table:table-cell>
          <table:table-cell table:number-columns-repeated="2"/>
          <table:table-cell office:value-type="float" office:value="0.0405518405406579" calcext:value-type="float">
            <text:p>0.040551840540658</text:p>
          </table:table-cell>
          <table:table-cell office:value-type="float" office:value="2.60366722740258" calcext:value-type="float">
            <text:p>2.60366722740258</text:p>
          </table:table-cell>
          <table:table-cell office:value-type="float" office:value="0.0431217846093194" calcext:value-type="float">
            <text:p>0.0431217846093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559167748051" calcext:value-type="float">
            <text:p>0.017855916774805</text:p>
          </table:table-cell>
          <table:table-cell office:value-type="float" office:value="0.0158826119966753" calcext:value-type="float">
            <text:p>0.015882611996675</text:p>
          </table:table-cell>
          <table:table-cell office:value-type="float" office:value="0.024200048465825" calcext:value-type="float">
            <text:p>0.024200048465825</text:p>
          </table:table-cell>
          <table:table-cell office:value-type="float" office:value="0.0199634458389176" calcext:value-type="float">
            <text:p>0.019963445838918</text:p>
          </table:table-cell>
          <table:table-cell table:number-columns-repeated="2"/>
          <table:table-cell office:value-type="float" office:value="0.0330443425699935" calcext:value-type="float">
            <text:p>0.033044342569994</text:p>
          </table:table-cell>
          <table:table-cell office:value-type="float" office:value="2.57259836041215" calcext:value-type="float">
            <text:p>2.57259836041215</text:p>
          </table:table-cell>
          <table:table-cell office:value-type="float" office:value="0.0503730589224151" calcext:value-type="float">
            <text:p>0.0503730589224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557694655485" calcext:value-type="float">
            <text:p>0.015755769465549</text:p>
          </table:table-cell>
          <table:table-cell office:value-type="float" office:value="0.007976433761794" calcext:value-type="float">
            <text:p>0.007976433761794</text:p>
          </table:table-cell>
          <table:table-cell office:value-type="float" office:value="0.0157954646877948" calcext:value-type="float">
            <text:p>0.015795464687795</text:p>
          </table:table-cell>
          <table:table-cell office:value-type="float" office:value="0.0316369183771603" calcext:value-type="float">
            <text:p>0.03163691837716</text:p>
          </table:table-cell>
          <table:table-cell table:number-columns-repeated="2"/>
          <table:table-cell office:value-type="float" office:value="0.0250768151508741" calcext:value-type="float">
            <text:p>0.025076815150874</text:p>
          </table:table-cell>
          <table:table-cell/>
          <table:table-cell office:value-type="float" office:value="0.0403136559693216" calcext:value-type="float">
            <text:p>0.0403136559693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7466502387097" calcext:value-type="float">
            <text:p>0.008074665023871</text:p>
          </table:table-cell>
          <table:table-cell office:value-type="float" office:value="0.0251336479676845" calcext:value-type="float">
            <text:p>0.025133647967685</text:p>
          </table:table-cell>
          <table:table-cell office:value-type="float" office:value="0.017922660211927" calcext:value-type="float">
            <text:p>0.017922660211927</text:p>
          </table:table-cell>
          <table:table-cell office:value-type="float" office:value="0.0288557480258511" calcext:value-type="float">
            <text:p>0.028855748025851</text:p>
          </table:table-cell>
          <table:table-cell table:number-columns-repeated="2"/>
          <table:table-cell office:value-type="float" office:value="0.0400534006634976" calcext:value-type="float">
            <text:p>0.040053400663498</text:p>
          </table:table-cell>
          <table:table-cell/>
          <table:table-cell office:value-type="float" office:value="0.0399521447241074" calcext:value-type="float">
            <text:p>0.0399521447241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398029167710584" calcext:value-type="float">
            <text:p>0.003980291677106</text:p>
          </table:table-cell>
          <table:table-cell office:value-type="float" office:value="0.0160430844553244" calcext:value-type="float">
            <text:p>0.016043084455324</text:p>
          </table:table-cell>
          <table:table-cell office:value-type="float" office:value="0.0238945843247553" calcext:value-type="float">
            <text:p>0.023894584324755</text:p>
          </table:table-cell>
          <table:table-cell office:value-type="float" office:value="0.017813049822984" calcext:value-type="float">
            <text:p>0.017813049822984</text:p>
          </table:table-cell>
          <table:table-cell table:number-columns-repeated="2"/>
          <table:table-cell office:value-type="float" office:value="0.0236179950747784" calcext:value-type="float">
            <text:p>0.023617995074778</text:p>
          </table:table-cell>
          <table:table-cell/>
          <table:table-cell office:value-type="float" office:value="0.0476400788264626" calcext:value-type="float">
            <text:p>0.0476400788264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987466524647" calcext:value-type="float">
            <text:p>0.015898746652465</text:p>
          </table:table-cell>
          <table:table-cell office:value-type="float" office:value="0.0158273532236367" calcext:value-type="float">
            <text:p>0.015827353223637</text:p>
          </table:table-cell>
          <table:table-cell office:value-type="float" office:value="0.0158332383307224" calcext:value-type="float">
            <text:p>0.015833238330722</text:p>
          </table:table-cell>
          <table:table-cell office:value-type="float" office:value="0.0249783971012385" calcext:value-type="float">
            <text:p>0.024978397101239</text:p>
          </table:table-cell>
          <table:table-cell table:number-columns-repeated="2"/>
          <table:table-cell office:value-type="float" office:value="0.0324029603992522" calcext:value-type="float">
            <text:p>0.032402960399252</text:p>
          </table:table-cell>
          <table:table-cell/>
          <table:table-cell office:value-type="float" office:value="0.0480143780848681" calcext:value-type="float">
            <text:p>0.0480143780848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109337240412" calcext:value-type="float">
            <text:p>0.007981093372404</text:p>
          </table:table-cell>
          <table:table-cell office:value-type="float" office:value="0.0160411823873393" calcext:value-type="float">
            <text:p>0.016041182387339</text:p>
          </table:table-cell>
          <table:table-cell office:value-type="float" office:value="0.0159447713760017" calcext:value-type="float">
            <text:p>0.015944771376002</text:p>
          </table:table-cell>
          <table:table-cell office:value-type="float" office:value="0.0113775308988372" calcext:value-type="float">
            <text:p>0.011377530898837</text:p>
          </table:table-cell>
          <table:table-cell table:number-columns-repeated="2"/>
          <table:table-cell office:value-type="float" office:value="0.0325839838450435" calcext:value-type="float">
            <text:p>0.032583983845044</text:p>
          </table:table-cell>
          <table:table-cell/>
          <table:table-cell office:value-type="float" office:value="0.0408208863239179" calcext:value-type="float">
            <text:p>0.0408208863239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921322148834" calcext:value-type="float">
            <text:p>0.017792132214883</text:p>
          </table:table-cell>
          <table:table-cell office:value-type="float" office:value="0.0111452609139141" calcext:value-type="float">
            <text:p>0.011145260913914</text:p>
          </table:table-cell>
          <table:table-cell office:value-type="float" office:value="0.0160554896301457" calcext:value-type="float">
            <text:p>0.016055489630146</text:p>
          </table:table-cell>
          <table:table-cell office:value-type="float" office:value="0.0178876226358183" calcext:value-type="float">
            <text:p>0.017887622635818</text:p>
          </table:table-cell>
          <table:table-cell table:number-columns-repeated="2"/>
          <table:table-cell office:value-type="float" office:value="0.0399880254364138" calcext:value-type="float">
            <text:p>0.039988025436414</text:p>
          </table:table-cell>
          <table:table-cell/>
          <table:table-cell office:value-type="float" office:value="0.0392147887192252" calcext:value-type="float">
            <text:p>0.039214788719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0093089444166" calcext:value-type="float">
            <text:p>0.008000930894442</text:p>
          </table:table-cell>
          <table:table-cell office:value-type="float" office:value="0.0160818373528623" calcext:value-type="float">
            <text:p>0.016081837352862</text:p>
          </table:table-cell>
          <table:table-cell office:value-type="float" office:value="0.0158789140730589" calcext:value-type="float">
            <text:p>0.015878914073059</text:p>
          </table:table-cell>
          <table:table-cell office:value-type="float" office:value="0.0314648512298272" calcext:value-type="float">
            <text:p>0.031464851229827</text:p>
          </table:table-cell>
          <table:table-cell table:number-columns-repeated="2"/>
          <table:table-cell office:value-type="float" office:value="0.0328200835382044" calcext:value-type="float">
            <text:p>0.032820083538204</text:p>
          </table:table-cell>
          <table:table-cell/>
          <table:table-cell office:value-type="float" office:value="0.0489926187599831" calcext:value-type="float">
            <text:p>0.0489926187599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23556297662758" calcext:value-type="float">
            <text:p>0.022355629766276</text:p>
          </table:table-cell>
          <table:table-cell office:value-type="float" office:value="0.0178157229766091" calcext:value-type="float">
            <text:p>0.017815722976609</text:p>
          </table:table-cell>
          <table:table-cell office:value-type="float" office:value="0.0177752717578057" calcext:value-type="float">
            <text:p>0.017775271757806</text:p>
          </table:table-cell>
          <table:table-cell office:value-type="float" office:value="0.018054700454699" calcext:value-type="float">
            <text:p>0.018054700454699</text:p>
          </table:table-cell>
          <table:table-cell table:number-columns-repeated="2"/>
          <table:table-cell office:value-type="float" office:value="0.031772924143286" calcext:value-type="float">
            <text:p>0.031772924143286</text:p>
          </table:table-cell>
          <table:table-cell/>
          <table:table-cell office:value-type="float" office:value="0.0406115186319182" calcext:value-type="float">
            <text:p>0.0406115186319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533664416759" calcext:value-type="float">
            <text:p>0.017953366441676</text:p>
          </table:table-cell>
          <table:table-cell office:value-type="float" office:value="0.0159783313872979" calcext:value-type="float">
            <text:p>0.015978331387298</text:p>
          </table:table-cell>
          <table:table-cell office:value-type="float" office:value="0.0112971384088116" calcext:value-type="float">
            <text:p>0.011297138408812</text:p>
          </table:table-cell>
          <table:table-cell office:value-type="float" office:value="0.0325779683705526" calcext:value-type="float">
            <text:p>0.032577968370553</text:p>
          </table:table-cell>
          <table:table-cell table:number-columns-repeated="2"/>
          <table:table-cell office:value-type="float" office:value="0.0319184821175473" calcext:value-type="float">
            <text:p>0.031918482117547</text:p>
          </table:table-cell>
          <table:table-cell/>
          <table:table-cell office:value-type="float" office:value="0.0477126980064273" calcext:value-type="float">
            <text:p>0.0477126980064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741767357571" calcext:value-type="float">
            <text:p>0.017674176735757</text:p>
          </table:table-cell>
          <table:table-cell office:value-type="float" office:value="0.017594765257333" calcext:value-type="float">
            <text:p>0.017594765257333</text:p>
          </table:table-cell>
          <table:table-cell office:value-type="float" office:value="0.0112805953317651" calcext:value-type="float">
            <text:p>0.011280595331765</text:p>
          </table:table-cell>
          <table:table-cell office:value-type="float" office:value="0.0177962172534369" calcext:value-type="float">
            <text:p>0.017796217253437</text:p>
          </table:table-cell>
          <table:table-cell table:number-columns-repeated="2"/>
          <table:table-cell office:value-type="float" office:value="0.0250476908650561" calcext:value-type="float">
            <text:p>0.025047690865056</text:p>
          </table:table-cell>
          <table:table-cell/>
          <table:table-cell office:value-type="float" office:value="0.0486739835391483" calcext:value-type="float">
            <text:p>0.0486739835391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3742092988853" calcext:value-type="float">
            <text:p>0.008037420929889</text:p>
          </table:table-cell>
          <table:table-cell office:value-type="float" office:value="0.0160742566099344" calcext:value-type="float">
            <text:p>0.016074256609934</text:p>
          </table:table-cell>
          <table:table-cell office:value-type="float" office:value="0.0223573150058449" calcext:value-type="float">
            <text:p>0.022357315005845</text:p>
          </table:table-cell>
          <table:table-cell office:value-type="float" office:value="0.0288997525949276" calcext:value-type="float">
            <text:p>0.028899752594928</text:p>
          </table:table-cell>
          <table:table-cell table:number-columns-repeated="4"/>
          <table:table-cell office:value-type="float" office:value="0.0399325176036886" calcext:value-type="float">
            <text:p>0.0399325176036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128127335125" calcext:value-type="float">
            <text:p>0.011112812733513</text:p>
          </table:table-cell>
          <table:table-cell office:value-type="float" office:value="0.00793046503493111" calcext:value-type="float">
            <text:p>0.007930465034931</text:p>
          </table:table-cell>
          <table:table-cell office:value-type="float" office:value="0.0161199415050722" calcext:value-type="float">
            <text:p>0.016119941505072</text:p>
          </table:table-cell>
          <table:table-cell office:value-type="float" office:value="0.0159014891874678" calcext:value-type="float">
            <text:p>0.015901489187468</text:p>
          </table:table-cell>
          <table:table-cell table:number-columns-repeated="4"/>
          <table:table-cell office:value-type="float" office:value="0.0476594764731059" calcext:value-type="float">
            <text:p>0.0476594764731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585427565871" calcext:value-type="float">
            <text:p>0.015958542756587</text:p>
          </table:table-cell>
          <table:table-cell office:value-type="float" office:value="0.025171663919568" calcext:value-type="float">
            <text:p>0.025171663919568</text:p>
          </table:table-cell>
          <table:table-cell office:value-type="float" office:value="0.024932242020727" calcext:value-type="float">
            <text:p>0.024932242020727</text:p>
          </table:table-cell>
          <table:table-cell office:value-type="float" office:value="0.025067146908088" calcext:value-type="float">
            <text:p>0.025067146908088</text:p>
          </table:table-cell>
          <table:table-cell table:number-columns-repeated="4"/>
          <table:table-cell office:value-type="float" office:value="0.040006562355734" calcext:value-type="float">
            <text:p>0.0400065623557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978885521494" calcext:value-type="float">
            <text:p>0.008029788855215</text:p>
          </table:table-cell>
          <table:table-cell office:value-type="float" office:value="0.0080210666824765" calcext:value-type="float">
            <text:p>0.008021066682477</text:p>
          </table:table-cell>
          <table:table-cell office:value-type="float" office:value="0.0159740107894832" calcext:value-type="float">
            <text:p>0.015974010789483</text:p>
          </table:table-cell>
          <table:table-cell office:value-type="float" office:value="0.0254672620988067" calcext:value-type="float">
            <text:p>0.025467262098807</text:p>
          </table:table-cell>
          <table:table-cell table:number-columns-repeated="4"/>
          <table:table-cell office:value-type="float" office:value="0.047482776382597" calcext:value-type="float">
            <text:p>0.0474827763825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479001543285" calcext:value-type="float">
            <text:p>0.011147900154329</text:p>
          </table:table-cell>
          <table:table-cell office:value-type="float" office:value="0.015801653515274" calcext:value-type="float">
            <text:p>0.015801653515274</text:p>
          </table:table-cell>
          <table:table-cell office:value-type="float" office:value="0.0239900248996207" calcext:value-type="float">
            <text:p>0.023990024899621</text:p>
          </table:table-cell>
          <table:table-cell office:value-type="float" office:value="0.0236070061686695" calcext:value-type="float">
            <text:p>0.02360700616867</text:p>
          </table:table-cell>
          <table:table-cell table:number-columns-repeated="4"/>
          <table:table-cell office:value-type="float" office:value="0.0282148491827837" calcext:value-type="float">
            <text:p>0.0282148491827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742216701634" calcext:value-type="float">
            <text:p>0.008027422167016</text:p>
          </table:table-cell>
          <table:table-cell office:value-type="float" office:value="0.0327586594973948" calcext:value-type="float">
            <text:p>0.032758659497395</text:p>
          </table:table-cell>
          <table:table-cell office:value-type="float" office:value="0.0159877413329776" calcext:value-type="float">
            <text:p>0.015987741332978</text:p>
          </table:table-cell>
          <table:table-cell office:value-type="float" office:value="0.0242239484368783" calcext:value-type="float">
            <text:p>0.024223948436878</text:p>
          </table:table-cell>
          <table:table-cell table:number-columns-repeated="4"/>
          <table:table-cell office:value-type="float" office:value="0.0281611339648725" calcext:value-type="float">
            <text:p>0.0281611339648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743345165563" calcext:value-type="float">
            <text:p>0.011274334516556</text:p>
          </table:table-cell>
          <table:table-cell office:value-type="float" office:value="0.00802994258451895" calcext:value-type="float">
            <text:p>0.008029942584519</text:p>
          </table:table-cell>
          <table:table-cell office:value-type="float" office:value="0.0177754402041971" calcext:value-type="float">
            <text:p>0.017775440204197</text:p>
          </table:table-cell>
          <table:table-cell office:value-type="float" office:value="0.0249026575227827" calcext:value-type="float">
            <text:p>0.024902657522783</text:p>
          </table:table-cell>
          <table:table-cell table:number-columns-repeated="4"/>
          <table:table-cell office:value-type="float" office:value="0.0557125578518112" calcext:value-type="float">
            <text:p>0.0557125578518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7769108815827" calcext:value-type="float">
            <text:p>0.017769108815827</text:p>
          </table:table-cell>
          <table:table-cell office:value-type="float" office:value="0.0239728396096638" calcext:value-type="float">
            <text:p>0.023972839609664</text:p>
          </table:table-cell>
          <table:table-cell office:value-type="float" office:value="0.0223767135385627" calcext:value-type="float">
            <text:p>0.022376713538563</text:p>
          </table:table-cell>
          <table:table-cell table:number-columns-repeated="4"/>
          <table:table-cell office:value-type="float" office:value="0.0607495979570969" calcext:value-type="float">
            <text:p>0.0607495979570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430562278283" calcext:value-type="float">
            <text:p>0.017743056227828</text:p>
          </table:table-cell>
          <table:table-cell office:value-type="float" office:value="0.0159441652538185" calcext:value-type="float">
            <text:p>0.015944165253819</text:p>
          </table:table-cell>
          <table:table-cell office:value-type="float" office:value="0.0238296931074654" calcext:value-type="float">
            <text:p>0.023829693107465</text:p>
          </table:table-cell>
          <table:table-cell office:value-type="float" office:value="0.0161843508593214" calcext:value-type="float">
            <text:p>0.016184350859321</text:p>
          </table:table-cell>
          <table:table-cell table:number-columns-repeated="4"/>
          <table:table-cell office:value-type="float" office:value="0.0426967699877581" calcext:value-type="float">
            <text:p>0.0426967699877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898745758835" calcext:value-type="float">
            <text:p>0.015989874575884</text:p>
          </table:table-cell>
          <table:table-cell office:value-type="float" office:value="0.0113338994285246" calcext:value-type="float">
            <text:p>0.011333899428525</text:p>
          </table:table-cell>
          <table:table-cell office:value-type="float" office:value="0.0159107182823436" calcext:value-type="float">
            <text:p>0.015910718282344</text:p>
          </table:table-cell>
          <table:table-cell office:value-type="float" office:value="0.0238082310491181" calcext:value-type="float">
            <text:p>0.023808231049118</text:p>
          </table:table-cell>
          <table:table-cell table:number-columns-repeated="4"/>
          <table:table-cell office:value-type="float" office:value="0.0460329215480781" calcext:value-type="float">
            <text:p>0.0460329215480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2701775606526" calcext:value-type="float">
            <text:p>0.007927017756065</text:p>
          </table:table-cell>
          <table:table-cell office:value-type="float" office:value="0.0175618846196901" calcext:value-type="float">
            <text:p>0.01756188461969</text:p>
          </table:table-cell>
          <table:table-cell office:value-type="float" office:value="0.0177268246838313" calcext:value-type="float">
            <text:p>0.017726824683831</text:p>
          </table:table-cell>
          <table:table-cell office:value-type="float" office:value="0.0237191905672995" calcext:value-type="float">
            <text:p>0.0237191905673</text:p>
          </table:table-cell>
          <table:table-cell table:number-columns-repeated="4"/>
          <table:table-cell office:value-type="float" office:value="0.0360337904586057" calcext:value-type="float">
            <text:p>0.0360337904586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956676772877" calcext:value-type="float">
            <text:p>0.015995667677288</text:p>
          </table:table-cell>
          <table:table-cell office:value-type="float" office:value="0.00809503351456004" calcext:value-type="float">
            <text:p>0.00809503351456</text:p>
          </table:table-cell>
          <table:table-cell office:value-type="float" office:value="0.017880699732515" calcext:value-type="float">
            <text:p>0.017880699732515</text:p>
          </table:table-cell>
          <table:table-cell office:value-type="float" office:value="0.0240803769295257" calcext:value-type="float">
            <text:p>0.024080376929526</text:p>
          </table:table-cell>
          <table:table-cell table:number-columns-repeated="4"/>
          <table:table-cell office:value-type="float" office:value="0.0484789246789759" calcext:value-type="float">
            <text:p>0.0484789246789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021988427848" calcext:value-type="float">
            <text:p>0.017702198842785</text:p>
          </table:table-cell>
          <table:table-cell office:value-type="float" office:value="0.017663025982612" calcext:value-type="float">
            <text:p>0.017663025982612</text:p>
          </table:table-cell>
          <table:table-cell office:value-type="float" office:value="0.0178290668951026" calcext:value-type="float">
            <text:p>0.017829066895103</text:p>
          </table:table-cell>
          <table:table-cell office:value-type="float" office:value="0.0238759496937443" calcext:value-type="float">
            <text:p>0.023875949693744</text:p>
          </table:table-cell>
          <table:table-cell table:number-columns-repeated="4"/>
          <table:table-cell office:value-type="float" office:value="0.0500900845153398" calcext:value-type="float">
            <text:p>0.050090084515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3363385450396" calcext:value-type="float">
            <text:p>0.008033633854504</text:p>
          </table:table-cell>
          <table:table-cell office:value-type="float" office:value="0.0177978382843087" calcext:value-type="float">
            <text:p>0.017797838284309</text:p>
          </table:table-cell>
          <table:table-cell office:value-type="float" office:value="0.015895884575591" calcext:value-type="float">
            <text:p>0.015895884575591</text:p>
          </table:table-cell>
          <table:table-cell office:value-type="float" office:value="0.0178042239650613" calcext:value-type="float">
            <text:p>0.017804223965061</text:p>
          </table:table-cell>
          <table:table-cell table:number-columns-repeated="4"/>
          <table:table-cell office:value-type="float" office:value="0.0487308808588324" calcext:value-type="float">
            <text:p>0.0487308808588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081152996691" calcext:value-type="float">
            <text:p>0.015808115299669</text:p>
          </table:table-cell>
          <table:table-cell office:value-type="float" office:value="0.00800872226794332" calcext:value-type="float">
            <text:p>0.008008722267943</text:p>
          </table:table-cell>
          <table:table-cell office:value-type="float" office:value="0.0177976694131475" calcext:value-type="float">
            <text:p>0.017797669413148</text:p>
          </table:table-cell>
          <table:table-cell office:value-type="float" office:value="0.0253430790262063" calcext:value-type="float">
            <text:p>0.025343079026206</text:p>
          </table:table-cell>
          <table:table-cell table:number-columns-repeated="4"/>
          <table:table-cell office:value-type="float" office:value="0.0425918623364389" calcext:value-type="float">
            <text:p>0.0425918623364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1188898015409" calcext:value-type="float">
            <text:p>0.008011888980154</text:p>
          </table:table-cell>
          <table:table-cell office:value-type="float" office:value="0.017798176036245" calcext:value-type="float">
            <text:p>0.017798176036245</text:p>
          </table:table-cell>
          <table:table-cell office:value-type="float" office:value="0.0285758142929997" calcext:value-type="float">
            <text:p>0.028575814293</text:p>
          </table:table-cell>
          <table:table-cell office:value-type="float" office:value="0.0249256355915517" calcext:value-type="float">
            <text:p>0.024925635591552</text:p>
          </table:table-cell>
          <table:table-cell table:number-columns-repeated="4"/>
          <table:table-cell office:value-type="float" office:value="0.0400788140435766" calcext:value-type="float">
            <text:p>0.0400788140435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355027450087" calcext:value-type="float">
            <text:p>0.015935502745009</text:p>
          </table:table-cell>
          <table:table-cell office:value-type="float" office:value="0.0176408993587849" calcext:value-type="float">
            <text:p>0.017640899358785</text:p>
          </table:table-cell>
          <table:table-cell office:value-type="float" office:value="0.0161362207662803" calcext:value-type="float">
            <text:p>0.01613622076628</text:p>
          </table:table-cell>
          <table:table-cell office:value-type="float" office:value="0.0254816956332605" calcext:value-type="float">
            <text:p>0.025481695633261</text:p>
          </table:table-cell>
          <table:table-cell table:number-columns-repeated="4"/>
          <table:table-cell office:value-type="float" office:value="0.0428013846270329" calcext:value-type="float">
            <text:p>0.0428013846270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56016743194" calcext:value-type="float">
            <text:p>0.011225601674319</text:p>
          </table:table-cell>
          <table:table-cell office:value-type="float" office:value="0.0114365621944321" calcext:value-type="float">
            <text:p>0.011436562194432</text:p>
          </table:table-cell>
          <table:table-cell office:value-type="float" office:value="0.0157516866865833" calcext:value-type="float">
            <text:p>0.015751686686583</text:p>
          </table:table-cell>
          <table:table-cell office:value-type="float" office:value="0.0250340754202454" calcext:value-type="float">
            <text:p>0.025034075420245</text:p>
          </table:table-cell>
          <table:table-cell table:number-columns-repeated="4"/>
          <table:table-cell office:value-type="float" office:value="0.0397863040310826" calcext:value-type="float">
            <text:p>0.0397863040310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05222874083" calcext:value-type="float">
            <text:p>0.011205222874083</text:p>
          </table:table-cell>
          <table:table-cell office:value-type="float" office:value="0.023708866722189" calcext:value-type="float">
            <text:p>0.023708866722189</text:p>
          </table:table-cell>
          <table:table-cell office:value-type="float" office:value="0.0240650408991884" calcext:value-type="float">
            <text:p>0.024065040899188</text:p>
          </table:table-cell>
          <table:table-cell office:value-type="float" office:value="0.0252744551330085" calcext:value-type="float">
            <text:p>0.025274455133009</text:p>
          </table:table-cell>
          <table:table-cell table:number-columns-repeated="4"/>
          <table:table-cell office:value-type="float" office:value="0.040105793595395" calcext:value-type="float">
            <text:p>0.0401057935953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4114798911792" calcext:value-type="float">
            <text:p>0.011411479891179</text:p>
          </table:table-cell>
          <table:table-cell office:value-type="float" office:value="0.0160473811072426" calcext:value-type="float">
            <text:p>0.016047381107243</text:p>
          </table:table-cell>
          <table:table-cell office:value-type="float" office:value="0.0177690751502886" calcext:value-type="float">
            <text:p>0.017769075150289</text:p>
          </table:table-cell>
          <table:table-cell office:value-type="float" office:value="0.023881115510022" calcext:value-type="float">
            <text:p>0.023881115510022</text:p>
          </table:table-cell>
          <table:table-cell table:number-columns-repeated="4"/>
          <table:table-cell office:value-type="float" office:value="0.0398372433181991" calcext:value-type="float">
            <text:p>0.0398372433181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952517613639" calcext:value-type="float">
            <text:p>0.017695251761364</text:p>
          </table:table-cell>
          <table:table-cell office:value-type="float" office:value="0.0111947125784223" calcext:value-type="float">
            <text:p>0.011194712578422</text:p>
          </table:table-cell>
          <table:table-cell office:value-type="float" office:value="0.0179070558291601" calcext:value-type="float">
            <text:p>0.01790705582916</text:p>
          </table:table-cell>
          <table:table-cell office:value-type="float" office:value="0.023853680730384" calcext:value-type="float">
            <text:p>0.023853680730384</text:p>
          </table:table-cell>
          <table:table-cell table:number-columns-repeated="4"/>
          <table:table-cell office:value-type="float" office:value="0.0425309106115806" calcext:value-type="float">
            <text:p>0.0425309106115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138280774628" calcext:value-type="float">
            <text:p>0.017913828077463</text:p>
          </table:table-cell>
          <table:table-cell office:value-type="float" office:value="0.0238973071422747" calcext:value-type="float">
            <text:p>0.023897307142275</text:p>
          </table:table-cell>
          <table:table-cell office:value-type="float" office:value="0.0237492299329598" calcext:value-type="float">
            <text:p>0.02374922993296</text:p>
          </table:table-cell>
          <table:table-cell office:value-type="float" office:value="0.0178007095844352" calcext:value-type="float">
            <text:p>0.017800709584435</text:p>
          </table:table-cell>
          <table:table-cell table:number-columns-repeated="4"/>
          <table:table-cell office:value-type="float" office:value="0.0490440407375553" calcext:value-type="float">
            <text:p>0.0490440407375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541738518811" calcext:value-type="float">
            <text:p>0.017754173851881</text:p>
          </table:table-cell>
          <table:table-cell office:value-type="float" office:value="0.0113183067337984" calcext:value-type="float">
            <text:p>0.011318306733798</text:p>
          </table:table-cell>
          <table:table-cell office:value-type="float" office:value="0.0179811783313221" calcext:value-type="float">
            <text:p>0.017981178331322</text:p>
          </table:table-cell>
          <table:table-cell office:value-type="float" office:value="0.0178157906617973" calcext:value-type="float">
            <text:p>0.017815790661797</text:p>
          </table:table-cell>
          <table:table-cell table:number-columns-repeated="4"/>
          <table:table-cell office:value-type="float" office:value="0.0473784541932278" calcext:value-type="float">
            <text:p>0.047378454193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56605259896" calcext:value-type="float">
            <text:p>0.01128566052599</text:p>
          </table:table-cell>
          <table:table-cell office:value-type="float" office:value="0.0157903506641895" calcext:value-type="float">
            <text:p>0.01579035066419</text:p>
          </table:table-cell>
          <table:table-cell office:value-type="float" office:value="0.0157325731432858" calcext:value-type="float">
            <text:p>0.015732573143286</text:p>
          </table:table-cell>
          <table:table-cell office:value-type="float" office:value="0.0177578043697965" calcext:value-type="float">
            <text:p>0.017757804369797</text:p>
          </table:table-cell>
          <table:table-cell table:number-columns-repeated="4"/>
          <table:table-cell office:value-type="float" office:value="0.0462429470355184" calcext:value-type="float">
            <text:p>0.0462429470355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4711402732682" calcext:value-type="float">
            <text:p>0.007947114027327</text:p>
          </table:table-cell>
          <table:table-cell office:value-type="float" office:value="0.0160896721305187" calcext:value-type="float">
            <text:p>0.016089672130519</text:p>
          </table:table-cell>
          <table:table-cell office:value-type="float" office:value="0.0161560171409312" calcext:value-type="float">
            <text:p>0.016156017140931</text:p>
          </table:table-cell>
          <table:table-cell office:value-type="float" office:value="0.0316852554126944" calcext:value-type="float">
            <text:p>0.031685255412694</text:p>
          </table:table-cell>
          <table:table-cell table:number-columns-repeated="4"/>
          <table:table-cell office:value-type="float" office:value="0.0488565805348515" calcext:value-type="float">
            <text:p>0.0488565805348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027627946193" calcext:value-type="float">
            <text:p>0.008002762794619</text:p>
          </table:table-cell>
          <table:table-cell office:value-type="float" office:value="0.0223977102565423" calcext:value-type="float">
            <text:p>0.022397710256542</text:p>
          </table:table-cell>
          <table:table-cell office:value-type="float" office:value="0.0250963164829812" calcext:value-type="float">
            <text:p>0.025096316482981</text:p>
          </table:table-cell>
          <table:table-cell office:value-type="float" office:value="0.0241200278332069" calcext:value-type="float">
            <text:p>0.024120027833207</text:p>
          </table:table-cell>
          <table:table-cell table:number-columns-repeated="4"/>
          <table:table-cell office:value-type="float" office:value="0.0425498190428021" calcext:value-type="float">
            <text:p>0.0425498190428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004410988048" calcext:value-type="float">
            <text:p>0.011200441098805</text:p>
          </table:table-cell>
          <table:table-cell office:value-type="float" office:value="0.0179109885822254" calcext:value-type="float">
            <text:p>0.017910988582225</text:p>
          </table:table-cell>
          <table:table-cell office:value-type="float" office:value="0.0250853047050814" calcext:value-type="float">
            <text:p>0.025085304705081</text:p>
          </table:table-cell>
          <table:table-cell office:value-type="float" office:value="0.0318234284337734" calcext:value-type="float">
            <text:p>0.031823428433773</text:p>
          </table:table-cell>
          <table:table-cell table:number-columns-repeated="4"/>
          <table:table-cell office:value-type="float" office:value="0.0478968590662274" calcext:value-type="float">
            <text:p>0.0478968590662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515795139015" calcext:value-type="float">
            <text:p>0.017951579513902</text:p>
          </table:table-cell>
          <table:table-cell office:value-type="float" office:value="0.0158853790494081" calcext:value-type="float">
            <text:p>0.015885379049408</text:p>
          </table:table-cell>
          <table:table-cell office:value-type="float" office:value="0.0178225956473226" calcext:value-type="float">
            <text:p>0.017822595647323</text:p>
          </table:table-cell>
          <table:table-cell office:value-type="float" office:value="0.0159595750509878" calcext:value-type="float">
            <text:p>0.015959575050988</text:p>
          </table:table-cell>
          <table:table-cell table:number-columns-repeated="4"/>
          <table:table-cell office:value-type="float" office:value="0.040697764321375" calcext:value-type="float">
            <text:p>0.0406977643213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921355996615" calcext:value-type="float">
            <text:p>0.011192135599662</text:p>
          </table:table-cell>
          <table:table-cell office:value-type="float" office:value="0.0178126438445104" calcext:value-type="float">
            <text:p>0.01781264384451</text:p>
          </table:table-cell>
          <table:table-cell office:value-type="float" office:value="0.00799178395928475" calcext:value-type="float">
            <text:p>0.007991783959285</text:p>
          </table:table-cell>
          <table:table-cell office:value-type="float" office:value="0.0159194142808886" calcext:value-type="float">
            <text:p>0.015919414280889</text:p>
          </table:table-cell>
          <table:table-cell table:number-columns-repeated="4"/>
          <table:table-cell office:value-type="float" office:value="0.0407329548460923" calcext:value-type="float">
            <text:p>0.0407329548460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674622661278" calcext:value-type="float">
            <text:p>0.008026746226613</text:p>
          </table:table-cell>
          <table:table-cell office:value-type="float" office:value="0.0177984124702283" calcext:value-type="float">
            <text:p>0.017798412470228</text:p>
          </table:table-cell>
          <table:table-cell office:value-type="float" office:value="0.0286217851581739" calcext:value-type="float">
            <text:p>0.028621785158174</text:p>
          </table:table-cell>
          <table:table-cell office:value-type="float" office:value="0.0179061327374632" calcext:value-type="float">
            <text:p>0.017906132737463</text:p>
          </table:table-cell>
          <table:table-cell table:number-columns-repeated="4"/>
          <table:table-cell office:value-type="float" office:value="0.0482760122159169" calcext:value-type="float">
            <text:p>0.0482760122159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3340508313874" calcext:value-type="float">
            <text:p>0.007933405083139</text:p>
          </table:table-cell>
          <table:table-cell office:value-type="float" office:value="0.0159150650937418" calcext:value-type="float">
            <text:p>0.015915065093742</text:p>
          </table:table-cell>
          <table:table-cell office:value-type="float" office:value="0.0113204020045041" calcext:value-type="float">
            <text:p>0.011320402004504</text:p>
          </table:table-cell>
          <table:table-cell office:value-type="float" office:value="0.0176797740575957" calcext:value-type="float">
            <text:p>0.017679774057596</text:p>
          </table:table-cell>
          <table:table-cell table:number-columns-repeated="4"/>
          <table:table-cell office:value-type="float" office:value="0.0397272901208015" calcext:value-type="float">
            <text:p>0.0397272901208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80176585063" calcext:value-type="float">
            <text:p>0.015880176585063</text:p>
          </table:table-cell>
          <table:table-cell office:value-type="float" office:value="0.0112445837177147" calcext:value-type="float">
            <text:p>0.011244583717715</text:p>
          </table:table-cell>
          <table:table-cell office:value-type="float" office:value="0.0235772811080623" calcext:value-type="float">
            <text:p>0.023577281108062</text:p>
          </table:table-cell>
          <table:table-cell office:value-type="float" office:value="0.0240789945040655" calcext:value-type="float">
            <text:p>0.024078994504066</text:p>
          </table:table-cell>
          <table:table-cell table:number-columns-repeated="4"/>
          <table:table-cell office:value-type="float" office:value="0.0399823838602597" calcext:value-type="float">
            <text:p>0.039982383860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967208815186" calcext:value-type="float">
            <text:p>0.017696720881519</text:p>
          </table:table-cell>
          <table:table-cell office:value-type="float" office:value="0.0176807072892676" calcext:value-type="float">
            <text:p>0.017680707289268</text:p>
          </table:table-cell>
          <table:table-cell office:value-type="float" office:value="0.0181261984838046" calcext:value-type="float">
            <text:p>0.018126198483805</text:p>
          </table:table-cell>
          <table:table-cell office:value-type="float" office:value="0.0177060086923922" calcext:value-type="float">
            <text:p>0.017706008692392</text:p>
          </table:table-cell>
          <table:table-cell table:number-columns-repeated="4"/>
          <table:table-cell office:value-type="float" office:value="0.0480205165781279" calcext:value-type="float">
            <text:p>0.0480205165781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0920713406881" calcext:value-type="float">
            <text:p>0.018092071340688</text:p>
          </table:table-cell>
          <table:table-cell office:value-type="float" office:value="0.0179773525340317" calcext:value-type="float">
            <text:p>0.017977352534032</text:p>
          </table:table-cell>
          <table:table-cell office:value-type="float" office:value="0.0176638243746196" calcext:value-type="float">
            <text:p>0.01766382437462</text:p>
          </table:table-cell>
          <table:table-cell office:value-type="float" office:value="0.0239840346754033" calcext:value-type="float">
            <text:p>0.023984034675403</text:p>
          </table:table-cell>
          <table:table-cell table:number-columns-repeated="4"/>
          <table:table-cell office:value-type="float" office:value="0.0425347550326706" calcext:value-type="float">
            <text:p>0.0425347550326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440521684564" calcext:value-type="float">
            <text:p>0.017644052168456</text:p>
          </table:table-cell>
          <table:table-cell office:value-type="float" office:value="0.0176951516029635" calcext:value-type="float">
            <text:p>0.017695151602964</text:p>
          </table:table-cell>
          <table:table-cell office:value-type="float" office:value="0.015991368184669" calcext:value-type="float">
            <text:p>0.015991368184669</text:p>
          </table:table-cell>
          <table:table-cell office:value-type="float" office:value="0.0238560323972599" calcext:value-type="float">
            <text:p>0.02385603239726</text:p>
          </table:table-cell>
          <table:table-cell table:number-columns-repeated="4"/>
          <table:table-cell office:value-type="float" office:value="0.0489098736501594" calcext:value-type="float">
            <text:p>0.0489098736501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214139584011" calcext:value-type="float">
            <text:p>0.00798214139584</text:p>
          </table:table-cell>
          <table:table-cell office:value-type="float" office:value="0.0160707152176037" calcext:value-type="float">
            <text:p>0.016070715217604</text:p>
          </table:table-cell>
          <table:table-cell office:value-type="float" office:value="0.0159539901103081" calcext:value-type="float">
            <text:p>0.015953990110308</text:p>
          </table:table-cell>
          <table:table-cell office:value-type="float" office:value="0.0253073925852709" calcext:value-type="float">
            <text:p>0.025307392585271</text:p>
          </table:table-cell>
          <table:table-cell table:number-columns-repeated="4"/>
          <table:table-cell office:value-type="float" office:value="0.0531946506851528" calcext:value-type="float">
            <text:p>0.0531946506851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142264231686" calcext:value-type="float">
            <text:p>0.011314226423169</text:p>
          </table:table-cell>
          <table:table-cell office:value-type="float" office:value="0.0176403684701227" calcext:value-type="float">
            <text:p>0.017640368470123</text:p>
          </table:table-cell>
          <table:table-cell office:value-type="float" office:value="0.0177044377662614" calcext:value-type="float">
            <text:p>0.017704437766261</text:p>
          </table:table-cell>
          <table:table-cell office:value-type="float" office:value="0.015783398528269" calcext:value-type="float">
            <text:p>0.015783398528269</text:p>
          </table:table-cell>
          <table:table-cell table:number-columns-repeated="4"/>
          <table:table-cell office:value-type="float" office:value="0.0718160777853446" calcext:value-type="float">
            <text:p>0.0718160777853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652344372273" calcext:value-type="float">
            <text:p>0.011265234437227</text:p>
          </table:table-cell>
          <table:table-cell office:value-type="float" office:value="0.011344564343011" calcext:value-type="float">
            <text:p>0.011344564343011</text:p>
          </table:table-cell>
          <table:table-cell office:value-type="float" office:value="0.0240340142031464" calcext:value-type="float">
            <text:p>0.024034014203146</text:p>
          </table:table-cell>
          <table:table-cell office:value-type="float" office:value="0.0253807602603882" calcext:value-type="float">
            <text:p>0.025380760260388</text:p>
          </table:table-cell>
          <table:table-cell table:number-columns-repeated="4"/>
          <table:table-cell office:value-type="float" office:value="0.0845968414928445" calcext:value-type="float">
            <text:p>0.0845968414928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513204332482" calcext:value-type="float">
            <text:p>0.015951320433248</text:p>
          </table:table-cell>
          <table:table-cell office:value-type="float" office:value="0.0225589168689272" calcext:value-type="float">
            <text:p>0.022558916868927</text:p>
          </table:table-cell>
          <table:table-cell office:value-type="float" office:value="0.0112364680683083" calcext:value-type="float">
            <text:p>0.011236468068308</text:p>
          </table:table-cell>
          <table:table-cell office:value-type="float" office:value="0.0249268066888843" calcext:value-type="float">
            <text:p>0.024926806688884</text:p>
          </table:table-cell>
          <table:table-cell table:number-columns-repeated="4"/>
          <table:table-cell office:value-type="float" office:value="0.0613740630459419" calcext:value-type="float">
            <text:p>0.0613740630459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757580814715" calcext:value-type="float">
            <text:p>0.017875758081472</text:p>
          </table:table-cell>
          <table:table-cell office:value-type="float" office:value="0.0158647696389835" calcext:value-type="float">
            <text:p>0.015864769638984</text:p>
          </table:table-cell>
          <table:table-cell office:value-type="float" office:value="0.0237265255095412" calcext:value-type="float">
            <text:p>0.023726525509541</text:p>
          </table:table-cell>
          <table:table-cell office:value-type="float" office:value="0.00793555149409803" calcext:value-type="float">
            <text:p>0.007935551494098</text:p>
          </table:table-cell>
          <table:table-cell table:number-columns-repeated="4"/>
          <table:table-cell office:value-type="float" office:value="0.0484935758907451" calcext:value-type="float">
            <text:p>0.0484935758907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192319724232" calcext:value-type="float">
            <text:p>0.011219231972423</text:p>
          </table:table-cell>
          <table:table-cell office:value-type="float" office:value="0.0178773595587997" calcext:value-type="float">
            <text:p>0.0178773595588</text:p>
          </table:table-cell>
          <table:table-cell office:value-type="float" office:value="0.0160872962145431" calcext:value-type="float">
            <text:p>0.016087296214543</text:p>
          </table:table-cell>
          <table:table-cell office:value-type="float" office:value="0.0255679022572285" calcext:value-type="float">
            <text:p>0.025567902257229</text:p>
          </table:table-cell>
          <table:table-cell table:number-columns-repeated="4"/>
          <table:table-cell office:value-type="float" office:value="0.0397014936675321" calcext:value-type="float">
            <text:p>0.0397014936675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2613269902236" calcext:value-type="float">
            <text:p>0.022613269902236</text:p>
          </table:table-cell>
          <table:table-cell office:value-type="float" office:value="0.0160344980503097" calcext:value-type="float">
            <text:p>0.01603449805031</text:p>
          </table:table-cell>
          <table:table-cell office:value-type="float" office:value="0.0238525050708008" calcext:value-type="float">
            <text:p>0.023852505070801</text:p>
          </table:table-cell>
          <table:table-cell office:value-type="float" office:value="0.0234614876883655" calcext:value-type="float">
            <text:p>0.023461487688366</text:p>
          </table:table-cell>
          <table:table-cell table:number-columns-repeated="4"/>
          <table:table-cell office:value-type="float" office:value="0.028816708594802" calcext:value-type="float">
            <text:p>0.0288167085948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789075735371" calcext:value-type="float">
            <text:p>0.017678907573537</text:p>
          </table:table-cell>
          <table:table-cell office:value-type="float" office:value="0.0176452472118474" calcext:value-type="float">
            <text:p>0.017645247211847</text:p>
          </table:table-cell>
          <table:table-cell office:value-type="float" office:value="0.0239538091639247" calcext:value-type="float">
            <text:p>0.023953809163925</text:p>
          </table:table-cell>
          <table:table-cell office:value-type="float" office:value="0.018175728991053" calcext:value-type="float">
            <text:p>0.018175728991053</text:p>
          </table:table-cell>
          <table:table-cell table:number-columns-repeated="4"/>
          <table:table-cell office:value-type="float" office:value="0.0481999475017333" calcext:value-type="float">
            <text:p>0.0481999475017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485219435585" calcext:value-type="float">
            <text:p>0.017948521943559</text:p>
          </table:table-cell>
          <table:table-cell office:value-type="float" office:value="0.01597827051758" calcext:value-type="float">
            <text:p>0.01597827051758</text:p>
          </table:table-cell>
          <table:table-cell office:value-type="float" office:value="0.0177762150987191" calcext:value-type="float">
            <text:p>0.017776215098719</text:p>
          </table:table-cell>
          <table:table-cell office:value-type="float" office:value="0.0237804240553825" calcext:value-type="float">
            <text:p>0.023780424055383</text:p>
          </table:table-cell>
          <table:table-cell table:number-columns-repeated="4"/>
          <table:table-cell office:value-type="float" office:value="0.0431357844935583" calcext:value-type="float">
            <text:p>0.0431357844935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39448561356" calcext:value-type="float">
            <text:p>0.011223944856136</text:p>
          </table:table-cell>
          <table:table-cell office:value-type="float" office:value="0.0178046295598163" calcext:value-type="float">
            <text:p>0.017804629559816</text:p>
          </table:table-cell>
          <table:table-cell office:value-type="float" office:value="0.0112434540672135" calcext:value-type="float">
            <text:p>0.011243454067214</text:p>
          </table:table-cell>
          <table:table-cell office:value-type="float" office:value="0.0239607424206928" calcext:value-type="float">
            <text:p>0.023960742420693</text:p>
          </table:table-cell>
          <table:table-cell table:number-columns-repeated="4"/>
          <table:table-cell office:value-type="float" office:value="0.0427307762575897" calcext:value-type="float">
            <text:p>0.042730776257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4615614851706" calcext:value-type="float">
            <text:p>0.007846156148517</text:p>
          </table:table-cell>
          <table:table-cell office:value-type="float" office:value="0.017827270737515" calcext:value-type="float">
            <text:p>0.017827270737515</text:p>
          </table:table-cell>
          <table:table-cell office:value-type="float" office:value="0.0160286767937327" calcext:value-type="float">
            <text:p>0.016028676793733</text:p>
          </table:table-cell>
          <table:table-cell office:value-type="float" office:value="0.0159214084528428" calcext:value-type="float">
            <text:p>0.015921408452843</text:p>
          </table:table-cell>
          <table:table-cell table:number-columns-repeated="4"/>
          <table:table-cell office:value-type="float" office:value="0.050508294275375" calcext:value-type="float">
            <text:p>0.0505082942753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388392118063" calcext:value-type="float">
            <text:p>0.011338839211806</text:p>
          </table:table-cell>
          <table:table-cell office:value-type="float" office:value="0.0178082469302296" calcext:value-type="float">
            <text:p>0.01780824693023</text:p>
          </table:table-cell>
          <table:table-cell office:value-type="float" office:value="0.015917752852483" calcext:value-type="float">
            <text:p>0.015917752852483</text:p>
          </table:table-cell>
          <table:table-cell office:value-type="float" office:value="0.023955587708945" calcext:value-type="float">
            <text:p>0.023955587708945</text:p>
          </table:table-cell>
          <table:table-cell table:number-columns-repeated="4"/>
          <table:table-cell office:value-type="float" office:value="0.0427342526312259" calcext:value-type="float">
            <text:p>0.0427342526312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8177531826759" calcext:value-type="float">
            <text:p>0.008081775318268</text:p>
          </table:table-cell>
          <table:table-cell office:value-type="float" office:value="0.0158276518546332" calcext:value-type="float">
            <text:p>0.015827651854633</text:p>
          </table:table-cell>
          <table:table-cell office:value-type="float" office:value="0.0177107900336121" calcext:value-type="float">
            <text:p>0.017710790033612</text:p>
          </table:table-cell>
          <table:table-cell office:value-type="float" office:value="0.025108573698631" calcext:value-type="float">
            <text:p>0.025108573698631</text:p>
          </table:table-cell>
          <table:table-cell table:number-columns-repeated="4"/>
          <table:table-cell office:value-type="float" office:value="0.0429701818934927" calcext:value-type="float">
            <text:p>0.0429701818934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543418986415" calcext:value-type="float">
            <text:p>0.017754341898642</text:p>
          </table:table-cell>
          <table:table-cell office:value-type="float" office:value="0.00805326984370711" calcext:value-type="float">
            <text:p>0.008053269843707</text:p>
          </table:table-cell>
          <table:table-cell office:value-type="float" office:value="0.0239671318668123" calcext:value-type="float">
            <text:p>0.023967131866812</text:p>
          </table:table-cell>
          <table:table-cell office:value-type="float" office:value="0.0160033881685004" calcext:value-type="float">
            <text:p>0.0160033881685</text:p>
          </table:table-cell>
          <table:table-cell table:number-columns-repeated="4"/>
          <table:table-cell office:value-type="float" office:value="0.0356779384009331" calcext:value-type="float">
            <text:p>0.0356779384009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133632425375" calcext:value-type="float">
            <text:p>0.011313363242538</text:p>
          </table:table-cell>
          <table:table-cell office:value-type="float" office:value="0.0175773871088824" calcext:value-type="float">
            <text:p>0.017577387108882</text:p>
          </table:table-cell>
          <table:table-cell office:value-type="float" office:value="0.0159745887622305" calcext:value-type="float">
            <text:p>0.015974588762231</text:p>
          </table:table-cell>
          <table:table-cell office:value-type="float" office:value="0.0176769749535857" calcext:value-type="float">
            <text:p>0.017676974953586</text:p>
          </table:table-cell>
          <table:table-cell table:number-columns-repeated="4"/>
          <table:table-cell office:value-type="float" office:value="0.0504210276106794" calcext:value-type="float">
            <text:p>0.0504210276106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65152576199" calcext:value-type="float">
            <text:p>0.01122651525762</text:p>
          </table:table-cell>
          <table:table-cell office:value-type="float" office:value="0.0113582934751279" calcext:value-type="float">
            <text:p>0.011358293475128</text:p>
          </table:table-cell>
          <table:table-cell office:value-type="float" office:value="0.0237061420117683" calcext:value-type="float">
            <text:p>0.023706142011768</text:p>
          </table:table-cell>
          <table:table-cell office:value-type="float" office:value="0.0160665291495968" calcext:value-type="float">
            <text:p>0.016066529149597</text:p>
          </table:table-cell>
          <table:table-cell table:number-columns-repeated="4"/>
          <table:table-cell office:value-type="float" office:value="0.0326933233854744" calcext:value-type="float">
            <text:p>0.0326933233854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0374015109359" calcext:value-type="float">
            <text:p>0.008003740151094</text:p>
          </table:table-cell>
          <table:table-cell office:value-type="float" office:value="0.0112254104780274" calcext:value-type="float">
            <text:p>0.011225410478027</text:p>
          </table:table-cell>
          <table:table-cell office:value-type="float" office:value="0.0179594859269217" calcext:value-type="float">
            <text:p>0.017959485926922</text:p>
          </table:table-cell>
          <table:table-cell office:value-type="float" office:value="0.0237262570780475" calcext:value-type="float">
            <text:p>0.023726257078048</text:p>
          </table:table-cell>
          <table:table-cell table:number-columns-repeated="4"/>
          <table:table-cell office:value-type="float" office:value="0.0432620279932578" calcext:value-type="float">
            <text:p>0.0432620279932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3808965946752" calcext:value-type="float">
            <text:p>0.007938089659468</text:p>
          </table:table-cell>
          <table:table-cell office:value-type="float" office:value="0.0178436528857098" calcext:value-type="float">
            <text:p>0.01784365288571</text:p>
          </table:table-cell>
          <table:table-cell office:value-type="float" office:value="0.0158744968614754" calcext:value-type="float">
            <text:p>0.015874496861475</text:p>
          </table:table-cell>
          <table:table-cell office:value-type="float" office:value="0.0158935956559138" calcext:value-type="float">
            <text:p>0.015893595655914</text:p>
          </table:table-cell>
          <table:table-cell table:number-columns-repeated="4"/>
          <table:table-cell office:value-type="float" office:value="0.0498633592702009" calcext:value-type="float">
            <text:p>0.0498633592702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758422348775" calcext:value-type="float">
            <text:p>0.017675842234878</text:p>
          </table:table-cell>
          <table:table-cell office:value-type="float" office:value="0.0178627524541692" calcext:value-type="float">
            <text:p>0.017862752454169</text:p>
          </table:table-cell>
          <table:table-cell office:value-type="float" office:value="0.0112292994165701" calcext:value-type="float">
            <text:p>0.01122929941657</text:p>
          </table:table-cell>
          <table:table-cell office:value-type="float" office:value="0.0178859852092907" calcext:value-type="float">
            <text:p>0.017885985209291</text:p>
          </table:table-cell>
          <table:table-cell table:number-columns-repeated="4"/>
          <table:table-cell office:value-type="float" office:value="0.0329830835182405" calcext:value-type="float">
            <text:p>0.0329830835182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986489104925" calcext:value-type="float">
            <text:p>0.017798648910493</text:p>
          </table:table-cell>
          <table:table-cell office:value-type="float" office:value="0.0160391581008321" calcext:value-type="float">
            <text:p>0.016039158100832</text:p>
          </table:table-cell>
          <table:table-cell office:value-type="float" office:value="0.0178985806369907" calcext:value-type="float">
            <text:p>0.017898580636991</text:p>
          </table:table-cell>
          <table:table-cell office:value-type="float" office:value="0.0250708427087296" calcext:value-type="float">
            <text:p>0.02507084270873</text:p>
          </table:table-cell>
          <table:table-cell table:number-columns-repeated="4"/>
          <table:table-cell office:value-type="float" office:value="0.0608088094441612" calcext:value-type="float">
            <text:p>0.0608088094441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171406304849" calcext:value-type="float">
            <text:p>0.011317140630485</text:p>
          </table:table-cell>
          <table:table-cell office:value-type="float" office:value="0.0176111195111404" calcext:value-type="float">
            <text:p>0.01761111951114</text:p>
          </table:table-cell>
          <table:table-cell office:value-type="float" office:value="0.0160518029223339" calcext:value-type="float">
            <text:p>0.016051802922334</text:p>
          </table:table-cell>
          <table:table-cell office:value-type="float" office:value="0.0239195667340248" calcext:value-type="float">
            <text:p>0.023919566734025</text:p>
          </table:table-cell>
          <table:table-cell table:number-columns-repeated="4"/>
          <table:table-cell office:value-type="float" office:value="0.0499742992912969" calcext:value-type="float">
            <text:p>0.0499742992912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980682818411" calcext:value-type="float">
            <text:p>0.017898068281841</text:p>
          </table:table-cell>
          <table:table-cell office:value-type="float" office:value="0.0238902744657269" calcext:value-type="float">
            <text:p>0.023890274465727</text:p>
          </table:table-cell>
          <table:table-cell office:value-type="float" office:value="0.0111790156548017" calcext:value-type="float">
            <text:p>0.011179015654802</text:p>
          </table:table-cell>
          <table:table-cell office:value-type="float" office:value="0.0329939700004592" calcext:value-type="float">
            <text:p>0.032993970000459</text:p>
          </table:table-cell>
          <table:table-cell table:number-columns-repeated="4"/>
          <table:table-cell office:value-type="float" office:value="0.05391707196781" calcext:value-type="float">
            <text:p>0.053917071967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987494128723" calcext:value-type="float">
            <text:p>0.011198749412872</text:p>
          </table:table-cell>
          <table:table-cell office:value-type="float" office:value="0.0079927434046534" calcext:value-type="float">
            <text:p>0.007992743404653</text:p>
          </table:table-cell>
          <table:table-cell office:value-type="float" office:value="0.0160796795031532" calcext:value-type="float">
            <text:p>0.016079679503153</text:p>
          </table:table-cell>
          <table:table-cell office:value-type="float" office:value="0.0177903434910511" calcext:value-type="float">
            <text:p>0.017790343491051</text:p>
          </table:table-cell>
          <table:table-cell table:number-columns-repeated="4"/>
          <table:table-cell office:value-type="float" office:value="0.0568823805600446" calcext:value-type="float">
            <text:p>0.0568823805600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172304496262" calcext:value-type="float">
            <text:p>0.016017230449626</text:p>
          </table:table-cell>
          <table:table-cell office:value-type="float" office:value="0.0177688394950917" calcext:value-type="float">
            <text:p>0.017768839495092</text:p>
          </table:table-cell>
          <table:table-cell office:value-type="float" office:value="0.0158327303063075" calcext:value-type="float">
            <text:p>0.015832730306308</text:p>
          </table:table-cell>
          <table:table-cell office:value-type="float" office:value="0.015788270323478" calcext:value-type="float">
            <text:p>0.015788270323478</text:p>
          </table:table-cell>
          <table:table-cell table:number-columns-repeated="4"/>
          <table:table-cell office:value-type="float" office:value="0.0408094361052612" calcext:value-type="float">
            <text:p>0.0408094361052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4090005490361" calcext:value-type="float">
            <text:p>0.007940900054904</text:p>
          </table:table-cell>
          <table:table-cell office:value-type="float" office:value="0.0254036077231468" calcext:value-type="float">
            <text:p>0.025403607723147</text:p>
          </table:table-cell>
          <table:table-cell office:value-type="float" office:value="0.0178695933692665" calcext:value-type="float">
            <text:p>0.017869593369267</text:p>
          </table:table-cell>
          <table:table-cell office:value-type="float" office:value="0.0255518448635567" calcext:value-type="float">
            <text:p>0.025551844863557</text:p>
          </table:table-cell>
          <table:table-cell table:number-columns-repeated="4"/>
          <table:table-cell office:value-type="float" office:value="0.0531878127835982" calcext:value-type="float">
            <text:p>0.0531878127835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792444174899353" calcext:value-type="float">
            <text:p>0.007924441748994</text:p>
          </table:table-cell>
          <table:table-cell office:value-type="float" office:value="0.0251960028478566" calcext:value-type="float">
            <text:p>0.025196002847857</text:p>
          </table:table-cell>
          <table:table-cell office:value-type="float" office:value="0.0111975232600808" calcext:value-type="float">
            <text:p>0.011197523260081</text:p>
          </table:table-cell>
          <table:table-cell table:number-columns-repeated="4"/>
          <table:table-cell office:value-type="float" office:value="0.0539003392436813" calcext:value-type="float">
            <text:p>0.0539003392436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012025242299" calcext:value-type="float">
            <text:p>0.01120120252423</text:p>
          </table:table-cell>
          <table:table-cell office:value-type="float" office:value="0.0177745980041643" calcext:value-type="float">
            <text:p>0.017774598004164</text:p>
          </table:table-cell>
          <table:table-cell office:value-type="float" office:value="0.0176583368867462" calcext:value-type="float">
            <text:p>0.017658336886746</text:p>
          </table:table-cell>
          <table:table-cell office:value-type="float" office:value="0.0252872726979294" calcext:value-type="float">
            <text:p>0.025287272697929</text:p>
          </table:table-cell>
          <table:table-cell table:number-columns-repeated="4"/>
          <table:table-cell office:value-type="float" office:value="0.0425338739581195" calcext:value-type="float">
            <text:p>0.042533873958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191043040443" calcext:value-type="float">
            <text:p>0.008021910430404</text:p>
          </table:table-cell>
          <table:table-cell office:value-type="float" office:value="0.0112949657084459" calcext:value-type="float">
            <text:p>0.011294965708446</text:p>
          </table:table-cell>
          <table:table-cell office:value-type="float" office:value="0.0160514343446714" calcext:value-type="float">
            <text:p>0.016051434344671</text:p>
          </table:table-cell>
          <table:table-cell office:value-type="float" office:value="0.025182847289972" calcext:value-type="float">
            <text:p>0.025182847289972</text:p>
          </table:table-cell>
          <table:table-cell table:number-columns-repeated="4"/>
          <table:table-cell office:value-type="float" office:value="0.0486592231292018" calcext:value-type="float">
            <text:p>0.0486592231292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775916567297" calcext:value-type="float">
            <text:p>0.01587759165673</text:p>
          </table:table-cell>
          <table:table-cell office:value-type="float" office:value="0.0159945697147194" calcext:value-type="float">
            <text:p>0.015994569714719</text:p>
          </table:table-cell>
          <table:table-cell office:value-type="float" office:value="0.00789893709180572" calcext:value-type="float">
            <text:p>0.007898937091806</text:p>
          </table:table-cell>
          <table:table-cell office:value-type="float" office:value="0.0239017557456354" calcext:value-type="float">
            <text:p>0.023901755745635</text:p>
          </table:table-cell>
          <table:table-cell table:number-columns-repeated="4"/>
          <table:table-cell office:value-type="float" office:value="0.0405558392582055" calcext:value-type="float">
            <text:p>0.0405558392582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87680391544" calcext:value-type="float">
            <text:p>0.015987680391544</text:p>
          </table:table-cell>
          <table:table-cell office:value-type="float" office:value="0.0158457998828841" calcext:value-type="float">
            <text:p>0.015845799882884</text:p>
          </table:table-cell>
          <table:table-cell office:value-type="float" office:value="0.0160379621716595" calcext:value-type="float">
            <text:p>0.01603796217166</text:p>
          </table:table-cell>
          <table:table-cell office:value-type="float" office:value="0.0250990234424804" calcext:value-type="float">
            <text:p>0.02509902344248</text:p>
          </table:table-cell>
          <table:table-cell table:number-columns-repeated="4"/>
          <table:table-cell office:value-type="float" office:value="0.0410218776219152" calcext:value-type="float">
            <text:p>0.0410218776219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78883643886275" calcext:value-type="float">
            <text:p>0.007788836438863</text:p>
          </table:table-cell>
          <table:table-cell office:value-type="float" office:value="0.0113578584997901" calcext:value-type="float">
            <text:p>0.01135785849979</text:p>
          </table:table-cell>
          <table:table-cell office:value-type="float" office:value="0.015885168478899" calcext:value-type="float">
            <text:p>0.015885168478899</text:p>
          </table:table-cell>
          <table:table-cell office:value-type="float" office:value="0.0179628912665323" calcext:value-type="float">
            <text:p>0.017962891266532</text:p>
          </table:table-cell>
          <table:table-cell table:number-columns-repeated="4"/>
          <table:table-cell office:value-type="float" office:value="0.0403814771759749" calcext:value-type="float">
            <text:p>0.0403814771759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3205983007419" calcext:value-type="float">
            <text:p>0.016320598300742</text:p>
          </table:table-cell>
          <table:table-cell office:value-type="float" office:value="0.0157073271205134" calcext:value-type="float">
            <text:p>0.015707327120513</text:p>
          </table:table-cell>
          <table:table-cell office:value-type="float" office:value="0.0238879613932297" calcext:value-type="float">
            <text:p>0.02388796139323</text:p>
          </table:table-cell>
          <table:table-cell office:value-type="float" office:value="0.0249987821337782" calcext:value-type="float">
            <text:p>0.024998782133778</text:p>
          </table:table-cell>
          <table:table-cell table:number-columns-repeated="4"/>
          <table:table-cell office:value-type="float" office:value="0.0505947055313305" calcext:value-type="float">
            <text:p>0.0505947055313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2378303934502" calcext:value-type="float">
            <text:p>0.007923783039345</text:p>
          </table:table-cell>
          <table:table-cell office:value-type="float" office:value="0.0161049935684528" calcext:value-type="float">
            <text:p>0.016104993568453</text:p>
          </table:table-cell>
          <table:table-cell office:value-type="float" office:value="0.0237445242664592" calcext:value-type="float">
            <text:p>0.023744524266459</text:p>
          </table:table-cell>
          <table:table-cell office:value-type="float" office:value="0.0160711154706802" calcext:value-type="float">
            <text:p>0.01607111547068</text:p>
          </table:table-cell>
          <table:table-cell table:number-columns-repeated="4"/>
          <table:table-cell office:value-type="float" office:value="0.0404359904065009" calcext:value-type="float">
            <text:p>0.0404359904065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5053359871191" calcext:value-type="float">
            <text:p>0.007950533598712</text:p>
          </table:table-cell>
          <table:table-cell office:value-type="float" office:value="0.0112709497118743" calcext:value-type="float">
            <text:p>0.011270949711874</text:p>
          </table:table-cell>
          <table:table-cell office:value-type="float" office:value="0.0180871865895884" calcext:value-type="float">
            <text:p>0.018087186589588</text:p>
          </table:table-cell>
          <table:table-cell office:value-type="float" office:value="0.0177005283733145" calcext:value-type="float">
            <text:p>0.017700528373315</text:p>
          </table:table-cell>
          <table:table-cell table:number-columns-repeated="4"/>
          <table:table-cell office:value-type="float" office:value="0.0485650235504134" calcext:value-type="float">
            <text:p>0.0485650235504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856391219589" calcext:value-type="float">
            <text:p>0.015985639121959</text:p>
          </table:table-cell>
          <table:table-cell office:value-type="float" office:value="0.0176282331114773" calcext:value-type="float">
            <text:p>0.017628233111477</text:p>
          </table:table-cell>
          <table:table-cell office:value-type="float" office:value="0.0157199547250144" calcext:value-type="float">
            <text:p>0.015719954725014</text:p>
          </table:table-cell>
          <table:table-cell office:value-type="float" office:value="0.0249682875499897" calcext:value-type="float">
            <text:p>0.02496828754999</text:p>
          </table:table-cell>
          <table:table-cell table:number-columns-repeated="4"/>
          <table:table-cell office:value-type="float" office:value="0.0397061541024817" calcext:value-type="float">
            <text:p>0.0397061541024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285095798065" calcext:value-type="float">
            <text:p>0.011328509579807</text:p>
          </table:table-cell>
          <table:table-cell office:value-type="float" office:value="0.0178887144200733" calcext:value-type="float">
            <text:p>0.017888714420073</text:p>
          </table:table-cell>
          <table:table-cell office:value-type="float" office:value="0.00806009466177447" calcext:value-type="float">
            <text:p>0.008060094661774</text:p>
          </table:table-cell>
          <table:table-cell office:value-type="float" office:value="0.0180289132810834" calcext:value-type="float">
            <text:p>0.018028913281083</text:p>
          </table:table-cell>
          <table:table-cell table:number-columns-repeated="4"/>
          <table:table-cell office:value-type="float" office:value="0.0485471880940537" calcext:value-type="float">
            <text:p>0.0485471880940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0605937904701" calcext:value-type="float">
            <text:p>0.01106059379047</text:p>
          </table:table-cell>
          <table:table-cell office:value-type="float" office:value="0.00796909870592193" calcext:value-type="float">
            <text:p>0.007969098705922</text:p>
          </table:table-cell>
          <table:table-cell office:value-type="float" office:value="0.0177390291074249" calcext:value-type="float">
            <text:p>0.017739029107425</text:p>
          </table:table-cell>
          <table:table-cell office:value-type="float" office:value="0.0176720453548151" calcext:value-type="float">
            <text:p>0.017672045354815</text:p>
          </table:table-cell>
          <table:table-cell table:number-columns-repeated="4"/>
          <table:table-cell office:value-type="float" office:value="0.0481941203029965" calcext:value-type="float">
            <text:p>0.0481941203029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10135032034045" calcext:value-type="float">
            <text:p>0.00810135032034</text:p>
          </table:table-cell>
          <table:table-cell office:value-type="float" office:value="0.00795109125272654" calcext:value-type="float">
            <text:p>0.007951091252727</text:p>
          </table:table-cell>
          <table:table-cell office:value-type="float" office:value="0.0159273032442788" calcext:value-type="float">
            <text:p>0.015927303244279</text:p>
          </table:table-cell>
          <table:table-cell office:value-type="float" office:value="0.0253359627266769" calcext:value-type="float">
            <text:p>0.025335962726677</text:p>
          </table:table-cell>
          <table:table-cell table:number-columns-repeated="4"/>
          <table:table-cell office:value-type="float" office:value="0.0330139367231689" calcext:value-type="float">
            <text:p>0.0330139367231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011576219749" calcext:value-type="float">
            <text:p>0.015901157621975</text:p>
          </table:table-cell>
          <table:table-cell office:value-type="float" office:value="0.0250919011181545" calcext:value-type="float">
            <text:p>0.025091901118155</text:p>
          </table:table-cell>
          <table:table-cell office:value-type="float" office:value="0.0251912174186022" calcext:value-type="float">
            <text:p>0.025191217418602</text:p>
          </table:table-cell>
          <table:table-cell office:value-type="float" office:value="0.0251323144888106" calcext:value-type="float">
            <text:p>0.025132314488811</text:p>
          </table:table-cell>
          <table:table-cell table:number-columns-repeated="4"/>
          <table:table-cell office:value-type="float" office:value="0.039623855724449" calcext:value-type="float">
            <text:p>0.0396238557244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569180550773" calcext:value-type="float">
            <text:p>0.011256918055077</text:p>
          </table:table-cell>
          <table:table-cell office:value-type="float" office:value="0.00804781521682731" calcext:value-type="float">
            <text:p>0.008047815216827</text:p>
          </table:table-cell>
          <table:table-cell office:value-type="float" office:value="0.0251352673822824" calcext:value-type="float">
            <text:p>0.025135267382282</text:p>
          </table:table-cell>
          <table:table-cell office:value-type="float" office:value="0.0158379615294571" calcext:value-type="float">
            <text:p>0.015837961529457</text:p>
          </table:table-cell>
          <table:table-cell table:number-columns-repeated="4"/>
          <table:table-cell office:value-type="float" office:value="0.0430423225174471" calcext:value-type="float">
            <text:p>0.0430423225174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5491345182121" calcext:value-type="float">
            <text:p>0.017549134518212</text:p>
          </table:table-cell>
          <table:table-cell office:value-type="float" office:value="0.0176783743947917" calcext:value-type="float">
            <text:p>0.017678374394792</text:p>
          </table:table-cell>
          <table:table-cell office:value-type="float" office:value="0.0253684785270244" calcext:value-type="float">
            <text:p>0.025368478527024</text:p>
          </table:table-cell>
          <table:table-cell office:value-type="float" office:value="0.0160487933666734" calcext:value-type="float">
            <text:p>0.016048793366673</text:p>
          </table:table-cell>
          <table:table-cell table:number-columns-repeated="4"/>
          <table:table-cell office:value-type="float" office:value="0.0431681837560397" calcext:value-type="float">
            <text:p>0.043168183756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4832118569895" calcext:value-type="float">
            <text:p>0.01148321185699</text:p>
          </table:table-cell>
          <table:table-cell office:value-type="float" office:value="0.0160833790287018" calcext:value-type="float">
            <text:p>0.016083379028702</text:p>
          </table:table-cell>
          <table:table-cell office:value-type="float" office:value="0.0240036168780001" calcext:value-type="float">
            <text:p>0.024003616878</text:p>
          </table:table-cell>
          <table:table-cell table:number-columns-repeated="5"/>
          <table:table-cell office:value-type="float" office:value="0.0496374697629546" calcext:value-type="float">
            <text:p>0.0496374697629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251904156361" calcext:value-type="float">
            <text:p>0.007925190415636</text:p>
          </table:table-cell>
          <table:table-cell office:value-type="float" office:value="0.011178404703649" calcext:value-type="float">
            <text:p>0.011178404703649</text:p>
          </table:table-cell>
          <table:table-cell office:value-type="float" office:value="0.0157206323029207" calcext:value-type="float">
            <text:p>0.015720632302921</text:p>
          </table:table-cell>
          <table:table-cell table:number-columns-repeated="5"/>
          <table:table-cell office:value-type="float" office:value="0.0542821826642291" calcext:value-type="float">
            <text:p>0.0542821826642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445860401051" calcext:value-type="float">
            <text:p>0.011344586040105</text:p>
          </table:table-cell>
          <table:table-cell office:value-type="float" office:value="0.0241341378741547" calcext:value-type="float">
            <text:p>0.024134137874155</text:p>
          </table:table-cell>
          <table:table-cell office:value-type="float" office:value="0.0255106118389749" calcext:value-type="float">
            <text:p>0.025510611838975</text:p>
          </table:table-cell>
          <table:table-cell table:number-columns-repeated="5"/>
          <table:table-cell office:value-type="float" office:value="0.039522969529755" calcext:value-type="float">
            <text:p>0.0395229695297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03143117137" calcext:value-type="float">
            <text:p>0.011220314311714</text:p>
          </table:table-cell>
          <table:table-cell office:value-type="float" office:value="0.0176086727002865" calcext:value-type="float">
            <text:p>0.017608672700287</text:p>
          </table:table-cell>
          <table:table-cell office:value-type="float" office:value="0.0111747614509895" calcext:value-type="float">
            <text:p>0.01117476145099</text:p>
          </table:table-cell>
          <table:table-cell table:number-columns-repeated="5"/>
          <table:table-cell office:value-type="float" office:value="0.0328311119805117" calcext:value-type="float">
            <text:p>0.0328311119805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423629299224" calcext:value-type="float">
            <text:p>0.017842362929922</text:p>
          </table:table-cell>
          <table:table-cell office:value-type="float" office:value="0.0158228452649965" calcext:value-type="float">
            <text:p>0.015822845264997</text:p>
          </table:table-cell>
          <table:table-cell office:value-type="float" office:value="0.0160914622449684" calcext:value-type="float">
            <text:p>0.016091462244968</text:p>
          </table:table-cell>
          <table:table-cell table:number-columns-repeated="5"/>
          <table:table-cell office:value-type="float" office:value="0.0399091879630273" calcext:value-type="float">
            <text:p>0.0399091879630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4917746948766" calcext:value-type="float">
            <text:p>0.007949177469488</text:p>
          </table:table-cell>
          <table:table-cell office:value-type="float" office:value="0.0114398486452759" calcext:value-type="float">
            <text:p>0.011439848645276</text:p>
          </table:table-cell>
          <table:table-cell office:value-type="float" office:value="0.023554154530412" calcext:value-type="float">
            <text:p>0.023554154530412</text:p>
          </table:table-cell>
          <table:table-cell table:number-columns-repeated="5"/>
          <table:table-cell office:value-type="float" office:value="0.0319533761353616" calcext:value-type="float">
            <text:p>0.0319533761353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4973856768" calcext:value-type="float">
            <text:p>0.01774973856768</text:p>
          </table:table-cell>
          <table:table-cell office:value-type="float" office:value="0.0176879098179096" calcext:value-type="float">
            <text:p>0.01768790981791</text:p>
          </table:table-cell>
          <table:table-cell office:value-type="float" office:value="0.0178793703302007" calcext:value-type="float">
            <text:p>0.017879370330201</text:p>
          </table:table-cell>
          <table:table-cell table:number-columns-repeated="5"/>
          <table:table-cell office:value-type="float" office:value="0.0483524090240047" calcext:value-type="float">
            <text:p>0.0483524090240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78138956709105" calcext:value-type="float">
            <text:p>0.017813895670911</text:p>
          </table:table-cell>
          <table:table-cell office:value-type="float" office:value="0.0160547214263705" calcext:value-type="float">
            <text:p>0.016054721426371</text:p>
          </table:table-cell>
          <table:table-cell table:number-columns-repeated="5"/>
          <table:table-cell office:value-type="float" office:value="0.0408536366677697" calcext:value-type="float">
            <text:p>0.040853636667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9484585209185" calcext:value-type="float">
            <text:p>0.007994845852092</text:p>
          </table:table-cell>
          <table:table-cell office:value-type="float" office:value="0.017870512697377" calcext:value-type="float">
            <text:p>0.017870512697377</text:p>
          </table:table-cell>
          <table:table-cell office:value-type="float" office:value="0.0237943194281617" calcext:value-type="float">
            <text:p>0.023794319428162</text:p>
          </table:table-cell>
          <table:table-cell table:number-columns-repeated="5"/>
          <table:table-cell office:value-type="float" office:value="0.0394365328454105" calcext:value-type="float">
            <text:p>0.0394365328454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022256357046" calcext:value-type="float">
            <text:p>0.011102225635705</text:p>
          </table:table-cell>
          <table:table-cell office:value-type="float" office:value="0.0177694118114131" calcext:value-type="float">
            <text:p>0.017769411811413</text:p>
          </table:table-cell>
          <table:table-cell office:value-type="float" office:value="0.0112095003071184" calcext:value-type="float">
            <text:p>0.011209500307118</text:p>
          </table:table-cell>
          <table:table-cell table:number-columns-repeated="5"/>
          <table:table-cell office:value-type="float" office:value="0.0402282697726711" calcext:value-type="float">
            <text:p>0.0402282697726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4219174682237" calcext:value-type="float">
            <text:p>0.011421917468224</text:p>
          </table:table-cell>
          <table:table-cell office:value-type="float" office:value="0.00799914559907148" calcext:value-type="float">
            <text:p>0.007999145599071</text:p>
          </table:table-cell>
          <table:table-cell office:value-type="float" office:value="0.0241504891357555" calcext:value-type="float">
            <text:p>0.024150489135756</text:p>
          </table:table-cell>
          <table:table-cell table:number-columns-repeated="5"/>
          <table:table-cell office:value-type="float" office:value="0.0476657051130284" calcext:value-type="float">
            <text:p>0.0476657051130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155832692339" calcext:value-type="float">
            <text:p>0.011215583269234</text:p>
          </table:table-cell>
          <table:table-cell office:value-type="float" office:value="0.0159139781682419" calcext:value-type="float">
            <text:p>0.015913978168242</text:p>
          </table:table-cell>
          <table:table-cell office:value-type="float" office:value="0.0158613799232326" calcext:value-type="float">
            <text:p>0.015861379923233</text:p>
          </table:table-cell>
          <table:table-cell table:number-columns-repeated="5"/>
          <table:table-cell office:value-type="float" office:value="0.0325021066916331" calcext:value-type="float">
            <text:p>0.0325021066916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756217987777" calcext:value-type="float">
            <text:p>0.017875621798778</text:p>
          </table:table-cell>
          <table:table-cell office:value-type="float" office:value="0.0159609111596508" calcext:value-type="float">
            <text:p>0.015960911159651</text:p>
          </table:table-cell>
          <table:table-cell office:value-type="float" office:value="0.0112239660942995" calcext:value-type="float">
            <text:p>0.0112239660943</text:p>
          </table:table-cell>
          <table:table-cell table:number-columns-repeated="5"/>
          <table:table-cell office:value-type="float" office:value="0.0403163556809828" calcext:value-type="float">
            <text:p>0.0403163556809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682304874496" calcext:value-type="float">
            <text:p>0.01126823048745</text:p>
          </table:table-cell>
          <table:table-cell office:value-type="float" office:value="0.0158776517617844" calcext:value-type="float">
            <text:p>0.015877651761784</text:p>
          </table:table-cell>
          <table:table-cell office:value-type="float" office:value="0.0227215034236224" calcext:value-type="float">
            <text:p>0.022721503423622</text:p>
          </table:table-cell>
          <table:table-cell table:number-columns-repeated="5"/>
          <table:table-cell office:value-type="float" office:value="0.0453873367462274" calcext:value-type="float">
            <text:p>0.0453873367462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535863991016" calcext:value-type="float">
            <text:p>0.011253586399102</text:p>
          </table:table-cell>
          <table:table-cell office:value-type="float" office:value="0.0159256099343695" calcext:value-type="float">
            <text:p>0.01592560993437</text:p>
          </table:table-cell>
          <table:table-cell office:value-type="float" office:value="0.0157389194817866" calcext:value-type="float">
            <text:p>0.015738919481787</text:p>
          </table:table-cell>
          <table:table-cell table:number-columns-repeated="5"/>
          <table:table-cell office:value-type="float" office:value="0.0412633545795587" calcext:value-type="float">
            <text:p>0.0412633545795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431097236976" calcext:value-type="float">
            <text:p>0.017843109723698</text:p>
          </table:table-cell>
          <table:table-cell office:value-type="float" office:value="0.0178088894207148" calcext:value-type="float">
            <text:p>0.017808889420715</text:p>
          </table:table-cell>
          <table:table-cell office:value-type="float" office:value="0.0161363138851112" calcext:value-type="float">
            <text:p>0.016136313885111</text:p>
          </table:table-cell>
          <table:table-cell table:number-columns-repeated="5"/>
          <table:table-cell office:value-type="float" office:value="0.0400088520561962" calcext:value-type="float">
            <text:p>0.0400088520561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167951645366" calcext:value-type="float">
            <text:p>0.011316795164537</text:p>
          </table:table-cell>
          <table:table-cell office:value-type="float" office:value="0.0160102604818762" calcext:value-type="float">
            <text:p>0.016010260481876</text:p>
          </table:table-cell>
          <table:table-cell office:value-type="float" office:value="0.0176847413163489" calcext:value-type="float">
            <text:p>0.017684741316349</text:p>
          </table:table-cell>
          <table:table-cell table:number-columns-repeated="5"/>
          <table:table-cell office:value-type="float" office:value="0.050296365067252" calcext:value-type="float">
            <text:p>0.050296365067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6155371578539" calcext:value-type="float">
            <text:p>0.007861553715785</text:p>
          </table:table-cell>
          <table:table-cell office:value-type="float" office:value="0.0111293681497641" calcext:value-type="float">
            <text:p>0.011129368149764</text:p>
          </table:table-cell>
          <table:table-cell office:value-type="float" office:value="0.0179110569932133" calcext:value-type="float">
            <text:p>0.017911056993213</text:p>
          </table:table-cell>
          <table:table-cell table:number-columns-repeated="5"/>
          <table:table-cell office:value-type="float" office:value="0.0407293089504222" calcext:value-type="float">
            <text:p>0.0407293089504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1125104921566" calcext:value-type="float">
            <text:p>0.016112510492157</text:p>
          </table:table-cell>
          <table:table-cell office:value-type="float" office:value="0.0180172067342997" calcext:value-type="float">
            <text:p>0.0180172067343</text:p>
          </table:table-cell>
          <table:table-cell office:value-type="float" office:value="0.0237888312896319" calcext:value-type="float">
            <text:p>0.023788831289632</text:p>
          </table:table-cell>
          <table:table-cell table:number-columns-repeated="5"/>
          <table:table-cell office:value-type="float" office:value="0.0406664231681541" calcext:value-type="float">
            <text:p>0.0406664231681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462189445687" calcext:value-type="float">
            <text:p>0.015846218944569</text:p>
          </table:table-cell>
          <table:table-cell office:value-type="float" office:value="0.0176789742231416" calcext:value-type="float">
            <text:p>0.017678974223142</text:p>
          </table:table-cell>
          <table:table-cell office:value-type="float" office:value="0.0177729475235822" calcext:value-type="float">
            <text:p>0.017772947523582</text:p>
          </table:table-cell>
          <table:table-cell table:number-columns-repeated="5"/>
          <table:table-cell office:value-type="float" office:value="0.047571726703566" calcext:value-type="float">
            <text:p>0.0475717267035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992688967804" calcext:value-type="float">
            <text:p>0.01129926889678</text:p>
          </table:table-cell>
          <table:table-cell office:value-type="float" office:value="0.00796616240752787" calcext:value-type="float">
            <text:p>0.007966162407528</text:p>
          </table:table-cell>
          <table:table-cell office:value-type="float" office:value="0.0239991760536777" calcext:value-type="float">
            <text:p>0.023999176053678</text:p>
          </table:table-cell>
          <table:table-cell table:number-columns-repeated="5"/>
          <table:table-cell office:value-type="float" office:value="0.0401022657954561" calcext:value-type="float">
            <text:p>0.0401022657954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747327508065" calcext:value-type="float">
            <text:p>0.017774732750807</text:p>
          </table:table-cell>
          <table:table-cell office:value-type="float" office:value="0.0251395074264029" calcext:value-type="float">
            <text:p>0.025139507426403</text:p>
          </table:table-cell>
          <table:table-cell office:value-type="float" office:value="0.0160411210378167" calcext:value-type="float">
            <text:p>0.016041121037817</text:p>
          </table:table-cell>
          <table:table-cell table:number-columns-repeated="5"/>
          <table:table-cell office:value-type="float" office:value="0.047963805173851" calcext:value-type="float">
            <text:p>0.0479638051738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950753761206" calcext:value-type="float">
            <text:p>0.007969507537612</text:p>
          </table:table-cell>
          <table:table-cell office:value-type="float" office:value="0.0179538819677233" calcext:value-type="float">
            <text:p>0.017953881967723</text:p>
          </table:table-cell>
          <table:table-cell office:value-type="float" office:value="0.0247046919616813" calcext:value-type="float">
            <text:p>0.024704691961681</text:p>
          </table:table-cell>
          <table:table-cell table:number-columns-repeated="5"/>
          <table:table-cell office:value-type="float" office:value="0.041115409200026" calcext:value-type="float">
            <text:p>0.0411154092000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838736930045" calcext:value-type="float">
            <text:p>0.015783873693005</text:p>
          </table:table-cell>
          <table:table-cell office:value-type="float" office:value="0.0178123055432515" calcext:value-type="float">
            <text:p>0.017812305543252</text:p>
          </table:table-cell>
          <table:table-cell office:value-type="float" office:value="0.0162073650450172" calcext:value-type="float">
            <text:p>0.016207365045017</text:p>
          </table:table-cell>
          <table:table-cell table:number-columns-repeated="5"/>
          <table:table-cell office:value-type="float" office:value="0.0401936457623917" calcext:value-type="float">
            <text:p>0.0401936457623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1263736469588" calcext:value-type="float">
            <text:p>0.018126373646959</text:p>
          </table:table-cell>
          <table:table-cell office:value-type="float" office:value="0.015991307215583" calcext:value-type="float">
            <text:p>0.015991307215583</text:p>
          </table:table-cell>
          <table:table-cell office:value-type="float" office:value="0.0177300418021632" calcext:value-type="float">
            <text:p>0.017730041802163</text:p>
          </table:table-cell>
          <table:table-cell table:number-columns-repeated="5"/>
          <table:table-cell office:value-type="float" office:value="0.0489846232055387" calcext:value-type="float">
            <text:p>0.0489846232055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682808716707" calcext:value-type="float">
            <text:p>0.015868280871671</text:p>
          </table:table-cell>
          <table:table-cell office:value-type="float" office:value="0.0176591016047812" calcext:value-type="float">
            <text:p>0.017659101604781</text:p>
          </table:table-cell>
          <table:table-cell office:value-type="float" office:value="0.0178993321442735" calcext:value-type="float">
            <text:p>0.017899332144274</text:p>
          </table:table-cell>
          <table:table-cell table:number-columns-repeated="5"/>
          <table:table-cell office:value-type="float" office:value="0.039557411620019" calcext:value-type="float">
            <text:p>0.0395574116200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5201079908606" calcext:value-type="float">
            <text:p>0.007952010799086</text:p>
          </table:table-cell>
          <table:table-cell office:value-type="float" office:value="0.0113339210848422" calcext:value-type="float">
            <text:p>0.011333921084842</text:p>
          </table:table-cell>
          <table:table-cell office:value-type="float" office:value="0.00792409740983457" calcext:value-type="float">
            <text:p>0.007924097409835</text:p>
          </table:table-cell>
          <table:table-cell table:number-columns-repeated="5"/>
          <table:table-cell office:value-type="float" office:value="0.0484703592050337" calcext:value-type="float">
            <text:p>0.0484703592050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651872811525" calcext:value-type="float">
            <text:p>0.007986518728115</text:p>
          </table:table-cell>
          <table:table-cell office:value-type="float" office:value="0.0112252405312366" calcext:value-type="float">
            <text:p>0.011225240531237</text:p>
          </table:table-cell>
          <table:table-cell office:value-type="float" office:value="0.0253070062910086" calcext:value-type="float">
            <text:p>0.025307006291009</text:p>
          </table:table-cell>
          <table:table-cell table:number-columns-repeated="5"/>
          <table:table-cell office:value-type="float" office:value="0.0478223154630242" calcext:value-type="float">
            <text:p>0.047822315463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6519484342" calcext:value-type="float">
            <text:p>0.011286519484342</text:p>
          </table:table-cell>
          <table:table-cell office:value-type="float" office:value="0.0177749348746004" calcext:value-type="float">
            <text:p>0.0177749348746</text:p>
          </table:table-cell>
          <table:table-cell office:value-type="float" office:value="0.00794402839490653" calcext:value-type="float">
            <text:p>0.007944028394907</text:p>
          </table:table-cell>
          <table:table-cell table:number-columns-repeated="5"/>
          <table:table-cell office:value-type="float" office:value="0.0397448327881538" calcext:value-type="float">
            <text:p>0.0397448327881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5210125775998" calcext:value-type="float">
            <text:p>0.00795210125776</text:p>
          </table:table-cell>
          <table:table-cell office:value-type="float" office:value="0.00802071389506044" calcext:value-type="float">
            <text:p>0.00802071389506</text:p>
          </table:table-cell>
          <table:table-cell office:value-type="float" office:value="0.0240909346765986" calcext:value-type="float">
            <text:p>0.024090934676599</text:p>
          </table:table-cell>
          <table:table-cell table:number-columns-repeated="5"/>
          <table:table-cell office:value-type="float" office:value="0.0486299145346383" calcext:value-type="float">
            <text:p>0.0486299145346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47863512805" calcext:value-type="float">
            <text:p>0.017847863512805</text:p>
          </table:table-cell>
          <table:table-cell office:value-type="float" office:value="0.0157085624935629" calcext:value-type="float">
            <text:p>0.015708562493563</text:p>
          </table:table-cell>
          <table:table-cell office:value-type="float" office:value="0.0175665226237533" calcext:value-type="float">
            <text:p>0.017566522623753</text:p>
          </table:table-cell>
          <table:table-cell table:number-columns-repeated="5"/>
          <table:table-cell office:value-type="float" office:value="0.0407442069363787" calcext:value-type="float">
            <text:p>0.0407442069363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008796466345" calcext:value-type="float">
            <text:p>0.015800879646635</text:p>
          </table:table-cell>
          <table:table-cell office:value-type="float" office:value="0.0255756919382093" calcext:value-type="float">
            <text:p>0.025575691938209</text:p>
          </table:table-cell>
          <table:table-cell office:value-type="float" office:value="0.0180711552482693" calcext:value-type="float">
            <text:p>0.018071155248269</text:p>
          </table:table-cell>
          <table:table-cell table:number-columns-repeated="5"/>
          <table:table-cell office:value-type="float" office:value="0.0480711680108076" calcext:value-type="float">
            <text:p>0.0480711680108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711770498462" calcext:value-type="float">
            <text:p>0.016071177049846</text:p>
          </table:table-cell>
          <table:table-cell office:value-type="float" office:value="0.0158023381545684" calcext:value-type="float">
            <text:p>0.015802338154568</text:p>
          </table:table-cell>
          <table:table-cell office:value-type="float" office:value="0.0238075103069483" calcext:value-type="float">
            <text:p>0.023807510306948</text:p>
          </table:table-cell>
          <table:table-cell table:number-columns-repeated="5"/>
          <table:table-cell office:value-type="float" office:value="0.0479331681329629" calcext:value-type="float">
            <text:p>0.0479331681329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124289893679" calcext:value-type="float">
            <text:p>0.017712428989368</text:p>
          </table:table-cell>
          <table:table-cell office:value-type="float" office:value="0.0159835679185713" calcext:value-type="float">
            <text:p>0.015983567918571</text:p>
          </table:table-cell>
          <table:table-cell office:value-type="float" office:value="0.0177209631481377" calcext:value-type="float">
            <text:p>0.017720963148138</text:p>
          </table:table-cell>
          <table:table-cell table:number-columns-repeated="5"/>
          <table:table-cell office:value-type="float" office:value="0.0406317334246668" calcext:value-type="float">
            <text:p>0.040631733424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081222493226" calcext:value-type="float">
            <text:p>0.011308122249323</text:p>
          </table:table-cell>
          <table:table-cell office:value-type="float" office:value="0.0159269101223861" calcext:value-type="float">
            <text:p>0.015926910122386</text:p>
          </table:table-cell>
          <table:table-cell office:value-type="float" office:value="0.0160103215955721" calcext:value-type="float">
            <text:p>0.016010321595572</text:p>
          </table:table-cell>
          <table:table-cell table:number-columns-repeated="5"/>
          <table:table-cell office:value-type="float" office:value="0.0400248873009866" calcext:value-type="float">
            <text:p>0.0400248873009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7559955276078" calcext:value-type="float">
            <text:p>0.007975599552761</text:p>
          </table:table-cell>
          <table:table-cell office:value-type="float" office:value="0.0111992780098281" calcext:value-type="float">
            <text:p>0.011199278009828</text:p>
          </table:table-cell>
          <table:table-cell table:number-columns-repeated="6"/>
          <table:table-cell office:value-type="float" office:value="0.0328122372960817" calcext:value-type="float">
            <text:p>0.0328122372960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249485705687" calcext:value-type="float">
            <text:p>0.017724948570569</text:p>
          </table:table-cell>
          <table:table-cell office:value-type="float" office:value="0.0112611709164703" calcext:value-type="float">
            <text:p>0.01126117091647</text:p>
          </table:table-cell>
          <table:table-cell table:number-columns-repeated="6"/>
          <table:table-cell office:value-type="float" office:value="0.0400262623486489" calcext:value-type="float">
            <text:p>0.0400262623486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605649906279" calcext:value-type="float">
            <text:p>0.007966056499063</text:p>
          </table:table-cell>
          <table:table-cell office:value-type="float" office:value="0.02552995855699" calcext:value-type="float">
            <text:p>0.02552995855699</text:p>
          </table:table-cell>
          <table:table-cell table:number-columns-repeated="6"/>
          <table:table-cell office:value-type="float" office:value="0.023861415841603" calcext:value-type="float">
            <text:p>0.0238614158416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857423954809" calcext:value-type="float">
            <text:p>0.011385742395481</text:p>
          </table:table-cell>
          <table:table-cell office:value-type="float" office:value="0.0175260475215448" calcext:value-type="float">
            <text:p>0.017526047521545</text:p>
          </table:table-cell>
          <table:table-cell table:number-columns-repeated="6"/>
          <table:table-cell office:value-type="float" office:value="0.0876239587646088" calcext:value-type="float">
            <text:p>0.0876239587646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413307293525" calcext:value-type="float">
            <text:p>0.017641330729353</text:p>
          </table:table-cell>
          <table:table-cell office:value-type="float" office:value="0.0180914431534608" calcext:value-type="float">
            <text:p>0.018091443153461</text:p>
          </table:table-cell>
          <table:table-cell table:number-columns-repeated="6"/>
          <table:table-cell office:value-type="float" office:value="0.0793071640154013" calcext:value-type="float">
            <text:p>0.0793071640154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37999901644439" calcext:value-type="float">
            <text:p>0.023799990164444</text:p>
          </table:table-cell>
          <table:table-cell table:number-columns-repeated="6"/>
          <table:table-cell office:value-type="float" office:value="0.0640993972969101" calcext:value-type="float">
            <text:p>0.064099397296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133167383154" calcext:value-type="float">
            <text:p>0.016013316738315</text:p>
          </table:table-cell>
          <table:table-cell office:value-type="float" office:value="0.0111918188399115" calcext:value-type="float">
            <text:p>0.011191818839912</text:p>
          </table:table-cell>
          <table:table-cell table:number-columns-repeated="6"/>
          <table:table-cell office:value-type="float" office:value="0.0558358858107873" calcext:value-type="float">
            <text:p>0.0558358858107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5635513805863" calcext:value-type="float">
            <text:p>0.007956355138059</text:p>
          </table:table-cell>
          <table:table-cell office:value-type="float" office:value="0.00803104960929587" calcext:value-type="float">
            <text:p>0.008031049609296</text:p>
          </table:table-cell>
          <table:table-cell table:number-columns-repeated="6"/>
          <table:table-cell office:value-type="float" office:value="0.00793325502790725" calcext:value-type="float">
            <text:p>0.0079332550279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4350866193" calcext:value-type="float">
            <text:p>0.011284350866193</text:p>
          </table:table-cell>
          <table:table-cell office:value-type="float" office:value="0.0111857616216099" calcext:value-type="float">
            <text:p>0.01118576162161</text:p>
          </table:table-cell>
          <table:table-cell table:number-columns-repeated="6"/>
          <table:table-cell office:value-type="float" office:value="0.0158805373396538" calcext:value-type="float">
            <text:p>0.0158805373396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527629791548" calcext:value-type="float">
            <text:p>0.011152762979155</text:p>
          </table:table-cell>
          <table:table-cell office:value-type="float" office:value="0.0179428218416981" calcext:value-type="float">
            <text:p>0.017942821841698</text:p>
          </table:table-cell>
          <table:table-cell table:number-columns-repeated="6"/>
          <table:table-cell office:value-type="float" office:value="0.032263256475837" calcext:value-type="float">
            <text:p>0.0322632564758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135142896413" calcext:value-type="float">
            <text:p>0.011313514289641</text:p>
          </table:table-cell>
          <table:table-cell office:value-type="float" office:value="0.00791896581346744" calcext:value-type="float">
            <text:p>0.007918965813467</text:p>
          </table:table-cell>
          <table:table-cell table:number-columns-repeated="6"/>
          <table:table-cell office:value-type="float" office:value="0.0399699441794685" calcext:value-type="float">
            <text:p>0.0399699441794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406319665725" calcext:value-type="float">
            <text:p>0.017840631966573</text:p>
          </table:table-cell>
          <table:table-cell office:value-type="float" office:value="0.0160329044440877" calcext:value-type="float">
            <text:p>0.016032904444088</text:p>
          </table:table-cell>
          <table:table-cell table:number-columns-repeated="6"/>
          <table:table-cell office:value-type="float" office:value="0.0435731587306809" calcext:value-type="float">
            <text:p>0.0435731587306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440545808879" calcext:value-type="float">
            <text:p>0.007984405458089</text:p>
          </table:table-cell>
          <table:table-cell office:value-type="float" office:value="0.0176834742335497" calcext:value-type="float">
            <text:p>0.01768347423355</text:p>
          </table:table-cell>
          <table:table-cell table:number-columns-repeated="6"/>
          <table:table-cell office:value-type="float" office:value="0.0476248424542692" calcext:value-type="float">
            <text:p>0.0476248424542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013515311575" calcext:value-type="float">
            <text:p>0.017801351531158</text:p>
          </table:table-cell>
          <table:table-cell office:value-type="float" office:value="0.024026212680154" calcext:value-type="float">
            <text:p>0.024026212680154</text:p>
          </table:table-cell>
          <table:table-cell table:number-columns-repeated="6"/>
          <table:table-cell office:value-type="float" office:value="0.0407027988823438" calcext:value-type="float">
            <text:p>0.0407027988823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644214984853" calcext:value-type="float">
            <text:p>0.011264421498485</text:p>
          </table:table-cell>
          <table:table-cell office:value-type="float" office:value="0.0250336501761046" calcext:value-type="float">
            <text:p>0.025033650176105</text:p>
          </table:table-cell>
          <table:table-cell table:number-columns-repeated="6"/>
          <table:table-cell office:value-type="float" office:value="0.0398111527692098" calcext:value-type="float">
            <text:p>0.039811152769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958458087839" calcext:value-type="float">
            <text:p>0.017795845808784</text:p>
          </table:table-cell>
          <table:table-cell office:value-type="float" office:value="0.00803092659146826" calcext:value-type="float">
            <text:p>0.008030926591468</text:p>
          </table:table-cell>
          <table:table-cell table:number-columns-repeated="6"/>
          <table:table-cell office:value-type="float" office:value="0.0475464708316251" calcext:value-type="float">
            <text:p>0.047546470831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77626137296035" calcext:value-type="float">
            <text:p>0.017762613729604</text:p>
          </table:table-cell>
          <table:table-cell table:number-columns-repeated="6"/>
          <table:table-cell office:value-type="float" office:value="0.0408366311231826" calcext:value-type="float">
            <text:p>0.0408366311231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744246227375" calcext:value-type="float">
            <text:p>0.011174424622738</text:p>
          </table:table-cell>
          <table:table-cell office:value-type="float" office:value="0.0079639994075852" calcext:value-type="float">
            <text:p>0.007963999407585</text:p>
          </table:table-cell>
          <table:table-cell table:number-columns-repeated="6"/>
          <table:table-cell office:value-type="float" office:value="0.0478404066634097" calcext:value-type="float">
            <text:p>0.047840406663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815968640091" calcext:value-type="float">
            <text:p>0.008028159686401</text:p>
          </table:table-cell>
          <table:table-cell office:value-type="float" office:value="0.0112947076213722" calcext:value-type="float">
            <text:p>0.011294707621372</text:p>
          </table:table-cell>
          <table:table-cell table:number-columns-repeated="6"/>
          <table:table-cell office:value-type="float" office:value="0.0474392753800768" calcext:value-type="float">
            <text:p>0.0474392753800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352181026098" calcext:value-type="float">
            <text:p>0.01113521810261</text:p>
          </table:table-cell>
          <table:table-cell office:value-type="float" office:value="0.0158231735726129" calcext:value-type="float">
            <text:p>0.015823173572613</text:p>
          </table:table-cell>
          <table:table-cell table:number-columns-repeated="6"/>
          <table:table-cell office:value-type="float" office:value="0.0482860574616929" calcext:value-type="float">
            <text:p>0.0482860574616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838415890942" calcext:value-type="float">
            <text:p>0.016083841589094</text:p>
          </table:table-cell>
          <table:table-cell office:value-type="float" office:value="0.0159730070414758" calcext:value-type="float">
            <text:p>0.015973007041476</text:p>
          </table:table-cell>
          <table:table-cell table:number-columns-repeated="6"/>
          <table:table-cell office:value-type="float" office:value="0.0481434648936475" calcext:value-type="float">
            <text:p>0.0481434648936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521987910858" calcext:value-type="float">
            <text:p>0.011252198791086</text:p>
          </table:table-cell>
          <table:table-cell office:value-type="float" office:value="0.0159302371511478" calcext:value-type="float">
            <text:p>0.015930237151148</text:p>
          </table:table-cell>
          <table:table-cell table:number-columns-repeated="6"/>
          <table:table-cell office:value-type="float" office:value="0.0754742963049832" calcext:value-type="float">
            <text:p>0.0754742963049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147535819628" calcext:value-type="float">
            <text:p>0.016014753581963</text:p>
          </table:table-cell>
          <table:table-cell office:value-type="float" office:value="0.0158554139441169" calcext:value-type="float">
            <text:p>0.015855413944117</text:p>
          </table:table-cell>
          <table:table-cell table:number-columns-repeated="6"/>
          <table:table-cell office:value-type="float" office:value="0.0622663227359116" calcext:value-type="float">
            <text:p>0.062266322735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75990026962" calcext:value-type="float">
            <text:p>0.011227599002696</text:p>
          </table:table-cell>
          <table:table-cell office:value-type="float" office:value="0.0113346141307446" calcext:value-type="float">
            <text:p>0.011334614130745</text:p>
          </table:table-cell>
          <table:table-cell table:number-columns-repeated="6"/>
          <table:table-cell office:value-type="float" office:value="0.0574511427785507" calcext:value-type="float">
            <text:p>0.0574511427785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476225086139" calcext:value-type="float">
            <text:p>0.017747622508614</text:p>
          </table:table-cell>
          <table:table-cell office:value-type="float" office:value="0.0159547790495536" calcext:value-type="float">
            <text:p>0.015954779049554</text:p>
          </table:table-cell>
          <table:table-cell table:number-columns-repeated="6"/>
          <table:table-cell office:value-type="float" office:value="0.0482566540731199" calcext:value-type="float">
            <text:p>0.048256654073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593489732728" calcext:value-type="float">
            <text:p>0.01593489732728</text:p>
          </table:table-cell>
          <table:table-cell table:number-columns-repeated="6"/>
          <table:table-cell office:value-type="float" office:value="0.100242007046595" calcext:value-type="float">
            <text:p>0.1002420070465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26221529014158" calcext:value-type="float">
            <text:p>0.022622152901416</text:p>
          </table:table-cell>
          <table:table-cell office:value-type="float" office:value="0.00799585176147718" calcext:value-type="float">
            <text:p>0.007995851761477</text:p>
          </table:table-cell>
          <table:table-cell table:number-columns-repeated="6"/>
          <table:table-cell office:value-type="float" office:value="0.0533686008636052" calcext:value-type="float">
            <text:p>0.0533686008636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396514451536" calcext:value-type="float">
            <text:p>0.011139651445154</text:p>
          </table:table-cell>
          <table:table-cell office:value-type="float" office:value="0.0157959108352697" calcext:value-type="float">
            <text:p>0.01579591083527</text:p>
          </table:table-cell>
          <table:table-cell table:number-columns-repeated="6"/>
          <table:table-cell office:value-type="float" office:value="0.0537759963206078" calcext:value-type="float">
            <text:p>0.0537759963206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4037793191464" calcext:value-type="float">
            <text:p>0.011403779319146</text:p>
          </table:table-cell>
          <table:table-cell office:value-type="float" office:value="0.016019799862501" calcext:value-type="float">
            <text:p>0.016019799862501</text:p>
          </table:table-cell>
          <table:table-cell table:number-columns-repeated="6"/>
          <table:table-cell office:value-type="float" office:value="0.0531848971543945" calcext:value-type="float">
            <text:p>0.0531848971543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19275970067" calcext:value-type="float">
            <text:p>0.011221927597007</text:p>
          </table:table-cell>
          <table:table-cell office:value-type="float" office:value="0.00797509911108911" calcext:value-type="float">
            <text:p>0.007975099111089</text:p>
          </table:table-cell>
          <table:table-cell table:number-columns-repeated="6"/>
          <table:table-cell office:value-type="float" office:value="0.0506782784625568" calcext:value-type="float">
            <text:p>0.0506782784625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901092893052" calcext:value-type="float">
            <text:p>0.007990109289305</text:p>
          </table:table-cell>
          <table:table-cell office:value-type="float" office:value="0.00796002436798015" calcext:value-type="float">
            <text:p>0.00796002436798</text:p>
          </table:table-cell>
          <table:table-cell table:number-columns-repeated="6"/>
          <table:table-cell office:value-type="float" office:value="0.0401512503039375" calcext:value-type="float">
            <text:p>0.0401512503039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586449791043" calcext:value-type="float">
            <text:p>0.017758644979104</text:p>
          </table:table-cell>
          <table:table-cell office:value-type="float" office:value="0.0177573672844047" calcext:value-type="float">
            <text:p>0.017757367284405</text:p>
          </table:table-cell>
          <table:table-cell table:number-columns-repeated="6"/>
          <table:table-cell office:value-type="float" office:value="0.0534260595719228" calcext:value-type="float">
            <text:p>0.0534260595719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022284037523" calcext:value-type="float">
            <text:p>0.008002228403752</text:p>
          </table:table-cell>
          <table:table-cell office:value-type="float" office:value="0.00796608675833866" calcext:value-type="float">
            <text:p>0.007966086758339</text:p>
          </table:table-cell>
          <table:table-cell table:number-columns-repeated="6"/>
          <table:table-cell office:value-type="float" office:value="0.0530613277415336" calcext:value-type="float">
            <text:p>0.0530613277415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737158417209" calcext:value-type="float">
            <text:p>0.015873715841721</text:p>
          </table:table-cell>
          <table:table-cell office:value-type="float" office:value="0.0178011825933202" calcext:value-type="float">
            <text:p>0.01780118259332</text:p>
          </table:table-cell>
          <table:table-cell table:number-columns-repeated="6"/>
          <table:table-cell office:value-type="float" office:value="0.0509502747126351" calcext:value-type="float">
            <text:p>0.0509502747126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9367261098095" calcext:value-type="float">
            <text:p>0.007993672610981</text:p>
          </table:table-cell>
          <table:table-cell office:value-type="float" office:value="0.0178174829586653" calcext:value-type="float">
            <text:p>0.017817482958665</text:p>
          </table:table-cell>
          <table:table-cell table:number-columns-repeated="6"/>
          <table:table-cell office:value-type="float" office:value="0.0427332015748923" calcext:value-type="float">
            <text:p>0.0427332015748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189348962036" calcext:value-type="float">
            <text:p>0.011218934896204</text:p>
          </table:table-cell>
          <table:table-cell office:value-type="float" office:value="0.0159424077600526" calcext:value-type="float">
            <text:p>0.015942407760053</text:p>
          </table:table-cell>
          <table:table-cell table:number-columns-repeated="6"/>
          <table:table-cell office:value-type="float" office:value="0.0577824005939068" calcext:value-type="float">
            <text:p>0.0577824005939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033298571156" calcext:value-type="float">
            <text:p>0.017903329857116</text:p>
          </table:table-cell>
          <table:table-cell office:value-type="float" office:value="0.0175762341779659" calcext:value-type="float">
            <text:p>0.017576234177966</text:p>
          </table:table-cell>
          <table:table-cell table:number-columns-repeated="6"/>
          <table:table-cell office:value-type="float" office:value="0.0486685982012826" calcext:value-type="float">
            <text:p>0.0486685982012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11384089203133" calcext:value-type="float">
            <text:p>0.008113840892031</text:p>
          </table:table-cell>
          <table:table-cell table:number-columns-repeated="6"/>
          <table:table-cell office:value-type="float" office:value="0.0504245738313164" calcext:value-type="float">
            <text:p>0.0504245738313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968786539041" calcext:value-type="float">
            <text:p>0.015896878653904</text:p>
          </table:table-cell>
          <table:table-cell office:value-type="float" office:value="0.0111987282700319" calcext:value-type="float">
            <text:p>0.011198728270032</text:p>
          </table:table-cell>
          <table:table-cell table:number-columns-repeated="6"/>
          <table:table-cell office:value-type="float" office:value="0.0405252537550433" calcext:value-type="float">
            <text:p>0.0405252537550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220225910434" calcext:value-type="float">
            <text:p>0.011322022591043</text:p>
          </table:table-cell>
          <table:table-cell office:value-type="float" office:value="0.0111883778729771" calcext:value-type="float">
            <text:p>0.011188377872977</text:p>
          </table:table-cell>
          <table:table-cell table:number-columns-repeated="6"/>
          <table:table-cell office:value-type="float" office:value="0.0399028093575486" calcext:value-type="float">
            <text:p>0.0399028093575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1135336981629" calcext:value-type="float">
            <text:p>0.008011353369816</text:p>
          </table:table-cell>
          <table:table-cell office:value-type="float" office:value="0.0160809433162912" calcext:value-type="float">
            <text:p>0.016080943316291</text:p>
          </table:table-cell>
          <table:table-cell table:number-columns-repeated="6"/>
          <table:table-cell office:value-type="float" office:value="0.0481832891000154" calcext:value-type="float">
            <text:p>0.0481832891000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6670781746973" calcext:value-type="float">
            <text:p>0.015667078174697</text:p>
          </table:table-cell>
          <table:table-cell office:value-type="float" office:value="0.0178145724070912" calcext:value-type="float">
            <text:p>0.017814572407091</text:p>
          </table:table-cell>
          <table:table-cell table:number-columns-repeated="6"/>
          <table:table-cell office:value-type="float" office:value="0.0486437296932234" calcext:value-type="float">
            <text:p>0.0486437296932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049245337553" calcext:value-type="float">
            <text:p>0.018049245337553</text:p>
          </table:table-cell>
          <table:table-cell office:value-type="float" office:value="0.0178479314424295" calcext:value-type="float">
            <text:p>0.01784793144243</text:p>
          </table:table-cell>
          <table:table-cell table:number-columns-repeated="6"/>
          <table:table-cell office:value-type="float" office:value="0.0481723718073781" calcext:value-type="float">
            <text:p>0.0481723718073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401363832897" calcext:value-type="float">
            <text:p>0.01774013638329</text:p>
          </table:table-cell>
          <table:table-cell office:value-type="float" office:value="0.00795634004533774" calcext:value-type="float">
            <text:p>0.007956340045338</text:p>
          </table:table-cell>
          <table:table-cell table:number-columns-repeated="6"/>
          <table:table-cell office:value-type="float" office:value="0.0487052048242921" calcext:value-type="float">
            <text:p>0.0487052048242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924684451494" calcext:value-type="float">
            <text:p>0.017892468445149</text:p>
          </table:table-cell>
          <table:table-cell office:value-type="float" office:value="0.0159121065889709" calcext:value-type="float">
            <text:p>0.015912106588971</text:p>
          </table:table-cell>
          <table:table-cell table:number-columns-repeated="6"/>
          <table:table-cell office:value-type="float" office:value="0.056354855641485" calcext:value-type="float">
            <text:p>0.0563548556414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199204310398" calcext:value-type="float">
            <text:p>0.01781992043104</text:p>
          </table:table-cell>
          <table:table-cell office:value-type="float" office:value="0.00798592568334223" calcext:value-type="float">
            <text:p>0.007985925683342</text:p>
          </table:table-cell>
          <table:table-cell table:number-columns-repeated="6"/>
          <table:table-cell office:value-type="float" office:value="0.0398023124283535" calcext:value-type="float">
            <text:p>0.0398023124283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736059692055" calcext:value-type="float">
            <text:p>0.011273605969206</text:p>
          </table:table-cell>
          <table:table-cell office:value-type="float" office:value="0.0177524599566148" calcext:value-type="float">
            <text:p>0.017752459956615</text:p>
          </table:table-cell>
          <table:table-cell table:number-columns-repeated="6"/>
          <table:table-cell office:value-type="float" office:value="0.0578615643167348" calcext:value-type="float">
            <text:p>0.0578615643167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7485261537394" calcext:value-type="float">
            <text:p>0.007874852615374</text:p>
          </table:table-cell>
          <table:table-cell office:value-type="float" office:value="0.0177319860437447" calcext:value-type="float">
            <text:p>0.017731986043745</text:p>
          </table:table-cell>
          <table:table-cell table:number-columns-repeated="6"/>
          <table:table-cell office:value-type="float" office:value="0.0562575789333909" calcext:value-type="float">
            <text:p>0.0562575789333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0521983356257" calcext:value-type="float">
            <text:p>0.018052198335626</text:p>
          </table:table-cell>
          <table:table-cell office:value-type="float" office:value="0.00803421861681331" calcext:value-type="float">
            <text:p>0.008034218616813</text:p>
          </table:table-cell>
          <table:table-cell table:number-columns-repeated="6"/>
          <table:table-cell office:value-type="float" office:value="0.0489342642333688" calcext:value-type="float">
            <text:p>0.0489342642333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524903810829" calcext:value-type="float">
            <text:p>0.011152490381083</text:p>
          </table:table-cell>
          <table:table-cell office:value-type="float" office:value="0.0176027238355395" calcext:value-type="float">
            <text:p>0.01760272383554</text:p>
          </table:table-cell>
          <table:table-cell table:number-columns-repeated="6"/>
          <table:table-cell office:value-type="float" office:value="0.0480755160064444" calcext:value-type="float">
            <text:p>0.0480755160064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769853415911" calcext:value-type="float">
            <text:p>0.011376985341591</text:p>
          </table:table-cell>
          <table:table-cell office:value-type="float" office:value="0.0113162122385694" calcext:value-type="float">
            <text:p>0.011316212238569</text:p>
          </table:table-cell>
          <table:table-cell table:number-columns-repeated="6"/>
          <table:table-cell office:value-type="float" office:value="0.0398750406422136" calcext:value-type="float">
            <text:p>0.039875040642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653397334786" calcext:value-type="float">
            <text:p>0.015865339733479</text:p>
          </table:table-cell>
          <table:table-cell office:value-type="float" office:value="0.0178204283217288" calcext:value-type="float">
            <text:p>0.017820428321729</text:p>
          </table:table-cell>
          <table:table-cell table:number-columns-repeated="6"/>
          <table:table-cell office:value-type="float" office:value="0.0399198994936613" calcext:value-type="float">
            <text:p>0.0399198994936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109572600993" calcext:value-type="float">
            <text:p>0.017710957260099</text:p>
          </table:table-cell>
          <table:table-cell office:value-type="float" office:value="0.0254175794980613" calcext:value-type="float">
            <text:p>0.025417579498061</text:p>
          </table:table-cell>
          <table:table-cell table:number-columns-repeated="6"/>
          <table:table-cell office:value-type="float" office:value="0.0329278182201515" calcext:value-type="float">
            <text:p>0.0329278182201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961554697634" calcext:value-type="float">
            <text:p>0.016096155469763</text:p>
          </table:table-cell>
          <table:table-cell office:value-type="float" office:value="0.0111063623932088" calcext:value-type="float">
            <text:p>0.011106362393209</text:p>
          </table:table-cell>
          <table:table-cell table:number-columns-repeated="6"/>
          <table:table-cell office:value-type="float" office:value="0.035530745439389" calcext:value-type="float">
            <text:p>0.0355307454393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9563606654808" calcext:value-type="float">
            <text:p>0.007895636066548</text:p>
          </table:table-cell>
          <table:table-cell office:value-type="float" office:value="0.0160243595400876" calcext:value-type="float">
            <text:p>0.016024359540088</text:p>
          </table:table-cell>
          <table:table-cell table:number-columns-repeated="6"/>
          <table:table-cell office:value-type="float" office:value="0.0319371354602909" calcext:value-type="float">
            <text:p>0.0319371354602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481934589737" calcext:value-type="float">
            <text:p>0.017748193458974</text:p>
          </table:table-cell>
          <table:table-cell office:value-type="float" office:value="0.00796410526135993" calcext:value-type="float">
            <text:p>0.00796410526136</text:p>
          </table:table-cell>
          <table:table-cell table:number-columns-repeated="6"/>
          <table:table-cell office:value-type="float" office:value="0.0353407611422063" calcext:value-type="float">
            <text:p>0.0353407611422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0962460231679" calcext:value-type="float">
            <text:p>0.008009624602317</text:p>
          </table:table-cell>
          <table:table-cell office:value-type="float" office:value="0.0113445426459998" calcext:value-type="float">
            <text:p>0.011344542646</text:p>
          </table:table-cell>
          <table:table-cell table:number-columns-repeated="6"/>
          <table:table-cell office:value-type="float" office:value="0.0509513511902938" calcext:value-type="float">
            <text:p>0.0509513511902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959726936425" calcext:value-type="float">
            <text:p>0.015995972693643</text:p>
          </table:table-cell>
          <table:table-cell office:value-type="float" office:value="0.0177163771074993" calcext:value-type="float">
            <text:p>0.017716377107499</text:p>
          </table:table-cell>
          <table:table-cell table:number-columns-repeated="6"/>
          <table:table-cell office:value-type="float" office:value="0.0396048489289337" calcext:value-type="float">
            <text:p>0.0396048489289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442639822797" calcext:value-type="float">
            <text:p>0.01124426398228</text:p>
          </table:table-cell>
          <table:table-cell office:value-type="float" office:value="0.00803069594320422" calcext:value-type="float">
            <text:p>0.008030695943204</text:p>
          </table:table-cell>
          <table:table-cell table:number-columns-repeated="6"/>
          <table:table-cell office:value-type="float" office:value="0.0408379567346578" calcext:value-type="float">
            <text:p>0.0408379567346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694493147608" calcext:value-type="float">
            <text:p>0.015969449314761</text:p>
          </table:table-cell>
          <table:table-cell office:value-type="float" office:value="0.0158124360281768" calcext:value-type="float">
            <text:p>0.015812436028177</text:p>
          </table:table-cell>
          <table:table-cell table:number-columns-repeated="6"/>
          <table:table-cell office:value-type="float" office:value="0.0481872023342493" calcext:value-type="float">
            <text:p>0.0481872023342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587494824558" calcext:value-type="float">
            <text:p>0.007965874948246</text:p>
          </table:table-cell>
          <table:table-cell office:value-type="float" office:value="0.0178195818533304" calcext:value-type="float">
            <text:p>0.01781958185333</text:p>
          </table:table-cell>
          <table:table-cell table:number-columns-repeated="6"/>
          <table:table-cell office:value-type="float" office:value="0.0317428065448712" calcext:value-type="float">
            <text:p>0.0317428065448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707426621109" calcext:value-type="float">
            <text:p>0.015870742662111</text:p>
          </table:table-cell>
          <table:table-cell office:value-type="float" office:value="0.0239241600912626" calcext:value-type="float">
            <text:p>0.023924160091263</text:p>
          </table:table-cell>
          <table:table-cell table:number-columns-repeated="6"/>
          <table:table-cell office:value-type="float" office:value="0.0480838253333181" calcext:value-type="float">
            <text:p>0.0480838253333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1427714319652" calcext:value-type="float">
            <text:p>0.008014277143197</text:p>
          </table:table-cell>
          <table:table-cell office:value-type="float" office:value="0.015787022382147" calcext:value-type="float">
            <text:p>0.015787022382147</text:p>
          </table:table-cell>
          <table:table-cell table:number-columns-repeated="6"/>
          <table:table-cell office:value-type="float" office:value="0.0319978028852389" calcext:value-type="float">
            <text:p>0.0319978028852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409535754328" calcext:value-type="float">
            <text:p>0.015940953575433</text:p>
          </table:table-cell>
          <table:table-cell office:value-type="float" office:value="0.0161029222343585" calcext:value-type="float">
            <text:p>0.016102922234359</text:p>
          </table:table-cell>
          <table:table-cell table:number-columns-repeated="6"/>
          <table:table-cell office:value-type="float" office:value="0.039466738932424" calcext:value-type="float">
            <text:p>0.0394667389324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405350786059" calcext:value-type="float">
            <text:p>0.011240535078606</text:p>
          </table:table-cell>
          <table:table-cell office:value-type="float" office:value="0.0237628196048891" calcext:value-type="float">
            <text:p>0.023762819604889</text:p>
          </table:table-cell>
          <table:table-cell table:number-columns-repeated="6"/>
          <table:table-cell office:value-type="float" office:value="0.0483630413661403" calcext:value-type="float">
            <text:p>0.048363041366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37283476406" calcext:value-type="float">
            <text:p>0.011283728347641</text:p>
          </table:table-cell>
          <table:table-cell office:value-type="float" office:value="0.00801541048769213" calcext:value-type="float">
            <text:p>0.008015410487692</text:p>
          </table:table-cell>
          <table:table-cell table:number-columns-repeated="6"/>
          <table:table-cell office:value-type="float" office:value="0.0482908755972598" calcext:value-type="float">
            <text:p>0.048290875597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507595468884" calcext:value-type="float">
            <text:p>0.017507595468884</text:p>
          </table:table-cell>
          <table:table-cell office:value-type="float" office:value="0.015781973205702" calcext:value-type="float">
            <text:p>0.015781973205702</text:p>
          </table:table-cell>
          <table:table-cell table:number-columns-repeated="6"/>
          <table:table-cell office:value-type="float" office:value="0.047561567202965" calcext:value-type="float">
            <text:p>0.0475615672029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10618839627293" calcext:value-type="float">
            <text:p>0.008106188396273</text:p>
          </table:table-cell>
          <table:table-cell office:value-type="float" office:value="0.0178234762739395" calcext:value-type="float">
            <text:p>0.01782347627394</text:p>
          </table:table-cell>
          <table:table-cell table:number-columns-repeated="6"/>
          <table:table-cell office:value-type="float" office:value="0.0477282622095187" calcext:value-type="float">
            <text:p>0.0477282622095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867477662249" calcext:value-type="float">
            <text:p>0.0079686747766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048552177005338" calcext:value-type="float">
            <text:p>0.0485521770053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038362087959" calcext:value-type="float">
            <text:p>0.017703836208796</text:p>
          </table:table-cell>
          <table:table-cell office:value-type="float" office:value="0.0113401398705238" calcext:value-type="float">
            <text:p>0.011340139870524</text:p>
          </table:table-cell>
          <table:table-cell table:number-columns-repeated="6"/>
          <table:table-cell office:value-type="float" office:value="0.0486092528110079" calcext:value-type="float">
            <text:p>0.0486092528110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502518207336" calcext:value-type="float">
            <text:p>0.011350251820734</text:p>
          </table:table-cell>
          <table:table-cell office:value-type="float" office:value="0.0157736936123804" calcext:value-type="float">
            <text:p>0.01577369361238</text:p>
          </table:table-cell>
          <table:table-cell table:number-columns-repeated="6"/>
          <table:table-cell office:value-type="float" office:value="0.0395853373098268" calcext:value-type="float">
            <text:p>0.0395853373098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407337786489" calcext:value-type="float">
            <text:p>0.017840733778649</text:p>
          </table:table-cell>
          <table:table-cell office:value-type="float" office:value="0.0160245125944152" calcext:value-type="float">
            <text:p>0.016024512594415</text:p>
          </table:table-cell>
          <table:table-cell table:number-columns-repeated="6"/>
          <table:table-cell office:value-type="float" office:value="0.032170890675605" calcext:value-type="float">
            <text:p>0.0321708906756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703211595766" calcext:value-type="float">
            <text:p>0.011170321159577</text:p>
          </table:table-cell>
          <table:table-cell office:value-type="float" office:value="0.0239201578593191" calcext:value-type="float">
            <text:p>0.023920157859319</text:p>
          </table:table-cell>
          <table:table-cell table:number-columns-repeated="6"/>
          <table:table-cell office:value-type="float" office:value="0.0395018270860803" calcext:value-type="float">
            <text:p>0.039501827086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797417421756385" calcext:value-type="float">
            <text:p>0.007974174217564</text:p>
          </table:table-cell>
          <table:table-cell table:number-columns-repeated="6"/>
          <table:table-cell office:value-type="float" office:value="0.0399959568296205" calcext:value-type="float">
            <text:p>0.0399959568296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084839365126" calcext:value-type="float">
            <text:p>0.011108483936513</text:p>
          </table:table-cell>
          <table:table-cell office:value-type="float" office:value="0.0158418797365921" calcext:value-type="float">
            <text:p>0.015841879736592</text:p>
          </table:table-cell>
          <table:table-cell table:number-columns-repeated="6"/>
          <table:table-cell office:value-type="float" office:value="0.0394489213937985" calcext:value-type="float">
            <text:p>0.0394489213937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928058909591" calcext:value-type="float">
            <text:p>0.011392805890959</text:p>
          </table:table-cell>
          <table:table-cell office:value-type="float" office:value="0.0080313417917373" calcext:value-type="float">
            <text:p>0.008031341791737</text:p>
          </table:table-cell>
          <table:table-cell table:number-columns-repeated="6"/>
          <table:table-cell office:value-type="float" office:value="0.0411161996438382" calcext:value-type="float">
            <text:p>0.0411161996438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628196255073" calcext:value-type="float">
            <text:p>0.015862819625507</text:p>
          </table:table-cell>
          <table:table-cell office:value-type="float" office:value="0.0177266236526995" calcext:value-type="float">
            <text:p>0.0177266236527</text:p>
          </table:table-cell>
          <table:table-cell table:number-columns-repeated="6"/>
          <table:table-cell office:value-type="float" office:value="0.0483878071764973" calcext:value-type="float">
            <text:p>0.0483878071764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928040371722" calcext:value-type="float">
            <text:p>0.007969280403717</text:p>
          </table:table-cell>
          <table:table-cell office:value-type="float" office:value="0.0158800863989763" calcext:value-type="float">
            <text:p>0.015880086398976</text:p>
          </table:table-cell>
          <table:table-cell table:number-columns-repeated="6"/>
          <table:table-cell office:value-type="float" office:value="0.0396068684701563" calcext:value-type="float">
            <text:p>0.0396068684701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447713760017" calcext:value-type="float">
            <text:p>0.015944771376002</text:p>
          </table:table-cell>
          <table:table-cell office:value-type="float" office:value="0.0113014001884609" calcext:value-type="float">
            <text:p>0.011301400188461</text:p>
          </table:table-cell>
          <table:table-cell table:number-columns-repeated="6"/>
          <table:table-cell office:value-type="float" office:value="0.04072512085465" calcext:value-type="float">
            <text:p>0.040725120854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045878617285" calcext:value-type="float">
            <text:p>0.011304587861729</text:p>
          </table:table-cell>
          <table:table-cell office:value-type="float" office:value="0.00791802399776573" calcext:value-type="float">
            <text:p>0.007918023997766</text:p>
          </table:table-cell>
          <table:table-cell table:number-columns-repeated="6"/>
          <table:table-cell office:value-type="float" office:value="0.0238714654029227" calcext:value-type="float">
            <text:p>0.0238714654029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79832125260759" calcext:value-type="float">
            <text:p>0.017983212526076</text:p>
          </table:table-cell>
          <table:table-cell table:number-columns-repeated="6"/>
          <table:table-cell office:value-type="float" office:value="0.0483470963874865" calcext:value-type="float">
            <text:p>0.0483470963874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3515749223261" calcext:value-type="float">
            <text:p>0.008035157492233</text:p>
          </table:table-cell>
          <table:table-cell office:value-type="float" office:value="0.0157073271205134" calcext:value-type="float">
            <text:p>0.015707327120513</text:p>
          </table:table-cell>
          <table:table-cell table:number-columns-repeated="6"/>
          <table:table-cell office:value-type="float" office:value="0.0480969957693873" calcext:value-type="float">
            <text:p>0.0480969957693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390376017157" calcext:value-type="float">
            <text:p>0.015739037601716</text:p>
          </table:table-cell>
          <table:table-cell office:value-type="float" office:value="0.024033738769023" calcext:value-type="float">
            <text:p>0.024033738769023</text:p>
          </table:table-cell>
          <table:table-cell table:number-columns-repeated="6"/>
          <table:table-cell office:value-type="float" office:value="0.048744101542359" calcext:value-type="float">
            <text:p>0.0487441015423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0626099969752" calcext:value-type="float">
            <text:p>0.008006260999698</text:p>
          </table:table-cell>
          <table:table-cell office:value-type="float" office:value="0.00799240833406468" calcext:value-type="float">
            <text:p>0.007992408334065</text:p>
          </table:table-cell>
          <table:table-cell table:number-columns-repeated="6"/>
          <table:table-cell office:value-type="float" office:value="0.0477030207448745" calcext:value-type="float">
            <text:p>0.0477030207448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221035089484" calcext:value-type="float">
            <text:p>0.015922103508948</text:p>
          </table:table-cell>
          <table:table-cell office:value-type="float" office:value="0.0158464883530708" calcext:value-type="float">
            <text:p>0.015846488353071</text:p>
          </table:table-cell>
          <table:table-cell table:number-columns-repeated="6"/>
          <table:table-cell office:value-type="float" office:value="0.0404633022519015" calcext:value-type="float">
            <text:p>0.0404633022519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502782050641" calcext:value-type="float">
            <text:p>0.007965027820506</text:p>
          </table:table-cell>
          <table:table-cell office:value-type="float" office:value="0.011321655217429" calcext:value-type="float">
            <text:p>0.011321655217429</text:p>
          </table:table-cell>
          <table:table-cell table:number-columns-repeated="6"/>
          <table:table-cell office:value-type="float" office:value="0.0480056769408614" calcext:value-type="float">
            <text:p>0.0480056769408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948906215953" calcext:value-type="float">
            <text:p>0.015894890621595</text:p>
          </table:table-cell>
          <table:table-cell office:value-type="float" office:value="0.0113113784268302" calcext:value-type="float">
            <text:p>0.01131137842683</text:p>
          </table:table-cell>
          <table:table-cell table:number-columns-repeated="6"/>
          <table:table-cell office:value-type="float" office:value="0.04000793614456" calcext:value-type="float">
            <text:p>0.040007936144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741628835197" calcext:value-type="float">
            <text:p>0.01597416288352</text:p>
          </table:table-cell>
          <table:table-cell office:value-type="float" office:value="0.0237200401149148" calcext:value-type="float">
            <text:p>0.023720040114915</text:p>
          </table:table-cell>
          <table:table-cell table:number-columns-repeated="6"/>
          <table:table-cell office:value-type="float" office:value="0.0395903442052583" calcext:value-type="float">
            <text:p>0.0395903442052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93483076715" calcext:value-type="float">
            <text:p>0.007989348307672</text:p>
          </table:table-cell>
          <table:table-cell office:value-type="float" office:value="0.0160672984837921" calcext:value-type="float">
            <text:p>0.016067298483792</text:p>
          </table:table-cell>
          <table:table-cell table:number-columns-repeated="6"/>
          <table:table-cell office:value-type="float" office:value="0.0485182910681915" calcext:value-type="float">
            <text:p>0.0485182910681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215751171809" calcext:value-type="float">
            <text:p>0.015721575117181</text:p>
          </table:table-cell>
          <table:table-cell office:value-type="float" office:value="0.0176523544235573" calcext:value-type="float">
            <text:p>0.017652354423557</text:p>
          </table:table-cell>
          <table:table-cell table:number-columns-repeated="6"/>
          <table:table-cell office:value-type="float" office:value="0.0404482264488815" calcext:value-type="float">
            <text:p>0.0404482264488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4472805457897" calcext:value-type="float">
            <text:p>0.008044728054579</text:p>
          </table:table-cell>
          <table:table-cell office:value-type="float" office:value="0.0178437886813798" calcext:value-type="float">
            <text:p>0.01784378868138</text:p>
          </table:table-cell>
          <table:table-cell table:number-columns-repeated="6"/>
          <table:table-cell office:value-type="float" office:value="0.0399940499574716" calcext:value-type="float">
            <text:p>0.0399940499574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356238340749" calcext:value-type="float">
            <text:p>0.015935623834075</text:p>
          </table:table-cell>
          <table:table-cell office:value-type="float" office:value="0.0160577946826289" calcext:value-type="float">
            <text:p>0.016057794682629</text:p>
          </table:table-cell>
          <table:table-cell table:number-columns-repeated="6"/>
          <table:table-cell office:value-type="float" office:value="0.0395635309920162" calcext:value-type="float">
            <text:p>0.0395635309920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468838188167" calcext:value-type="float">
            <text:p>0.008024688381882</text:p>
          </table:table-cell>
          <table:table-cell office:value-type="float" office:value="0.0111135831133704" calcext:value-type="float">
            <text:p>0.01111358311337</text:p>
          </table:table-cell>
          <table:table-cell table:number-columns-repeated="6"/>
          <table:table-cell office:value-type="float" office:value="0.0400495761392868" calcext:value-type="float">
            <text:p>0.0400495761392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395050048472" calcext:value-type="float">
            <text:p>0.011139505004847</text:p>
          </table:table-cell>
          <table:table-cell office:value-type="float" office:value="0.00808065426592469" calcext:value-type="float">
            <text:p>0.008080654265925</text:p>
          </table:table-cell>
          <table:table-cell table:number-columns-repeated="6"/>
          <table:table-cell office:value-type="float" office:value="0.0398811828468195" calcext:value-type="float">
            <text:p>0.039881182846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370590294584" calcext:value-type="float">
            <text:p>0.008023705902946</text:p>
          </table:table-cell>
          <table:table-cell office:value-type="float" office:value="0.0111556785148361" calcext:value-type="float">
            <text:p>0.011155678514836</text:p>
          </table:table-cell>
          <table:table-cell table:number-columns-repeated="6"/>
          <table:table-cell office:value-type="float" office:value="0.0402963376385385" calcext:value-type="float">
            <text:p>0.0402963376385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1063180507296" calcext:value-type="float">
            <text:p>0.007910631805073</text:p>
          </table:table-cell>
          <table:table-cell office:value-type="float" office:value="0.0178377817001394" calcext:value-type="float">
            <text:p>0.017837781700139</text:p>
          </table:table-cell>
          <table:table-cell table:number-columns-repeated="6"/>
          <table:table-cell office:value-type="float" office:value="0.0400936789641019" calcext:value-type="float">
            <text:p>0.0400936789641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771457805562" calcext:value-type="float">
            <text:p>0.017977145780556</text:p>
          </table:table-cell>
          <table:table-cell office:value-type="float" office:value="0.00798113893291789" calcext:value-type="float">
            <text:p>0.007981138932918</text:p>
          </table:table-cell>
          <table:table-cell table:number-columns-repeated="6"/>
          <table:table-cell office:value-type="float" office:value="0.0406523547103834" calcext:value-type="float">
            <text:p>0.0406523547103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699504957479" calcext:value-type="float">
            <text:p>0.017769950495748</text:p>
          </table:table-cell>
          <table:table-cell office:value-type="float" office:value="0.017868912446461" calcext:value-type="float">
            <text:p>0.017868912446461</text:p>
          </table:table-cell>
          <table:table-cell table:number-columns-repeated="6"/>
          <table:table-cell office:value-type="float" office:value="0.0406193861215387" calcext:value-type="float">
            <text:p>0.0406193861215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77561604373" calcext:value-type="float">
            <text:p>0.015877561604373</text:p>
          </table:table-cell>
          <table:table-cell office:value-type="float" office:value="0.0158211740919704" calcext:value-type="float">
            <text:p>0.01582117409197</text:p>
          </table:table-cell>
          <table:table-cell table:number-columns-repeated="6"/>
          <table:table-cell office:value-type="float" office:value="0.0482636833010729" calcext:value-type="float">
            <text:p>0.0482636833010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372388955018" calcext:value-type="float">
            <text:p>0.017837238895502</text:p>
          </table:table-cell>
          <table:table-cell office:value-type="float" office:value="0.023908931472492" calcext:value-type="float">
            <text:p>0.023908931472492</text:p>
          </table:table-cell>
          <table:table-cell table:number-columns-repeated="6"/>
          <table:table-cell office:value-type="float" office:value="0.0409703260140463" calcext:value-type="float">
            <text:p>0.0409703260140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4195258653425" calcext:value-type="float">
            <text:p>0.007941952586534</text:p>
          </table:table-cell>
          <table:table-cell office:value-type="float" office:value="0.015507292779686" calcext:value-type="float">
            <text:p>0.015507292779686</text:p>
          </table:table-cell>
          <table:table-cell table:number-columns-repeated="6"/>
          <table:table-cell office:value-type="float" office:value="0.0393079159317663" calcext:value-type="float">
            <text:p>0.0393079159317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46728854997" calcext:value-type="float">
            <text:p>0.0112846728855</text:p>
          </table:table-cell>
          <table:table-cell office:value-type="float" office:value="0.0165554066615486" calcext:value-type="float">
            <text:p>0.016555406661549</text:p>
          </table:table-cell>
          <table:table-cell table:number-columns-repeated="6"/>
          <table:table-cell office:value-type="float" office:value="0.0403723147233725" calcext:value-type="float">
            <text:p>0.0403723147233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698324736746" calcext:value-type="float">
            <text:p>0.011369832473675</text:p>
          </table:table-cell>
          <table:table-cell office:value-type="float" office:value="0.0157497348010492" calcext:value-type="float">
            <text:p>0.015749734801049</text:p>
          </table:table-cell>
          <table:table-cell table:number-columns-repeated="6"/>
          <table:table-cell office:value-type="float" office:value="0.0480328852764159" calcext:value-type="float">
            <text:p>0.0480328852764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8603122972848" calcext:value-type="float">
            <text:p>0.007886031229728</text:p>
          </table:table-cell>
          <table:table-cell office:value-type="float" office:value="0.00794684299775393" calcext:value-type="float">
            <text:p>0.007946842997754</text:p>
          </table:table-cell>
          <table:table-cell table:number-columns-repeated="6"/>
          <table:table-cell office:value-type="float" office:value="0.0400335211100909" calcext:value-type="float">
            <text:p>0.0400335211100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5391932839035" calcext:value-type="float">
            <text:p>0.00805391932839</text:p>
          </table:table-cell>
          <table:table-cell office:value-type="float" office:value="0.0240921339580257" calcext:value-type="float">
            <text:p>0.024092133958026</text:p>
          </table:table-cell>
          <table:table-cell table:number-columns-repeated="6"/>
          <table:table-cell office:value-type="float" office:value="0.0398324007491064" calcext:value-type="float">
            <text:p>0.0398324007491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530985027685" calcext:value-type="float">
            <text:p>0.011153098502769</text:p>
          </table:table-cell>
          <table:table-cell office:value-type="float" office:value="0.015855743604671" calcext:value-type="float">
            <text:p>0.015855743604671</text:p>
          </table:table-cell>
          <table:table-cell table:number-columns-repeated="6"/>
          <table:table-cell office:value-type="float" office:value="0.0405890898879323" calcext:value-type="float">
            <text:p>0.0405890898879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758361090956" calcext:value-type="float">
            <text:p>0.015975836109096</text:p>
          </table:table-cell>
          <table:table-cell office:value-type="float" office:value="0.0159669568097333" calcext:value-type="float">
            <text:p>0.015966956809733</text:p>
          </table:table-cell>
          <table:table-cell table:number-columns-repeated="6"/>
          <table:table-cell office:value-type="float" office:value="0.0398150074801984" calcext:value-type="float">
            <text:p>0.0398150074801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908592221857" calcext:value-type="float">
            <text:p>0.011290859222186</text:p>
          </table:table-cell>
          <table:table-cell office:value-type="float" office:value="0.0112867342443616" calcext:value-type="float">
            <text:p>0.011286734244362</text:p>
          </table:table-cell>
          <table:table-cell table:number-columns-repeated="6"/>
          <table:table-cell office:value-type="float" office:value="0.0479656922634148" calcext:value-type="float">
            <text:p>0.0479656922634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584033813374" calcext:value-type="float">
            <text:p>0.017658403381337</text:p>
          </table:table-cell>
          <table:table-cell office:value-type="float" office:value="0.00798025818849385" calcext:value-type="float">
            <text:p>0.007980258188494</text:p>
          </table:table-cell>
          <table:table-cell table:number-columns-repeated="6"/>
          <table:table-cell office:value-type="float" office:value="0.0326625727257544" calcext:value-type="float">
            <text:p>0.0326625727257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41512771495028" calcext:value-type="float">
            <text:p>0.024151277149503</text:p>
          </table:table-cell>
          <table:table-cell office:value-type="float" office:value="0.0159409232827409" calcext:value-type="float">
            <text:p>0.015940923282741</text:p>
          </table:table-cell>
          <table:table-cell table:number-columns-repeated="6"/>
          <table:table-cell office:value-type="float" office:value="0.0488967503274993" calcext:value-type="float">
            <text:p>0.0488967503274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89247924030597" calcext:value-type="float">
            <text:p>0.02892479240306</text:p>
          </table:table-cell>
          <table:table-cell table:number-columns-repeated="7"/>
          <table:table-cell office:value-type="float" office:value="0.0392359919700204" calcext:value-type="float">
            <text:p>0.039235991970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2510056816914" calcext:value-type="float">
            <text:p>0.007925100568169</text:p>
          </table:table-cell>
          <table:table-cell table:number-columns-repeated="7"/>
          <table:table-cell office:value-type="float" office:value="0.0401337311330595" calcext:value-type="float">
            <text:p>0.040133731133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942436237039" calcext:value-type="float">
            <text:p>0.017894243623704</text:p>
          </table:table-cell>
          <table:table-cell table:number-columns-repeated="7"/>
          <table:table-cell office:value-type="float" office:value="0.0479344463386063" calcext:value-type="float">
            <text:p>0.0479344463386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935295556022" calcext:value-type="float">
            <text:p>0.011193529555602</text:p>
          </table:table-cell>
          <table:table-cell table:number-columns-repeated="7"/>
          <table:table-cell office:value-type="float" office:value="0.0481349267246759" calcext:value-type="float">
            <text:p>0.0481349267246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330984162689554" calcext:value-type="float">
            <text:p>0.0330984162689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69692527647" calcext:value-type="float">
            <text:p>0.015969692527647</text:p>
          </table:table-cell>
          <table:table-cell table:number-columns-repeated="7"/>
          <table:table-cell office:value-type="float" office:value="0.0482624051073151" calcext:value-type="float">
            <text:p>0.0482624051073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519877687472" calcext:value-type="float">
            <text:p>0.015951987768747</text:p>
          </table:table-cell>
          <table:table-cell table:number-columns-repeated="7"/>
          <table:table-cell office:value-type="float" office:value="0.039756963599517" calcext:value-type="float">
            <text:p>0.0397569635995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38073751726478" calcext:value-type="float">
            <text:p>0.023807375172648</text:p>
          </table:table-cell>
          <table:table-cell table:number-columns-repeated="7"/>
          <table:table-cell office:value-type="float" office:value="0.040788888566247" calcext:value-type="float">
            <text:p>0.0407888885662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950576794737" calcext:value-type="float">
            <text:p>0.015995057679474</text:p>
          </table:table-cell>
          <table:table-cell table:number-columns-repeated="7"/>
          <table:table-cell office:value-type="float" office:value="0.0558004420683325" calcext:value-type="float">
            <text:p>0.055800442068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193907955508" calcext:value-type="float">
            <text:p>0.017619390795551</text:p>
          </table:table-cell>
          <table:table-cell table:number-columns-repeated="7"/>
          <table:table-cell office:value-type="float" office:value="0.031710588141901" calcext:value-type="float">
            <text:p>0.0317105881419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0545614298873" calcext:value-type="float">
            <text:p>0.018054561429887</text:p>
          </table:table-cell>
          <table:table-cell table:number-columns-repeated="7"/>
          <table:table-cell office:value-type="float" office:value="0.043290551277467" calcext:value-type="float">
            <text:p>0.0432905512774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1768021610731" calcext:value-type="float">
            <text:p>0.007917680216107</text:p>
          </table:table-cell>
          <table:table-cell table:number-columns-repeated="7"/>
          <table:table-cell office:value-type="float" office:value="0.0395434635451531" calcext:value-type="float">
            <text:p>0.0395434635451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755460912524" calcext:value-type="float">
            <text:p>0.007967554609125</text:p>
          </table:table-cell>
          <table:table-cell table:number-columns-repeated="7"/>
          <table:table-cell office:value-type="float" office:value="0.0330917027869587" calcext:value-type="float">
            <text:p>0.0330917027869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676254542202" calcext:value-type="float">
            <text:p>0.01596762545422</text:p>
          </table:table-cell>
          <table:table-cell table:number-columns-repeated="7"/>
          <table:table-cell office:value-type="float" office:value="0.0556552991279242" calcext:value-type="float">
            <text:p>0.0556552991279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29461629952" calcext:value-type="float">
            <text:p>0.011329461629952</text:p>
          </table:table-cell>
          <table:table-cell table:number-columns-repeated="7"/>
          <table:table-cell office:value-type="float" office:value="0.0483528557320228" calcext:value-type="float">
            <text:p>0.0483528557320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2135873373121" calcext:value-type="float">
            <text:p>0.007921358733731</text:p>
          </table:table-cell>
          <table:table-cell table:number-columns-repeated="7"/>
          <table:table-cell office:value-type="float" office:value="0.0483224619665778" calcext:value-type="float">
            <text:p>0.0483224619665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787879249653" calcext:value-type="float">
            <text:p>0.015978787924965</text:p>
          </table:table-cell>
          <table:table-cell table:number-columns-repeated="7"/>
          <table:table-cell office:value-type="float" office:value="0.0563092754680609" calcext:value-type="float">
            <text:p>0.0563092754680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643922482892" calcext:value-type="float">
            <text:p>0.011164392248289</text:p>
          </table:table-cell>
          <table:table-cell table:number-columns-repeated="7"/>
          <table:table-cell office:value-type="float" office:value="0.0400861406688764" calcext:value-type="float">
            <text:p>0.0400861406688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788473444415" calcext:value-type="float">
            <text:p>0.016078847344442</text:p>
          </table:table-cell>
          <table:table-cell table:number-columns-repeated="7"/>
          <table:table-cell office:value-type="float" office:value="0.0436695338038372" calcext:value-type="float">
            <text:p>0.0436695338038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7449259931657" calcext:value-type="float">
            <text:p>0.007974492599317</text:p>
          </table:table-cell>
          <table:table-cell table:number-columns-repeated="7"/>
          <table:table-cell office:value-type="float" office:value="0.0480542364421758" calcext:value-type="float">
            <text:p>0.0480542364421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896357167096" calcext:value-type="float">
            <text:p>0.01788963571671</text:p>
          </table:table-cell>
          <table:table-cell table:number-columns-repeated="7"/>
          <table:table-cell office:value-type="float" office:value="0.0399951177834737" calcext:value-type="float">
            <text:p>0.0399951177834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131216021596" calcext:value-type="float">
            <text:p>0.01581312160216</text:p>
          </table:table-cell>
          <table:table-cell table:number-columns-repeated="7"/>
          <table:table-cell office:value-type="float" office:value="0.0428787377506545" calcext:value-type="float">
            <text:p>0.0428787377506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577280136856" calcext:value-type="float">
            <text:p>0.011357728013686</text:p>
          </table:table-cell>
          <table:table-cell table:number-columns-repeated="7"/>
          <table:table-cell office:value-type="float" office:value="0.0328163467644891" calcext:value-type="float">
            <text:p>0.0328163467644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9171411261429" calcext:value-type="float">
            <text:p>0.007891714112614</text:p>
          </table:table-cell>
          <table:table-cell table:number-columns-repeated="7"/>
          <table:table-cell office:value-type="float" office:value="0.040566532010266" calcext:value-type="float">
            <text:p>0.0405665320102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03918119141" calcext:value-type="float">
            <text:p>0.008020391811914</text:p>
          </table:table-cell>
          <table:table-cell table:number-columns-repeated="7"/>
          <table:table-cell office:value-type="float" office:value="0.0430028239987501" calcext:value-type="float">
            <text:p>0.043002823998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707281306988" calcext:value-type="float">
            <text:p>0.015770728130699</text:p>
          </table:table-cell>
          <table:table-cell table:number-columns-repeated="7"/>
          <table:table-cell office:value-type="float" office:value="0.0398391352665723" calcext:value-type="float">
            <text:p>0.0398391352665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641227769616" calcext:value-type="float">
            <text:p>0.007986412277696</text:p>
          </table:table-cell>
          <table:table-cell table:number-columns-repeated="7"/>
          <table:table-cell office:value-type="float" office:value="0.056056988477437" calcext:value-type="float">
            <text:p>0.0560569884774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848166681276" calcext:value-type="float">
            <text:p>0.015984816668128</text:p>
          </table:table-cell>
          <table:table-cell table:number-columns-repeated="7"/>
          <table:table-cell office:value-type="float" office:value="0.0481772839767808" calcext:value-type="float">
            <text:p>0.0481772839767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544091182365" calcext:value-type="float">
            <text:p>0.017754409118237</text:p>
          </table:table-cell>
          <table:table-cell table:number-columns-repeated="7"/>
          <table:table-cell office:value-type="float" office:value="0.0481628737930969" calcext:value-type="float">
            <text:p>0.0481628737930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655407130438" calcext:value-type="float">
            <text:p>0.011365540713044</text:p>
          </table:table-cell>
          <table:table-cell table:number-columns-repeated="7"/>
          <table:table-cell office:value-type="float" office:value="0.0481780117907832" calcext:value-type="float">
            <text:p>0.0481780117907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57078972972" calcext:value-type="float">
            <text:p>0.011225707897297</text:p>
          </table:table-cell>
          <table:table-cell table:number-columns-repeated="7"/>
          <table:table-cell office:value-type="float" office:value="0.0404160462423777" calcext:value-type="float">
            <text:p>0.0404160462423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141626142666" calcext:value-type="float">
            <text:p>0.011214162614267</text:p>
          </table:table-cell>
          <table:table-cell table:number-columns-repeated="7"/>
          <table:table-cell office:value-type="float" office:value="0.0556507814958168" calcext:value-type="float">
            <text:p>0.0556507814958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4242965781016" calcext:value-type="float">
            <text:p>0.00804242965781</text:p>
          </table:table-cell>
          <table:table-cell table:number-columns-repeated="7"/>
          <table:table-cell office:value-type="float" office:value="0.0480557286892759" calcext:value-type="float">
            <text:p>0.0480557286892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3612206437746" calcext:value-type="float">
            <text:p>0.007936122064377</text:p>
          </table:table-cell>
          <table:table-cell table:number-columns-repeated="7"/>
          <table:table-cell office:value-type="float" office:value="0.0397430251024295" calcext:value-type="float">
            <text:p>0.039743025102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567044282122" calcext:value-type="float">
            <text:p>0.011256704428212</text:p>
          </table:table-cell>
          <table:table-cell table:number-columns-repeated="7"/>
          <table:table-cell office:value-type="float" office:value="0.0474324799598916" calcext:value-type="float">
            <text:p>0.0474324799598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4904188200957" calcext:value-type="float">
            <text:p>0.00794904188201</text:p>
          </table:table-cell>
          <table:table-cell table:number-columns-repeated="7"/>
          <table:table-cell office:value-type="float" office:value="0.0402793420557302" calcext:value-type="float">
            <text:p>0.040279342055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837482174817" calcext:value-type="float">
            <text:p>0.008028374821748</text:p>
          </table:table-cell>
          <table:table-cell table:number-columns-repeated="7"/>
          <table:table-cell office:value-type="float" office:value="0.0502731070733233" calcext:value-type="float">
            <text:p>0.0502731070733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718024722759" calcext:value-type="float">
            <text:p>0.017771802472276</text:p>
          </table:table-cell>
          <table:table-cell table:number-columns-repeated="7"/>
          <table:table-cell office:value-type="float" office:value="0.0408954305495986" calcext:value-type="float">
            <text:p>0.0408954305495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403459777129377" calcext:value-type="float">
            <text:p>0.0403459777129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94427708177" calcext:value-type="float">
            <text:p>0.017794427708177</text:p>
          </table:table-cell>
          <table:table-cell table:number-columns-repeated="7"/>
          <table:table-cell office:value-type="float" office:value="0.04087729635154" calcext:value-type="float">
            <text:p>0.040877296351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854452225446" calcext:value-type="float">
            <text:p>0.011185445222545</text:p>
          </table:table-cell>
          <table:table-cell table:number-columns-repeated="7"/>
          <table:table-cell office:value-type="float" office:value="0.0405260984631162" calcext:value-type="float">
            <text:p>0.0405260984631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3466494006136" calcext:value-type="float">
            <text:p>0.008034664940061</text:p>
          </table:table-cell>
          <table:table-cell table:number-columns-repeated="7"/>
          <table:table-cell office:value-type="float" office:value="0.0483911112010834" calcext:value-type="float">
            <text:p>0.0483911112010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851710244995" calcext:value-type="float">
            <text:p>0.0111851710245</text:p>
          </table:table-cell>
          <table:table-cell table:number-columns-repeated="7"/>
          <table:table-cell office:value-type="float" office:value="0.0478201345342607" calcext:value-type="float">
            <text:p>0.0478201345342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7435614688268" calcext:value-type="float">
            <text:p>0.007974356146883</text:p>
          </table:table-cell>
          <table:table-cell table:number-columns-repeated="7"/>
          <table:table-cell office:value-type="float" office:value="0.0480731704521577" calcext:value-type="float">
            <text:p>0.0480731704521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883092295356" calcext:value-type="float">
            <text:p>0.007988830922954</text:p>
          </table:table-cell>
          <table:table-cell table:number-columns-repeated="7"/>
          <table:table-cell office:value-type="float" office:value="0.0559196337807773" calcext:value-type="float">
            <text:p>0.0559196337807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3392622501703" calcext:value-type="float">
            <text:p>0.008033926225017</text:p>
          </table:table-cell>
          <table:table-cell table:number-columns-repeated="7"/>
          <table:table-cell office:value-type="float" office:value="8.41441410273777" calcext:value-type="float">
            <text:p>8.414414102737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410759984933" calcext:value-type="float">
            <text:p>0.017741075998493</text:p>
          </table:table-cell>
          <table:table-cell table:number-columns-repeated="7"/>
          <table:table-cell office:value-type="float" office:value="0.0479075271273541" calcext:value-type="float">
            <text:p>0.0479075271273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088474697132" calcext:value-type="float">
            <text:p>0.015908847469713</text:p>
          </table:table-cell>
          <table:table-cell table:number-columns-repeated="7"/>
          <table:table-cell office:value-type="float" office:value="0.0405761526107865" calcext:value-type="float">
            <text:p>0.0405761526107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68127354336" calcext:value-type="float">
            <text:p>0.011226812735434</text:p>
          </table:table-cell>
          <table:table-cell table:number-columns-repeated="7"/>
          <table:table-cell office:value-type="float" office:value="0.0317839394375697" calcext:value-type="float">
            <text:p>0.031783939437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817756919762" calcext:value-type="float">
            <text:p>0.016081775691976</text:p>
          </table:table-cell>
          <table:table-cell table:number-columns-repeated="7"/>
          <table:table-cell office:value-type="float" office:value="0.0468220296483231" calcext:value-type="float">
            <text:p>0.0468220296483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326768293897751" calcext:value-type="float">
            <text:p>0.0326768293897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4050072035779" calcext:value-type="float">
            <text:p>0.011405007203578</text:p>
          </table:table-cell>
          <table:table-cell table:number-columns-repeated="7"/>
          <table:table-cell office:value-type="float" office:value="0.0358518976222942" calcext:value-type="float">
            <text:p>0.0358518976222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200431014289" calcext:value-type="float">
            <text:p>0.015720043101429</text:p>
          </table:table-cell>
          <table:table-cell table:number-columns-repeated="7"/>
          <table:table-cell office:value-type="float" office:value="0.0425803804485649" calcext:value-type="float">
            <text:p>0.0425803804485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6626395964379" calcext:value-type="float">
            <text:p>0.008066263959644</text:p>
          </table:table-cell>
          <table:table-cell table:number-columns-repeated="7"/>
          <table:table-cell office:value-type="float" office:value="0.0320863530046264" calcext:value-type="float">
            <text:p>0.0320863530046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24817944130037" calcext:value-type="float">
            <text:p>0.022481794413004</text:p>
          </table:table-cell>
          <table:table-cell table:number-columns-repeated="7"/>
          <table:table-cell office:value-type="float" office:value="0.0481860191964009" calcext:value-type="float">
            <text:p>0.0481860191964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465142980663" calcext:value-type="float">
            <text:p>0.017746514298066</text:p>
          </table:table-cell>
          <table:table-cell table:number-columns-repeated="7"/>
          <table:table-cell office:value-type="float" office:value="0.0319219437943566" calcext:value-type="float">
            <text:p>0.0319219437943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900452123425" calcext:value-type="float">
            <text:p>0.017890045212343</text:p>
          </table:table-cell>
          <table:table-cell table:number-columns-repeated="7"/>
          <table:table-cell office:value-type="float" office:value="0.0401812612693066" calcext:value-type="float">
            <text:p>0.0401812612693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0993063753959" calcext:value-type="float">
            <text:p>0.00790993063754</text:p>
          </table:table-cell>
          <table:table-cell table:number-columns-repeated="7"/>
          <table:table-cell office:value-type="float" office:value="0.0324105345921062" calcext:value-type="float">
            <text:p>0.0324105345921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276434951771" calcext:value-type="float">
            <text:p>0.017827643495177</text:p>
          </table:table-cell>
          <table:table-cell table:number-columns-repeated="7"/>
          <table:table-cell office:value-type="float" office:value="0.0426140407013547" calcext:value-type="float">
            <text:p>0.0426140407013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96048903398" calcext:value-type="float">
            <text:p>0.017996048903398</text:p>
          </table:table-cell>
          <table:table-cell table:number-columns-repeated="7"/>
          <table:table-cell office:value-type="float" office:value="0.0400047307840503" calcext:value-type="float">
            <text:p>0.040004730784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1324362873378" calcext:value-type="float">
            <text:p>0.007913243628734</text:p>
          </table:table-cell>
          <table:table-cell table:number-columns-repeated="7"/>
          <table:table-cell office:value-type="float" office:value="0.0403188239677793" calcext:value-type="float">
            <text:p>0.0403188239677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603771273001" calcext:value-type="float">
            <text:p>0.0160603771273</text:p>
          </table:table-cell>
          <table:table-cell table:number-columns-repeated="7"/>
          <table:table-cell office:value-type="float" office:value="0.0428877750690645" calcext:value-type="float">
            <text:p>0.042887775069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082046701304" calcext:value-type="float">
            <text:p>0.01580820467013</text:p>
          </table:table-cell>
          <table:table-cell table:number-columns-repeated="7"/>
          <table:table-cell office:value-type="float" office:value="0.0399909230807378" calcext:value-type="float">
            <text:p>0.0399909230807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465878072115" calcext:value-type="float">
            <text:p>0.011246587807212</text:p>
          </table:table-cell>
          <table:table-cell table:number-columns-repeated="7"/>
          <table:table-cell office:value-type="float" office:value="0.0473571456798487" calcext:value-type="float">
            <text:p>0.0473571456798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247574874207" calcext:value-type="float">
            <text:p>0.016024757487421</text:p>
          </table:table-cell>
          <table:table-cell table:number-columns-repeated="7"/>
          <table:table-cell office:value-type="float" office:value="0.039839816411978" calcext:value-type="float">
            <text:p>0.0398398164119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893215688869" calcext:value-type="float">
            <text:p>0.007968932156889</text:p>
          </table:table-cell>
          <table:table-cell table:number-columns-repeated="7"/>
          <table:table-cell office:value-type="float" office:value="0.0409838300576057" calcext:value-type="float">
            <text:p>0.0409838300576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73587469464" calcext:value-type="float">
            <text:p>0.017773587469464</text:p>
          </table:table-cell>
          <table:table-cell table:number-columns-repeated="7"/>
          <table:table-cell office:value-type="float" office:value="0.0483445294427474" calcext:value-type="float">
            <text:p>0.0483445294427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389692642531" calcext:value-type="float">
            <text:p>0.011338969264253</text:p>
          </table:table-cell>
          <table:table-cell table:number-columns-repeated="7"/>
          <table:table-cell office:value-type="float" office:value="0.0327886588954841" calcext:value-type="float">
            <text:p>0.0327886588954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209591779056" calcext:value-type="float">
            <text:p>0.011120959177906</text:p>
          </table:table-cell>
          <table:table-cell table:number-columns-repeated="7"/>
          <table:table-cell office:value-type="float" office:value="0.0398841408795167" calcext:value-type="float">
            <text:p>0.0398841408795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1679120658851" calcext:value-type="float">
            <text:p>0.016167912065885</text:p>
          </table:table-cell>
          <table:table-cell table:number-columns-repeated="7"/>
          <table:table-cell office:value-type="float" office:value="0.0430108489455789" calcext:value-type="float">
            <text:p>0.0430108489455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3287991466336" calcext:value-type="float">
            <text:p>0.007932879914663</text:p>
          </table:table-cell>
          <table:table-cell table:number-columns-repeated="7"/>
          <table:table-cell office:value-type="float" office:value="0.0329969288411869" calcext:value-type="float">
            <text:p>0.0329969288411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29404988146" calcext:value-type="float">
            <text:p>0.017729404988146</text:p>
          </table:table-cell>
          <table:table-cell table:number-columns-repeated="7"/>
          <table:table-cell office:value-type="float" office:value="0.0500431207793274" calcext:value-type="float">
            <text:p>0.0500431207793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4458203919" calcext:value-type="float">
            <text:p>0.011284458203919</text:p>
          </table:table-cell>
          <table:table-cell table:number-columns-repeated="7"/>
          <table:table-cell office:value-type="float" office:value="0.0408090467550004" calcext:value-type="float">
            <text:p>0.0408090467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952022986251" calcext:value-type="float">
            <text:p>0.011295202298625</text:p>
          </table:table-cell>
          <table:table-cell table:number-columns-repeated="7"/>
          <table:table-cell office:value-type="float" office:value="0.0328448923652776" calcext:value-type="float">
            <text:p>0.0328448923652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253509327822" calcext:value-type="float">
            <text:p>0.017625350932782</text:p>
          </table:table-cell>
          <table:table-cell table:number-columns-repeated="7"/>
          <table:table-cell office:value-type="float" office:value="0.0398682181890068" calcext:value-type="float">
            <text:p>0.0398682181890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1280615236722" calcext:value-type="float">
            <text:p>0.016128061523672</text:p>
          </table:table-cell>
          <table:table-cell table:number-columns-repeated="7"/>
          <table:table-cell office:value-type="float" office:value="0.0394665903864331" calcext:value-type="float">
            <text:p>0.0394665903864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407700714905482" calcext:value-type="float">
            <text:p>0.0407700714905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90746385708479" calcext:value-type="float">
            <text:p>0.008907463857085</text:p>
          </table:table-cell>
          <table:table-cell table:number-columns-repeated="7"/>
          <table:table-cell office:value-type="float" office:value="0.0479738301936429" calcext:value-type="float">
            <text:p>0.0479738301936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641434147977" calcext:value-type="float">
            <text:p>0.011264143414798</text:p>
          </table:table-cell>
          <table:table-cell table:number-columns-repeated="7"/>
          <table:table-cell office:value-type="float" office:value="0.0400053833657391" calcext:value-type="float">
            <text:p>0.0400053833657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5545543342876" calcext:value-type="float">
            <text:p>0.017554554334288</text:p>
          </table:table-cell>
          <table:table-cell table:number-columns-repeated="7"/>
          <table:table-cell office:value-type="float" office:value="0.0413144495266002" calcext:value-type="float">
            <text:p>0.04131444952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1755176494624" calcext:value-type="float">
            <text:p>0.018175517649462</text:p>
          </table:table-cell>
          <table:table-cell table:number-columns-repeated="7"/>
          <table:table-cell office:value-type="float" office:value="0.0401981785821248" calcext:value-type="float">
            <text:p>0.0401981785821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.0403368275278405" calcext:value-type="float">
            <text:p>0.0403368275278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5805423457" calcext:value-type="float">
            <text:p>0.01135805423457</text:p>
          </table:table-cell>
          <table:table-cell table:number-columns-repeated="7"/>
          <table:table-cell office:value-type="float" office:value="0.0481065182568262" calcext:value-type="float">
            <text:p>0.0481065182568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829568406717" calcext:value-type="float">
            <text:p>0.011182956840672</text:p>
          </table:table-cell>
          <table:table-cell table:number-columns-repeated="7"/>
          <table:table-cell office:value-type="float" office:value="0.0398892995246736" calcext:value-type="float">
            <text:p>0.0398892995246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008403774466" calcext:value-type="float">
            <text:p>0.011300840377447</text:p>
          </table:table-cell>
          <table:table-cell table:number-columns-repeated="7"/>
          <table:table-cell office:value-type="float" office:value="0.0407110892577262" calcext:value-type="float">
            <text:p>0.0407110892577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560263753628" calcext:value-type="float">
            <text:p>0.007965602637536</text:p>
          </table:table-cell>
          <table:table-cell table:number-columns-repeated="7"/>
          <table:table-cell office:value-type="float" office:value="0.0397212704581924" calcext:value-type="float">
            <text:p>0.0397212704581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07884125599" calcext:value-type="float">
            <text:p>0.01128078841256</text:p>
          </table:table-cell>
          <table:table-cell table:number-columns-repeated="7"/>
          <table:table-cell office:value-type="float" office:value="0.0356053387126812" calcext:value-type="float">
            <text:p>0.0356053387126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0210688737206" calcext:value-type="float">
            <text:p>0.007902106887372</text:p>
          </table:table-cell>
          <table:table-cell table:number-columns-repeated="7"/>
          <table:table-cell office:value-type="float" office:value="0.0401538641224318" calcext:value-type="float">
            <text:p>0.0401538641224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0499400737096" calcext:value-type="float">
            <text:p>0.01804994007371</text:p>
          </table:table-cell>
          <table:table-cell table:number-columns-repeated="7"/>
          <table:table-cell office:value-type="float" office:value="0.0393115264213554" calcext:value-type="float">
            <text:p>0.0393115264213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8026769174029" calcext:value-type="float">
            <text:p>0.00788026769174</text:p>
          </table:table-cell>
          <table:table-cell table:number-columns-repeated="7"/>
          <table:table-cell office:value-type="float" office:value="0.0408647212933807" calcext:value-type="float">
            <text:p>0.0408647212933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54191297563" calcext:value-type="float">
            <text:p>0.017954191297563</text:p>
          </table:table-cell>
          <table:table-cell table:number-columns-repeated="7"/>
          <table:table-cell office:value-type="float" office:value="0.0406591558259948" calcext:value-type="float">
            <text:p>0.0406591558259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117264090957" calcext:value-type="float">
            <text:p>0.00796117264091</text:p>
          </table:table-cell>
          <table:table-cell table:number-columns-repeated="7"/>
          <table:table-cell office:value-type="float" office:value="0.0396083645594093" calcext:value-type="float">
            <text:p>0.0396083645594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24281980225382" calcext:value-type="float">
            <text:p>0.022428198022538</text:p>
          </table:table-cell>
          <table:table-cell table:number-columns-repeated="7"/>
          <table:table-cell office:value-type="float" office:value="0.0406682790761112" calcext:value-type="float">
            <text:p>0.0406682790761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355237473170853" calcext:value-type="float">
            <text:p>0.035523747317085</text:p>
          </table:table-cell>
          <table:table-cell table:number-columns-repeated="7"/>
          <table:table-cell office:value-type="float" office:value="0.0405521481063193" calcext:value-type="float">
            <text:p>0.0405521481063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355178952358744" calcext:value-type="float">
            <text:p>0.035517895235874</text:p>
          </table:table-cell>
          <table:table-cell table:number-columns-repeated="7"/>
          <table:table-cell office:value-type="float" office:value="0.0432413224348977" calcext:value-type="float">
            <text:p>0.0432413224348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320168545758494" calcext:value-type="float">
            <text:p>0.032016854575849</text:p>
          </table:table-cell>
          <table:table-cell table:number-columns-repeated="7"/>
          <table:table-cell office:value-type="float" office:value="0.0327185598810922" calcext:value-type="float">
            <text:p>0.0327185598810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52255931972953" calcext:value-type="float">
            <text:p>0.025225593197295</text:p>
          </table:table-cell>
          <table:table-cell table:number-columns-repeated="7"/>
          <table:table-cell office:value-type="float" office:value="0.0158858904581729" calcext:value-type="float">
            <text:p>0.0158858904581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137598074642" calcext:value-type="float">
            <text:p>0.011213759807464</text:p>
          </table:table-cell>
          <table:table-cell table:number-columns-repeated="7"/>
          <table:table-cell office:value-type="float" office:value="0.0658473615755591" calcext:value-type="float">
            <text:p>0.0658473615755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863707229329" calcext:value-type="float">
            <text:p>0.016086370722933</text:p>
          </table:table-cell>
          <table:table-cell table:number-columns-repeated="7"/>
          <table:table-cell office:value-type="float" office:value="0.0478907977129626" calcext:value-type="float">
            <text:p>0.0478907977129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6345308030597" calcext:value-type="float">
            <text:p>0.01763453080306</text:p>
          </table:table-cell>
          <table:table-cell table:number-columns-repeated="7"/>
          <table:table-cell office:value-type="float" office:value="0.0639653508002715" calcext:value-type="float">
            <text:p>0.0639653508002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982790124393" calcext:value-type="float">
            <text:p>0.011398279012439</text:p>
          </table:table-cell>
          <table:table-cell table:number-columns-repeated="7"/>
          <table:table-cell office:value-type="float" office:value="0.157094744411818" calcext:value-type="float">
            <text:p>0.1570947444118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2944552729726" calcext:value-type="float">
            <text:p>0.007929445527297</text:p>
          </table:table-cell>
          <table:table-cell table:number-columns-repeated="7"/>
          <table:table-cell office:value-type="float" office:value="0.0571781807671884" calcext:value-type="float">
            <text:p>0.0571781807671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076407272838" calcext:value-type="float">
            <text:p>0.015907640727284</text:p>
          </table:table-cell>
          <table:table-cell table:number-columns-repeated="7"/>
          <table:table-cell office:value-type="float" office:value="0.0238070148220176" calcext:value-type="float">
            <text:p>0.0238070148220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769494911861" calcext:value-type="float">
            <text:p>0.011276949491186</text:p>
          </table:table-cell>
          <table:table-cell table:number-columns-repeated="7"/>
          <table:table-cell office:value-type="float" office:value="0.0397120187846778" calcext:value-type="float">
            <text:p>0.0397120187846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427363189963" calcext:value-type="float">
            <text:p>0.017842736318996</text:p>
          </table:table-cell>
          <table:table-cell table:number-columns-repeated="7"/>
          <table:table-cell office:value-type="float" office:value="0.0079906877323066" calcext:value-type="float">
            <text:p>0.0079906877323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475960176072" calcext:value-type="float">
            <text:p>0.015847596017607</text:p>
          </table:table-cell>
          <table:table-cell table:number-columns-repeated="7"/>
          <table:table-cell office:value-type="float" office:value="0.039569278955461" calcext:value-type="float">
            <text:p>0.0395692789554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635009557663" calcext:value-type="float">
            <text:p>0.017863500955766</text:p>
          </table:table-cell>
          <table:table-cell table:number-columns-repeated="7"/>
          <table:table-cell office:value-type="float" office:value="0.0657602257897044" calcext:value-type="float">
            <text:p>0.0657602257897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536866929119" calcext:value-type="float">
            <text:p>0.015953686692912</text:p>
          </table:table-cell>
          <table:table-cell table:number-columns-repeated="7"/>
          <table:table-cell office:value-type="float" office:value="0.103788577650204" calcext:value-type="float">
            <text:p>0.1037885776502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1311350132868" calcext:value-type="float">
            <text:p>0.008013113501329</text:p>
          </table:table-cell>
          <table:table-cell table:number-columns-repeated="7"/>
          <table:table-cell office:value-type="float" office:value="0.0887053799924637" calcext:value-type="float">
            <text:p>0.0887053799924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287208543205" calcext:value-type="float">
            <text:p>0.011128720854321</text:p>
          </table:table-cell>
          <table:table-cell table:number-columns-repeated="7"/>
          <table:table-cell office:value-type="float" office:value="0.0876611481798596" calcext:value-type="float">
            <text:p>0.087661148179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091329283009" calcext:value-type="float">
            <text:p>0.00802091329283</text:p>
          </table:table-cell>
          <table:table-cell table:number-columns-repeated="7"/>
          <table:table-cell office:value-type="float" office:value="0.0563259524147528" calcext:value-type="float">
            <text:p>0.0563259524147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657479326826" calcext:value-type="float">
            <text:p>0.011265747932683</text:p>
          </table:table-cell>
          <table:table-cell table:number-columns-repeated="7"/>
          <table:table-cell office:value-type="float" office:value="0.0157997785027085" calcext:value-type="float">
            <text:p>0.0157997785027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55510033762" calcext:value-type="float">
            <text:p>0.007955510033762</text:p>
          </table:table-cell>
          <table:table-cell table:number-columns-repeated="7"/>
          <table:table-cell office:value-type="float" office:value="0.00805972294548559" calcext:value-type="float">
            <text:p>0.0080597229454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572802132332" calcext:value-type="float">
            <text:p>0.007985728021323</text:p>
          </table:table-cell>
          <table:table-cell table:number-columns-repeated="7"/>
          <table:table-cell office:value-type="float" office:value="0.0325562574934594" calcext:value-type="float">
            <text:p>0.0325562574934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893743785969" calcext:value-type="float">
            <text:p>0.00798893743786</text:p>
          </table:table-cell>
          <table:table-cell table:number-columns-repeated="7"/>
          <table:table-cell office:value-type="float" office:value="0.0160717928674614" calcext:value-type="float">
            <text:p>0.0160717928674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377741777978" calcext:value-type="float">
            <text:p>0.007937774177798</text:p>
          </table:table-cell>
          <table:table-cell table:number-columns-repeated="7"/>
          <table:table-cell office:value-type="float" office:value="0.0158849579139722" calcext:value-type="float">
            <text:p>0.015884957913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969017375186" calcext:value-type="float">
            <text:p>0.011296901737519</text:p>
          </table:table-cell>
          <table:table-cell table:number-columns-repeated="7"/>
          <table:table-cell office:value-type="float" office:value="0.0252080222880213" calcext:value-type="float">
            <text:p>0.0252080222880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451713319142" calcext:value-type="float">
            <text:p>0.015845171331914</text:p>
          </table:table-cell>
          <table:table-cell table:number-columns-repeated="7"/>
          <table:table-cell office:value-type="float" office:value="0.0478435899483272" calcext:value-type="float">
            <text:p>0.0478435899483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750435823876" calcext:value-type="float">
            <text:p>0.011375043582388</text:p>
          </table:table-cell>
          <table:table-cell table:number-columns-repeated="7"/>
          <table:table-cell office:value-type="float" office:value="0.0429470597463601" calcext:value-type="float">
            <text:p>0.042947059746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987767850713" calcext:value-type="float">
            <text:p>0.015898776785071</text:p>
          </table:table-cell>
          <table:table-cell table:number-columns-repeated="7"/>
          <table:table-cell office:value-type="float" office:value="0.0474471461942659" calcext:value-type="float">
            <text:p>0.0474471461942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174560267596" calcext:value-type="float">
            <text:p>0.00791745602676</text:p>
          </table:table-cell>
          <table:table-cell table:number-columns-repeated="7"/>
          <table:table-cell office:value-type="float" office:value="0.0356422788346645" calcext:value-type="float">
            <text:p>0.0356422788346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7672198365215" calcext:value-type="float">
            <text:p>0.007976721983652</text:p>
          </table:table-cell>
          <table:table-cell table:number-columns-repeated="7"/>
          <table:table-cell office:value-type="float" office:value="0.0327639349136939" calcext:value-type="float">
            <text:p>0.0327639349136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292452408681" calcext:value-type="float">
            <text:p>0.011329245240868</text:p>
          </table:table-cell>
          <table:table-cell table:number-columns-repeated="7"/>
          <table:table-cell office:value-type="float" office:value="0.0490365938831099" calcext:value-type="float">
            <text:p>0.049036593883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4133020001895" calcext:value-type="float">
            <text:p>0.007841330200019</text:p>
          </table:table-cell>
          <table:table-cell table:number-columns-repeated="7"/>
          <table:table-cell office:value-type="float" office:value="0.0352373914175335" calcext:value-type="float">
            <text:p>0.0352373914175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1788259436482" calcext:value-type="float">
            <text:p>0.016178825943648</text:p>
          </table:table-cell>
          <table:table-cell table:number-columns-repeated="7"/>
          <table:table-cell office:value-type="float" office:value="0.0466472592684184" calcext:value-type="float">
            <text:p>0.0466472592684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54245258057" calcext:value-type="float">
            <text:p>0.015854245258057</text:p>
          </table:table-cell>
          <table:table-cell table:number-columns-repeated="7"/>
          <table:table-cell office:value-type="float" office:value="0.0407117092345673" calcext:value-type="float">
            <text:p>0.0407117092345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3883815200622" calcext:value-type="float">
            <text:p>0.008038838152006</text:p>
          </table:table-cell>
          <table:table-cell table:number-columns-repeated="7"/>
          <table:table-cell office:value-type="float" office:value="0.0405234876610393" calcext:value-type="float">
            <text:p>0.0405234876610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943745463873" calcext:value-type="float">
            <text:p>0.011194374546387</text:p>
          </table:table-cell>
          <table:table-cell table:number-columns-repeated="7"/>
          <table:table-cell office:value-type="float" office:value="0.0327901509817969" calcext:value-type="float">
            <text:p>0.0327901509817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425468759557" calcext:value-type="float">
            <text:p>0.011342546875956</text:p>
          </table:table-cell>
          <table:table-cell table:number-columns-repeated="7"/>
          <table:table-cell office:value-type="float" office:value="0.0329077676378087" calcext:value-type="float">
            <text:p>0.0329077676378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785401877029" calcext:value-type="float">
            <text:p>0.017778540187703</text:p>
          </table:table-cell>
          <table:table-cell table:number-columns-repeated="7"/>
          <table:table-cell office:value-type="float" office:value="0.0356410598066815" calcext:value-type="float">
            <text:p>0.0356410598066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332629291679" calcext:value-type="float">
            <text:p>0.015933262929168</text:p>
          </table:table-cell>
          <table:table-cell table:number-columns-repeated="7"/>
          <table:table-cell office:value-type="float" office:value="0.0356286710871586" calcext:value-type="float">
            <text:p>0.0356286710871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739861860157" calcext:value-type="float">
            <text:p>0.015873986186016</text:p>
          </table:table-cell>
          <table:table-cell table:number-columns-repeated="7"/>
          <table:table-cell office:value-type="float" office:value="0.0398579131323921" calcext:value-type="float">
            <text:p>0.0398579131323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495619085579" calcext:value-type="float">
            <text:p>0.017849561908558</text:p>
          </table:table-cell>
          <table:table-cell table:number-columns-repeated="7"/>
          <table:table-cell office:value-type="float" office:value="0.0427252798907857" calcext:value-type="float">
            <text:p>0.0427252798907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525535819931" calcext:value-type="float">
            <text:p>0.007952553581993</text:p>
          </table:table-cell>
          <table:table-cell table:number-columns-repeated="7"/>
          <table:table-cell office:value-type="float" office:value="0.0320875803517979" calcext:value-type="float">
            <text:p>0.0320875803517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755503771387" calcext:value-type="float">
            <text:p>0.016075550377139</text:p>
          </table:table-cell>
          <table:table-cell table:number-columns-repeated="7"/>
          <table:table-cell office:value-type="float" office:value="0.0463804547937024" calcext:value-type="float">
            <text:p>0.0463804547937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726986965943" calcext:value-type="float">
            <text:p>0.011172698696594</text:p>
          </table:table-cell>
          <table:table-cell table:number-columns-repeated="7"/>
          <table:table-cell office:value-type="float" office:value="0.0356255583372241" calcext:value-type="float">
            <text:p>0.035625558337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8840411546075" calcext:value-type="float">
            <text:p>0.017884041154608</text:p>
          </table:table-cell>
          <table:table-cell table:number-columns-repeated="7"/>
          <table:table-cell office:value-type="float" office:value="0.0355347840720008" calcext:value-type="float">
            <text:p>0.035534784072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5763004826" calcext:value-type="float">
            <text:p>0.01115763004826</text:p>
          </table:table-cell>
          <table:table-cell table:number-columns-repeated="7"/>
          <table:table-cell office:value-type="float" office:value="0.0354683979506488" calcext:value-type="float">
            <text:p>0.0354683979506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194514763033" calcext:value-type="float">
            <text:p>0.011319451476303</text:p>
          </table:table-cell>
          <table:table-cell table:number-columns-repeated="7"/>
          <table:table-cell office:value-type="float" office:value="0.0482018954513764" calcext:value-type="float">
            <text:p>0.0482018954513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135155552854" calcext:value-type="float">
            <text:p>0.007981351555529</text:p>
          </table:table-cell>
          <table:table-cell table:number-columns-repeated="7"/>
          <table:table-cell office:value-type="float" office:value="0.0398206019177814" calcext:value-type="float">
            <text:p>0.0398206019177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5517807761813" calcext:value-type="float">
            <text:p>0.007955178077618</text:p>
          </table:table-cell>
          <table:table-cell table:number-columns-repeated="7"/>
          <table:table-cell office:value-type="float" office:value="0.0481849271207222" calcext:value-type="float">
            <text:p>0.0481849271207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911171334135" calcext:value-type="float">
            <text:p>0.011291117133414</text:p>
          </table:table-cell>
          <table:table-cell table:number-columns-repeated="7"/>
          <table:table-cell office:value-type="float" office:value="0.0399645547524273" calcext:value-type="float">
            <text:p>0.0399645547524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707783834147" calcext:value-type="float">
            <text:p>0.011270778383415</text:p>
          </table:table-cell>
          <table:table-cell table:number-columns-repeated="7"/>
          <table:table-cell office:value-type="float" office:value="0.0397998952410595" calcext:value-type="float">
            <text:p>0.039799895241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675646660436" calcext:value-type="float">
            <text:p>0.015967564666044</text:p>
          </table:table-cell>
          <table:table-cell table:number-columns-repeated="7"/>
          <table:table-cell office:value-type="float" office:value="0.0431794070530381" calcext:value-type="float">
            <text:p>0.0431794070530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452609139141" calcext:value-type="float">
            <text:p>0.011145260913914</text:p>
          </table:table-cell>
          <table:table-cell table:number-columns-repeated="7"/>
          <table:table-cell office:value-type="float" office:value="0.042717522720862" calcext:value-type="float">
            <text:p>0.0427175227208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4034835150211" calcext:value-type="float">
            <text:p>0.008040348351502</text:p>
          </table:table-cell>
          <table:table-cell table:number-columns-repeated="7"/>
          <table:table-cell office:value-type="float" office:value="0.0403574739202729" calcext:value-type="float">
            <text:p>0.0403574739202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6853852321133" calcext:value-type="float">
            <text:p>0.007968538523211</text:p>
          </table:table-cell>
          <table:table-cell table:number-columns-repeated="7"/>
          <table:table-cell office:value-type="float" office:value="0.048135145060595" calcext:value-type="float">
            <text:p>0.0481351450605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7921065948236" calcext:value-type="float">
            <text:p>0.007979210659482</text:p>
          </table:table-cell>
          <table:table-cell table:number-columns-repeated="7"/>
          <table:table-cell office:value-type="float" office:value="0.0405709954015393" calcext:value-type="float">
            <text:p>0.0405709954015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35367281889194" calcext:value-type="float">
            <text:p>0.035367281889194</text:p>
          </table:table-cell>
          <table:table-cell table:number-columns-repeated="7"/>
          <table:table-cell office:value-type="float" office:value="0.0327958719042358" calcext:value-type="float">
            <text:p>0.0327958719042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26601351267288" calcext:value-type="float">
            <text:p>0.022660135126729</text:p>
          </table:table-cell>
          <table:table-cell table:number-columns-repeated="7"/>
          <table:table-cell office:value-type="float" office:value="0.0427757702477379" calcext:value-type="float">
            <text:p>0.0427757702477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38176948368458" calcext:value-type="float">
            <text:p>0.023817694836846</text:p>
          </table:table-cell>
          <table:table-cell table:number-columns-repeated="7"/>
          <table:table-cell office:value-type="float" office:value="0.048780075736836" calcext:value-type="float">
            <text:p>0.0487800757368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744630935092" calcext:value-type="float">
            <text:p>0.011274463093509</text:p>
          </table:table-cell>
          <table:table-cell table:number-columns-repeated="7"/>
          <table:table-cell office:value-type="float" office:value="0.0395609934616842" calcext:value-type="float">
            <text:p>0.0395609934616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2935558332499" calcext:value-type="float">
            <text:p>0.007929355583325</text:p>
          </table:table-cell>
          <table:table-cell table:number-columns-repeated="7"/>
          <table:table-cell office:value-type="float" office:value="0.033163729563055" calcext:value-type="float">
            <text:p>0.0331637295630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868026057658" calcext:value-type="float">
            <text:p>0.016086802605766</text:p>
          </table:table-cell>
          <table:table-cell table:number-columns-repeated="7"/>
          <table:table-cell office:value-type="float" office:value="0.0403172278268473" calcext:value-type="float">
            <text:p>0.0403172278268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717728096598" calcext:value-type="float">
            <text:p>0.01117177280966</text:p>
          </table:table-cell>
          <table:table-cell table:number-columns-repeated="7"/>
          <table:table-cell office:value-type="float" office:value="0.0289446117538769" calcext:value-type="float">
            <text:p>0.0289446117538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698091119839" calcext:value-type="float">
            <text:p>0.017969809111984</text:p>
          </table:table-cell>
          <table:table-cell table:number-columns-repeated="7"/>
          <table:table-cell office:value-type="float" office:value="0.0426725704997524" calcext:value-type="float">
            <text:p>0.0426725704997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078139304305" calcext:value-type="float">
            <text:p>0.017707813930431</text:p>
          </table:table-cell>
          <table:table-cell table:number-columns-repeated="7"/>
          <table:table-cell office:value-type="float" office:value="0.0486012893030113" calcext:value-type="float">
            <text:p>0.0486012893030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804778123209" calcext:value-type="float">
            <text:p>0.011380477812321</text:p>
          </table:table-cell>
          <table:table-cell table:number-columns-repeated="7"/>
          <table:table-cell office:value-type="float" office:value="0.0404025320811038" calcext:value-type="float">
            <text:p>0.0404025320811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3579180916153" calcext:value-type="float">
            <text:p>0.023579180916153</text:p>
          </table:table-cell>
          <table:table-cell table:number-columns-repeated="7"/>
          <table:table-cell office:value-type="float" office:value="0.0481892503097301" calcext:value-type="float">
            <text:p>0.048189250309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91186295334" calcext:value-type="float">
            <text:p>0.011289118629533</text:p>
          </table:table-cell>
          <table:table-cell table:number-columns-repeated="7"/>
          <table:table-cell office:value-type="float" office:value="0.0478106445760224" calcext:value-type="float">
            <text:p>0.0478106445760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955034277324" calcext:value-type="float">
            <text:p>0.011295503427732</text:p>
          </table:table-cell>
          <table:table-cell table:number-columns-repeated="7"/>
          <table:table-cell office:value-type="float" office:value="0.0361434944103038" calcext:value-type="float">
            <text:p>0.0361434944103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854258850612" calcext:value-type="float">
            <text:p>0.015985425885061</text:p>
          </table:table-cell>
          <table:table-cell table:number-columns-repeated="7"/>
          <table:table-cell office:value-type="float" office:value="0.0396773821258507" calcext:value-type="float">
            <text:p>0.0396773821258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87304924334857" calcext:value-type="float">
            <text:p>0.007873049243349</text:p>
          </table:table-cell>
          <table:table-cell table:number-columns-repeated="7"/>
          <table:table-cell office:value-type="float" office:value="0.0482346667294596" calcext:value-type="float">
            <text:p>0.048234666729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632009068974" calcext:value-type="float">
            <text:p>0.017963200906897</text:p>
          </table:table-cell>
          <table:table-cell table:number-columns-repeated="7"/>
          <table:table-cell office:value-type="float" office:value="0.0320626835835899" calcext:value-type="float">
            <text:p>0.032062683583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3254984434871" calcext:value-type="float">
            <text:p>0.007932549844349</text:p>
          </table:table-cell>
          <table:table-cell table:number-columns-repeated="7"/>
          <table:table-cell office:value-type="float" office:value="0.0316680905200809" calcext:value-type="float">
            <text:p>0.0316680905200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645070654605" calcext:value-type="float">
            <text:p>0.011264507065461</text:p>
          </table:table-cell>
          <table:table-cell table:number-columns-repeated="7"/>
          <table:table-cell office:value-type="float" office:value="0.0399202034507431" calcext:value-type="float">
            <text:p>0.0399202034507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188592729079" calcext:value-type="float">
            <text:p>0.017918859272908</text:p>
          </table:table-cell>
          <table:table-cell table:number-columns-repeated="7"/>
          <table:table-cell office:value-type="float" office:value="0.0396494014262928" calcext:value-type="float">
            <text:p>0.0396494014262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90340864786" calcext:value-type="float">
            <text:p>0.011190340864786</text:p>
          </table:table-cell>
          <table:table-cell table:number-columns-repeated="7"/>
          <table:table-cell office:value-type="float" office:value="0.0431177510355603" calcext:value-type="float">
            <text:p>0.043117751035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514183388272" calcext:value-type="float">
            <text:p>0.017751418338827</text:p>
          </table:table-cell>
          <table:table-cell table:number-columns-repeated="7"/>
          <table:table-cell office:value-type="float" office:value="0.0406128296685373" calcext:value-type="float">
            <text:p>0.0406128296685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4350629651145" calcext:value-type="float">
            <text:p>0.011435062965115</text:p>
          </table:table-cell>
          <table:table-cell table:number-columns-repeated="7"/>
          <table:table-cell office:value-type="float" office:value="0.0356617268293305" calcext:value-type="float">
            <text:p>0.0356617268293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163255455627" calcext:value-type="float">
            <text:p>0.011216325545563</text:p>
          </table:table-cell>
          <table:table-cell table:number-columns-repeated="7"/>
          <table:table-cell office:value-type="float" office:value="0.0481068810928104" calcext:value-type="float">
            <text:p>0.048106881092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7890707929338" calcext:value-type="float">
            <text:p>0.007978907079293</text:p>
          </table:table-cell>
          <table:table-cell table:number-columns-repeated="7"/>
          <table:table-cell office:value-type="float" office:value="0.0410639377708525" calcext:value-type="float">
            <text:p>0.0410639377708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719734971835" calcext:value-type="float">
            <text:p>0.015771973497184</text:p>
          </table:table-cell>
          <table:table-cell table:number-columns-repeated="7"/>
          <table:table-cell office:value-type="float" office:value="0.0530736388151302" calcext:value-type="float">
            <text:p>0.053073638815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4284093696952" calcext:value-type="float">
            <text:p>0.011428409369695</text:p>
          </table:table-cell>
          <table:table-cell table:number-columns-repeated="7"/>
          <table:table-cell office:value-type="float" office:value="0.0429330188637935" calcext:value-type="float">
            <text:p>0.0429330188637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890197935411" calcext:value-type="float">
            <text:p>0.015889019793541</text:p>
          </table:table-cell>
          <table:table-cell table:number-columns-repeated="7"/>
          <table:table-cell office:value-type="float" office:value="0.0407377653240469" calcext:value-type="float">
            <text:p>0.0407377653240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05255777838" calcext:value-type="float">
            <text:p>0.011305255777838</text:p>
          </table:table-cell>
          <table:table-cell table:number-columns-repeated="7"/>
          <table:table-cell office:value-type="float" office:value="0.0604368461401975" calcext:value-type="float">
            <text:p>0.0604368461401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229388898429" calcext:value-type="float">
            <text:p>0.017722938889843</text:p>
          </table:table-cell>
          <table:table-cell table:number-columns-repeated="7"/>
          <table:table-cell office:value-type="float" office:value="0.040499468717518" calcext:value-type="float">
            <text:p>0.0404994687175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922406852038" calcext:value-type="float">
            <text:p>0.015892240685204</text:p>
          </table:table-cell>
          <table:table-cell table:number-columns-repeated="7"/>
          <table:table-cell office:value-type="float" office:value="0.0488283420609642" calcext:value-type="float">
            <text:p>0.0488283420609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0551221830434" calcext:value-type="float">
            <text:p>0.008005512218304</text:p>
          </table:table-cell>
          <table:table-cell table:number-columns-repeated="7"/>
          <table:table-cell office:value-type="float" office:value="0.0425994935879639" calcext:value-type="float">
            <text:p>0.0425994935879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0744026016962" calcext:value-type="float">
            <text:p>0.00790744026017</text:p>
          </table:table-cell>
          <table:table-cell table:number-columns-repeated="7"/>
          <table:table-cell office:value-type="float" office:value="0.032907141450567" calcext:value-type="float">
            <text:p>0.0329071414505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02527184259732" calcext:value-type="float">
            <text:p>0.008025271842597</text:p>
          </table:table-cell>
          <table:table-cell table:number-columns-repeated="7"/>
          <table:table-cell office:value-type="float" office:value="0.0405733044376205" calcext:value-type="float">
            <text:p>0.0405733044376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1416183023522" calcext:value-type="float">
            <text:p>0.011141618302352</text:p>
          </table:table-cell>
          <table:table-cell table:number-columns-repeated="7"/>
          <table:table-cell office:value-type="float" office:value="0.0398836857690024" calcext:value-type="float">
            <text:p>0.0398836857690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979420330381" calcext:value-type="float">
            <text:p>0.017979420330381</text:p>
          </table:table-cell>
          <table:table-cell table:number-columns-repeated="7"/>
          <table:table-cell office:value-type="float" office:value="0.0407469238896122" calcext:value-type="float">
            <text:p>0.0407469238896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1076608537791" calcext:value-type="float">
            <text:p>0.007910766085378</text:p>
          </table:table-cell>
          <table:table-cell table:number-columns-repeated="7"/>
          <table:table-cell office:value-type="float" office:value="0.0396463282069694" calcext:value-type="float">
            <text:p>0.0396463282069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582717255698" calcext:value-type="float">
            <text:p>0.01135827172557</text:p>
          </table:table-cell>
          <table:table-cell table:number-columns-repeated="7"/>
          <table:table-cell office:value-type="float" office:value="0.0409717388109748" calcext:value-type="float">
            <text:p>0.0409717388109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918793986985" calcext:value-type="float">
            <text:p>0.015891879398699</text:p>
          </table:table-cell>
          <table:table-cell table:number-columns-repeated="7"/>
          <table:table-cell office:value-type="float" office:value="0.0403214084639209" calcext:value-type="float">
            <text:p>0.0403214084639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1328841789009" calcext:value-type="float">
            <text:p>0.00791328841789</text:p>
          </table:table-cell>
          <table:table-cell table:number-columns-repeated="7"/>
          <table:table-cell office:value-type="float" office:value="0.0401304287923099" calcext:value-type="float">
            <text:p>0.040130428792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649745297986" calcext:value-type="float">
            <text:p>0.011364974529799</text:p>
          </table:table-cell>
          <table:table-cell table:number-columns-repeated="7"/>
          <table:table-cell office:value-type="float" office:value="0.0393018753712972" calcext:value-type="float">
            <text:p>0.0393018753712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44134948919" calcext:value-type="float">
            <text:p>0.015944134948919</text:p>
          </table:table-cell>
          <table:table-cell table:number-columns-repeated="7"/>
          <table:table-cell office:value-type="float" office:value="0.0489329502746141" calcext:value-type="float">
            <text:p>0.0489329502746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563594804189" calcext:value-type="float">
            <text:p>0.017563594804189</text:p>
          </table:table-cell>
          <table:table-cell table:number-columns-repeated="7"/>
          <table:table-cell office:value-type="float" office:value="0.0398740550324759" calcext:value-type="float">
            <text:p>0.0398740550324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80781219034663" calcext:value-type="float">
            <text:p>0.018078121903466</text:p>
          </table:table-cell>
          <table:table-cell table:number-columns-repeated="7"/>
          <table:table-cell office:value-type="float" office:value="0.0394648821878926" calcext:value-type="float">
            <text:p>0.0394648821878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972303631258" calcext:value-type="float">
            <text:p>0.017797230363126</text:p>
          </table:table-cell>
          <table:table-cell table:number-columns-repeated="7"/>
          <table:table-cell office:value-type="float" office:value="0.0399456762939508" calcext:value-type="float">
            <text:p>0.0399456762939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970098362657" calcext:value-type="float">
            <text:p>0.015997009836266</text:p>
          </table:table-cell>
          <table:table-cell table:number-columns-repeated="7"/>
          <table:table-cell office:value-type="float" office:value="0.0401067139931106" calcext:value-type="float">
            <text:p>0.0401067139931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2919069134356" calcext:value-type="float">
            <text:p>0.007929190691344</text:p>
          </table:table-cell>
          <table:table-cell table:number-columns-repeated="7"/>
          <table:table-cell office:value-type="float" office:value="0.0404572552758097" calcext:value-type="float">
            <text:p>0.040457255275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4352887512" calcext:value-type="float">
            <text:p>0.01594352887512</text:p>
          </table:table-cell>
          <table:table-cell table:number-columns-repeated="7"/>
          <table:table-cell office:value-type="float" office:value="0.0403829259044825" calcext:value-type="float">
            <text:p>0.0403829259044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807240515601" calcext:value-type="float">
            <text:p>0.01128072405156</text:p>
          </table:table-cell>
          <table:table-cell table:number-columns-repeated="7"/>
          <table:table-cell office:value-type="float" office:value="0.040224797547943" calcext:value-type="float">
            <text:p>0.0402247975479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2255379414996" calcext:value-type="float">
            <text:p>0.0112255379415</text:p>
          </table:table-cell>
          <table:table-cell table:number-columns-repeated="7"/>
          <table:table-cell office:value-type="float" office:value="0.0474369504119596" calcext:value-type="float">
            <text:p>0.047436950411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77823829719488" calcext:value-type="float">
            <text:p>0.017782382971949</text:p>
          </table:table-cell>
          <table:table-cell table:number-columns-repeated="7"/>
          <table:table-cell office:value-type="float" office:value="0.0409961641966434" calcext:value-type="float">
            <text:p>0.0409961641966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53359627266769" calcext:value-type="float">
            <text:p>0.025335962726677</text:p>
          </table:table-cell>
          <table:table-cell table:number-columns-repeated="7"/>
          <table:table-cell office:value-type="float" office:value="0.0473828252531929" calcext:value-type="float">
            <text:p>0.0473828252531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1152709322527" calcext:value-type="float">
            <text:p>0.007911527093225</text:p>
          </table:table-cell>
          <table:table-cell table:number-columns-repeated="7"/>
          <table:table-cell office:value-type="float" office:value="0.0481527366658695" calcext:value-type="float">
            <text:p>0.048152736665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15426235674" calcext:value-type="float">
            <text:p>0.016015426235674</text:p>
          </table:table-cell>
          <table:table-cell table:number-columns-repeated="7"/>
          <table:table-cell office:value-type="float" office:value="0.0315319713571523" calcext:value-type="float">
            <text:p>0.0315319713571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312891609289" calcext:value-type="float">
            <text:p>0.007983128916093</text:p>
          </table:table-cell>
          <table:table-cell table:number-columns-repeated="7"/>
          <table:table-cell office:value-type="float" office:value="0.0403317851819791" calcext:value-type="float">
            <text:p>0.0403317851819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9508351334084" calcext:value-type="float">
            <text:p>0.015950835133408</text:p>
          </table:table-cell>
          <table:table-cell table:number-columns-repeated="7"/>
          <table:table-cell office:value-type="float" office:value="0.0237468544586772" calcext:value-type="float">
            <text:p>0.0237468544586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7608314983354" calcext:value-type="float">
            <text:p>0.015760831498335</text:p>
          </table:table-cell>
          <table:table-cell table:number-columns-repeated="7"/>
          <table:table-cell office:value-type="float" office:value="0.0239601492878352" calcext:value-type="float">
            <text:p>0.0239601492878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0265944235773" calcext:value-type="float">
            <text:p>0.016026594423577</text:p>
          </table:table-cell>
          <table:table-cell table:number-columns-repeated="7"/>
          <table:table-cell office:value-type="float" office:value="0.0394917105431656" calcext:value-type="float">
            <text:p>0.0394917105431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98933308951913" calcext:value-type="float">
            <text:p>0.007989333089519</text:p>
          </table:table-cell>
          <table:table-cell table:number-columns-repeated="7"/>
          <table:table-cell office:value-type="float" office:value="0.0321118397127447" calcext:value-type="float">
            <text:p>0.0321118397127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58397857969641" calcext:value-type="float">
            <text:p>0.015839785796964</text:p>
          </table:table-cell>
          <table:table-cell table:number-columns-repeated="7"/>
          <table:table-cell office:value-type="float" office:value="0.0397199162854997" calcext:value-type="float">
            <text:p>0.039719916285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1860265472999" calcext:value-type="float">
            <text:p>0.040186026547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3284633080961" calcext:value-type="float">
            <text:p>0.04232846330809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58784364490119" calcext:value-type="float">
            <text:p>0.03587843644901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56686437729349" calcext:value-type="float">
            <text:p>0.03566864377293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5007854379429" calcext:value-type="float">
            <text:p>0.03950078543794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32289818881681" calcext:value-type="float">
            <text:p>0.03322898188816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5324322784951" calcext:value-type="float">
            <text:p>0.04253243227849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289867765167503" calcext:value-type="float">
            <text:p>0.0289867765167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6960436037721" calcext:value-type="float">
            <text:p>0.04269604360377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57348291978758" calcext:value-type="float">
            <text:p>0.03573482919787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7654067931913" calcext:value-type="float">
            <text:p>0.03976540679319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6216799031273" calcext:value-type="float">
            <text:p>0.04262167990312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8320224729772" calcext:value-type="float">
            <text:p>0.03983202247297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3328253004458" calcext:value-type="float">
            <text:p>0.04332825300445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2685789991992" calcext:value-type="float">
            <text:p>0.04226857899919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77586655955411" calcext:value-type="float">
            <text:p>0.05775866559554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37101946288326" calcext:value-type="float">
            <text:p>0.0537101946288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72876989951255" calcext:value-type="float">
            <text:p>0.05728769899512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66233380986327" calcext:value-type="float">
            <text:p>0.0466233380986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0489731787424" calcext:value-type="float">
            <text:p>0.05048973178742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60926560592156" calcext:value-type="float">
            <text:p>0.03609265605921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62396246958047" calcext:value-type="float">
            <text:p>0.04623962469580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30335479094327" calcext:value-type="float">
            <text:p>0.0430335479094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4656756097992" calcext:value-type="float">
            <text:p>0.04046567560979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7289262960182" calcext:value-type="float">
            <text:p>0.04872892629601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6841394161546" calcext:value-type="float">
            <text:p>0.03968413941615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3180638849056" calcext:value-type="float">
            <text:p>0.04031806388490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66172061383406" calcext:value-type="float">
            <text:p>0.04661720613834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9001923722087" calcext:value-type="float">
            <text:p>0.0329001923722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9653533142533" calcext:value-type="float">
            <text:p>0.03296535331425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3736469995405" calcext:value-type="float">
            <text:p>0.04237364699954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241807951296015" calcext:value-type="float">
            <text:p>0.02418079512960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00272656228438" calcext:value-type="float">
            <text:p>0.0500272656228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4184785185775" calcext:value-type="float">
            <text:p>0.04841847851857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7200032404508" calcext:value-type="float">
            <text:p>0.04072000324045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35982615138249" calcext:value-type="float">
            <text:p>0.05359826151382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7818320966419" calcext:value-type="float">
            <text:p>0.03178183209664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0066544386877" calcext:value-type="float">
            <text:p>0.05006654438687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9568093890441" calcext:value-type="float">
            <text:p>0.0329568093890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7556069920826" calcext:value-type="float">
            <text:p>0.03975560699208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8334344142521" calcext:value-type="float">
            <text:p>0.04083343441425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592864814582" calcext:value-type="float">
            <text:p>0.04059286481458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038253682719" calcext:value-type="float">
            <text:p>0.03203825368271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74292617560974" calcext:value-type="float">
            <text:p>0.04742926175609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1682205425519" calcext:value-type="float">
            <text:p>0.04816822054255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5035508402967" calcext:value-type="float">
            <text:p>0.03150355084029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30572914998703" calcext:value-type="float">
            <text:p>0.0330572914998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237848742037314" calcext:value-type="float">
            <text:p>0.02378487420373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1953912489012" calcext:value-type="float">
            <text:p>0.03219539124890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336228159847" calcext:value-type="float">
            <text:p>0.03933622815984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0555451590852" calcext:value-type="float">
            <text:p>0.04805554515908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3252078574391" calcext:value-type="float">
            <text:p>0.04832520785743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65377844448596" calcext:value-type="float">
            <text:p>0.0565377844448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2610356891288" calcext:value-type="float">
            <text:p>0.04826103568912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57376242510764" calcext:value-type="float">
            <text:p>0.05573762425107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8887523046462" calcext:value-type="float">
            <text:p>0.04288875230464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910403166719" calcext:value-type="float">
            <text:p>0.03991040316671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56038518875759" calcext:value-type="float">
            <text:p>0.03560385188757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5945469893485" calcext:value-type="float">
            <text:p>0.03259454698934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798303619244" calcext:value-type="float">
            <text:p>0.0407983036192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06102816166435" calcext:value-type="float">
            <text:p>0.0506102816166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08332107140991" calcext:value-type="float">
            <text:p>0.05083321071409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781586321157489" calcext:value-type="float">
            <text:p>0.07815863211574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10336255906113" calcext:value-type="float">
            <text:p>0.05103362559061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750687907261191" calcext:value-type="float">
            <text:p>0.07506879072611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991945387285" calcext:value-type="float">
            <text:p>0.03199194538728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50942524656478" calcext:value-type="float">
            <text:p>0.04509425246564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7813247791188" calcext:value-type="float">
            <text:p>0.03278132477911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7693743916803" calcext:value-type="float">
            <text:p>0.0317693743916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8240253664383" calcext:value-type="float">
            <text:p>0.04282402536643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7973273012271" calcext:value-type="float">
            <text:p>0.03979732730122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7635732083326" calcext:value-type="float">
            <text:p>0.0487635732083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7037485800833" calcext:value-type="float">
            <text:p>0.03970374858008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30546293958089" calcext:value-type="float">
            <text:p>0.0430546293958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64728173457174" calcext:value-type="float">
            <text:p>0.04647281734571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06669011071544" calcext:value-type="float">
            <text:p>0.05066690110715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0853090200386" calcext:value-type="float">
            <text:p>0.05085309020038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79067048696941" calcext:value-type="float">
            <text:p>0.04790670486969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3076635213883" calcext:value-type="float">
            <text:p>0.04307663521388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05602790330352" calcext:value-type="float">
            <text:p>0.05056027903303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4376724233297" calcext:value-type="float">
            <text:p>0.040437672423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8515826864187" calcext:value-type="float">
            <text:p>0.03185158268641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6600834271695" calcext:value-type="float">
            <text:p>0.0406600834271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9171633070101" calcext:value-type="float">
            <text:p>0.0329171633070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4755165471797" calcext:value-type="float">
            <text:p>0.0484755165471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6119042221363" calcext:value-type="float">
            <text:p>0.04061190422213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75240237262978" calcext:value-type="float">
            <text:p>0.04752402372629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1082395813049" calcext:value-type="float">
            <text:p>0.04108239581304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1970452813463" calcext:value-type="float">
            <text:p>0.04019704528134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8241589952227" calcext:value-type="float">
            <text:p>0.04082415899522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9189876501851" calcext:value-type="float">
            <text:p>0.03991898765018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4866542146171" calcext:value-type="float">
            <text:p>0.03948665421461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1426619996513" calcext:value-type="float">
            <text:p>0.03214266199965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575476682921" calcext:value-type="float">
            <text:p>0.03957547668292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5715935422029" calcext:value-type="float">
            <text:p>0.03957159354220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3000512445517" calcext:value-type="float">
            <text:p>0.04830005124455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5784622339484" calcext:value-type="float">
            <text:p>0.04057846223394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8826341934332" calcext:value-type="float">
            <text:p>0.0318826341934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9532544209655" calcext:value-type="float">
            <text:p>0.03195325442096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6079450058276" calcext:value-type="float">
            <text:p>0.03260794500582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3154701128352" calcext:value-type="float">
            <text:p>0.03315470112835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6012830969123" calcext:value-type="float">
            <text:p>0.03160128309691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0331649889489" calcext:value-type="float">
            <text:p>0.04803316498894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8800503802591" calcext:value-type="float">
            <text:p>0.03288005038025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4361391963905" calcext:value-type="float">
            <text:p>0.03143613919639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9437936053461" calcext:value-type="float">
            <text:p>0.04294379360534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9124648018534" calcext:value-type="float">
            <text:p>0.03291246480185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2083794077897" calcext:value-type="float">
            <text:p>0.0322083794077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94947598376633" calcext:value-type="float">
            <text:p>0.03949475983766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9764577623439" calcext:value-type="float">
            <text:p>0.0319764577623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8497587928643" calcext:value-type="float">
            <text:p>0.03284975879286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7190729033246" calcext:value-type="float">
            <text:p>0.04071907290332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75244724606919" calcext:value-type="float">
            <text:p>0.04752447246069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5079066342031" calcext:value-type="float">
            <text:p>0.04050790663420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10037883629809" calcext:value-type="float">
            <text:p>0.04100378836298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8772374695833" calcext:value-type="float">
            <text:p>0.03287723746958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2877599442788" calcext:value-type="float">
            <text:p>0.04028775994427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5499183609653" calcext:value-type="float">
            <text:p>0.04054991836096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8501258197483" calcext:value-type="float">
            <text:p>0.04885012581974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3518391988443" calcext:value-type="float">
            <text:p>0.04035183919884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8217434013993" calcext:value-type="float">
            <text:p>0.04082174340139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4241437980503" calcext:value-type="float">
            <text:p>0.0404241437980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0998120397795" calcext:value-type="float">
            <text:p>0.0400998120397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4152061157877" calcext:value-type="float">
            <text:p>0.04041520611578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9223488231225" calcext:value-type="float">
            <text:p>0.04092234882312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1922861158068" calcext:value-type="float">
            <text:p>0.04019228611580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3217817974867" calcext:value-type="float">
            <text:p>0.04032178179748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1625479889284" calcext:value-type="float">
            <text:p>0.04016254798892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7341961509927" calcext:value-type="float">
            <text:p>0.04073419615099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6015670558786" calcext:value-type="float">
            <text:p>0.04860156705587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800640364716" calcext:value-type="float">
            <text:p>0.0480064036471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2514332655807" calcext:value-type="float">
            <text:p>0.04025143326558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1845076847376" calcext:value-type="float">
            <text:p>0.04018450768473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9848510739088" calcext:value-type="float">
            <text:p>0.0409848510739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16912405836085" calcext:value-type="float">
            <text:p>0.0316912405836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31539154905055" calcext:value-type="float">
            <text:p>0.04315391549050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562231317524036" calcext:value-type="float">
            <text:p>0.0562231317524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4931042523862" calcext:value-type="float">
            <text:p>0.04049310425238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0678639663738" calcext:value-type="float">
            <text:p>0.04006786396637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07441293144683" calcext:value-type="float">
            <text:p>0.04074412931446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24632665710822" calcext:value-type="float">
            <text:p>0.04246326657108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30503622144101" calcext:value-type="float">
            <text:p>0.0430503622144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463654190145148" calcext:value-type="float">
            <text:p>0.04636541901451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28405262859114" calcext:value-type="float">
            <text:p>0.03284052628591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355039118654884" calcext:value-type="float">
            <text:p>0.03550391186548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.0287149353593715" calcext:value-type="float">
            <text:p>0.028714935359372</text:p>
          </table:table-cell>
          <table:table-cell table:number-columns-repeated="9"/>
        </table:table-row>
        <table:table-row table:style-name="ro1" table:number-rows-repeated="104765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VG" table:style-name="ta1">
        <table:shapes>
          <draw:frame draw:z-index="0" draw:style-name="gr1" draw:text-style-name="P1" svg:width="453.46pt" svg:height="255.26pt" svg:x="333.18pt" svg:y="13.52pt">
            <draw:object draw:notify-on-update-of-ranges="AVG.B3:AVG.B20 AVG.C2:AVG.C2 AVG.C3:AVG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6pt" svg:x="300.33pt" svg:y="319.24pt">
            <draw:object draw:notify-on-update-of-ranges="AVG.B27:AVG.B37 AVG.C26:AVG.C26 AVG.C27:AVG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office:value-type="string" calcext:value-type="string">
            <text:p>Speed (AVG)</text:p>
          </table:table-cell>
          <table:table-cell office:value-type="string" calcext:value-type="string">
            <text:p>Speed (modus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AVERAGE([$speed_30.B2:$speed_30.B775])" office:value-type="float" office:value="0.0129807348837902" calcext:value-type="float">
            <text:p>0.012980734883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AVERAGE([$speed_30.C2:$speed_30.C568])" office:value-type="float" office:value="0.0161090098313073" calcext:value-type="float">
            <text:p>0.0161090098313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$speed_30.D2:$speed_30.D458])" office:value-type="float" office:value="0.0191370592475066" calcext:value-type="float">
            <text:p>0.0191370592475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AVERAGE([$speed_30.E2:$speed_30.E423])" office:value-type="float" office:value="0.0226543765956412" calcext:value-type="float">
            <text:p>0.0226543765956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AVERAGE([$speed_30.F2:$speed_30.F329])" office:value-type="float" office:value="0.0259408141674237" calcext:value-type="float">
            <text:p>0.0259408141674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AVERAGE([$speed_30.G2:$speed_30.G290])" office:value-type="float" office:value="0.0296153646799168" calcext:value-type="float">
            <text:p>0.0296153646799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AVERAGE([$speed_30.H2:.H347])" office:value-type="float" office:value="0.0506789088851895" calcext:value-type="float">
            <text:p>0.050678908885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$speed_30.I2:.I337])" office:value-type="float" office:value="0.0612237015469407" calcext:value-type="float">
            <text:p>0.0612237015469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AVERAGE([$speed_30.J2:.J921])" office:value-type="float" office:value="0.0630459981934065" calcext:value-type="float">
            <text:p>0.0630459981934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AVERAGE([$speed_30.K2:.K293])" office:value-type="float" office:value="0.0472983754873288" calcext:value-type="float">
            <text:p>0.0472983754873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AVERAGE([$speed_30.L2:.L320])" office:value-type="float" office:value="0.0479698426786899" calcext:value-type="float">
            <text:p>0.047969842678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AVERAGE([$speed_30.M2:.M297])" office:value-type="float" office:value="0.211088284858463" calcext:value-type="float">
            <text:p>0.2110882848584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VERAGE([$speed_30.N2:.N298])" office:value-type="float" office:value="0.0912686130806244" calcext:value-type="float">
            <text:p>0.0912686130806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AVERAGE([$speed_30.O2:.O268])" office:value-type="float" office:value="0.05906278018202" calcext:value-type="float">
            <text:p>0.059062780182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AVERAGE([$speed_30.P2:.P262])" office:value-type="float" office:value="0.143986938396669" calcext:value-type="float">
            <text:p>0.1439869383966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AVERAGE([$speed_30.Q2:.Q248])" office:value-type="float" office:value="0.106789645676696" calcext:value-type="float">
            <text:p>0.1067896456766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AVERAGE([$speed_30.R2:.R237])" office:value-type="float" office:value="0.155207271500577" calcext:value-type="float">
            <text:p>0.1552072715005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VERAGE([$speed_30.S2:.S225])" office:value-type="float" office:value="0.0965979934877599" calcext:value-type="float">
            <text:p>0.09659799348776</text:p>
          </table:table-cell>
          <table:table-cell table:number-columns-repeated="14"/>
          <table:table-cell table:formula="of:=TAN([.P28])" office:value-type="float" office:value="0.383864035035416" calcext:value-type="float">
            <text:p>0.383864035035416</text:p>
          </table:table-cell>
          <table:table-cell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Yaw Rate</text:p>
          </table:table-cell>
          <table:table-cell office:value-type="string" calcext:value-type="string">
            <text:p>Yaw Rate (0.05)</text:p>
          </table:table-cell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office:value-type="string" calcext:value-type="string">
            <text:p>Speed (AVG) m/s</text:p>
          </table:table-cell>
          <table:table-cell table:number-columns-repeated="10"/>
          <table:table-cell office:value-type="string" calcext:value-type="string">
            <text:p>v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AVERAGE([$speed_30.B26:$speed_30.B799])" office:value-type="float" office:value="0.0129497283941857" calcext:value-type="float">
            <text:p>0.012949728394186</text:p>
          </table:table-cell>
          <table:table-cell table:number-columns-repeated="10"/>
          <table:table-cell office:value-type="string" calcext:value-type="string">
            <text:p>L</text:p>
          </table:table-cell>
          <table:table-cell office:value-type="float" office:value="0.175" calcext:value-type="float">
            <text:p>0.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AVERAGE([$speed_30.C26:$speed_30.C592])" office:value-type="float" office:value="0.0160646156395994" calcext:value-type="float">
            <text:p>0.0160646156396</text:p>
          </table:table-cell>
          <table:table-cell table:number-columns-repeated="10"/>
          <table:table-cell office:value-type="string" calcext:value-type="string">
            <text:p>delta</text:p>
          </table:table-cell>
          <table:table-cell office:value-type="float" office:value="21" calcext:value-type="float">
            <text:p>21</text:p>
          </table:table-cell>
          <table:table-cell table:formula="of:=RADIANS([.O28])" office:value-type="float" office:value="0.366519142918809" calcext:value-type="float">
            <text:p>0.366519142918809</text:p>
          </table:table-cell>
          <table:table-cell/>
          <table:table-cell table:formula="of:=([.O26]/[.O27])*TAN([.P28])" office:value-type="float" office:value="0.219350877163095" calcext:value-type="float">
            <text:p>0.219350877163095</text:p>
          </table:table-cell>
          <table:table-cell table:formula="of:=([.$P$26]/[.$O$27])*TAN([.P28])" office:value-type="float" office:value="2.19350877163095" calcext:value-type="float">
            <text:p>2.1935087716309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$speed_30.D26:$speed_30.D482])" office:value-type="float" office:value="0.0191571001089689" calcext:value-type="float">
            <text:p>0.019157100108969</text:p>
          </table:table-cell>
          <table:table-cell table:number-columns-repeated="11"/>
          <table:table-cell office:value-type="float" office:value="-21" calcext:value-type="float">
            <text:p>-21</text:p>
          </table:table-cell>
          <table:table-cell table:formula="of:=RADIANS([.O29])" office:value-type="float" office:value="-0.366519142918809" calcext:value-type="float">
            <text:p>-0.366519142918809</text:p>
          </table:table-cell>
          <table:table-cell/>
          <table:table-cell table:formula="of:=([.O26]/[.O27])*TAN([.P29])" office:value-type="float" office:value="-0.219350877163095" calcext:value-type="float">
            <text:p>-0.219350877163095</text:p>
          </table:table-cell>
          <table:table-cell table:formula="of:=([.$P$26]/[.$O$27])*TAN([.P29])" office:value-type="float" office:value="-2.19350877163095" calcext:value-type="float">
            <text:p>-2.193508771630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AVERAGE([$speed_30.E26:$speed_30.E447])" office:value-type="float" office:value="0.0226122427093685" calcext:value-type="float">
            <text:p>0.0226122427093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AVERAGE([$speed_30.F26:$speed_30.F353])" office:value-type="float" office:value="0.0259068600248387" calcext:value-type="float">
            <text:p>0.025906860024839</text:p>
          </table:table-cell>
          <table:table-cell table:number-columns-repeated="14"/>
          <table:table-cell office:value-type="string" calcext:value-type="string">
            <text:p>Sin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AVERAGE([$speed_30.G26:$speed_30.G314])" office:value-type="float" office:value="0.0295018842900711" calcext:value-type="float">
            <text:p>0.029501884290071</text:p>
          </table:table-cell>
          <table:table-cell table:number-columns-repeated="14"/>
          <table:table-cell table:formula="of:=([.$O$26]/[.$O$27])*SIN([.P28])" office:value-type="float" office:value="0.204781685454457" calcext:value-type="float">
            <text:p>0.204781685454457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AVERAGE([$speed_30.H26:.H371])" office:value-type="float" office:value="0.0519558680018179" calcext:value-type="float">
            <text:p>0.051955868001818</text:p>
          </table:table-cell>
          <table:table-cell table:number-columns-repeated="14"/>
          <table:table-cell table:formula="of:=([.$O$26]/[.$O$27])*SIN([.P29])" office:value-type="float" office:value="-0.204781685454457" calcext:value-type="float">
            <text:p>-0.204781685454457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$speed_30.I26:.I361])" office:value-type="float" office:value="0.062994974850513" calcext:value-type="float">
            <text:p>0.0629949748505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AVERAGE([$speed_30.J26:.J945])" office:value-type="float" office:value="0.0636718392949287" calcext:value-type="float">
            <text:p>0.0636718392949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VERAGE([$speed_30.N26:.N322])" office:value-type="float" office:value="0.0944558487111614" calcext:value-type="float">
            <text:p>0.0944558487111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AVERAGE([$speed_30.Q26:.Q272])" office:value-type="float" office:value="0.111313193234356" calcext:value-type="float">
            <text:p>0.111313193234356</text:p>
          </table:table-cell>
          <table:table-cell table:number-columns-repeated="12"/>
          <table:table-cell office:value-type="float" office:value="3.14" calcext:value-type="float">
            <text:p>3.14</text:p>
          </table:table-cell>
          <table:table-cell table:formula="of:=0.196 * 1"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[.P37]+[.Q37]" office:value-type="float" office:value="3.336" calcext:value-type="float">
            <text:p>3.336</text:p>
          </table:table-cell>
          <table:table-cell/>
          <table:table-cell table:formula="of:=([.Q38]-[.P37])/1" office:value-type="float" office:value="0.196" calcext:value-type="float">
            <text:p>0.196</text:p>
          </table:table-cell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1:44:51.561017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8T15:38:14.506723814</dc:date>
    <meta:editing-duration>PT10H12M47S</meta:editing-duration>
    <meta:editing-cycles>7</meta:editing-cycles>
    <meta:generator>LibreOffice/6.0.7.3$Linux_X86_64 LibreOffice_project/00m0$Build-3</meta:generator>
    <meta:document-statistic meta:table-count="2" meta:cell-count="69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373cm" svg:y="3.955cm" style:legend-expansion="high" chart:style-name="ch2"/>
        <chart:plot-area chart:style-name="ch3" table:cell-range-address="AVG.B3:AVG.C20 AVG.C2:AVG.C2" chart:data-source-has-labels="row" svg:x="0.319cm" svg:y="0.18cm" svg:width="10.735cm" svg:height="8.646cm">
          <chartooo:coordinate-region svg:x="1.231cm" svg:y="0.379cm" svg:width="9.54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G.C3:AVG.C20" chart:label-cell-address="AVG.C2:AVG.C2" chart:class="chart:scatter">
            <chart:domain table:cell-range-address="AVG.B3:AVG.B20"/>
            <chart:regression-curve chart:style-name="ch7">
              <chart:equation chart:display-equation="true" chart:display-r-square="true" svg:x="1.376cm" svg:y="0.428cm"/>
            </chart:regression-curve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 (AVG)</text:p>
                <draw:g>
                  <svg:desc>AVG.C2:AVG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AVG.B3:AVG.B20</svg:desc>
                </draw:g>
              </table:table-cell>
              <table:table-cell office:value-type="float" office:value="0.0129807348837902">
                <text:p>0.0129807348837902</text:p>
                <draw:g>
                  <svg:desc>AVG.C3:AVG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161090098313073">
                <text:p>0.0161090098313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191370592475066">
                <text:p>0.0191370592475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226543765956412">
                <text:p>0.0226543765956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0259408141674237">
                <text:p>0.0259408141674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0296153646799168">
                <text:p>0.0296153646799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.0506789088851895">
                <text:p>0.0506789088851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0612237015469407">
                <text:p>0.0612237015469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0.0630459981934065">
                <text:p>0.0630459981934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0.0472983754873288">
                <text:p>0.0472983754873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479698426786899">
                <text:p>0.047969842678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0.211088284858463">
                <text:p>0.211088284858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0912686130806244">
                <text:p>0.0912686130806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0.05906278018202">
                <text:p>0.05906278018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0.143986938396669">
                <text:p>0.143986938396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0.106789645676696">
                <text:p>0.106789645676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0.155207271500577">
                <text:p>0.155207271500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0.0965979934877599">
                <text:p>0.09659799348775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0.678cm" svg:y="3.955cm" style:legend-expansion="high" chart:style-name="ch2"/>
        <chart:plot-area chart:style-name="ch3" table:cell-range-address="AVG.B27:AVG.C37 AVG.C26:AVG.C26" chart:data-source-has-labels="row" svg:x="0.319cm" svg:y="0.18cm" svg:width="10.04cm" svg:height="8.646cm">
          <chartooo:coordinate-region svg:x="1.231cm" svg:y="0.379cm" svg:width="8.84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G.C27:AVG.C37" chart:label-cell-address="AVG.C26:AVG.C26" chart:class="chart:scatter">
            <chart:domain table:cell-range-address="AVG.B27:AVG.B37"/>
            <chart:regression-curve chart:style-name="ch7">
              <chart:equation chart:display-equation="true" chart:display-r-square="true" svg:x="1.458cm" svg:y="0.515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 (AVG) m/s</text:p>
                <draw:g>
                  <svg:desc>AVG.C26:AVG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AVG.B27:AVG.B37</svg:desc>
                </draw:g>
              </table:table-cell>
              <table:table-cell office:value-type="float" office:value="0.0129497283941857">
                <text:p>0.0129497283941857</text:p>
                <draw:g>
                  <svg:desc>AVG.C27:AVG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160646156395994">
                <text:p>0.0160646156395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191571001089689">
                <text:p>0.0191571001089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226122427093685">
                <text:p>0.0226122427093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0259068600248387">
                <text:p>0.0259068600248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0295018842900711">
                <text:p>0.0295018842900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.0519558680018179">
                <text:p>0.0519558680018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062994974850513">
                <text:p>0.062994974850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0.0636718392949287">
                <text:p>0.0636718392949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0944558487111614">
                <text:p>0.0944558487111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0.111313193234356">
                <text:p>0.111313193234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